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05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-gene" table:style-name="ta1">
        <table:shapes>
          <draw:frame draw:z-index="0" draw:style-name="gr1" draw:text-style-name="P1" svg:width="637.26pt" svg:height="255.09pt" svg:x="300.76pt" svg:y="8.25pt">
            <draw:object draw:notify-on-update-of-ranges="'output-gene'.A2:'output-gene'.A51 'output-gene'.E2:'output-gene'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26.88pt" svg:height="255.2pt" svg:x="303.34pt" svg:y="294.41pt">
            <draw:object draw:notify-on-update-of-ranges="'output-gene'.B56:'output-gene'.EU56 'output-gene'.B110:'output-gene'.EU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29.69pt" svg:height="255.09pt" svg:x="301.04pt" svg:y="552.16pt">
            <draw:object draw:notify-on-update-of-ranges="'output-gene'.A2:'output-gene'.A51 'output-gene'.C2:'output-gene'.C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59.84pt" svg:height="342.79pt" svg:x="664.92pt" svg:y="1539.13pt">
            <draw:object draw:notify-on-update-of-ranges="'output-gene'.H114:'output-gene'.H114 'output-gene'.H115:'output-gene'.H124 'output-gene'.I114:'output-gene'.I114 'output-gene'.I115:'output-gene'.I1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03.55pt" svg:height="339.48pt" svg:x="1246.05pt" svg:y="1553.41pt">
            <draw:object draw:notify-on-update-of-ranges="'output-gene'.H114:'output-gene'.H114 'output-gene'.H115:'output-gene'.H124 'output-gene'.J114:'output-gene'.J114 'output-gene'.J115:'output-gene'.J1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50.43pt" svg:height="309.6pt" svg:x="671.92pt" svg:y="1915.11pt">
            <draw:object draw:notify-on-update-of-ranges="'output-gene'.H130:'output-gene'.H130 'output-gene'.H128:'output-gene'.H147 'output-gene'.I127:'output-gene'.I127 'output-gene'.I128:'output-gene'.I1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75.32pt" svg:height="323.6pt" svg:x="1243.19pt" svg:y="1922.12pt">
            <draw:object draw:notify-on-update-of-ranges="'output-gene'.H127:'output-gene'.H127 'output-gene'.H128:'output-gene'.H147 'output-gene'.J127:'output-gene'.J127 'output-gene'.J128:'output-gene'.J14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number-columns-repeated="14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Čas výpočtu</text:p>
          </table:table-cell>
          <table:table-cell table:style-name="ce1" office:value-type="string" calcext:value-type="string">
            <text:p>Optimum</text:p>
          </table:table-cell>
          <table:table-cell table:style-name="Default" office:value-type="string" calcext:value-type="string">
            <text:p>Rel. chyba</text:p>
          </table:table-cell>
          <table:table-cell table:number-columns-repeated="146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3941" calcext:value-type="float">
            <text:p>3941</text:p>
          </table:table-cell>
          <table:table-cell office:value-type="float" office:value="4.760751" calcext:value-type="float">
            <text:p>4.760751</text:p>
          </table:table-cell>
          <table:table-cell table:style-name="ce1" office:value-type="float" office:value="4068" calcext:value-type="float">
            <text:p>4068</text:p>
          </table:table-cell>
          <table:table-cell table:style-name="Default" table:formula="of:=([.D2]-[.B2])/[.D2]" office:value-type="float" office:value="0.0312192723697148" calcext:value-type="float">
            <text:p>0.031219272369715</text:p>
          </table:table-cell>
          <table:table-cell table:number-columns-repeated="146"/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float" office:value="3935" calcext:value-type="float">
            <text:p>3935</text:p>
          </table:table-cell>
          <table:table-cell office:value-type="float" office:value="1.873607" calcext:value-type="float">
            <text:p>1.873607</text:p>
          </table:table-cell>
          <table:table-cell table:style-name="ce1" office:value-type="float" office:value="4454" calcext:value-type="float">
            <text:p>4454</text:p>
          </table:table-cell>
          <table:table-cell table:style-name="Default" table:formula="of:=([.D3]-[.B3])/[.D3]" office:value-type="float" office:value="0.116524472384374" calcext:value-type="float">
            <text:p>0.116524472384374</text:p>
          </table:table-cell>
          <table:table-cell table:number-columns-repeated="146"/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float" office:value="4186" calcext:value-type="float">
            <text:p>4186</text:p>
          </table:table-cell>
          <table:table-cell office:value-type="float" office:value="1.768894" calcext:value-type="float">
            <text:p>1.768894</text:p>
          </table:table-cell>
          <table:table-cell table:style-name="ce1" office:value-type="float" office:value="5023" calcext:value-type="float">
            <text:p>5023</text:p>
          </table:table-cell>
          <table:table-cell table:style-name="Default" table:formula="of:=([.D4]-[.B4])/[.D4]" office:value-type="float" office:value="0.166633485964563" calcext:value-type="float">
            <text:p>0.166633485964563</text:p>
          </table:table-cell>
          <table:table-cell table:number-columns-repeated="146"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float" office:value="4976" calcext:value-type="float">
            <text:p>4976</text:p>
          </table:table-cell>
          <table:table-cell office:value-type="float" office:value="2.958198" calcext:value-type="float">
            <text:p>2.958198</text:p>
          </table:table-cell>
          <table:table-cell table:style-name="ce1" office:value-type="float" office:value="5386" calcext:value-type="float">
            <text:p>5386</text:p>
          </table:table-cell>
          <table:table-cell table:style-name="Default" table:formula="of:=([.D5]-[.B5])/[.D5]" office:value-type="float" office:value="0.0761232825844783" calcext:value-type="float">
            <text:p>0.076123282584478</text:p>
          </table:table-cell>
          <table:table-cell table:number-columns-repeated="146"/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float" office:value="4316" calcext:value-type="float">
            <text:p>4316</text:p>
          </table:table-cell>
          <table:table-cell office:value-type="float" office:value="1.862701" calcext:value-type="float">
            <text:p>1.862701</text:p>
          </table:table-cell>
          <table:table-cell table:style-name="ce1" office:value-type="float" office:value="4995" calcext:value-type="float">
            <text:p>4995</text:p>
          </table:table-cell>
          <table:table-cell table:style-name="Default" table:formula="of:=([.D6]-[.B6])/[.D6]" office:value-type="float" office:value="0.135935935935936" calcext:value-type="float">
            <text:p>0.135935935935936</text:p>
          </table:table-cell>
          <table:table-cell table:number-columns-repeated="146"/>
        </table:table-row>
        <table:table-row table:style-name="ro1">
          <table:table-cell office:value-type="float" office:value="9555" calcext:value-type="float">
            <text:p>9555</text:p>
          </table:table-cell>
          <table:table-cell office:value-type="float" office:value="3381" calcext:value-type="float">
            <text:p>3381</text:p>
          </table:table-cell>
          <table:table-cell office:value-type="float" office:value="3.823959" calcext:value-type="float">
            <text:p>3.823959</text:p>
          </table:table-cell>
          <table:table-cell table:style-name="ce1" office:value-type="float" office:value="3617" calcext:value-type="float">
            <text:p>3617</text:p>
          </table:table-cell>
          <table:table-cell table:style-name="Default" table:formula="of:=([.D7]-[.B7])/[.D7]" office:value-type="float" office:value="0.0652474426320155" calcext:value-type="float">
            <text:p>0.065247442632016</text:p>
          </table:table-cell>
          <table:table-cell table:number-columns-repeated="146"/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float" office:value="4182" calcext:value-type="float">
            <text:p>4182</text:p>
          </table:table-cell>
          <table:table-cell office:value-type="float" office:value="3.939416" calcext:value-type="float">
            <text:p>3.939416</text:p>
          </table:table-cell>
          <table:table-cell table:style-name="ce1" office:value-type="float" office:value="4569" calcext:value-type="float">
            <text:p>4569</text:p>
          </table:table-cell>
          <table:table-cell table:style-name="Default" table:formula="of:=([.D8]-[.B8])/[.D8]" office:value-type="float" office:value="0.0847012475377544" calcext:value-type="float">
            <text:p>0.084701247537755</text:p>
          </table:table-cell>
          <table:table-cell table:number-columns-repeated="146"/>
        </table:table-row>
        <table:table-row table:style-name="ro1">
          <table:table-cell office:value-type="float" office:value="9557" calcext:value-type="float">
            <text:p>9557</text:p>
          </table:table-cell>
          <table:table-cell office:value-type="float" office:value="4271" calcext:value-type="float">
            <text:p>4271</text:p>
          </table:table-cell>
          <table:table-cell office:value-type="float" office:value="2.698779" calcext:value-type="float">
            <text:p>2.698779</text:p>
          </table:table-cell>
          <table:table-cell table:style-name="ce1" office:value-type="float" office:value="4660" calcext:value-type="float">
            <text:p>4660</text:p>
          </table:table-cell>
          <table:table-cell table:style-name="Default" table:formula="of:=([.D9]-[.B9])/[.D9]" office:value-type="float" office:value="0.0834763948497854" calcext:value-type="float">
            <text:p>0.083476394849785</text:p>
          </table:table-cell>
          <table:table-cell table:number-columns-repeated="146"/>
        </table:table-row>
        <table:table-row table:style-name="ro1">
          <table:table-cell office:value-type="float" office:value="9558" calcext:value-type="float">
            <text:p>9558</text:p>
          </table:table-cell>
          <table:table-cell office:value-type="float" office:value="4324" calcext:value-type="float">
            <text:p>4324</text:p>
          </table:table-cell>
          <table:table-cell office:value-type="float" office:value="3.781726" calcext:value-type="float">
            <text:p>3.781726</text:p>
          </table:table-cell>
          <table:table-cell table:style-name="ce1" office:value-type="float" office:value="4449" calcext:value-type="float">
            <text:p>4449</text:p>
          </table:table-cell>
          <table:table-cell table:style-name="Default" table:formula="of:=([.D10]-[.B10])/[.D10]" office:value-type="float" office:value="0.0280962013935716" calcext:value-type="float">
            <text:p>0.028096201393572</text:p>
          </table:table-cell>
          <table:table-cell table:number-columns-repeated="146"/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float" office:value="3945" calcext:value-type="float">
            <text:p>3945</text:p>
          </table:table-cell>
          <table:table-cell office:value-type="float" office:value="3.749653" calcext:value-type="float">
            <text:p>3.749653</text:p>
          </table:table-cell>
          <table:table-cell table:style-name="ce1" office:value-type="float" office:value="4069" calcext:value-type="float">
            <text:p>4069</text:p>
          </table:table-cell>
          <table:table-cell table:style-name="Default" table:formula="of:=([.D11]-[.B11])/[.D11]" office:value-type="float" office:value="0.0304743180142541" calcext:value-type="float">
            <text:p>0.030474318014254</text:p>
          </table:table-cell>
          <table:table-cell table:number-columns-repeated="146"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3858" calcext:value-type="float">
            <text:p>3858</text:p>
          </table:table-cell>
          <table:table-cell office:value-type="float" office:value="1.943349" calcext:value-type="float">
            <text:p>1.943349</text:p>
          </table:table-cell>
          <table:table-cell table:style-name="ce1" office:value-type="float" office:value="4587" calcext:value-type="float">
            <text:p>4587</text:p>
          </table:table-cell>
          <table:table-cell table:style-name="Default" table:formula="of:=([.D12]-[.B12])/[.D12]" office:value-type="float" office:value="0.15892740353172" calcext:value-type="float">
            <text:p>0.15892740353172</text:p>
          </table:table-cell>
          <table:table-cell table:number-columns-repeated="146"/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float" office:value="4424" calcext:value-type="float">
            <text:p>4424</text:p>
          </table:table-cell>
          <table:table-cell office:value-type="float" office:value="5.586754" calcext:value-type="float">
            <text:p>5.586754</text:p>
          </table:table-cell>
          <table:table-cell table:style-name="ce1" office:value-type="float" office:value="4544" calcext:value-type="float">
            <text:p>4544</text:p>
          </table:table-cell>
          <table:table-cell table:style-name="Default" table:formula="of:=([.D13]-[.B13])/[.D13]" office:value-type="float" office:value="0.0264084507042253" calcext:value-type="float">
            <text:p>0.026408450704225</text:p>
          </table:table-cell>
          <table:table-cell table:number-columns-repeated="146"/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float" office:value="4197" calcext:value-type="float">
            <text:p>4197</text:p>
          </table:table-cell>
          <table:table-cell office:value-type="float" office:value="5.364725" calcext:value-type="float">
            <text:p>5.364725</text:p>
          </table:table-cell>
          <table:table-cell table:style-name="ce1" office:value-type="float" office:value="4245" calcext:value-type="float">
            <text:p>4245</text:p>
          </table:table-cell>
          <table:table-cell table:style-name="Default" table:formula="of:=([.D14]-[.B14])/[.D14]" office:value-type="float" office:value="0.0113074204946996" calcext:value-type="float">
            <text:p>0.0113074204947</text:p>
          </table:table-cell>
          <table:table-cell table:number-columns-repeated="146"/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float" office:value="3478" calcext:value-type="float">
            <text:p>3478</text:p>
          </table:table-cell>
          <table:table-cell office:value-type="float" office:value="1.860672" calcext:value-type="float">
            <text:p>1.860672</text:p>
          </table:table-cell>
          <table:table-cell table:style-name="ce1" office:value-type="float" office:value="3761" calcext:value-type="float">
            <text:p>3761</text:p>
          </table:table-cell>
          <table:table-cell table:style-name="Default" table:formula="of:=([.D15]-[.B15])/[.D15]" office:value-type="float" office:value="0.0752459452273332" calcext:value-type="float">
            <text:p>0.075245945227333</text:p>
          </table:table-cell>
          <table:table-cell table:number-columns-repeated="146"/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4023" calcext:value-type="float">
            <text:p>4023</text:p>
          </table:table-cell>
          <table:table-cell office:value-type="float" office:value="4.416153" calcext:value-type="float">
            <text:p>4.416153</text:p>
          </table:table-cell>
          <table:table-cell table:style-name="ce1" office:value-type="float" office:value="4231" calcext:value-type="float">
            <text:p>4231</text:p>
          </table:table-cell>
          <table:table-cell table:style-name="Default" table:formula="of:=([.D16]-[.B16])/[.D16]" office:value-type="float" office:value="0.0491609548570078" calcext:value-type="float">
            <text:p>0.049160954857008</text:p>
          </table:table-cell>
          <table:table-cell table:number-columns-repeated="146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float" office:value="4516" calcext:value-type="float">
            <text:p>4516</text:p>
          </table:table-cell>
          <table:table-cell office:value-type="float" office:value="3.676163" calcext:value-type="float">
            <text:p>3.676163</text:p>
          </table:table-cell>
          <table:table-cell table:style-name="ce1" office:value-type="float" office:value="4656" calcext:value-type="float">
            <text:p>4656</text:p>
          </table:table-cell>
          <table:table-cell table:style-name="Default" table:formula="of:=([.D17]-[.B17])/[.D17]" office:value-type="float" office:value="0.0300687285223368" calcext:value-type="float">
            <text:p>0.030068728522337</text:p>
          </table:table-cell>
          <table:table-cell table:number-columns-repeated="146"/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float" office:value="4056" calcext:value-type="float">
            <text:p>4056</text:p>
          </table:table-cell>
          <table:table-cell office:value-type="float" office:value="1.76023900000001" calcext:value-type="float">
            <text:p>1.76023900000001</text:p>
          </table:table-cell>
          <table:table-cell table:style-name="ce1" office:value-type="float" office:value="5039" calcext:value-type="float">
            <text:p>5039</text:p>
          </table:table-cell>
          <table:table-cell table:style-name="Default" table:formula="of:=([.D18]-[.B18])/[.D18]" office:value-type="float" office:value="0.195078388569161" calcext:value-type="float">
            <text:p>0.195078388569161</text:p>
          </table:table-cell>
          <table:table-cell table:number-columns-repeated="146"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4.00250999999999" calcext:value-type="float">
            <text:p>4.00250999999999</text:p>
          </table:table-cell>
          <table:table-cell table:style-name="ce1" office:value-type="float" office:value="599" calcext:value-type="float">
            <text:p>599</text:p>
          </table:table-cell>
          <table:table-cell table:style-name="Default" table:formula="of:=([.D19]-[.B19])/[.D19]" office:value-type="float" office:value="0.0233722871452421" calcext:value-type="float">
            <text:p>0.023372287145242</text:p>
          </table:table-cell>
          <table:table-cell table:number-columns-repeated="146"/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4277" calcext:value-type="float">
            <text:p>4277</text:p>
          </table:table-cell>
          <table:table-cell office:value-type="float" office:value="1.69085399999999" calcext:value-type="float">
            <text:p>1.69085399999999</text:p>
          </table:table-cell>
          <table:table-cell table:style-name="ce1" office:value-type="float" office:value="4772" calcext:value-type="float">
            <text:p>4772</text:p>
          </table:table-cell>
          <table:table-cell table:style-name="Default" table:formula="of:=([.D20]-[.B20])/[.D20]" office:value-type="float" office:value="0.103730092204526" calcext:value-type="float">
            <text:p>0.103730092204526</text:p>
          </table:table-cell>
          <table:table-cell table:number-columns-repeated="146"/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float" office:value="3749" calcext:value-type="float">
            <text:p>3749</text:p>
          </table:table-cell>
          <table:table-cell office:value-type="float" office:value="1.686915" calcext:value-type="float">
            <text:p>1.686915</text:p>
          </table:table-cell>
          <table:table-cell table:style-name="ce1" office:value-type="float" office:value="4473" calcext:value-type="float">
            <text:p>4473</text:p>
          </table:table-cell>
          <table:table-cell table:style-name="Default" table:formula="of:=([.D21]-[.B21])/[.D21]" office:value-type="float" office:value="0.161860049183993" calcext:value-type="float">
            <text:p>0.161860049183993</text:p>
          </table:table-cell>
          <table:table-cell table:number-columns-repeated="146"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4205" calcext:value-type="float">
            <text:p>4205</text:p>
          </table:table-cell>
          <table:table-cell office:value-type="float" office:value="5.87373300000001" calcext:value-type="float">
            <text:p>5.87373300000001</text:p>
          </table:table-cell>
          <table:table-cell table:style-name="ce1" office:value-type="float" office:value="4479" calcext:value-type="float">
            <text:p>4479</text:p>
          </table:table-cell>
          <table:table-cell table:style-name="Default" table:formula="of:=([.D22]-[.B22])/[.D22]" office:value-type="float" office:value="0.0611743692788569" calcext:value-type="float">
            <text:p>0.061174369278857</text:p>
          </table:table-cell>
          <table:table-cell table:number-columns-repeated="146"/>
        </table:table-row>
        <table:table-row table:style-name="ro1">
          <table:table-cell office:value-type="float" office:value="9571" calcext:value-type="float">
            <text:p>9571</text:p>
          </table:table-cell>
          <table:table-cell office:value-type="float" office:value="4094" calcext:value-type="float">
            <text:p>4094</text:p>
          </table:table-cell>
          <table:table-cell office:value-type="float" office:value="4.46355299999999" calcext:value-type="float">
            <text:p>4.46355299999999</text:p>
          </table:table-cell>
          <table:table-cell table:style-name="ce1" office:value-type="float" office:value="4311" calcext:value-type="float">
            <text:p>4311</text:p>
          </table:table-cell>
          <table:table-cell table:style-name="Default" table:formula="of:=([.D23]-[.B23])/[.D23]" office:value-type="float" office:value="0.050336348874971" calcext:value-type="float">
            <text:p>0.050336348874971</text:p>
          </table:table-cell>
          <table:table-cell table:number-columns-repeated="146"/>
        </table:table-row>
        <table:table-row table:style-name="ro1">
          <table:table-cell office:value-type="float" office:value="9572" calcext:value-type="float">
            <text:p>9572</text:p>
          </table:table-cell>
          <table:table-cell office:value-type="float" office:value="3947" calcext:value-type="float">
            <text:p>3947</text:p>
          </table:table-cell>
          <table:table-cell office:value-type="float" office:value="1.71438599999999" calcext:value-type="float">
            <text:p>1.71438599999999</text:p>
          </table:table-cell>
          <table:table-cell table:style-name="ce1" office:value-type="float" office:value="4562" calcext:value-type="float">
            <text:p>4562</text:p>
          </table:table-cell>
          <table:table-cell table:style-name="Default" table:formula="of:=([.D24]-[.B24])/[.D24]" office:value-type="float" office:value="0.134809294169224" calcext:value-type="float">
            <text:p>0.134809294169224</text:p>
          </table:table-cell>
          <table:table-cell table:number-columns-repeated="146"/>
        </table:table-row>
        <table:table-row table:style-name="ro1">
          <table:table-cell office:value-type="float" office:value="9573" calcext:value-type="float">
            <text:p>9573</text:p>
          </table:table-cell>
          <table:table-cell office:value-type="float" office:value="4381" calcext:value-type="float">
            <text:p>4381</text:p>
          </table:table-cell>
          <table:table-cell office:value-type="float" office:value="3.66981299999999" calcext:value-type="float">
            <text:p>3.66981299999999</text:p>
          </table:table-cell>
          <table:table-cell table:style-name="ce1" office:value-type="float" office:value="4738" calcext:value-type="float">
            <text:p>4738</text:p>
          </table:table-cell>
          <table:table-cell table:style-name="Default" table:formula="of:=([.D25]-[.B25])/[.D25]" office:value-type="float" office:value="0.0753482482059941" calcext:value-type="float">
            <text:p>0.075348248205994</text:p>
          </table:table-cell>
          <table:table-cell table:number-columns-repeated="146"/>
        </table:table-row>
        <table:table-row table:style-name="ro1">
          <table:table-cell office:value-type="float" office:value="9574" calcext:value-type="float">
            <text:p>9574</text:p>
          </table:table-cell>
          <table:table-cell office:value-type="float" office:value="4304" calcext:value-type="float">
            <text:p>4304</text:p>
          </table:table-cell>
          <table:table-cell office:value-type="float" office:value="1.758681" calcext:value-type="float">
            <text:p>1.758681</text:p>
          </table:table-cell>
          <table:table-cell table:style-name="ce1" office:value-type="float" office:value="4876" calcext:value-type="float">
            <text:p>4876</text:p>
          </table:table-cell>
          <table:table-cell table:style-name="Default" table:formula="of:=([.D26]-[.B26])/[.D26]" office:value-type="float" office:value="0.117309269893355" calcext:value-type="float">
            <text:p>0.117309269893355</text:p>
          </table:table-cell>
          <table:table-cell table:number-columns-repeated="146"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4782" calcext:value-type="float">
            <text:p>4782</text:p>
          </table:table-cell>
          <table:table-cell office:value-type="float" office:value="3.918272" calcext:value-type="float">
            <text:p>3.918272</text:p>
          </table:table-cell>
          <table:table-cell table:style-name="ce1" office:value-type="float" office:value="5061" calcext:value-type="float">
            <text:p>5061</text:p>
          </table:table-cell>
          <table:table-cell table:style-name="Default" table:formula="of:=([.D27]-[.B27])/[.D27]" office:value-type="float" office:value="0.0551274451689389" calcext:value-type="float">
            <text:p>0.055127445168939</text:p>
          </table:table-cell>
          <table:table-cell table:number-columns-repeated="146"/>
        </table:table-row>
        <table:table-row table:style-name="ro1">
          <table:table-cell office:value-type="float" office:value="9576" calcext:value-type="float">
            <text:p>9576</text:p>
          </table:table-cell>
          <table:table-cell office:value-type="float" office:value="4393" calcext:value-type="float">
            <text:p>4393</text:p>
          </table:table-cell>
          <table:table-cell office:value-type="float" office:value="1.73597999999998" calcext:value-type="float">
            <text:p>1.73597999999998</text:p>
          </table:table-cell>
          <table:table-cell table:style-name="ce1" office:value-type="float" office:value="5063" calcext:value-type="float">
            <text:p>5063</text:p>
          </table:table-cell>
          <table:table-cell table:style-name="Default" table:formula="of:=([.D28]-[.B28])/[.D28]" office:value-type="float" office:value="0.132332609125025" calcext:value-type="float">
            <text:p>0.132332609125025</text:p>
          </table:table-cell>
          <table:table-cell table:number-columns-repeated="146"/>
        </table:table-row>
        <table:table-row table:style-name="ro1">
          <table:table-cell office:value-type="float" office:value="9577" calcext:value-type="float">
            <text:p>9577</text:p>
          </table:table-cell>
          <table:table-cell office:value-type="float" office:value="4368" calcext:value-type="float">
            <text:p>4368</text:p>
          </table:table-cell>
          <table:table-cell office:value-type="float" office:value="1.695677" calcext:value-type="float">
            <text:p>1.695677</text:p>
          </table:table-cell>
          <table:table-cell table:style-name="ce1" office:value-type="float" office:value="4870" calcext:value-type="float">
            <text:p>4870</text:p>
          </table:table-cell>
          <table:table-cell table:style-name="Default" table:formula="of:=([.D29]-[.B29])/[.D29]" office:value-type="float" office:value="0.103080082135524" calcext:value-type="float">
            <text:p>0.103080082135524</text:p>
          </table:table-cell>
          <table:table-cell table:number-columns-repeated="146"/>
        </table:table-row>
        <table:table-row table:style-name="ro1">
          <table:table-cell office:value-type="float" office:value="9578" calcext:value-type="float">
            <text:p>9578</text:p>
          </table:table-cell>
          <table:table-cell office:value-type="float" office:value="4523" calcext:value-type="float">
            <text:p>4523</text:p>
          </table:table-cell>
          <table:table-cell office:value-type="float" office:value="1.71697" calcext:value-type="float">
            <text:p>1.71697</text:p>
          </table:table-cell>
          <table:table-cell table:style-name="ce1" office:value-type="float" office:value="5232" calcext:value-type="float">
            <text:p>5232</text:p>
          </table:table-cell>
          <table:table-cell table:style-name="Default" table:formula="of:=([.D30]-[.B30])/[.D30]" office:value-type="float" office:value="0.135512232415902" calcext:value-type="float">
            <text:p>0.135512232415902</text:p>
          </table:table-cell>
          <table:table-cell table:number-columns-repeated="146"/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4356" calcext:value-type="float">
            <text:p>4356</text:p>
          </table:table-cell>
          <table:table-cell office:value-type="float" office:value="5.13964000000001" calcext:value-type="float">
            <text:p>5.13964000000001</text:p>
          </table:table-cell>
          <table:table-cell table:style-name="ce1" office:value-type="float" office:value="4567" calcext:value-type="float">
            <text:p>4567</text:p>
          </table:table-cell>
          <table:table-cell table:style-name="Default" table:formula="of:=([.D31]-[.B31])/[.D31]" office:value-type="float" office:value="0.0462010072257499" calcext:value-type="float">
            <text:p>0.04620100722575</text:p>
          </table:table-cell>
          <table:table-cell table:number-columns-repeated="146"/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4262" calcext:value-type="float">
            <text:p>4262</text:p>
          </table:table-cell>
          <table:table-cell office:value-type="float" office:value="4.21107300000001" calcext:value-type="float">
            <text:p>4.21107300000001</text:p>
          </table:table-cell>
          <table:table-cell table:style-name="ce1" office:value-type="float" office:value="4483" calcext:value-type="float">
            <text:p>4483</text:p>
          </table:table-cell>
          <table:table-cell table:style-name="Default" table:formula="of:=([.D32]-[.B32])/[.D32]" office:value-type="float" office:value="0.0492973455275485" calcext:value-type="float">
            <text:p>0.049297345527549</text:p>
          </table:table-cell>
          <table:table-cell table:number-columns-repeated="146"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float" office:value="4788" calcext:value-type="float">
            <text:p>4788</text:p>
          </table:table-cell>
          <table:table-cell office:value-type="float" office:value="5.17261499999999" calcext:value-type="float">
            <text:p>5.17261499999999</text:p>
          </table:table-cell>
          <table:table-cell table:style-name="ce1" office:value-type="float" office:value="4907" calcext:value-type="float">
            <text:p>4907</text:p>
          </table:table-cell>
          <table:table-cell table:style-name="Default" table:formula="of:=([.D33]-[.B33])/[.D33]" office:value-type="float" office:value="0.0242510699001427" calcext:value-type="float">
            <text:p>0.024251069900143</text:p>
          </table:table-cell>
          <table:table-cell table:number-columns-repeated="146"/>
        </table:table-row>
        <table:table-row table:style-name="ro1">
          <table:table-cell office:value-type="float" office:value="9582" calcext:value-type="float">
            <text:p>9582</text:p>
          </table:table-cell>
          <table:table-cell office:value-type="float" office:value="4975" calcext:value-type="float">
            <text:p>4975</text:p>
          </table:table-cell>
          <table:table-cell office:value-type="float" office:value="2.75509299999999" calcext:value-type="float">
            <text:p>2.75509299999999</text:p>
          </table:table-cell>
          <table:table-cell table:style-name="ce1" office:value-type="float" office:value="5088" calcext:value-type="float">
            <text:p>5088</text:p>
          </table:table-cell>
          <table:table-cell table:style-name="Default" table:formula="of:=([.D34]-[.B34])/[.D34]" office:value-type="float" office:value="0.0222091194968553" calcext:value-type="float">
            <text:p>0.022209119496855</text:p>
          </table:table-cell>
          <table:table-cell table:number-columns-repeated="146"/>
        </table:table-row>
        <table:table-row table:style-name="ro1">
          <table:table-cell office:value-type="float" office:value="9583" calcext:value-type="float">
            <text:p>9583</text:p>
          </table:table-cell>
          <table:table-cell office:value-type="float" office:value="3826" calcext:value-type="float">
            <text:p>3826</text:p>
          </table:table-cell>
          <table:table-cell office:value-type="float" office:value="4.29447700000002" calcext:value-type="float">
            <text:p>4.29447700000002</text:p>
          </table:table-cell>
          <table:table-cell table:style-name="ce1" office:value-type="float" office:value="4192" calcext:value-type="float">
            <text:p>4192</text:p>
          </table:table-cell>
          <table:table-cell table:style-name="Default" table:formula="of:=([.D35]-[.B35])/[.D35]" office:value-type="float" office:value="0.0873091603053435" calcext:value-type="float">
            <text:p>0.087309160305344</text:p>
          </table:table-cell>
          <table:table-cell table:number-columns-repeated="146"/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float" office:value="4371" calcext:value-type="float">
            <text:p>4371</text:p>
          </table:table-cell>
          <table:table-cell office:value-type="float" office:value="1.711974" calcext:value-type="float">
            <text:p>1.711974</text:p>
          </table:table-cell>
          <table:table-cell table:style-name="ce1" office:value-type="float" office:value="5210" calcext:value-type="float">
            <text:p>5210</text:p>
          </table:table-cell>
          <table:table-cell table:style-name="Default" table:formula="of:=([.D36]-[.B36])/[.D36]" office:value-type="float" office:value="0.161036468330134" calcext:value-type="float">
            <text:p>0.161036468330134</text:p>
          </table:table-cell>
          <table:table-cell table:number-columns-repeated="146"/>
        </table:table-row>
        <table:table-row table:style-name="ro1">
          <table:table-cell office:value-type="float" office:value="9585" calcext:value-type="float">
            <text:p>9585</text:p>
          </table:table-cell>
          <table:table-cell office:value-type="float" office:value="4510" calcext:value-type="float">
            <text:p>4510</text:p>
          </table:table-cell>
          <table:table-cell office:value-type="float" office:value="3.465834" calcext:value-type="float">
            <text:p>3.465834</text:p>
          </table:table-cell>
          <table:table-cell table:style-name="ce1" office:value-type="float" office:value="4667" calcext:value-type="float">
            <text:p>4667</text:p>
          </table:table-cell>
          <table:table-cell table:style-name="Default" table:formula="of:=([.D37]-[.B37])/[.D37]" office:value-type="float" office:value="0.0336404542532676" calcext:value-type="float">
            <text:p>0.033640454253268</text:p>
          </table:table-cell>
          <table:table-cell table:number-columns-repeated="146"/>
        </table:table-row>
        <table:table-row table:style-name="ro1">
          <table:table-cell office:value-type="float" office:value="9586" calcext:value-type="float">
            <text:p>9586</text:p>
          </table:table-cell>
          <table:table-cell office:value-type="float" office:value="4017" calcext:value-type="float">
            <text:p>4017</text:p>
          </table:table-cell>
          <table:table-cell office:value-type="float" office:value="1.77644599999999" calcext:value-type="float">
            <text:p>1.77644599999999</text:p>
          </table:table-cell>
          <table:table-cell table:style-name="ce1" office:value-type="float" office:value="4700" calcext:value-type="float">
            <text:p>4700</text:p>
          </table:table-cell>
          <table:table-cell table:style-name="Default" table:formula="of:=([.D38]-[.B38])/[.D38]" office:value-type="float" office:value="0.14531914893617" calcext:value-type="float">
            <text:p>0.14531914893617</text:p>
          </table:table-cell>
          <table:table-cell table:number-columns-repeated="146"/>
        </table:table-row>
        <table:table-row table:style-name="ro1">
          <table:table-cell office:value-type="float" office:value="9587" calcext:value-type="float">
            <text:p>9587</text:p>
          </table:table-cell>
          <table:table-cell office:value-type="float" office:value="4855" calcext:value-type="float">
            <text:p>4855</text:p>
          </table:table-cell>
          <table:table-cell office:value-type="float" office:value="3.287986" calcext:value-type="float">
            <text:p>3.287986</text:p>
          </table:table-cell>
          <table:table-cell table:style-name="ce1" office:value-type="float" office:value="5043" calcext:value-type="float">
            <text:p>5043</text:p>
          </table:table-cell>
          <table:table-cell table:style-name="Default" table:formula="of:=([.D39]-[.B39])/[.D39]" office:value-type="float" office:value="0.0372793971842157" calcext:value-type="float">
            <text:p>0.037279397184216</text:p>
          </table:table-cell>
          <table:table-cell table:number-columns-repeated="146"/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float" office:value="4512" calcext:value-type="float">
            <text:p>4512</text:p>
          </table:table-cell>
          <table:table-cell office:value-type="float" office:value="3.507546" calcext:value-type="float">
            <text:p>3.507546</text:p>
          </table:table-cell>
          <table:table-cell table:style-name="ce1" office:value-type="float" office:value="4805" calcext:value-type="float">
            <text:p>4805</text:p>
          </table:table-cell>
          <table:table-cell table:style-name="Default" table:formula="of:=([.D40]-[.B40])/[.D40]" office:value-type="float" office:value="0.0609781477627471" calcext:value-type="float">
            <text:p>0.060978147762747</text:p>
          </table:table-cell>
          <table:table-cell table:number-columns-repeated="146"/>
        </table:table-row>
        <table:table-row table:style-name="ro1">
          <table:table-cell office:value-type="float" office:value="9589" calcext:value-type="float">
            <text:p>9589</text:p>
          </table:table-cell>
          <table:table-cell office:value-type="float" office:value="3990" calcext:value-type="float">
            <text:p>3990</text:p>
          </table:table-cell>
          <table:table-cell office:value-type="float" office:value="2.82248300000001" calcext:value-type="float">
            <text:p>2.82248300000001</text:p>
          </table:table-cell>
          <table:table-cell table:style-name="ce1" office:value-type="float" office:value="4614" calcext:value-type="float">
            <text:p>4614</text:p>
          </table:table-cell>
          <table:table-cell table:style-name="Default" table:formula="of:=([.D41]-[.B41])/[.D41]" office:value-type="float" office:value="0.135240572171651" calcext:value-type="float">
            <text:p>0.135240572171651</text:p>
          </table:table-cell>
          <table:table-cell table:number-columns-repeated="146"/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4787" calcext:value-type="float">
            <text:p>4787</text:p>
          </table:table-cell>
          <table:table-cell office:value-type="float" office:value="3.655619" calcext:value-type="float">
            <text:p>3.655619</text:p>
          </table:table-cell>
          <table:table-cell table:style-name="ce1" office:value-type="float" office:value="5157" calcext:value-type="float">
            <text:p>5157</text:p>
          </table:table-cell>
          <table:table-cell table:style-name="Default" table:formula="of:=([.D42]-[.B42])/[.D42]" office:value-type="float" office:value="0.071747139809967" calcext:value-type="float">
            <text:p>0.071747139809967</text:p>
          </table:table-cell>
          <table:table-cell table:number-columns-repeated="146"/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float" office:value="3826" calcext:value-type="float">
            <text:p>3826</text:p>
          </table:table-cell>
          <table:table-cell office:value-type="float" office:value="1.745217" calcext:value-type="float">
            <text:p>1.745217</text:p>
          </table:table-cell>
          <table:table-cell table:style-name="ce1" office:value-type="float" office:value="4522" calcext:value-type="float">
            <text:p>4522</text:p>
          </table:table-cell>
          <table:table-cell table:style-name="Default" table:formula="of:=([.D43]-[.B43])/[.D43]" office:value-type="float" office:value="0.153914197257851" calcext:value-type="float">
            <text:p>0.153914197257851</text:p>
          </table:table-cell>
          <table:table-cell table:number-columns-repeated="146"/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float" office:value="3728" calcext:value-type="float">
            <text:p>3728</text:p>
          </table:table-cell>
          <table:table-cell office:value-type="float" office:value="1.717176" calcext:value-type="float">
            <text:p>1.717176</text:p>
          </table:table-cell>
          <table:table-cell table:style-name="ce1" office:value-type="float" office:value="4366" calcext:value-type="float">
            <text:p>4366</text:p>
          </table:table-cell>
          <table:table-cell table:style-name="Default" table:formula="of:=([.D44]-[.B44])/[.D44]" office:value-type="float" office:value="0.146129180027485" calcext:value-type="float">
            <text:p>0.146129180027485</text:p>
          </table:table-cell>
          <table:table-cell table:number-columns-repeated="146"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4733" calcext:value-type="float">
            <text:p>4733</text:p>
          </table:table-cell>
          <table:table-cell office:value-type="float" office:value="4.51859900000002" calcext:value-type="float">
            <text:p>4.51859900000002</text:p>
          </table:table-cell>
          <table:table-cell table:style-name="ce1" office:value-type="float" office:value="4994" calcext:value-type="float">
            <text:p>4994</text:p>
          </table:table-cell>
          <table:table-cell table:style-name="Default" table:formula="of:=([.D45]-[.B45])/[.D45]" office:value-type="float" office:value="0.05226271525831" calcext:value-type="float">
            <text:p>0.05226271525831</text:p>
          </table:table-cell>
          <table:table-cell table:number-columns-repeated="146"/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float" office:value="3779" calcext:value-type="float">
            <text:p>3779</text:p>
          </table:table-cell>
          <table:table-cell office:value-type="float" office:value="3.30833300000003" calcext:value-type="float">
            <text:p>3.30833300000003</text:p>
          </table:table-cell>
          <table:table-cell table:style-name="ce1" office:value-type="float" office:value="4215" calcext:value-type="float">
            <text:p>4215</text:p>
          </table:table-cell>
          <table:table-cell table:style-name="Default" table:formula="of:=([.D46]-[.B46])/[.D46]" office:value-type="float" office:value="0.10344009489917" calcext:value-type="float">
            <text:p>0.10344009489917</text:p>
          </table:table-cell>
          <table:table-cell table:number-columns-repeated="146"/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float" office:value="3791" calcext:value-type="float">
            <text:p>3791</text:p>
          </table:table-cell>
          <table:table-cell office:value-type="float" office:value="1.80097199999997" calcext:value-type="float">
            <text:p>1.80097199999997</text:p>
          </table:table-cell>
          <table:table-cell table:style-name="ce1" office:value-type="float" office:value="4373" calcext:value-type="float">
            <text:p>4373</text:p>
          </table:table-cell>
          <table:table-cell table:style-name="Default" table:formula="of:=([.D47]-[.B47])/[.D47]" office:value-type="float" office:value="0.133089412302767" calcext:value-type="float">
            <text:p>0.133089412302767</text:p>
          </table:table-cell>
          <table:table-cell table:number-columns-repeated="146"/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float" office:value="3757" calcext:value-type="float">
            <text:p>3757</text:p>
          </table:table-cell>
          <table:table-cell office:value-type="float" office:value="1.76872599999999" calcext:value-type="float">
            <text:p>1.76872599999999</text:p>
          </table:table-cell>
          <table:table-cell table:style-name="ce1" office:value-type="float" office:value="4244" calcext:value-type="float">
            <text:p>4244</text:p>
          </table:table-cell>
          <table:table-cell table:style-name="Default" table:formula="of:=([.D48]-[.B48])/[.D48]" office:value-type="float" office:value="0.114750235626767" calcext:value-type="float">
            <text:p>0.114750235626767</text:p>
          </table:table-cell>
          <table:table-cell table:number-columns-repeated="146"/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4570" calcext:value-type="float">
            <text:p>4570</text:p>
          </table:table-cell>
          <table:table-cell office:value-type="float" office:value="5.003716" calcext:value-type="float">
            <text:p>5.003716</text:p>
          </table:table-cell>
          <table:table-cell table:style-name="ce1" office:value-type="float" office:value="4864" calcext:value-type="float">
            <text:p>4864</text:p>
          </table:table-cell>
          <table:table-cell table:style-name="Default" table:formula="of:=([.D49]-[.B49])/[.D49]" office:value-type="float" office:value="0.0604440789473684" calcext:value-type="float">
            <text:p>0.060444078947369</text:p>
          </table:table-cell>
          <table:table-cell table:number-columns-repeated="146"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4585" calcext:value-type="float">
            <text:p>4585</text:p>
          </table:table-cell>
          <table:table-cell office:value-type="float" office:value="4.30827300000001" calcext:value-type="float">
            <text:p>4.30827300000001</text:p>
          </table:table-cell>
          <table:table-cell table:style-name="ce1" office:value-type="float" office:value="4814" calcext:value-type="float">
            <text:p>4814</text:p>
          </table:table-cell>
          <table:table-cell table:style-name="Default" table:formula="of:=([.D50]-[.B50])/[.D50]" office:value-type="float" office:value="0.0475695886996261" calcext:value-type="float">
            <text:p>0.047569588699626</text:p>
          </table:table-cell>
          <table:table-cell table:number-columns-repeated="146"/>
        </table:table-row>
        <table:table-row table:style-name="ro1">
          <table:table-cell office:value-type="float" office:value="9599" calcext:value-type="float">
            <text:p>9599</text:p>
          </table:table-cell>
          <table:table-cell office:value-type="float" office:value="3746" calcext:value-type="float">
            <text:p>3746</text:p>
          </table:table-cell>
          <table:table-cell office:value-type="float" office:value="4.27658600000001" calcext:value-type="float">
            <text:p>4.27658600000001</text:p>
          </table:table-cell>
          <table:table-cell table:style-name="ce1" office:value-type="float" office:value="3884" calcext:value-type="float">
            <text:p>3884</text:p>
          </table:table-cell>
          <table:table-cell table:style-name="Default" table:formula="of:=([.D51]-[.B51])/[.D51]" office:value-type="float" office:value="0.0355303810504634" calcext:value-type="float">
            <text:p>0.035530381050464</text:p>
          </table:table-cell>
          <table:table-cell table:number-columns-repeated="146"/>
        </table:table-row>
        <table:table-row table:style-name="ro2">
          <table:table-cell office:value-type="string" calcext:value-type="string">
            <text:p>Průměr</text:p>
          </table:table-cell>
          <table:table-cell/>
          <table:table-cell table:formula="of:=AVERAGE([.C2:.C51])" office:value-type="float" office:value="3.20002934" calcext:value-type="float">
            <text:p>3.20002934</text:p>
          </table:table-cell>
          <table:table-cell/>
          <table:table-cell table:style-name="Default" table:formula="of:=AVERAGE([.E2:.E51])" office:value-type="float" office:value="0.0848052117669616" calcext:value-type="float">
            <text:p>0.084805211766962</text:p>
          </table:table-cell>
          <table:table-cell table:number-columns-repeated="146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146"/>
        </table:table-row>
        <table:table-row table:style-name="ro2">
          <table:table-cell office:value-type="string" calcext:value-type="string">
            <text:p>Pomer nejlepsiho jedince ku optimu</text:p>
          </table:table-cell>
          <table:table-cell table:number-columns-repeated="3"/>
          <table:table-cell table:style-name="Default"/>
          <table:table-cell table:number-columns-repeated="146"/>
        </table:table-row>
        <table:table-row table:style-name="ro2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550" calcext:value-type="float">
            <text:p>9550</text:p>
          </table:table-cell>
          <table:table-cell table:number-columns-repeated="3" office:value-type="float" office:value="0.866273352999017" calcext:value-type="float">
            <text:p>0.866273352999017</text:p>
          </table:table-cell>
          <table:table-cell table:style-name="Default" office:value-type="float" office:value="0.866273352999017" calcext:value-type="float">
            <text:p>0.866273352999017</text:p>
          </table:table-cell>
          <table:table-cell table:number-columns-repeated="20" office:value-type="float" office:value="0.866273352999017" calcext:value-type="float">
            <text:p>0.866273352999017</text:p>
          </table:table-cell>
          <table:table-cell office:value-type="float" office:value="0.870452310717798" calcext:value-type="float">
            <text:p>0.870452310717798</text:p>
          </table:table-cell>
          <table:table-cell office:value-type="float" office:value="0.883726647000983" calcext:value-type="float">
            <text:p>0.883726647000983</text:p>
          </table:table-cell>
          <table:table-cell table:number-columns-repeated="5" office:value-type="float" office:value="0.905604719764012" calcext:value-type="float">
            <text:p>0.905604719764012</text:p>
          </table:table-cell>
          <table:table-cell table:number-columns-repeated="5" office:value-type="float" office:value="0.926745329400197" calcext:value-type="float">
            <text:p>0.926745329400197</text:p>
          </table:table-cell>
          <table:table-cell table:number-columns-repeated="4" office:value-type="float" office:value="0.927728613569322" calcext:value-type="float">
            <text:p>0.927728613569322</text:p>
          </table:table-cell>
          <table:table-cell table:number-columns-repeated="6" office:value-type="float" office:value="0.946656833824975" calcext:value-type="float">
            <text:p>0.946656833824975</text:p>
          </table:table-cell>
          <table:table-cell office:value-type="float" office:value="0.949115044247788" calcext:value-type="float">
            <text:p>0.949115044247788</text:p>
          </table:table-cell>
          <table:table-cell table:number-columns-repeated="6" office:value-type="float" office:value="0.960668633235005" calcext:value-type="float">
            <text:p>0.960668633235005</text:p>
          </table:table-cell>
          <table:table-cell table:number-columns-repeated="97" office:value-type="float" office:value="0.963126843657817" calcext:value-type="float">
            <text:p>0.963126843657817</text:p>
          </table:table-cell>
        </table:table-row>
        <table:table-row table:style-name="ro2">
          <table:table-cell office:value-type="float" office:value="9551" calcext:value-type="float">
            <text:p>9551</text:p>
          </table:table-cell>
          <table:table-cell table:number-columns-repeated="3" office:value-type="float" office:value="0.856757970363718" calcext:value-type="float">
            <text:p>0.856757970363718</text:p>
          </table:table-cell>
          <table:table-cell table:style-name="Default" office:value-type="float" office:value="0.856757970363718" calcext:value-type="float">
            <text:p>0.856757970363718</text:p>
          </table:table-cell>
          <table:table-cell table:number-columns-repeated="146" office:value-type="float" office:value="0.856757970363718" calcext:value-type="float">
            <text:p>0.856757970363718</text:p>
          </table:table-cell>
        </table:table-row>
        <table:table-row table:style-name="ro2">
          <table:table-cell office:value-type="float" office:value="9552" calcext:value-type="float">
            <text:p>9552</text:p>
          </table:table-cell>
          <table:table-cell table:number-columns-repeated="3" office:value-type="float" office:value="0.845311566792753" calcext:value-type="float">
            <text:p>0.845311566792753</text:p>
          </table:table-cell>
          <table:table-cell table:style-name="Default" office:value-type="float" office:value="0.845311566792753" calcext:value-type="float">
            <text:p>0.845311566792753</text:p>
          </table:table-cell>
          <table:table-cell table:number-columns-repeated="21" office:value-type="float" office:value="0.845311566792753" calcext:value-type="float">
            <text:p>0.845311566792753</text:p>
          </table:table-cell>
          <table:table-cell table:number-columns-repeated="4" office:value-type="float" office:value="0.845510651005375" calcext:value-type="float">
            <text:p>0.845510651005375</text:p>
          </table:table-cell>
          <table:table-cell office:value-type="float" office:value="0.851483177384033" calcext:value-type="float">
            <text:p>0.851483177384033</text:p>
          </table:table-cell>
          <table:table-cell office:value-type="float" office:value="0.853474019510253" calcext:value-type="float">
            <text:p>0.853474019510253</text:p>
          </table:table-cell>
          <table:table-cell office:value-type="float" office:value="0.86860441966952" calcext:value-type="float">
            <text:p>0.86860441966952</text:p>
          </table:table-cell>
          <table:table-cell table:number-columns-repeated="2" office:value-type="float" office:value="0.890304598845312" calcext:value-type="float">
            <text:p>0.890304598845312</text:p>
          </table:table-cell>
          <table:table-cell table:number-columns-repeated="116" office:value-type="float" office:value="0.906828588492932" calcext:value-type="float">
            <text:p>0.906828588492932</text:p>
          </table:table-cell>
        </table:table-row>
        <table:table-row table:style-name="ro2">
          <table:table-cell office:value-type="float" office:value="9553" calcext:value-type="float">
            <text:p>9553</text:p>
          </table:table-cell>
          <table:table-cell table:number-columns-repeated="3" office:value-type="float" office:value="0.83939844040104" calcext:value-type="float">
            <text:p>0.83939844040104</text:p>
          </table:table-cell>
          <table:table-cell table:style-name="Default" office:value-type="float" office:value="0.83939844040104" calcext:value-type="float">
            <text:p>0.83939844040104</text:p>
          </table:table-cell>
          <table:table-cell table:number-columns-repeated="146" office:value-type="float" office:value="0.83939844040104" calcext:value-type="float">
            <text:p>0.83939844040104</text:p>
          </table:table-cell>
        </table:table-row>
        <table:table-row table:style-name="ro2">
          <table:table-cell office:value-type="float" office:value="9554" calcext:value-type="float">
            <text:p>9554</text:p>
          </table:table-cell>
          <table:table-cell table:number-columns-repeated="3" office:value-type="float" office:value="0.874074074074074" calcext:value-type="float">
            <text:p>0.874074074074074</text:p>
          </table:table-cell>
          <table:table-cell table:style-name="Default" office:value-type="float" office:value="0.874074074074074" calcext:value-type="float">
            <text:p>0.874074074074074</text:p>
          </table:table-cell>
          <table:table-cell table:number-columns-repeated="21" office:value-type="float" office:value="0.874074074074074" calcext:value-type="float">
            <text:p>0.874074074074074</text:p>
          </table:table-cell>
          <table:table-cell table:number-columns-repeated="6" office:value-type="float" office:value="0.893093093093093" calcext:value-type="float">
            <text:p>0.893093093093093</text:p>
          </table:table-cell>
          <table:table-cell table:number-columns-repeated="5" office:value-type="float" office:value="0.907107107107107" calcext:value-type="float">
            <text:p>0.907107107107107</text:p>
          </table:table-cell>
          <table:table-cell office:value-type="float" office:value="0.922922922922923" calcext:value-type="float">
            <text:p>0.922922922922923</text:p>
          </table:table-cell>
          <table:table-cell table:number-columns-repeated="113" office:value-type="float" office:value="0.935135135135135" calcext:value-type="float">
            <text:p>0.935135135135135</text:p>
          </table:table-cell>
        </table:table-row>
        <table:table-row table:style-name="ro2">
          <table:table-cell office:value-type="float" office:value="9555" calcext:value-type="float">
            <text:p>9555</text:p>
          </table:table-cell>
          <table:table-cell table:number-columns-repeated="3" office:value-type="float" office:value="0.918717168924523" calcext:value-type="float">
            <text:p>0.918717168924523</text:p>
          </table:table-cell>
          <table:table-cell table:style-name="Default" office:value-type="float" office:value="0.918717168924523" calcext:value-type="float">
            <text:p>0.918717168924523</text:p>
          </table:table-cell>
          <table:table-cell table:number-columns-repeated="146" office:value-type="float" office:value="0.931434890793475" calcext:value-type="float">
            <text:p>0.931434890793475</text:p>
          </table:table-cell>
        </table:table-row>
        <table:table-row table:style-name="ro2">
          <table:table-cell office:value-type="float" office:value="9556" calcext:value-type="float">
            <text:p>9556</text:p>
          </table:table-cell>
          <table:table-cell table:number-columns-repeated="3" office:value-type="float" office:value="0.869336835193697" calcext:value-type="float">
            <text:p>0.869336835193697</text:p>
          </table:table-cell>
          <table:table-cell table:style-name="Default" office:value-type="float" office:value="0.869336835193697" calcext:value-type="float">
            <text:p>0.869336835193697</text:p>
          </table:table-cell>
          <table:table-cell table:number-columns-repeated="146" office:value-type="float" office:value="0.869336835193697" calcext:value-type="float">
            <text:p>0.869336835193697</text:p>
          </table:table-cell>
        </table:table-row>
        <table:table-row table:style-name="ro2">
          <table:table-cell office:value-type="float" office:value="9557" calcext:value-type="float">
            <text:p>9557</text:p>
          </table:table-cell>
          <table:table-cell table:number-columns-repeated="3" office:value-type="float" office:value="0.888841201716738" calcext:value-type="float">
            <text:p>0.888841201716738</text:p>
          </table:table-cell>
          <table:table-cell table:style-name="Default" office:value-type="float" office:value="0.888841201716738" calcext:value-type="float">
            <text:p>0.888841201716738</text:p>
          </table:table-cell>
          <table:table-cell table:number-columns-repeated="146" office:value-type="float" office:value="0.888841201716738" calcext:value-type="float">
            <text:p>0.888841201716738</text:p>
          </table:table-cell>
        </table:table-row>
        <table:table-row table:style-name="ro2">
          <table:table-cell office:value-type="float" office:value="9558" calcext:value-type="float">
            <text:p>9558</text:p>
          </table:table-cell>
          <table:table-cell table:number-columns-repeated="3" office:value-type="float" office:value="0.880422566868959" calcext:value-type="float">
            <text:p>0.880422566868959</text:p>
          </table:table-cell>
          <table:table-cell table:style-name="Default" office:value-type="float" office:value="0.880422566868959" calcext:value-type="float">
            <text:p>0.880422566868959</text:p>
          </table:table-cell>
          <table:table-cell table:number-columns-repeated="9" office:value-type="float" office:value="0.880422566868959" calcext:value-type="float">
            <text:p>0.880422566868959</text:p>
          </table:table-cell>
          <table:table-cell table:number-columns-repeated="2" office:value-type="float" office:value="0.883344571813891" calcext:value-type="float">
            <text:p>0.883344571813891</text:p>
          </table:table-cell>
          <table:table-cell office:value-type="float" office:value="0.884693189480782" calcext:value-type="float">
            <text:p>0.884693189480782</text:p>
          </table:table-cell>
          <table:table-cell table:number-columns-repeated="2" office:value-type="float" office:value="0.888064733648011" calcext:value-type="float">
            <text:p>0.888064733648011</text:p>
          </table:table-cell>
          <table:table-cell office:value-type="float" office:value="0.896381209260508" calcext:value-type="float">
            <text:p>0.896381209260508</text:p>
          </table:table-cell>
          <table:table-cell office:value-type="float" office:value="0.906720611373342" calcext:value-type="float">
            <text:p>0.906720611373342</text:p>
          </table:table-cell>
          <table:table-cell table:number-columns-repeated="3" office:value-type="float" office:value="0.915711395819285" calcext:value-type="float">
            <text:p>0.915711395819285</text:p>
          </table:table-cell>
          <table:table-cell office:value-type="float" office:value="0.924027871431782" calcext:value-type="float">
            <text:p>0.924027871431782</text:p>
          </table:table-cell>
          <table:table-cell table:number-columns-repeated="4" office:value-type="float" office:value="0.937514048100697" calcext:value-type="float">
            <text:p>0.937514048100697</text:p>
          </table:table-cell>
          <table:table-cell table:number-columns-repeated="122" office:value-type="float" office:value="0.938862665767588" calcext:value-type="float">
            <text:p>0.938862665767588</text:p>
          </table:table-cell>
        </table:table-row>
        <table:table-row table:style-name="ro2">
          <table:table-cell office:value-type="float" office:value="9559" calcext:value-type="float">
            <text:p>9559</text:p>
          </table:table-cell>
          <table:table-cell table:number-columns-repeated="3" office:value-type="float" office:value="0.823298107643156" calcext:value-type="float">
            <text:p>0.823298107643156</text:p>
          </table:table-cell>
          <table:table-cell table:style-name="Default" office:value-type="float" office:value="0.823298107643156" calcext:value-type="float">
            <text:p>0.823298107643156</text:p>
          </table:table-cell>
          <table:table-cell table:number-columns-repeated="146" office:value-type="float" office:value="0.823298107643156" calcext:value-type="float">
            <text:p>0.823298107643156</text:p>
          </table:table-cell>
        </table:table-row>
        <table:table-row table:style-name="ro2">
          <table:table-cell office:value-type="float" office:value="9560" calcext:value-type="float">
            <text:p>9560</text:p>
          </table:table-cell>
          <table:table-cell table:number-columns-repeated="3" office:value-type="float" office:value="0.824722040549379" calcext:value-type="float">
            <text:p>0.824722040549379</text:p>
          </table:table-cell>
          <table:table-cell table:style-name="Default" office:value-type="float" office:value="0.824722040549379" calcext:value-type="float">
            <text:p>0.824722040549379</text:p>
          </table:table-cell>
          <table:table-cell table:number-columns-repeated="12" office:value-type="float" office:value="0.824722040549379" calcext:value-type="float">
            <text:p>0.824722040549379</text:p>
          </table:table-cell>
          <table:table-cell table:number-columns-repeated="7" office:value-type="float" office:value="0.834314366688467" calcext:value-type="float">
            <text:p>0.834314366688467</text:p>
          </table:table-cell>
          <table:table-cell table:number-columns-repeated="3" office:value-type="float" office:value="0.872247656420318" calcext:value-type="float">
            <text:p>0.872247656420318</text:p>
          </table:table-cell>
          <table:table-cell office:value-type="float" office:value="0.87246566383257" calcext:value-type="float">
            <text:p>0.87246566383257</text:p>
          </table:table-cell>
          <table:table-cell table:number-columns-repeated="3" office:value-type="float" office:value="0.885982123392195" calcext:value-type="float">
            <text:p>0.885982123392195</text:p>
          </table:table-cell>
          <table:table-cell office:value-type="float" office:value="0.892740353172008" calcext:value-type="float">
            <text:p>0.892740353172008</text:p>
          </table:table-cell>
          <table:table-cell table:number-columns-repeated="3" office:value-type="float" office:value="0.909526923915413" calcext:value-type="float">
            <text:p>0.909526923915413</text:p>
          </table:table-cell>
          <table:table-cell office:value-type="float" office:value="0.909744931327665" calcext:value-type="float">
            <text:p>0.909744931327665</text:p>
          </table:table-cell>
          <table:table-cell office:value-type="float" office:value="0.930019620667103" calcext:value-type="float">
            <text:p>0.930019620667103</text:p>
          </table:table-cell>
          <table:table-cell table:number-columns-repeated="114" office:value-type="float" office:value="0.930237628079355" calcext:value-type="float">
            <text:p>0.930237628079355</text:p>
          </table:table-cell>
        </table:table-row>
        <table:table-row table:style-name="ro2">
          <table:table-cell office:value-type="float" office:value="9561" calcext:value-type="float">
            <text:p>9561</text:p>
          </table:table-cell>
          <table:table-cell table:number-columns-repeated="3" office:value-type="float" office:value="0.845510563380282" calcext:value-type="float">
            <text:p>0.845510563380282</text:p>
          </table:table-cell>
          <table:table-cell table:style-name="Default" office:value-type="float" office:value="0.845510563380282" calcext:value-type="float">
            <text:p>0.845510563380282</text:p>
          </table:table-cell>
          <table:table-cell table:number-columns-repeated="14" office:value-type="float" office:value="0.845510563380282" calcext:value-type="float">
            <text:p>0.845510563380282</text:p>
          </table:table-cell>
          <table:table-cell table:number-columns-repeated="8" office:value-type="float" office:value="0.85981514084507" calcext:value-type="float">
            <text:p>0.85981514084507</text:p>
          </table:table-cell>
          <table:table-cell table:number-columns-repeated="4" office:value-type="float" office:value="0.866197183098591" calcext:value-type="float">
            <text:p>0.866197183098591</text:p>
          </table:table-cell>
          <table:table-cell table:number-columns-repeated="2" office:value-type="float" office:value="0.87455985915493" calcext:value-type="float">
            <text:p>0.87455985915493</text:p>
          </table:table-cell>
          <table:table-cell office:value-type="float" office:value="0.875220070422535" calcext:value-type="float">
            <text:p>0.875220070422535</text:p>
          </table:table-cell>
          <table:table-cell table:number-columns-repeated="5" office:value-type="float" office:value="0.881602112676056" calcext:value-type="float">
            <text:p>0.881602112676056</text:p>
          </table:table-cell>
          <table:table-cell office:value-type="float" office:value="0.889964788732394" calcext:value-type="float">
            <text:p>0.889964788732394</text:p>
          </table:table-cell>
          <table:table-cell table:number-columns-repeated="4" office:value-type="float" office:value="0.895246478873239" calcext:value-type="float">
            <text:p>0.895246478873239</text:p>
          </table:table-cell>
          <table:table-cell table:number-columns-repeated="107" office:value-type="float" office:value="0.909771126760563" calcext:value-type="float">
            <text:p>0.909771126760563</text:p>
          </table:table-cell>
        </table:table-row>
        <table:table-row table:style-name="ro2">
          <table:table-cell office:value-type="float" office:value="9562" calcext:value-type="float">
            <text:p>9562</text:p>
          </table:table-cell>
          <table:table-cell table:number-columns-repeated="3" office:value-type="float" office:value="0.840047114252061" calcext:value-type="float">
            <text:p>0.840047114252061</text:p>
          </table:table-cell>
          <table:table-cell table:style-name="Default" office:value-type="float" office:value="0.840047114252061" calcext:value-type="float">
            <text:p>0.840047114252061</text:p>
          </table:table-cell>
          <table:table-cell table:number-columns-repeated="146" office:value-type="float" office:value="0.840047114252061" calcext:value-type="float">
            <text:p>0.840047114252061</text:p>
          </table:table-cell>
        </table:table-row>
        <table:table-row table:style-name="ro2">
          <table:table-cell office:value-type="float" office:value="9563" calcext:value-type="float">
            <text:p>9563</text:p>
          </table:table-cell>
          <table:table-cell table:number-columns-repeated="3" office:value-type="float" office:value="0.859877692103164" calcext:value-type="float">
            <text:p>0.859877692103164</text:p>
          </table:table-cell>
          <table:table-cell table:style-name="Default" office:value-type="float" office:value="0.859877692103164" calcext:value-type="float">
            <text:p>0.859877692103164</text:p>
          </table:table-cell>
          <table:table-cell table:number-columns-repeated="28" office:value-type="float" office:value="0.859877692103164" calcext:value-type="float">
            <text:p>0.859877692103164</text:p>
          </table:table-cell>
          <table:table-cell table:number-columns-repeated="2" office:value-type="float" office:value="0.863600106354693" calcext:value-type="float">
            <text:p>0.863600106354693</text:p>
          </table:table-cell>
          <table:table-cell table:number-columns-repeated="3" office:value-type="float" office:value="0.891784099973411" calcext:value-type="float">
            <text:p>0.891784099973411</text:p>
          </table:table-cell>
          <table:table-cell table:number-columns-repeated="2" office:value-type="float" office:value="0.913055038553576" calcext:value-type="float">
            <text:p>0.913055038553576</text:p>
          </table:table-cell>
          <table:table-cell office:value-type="float" office:value="0.932996543472481" calcext:value-type="float">
            <text:p>0.932996543472481</text:p>
          </table:table-cell>
          <table:table-cell table:number-columns-repeated="5" office:value-type="float" office:value="0.944695559691571" calcext:value-type="float">
            <text:p>0.944695559691571</text:p>
          </table:table-cell>
          <table:table-cell table:number-columns-repeated="4" office:value-type="float" office:value="0.950545067801117" calcext:value-type="float">
            <text:p>0.950545067801117</text:p>
          </table:table-cell>
          <table:table-cell office:value-type="float" office:value="0.953203935123637" calcext:value-type="float">
            <text:p>0.953203935123637</text:p>
          </table:table-cell>
          <table:table-cell table:number-columns-repeated="4" office:value-type="float" office:value="0.954267482052646" calcext:value-type="float">
            <text:p>0.954267482052646</text:p>
          </table:table-cell>
          <table:table-cell table:number-columns-repeated="96" office:value-type="float" office:value="0.956926349375166" calcext:value-type="float">
            <text:p>0.956926349375166</text:p>
          </table:table-cell>
        </table:table-row>
        <table:table-row table:style-name="ro2">
          <table:table-cell office:value-type="float" office:value="9564" calcext:value-type="float">
            <text:p>9564</text:p>
          </table:table-cell>
          <table:table-cell table:number-columns-repeated="3" office:value-type="float" office:value="0.904277948475538" calcext:value-type="float">
            <text:p>0.904277948475538</text:p>
          </table:table-cell>
          <table:table-cell table:style-name="Default" office:value-type="float" office:value="0.904277948475538" calcext:value-type="float">
            <text:p>0.904277948475538</text:p>
          </table:table-cell>
          <table:table-cell table:number-columns-repeated="146" office:value-type="float" office:value="0.904277948475538" calcext:value-type="float">
            <text:p>0.904277948475538</text:p>
          </table:table-cell>
        </table:table-row>
        <table:table-row table:style-name="ro2">
          <table:table-cell office:value-type="float" office:value="9565" calcext:value-type="float">
            <text:p>9565</text:p>
          </table:table-cell>
          <table:table-cell table:number-columns-repeated="3" office:value-type="float" office:value="0.82409793814433" calcext:value-type="float">
            <text:p>0.82409793814433</text:p>
          </table:table-cell>
          <table:table-cell table:style-name="Default" office:value-type="float" office:value="0.82409793814433" calcext:value-type="float">
            <text:p>0.82409793814433</text:p>
          </table:table-cell>
          <table:table-cell table:number-columns-repeated="19" office:value-type="float" office:value="0.82409793814433" calcext:value-type="float">
            <text:p>0.82409793814433</text:p>
          </table:table-cell>
          <table:table-cell table:number-columns-repeated="3" office:value-type="float" office:value="0.833977663230241" calcext:value-type="float">
            <text:p>0.833977663230241</text:p>
          </table:table-cell>
          <table:table-cell table:number-columns-repeated="3" office:value-type="float" office:value="0.862328178694158" calcext:value-type="float">
            <text:p>0.862328178694158</text:p>
          </table:table-cell>
          <table:table-cell office:value-type="float" office:value="0.881443298969072" calcext:value-type="float">
            <text:p>0.881443298969072</text:p>
          </table:table-cell>
          <table:table-cell office:value-type="float" office:value="0.885953608247423" calcext:value-type="float">
            <text:p>0.885953608247423</text:p>
          </table:table-cell>
          <table:table-cell table:number-columns-repeated="119" office:value-type="float" office:value="0.903780068728522" calcext:value-type="float">
            <text:p>0.903780068728522</text:p>
          </table:table-cell>
        </table:table-row>
        <table:table-row table:style-name="ro2">
          <table:table-cell office:value-type="float" office:value="9566" calcext:value-type="float">
            <text:p>9566</text:p>
          </table:table-cell>
          <table:table-cell table:number-columns-repeated="3" office:value-type="float" office:value="0.865052589799563" calcext:value-type="float">
            <text:p>0.865052589799563</text:p>
          </table:table-cell>
          <table:table-cell table:style-name="Default" office:value-type="float" office:value="0.865052589799563" calcext:value-type="float">
            <text:p>0.865052589799563</text:p>
          </table:table-cell>
          <table:table-cell table:number-columns-repeated="16" office:value-type="float" office:value="0.865052589799563" calcext:value-type="float">
            <text:p>0.865052589799563</text:p>
          </table:table-cell>
          <table:table-cell table:number-columns-repeated="4" office:value-type="float" office:value="0.899583250644969" calcext:value-type="float">
            <text:p>0.899583250644969</text:p>
          </table:table-cell>
          <table:table-cell office:value-type="float" office:value="0.906727525302639" calcext:value-type="float">
            <text:p>0.906727525302639</text:p>
          </table:table-cell>
          <table:table-cell table:number-columns-repeated="2" office:value-type="float" office:value="0.908315141893233" calcext:value-type="float">
            <text:p>0.908315141893233</text:p>
          </table:table-cell>
          <table:table-cell office:value-type="float" office:value="0.915459416550903" calcext:value-type="float">
            <text:p>0.915459416550903</text:p>
          </table:table-cell>
          <table:table-cell table:number-columns-repeated="4" office:value-type="float" office:value="0.922008334987101" calcext:value-type="float">
            <text:p>0.922008334987101</text:p>
          </table:table-cell>
          <table:table-cell table:number-columns-repeated="5" office:value-type="float" office:value="0.951776146060726" calcext:value-type="float">
            <text:p>0.951776146060726</text:p>
          </table:table-cell>
          <table:table-cell office:value-type="float" office:value="0.954752927168089" calcext:value-type="float">
            <text:p>0.954752927168089</text:p>
          </table:table-cell>
          <table:table-cell office:value-type="float" office:value="0.963881722564001" calcext:value-type="float">
            <text:p>0.963881722564001</text:p>
          </table:table-cell>
          <table:table-cell office:value-type="float" office:value="0.970430641000199" calcext:value-type="float">
            <text:p>0.970430641000199</text:p>
          </table:table-cell>
          <table:table-cell table:number-columns-repeated="2" office:value-type="float" office:value="0.976781107362572" calcext:value-type="float">
            <text:p>0.976781107362572</text:p>
          </table:table-cell>
          <table:table-cell table:number-columns-repeated="108" office:value-type="float" office:value="0.979956340543759" calcext:value-type="float">
            <text:p>0.979956340543759</text:p>
          </table:table-cell>
        </table:table-row>
        <table:table-row table:style-name="ro2">
          <table:table-cell office:value-type="float" office:value="9567" calcext:value-type="float">
            <text:p>9567</text:p>
          </table:table-cell>
          <table:table-cell table:number-columns-repeated="3" office:value-type="float" office:value="0.726210350584307" calcext:value-type="float">
            <text:p>0.726210350584307</text:p>
          </table:table-cell>
          <table:table-cell table:style-name="Default" office:value-type="float" office:value="0.726210350584307" calcext:value-type="float">
            <text:p>0.726210350584307</text:p>
          </table:table-cell>
          <table:table-cell table:number-columns-repeated="24" office:value-type="float" office:value="0.726210350584307" calcext:value-type="float">
            <text:p>0.726210350584307</text:p>
          </table:table-cell>
          <table:table-cell office:value-type="float" office:value="0.751252086811352" calcext:value-type="float">
            <text:p>0.751252086811352</text:p>
          </table:table-cell>
          <table:table-cell office:value-type="float" office:value="0.776293823038397" calcext:value-type="float">
            <text:p>0.776293823038397</text:p>
          </table:table-cell>
          <table:table-cell office:value-type="float" office:value="0.801335559265442" calcext:value-type="float">
            <text:p>0.801335559265442</text:p>
          </table:table-cell>
          <table:table-cell office:value-type="float" office:value="0.826377295492487" calcext:value-type="float">
            <text:p>0.826377295492487</text:p>
          </table:table-cell>
          <table:table-cell table:number-columns-repeated="2" office:value-type="float" office:value="0.851419031719533" calcext:value-type="float">
            <text:p>0.851419031719533</text:p>
          </table:table-cell>
          <table:table-cell table:number-columns-repeated="2" office:value-type="float" office:value="0.876460767946578" calcext:value-type="float">
            <text:p>0.876460767946578</text:p>
          </table:table-cell>
          <table:table-cell office:value-type="float" office:value="0.901502504173623" calcext:value-type="float">
            <text:p>0.901502504173623</text:p>
          </table:table-cell>
          <table:table-cell table:number-columns-repeated="3" office:value-type="float" office:value="0.926544240400668" calcext:value-type="float">
            <text:p>0.926544240400668</text:p>
          </table:table-cell>
          <table:table-cell table:number-columns-repeated="2" office:value-type="float" office:value="0.951585976627713" calcext:value-type="float">
            <text:p>0.951585976627713</text:p>
          </table:table-cell>
          <table:table-cell table:number-columns-repeated="108" office:value-type="float" office:value="0.976627712854758" calcext:value-type="float">
            <text:p>0.976627712854758</text:p>
          </table:table-cell>
        </table:table-row>
        <table:table-row table:style-name="ro2">
          <table:table-cell office:value-type="float" office:value="9568" calcext:value-type="float">
            <text:p>9568</text:p>
          </table:table-cell>
          <table:table-cell table:number-columns-repeated="3" office:value-type="float" office:value="0.846186085498743" calcext:value-type="float">
            <text:p>0.846186085498743</text:p>
          </table:table-cell>
          <table:table-cell table:style-name="Default" office:value-type="float" office:value="0.846186085498743" calcext:value-type="float">
            <text:p>0.846186085498743</text:p>
          </table:table-cell>
          <table:table-cell table:number-columns-repeated="10" office:value-type="float" office:value="0.846186085498743" calcext:value-type="float">
            <text:p>0.846186085498743</text:p>
          </table:table-cell>
          <table:table-cell office:value-type="float" office:value="0.847652975691534" calcext:value-type="float">
            <text:p>0.847652975691534</text:p>
          </table:table-cell>
          <table:table-cell table:number-columns-repeated="2" office:value-type="float" office:value="0.876781223805532" calcext:value-type="float">
            <text:p>0.876781223805532</text:p>
          </table:table-cell>
          <table:table-cell office:value-type="float" office:value="0.891659681475272" calcext:value-type="float">
            <text:p>0.891659681475272</text:p>
          </table:table-cell>
          <table:table-cell office:value-type="float" office:value="0.893755238893546" calcext:value-type="float">
            <text:p>0.893755238893546</text:p>
          </table:table-cell>
          <table:table-cell office:value-type="float" office:value="0.89815590947192" calcext:value-type="float">
            <text:p>0.89815590947192</text:p>
          </table:table-cell>
          <table:table-cell office:value-type="float" office:value="0.902347024308466" calcext:value-type="float">
            <text:p>0.902347024308466</text:p>
          </table:table-cell>
          <table:table-cell table:number-columns-repeated="129" office:value-type="float" office:value="0.933989941324392" calcext:value-type="float">
            <text:p>0.933989941324392</text:p>
          </table:table-cell>
        </table:table-row>
        <table:table-row table:style-name="ro2">
          <table:table-cell office:value-type="float" office:value="9569" calcext:value-type="float">
            <text:p>9569</text:p>
          </table:table-cell>
          <table:table-cell table:number-columns-repeated="3" office:value-type="float" office:value="0.84372904091214" calcext:value-type="float">
            <text:p>0.84372904091214</text:p>
          </table:table-cell>
          <table:table-cell table:style-name="Default" office:value-type="float" office:value="0.84372904091214" calcext:value-type="float">
            <text:p>0.84372904091214</text:p>
          </table:table-cell>
          <table:table-cell table:number-columns-repeated="5" office:value-type="float" office:value="0.84372904091214" calcext:value-type="float">
            <text:p>0.84372904091214</text:p>
          </table:table-cell>
          <table:table-cell table:number-columns-repeated="2" office:value-type="float" office:value="0.849094567404427" calcext:value-type="float">
            <text:p>0.849094567404427</text:p>
          </table:table-cell>
          <table:table-cell table:number-columns-repeated="3" office:value-type="float" office:value="0.854907221104404" calcext:value-type="float">
            <text:p>0.854907221104404</text:p>
          </table:table-cell>
          <table:table-cell table:number-columns-repeated="2" office:value-type="float" office:value="0.856248602727476" calcext:value-type="float">
            <text:p>0.856248602727476</text:p>
          </table:table-cell>
          <table:table-cell table:number-columns-repeated="3" office:value-type="float" office:value="0.872345182204337" calcext:value-type="float">
            <text:p>0.872345182204337</text:p>
          </table:table-cell>
          <table:table-cell office:value-type="float" office:value="0.872568745808182" calcext:value-type="float">
            <text:p>0.872568745808182</text:p>
          </table:table-cell>
          <table:table-cell office:value-type="float" office:value="0.900067069081154" calcext:value-type="float">
            <text:p>0.900067069081154</text:p>
          </table:table-cell>
          <table:table-cell table:number-columns-repeated="2" office:value-type="float" office:value="0.901408450704225" calcext:value-type="float">
            <text:p>0.901408450704225</text:p>
          </table:table-cell>
          <table:table-cell office:value-type="float" office:value="0.906103286384976" calcext:value-type="float">
            <text:p>0.906103286384976</text:p>
          </table:table-cell>
          <table:table-cell office:value-type="float" office:value="0.908338922423429" calcext:value-type="float">
            <text:p>0.908338922423429</text:p>
          </table:table-cell>
          <table:table-cell office:value-type="float" office:value="0.925106192711827" calcext:value-type="float">
            <text:p>0.925106192711827</text:p>
          </table:table-cell>
          <table:table-cell table:number-columns-repeated="5" office:value-type="float" office:value="0.933601609657948" calcext:value-type="float">
            <text:p>0.933601609657948</text:p>
          </table:table-cell>
          <table:table-cell table:number-columns-repeated="119" office:value-type="float" office:value="0.937402190923318" calcext:value-type="float">
            <text:p>0.937402190923318</text:p>
          </table:table-cell>
        </table:table-row>
        <table:table-row table:style-name="ro2">
          <table:table-cell office:value-type="float" office:value="9570" calcext:value-type="float">
            <text:p>9570</text:p>
          </table:table-cell>
          <table:table-cell table:number-columns-repeated="3" office:value-type="float" office:value="0.837910247823175" calcext:value-type="float">
            <text:p>0.837910247823175</text:p>
          </table:table-cell>
          <table:table-cell table:style-name="Default" office:value-type="float" office:value="0.8624693011833" calcext:value-type="float">
            <text:p>0.8624693011833</text:p>
          </table:table-cell>
          <table:table-cell office:value-type="float" office:value="0.8624693011833" calcext:value-type="float">
            <text:p>0.8624693011833</text:p>
          </table:table-cell>
          <table:table-cell office:value-type="float" office:value="0.8821165438714" calcext:value-type="float">
            <text:p>0.8821165438714</text:p>
          </table:table-cell>
          <table:table-cell table:number-columns-repeated="2" office:value-type="float" office:value="0.912257200267917" calcext:value-type="float">
            <text:p>0.912257200267917</text:p>
          </table:table-cell>
          <table:table-cell table:number-columns-repeated="4" office:value-type="float" office:value="0.944630497878991" calcext:value-type="float">
            <text:p>0.944630497878991</text:p>
          </table:table-cell>
          <table:table-cell table:number-columns-repeated="138" office:value-type="float" office:value="0.958472873409243" calcext:value-type="float">
            <text:p>0.958472873409243</text:p>
          </table:table-cell>
        </table:table-row>
        <table:table-row table:style-name="ro2">
          <table:table-cell office:value-type="float" office:value="9571" calcext:value-type="float">
            <text:p>9571</text:p>
          </table:table-cell>
          <table:table-cell table:number-columns-repeated="3" office:value-type="float" office:value="0.888192994664811" calcext:value-type="float">
            <text:p>0.888192994664811</text:p>
          </table:table-cell>
          <table:table-cell table:style-name="Default" office:value-type="float" office:value="0.888192994664811" calcext:value-type="float">
            <text:p>0.888192994664811</text:p>
          </table:table-cell>
          <table:table-cell table:number-columns-repeated="146" office:value-type="float" office:value="0.888192994664811" calcext:value-type="float">
            <text:p>0.888192994664811</text:p>
          </table:table-cell>
        </table:table-row>
        <table:table-row table:style-name="ro2">
          <table:table-cell office:value-type="float" office:value="9572" calcext:value-type="float">
            <text:p>9572</text:p>
          </table:table-cell>
          <table:table-cell table:number-columns-repeated="3" office:value-type="float" office:value="0.829679964927663" calcext:value-type="float">
            <text:p>0.829679964927663</text:p>
          </table:table-cell>
          <table:table-cell table:style-name="Default" office:value-type="float" office:value="0.829679964927663" calcext:value-type="float">
            <text:p>0.829679964927663</text:p>
          </table:table-cell>
          <table:table-cell table:number-columns-repeated="3" office:value-type="float" office:value="0.829679964927663" calcext:value-type="float">
            <text:p>0.829679964927663</text:p>
          </table:table-cell>
          <table:table-cell table:number-columns-repeated="2" office:value-type="float" office:value="0.852476983779044" calcext:value-type="float">
            <text:p>0.852476983779044</text:p>
          </table:table-cell>
          <table:table-cell table:number-columns-repeated="141" office:value-type="float" office:value="0.871547566856642" calcext:value-type="float">
            <text:p>0.871547566856642</text:p>
          </table:table-cell>
        </table:table-row>
        <table:table-row table:style-name="ro2">
          <table:table-cell office:value-type="float" office:value="9573" calcext:value-type="float">
            <text:p>9573</text:p>
          </table:table-cell>
          <table:table-cell table:number-columns-repeated="3" office:value-type="float" office:value="0.858801181933305" calcext:value-type="float">
            <text:p>0.858801181933305</text:p>
          </table:table-cell>
          <table:table-cell table:style-name="Default" office:value-type="float" office:value="0.858801181933305" calcext:value-type="float">
            <text:p>0.858801181933305</text:p>
          </table:table-cell>
          <table:table-cell table:number-columns-repeated="12" office:value-type="float" office:value="0.858801181933305" calcext:value-type="float">
            <text:p>0.858801181933305</text:p>
          </table:table-cell>
          <table:table-cell table:number-columns-repeated="8" office:value-type="float" office:value="0.872520050654284" calcext:value-type="float">
            <text:p>0.872520050654284</text:p>
          </table:table-cell>
          <table:table-cell table:number-columns-repeated="7" office:value-type="float" office:value="0.903545799915576" calcext:value-type="float">
            <text:p>0.903545799915576</text:p>
          </table:table-cell>
          <table:table-cell table:number-columns-repeated="119" office:value-type="float" office:value="0.904812157028282" calcext:value-type="float">
            <text:p>0.904812157028282</text:p>
          </table:table-cell>
        </table:table-row>
        <table:table-row table:style-name="ro2">
          <table:table-cell office:value-type="float" office:value="9574" calcext:value-type="float">
            <text:p>9574</text:p>
          </table:table-cell>
          <table:table-cell table:number-columns-repeated="3" office:value-type="float" office:value="0.815422477440525" calcext:value-type="float">
            <text:p>0.815422477440525</text:p>
          </table:table-cell>
          <table:table-cell table:style-name="Default" office:value-type="float" office:value="0.815422477440525" calcext:value-type="float">
            <text:p>0.815422477440525</text:p>
          </table:table-cell>
          <table:table-cell table:number-columns-repeated="17" office:value-type="float" office:value="0.815422477440525" calcext:value-type="float">
            <text:p>0.815422477440525</text:p>
          </table:table-cell>
          <table:table-cell office:value-type="float" office:value="0.832854799015587" calcext:value-type="float">
            <text:p>0.832854799015587</text:p>
          </table:table-cell>
          <table:table-cell office:value-type="float" office:value="0.841673502871206" calcext:value-type="float">
            <text:p>0.841673502871206</text:p>
          </table:table-cell>
          <table:table-cell table:number-columns-repeated="3" office:value-type="float" office:value="0.858490566037736" calcext:value-type="float">
            <text:p>0.858490566037736</text:p>
          </table:table-cell>
          <table:table-cell office:value-type="float" office:value="0.860336341263331" calcext:value-type="float">
            <text:p>0.860336341263331</text:p>
          </table:table-cell>
          <table:table-cell office:value-type="float" office:value="0.862797374897457" calcext:value-type="float">
            <text:p>0.862797374897457</text:p>
          </table:table-cell>
          <table:table-cell office:value-type="float" office:value="0.867514356029532" calcext:value-type="float">
            <text:p>0.867514356029532</text:p>
          </table:table-cell>
          <table:table-cell table:number-columns-repeated="3" office:value-type="float" office:value="0.875512715340443" calcext:value-type="float">
            <text:p>0.875512715340443</text:p>
          </table:table-cell>
          <table:table-cell office:value-type="float" office:value="0.893150123051682" calcext:value-type="float">
            <text:p>0.893150123051682</text:p>
          </table:table-cell>
          <table:table-cell table:number-columns-repeated="2" office:value-type="float" office:value="0.893355209187859" calcext:value-type="float">
            <text:p>0.893355209187859</text:p>
          </table:table-cell>
          <table:table-cell office:value-type="float" office:value="0.909967186218212" calcext:value-type="float">
            <text:p>0.909967186218212</text:p>
          </table:table-cell>
          <table:table-cell office:value-type="float" office:value="0.913863822805578" calcext:value-type="float">
            <text:p>0.913863822805578</text:p>
          </table:table-cell>
          <table:table-cell office:value-type="float" office:value="0.916940114848236" calcext:value-type="float">
            <text:p>0.916940114848236</text:p>
          </table:table-cell>
          <table:table-cell office:value-type="float" office:value="0.928835110746513" calcext:value-type="float">
            <text:p>0.928835110746513</text:p>
          </table:table-cell>
          <table:table-cell table:number-columns-repeated="3" office:value-type="float" office:value="0.947703035274815" calcext:value-type="float">
            <text:p>0.947703035274815</text:p>
          </table:table-cell>
          <table:table-cell table:number-columns-repeated="2" office:value-type="float" office:value="0.952625102543068" calcext:value-type="float">
            <text:p>0.952625102543068</text:p>
          </table:table-cell>
          <table:table-cell table:number-columns-repeated="106" office:value-type="float" office:value="0.952830188679245" calcext:value-type="float">
            <text:p>0.952830188679245</text:p>
          </table:table-cell>
        </table:table-row>
        <table:table-row table:style-name="ro2">
          <table:table-cell office:value-type="float" office:value="9575" calcext:value-type="float">
            <text:p>9575</text:p>
          </table:table-cell>
          <table:table-cell table:number-columns-repeated="3" office:value-type="float" office:value="0.843904366725944" calcext:value-type="float">
            <text:p>0.843904366725944</text:p>
          </table:table-cell>
          <table:table-cell table:style-name="Default" office:value-type="float" office:value="0.843904366725944" calcext:value-type="float">
            <text:p>0.843904366725944</text:p>
          </table:table-cell>
          <table:table-cell table:number-columns-repeated="4" office:value-type="float" office:value="0.843904366725944" calcext:value-type="float">
            <text:p>0.843904366725944</text:p>
          </table:table-cell>
          <table:table-cell table:number-columns-repeated="3" office:value-type="float" office:value="0.845287492590397" calcext:value-type="float">
            <text:p>0.845287492590397</text:p>
          </table:table-cell>
          <table:table-cell office:value-type="float" office:value="0.849436870183758" calcext:value-type="float">
            <text:p>0.849436870183758</text:p>
          </table:table-cell>
          <table:table-cell office:value-type="float" office:value="0.850622406639004" calcext:value-type="float">
            <text:p>0.850622406639004</text:p>
          </table:table-cell>
          <table:table-cell table:number-columns-repeated="5" office:value-type="float" office:value="0.86702232760324" calcext:value-type="float">
            <text:p>0.86702232760324</text:p>
          </table:table-cell>
          <table:table-cell table:number-columns-repeated="5" office:value-type="float" office:value="0.873740367516301" calcext:value-type="float">
            <text:p>0.873740367516301</text:p>
          </table:table-cell>
          <table:table-cell office:value-type="float" office:value="0.890140288480537" calcext:value-type="float">
            <text:p>0.890140288480537</text:p>
          </table:table-cell>
          <table:table-cell office:value-type="float" office:value="0.891523414344991" calcext:value-type="float">
            <text:p>0.891523414344991</text:p>
          </table:table-cell>
          <table:table-cell table:number-columns-repeated="3" office:value-type="float" office:value="0.909899229401304" calcext:value-type="float">
            <text:p>0.909899229401304</text:p>
          </table:table-cell>
          <table:table-cell table:number-columns-repeated="122" office:value-type="float" office:value="0.935783442007508" calcext:value-type="float">
            <text:p>0.935783442007508</text:p>
          </table:table-cell>
        </table:table-row>
        <table:table-row table:style-name="ro2">
          <table:table-cell office:value-type="float" office:value="9576" calcext:value-type="float">
            <text:p>9576</text:p>
          </table:table-cell>
          <table:table-cell table:number-columns-repeated="3" office:value-type="float" office:value="0.851668970965831" calcext:value-type="float">
            <text:p>0.851668970965831</text:p>
          </table:table-cell>
          <table:table-cell table:style-name="Default" office:value-type="float" office:value="0.851668970965831" calcext:value-type="float">
            <text:p>0.851668970965831</text:p>
          </table:table-cell>
          <table:table-cell table:number-columns-repeated="10" office:value-type="float" office:value="0.851668970965831" calcext:value-type="float">
            <text:p>0.851668970965831</text:p>
          </table:table-cell>
          <table:table-cell table:number-columns-repeated="4" office:value-type="float" office:value="0.873790242938969" calcext:value-type="float">
            <text:p>0.873790242938969</text:p>
          </table:table-cell>
          <table:table-cell table:number-columns-repeated="10" office:value-type="float" office:value="0.878925538218448" calcext:value-type="float">
            <text:p>0.878925538218448</text:p>
          </table:table-cell>
          <table:table-cell office:value-type="float" office:value="0.883270788070314" calcext:value-type="float">
            <text:p>0.883270788070314</text:p>
          </table:table-cell>
          <table:table-cell office:value-type="float" office:value="0.900256764763974" calcext:value-type="float">
            <text:p>0.900256764763974</text:p>
          </table:table-cell>
          <table:table-cell table:number-columns-repeated="3" office:value-type="float" office:value="0.904009480545131" calcext:value-type="float">
            <text:p>0.904009480545131</text:p>
          </table:table-cell>
          <table:table-cell table:number-columns-repeated="2" office:value-type="float" office:value="0.904997037329646" calcext:value-type="float">
            <text:p>0.904997037329646</text:p>
          </table:table-cell>
          <table:table-cell table:number-columns-repeated="2" office:value-type="float" office:value="0.911317400750543" calcext:value-type="float">
            <text:p>0.911317400750543</text:p>
          </table:table-cell>
          <table:table-cell office:value-type="float" office:value="0.948054513134505" calcext:value-type="float">
            <text:p>0.948054513134505</text:p>
          </table:table-cell>
          <table:table-cell table:number-columns-repeated="112" office:value-type="float" office:value="0.952399762986372" calcext:value-type="float">
            <text:p>0.952399762986372</text:p>
          </table:table-cell>
        </table:table-row>
        <table:table-row table:style-name="ro2">
          <table:table-cell office:value-type="float" office:value="9577" calcext:value-type="float">
            <text:p>9577</text:p>
          </table:table-cell>
          <table:table-cell table:number-columns-repeated="3" office:value-type="float" office:value="0.867761806981519" calcext:value-type="float">
            <text:p>0.867761806981519</text:p>
          </table:table-cell>
          <table:table-cell table:style-name="Default" office:value-type="float" office:value="0.867761806981519" calcext:value-type="float">
            <text:p>0.867761806981519</text:p>
          </table:table-cell>
          <table:table-cell table:number-columns-repeated="7" office:value-type="float" office:value="0.867761806981519" calcext:value-type="float">
            <text:p>0.867761806981519</text:p>
          </table:table-cell>
          <table:table-cell table:number-columns-repeated="2" office:value-type="float" office:value="0.88788501026694" calcext:value-type="float">
            <text:p>0.88788501026694</text:p>
          </table:table-cell>
          <table:table-cell table:number-columns-repeated="2" office:value-type="float" office:value="0.905749486652977" calcext:value-type="float">
            <text:p>0.905749486652977</text:p>
          </table:table-cell>
          <table:table-cell office:value-type="float" office:value="0.918891170431211" calcext:value-type="float">
            <text:p>0.918891170431211</text:p>
          </table:table-cell>
          <table:table-cell table:number-columns-repeated="4" office:value-type="float" office:value="0.941273100616016" calcext:value-type="float">
            <text:p>0.941273100616016</text:p>
          </table:table-cell>
          <table:table-cell table:number-columns-repeated="6" office:value-type="float" office:value="0.94394250513347" calcext:value-type="float">
            <text:p>0.94394250513347</text:p>
          </table:table-cell>
          <table:table-cell table:number-columns-repeated="124" office:value-type="float" office:value="0.944558521560575" calcext:value-type="float">
            <text:p>0.944558521560575</text:p>
          </table:table-cell>
        </table:table-row>
        <table:table-row table:style-name="ro2">
          <table:table-cell office:value-type="float" office:value="9578" calcext:value-type="float">
            <text:p>9578</text:p>
          </table:table-cell>
          <table:table-cell table:number-columns-repeated="3" office:value-type="float" office:value="0.850152905198777" calcext:value-type="float">
            <text:p>0.850152905198777</text:p>
          </table:table-cell>
          <table:table-cell table:style-name="Default" office:value-type="float" office:value="0.850152905198777" calcext:value-type="float">
            <text:p>0.850152905198777</text:p>
          </table:table-cell>
          <table:table-cell table:number-columns-repeated="5" office:value-type="float" office:value="0.850152905198777" calcext:value-type="float">
            <text:p>0.850152905198777</text:p>
          </table:table-cell>
          <table:table-cell table:number-columns-repeated="4" office:value-type="float" office:value="0.863149847094801" calcext:value-type="float">
            <text:p>0.863149847094801</text:p>
          </table:table-cell>
          <table:table-cell table:number-columns-repeated="2" office:value-type="float" office:value="0.865061162079511" calcext:value-type="float">
            <text:p>0.865061162079511</text:p>
          </table:table-cell>
          <table:table-cell table:number-columns-repeated="4" office:value-type="float" office:value="0.875573394495413" calcext:value-type="float">
            <text:p>0.875573394495413</text:p>
          </table:table-cell>
          <table:table-cell office:value-type="float" office:value="0.883600917431193" calcext:value-type="float">
            <text:p>0.883600917431193</text:p>
          </table:table-cell>
          <table:table-cell office:value-type="float" office:value="0.896980122324159" calcext:value-type="float">
            <text:p>0.896980122324159</text:p>
          </table:table-cell>
          <table:table-cell office:value-type="float" office:value="0.91322629969419" calcext:value-type="float">
            <text:p>0.91322629969419</text:p>
          </table:table-cell>
          <table:table-cell table:number-columns-repeated="5" office:value-type="float" office:value="0.945145259938838" calcext:value-type="float">
            <text:p>0.945145259938838</text:p>
          </table:table-cell>
          <table:table-cell table:number-columns-repeated="123" office:value-type="float" office:value="0.952981651376147" calcext:value-type="float">
            <text:p>0.952981651376147</text:p>
          </table:table-cell>
        </table:table-row>
        <table:table-row table:style-name="ro2">
          <table:table-cell office:value-type="float" office:value="9579" calcext:value-type="float">
            <text:p>9579</text:p>
          </table:table-cell>
          <table:table-cell table:number-columns-repeated="3" office:value-type="float" office:value="0.853733304138384" calcext:value-type="float">
            <text:p>0.853733304138384</text:p>
          </table:table-cell>
          <table:table-cell table:style-name="Default" office:value-type="float" office:value="0.853733304138384" calcext:value-type="float">
            <text:p>0.853733304138384</text:p>
          </table:table-cell>
          <table:table-cell table:number-columns-repeated="11" office:value-type="float" office:value="0.853733304138384" calcext:value-type="float">
            <text:p>0.853733304138384</text:p>
          </table:table-cell>
          <table:table-cell office:value-type="float" office:value="0.854828114736151" calcext:value-type="float">
            <text:p>0.854828114736151</text:p>
          </table:table-cell>
          <table:table-cell office:value-type="float" office:value="0.86271075104007" calcext:value-type="float">
            <text:p>0.86271075104007</text:p>
          </table:table-cell>
          <table:table-cell table:number-columns-repeated="4" office:value-type="float" office:value="0.872564046419969" calcext:value-type="float">
            <text:p>0.872564046419969</text:p>
          </table:table-cell>
          <table:table-cell table:number-columns-repeated="3" office:value-type="float" office:value="0.888548281147362" calcext:value-type="float">
            <text:p>0.888548281147362</text:p>
          </table:table-cell>
          <table:table-cell table:number-columns-repeated="3" office:value-type="float" office:value="0.890737902342895" calcext:value-type="float">
            <text:p>0.890737902342895</text:p>
          </table:table-cell>
          <table:table-cell table:number-columns-repeated="5" office:value-type="float" office:value="0.898401576527261" calcext:value-type="float">
            <text:p>0.898401576527261</text:p>
          </table:table-cell>
          <table:table-cell table:number-columns-repeated="11" office:value-type="float" office:value="0.922049485439019" calcext:value-type="float">
            <text:p>0.922049485439019</text:p>
          </table:table-cell>
          <table:table-cell table:number-columns-repeated="6" office:value-type="float" office:value="0.929494197503832" calcext:value-type="float">
            <text:p>0.929494197503832</text:p>
          </table:table-cell>
          <table:table-cell table:number-columns-repeated="101" office:value-type="float" office:value="0.937376833807751" calcext:value-type="float">
            <text:p>0.937376833807751</text:p>
          </table:table-cell>
        </table:table-row>
        <table:table-row table:style-name="ro2">
          <table:table-cell office:value-type="float" office:value="9580" calcext:value-type="float">
            <text:p>9580</text:p>
          </table:table-cell>
          <table:table-cell table:number-columns-repeated="3" office:value-type="float" office:value="0.831139861699755" calcext:value-type="float">
            <text:p>0.831139861699755</text:p>
          </table:table-cell>
          <table:table-cell table:style-name="Default" office:value-type="float" office:value="0.831139861699755" calcext:value-type="float">
            <text:p>0.831139861699755</text:p>
          </table:table-cell>
          <table:table-cell table:number-columns-repeated="5" office:value-type="float" office:value="0.831139861699755" calcext:value-type="float">
            <text:p>0.831139861699755</text:p>
          </table:table-cell>
          <table:table-cell office:value-type="float" office:value="0.834485835378095" calcext:value-type="float">
            <text:p>0.834485835378095</text:p>
          </table:table-cell>
          <table:table-cell table:number-columns-repeated="2" office:value-type="float" office:value="0.840508587999108" calcext:value-type="float">
            <text:p>0.840508587999108</text:p>
          </table:table-cell>
          <table:table-cell table:number-columns-repeated="4" office:value-type="float" office:value="0.864376533571269" calcext:value-type="float">
            <text:p>0.864376533571269</text:p>
          </table:table-cell>
          <table:table-cell table:number-columns-repeated="3" office:value-type="float" office:value="0.866830247602052" calcext:value-type="float">
            <text:p>0.866830247602052</text:p>
          </table:table-cell>
          <table:table-cell table:number-columns-repeated="3" office:value-type="float" office:value="0.87441445460629" calcext:value-type="float">
            <text:p>0.87441445460629</text:p>
          </table:table-cell>
          <table:table-cell table:number-columns-repeated="128" office:value-type="float" office:value="0.876868168637073" calcext:value-type="float">
            <text:p>0.876868168637073</text:p>
          </table:table-cell>
        </table:table-row>
        <table:table-row table:style-name="ro2">
          <table:table-cell office:value-type="float" office:value="9581" calcext:value-type="float">
            <text:p>9581</text:p>
          </table:table-cell>
          <table:table-cell table:number-columns-repeated="3" office:value-type="float" office:value="0.831465253719177" calcext:value-type="float">
            <text:p>0.831465253719177</text:p>
          </table:table-cell>
          <table:table-cell table:style-name="Default" office:value-type="float" office:value="0.831465253719177" calcext:value-type="float">
            <text:p>0.831465253719177</text:p>
          </table:table-cell>
          <table:table-cell table:number-columns-repeated="146" office:value-type="float" office:value="0.831465253719177" calcext:value-type="float">
            <text:p>0.831465253719177</text:p>
          </table:table-cell>
        </table:table-row>
        <table:table-row table:style-name="ro2">
          <table:table-cell office:value-type="float" office:value="9582" calcext:value-type="float">
            <text:p>9582</text:p>
          </table:table-cell>
          <table:table-cell table:number-columns-repeated="3" office:value-type="float" office:value="0.839426100628931" calcext:value-type="float">
            <text:p>0.839426100628931</text:p>
          </table:table-cell>
          <table:table-cell table:style-name="Default" office:value-type="float" office:value="0.839426100628931" calcext:value-type="float">
            <text:p>0.839426100628931</text:p>
          </table:table-cell>
          <table:table-cell table:number-columns-repeated="11" office:value-type="float" office:value="0.839426100628931" calcext:value-type="float">
            <text:p>0.839426100628931</text:p>
          </table:table-cell>
          <table:table-cell office:value-type="float" office:value="0.852004716981132" calcext:value-type="float">
            <text:p>0.852004716981132</text:p>
          </table:table-cell>
          <table:table-cell office:value-type="float" office:value="0.867334905660377" calcext:value-type="float">
            <text:p>0.867334905660377</text:p>
          </table:table-cell>
          <table:table-cell table:number-columns-repeated="2" office:value-type="float" office:value="0.88561320754717" calcext:value-type="float">
            <text:p>0.88561320754717</text:p>
          </table:table-cell>
          <table:table-cell table:number-columns-repeated="6" office:value-type="float" office:value="0.917256289308176" calcext:value-type="float">
            <text:p>0.917256289308176</text:p>
          </table:table-cell>
          <table:table-cell office:value-type="float" office:value="0.92688679245283" calcext:value-type="float">
            <text:p>0.92688679245283</text:p>
          </table:table-cell>
          <table:table-cell office:value-type="float" office:value="0.93062106918239" calcext:value-type="float">
            <text:p>0.93062106918239</text:p>
          </table:table-cell>
          <table:table-cell table:number-columns-repeated="4" office:value-type="float" office:value="0.937893081761006" calcext:value-type="float">
            <text:p>0.937893081761006</text:p>
          </table:table-cell>
          <table:table-cell table:number-columns-repeated="119" office:value-type="float" office:value="0.940448113207547" calcext:value-type="float">
            <text:p>0.940448113207547</text:p>
          </table:table-cell>
        </table:table-row>
        <table:table-row table:style-name="ro2">
          <table:table-cell office:value-type="float" office:value="9583" calcext:value-type="float">
            <text:p>9583</text:p>
          </table:table-cell>
          <table:table-cell table:number-columns-repeated="3" office:value-type="float" office:value="0.804389312977099" calcext:value-type="float">
            <text:p>0.804389312977099</text:p>
          </table:table-cell>
          <table:table-cell table:style-name="Default" office:value-type="float" office:value="0.804389312977099" calcext:value-type="float">
            <text:p>0.804389312977099</text:p>
          </table:table-cell>
          <table:table-cell table:number-columns-repeated="7" office:value-type="float" office:value="0.804389312977099" calcext:value-type="float">
            <text:p>0.804389312977099</text:p>
          </table:table-cell>
          <table:table-cell office:value-type="float" office:value="0.809875954198473" calcext:value-type="float">
            <text:p>0.809875954198473</text:p>
          </table:table-cell>
          <table:table-cell office:value-type="float" office:value="0.829198473282443" calcext:value-type="float">
            <text:p>0.829198473282443</text:p>
          </table:table-cell>
          <table:table-cell office:value-type="float" office:value="0.854484732824428" calcext:value-type="float">
            <text:p>0.854484732824428</text:p>
          </table:table-cell>
          <table:table-cell office:value-type="float" office:value="0.869513358778626" calcext:value-type="float">
            <text:p>0.869513358778626</text:p>
          </table:table-cell>
          <table:table-cell office:value-type="float" office:value="0.889551526717557" calcext:value-type="float">
            <text:p>0.889551526717557</text:p>
          </table:table-cell>
          <table:table-cell office:value-type="float" office:value="0.900047709923664" calcext:value-type="float">
            <text:p>0.900047709923664</text:p>
          </table:table-cell>
          <table:table-cell table:number-columns-repeated="2" office:value-type="float" office:value="0.925333969465649" calcext:value-type="float">
            <text:p>0.925333969465649</text:p>
          </table:table-cell>
          <table:table-cell table:number-columns-repeated="2" office:value-type="float" office:value="0.944656488549618" calcext:value-type="float">
            <text:p>0.944656488549618</text:p>
          </table:table-cell>
          <table:table-cell office:value-type="float" office:value="0.956583969465649" calcext:value-type="float">
            <text:p>0.956583969465649</text:p>
          </table:table-cell>
          <table:table-cell office:value-type="float" office:value="0.96087786259542" calcext:value-type="float">
            <text:p>0.96087786259542</text:p>
          </table:table-cell>
          <table:table-cell table:number-columns-repeated="6" office:value-type="float" office:value="0.965648854961832" calcext:value-type="float">
            <text:p>0.965648854961832</text:p>
          </table:table-cell>
          <table:table-cell table:number-columns-repeated="121" office:value-type="float" office:value="0.965887404580153" calcext:value-type="float">
            <text:p>0.965887404580153</text:p>
          </table:table-cell>
        </table:table-row>
        <table:table-row table:style-name="ro2">
          <table:table-cell office:value-type="float" office:value="9584" calcext:value-type="float">
            <text:p>9584</text:p>
          </table:table-cell>
          <table:table-cell table:number-columns-repeated="3" office:value-type="float" office:value="0.812092130518234" calcext:value-type="float">
            <text:p>0.812092130518234</text:p>
          </table:table-cell>
          <table:table-cell table:style-name="Default" office:value-type="float" office:value="0.812092130518234" calcext:value-type="float">
            <text:p>0.812092130518234</text:p>
          </table:table-cell>
          <table:table-cell table:number-columns-repeated="10" office:value-type="float" office:value="0.812092130518234" calcext:value-type="float">
            <text:p>0.812092130518234</text:p>
          </table:table-cell>
          <table:table-cell office:value-type="float" office:value="0.812667946257198" calcext:value-type="float">
            <text:p>0.812667946257198</text:p>
          </table:table-cell>
          <table:table-cell office:value-type="float" office:value="0.823800383877159" calcext:value-type="float">
            <text:p>0.823800383877159</text:p>
          </table:table-cell>
          <table:table-cell office:value-type="float" office:value="0.844529750479846" calcext:value-type="float">
            <text:p>0.844529750479846</text:p>
          </table:table-cell>
          <table:table-cell office:value-type="float" office:value="0.880038387715931" calcext:value-type="float">
            <text:p>0.880038387715931</text:p>
          </table:table-cell>
          <table:table-cell table:number-columns-repeated="3" office:value-type="float" office:value="0.885796545105566" calcext:value-type="float">
            <text:p>0.885796545105566</text:p>
          </table:table-cell>
          <table:table-cell table:number-columns-repeated="2" office:value-type="float" office:value="0.91362763915547" calcext:value-type="float">
            <text:p>0.91362763915547</text:p>
          </table:table-cell>
          <table:table-cell table:number-columns-repeated="4" office:value-type="float" office:value="0.913819577735125" calcext:value-type="float">
            <text:p>0.913819577735125</text:p>
          </table:table-cell>
          <table:table-cell table:number-columns-repeated="9" office:value-type="float" office:value="0.942418426103647" calcext:value-type="float">
            <text:p>0.942418426103647</text:p>
          </table:table-cell>
          <table:table-cell office:value-type="float" office:value="0.943378119001919" calcext:value-type="float">
            <text:p>0.943378119001919</text:p>
          </table:table-cell>
          <table:table-cell table:number-columns-repeated="113" office:value-type="float" office:value="0.976007677543186" calcext:value-type="float">
            <text:p>0.976007677543186</text:p>
          </table:table-cell>
        </table:table-row>
        <table:table-row table:style-name="ro2">
          <table:table-cell office:value-type="float" office:value="9585" calcext:value-type="float">
            <text:p>9585</text:p>
          </table:table-cell>
          <table:table-cell table:number-columns-repeated="3" office:value-type="float" office:value="0.854938932933362" calcext:value-type="float">
            <text:p>0.854938932933362</text:p>
          </table:table-cell>
          <table:table-cell table:style-name="Default" office:value-type="float" office:value="0.854938932933362" calcext:value-type="float">
            <text:p>0.854938932933362</text:p>
          </table:table-cell>
          <table:table-cell table:number-columns-repeated="12" office:value-type="float" office:value="0.854938932933362" calcext:value-type="float">
            <text:p>0.854938932933362</text:p>
          </table:table-cell>
          <table:table-cell office:value-type="float" office:value="0.863938290122134" calcext:value-type="float">
            <text:p>0.863938290122134</text:p>
          </table:table-cell>
          <table:table-cell table:number-columns-repeated="3" office:value-type="float" office:value="0.873151917720163" calcext:value-type="float">
            <text:p>0.873151917720163</text:p>
          </table:table-cell>
          <table:table-cell office:value-type="float" office:value="0.880222841225627" calcext:value-type="float">
            <text:p>0.880222841225627</text:p>
          </table:table-cell>
          <table:table-cell office:value-type="float" office:value="0.886008142275552" calcext:value-type="float">
            <text:p>0.886008142275552</text:p>
          </table:table-cell>
          <table:table-cell table:number-columns-repeated="2" office:value-type="float" office:value="0.892864795371759" calcext:value-type="float">
            <text:p>0.892864795371759</text:p>
          </table:table-cell>
          <table:table-cell table:number-columns-repeated="2" office:value-type="float" office:value="0.911292050567817" calcext:value-type="float">
            <text:p>0.911292050567817</text:p>
          </table:table-cell>
          <table:table-cell table:number-columns-repeated="2" office:value-type="float" office:value="0.914934647525177" calcext:value-type="float">
            <text:p>0.914934647525177</text:p>
          </table:table-cell>
          <table:table-cell office:value-type="float" office:value="0.921362759802871" calcext:value-type="float">
            <text:p>0.921362759802871</text:p>
          </table:table-cell>
          <table:table-cell table:number-columns-repeated="5" office:value-type="float" office:value="0.943432611956289" calcext:value-type="float">
            <text:p>0.943432611956289</text:p>
          </table:table-cell>
          <table:table-cell office:value-type="float" office:value="0.944503964002571" calcext:value-type="float">
            <text:p>0.944503964002571</text:p>
          </table:table-cell>
          <table:table-cell office:value-type="float" office:value="0.946218127276623" calcext:value-type="float">
            <text:p>0.946218127276623</text:p>
          </table:table-cell>
          <table:table-cell office:value-type="float" office:value="0.953289050782087" calcext:value-type="float">
            <text:p>0.953289050782087</text:p>
          </table:table-cell>
          <table:table-cell table:number-columns-repeated="2" office:value-type="float" office:value="0.956931647739447" calcext:value-type="float">
            <text:p>0.956931647739447</text:p>
          </table:table-cell>
          <table:table-cell table:number-columns-repeated="5" office:value-type="float" office:value="0.963574030426398" calcext:value-type="float">
            <text:p>0.963574030426398</text:p>
          </table:table-cell>
          <table:table-cell table:number-columns-repeated="9" office:value-type="float" office:value="0.971930576387401" calcext:value-type="float">
            <text:p>0.971930576387401</text:p>
          </table:table-cell>
          <table:table-cell table:number-columns-repeated="97" office:value-type="float" office:value="0.974073280479966" calcext:value-type="float">
            <text:p>0.974073280479966</text:p>
          </table:table-cell>
        </table:table-row>
        <table:table-row table:style-name="ro2">
          <table:table-cell office:value-type="float" office:value="9586" calcext:value-type="float">
            <text:p>9586</text:p>
          </table:table-cell>
          <table:table-cell table:number-columns-repeated="3" office:value-type="float" office:value="0.917021276595745" calcext:value-type="float">
            <text:p>0.917021276595745</text:p>
          </table:table-cell>
          <table:table-cell table:style-name="Default" office:value-type="float" office:value="0.917021276595745" calcext:value-type="float">
            <text:p>0.917021276595745</text:p>
          </table:table-cell>
          <table:table-cell table:number-columns-repeated="146" office:value-type="float" office:value="0.917021276595745" calcext:value-type="float">
            <text:p>0.917021276595745</text:p>
          </table:table-cell>
        </table:table-row>
        <table:table-row table:style-name="ro2">
          <table:table-cell office:value-type="float" office:value="9587" calcext:value-type="float">
            <text:p>9587</text:p>
          </table:table-cell>
          <table:table-cell table:number-columns-repeated="3" office:value-type="float" office:value="0.887368629783859" calcext:value-type="float">
            <text:p>0.887368629783859</text:p>
          </table:table-cell>
          <table:table-cell table:style-name="Default" office:value-type="float" office:value="0.887368629783859" calcext:value-type="float">
            <text:p>0.887368629783859</text:p>
          </table:table-cell>
          <table:table-cell table:number-columns-repeated="8" office:value-type="float" office:value="0.887368629783859" calcext:value-type="float">
            <text:p>0.887368629783859</text:p>
          </table:table-cell>
          <table:table-cell office:value-type="float" office:value="0.89252429109657" calcext:value-type="float">
            <text:p>0.89252429109657</text:p>
          </table:table-cell>
          <table:table-cell table:number-columns-repeated="2" office:value-type="float" office:value="0.900852667063256" calcext:value-type="float">
            <text:p>0.900852667063256</text:p>
          </table:table-cell>
          <table:table-cell office:value-type="float" office:value="0.905413444378346" calcext:value-type="float">
            <text:p>0.905413444378346</text:p>
          </table:table-cell>
          <table:table-cell table:number-columns-repeated="134" office:value-type="float" office:value="0.917707713662503" calcext:value-type="float">
            <text:p>0.917707713662503</text:p>
          </table:table-cell>
        </table:table-row>
        <table:table-row table:style-name="ro2">
          <table:table-cell office:value-type="float" office:value="9588" calcext:value-type="float">
            <text:p>9588</text:p>
          </table:table-cell>
          <table:table-cell table:number-columns-repeated="3" office:value-type="float" office:value="0.873257023933403" calcext:value-type="float">
            <text:p>0.873257023933403</text:p>
          </table:table-cell>
          <table:table-cell table:style-name="Default" office:value-type="float" office:value="0.873257023933403" calcext:value-type="float">
            <text:p>0.873257023933403</text:p>
          </table:table-cell>
          <table:table-cell table:number-columns-repeated="9" office:value-type="float" office:value="0.873257023933403" calcext:value-type="float">
            <text:p>0.873257023933403</text:p>
          </table:table-cell>
          <table:table-cell office:value-type="float" office:value="0.907180020811654" calcext:value-type="float">
            <text:p>0.907180020811654</text:p>
          </table:table-cell>
          <table:table-cell table:number-columns-repeated="3" office:value-type="float" office:value="0.940270551508845" calcext:value-type="float">
            <text:p>0.940270551508845</text:p>
          </table:table-cell>
          <table:table-cell table:number-columns-repeated="3" office:value-type="float" office:value="0.95837669094693" calcext:value-type="float">
            <text:p>0.95837669094693</text:p>
          </table:table-cell>
          <table:table-cell table:number-columns-repeated="4" office:value-type="float" office:value="0.959209157127992" calcext:value-type="float">
            <text:p>0.959209157127992</text:p>
          </table:table-cell>
          <table:table-cell table:number-columns-repeated="2" office:value-type="float" office:value="0.967741935483871" calcext:value-type="float">
            <text:p>0.967741935483871</text:p>
          </table:table-cell>
          <table:table-cell table:number-columns-repeated="3" office:value-type="float" office:value="0.972528616024974" calcext:value-type="float">
            <text:p>0.972528616024974</text:p>
          </table:table-cell>
          <table:table-cell table:number-columns-repeated="121" office:value-type="float" office:value="0.977523413111342" calcext:value-type="float">
            <text:p>0.977523413111342</text:p>
          </table:table-cell>
        </table:table-row>
        <table:table-row table:style-name="ro2">
          <table:table-cell office:value-type="float" office:value="9589" calcext:value-type="float">
            <text:p>9589</text:p>
          </table:table-cell>
          <table:table-cell table:number-columns-repeated="3" office:value-type="float" office:value="0.844603381014304" calcext:value-type="float">
            <text:p>0.844603381014304</text:p>
          </table:table-cell>
          <table:table-cell table:style-name="Default" office:value-type="float" office:value="0.844603381014304" calcext:value-type="float">
            <text:p>0.844603381014304</text:p>
          </table:table-cell>
          <table:table-cell table:number-columns-repeated="7" office:value-type="float" office:value="0.844603381014304" calcext:value-type="float">
            <text:p>0.844603381014304</text:p>
          </table:table-cell>
          <table:table-cell table:number-columns-repeated="2" office:value-type="float" office:value="0.871478110099697" calcext:value-type="float">
            <text:p>0.871478110099697</text:p>
          </table:table-cell>
          <table:table-cell office:value-type="float" office:value="0.875596012136974" calcext:value-type="float">
            <text:p>0.875596012136974</text:p>
          </table:table-cell>
          <table:table-cell office:value-type="float" office:value="0.890767230169051" calcext:value-type="float">
            <text:p>0.890767230169051</text:p>
          </table:table-cell>
          <table:table-cell table:number-columns-repeated="3" office:value-type="float" office:value="0.913307325530993" calcext:value-type="float">
            <text:p>0.913307325530993</text:p>
          </table:table-cell>
          <table:table-cell table:number-columns-repeated="5" office:value-type="float" office:value="0.928045080190724" calcext:value-type="float">
            <text:p>0.928045080190724</text:p>
          </table:table-cell>
          <table:table-cell table:number-columns-repeated="2" office:value-type="float" office:value="0.931729518855657" calcext:value-type="float">
            <text:p>0.931729518855657</text:p>
          </table:table-cell>
          <table:table-cell table:number-columns-repeated="2" office:value-type="float" office:value="0.946467273515388" calcext:value-type="float">
            <text:p>0.946467273515388</text:p>
          </table:table-cell>
          <table:table-cell table:number-columns-repeated="123" office:value-type="float" office:value="0.956003467706979" calcext:value-type="float">
            <text:p>0.956003467706979</text:p>
          </table:table-cell>
        </table:table-row>
        <table:table-row table:style-name="ro2">
          <table:table-cell office:value-type="float" office:value="9590" calcext:value-type="float">
            <text:p>9590</text:p>
          </table:table-cell>
          <table:table-cell table:number-columns-repeated="3" office:value-type="float" office:value="0.844677137870855" calcext:value-type="float">
            <text:p>0.844677137870855</text:p>
          </table:table-cell>
          <table:table-cell table:style-name="Default" office:value-type="float" office:value="0.844677137870855" calcext:value-type="float">
            <text:p>0.844677137870855</text:p>
          </table:table-cell>
          <table:table-cell table:number-columns-repeated="4" office:value-type="float" office:value="0.844677137870855" calcext:value-type="float">
            <text:p>0.844677137870855</text:p>
          </table:table-cell>
          <table:table-cell office:value-type="float" office:value="0.852239674229203" calcext:value-type="float">
            <text:p>0.852239674229203</text:p>
          </table:table-cell>
          <table:table-cell table:number-columns-repeated="2" office:value-type="float" office:value="0.877254217568354" calcext:value-type="float">
            <text:p>0.877254217568354</text:p>
          </table:table-cell>
          <table:table-cell table:number-columns-repeated="3" office:value-type="float" office:value="0.879387240643785" calcext:value-type="float">
            <text:p>0.879387240643785</text:p>
          </table:table-cell>
          <table:table-cell table:number-columns-repeated="7" office:value-type="float" office:value="0.917199922435525" calcext:value-type="float">
            <text:p>0.917199922435525</text:p>
          </table:table-cell>
          <table:table-cell table:number-columns-repeated="3" office:value-type="float" office:value="0.921659879775063" calcext:value-type="float">
            <text:p>0.921659879775063</text:p>
          </table:table-cell>
          <table:table-cell table:number-columns-repeated="2" office:value-type="float" office:value="0.921853790963739" calcext:value-type="float">
            <text:p>0.921853790963739</text:p>
          </table:table-cell>
          <table:table-cell office:value-type="float" office:value="0.924180725227846" calcext:value-type="float">
            <text:p>0.924180725227846</text:p>
          </table:table-cell>
          <table:table-cell office:value-type="float" office:value="0.934264107038976" calcext:value-type="float">
            <text:p>0.934264107038976</text:p>
          </table:table-cell>
          <table:table-cell table:number-columns-repeated="4" office:value-type="float" office:value="0.955012604227264" calcext:value-type="float">
            <text:p>0.955012604227264</text:p>
          </table:table-cell>
          <table:table-cell table:number-columns-repeated="118" office:value-type="float" office:value="0.971107232887337" calcext:value-type="float">
            <text:p>0.971107232887337</text:p>
          </table:table-cell>
        </table:table-row>
        <table:table-row table:style-name="ro2">
          <table:table-cell office:value-type="float" office:value="9591" calcext:value-type="float">
            <text:p>9591</text:p>
          </table:table-cell>
          <table:table-cell table:number-columns-repeated="3" office:value-type="float" office:value="0.857142857142857" calcext:value-type="float">
            <text:p>0.857142857142857</text:p>
          </table:table-cell>
          <table:table-cell table:style-name="Default" office:value-type="float" office:value="0.857142857142857" calcext:value-type="float">
            <text:p>0.857142857142857</text:p>
          </table:table-cell>
          <table:table-cell table:number-columns-repeated="12" office:value-type="float" office:value="0.857142857142857" calcext:value-type="float">
            <text:p>0.857142857142857</text:p>
          </table:table-cell>
          <table:table-cell table:number-columns-repeated="2" office:value-type="float" office:value="0.859133126934985" calcext:value-type="float">
            <text:p>0.859133126934985</text:p>
          </table:table-cell>
          <table:table-cell office:value-type="float" office:value="0.864661654135338" calcext:value-type="float">
            <text:p>0.864661654135338</text:p>
          </table:table-cell>
          <table:table-cell office:value-type="float" office:value="0.874834144183989" calcext:value-type="float">
            <text:p>0.874834144183989</text:p>
          </table:table-cell>
          <table:table-cell office:value-type="float" office:value="0.883237505528527" calcext:value-type="float">
            <text:p>0.883237505528527</text:p>
          </table:table-cell>
          <table:table-cell office:value-type="float" office:value="0.885670057496683" calcext:value-type="float">
            <text:p>0.885670057496683</text:p>
          </table:table-cell>
          <table:table-cell table:number-columns-repeated="2" office:value-type="float" office:value="0.900707651481645" calcext:value-type="float">
            <text:p>0.900707651481645</text:p>
          </table:table-cell>
          <table:table-cell table:number-columns-repeated="3" office:value-type="float" office:value="0.906678460858027" calcext:value-type="float">
            <text:p>0.906678460858027</text:p>
          </table:table-cell>
          <table:table-cell office:value-type="float" office:value="0.915302963290579" calcext:value-type="float">
            <text:p>0.915302963290579</text:p>
          </table:table-cell>
          <table:table-cell table:number-columns-repeated="6" office:value-type="float" office:value="0.924590888987174" calcext:value-type="float">
            <text:p>0.924590888987174</text:p>
          </table:table-cell>
          <table:table-cell table:number-columns-repeated="4" office:value-type="float" office:value="0.939628482972136" calcext:value-type="float">
            <text:p>0.939628482972136</text:p>
          </table:table-cell>
          <table:table-cell office:value-type="float" office:value="0.950022114108801" calcext:value-type="float">
            <text:p>0.950022114108801</text:p>
          </table:table-cell>
          <table:table-cell table:number-columns-repeated="7" office:value-type="float" office:value="0.967934542237948" calcext:value-type="float">
            <text:p>0.967934542237948</text:p>
          </table:table-cell>
          <table:table-cell table:number-columns-repeated="3" office:value-type="float" office:value="0.968819106590004" calcext:value-type="float">
            <text:p>0.968819106590004</text:p>
          </table:table-cell>
          <table:table-cell table:number-columns-repeated="4" office:value-type="float" office:value="0.972357363998231" calcext:value-type="float">
            <text:p>0.972357363998231</text:p>
          </table:table-cell>
          <table:table-cell table:number-columns-repeated="6" office:value-type="float" office:value="0.978328173374613" calcext:value-type="float">
            <text:p>0.978328173374613</text:p>
          </table:table-cell>
          <table:table-cell table:number-columns-repeated="91" office:value-type="float" office:value="0.984077841662981" calcext:value-type="float">
            <text:p>0.984077841662981</text:p>
          </table:table-cell>
        </table:table-row>
        <table:table-row table:style-name="ro2">
          <table:table-cell office:value-type="float" office:value="9592" calcext:value-type="float">
            <text:p>9592</text:p>
          </table:table-cell>
          <table:table-cell table:number-columns-repeated="3" office:value-type="float" office:value="0.853412734768667" calcext:value-type="float">
            <text:p>0.853412734768667</text:p>
          </table:table-cell>
          <table:table-cell table:style-name="Default" office:value-type="float" office:value="0.853412734768667" calcext:value-type="float">
            <text:p>0.853412734768667</text:p>
          </table:table-cell>
          <table:table-cell table:number-columns-repeated="25" office:value-type="float" office:value="0.853412734768667" calcext:value-type="float">
            <text:p>0.853412734768667</text:p>
          </table:table-cell>
          <table:table-cell table:number-columns-repeated="2" office:value-type="float" office:value="0.85593220338983" calcext:value-type="float">
            <text:p>0.85593220338983</text:p>
          </table:table-cell>
          <table:table-cell table:number-columns-repeated="119" office:value-type="float" office:value="0.862574438845625" calcext:value-type="float">
            <text:p>0.862574438845625</text:p>
          </table:table-cell>
        </table:table-row>
        <table:table-row table:style-name="ro2">
          <table:table-cell office:value-type="float" office:value="9593" calcext:value-type="float">
            <text:p>9593</text:p>
          </table:table-cell>
          <table:table-cell table:number-columns-repeated="3" office:value-type="float" office:value="0.879255106127353" calcext:value-type="float">
            <text:p>0.879255106127353</text:p>
          </table:table-cell>
          <table:table-cell table:style-name="Default" office:value-type="float" office:value="0.879255106127353" calcext:value-type="float">
            <text:p>0.879255106127353</text:p>
          </table:table-cell>
          <table:table-cell table:number-columns-repeated="12" office:value-type="float" office:value="0.879255106127353" calcext:value-type="float">
            <text:p>0.879255106127353</text:p>
          </table:table-cell>
          <table:table-cell table:number-columns-repeated="5" office:value-type="float" office:value="0.889867841409692" calcext:value-type="float">
            <text:p>0.889867841409692</text:p>
          </table:table-cell>
          <table:table-cell office:value-type="float" office:value="0.89647577092511" calcext:value-type="float">
            <text:p>0.89647577092511</text:p>
          </table:table-cell>
          <table:table-cell office:value-type="float" office:value="0.908890668802563" calcext:value-type="float">
            <text:p>0.908890668802563</text:p>
          </table:table-cell>
          <table:table-cell table:number-columns-repeated="2" office:value-type="float" office:value="0.918502202643172" calcext:value-type="float">
            <text:p>0.918502202643172</text:p>
          </table:table-cell>
          <table:table-cell table:number-columns-repeated="6" office:value-type="float" office:value="0.92310772927513" calcext:value-type="float">
            <text:p>0.92310772927513</text:p>
          </table:table-cell>
          <table:table-cell table:number-columns-repeated="119" office:value-type="float" office:value="0.924509411293552" calcext:value-type="float">
            <text:p>0.924509411293552</text:p>
          </table:table-cell>
        </table:table-row>
        <table:table-row table:style-name="ro2">
          <table:table-cell office:value-type="float" office:value="9594" calcext:value-type="float">
            <text:p>9594</text:p>
          </table:table-cell>
          <table:table-cell table:number-columns-repeated="3" office:value-type="float" office:value="0.840332147093713" calcext:value-type="float">
            <text:p>0.840332147093713</text:p>
          </table:table-cell>
          <table:table-cell table:style-name="Default" office:value-type="float" office:value="0.840332147093713" calcext:value-type="float">
            <text:p>0.840332147093713</text:p>
          </table:table-cell>
          <table:table-cell table:number-columns-repeated="6" office:value-type="float" office:value="0.840332147093713" calcext:value-type="float">
            <text:p>0.840332147093713</text:p>
          </table:table-cell>
          <table:table-cell table:number-columns-repeated="2" office:value-type="float" office:value="0.844839857651246" calcext:value-type="float">
            <text:p>0.844839857651246</text:p>
          </table:table-cell>
          <table:table-cell table:number-columns-repeated="4" office:value-type="float" office:value="0.869988137603796" calcext:value-type="float">
            <text:p>0.869988137603796</text:p>
          </table:table-cell>
          <table:table-cell office:value-type="float" office:value="0.871886120996441" calcext:value-type="float">
            <text:p>0.871886120996441</text:p>
          </table:table-cell>
          <table:table-cell office:value-type="float" office:value="0.881376037959668" calcext:value-type="float">
            <text:p>0.881376037959668</text:p>
          </table:table-cell>
          <table:table-cell table:number-columns-repeated="132" office:value-type="float" office:value="0.906524317912218" calcext:value-type="float">
            <text:p>0.906524317912218</text:p>
          </table:table-cell>
        </table:table-row>
        <table:table-row table:style-name="ro2">
          <table:table-cell office:value-type="float" office:value="9595" calcext:value-type="float">
            <text:p>9595</text:p>
          </table:table-cell>
          <table:table-cell table:number-columns-repeated="3" office:value-type="float" office:value="0.872627486851132" calcext:value-type="float">
            <text:p>0.872627486851132</text:p>
          </table:table-cell>
          <table:table-cell table:style-name="Default" office:value-type="float" office:value="0.872627486851132" calcext:value-type="float">
            <text:p>0.872627486851132</text:p>
          </table:table-cell>
          <table:table-cell table:number-columns-repeated="15" office:value-type="float" office:value="0.872627486851132" calcext:value-type="float">
            <text:p>0.872627486851132</text:p>
          </table:table-cell>
          <table:table-cell office:value-type="float" office:value="0.883832609192774" calcext:value-type="float">
            <text:p>0.883832609192774</text:p>
          </table:table-cell>
          <table:table-cell office:value-type="float" office:value="0.888634804482049" calcext:value-type="float">
            <text:p>0.888634804482049</text:p>
          </table:table-cell>
          <table:table-cell table:number-columns-repeated="2" office:value-type="float" office:value="0.901440658586782" calcext:value-type="float">
            <text:p>0.901440658586782</text:p>
          </table:table-cell>
          <table:table-cell office:value-type="float" office:value="0.906014177909902" calcext:value-type="float">
            <text:p>0.906014177909902</text:p>
          </table:table-cell>
          <table:table-cell table:number-columns-repeated="2" office:value-type="float" office:value="0.92362222730391" calcext:value-type="float">
            <text:p>0.92362222730391</text:p>
          </table:table-cell>
          <table:table-cell table:number-columns-repeated="4" office:value-type="float" office:value="0.935742053510176" calcext:value-type="float">
            <text:p>0.935742053510176</text:p>
          </table:table-cell>
          <table:table-cell table:number-columns-repeated="5" office:value-type="float" office:value="0.936885433340956" calcext:value-type="float">
            <text:p>0.936885433340956</text:p>
          </table:table-cell>
          <table:table-cell table:number-columns-repeated="115" office:value-type="float" office:value="0.941687628630231" calcext:value-type="float">
            <text:p>0.941687628630231</text:p>
          </table:table-cell>
        </table:table-row>
        <table:table-row table:style-name="ro2">
          <table:table-cell office:value-type="float" office:value="9596" calcext:value-type="float">
            <text:p>9596</text:p>
          </table:table-cell>
          <table:table-cell table:number-columns-repeated="3" office:value-type="float" office:value="0.856032045240339" calcext:value-type="float">
            <text:p>0.856032045240339</text:p>
          </table:table-cell>
          <table:table-cell table:style-name="Default" office:value-type="float" office:value="0.856032045240339" calcext:value-type="float">
            <text:p>0.856032045240339</text:p>
          </table:table-cell>
          <table:table-cell table:number-columns-repeated="146" office:value-type="float" office:value="0.856032045240339" calcext:value-type="float">
            <text:p>0.856032045240339</text:p>
          </table:table-cell>
        </table:table-row>
        <table:table-row table:style-name="ro2">
          <table:table-cell office:value-type="float" office:value="9597" calcext:value-type="float">
            <text:p>9597</text:p>
          </table:table-cell>
          <table:table-cell table:number-columns-repeated="3" office:value-type="float" office:value="0.878083881578947" calcext:value-type="float">
            <text:p>0.878083881578947</text:p>
          </table:table-cell>
          <table:table-cell table:style-name="Default" office:value-type="float" office:value="0.878083881578947" calcext:value-type="float">
            <text:p>0.878083881578947</text:p>
          </table:table-cell>
          <table:table-cell table:number-columns-repeated="8" office:value-type="float" office:value="0.878083881578947" calcext:value-type="float">
            <text:p>0.878083881578947</text:p>
          </table:table-cell>
          <table:table-cell office:value-type="float" office:value="0.881784539473684" calcext:value-type="float">
            <text:p>0.88178453947368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9671052631579" calcext:value-type="float">
            <text:p>0.899671052631579</text:p>
          </table:table-cell>
          <table:table-cell office:value-type="float" office:value="0.921669407894737" calcext:value-type="float">
            <text:p>0.921669407894737</text:p>
          </table:table-cell>
          <table:table-cell table:number-columns-repeated="3" office:value-type="float" office:value="0.926192434210526" calcext:value-type="float">
            <text:p>0.926192434210526</text:p>
          </table:table-cell>
          <table:table-cell office:value-type="float" office:value="0.935032894736842" calcext:value-type="float">
            <text:p>0.935032894736842</text:p>
          </table:table-cell>
          <table:table-cell table:number-columns-repeated="130" office:value-type="float" office:value="0.939555921052632" calcext:value-type="float">
            <text:p>0.939555921052632</text:p>
          </table:table-cell>
        </table:table-row>
        <table:table-row table:style-name="ro2">
          <table:table-cell office:value-type="float" office:value="9598" calcext:value-type="float">
            <text:p>9598</text:p>
          </table:table-cell>
          <table:table-cell table:number-columns-repeated="3" office:value-type="float" office:value="0.860199418363108" calcext:value-type="float">
            <text:p>0.860199418363108</text:p>
          </table:table-cell>
          <table:table-cell table:style-name="Default" office:value-type="float" office:value="0.860199418363108" calcext:value-type="float">
            <text:p>0.860199418363108</text:p>
          </table:table-cell>
          <table:table-cell table:number-columns-repeated="16" office:value-type="float" office:value="0.860199418363108" calcext:value-type="float">
            <text:p>0.860199418363108</text:p>
          </table:table-cell>
          <table:table-cell table:number-columns-repeated="2" office:value-type="float" office:value="0.879310344827586" calcext:value-type="float">
            <text:p>0.879310344827586</text:p>
          </table:table-cell>
          <table:table-cell table:number-columns-repeated="2" office:value-type="float" office:value="0.881803074366431" calcext:value-type="float">
            <text:p>0.881803074366431</text:p>
          </table:table-cell>
          <table:table-cell table:number-columns-repeated="126" office:value-type="float" office:value="0.885126713751558" calcext:value-type="float">
            <text:p>0.885126713751558</text:p>
          </table:table-cell>
        </table:table-row>
        <table:table-row table:style-name="ro2">
          <table:table-cell office:value-type="float" office:value="9599" calcext:value-type="float">
            <text:p>9599</text:p>
          </table:table-cell>
          <table:table-cell table:number-columns-repeated="3" office:value-type="float" office:value="0.884654994850669" calcext:value-type="float">
            <text:p>0.884654994850669</text:p>
          </table:table-cell>
          <table:table-cell table:style-name="Default" office:value-type="float" office:value="0.884654994850669" calcext:value-type="float">
            <text:p>0.884654994850669</text:p>
          </table:table-cell>
          <table:table-cell table:number-columns-repeated="4" office:value-type="float" office:value="0.884654994850669" calcext:value-type="float">
            <text:p>0.884654994850669</text:p>
          </table:table-cell>
          <table:table-cell office:value-type="float" office:value="0.887487126673532" calcext:value-type="float">
            <text:p>0.887487126673532</text:p>
          </table:table-cell>
          <table:table-cell office:value-type="float" office:value="0.909886714727085" calcext:value-type="float">
            <text:p>0.909886714727085</text:p>
          </table:table-cell>
          <table:table-cell table:number-columns-repeated="3" office:value-type="float" office:value="0.922760041194645" calcext:value-type="float">
            <text:p>0.922760041194645</text:p>
          </table:table-cell>
          <table:table-cell table:number-columns-repeated="137" office:value-type="float" office:value="0.941555097837281" calcext:value-type="float">
            <text:p>0.94155509783728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146"/>
        </table:table-row>
        <table:table-row table:style-name="ro2">
          <table:table-cell office:value-type="string" calcext:value-type="string">
            <text:p>Prumer</text:p>
          </table:table-cell>
          <table:table-cell table:number-columns-repeated="3"/>
          <table:table-cell table:style-name="Default"/>
          <table:table-cell table:number-columns-repeated="146"/>
        </table:table-row>
        <table:table-row table:style-name="ro2">
          <table:table-cell/>
          <table:table-cell table:formula="of:=AVERAGE([.B57:.B106])" office:value-type="float" office:value="0.853229811663372" calcext:value-type="float">
            <text:p>0.853229811663372</text:p>
          </table:table-cell>
          <table:table-cell table:formula="of:=AVERAGE([.C57:.C106])" office:value-type="float" office:value="0.853229811663372" calcext:value-type="float">
            <text:p>0.853229811663372</text:p>
          </table:table-cell>
          <table:table-cell table:formula="of:=AVERAGE([.D57:.D106])" office:value-type="float" office:value="0.853229811663372" calcext:value-type="float">
            <text:p>0.853229811663372</text:p>
          </table:table-cell>
          <table:table-cell table:style-name="Default" table:formula="of:=AVERAGE([.E57:.E106])" office:value-type="float" office:value="0.853720992730575" calcext:value-type="float">
            <text:p>0.853720992730575</text:p>
          </table:table-cell>
          <table:table-cell table:formula="of:=AVERAGE([.F57:.F106])" office:value-type="float" office:value="0.853975347167954" calcext:value-type="float">
            <text:p>0.853975347167954</text:p>
          </table:table-cell>
          <table:table-cell table:formula="of:=AVERAGE([.G57:.G106])" office:value-type="float" office:value="0.854368292021716" calcext:value-type="float">
            <text:p>0.854368292021716</text:p>
          </table:table-cell>
          <table:table-cell table:formula="of:=AVERAGE([.H57:.H106])" office:value-type="float" office:value="0.854971105149646" calcext:value-type="float">
            <text:p>0.854971105149646</text:p>
          </table:table-cell>
          <table:table-cell table:formula="of:=AVERAGE([.I57:.I106])" office:value-type="float" office:value="0.855427045526674" calcext:value-type="float">
            <text:p>0.855427045526674</text:p>
          </table:table-cell>
          <table:table-cell table:formula="of:=AVERAGE([.J57:.J106])" office:value-type="float" office:value="0.856310067359809" calcext:value-type="float">
            <text:p>0.856310067359809</text:p>
          </table:table-cell>
          <table:table-cell table:formula="of:=AVERAGE([.K57:.K106])" office:value-type="float" office:value="0.858073930490548" calcext:value-type="float">
            <text:p>0.858073930490548</text:p>
          </table:table-cell>
          <table:table-cell table:formula="of:=AVERAGE([.L57:.L106])" office:value-type="float" office:value="0.85854200628347" calcext:value-type="float">
            <text:p>0.85854200628347</text:p>
          </table:table-cell>
          <table:table-cell table:formula="of:=AVERAGE([.M57:.M106])" office:value-type="float" office:value="0.859833598842689" calcext:value-type="float">
            <text:p>0.859833598842689</text:p>
          </table:table-cell>
          <table:table-cell table:formula="of:=AVERAGE([.N57:.N106])" office:value-type="float" office:value="0.861678058358721" calcext:value-type="float">
            <text:p>0.861678058358721</text:p>
          </table:table-cell>
          <table:table-cell table:formula="of:=AVERAGE([.O57:.O106])" office:value-type="float" office:value="0.864445833736183" calcext:value-type="float">
            <text:p>0.864445833736183</text:p>
          </table:table-cell>
          <table:table-cell table:formula="of:=AVERAGE([.P57:.P106])" office:value-type="float" office:value="0.867158923108878" calcext:value-type="float">
            <text:p>0.867158923108878</text:p>
          </table:table-cell>
          <table:table-cell table:formula="of:=AVERAGE([.Q57:.Q106])" office:value-type="float" office:value="0.870120403957359" calcext:value-type="float">
            <text:p>0.870120403957359</text:p>
          </table:table-cell>
          <table:table-cell table:formula="of:=AVERAGE([.R57:.R106])" office:value-type="float" office:value="0.87336782353271" calcext:value-type="float">
            <text:p>0.87336782353271</text:p>
          </table:table-cell>
          <table:table-cell table:formula="of:=AVERAGE([.S57:.S106])" office:value-type="float" office:value="0.876180116246987" calcext:value-type="float">
            <text:p>0.876180116246987</text:p>
          </table:table-cell>
          <table:table-cell table:formula="of:=AVERAGE([.T57:.T106])" office:value-type="float" office:value="0.877934969544794" calcext:value-type="float">
            <text:p>0.877934969544794</text:p>
          </table:table-cell>
          <table:table-cell table:formula="of:=AVERAGE([.U57:.U106])" office:value-type="float" office:value="0.880170150344727" calcext:value-type="float">
            <text:p>0.880170150344727</text:p>
          </table:table-cell>
          <table:table-cell table:formula="of:=AVERAGE([.V57:.V106])" office:value-type="float" office:value="0.882890198182965" calcext:value-type="float">
            <text:p>0.882890198182965</text:p>
          </table:table-cell>
          <table:table-cell table:formula="of:=AVERAGE([.W57:.W106])" office:value-type="float" office:value="0.885980142208069" calcext:value-type="float">
            <text:p>0.885980142208069</text:p>
          </table:table-cell>
          <table:table-cell table:formula="of:=AVERAGE([.X57:.X106])" office:value-type="float" office:value="0.887665885123235" calcext:value-type="float">
            <text:p>0.887665885123235</text:p>
          </table:table-cell>
          <table:table-cell table:formula="of:=AVERAGE([.Y57:.Y106])" office:value-type="float" office:value="0.890003359783565" calcext:value-type="float">
            <text:p>0.890003359783565</text:p>
          </table:table-cell>
          <table:table-cell table:formula="of:=AVERAGE([.Z57:.Z106])" office:value-type="float" office:value="0.892317359469589" calcext:value-type="float">
            <text:p>0.892317359469589</text:p>
          </table:table-cell>
          <table:table-cell table:formula="of:=AVERAGE([.AA57:.AA106])" office:value-type="float" office:value="0.894281297987319" calcext:value-type="float">
            <text:p>0.894281297987319</text:p>
          </table:table-cell>
          <table:table-cell table:formula="of:=AVERAGE([.AB57:.AB106])" office:value-type="float" office:value="0.896169221211118" calcext:value-type="float">
            <text:p>0.896169221211118</text:p>
          </table:table-cell>
          <table:table-cell table:formula="of:=AVERAGE([.AC57:.AC106])" office:value-type="float" office:value="0.898223956668228" calcext:value-type="float">
            <text:p>0.898223956668228</text:p>
          </table:table-cell>
          <table:table-cell table:formula="of:=AVERAGE([.AD57:.AD106])" office:value-type="float" office:value="0.900310961689885" calcext:value-type="float">
            <text:p>0.900310961689885</text:p>
          </table:table-cell>
          <table:table-cell table:formula="of:=AVERAGE([.AE57:.AE106])" office:value-type="float" office:value="0.902409689417174" calcext:value-type="float">
            <text:p>0.902409689417174</text:p>
          </table:table-cell>
          <table:table-cell table:formula="of:=AVERAGE([.AF57:.AF106])" office:value-type="float" office:value="0.903440887198768" calcext:value-type="float">
            <text:p>0.903440887198768</text:p>
          </table:table-cell>
          <table:table-cell table:formula="of:=AVERAGE([.AG57:.AG106])" office:value-type="float" office:value="0.905953000769965" calcext:value-type="float">
            <text:p>0.905953000769965</text:p>
          </table:table-cell>
          <table:table-cell table:formula="of:=AVERAGE([.AH57:.AH106])" office:value-type="float" office:value="0.908718446715539" calcext:value-type="float">
            <text:p>0.908718446715539</text:p>
          </table:table-cell>
          <table:table-cell table:formula="of:=AVERAGE([.AI57:.AI106])" office:value-type="float" office:value="0.908869940419023" calcext:value-type="float">
            <text:p>0.908869940419023</text:p>
          </table:table-cell>
          <table:table-cell table:formula="of:=AVERAGE([.AJ57:.AJ106])" office:value-type="float" office:value="0.91059147387776" calcext:value-type="float">
            <text:p>0.91059147387776</text:p>
          </table:table-cell>
          <table:table-cell table:formula="of:=AVERAGE([.AK57:.AK106])" office:value-type="float" office:value="0.911585941644841" calcext:value-type="float">
            <text:p>0.911585941644841</text:p>
          </table:table-cell>
          <table:table-cell table:formula="of:=AVERAGE([.AL57:.AL106])" office:value-type="float" office:value="0.912665663577148" calcext:value-type="float">
            <text:p>0.912665663577148</text:p>
          </table:table-cell>
          <table:table-cell table:formula="of:=AVERAGE([.AM57:.AM106])" office:value-type="float" office:value="0.915417408138188" calcext:value-type="float">
            <text:p>0.915417408138188</text:p>
          </table:table-cell>
          <table:table-cell table:formula="of:=AVERAGE([.AN57:.AN106])" office:value-type="float" office:value="0.916299915104969" calcext:value-type="float">
            <text:p>0.916299915104969</text:p>
          </table:table-cell>
          <table:table-cell table:formula="of:=AVERAGE([.AO57:.AO106])" office:value-type="float" office:value="0.917803812081776" calcext:value-type="float">
            <text:p>0.917803812081776</text:p>
          </table:table-cell>
          <table:table-cell table:formula="of:=AVERAGE([.AP57:.AP106])" office:value-type="float" office:value="0.91904420086306" calcext:value-type="float">
            <text:p>0.91904420086306</text:p>
          </table:table-cell>
          <table:table-cell table:formula="of:=AVERAGE([.AQ57:.AQ106])" office:value-type="float" office:value="0.91904420086306" calcext:value-type="float">
            <text:p>0.91904420086306</text:p>
          </table:table-cell>
          <table:table-cell table:formula="of:=AVERAGE([.AR57:.AR106])" office:value-type="float" office:value="0.919706981596589" calcext:value-type="float">
            <text:p>0.919706981596589</text:p>
          </table:table-cell>
          <table:table-cell table:formula="of:=AVERAGE([.AS57:.AS106])" office:value-type="float" office:value="0.920146368795632" calcext:value-type="float">
            <text:p>0.920146368795632</text:p>
          </table:table-cell>
          <table:table-cell table:formula="of:=AVERAGE([.AT57:.AT106])" office:value-type="float" office:value="0.920317601437576" calcext:value-type="float">
            <text:p>0.920317601437576</text:p>
          </table:table-cell>
          <table:table-cell table:formula="of:=AVERAGE([.AU57:.AU106])" office:value-type="float" office:value="0.920434591599766" calcext:value-type="float">
            <text:p>0.920434591599766</text:p>
          </table:table-cell>
          <table:table-cell table:formula="of:=AVERAGE([.AV57:.AV106])" office:value-type="float" office:value="0.920501447095264" calcext:value-type="float">
            <text:p>0.920501447095264</text:p>
          </table:table-cell>
          <table:table-cell table:formula="of:=AVERAGE([.AW57:.AW106])" office:value-type="float" office:value="0.920732518875008" calcext:value-type="float">
            <text:p>0.920732518875008</text:p>
          </table:table-cell>
          <table:table-cell table:formula="of:=AVERAGE([.AX57:.AX106])" office:value-type="float" office:value="0.920732518875008" calcext:value-type="float">
            <text:p>0.920732518875008</text:p>
          </table:table-cell>
          <table:table-cell table:formula="of:=AVERAGE([.AY57:.AY106])" office:value-type="float" office:value="0.921014114095701" calcext:value-type="float">
            <text:p>0.921014114095701</text:p>
          </table:table-cell>
          <table:table-cell table:formula="of:=AVERAGE([.AZ57:.AZ106])" office:value-type="float" office:value="0.921035385034281" calcext:value-type="float">
            <text:p>0.921035385034281</text:p>
          </table:table-cell>
          <table:table-cell table:formula="of:=AVERAGE([.BA57:.BA106])" office:value-type="float" office:value="0.921035385034281" calcext:value-type="float">
            <text:p>0.921035385034281</text:p>
          </table:table-cell>
          <table:table-cell table:formula="of:=AVERAGE([.BB57:.BB106])" office:value-type="float" office:value="0.921035385034281" calcext:value-type="float">
            <text:p>0.921035385034281</text:p>
          </table:table-cell>
          <table:table-cell table:formula="of:=AVERAGE([.BC57:.BC106])" office:value-type="float" office:value="0.921246819512117" calcext:value-type="float">
            <text:p>0.921246819512117</text:p>
          </table:table-cell>
          <table:table-cell table:formula="of:=AVERAGE([.BD57:.BD106])" office:value-type="float" office:value="0.921299996858567" calcext:value-type="float">
            <text:p>0.921299996858567</text:p>
          </table:table-cell>
          <table:table-cell table:formula="of:=AVERAGE([.BE57:.BE106])" office:value-type="float" office:value="0.921299996858567" calcext:value-type="float">
            <text:p>0.921299996858567</text:p>
          </table:table-cell>
          <table:table-cell table:formula="of:=AVERAGE([.BF57:.BF106])" office:value-type="float" office:value="0.921299996858567" calcext:value-type="float">
            <text:p>0.921299996858567</text:p>
          </table:table-cell>
          <table:table-cell table:formula="of:=AVERAGE([.BG57:.BG106])" office:value-type="float" office:value="0.921299996858567" calcext:value-type="float">
            <text:p>0.921299996858567</text:p>
          </table:table-cell>
          <table:table-cell table:formula="of:=AVERAGE([.BH57:.BH106])" office:value-type="float" office:value="0.921299996858567" calcext:value-type="float">
            <text:p>0.921299996858567</text:p>
          </table:table-cell>
          <table:table-cell table:formula="of:=AVERAGE([.BI57:.BI106])" office:value-type="float" office:value="0.921414990224334" calcext:value-type="float">
            <text:p>0.921414990224334</text:p>
          </table:table-cell>
          <table:table-cell table:formula="of:=AVERAGE([.BJ57:.BJ106])" office:value-type="float" office:value="0.921414990224334" calcext:value-type="float">
            <text:p>0.921414990224334</text:p>
          </table:table-cell>
          <table:table-cell table:formula="of:=AVERAGE([.BK57:.BK106])" office:value-type="float" office:value="0.921414990224334" calcext:value-type="float">
            <text:p>0.921414990224334</text:p>
          </table:table-cell>
          <table:table-cell table:formula="of:=AVERAGE([.BL57:.BL106])" office:value-type="float" office:value="0.921414990224334" calcext:value-type="float">
            <text:p>0.921414990224334</text:p>
          </table:table-cell>
          <table:table-cell table:formula="of:=AVERAGE([.BM57:.BM106])" office:value-type="float" office:value="0.921414990224334" calcext:value-type="float">
            <text:p>0.921414990224334</text:p>
          </table:table-cell>
          <table:table-cell table:formula="of:=AVERAGE([.BN57:.BN106])" office:value-type="float" office:value="0.921414990224334" calcext:value-type="float">
            <text:p>0.921414990224334</text:p>
          </table:table-cell>
          <table:table-cell table:formula="of:=AVERAGE([.BO57:.BO106])" office:value-type="float" office:value="0.921414990224334" calcext:value-type="float">
            <text:p>0.921414990224334</text:p>
          </table:table-cell>
          <table:table-cell table:formula="of:=AVERAGE([.BP57:.BP106])" office:value-type="float" office:value="0.921414990224334" calcext:value-type="float">
            <text:p>0.921414990224334</text:p>
          </table:table-cell>
          <table:table-cell table:formula="of:=AVERAGE([.BQ57:.BQ106])" office:value-type="float" office:value="0.921414990224334" calcext:value-type="float">
            <text:p>0.921414990224334</text:p>
          </table:table-cell>
          <table:table-cell table:formula="of:=AVERAGE([.BR57:.BR106])" office:value-type="float" office:value="0.921414990224334" calcext:value-type="float">
            <text:p>0.921414990224334</text:p>
          </table:table-cell>
          <table:table-cell table:formula="of:=AVERAGE([.BS57:.BS106])" office:value-type="float" office:value="0.921414990224334" calcext:value-type="float">
            <text:p>0.921414990224334</text:p>
          </table:table-cell>
          <table:table-cell table:formula="of:=AVERAGE([.BT57:.BT106])" office:value-type="float" office:value="0.921414990224334" calcext:value-type="float">
            <text:p>0.921414990224334</text:p>
          </table:table-cell>
          <table:table-cell table:formula="of:=AVERAGE([.BU57:.BU106])" office:value-type="float" office:value="0.921414990224334" calcext:value-type="float">
            <text:p>0.921414990224334</text:p>
          </table:table-cell>
          <table:table-cell table:formula="of:=AVERAGE([.BV57:.BV106])" office:value-type="float" office:value="0.921414990224334" calcext:value-type="float">
            <text:p>0.921414990224334</text:p>
          </table:table-cell>
          <table:table-cell table:formula="of:=AVERAGE([.BW57:.BW106])" office:value-type="float" office:value="0.921414990224334" calcext:value-type="float">
            <text:p>0.921414990224334</text:p>
          </table:table-cell>
          <table:table-cell table:formula="of:=AVERAGE([.BX57:.BX106])" office:value-type="float" office:value="0.921414990224334" calcext:value-type="float">
            <text:p>0.921414990224334</text:p>
          </table:table-cell>
          <table:table-cell table:formula="of:=AVERAGE([.BY57:.BY106])" office:value-type="float" office:value="0.921414990224334" calcext:value-type="float">
            <text:p>0.921414990224334</text:p>
          </table:table-cell>
          <table:table-cell table:formula="of:=AVERAGE([.BZ57:.BZ106])" office:value-type="float" office:value="0.921414990224334" calcext:value-type="float">
            <text:p>0.921414990224334</text:p>
          </table:table-cell>
          <table:table-cell table:formula="of:=AVERAGE([.CA57:.CA106])" office:value-type="float" office:value="0.921414990224334" calcext:value-type="float">
            <text:p>0.921414990224334</text:p>
          </table:table-cell>
          <table:table-cell table:formula="of:=AVERAGE([.CB57:.CB106])" office:value-type="float" office:value="0.921414990224334" calcext:value-type="float">
            <text:p>0.921414990224334</text:p>
          </table:table-cell>
          <table:table-cell table:formula="of:=AVERAGE([.CC57:.CC106])" office:value-type="float" office:value="0.921414990224334" calcext:value-type="float">
            <text:p>0.921414990224334</text:p>
          </table:table-cell>
          <table:table-cell table:formula="of:=AVERAGE([.CD57:.CD106])" office:value-type="float" office:value="0.921414990224334" calcext:value-type="float">
            <text:p>0.921414990224334</text:p>
          </table:table-cell>
          <table:table-cell table:formula="of:=AVERAGE([.CE57:.CE106])" office:value-type="float" office:value="0.921414990224334" calcext:value-type="float">
            <text:p>0.921414990224334</text:p>
          </table:table-cell>
          <table:table-cell table:formula="of:=AVERAGE([.CF57:.CF106])" office:value-type="float" office:value="0.921414990224334" calcext:value-type="float">
            <text:p>0.921414990224334</text:p>
          </table:table-cell>
          <table:table-cell table:formula="of:=AVERAGE([.CG57:.CG106])" office:value-type="float" office:value="0.921414990224334" calcext:value-type="float">
            <text:p>0.921414990224334</text:p>
          </table:table-cell>
          <table:table-cell table:formula="of:=AVERAGE([.CH57:.CH106])" office:value-type="float" office:value="0.921414990224334" calcext:value-type="float">
            <text:p>0.921414990224334</text:p>
          </table:table-cell>
          <table:table-cell table:formula="of:=AVERAGE([.CI57:.CI106])" office:value-type="float" office:value="0.921414990224334" calcext:value-type="float">
            <text:p>0.921414990224334</text:p>
          </table:table-cell>
          <table:table-cell table:formula="of:=AVERAGE([.CJ57:.CJ106])" office:value-type="float" office:value="0.921414990224334" calcext:value-type="float">
            <text:p>0.921414990224334</text:p>
          </table:table-cell>
          <table:table-cell table:formula="of:=AVERAGE([.CK57:.CK106])" office:value-type="float" office:value="0.921414990224334" calcext:value-type="float">
            <text:p>0.921414990224334</text:p>
          </table:table-cell>
          <table:table-cell table:formula="of:=AVERAGE([.CL57:.CL106])" office:value-type="float" office:value="0.921414990224334" calcext:value-type="float">
            <text:p>0.921414990224334</text:p>
          </table:table-cell>
          <table:table-cell table:formula="of:=AVERAGE([.CM57:.CM106])" office:value-type="float" office:value="0.921414990224334" calcext:value-type="float">
            <text:p>0.921414990224334</text:p>
          </table:table-cell>
          <table:table-cell table:formula="of:=AVERAGE([.CN57:.CN106])" office:value-type="float" office:value="0.921414990224334" calcext:value-type="float">
            <text:p>0.921414990224334</text:p>
          </table:table-cell>
          <table:table-cell table:formula="of:=AVERAGE([.CO57:.CO106])" office:value-type="float" office:value="0.921414990224334" calcext:value-type="float">
            <text:p>0.921414990224334</text:p>
          </table:table-cell>
          <table:table-cell table:formula="of:=AVERAGE([.CP57:.CP106])" office:value-type="float" office:value="0.921414990224334" calcext:value-type="float">
            <text:p>0.921414990224334</text:p>
          </table:table-cell>
          <table:table-cell table:formula="of:=AVERAGE([.CQ57:.CQ106])" office:value-type="float" office:value="0.921414990224334" calcext:value-type="float">
            <text:p>0.921414990224334</text:p>
          </table:table-cell>
          <table:table-cell table:formula="of:=AVERAGE([.CR57:.CR106])" office:value-type="float" office:value="0.921414990224334" calcext:value-type="float">
            <text:p>0.921414990224334</text:p>
          </table:table-cell>
          <table:table-cell table:formula="of:=AVERAGE([.CS57:.CS106])" office:value-type="float" office:value="0.921414990224334" calcext:value-type="float">
            <text:p>0.921414990224334</text:p>
          </table:table-cell>
          <table:table-cell table:formula="of:=AVERAGE([.CT57:.CT106])" office:value-type="float" office:value="0.921414990224334" calcext:value-type="float">
            <text:p>0.921414990224334</text:p>
          </table:table-cell>
          <table:table-cell table:formula="of:=AVERAGE([.CU57:.CU106])" office:value-type="float" office:value="0.921414990224334" calcext:value-type="float">
            <text:p>0.921414990224334</text:p>
          </table:table-cell>
          <table:table-cell table:formula="of:=AVERAGE([.CV57:.CV106])" office:value-type="float" office:value="0.921414990224334" calcext:value-type="float">
            <text:p>0.921414990224334</text:p>
          </table:table-cell>
          <table:table-cell table:formula="of:=AVERAGE([.CW57:.CW106])" office:value-type="float" office:value="0.921414990224334" calcext:value-type="float">
            <text:p>0.921414990224334</text:p>
          </table:table-cell>
          <table:table-cell table:formula="of:=AVERAGE([.CX57:.CX106])" office:value-type="float" office:value="0.921414990224334" calcext:value-type="float">
            <text:p>0.921414990224334</text:p>
          </table:table-cell>
          <table:table-cell table:formula="of:=AVERAGE([.CY57:.CY106])" office:value-type="float" office:value="0.921414990224334" calcext:value-type="float">
            <text:p>0.921414990224334</text:p>
          </table:table-cell>
          <table:table-cell table:formula="of:=AVERAGE([.CZ57:.CZ106])" office:value-type="float" office:value="0.921414990224334" calcext:value-type="float">
            <text:p>0.921414990224334</text:p>
          </table:table-cell>
          <table:table-cell table:formula="of:=AVERAGE([.DA57:.DA106])" office:value-type="float" office:value="0.921414990224334" calcext:value-type="float">
            <text:p>0.921414990224334</text:p>
          </table:table-cell>
          <table:table-cell table:formula="of:=AVERAGE([.DB57:.DB106])" office:value-type="float" office:value="0.921414990224334" calcext:value-type="float">
            <text:p>0.921414990224334</text:p>
          </table:table-cell>
          <table:table-cell table:formula="of:=AVERAGE([.DC57:.DC106])" office:value-type="float" office:value="0.921414990224334" calcext:value-type="float">
            <text:p>0.921414990224334</text:p>
          </table:table-cell>
          <table:table-cell table:formula="of:=AVERAGE([.DD57:.DD106])" office:value-type="float" office:value="0.921414990224334" calcext:value-type="float">
            <text:p>0.921414990224334</text:p>
          </table:table-cell>
          <table:table-cell table:formula="of:=AVERAGE([.DE57:.DE106])" office:value-type="float" office:value="0.921414990224334" calcext:value-type="float">
            <text:p>0.921414990224334</text:p>
          </table:table-cell>
          <table:table-cell table:formula="of:=AVERAGE([.DF57:.DF106])" office:value-type="float" office:value="0.921414990224334" calcext:value-type="float">
            <text:p>0.921414990224334</text:p>
          </table:table-cell>
          <table:table-cell table:formula="of:=AVERAGE([.DG57:.DG106])" office:value-type="float" office:value="0.921414990224334" calcext:value-type="float">
            <text:p>0.921414990224334</text:p>
          </table:table-cell>
          <table:table-cell table:formula="of:=AVERAGE([.DH57:.DH106])" office:value-type="float" office:value="0.921414990224334" calcext:value-type="float">
            <text:p>0.921414990224334</text:p>
          </table:table-cell>
          <table:table-cell table:formula="of:=AVERAGE([.DI57:.DI106])" office:value-type="float" office:value="0.921414990224334" calcext:value-type="float">
            <text:p>0.921414990224334</text:p>
          </table:table-cell>
          <table:table-cell table:formula="of:=AVERAGE([.DJ57:.DJ106])" office:value-type="float" office:value="0.921414990224334" calcext:value-type="float">
            <text:p>0.921414990224334</text:p>
          </table:table-cell>
          <table:table-cell table:formula="of:=AVERAGE([.DK57:.DK106])" office:value-type="float" office:value="0.921414990224334" calcext:value-type="float">
            <text:p>0.921414990224334</text:p>
          </table:table-cell>
          <table:table-cell table:formula="of:=AVERAGE([.DL57:.DL106])" office:value-type="float" office:value="0.921414990224334" calcext:value-type="float">
            <text:p>0.921414990224334</text:p>
          </table:table-cell>
          <table:table-cell table:formula="of:=AVERAGE([.DM57:.DM106])" office:value-type="float" office:value="0.921414990224334" calcext:value-type="float">
            <text:p>0.921414990224334</text:p>
          </table:table-cell>
          <table:table-cell table:formula="of:=AVERAGE([.DN57:.DN106])" office:value-type="float" office:value="0.921414990224334" calcext:value-type="float">
            <text:p>0.921414990224334</text:p>
          </table:table-cell>
          <table:table-cell table:formula="of:=AVERAGE([.DO57:.DO106])" office:value-type="float" office:value="0.921414990224334" calcext:value-type="float">
            <text:p>0.921414990224334</text:p>
          </table:table-cell>
          <table:table-cell table:formula="of:=AVERAGE([.DP57:.DP106])" office:value-type="float" office:value="0.921414990224334" calcext:value-type="float">
            <text:p>0.921414990224334</text:p>
          </table:table-cell>
          <table:table-cell table:formula="of:=AVERAGE([.DQ57:.DQ106])" office:value-type="float" office:value="0.921414990224334" calcext:value-type="float">
            <text:p>0.921414990224334</text:p>
          </table:table-cell>
          <table:table-cell table:formula="of:=AVERAGE([.DR57:.DR106])" office:value-type="float" office:value="0.921414990224334" calcext:value-type="float">
            <text:p>0.921414990224334</text:p>
          </table:table-cell>
          <table:table-cell table:formula="of:=AVERAGE([.DS57:.DS106])" office:value-type="float" office:value="0.921414990224334" calcext:value-type="float">
            <text:p>0.921414990224334</text:p>
          </table:table-cell>
          <table:table-cell table:formula="of:=AVERAGE([.DT57:.DT106])" office:value-type="float" office:value="0.921414990224334" calcext:value-type="float">
            <text:p>0.921414990224334</text:p>
          </table:table-cell>
          <table:table-cell table:formula="of:=AVERAGE([.DU57:.DU106])" office:value-type="float" office:value="0.921414990224334" calcext:value-type="float">
            <text:p>0.921414990224334</text:p>
          </table:table-cell>
          <table:table-cell table:formula="of:=AVERAGE([.DV57:.DV106])" office:value-type="float" office:value="0.921414990224334" calcext:value-type="float">
            <text:p>0.921414990224334</text:p>
          </table:table-cell>
          <table:table-cell table:formula="of:=AVERAGE([.DW57:.DW106])" office:value-type="float" office:value="0.921414990224334" calcext:value-type="float">
            <text:p>0.921414990224334</text:p>
          </table:table-cell>
          <table:table-cell table:formula="of:=AVERAGE([.DX57:.DX106])" office:value-type="float" office:value="0.921414990224334" calcext:value-type="float">
            <text:p>0.921414990224334</text:p>
          </table:table-cell>
          <table:table-cell table:formula="of:=AVERAGE([.DY57:.DY106])" office:value-type="float" office:value="0.921414990224334" calcext:value-type="float">
            <text:p>0.921414990224334</text:p>
          </table:table-cell>
          <table:table-cell table:formula="of:=AVERAGE([.DZ57:.DZ106])" office:value-type="float" office:value="0.921414990224334" calcext:value-type="float">
            <text:p>0.921414990224334</text:p>
          </table:table-cell>
          <table:table-cell table:formula="of:=AVERAGE([.EA57:.EA106])" office:value-type="float" office:value="0.921414990224334" calcext:value-type="float">
            <text:p>0.921414990224334</text:p>
          </table:table-cell>
          <table:table-cell table:formula="of:=AVERAGE([.EB57:.EB106])" office:value-type="float" office:value="0.921414990224334" calcext:value-type="float">
            <text:p>0.921414990224334</text:p>
          </table:table-cell>
          <table:table-cell table:formula="of:=AVERAGE([.EC57:.EC106])" office:value-type="float" office:value="0.921414990224334" calcext:value-type="float">
            <text:p>0.921414990224334</text:p>
          </table:table-cell>
          <table:table-cell table:formula="of:=AVERAGE([.ED57:.ED106])" office:value-type="float" office:value="0.921414990224334" calcext:value-type="float">
            <text:p>0.921414990224334</text:p>
          </table:table-cell>
          <table:table-cell table:formula="of:=AVERAGE([.EE57:.EE106])" office:value-type="float" office:value="0.921414990224334" calcext:value-type="float">
            <text:p>0.921414990224334</text:p>
          </table:table-cell>
          <table:table-cell table:formula="of:=AVERAGE([.EF57:.EF106])" office:value-type="float" office:value="0.921414990224334" calcext:value-type="float">
            <text:p>0.921414990224334</text:p>
          </table:table-cell>
          <table:table-cell table:formula="of:=AVERAGE([.EG57:.EG106])" office:value-type="float" office:value="0.921414990224334" calcext:value-type="float">
            <text:p>0.921414990224334</text:p>
          </table:table-cell>
          <table:table-cell table:formula="of:=AVERAGE([.EH57:.EH106])" office:value-type="float" office:value="0.921414990224334" calcext:value-type="float">
            <text:p>0.921414990224334</text:p>
          </table:table-cell>
          <table:table-cell table:formula="of:=AVERAGE([.EI57:.EI106])" office:value-type="float" office:value="0.921414990224334" calcext:value-type="float">
            <text:p>0.921414990224334</text:p>
          </table:table-cell>
          <table:table-cell table:formula="of:=AVERAGE([.EJ57:.EJ106])" office:value-type="float" office:value="0.921414990224334" calcext:value-type="float">
            <text:p>0.921414990224334</text:p>
          </table:table-cell>
          <table:table-cell table:formula="of:=AVERAGE([.EK57:.EK106])" office:value-type="float" office:value="0.921414990224334" calcext:value-type="float">
            <text:p>0.921414990224334</text:p>
          </table:table-cell>
          <table:table-cell table:formula="of:=AVERAGE([.EL57:.EL106])" office:value-type="float" office:value="0.921414990224334" calcext:value-type="float">
            <text:p>0.921414990224334</text:p>
          </table:table-cell>
          <table:table-cell table:formula="of:=AVERAGE([.EM57:.EM106])" office:value-type="float" office:value="0.921414990224334" calcext:value-type="float">
            <text:p>0.921414990224334</text:p>
          </table:table-cell>
          <table:table-cell table:formula="of:=AVERAGE([.EN57:.EN106])" office:value-type="float" office:value="0.921414990224334" calcext:value-type="float">
            <text:p>0.921414990224334</text:p>
          </table:table-cell>
          <table:table-cell table:formula="of:=AVERAGE([.EO57:.EO106])" office:value-type="float" office:value="0.921414990224334" calcext:value-type="float">
            <text:p>0.921414990224334</text:p>
          </table:table-cell>
          <table:table-cell table:formula="of:=AVERAGE([.EP57:.EP106])" office:value-type="float" office:value="0.921414990224334" calcext:value-type="float">
            <text:p>0.921414990224334</text:p>
          </table:table-cell>
          <table:table-cell table:formula="of:=AVERAGE([.EQ57:.EQ106])" office:value-type="float" office:value="0.921414990224334" calcext:value-type="float">
            <text:p>0.921414990224334</text:p>
          </table:table-cell>
          <table:table-cell table:formula="of:=AVERAGE([.ER57:.ER106])" office:value-type="float" office:value="0.921414990224334" calcext:value-type="float">
            <text:p>0.921414990224334</text:p>
          </table:table-cell>
          <table:table-cell table:formula="of:=AVERAGE([.ES57:.ES106])" office:value-type="float" office:value="0.921414990224334" calcext:value-type="float">
            <text:p>0.921414990224334</text:p>
          </table:table-cell>
          <table:table-cell table:formula="of:=AVERAGE([.ET57:.ET106])" office:value-type="float" office:value="0.921414990224334" calcext:value-type="float">
            <text:p>0.921414990224334</text:p>
          </table:table-cell>
          <table:table-cell table:formula="of:=AVERAGE([.EU57:.EU106])" office:value-type="float" office:value="0.921414990224334" calcext:value-type="float">
            <text:p>0.921414990224334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14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Rozdil pravdepodobnosti krizeni</text:p>
          </table:table-cell>
          <table:table-cell table:number-columns-repeated="143"/>
        </table:table-row>
        <table:table-row table:style-name="ro2">
          <table:table-cell office:value-type="string" calcext:value-type="string">
            <text:p>P(m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ýsledek</text:p>
          </table:table-cell>
          <table:table-cell office:value-type="string" calcext:value-type="string">
            <text:p>Čas</text:p>
          </table:table-cell>
          <table:table-cell table:style-name="Default" office:value-type="string" calcext:value-type="string">
            <text:p>Správný výsledek</text:p>
          </table:table-cell>
          <table:table-cell office:value-type="string" calcext:value-type="string">
            <text:p>Rel. chyba</text:p>
          </table:table-cell>
          <table:table-cell/>
          <table:table-cell office:value-type="string" calcext:value-type="string">
            <text:p>P(krizeni)</text:p>
          </table:table-cell>
          <table:table-cell office:value-type="string" calcext:value-type="string">
            <text:p>Rel. chyba</text:p>
          </table:table-cell>
          <table:table-cell office:value-type="string" calcext:value-type="string">
            <text:p>Čas výpočtu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0" calcext:value-type="float">
            <text:p>9550</text:p>
          </table:table-cell>
          <table:table-cell office:value-type="float" office:value="3475" calcext:value-type="float">
            <text:p>3475</text:p>
          </table:table-cell>
          <table:table-cell office:value-type="float" office:value="1.04915" calcext:value-type="float">
            <text:p>1.04915</text:p>
          </table:table-cell>
          <table:table-cell office:value-type="float" office:value="4068" calcext:value-type="float">
            <text:p>4068</text:p>
          </table:table-cell>
          <table:table-cell table:formula="of:=([.E115]-[.C115])/[.E115]" office:value-type="float" office:value="0.145771878072763" calcext:value-type="float">
            <text:p>0.14577187807276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F115:.F164])" office:value-type="float" office:value="0.13736771314692" calcext:value-type="float">
            <text:p>0.13736771314692</text:p>
          </table:table-cell>
          <table:table-cell office:value-type="float" office:value="1.3807984" calcext:value-type="float">
            <text:p>1.3807984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1" calcext:value-type="float">
            <text:p>9551</text:p>
          </table:table-cell>
          <table:table-cell office:value-type="float" office:value="3619" calcext:value-type="float">
            <text:p>3619</text:p>
          </table:table-cell>
          <table:table-cell office:value-type="float" office:value="1.094888" calcext:value-type="float">
            <text:p>1.094888</text:p>
          </table:table-cell>
          <table:table-cell office:value-type="float" office:value="4454" calcext:value-type="float">
            <text:p>4454</text:p>
          </table:table-cell>
          <table:table-cell table:formula="of:=([.E116]-[.C116])/[.E116]" office:value-type="float" office:value="0.187471935339021" calcext:value-type="float">
            <text:p>0.18747193533902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F165:.F1214])" office:value-type="float" office:value="0.0923841501090908" calcext:value-type="float">
            <text:p>0.092384150109091</text:p>
          </table:table-cell>
          <table:table-cell office:value-type="float" office:value="2.92313721111111" calcext:value-type="float">
            <text:p>2.92313721111111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2" calcext:value-type="float">
            <text:p>9552</text:p>
          </table:table-cell>
          <table:table-cell office:value-type="float" office:value="4166" calcext:value-type="float">
            <text:p>4166</text:p>
          </table:table-cell>
          <table:table-cell office:value-type="float" office:value="1.031904" calcext:value-type="float">
            <text:p>1.031904</text:p>
          </table:table-cell>
          <table:table-cell office:value-type="float" office:value="5023" calcext:value-type="float">
            <text:p>5023</text:p>
          </table:table-cell>
          <table:table-cell table:formula="of:=([.E117]-[.C117])/[.E117]" office:value-type="float" office:value="0.170615170217002" calcext:value-type="float">
            <text:p>0.17061517021700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F215:.F264])" office:value-type="float" office:value="0.107730296168829" calcext:value-type="float">
            <text:p>0.107730296168829</text:p>
          </table:table-cell>
          <table:table-cell office:value-type="float" office:value="2.16324734" calcext:value-type="float">
            <text:p>2.16324734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3" calcext:value-type="float">
            <text:p>9553</text:p>
          </table:table-cell>
          <table:table-cell office:value-type="float" office:value="4395" calcext:value-type="float">
            <text:p>4395</text:p>
          </table:table-cell>
          <table:table-cell office:value-type="float" office:value="1.010166" calcext:value-type="float">
            <text:p>1.010166</text:p>
          </table:table-cell>
          <table:table-cell office:value-type="float" office:value="5386" calcext:value-type="float">
            <text:p>5386</text:p>
          </table:table-cell>
          <table:table-cell table:formula="of:=([.E118]-[.C118])/[.E118]" office:value-type="float" office:value="0.183995544002971" calcext:value-type="float">
            <text:p>0.18399554400297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F265:.F314])" office:value-type="float" office:value="0.0878522599127195" calcext:value-type="float">
            <text:p>0.08785225991272</text:p>
          </table:table-cell>
          <table:table-cell office:value-type="float" office:value="2.5759968" calcext:value-type="float">
            <text:p>2.5759968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4" calcext:value-type="float">
            <text:p>9554</text:p>
          </table:table-cell>
          <table:table-cell office:value-type="float" office:value="4435" calcext:value-type="float">
            <text:p>4435</text:p>
          </table:table-cell>
          <table:table-cell office:value-type="float" office:value="1.108132" calcext:value-type="float">
            <text:p>1.108132</text:p>
          </table:table-cell>
          <table:table-cell office:value-type="float" office:value="4995" calcext:value-type="float">
            <text:p>4995</text:p>
          </table:table-cell>
          <table:table-cell table:formula="of:=([.E119]-[.C119])/[.E119]" office:value-type="float" office:value="0.112112112112112" calcext:value-type="float">
            <text:p>0.11211211211211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F315:.F364])" office:value-type="float" office:value="0.0920962400923771" calcext:value-type="float">
            <text:p>0.092096240092377</text:p>
          </table:table-cell>
          <table:table-cell office:value-type="float" office:value="3.22829014" calcext:value-type="float">
            <text:p>3.22829014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5" calcext:value-type="float">
            <text:p>9555</text:p>
          </table:table-cell>
          <table:table-cell office:value-type="float" office:value="3187" calcext:value-type="float">
            <text:p>3187</text:p>
          </table:table-cell>
          <table:table-cell office:value-type="float" office:value="1.053782" calcext:value-type="float">
            <text:p>1.053782</text:p>
          </table:table-cell>
          <table:table-cell office:value-type="float" office:value="3617" calcext:value-type="float">
            <text:p>3617</text:p>
          </table:table-cell>
          <table:table-cell table:formula="of:=([.E120]-[.C120])/[.E120]" office:value-type="float" office:value="0.118883052253249" calcext:value-type="float">
            <text:p>0.11888305225324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F365:.F414])" office:value-type="float" office:value="0.097796380082163" calcext:value-type="float">
            <text:p>0.097796380082163</text:p>
          </table:table-cell>
          <table:table-cell office:value-type="float" office:value="2.68729166" calcext:value-type="float">
            <text:p>2.68729166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6" calcext:value-type="float">
            <text:p>9556</text:p>
          </table:table-cell>
          <table:table-cell office:value-type="float" office:value="3901" calcext:value-type="float">
            <text:p>3901</text:p>
          </table:table-cell>
          <table:table-cell office:value-type="float" office:value="1.107179" calcext:value-type="float">
            <text:p>1.107179</text:p>
          </table:table-cell>
          <table:table-cell office:value-type="float" office:value="4569" calcext:value-type="float">
            <text:p>4569</text:p>
          </table:table-cell>
          <table:table-cell table:formula="of:=([.E121]-[.C121])/[.E121]" office:value-type="float" office:value="0.146202670168527" calcext:value-type="float">
            <text:p>0.146202670168527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F415:.F464])" office:value-type="float" office:value="0.0770911083110362" calcext:value-type="float">
            <text:p>0.077091108311036</text:p>
          </table:table-cell>
          <table:table-cell office:value-type="float" office:value="3.30417239999999" calcext:value-type="float">
            <text:p>3.30417239999999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7" calcext:value-type="float">
            <text:p>9557</text:p>
          </table:table-cell>
          <table:table-cell office:value-type="float" office:value="4030" calcext:value-type="float">
            <text:p>4030</text:p>
          </table:table-cell>
          <table:table-cell office:value-type="float" office:value="1.267019" calcext:value-type="float">
            <text:p>1.267019</text:p>
          </table:table-cell>
          <table:table-cell office:value-type="float" office:value="4660" calcext:value-type="float">
            <text:p>4660</text:p>
          </table:table-cell>
          <table:table-cell table:formula="of:=([.E122]-[.C122])/[.E122]" office:value-type="float" office:value="0.13519313304721" calcext:value-type="float">
            <text:p>0.1351931330472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F465:.F514])" office:value-type="float" office:value="0.0941148558884454" calcext:value-type="float">
            <text:p>0.094114855888445</text:p>
          </table:table-cell>
          <table:table-cell office:value-type="float" office:value="3.22405213999999" calcext:value-type="float">
            <text:p>3.22405213999999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8" calcext:value-type="float">
            <text:p>9558</text:p>
          </table:table-cell>
          <table:table-cell office:value-type="float" office:value="3674" calcext:value-type="float">
            <text:p>3674</text:p>
          </table:table-cell>
          <table:table-cell office:value-type="float" office:value="1.154743" calcext:value-type="float">
            <text:p>1.154743</text:p>
          </table:table-cell>
          <table:table-cell office:value-type="float" office:value="4449" calcext:value-type="float">
            <text:p>4449</text:p>
          </table:table-cell>
          <table:table-cell table:formula="of:=([.E123]-[.C123])/[.E123]" office:value-type="float" office:value="0.174196448640144" calcext:value-type="float">
            <text:p>0.17419644864014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F515:.F564])" office:value-type="float" office:value="0.0850231584015923" calcext:value-type="float">
            <text:p>0.085023158401592</text:p>
          </table:table-cell>
          <table:table-cell office:value-type="float" office:value="3.3110062" calcext:value-type="float">
            <text:p>3.3110062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9" calcext:value-type="float">
            <text:p>9559</text:p>
          </table:table-cell>
          <table:table-cell office:value-type="float" office:value="3544" calcext:value-type="float">
            <text:p>3544</text:p>
          </table:table-cell>
          <table:table-cell office:value-type="float" office:value="1.076508" calcext:value-type="float">
            <text:p>1.076508</text:p>
          </table:table-cell>
          <table:table-cell office:value-type="float" office:value="4069" calcext:value-type="float">
            <text:p>4069</text:p>
          </table:table-cell>
          <table:table-cell table:formula="of:=([.E124]-[.C124])/[.E124]" office:value-type="float" office:value="0.129024330302286" calcext:value-type="float">
            <text:p>0.12902433030228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F565:.F614])" office:value-type="float" office:value="0.0811109397841082" calcext:value-type="float">
            <text:p>0.081110939784108</text:p>
          </table:table-cell>
          <table:table-cell office:value-type="float" office:value="3.71092630000001" calcext:value-type="float">
            <text:p>3.71092630000001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0" calcext:value-type="float">
            <text:p>9560</text:p>
          </table:table-cell>
          <table:table-cell office:value-type="float" office:value="3802" calcext:value-type="float">
            <text:p>3802</text:p>
          </table:table-cell>
          <table:table-cell office:value-type="float" office:value="1.008558" calcext:value-type="float">
            <text:p>1.008558</text:p>
          </table:table-cell>
          <table:table-cell office:value-type="float" office:value="4587" calcext:value-type="float">
            <text:p>4587</text:p>
          </table:table-cell>
          <table:table-cell table:formula="of:=([.E125]-[.C125])/[.E125]" office:value-type="float" office:value="0.171135818617833" calcext:value-type="float">
            <text:p>0.171135818617833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1" calcext:value-type="float">
            <text:p>9561</text:p>
          </table:table-cell>
          <table:table-cell office:value-type="float" office:value="3799" calcext:value-type="float">
            <text:p>3799</text:p>
          </table:table-cell>
          <table:table-cell office:value-type="float" office:value="1.170804" calcext:value-type="float">
            <text:p>1.170804</text:p>
          </table:table-cell>
          <table:table-cell office:value-type="float" office:value="4544" calcext:value-type="float">
            <text:p>4544</text:p>
          </table:table-cell>
          <table:table-cell table:formula="of:=([.E126]-[.C126])/[.E126]" office:value-type="float" office:value="0.163952464788732" calcext:value-type="float">
            <text:p>0.163952464788732</text:p>
          </table:table-cell>
          <table:table-cell/>
          <table:table-cell office:value-type="string" calcext:value-type="string">
            <text:p>Rozdil pravdepodobnosti mutace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2" calcext:value-type="float">
            <text:p>9562</text:p>
          </table:table-cell>
          <table:table-cell office:value-type="float" office:value="3698" calcext:value-type="float">
            <text:p>3698</text:p>
          </table:table-cell>
          <table:table-cell office:value-type="float" office:value="1.04513" calcext:value-type="float">
            <text:p>1.04513</text:p>
          </table:table-cell>
          <table:table-cell office:value-type="float" office:value="4245" calcext:value-type="float">
            <text:p>4245</text:p>
          </table:table-cell>
          <table:table-cell table:formula="of:=([.E127]-[.C127])/[.E127]" office:value-type="float" office:value="0.128857479387515" calcext:value-type="float">
            <text:p>0.128857479387515</text:p>
          </table:table-cell>
          <table:table-cell/>
          <table:table-cell office:value-type="string" calcext:value-type="string">
            <text:p>P(mutace)</text:p>
          </table:table-cell>
          <table:table-cell office:value-type="string" calcext:value-type="string">
            <text:p>Rel. chyba</text:p>
          </table:table-cell>
          <table:table-cell office:value-type="string" calcext:value-type="string">
            <text:p>Čas výpočtu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3" calcext:value-type="float">
            <text:p>9563</text:p>
          </table:table-cell>
          <table:table-cell office:value-type="float" office:value="3094" calcext:value-type="float">
            <text:p>3094</text:p>
          </table:table-cell>
          <table:table-cell office:value-type="float" office:value="1.076938" calcext:value-type="float">
            <text:p>1.076938</text:p>
          </table:table-cell>
          <table:table-cell office:value-type="float" office:value="3761" calcext:value-type="float">
            <text:p>3761</text:p>
          </table:table-cell>
          <table:table-cell table:formula="of:=([.E128]-[.C128])/[.E128]" office:value-type="float" office:value="0.177346450412124" calcext:value-type="float">
            <text:p>0.177346450412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47378795344921" calcext:value-type="float">
            <text:p>0.147378795344921</text:p>
          </table:table-cell>
          <table:table-cell office:value-type="float" office:value="0.95736592" calcext:value-type="float">
            <text:p>0.95736592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4" calcext:value-type="float">
            <text:p>9564</text:p>
          </table:table-cell>
          <table:table-cell office:value-type="float" office:value="3724" calcext:value-type="float">
            <text:p>3724</text:p>
          </table:table-cell>
          <table:table-cell office:value-type="float" office:value="1.046366" calcext:value-type="float">
            <text:p>1.046366</text:p>
          </table:table-cell>
          <table:table-cell office:value-type="float" office:value="4231" calcext:value-type="float">
            <text:p>4231</text:p>
          </table:table-cell>
          <table:table-cell table:formula="of:=([.E129]-[.C129])/[.E129]" office:value-type="float" office:value="0.119829827463957" calcext:value-type="float">
            <text:p>0.1198298274639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39947929735025" calcext:value-type="float">
            <text:p>0.073994792973503</text:p>
          </table:table-cell>
          <table:table-cell office:value-type="float" office:value="4.13863805052632" calcext:value-type="float">
            <text:p>4.13863805052632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5" calcext:value-type="float">
            <text:p>9565</text:p>
          </table:table-cell>
          <table:table-cell office:value-type="float" office:value="3987" calcext:value-type="float">
            <text:p>3987</text:p>
          </table:table-cell>
          <table:table-cell office:value-type="float" office:value="1.087605" calcext:value-type="float">
            <text:p>1.087605</text:p>
          </table:table-cell>
          <table:table-cell office:value-type="float" office:value="4656" calcext:value-type="float">
            <text:p>4656</text:p>
          </table:table-cell>
          <table:table-cell table:formula="of:=([.E130]-[.C130])/[.E130]" office:value-type="float" office:value="0.143685567010309" calcext:value-type="float">
            <text:p>0.1436855670103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06010652476726" calcext:value-type="float">
            <text:p>0.106010652476726</text:p>
          </table:table-cell>
          <table:table-cell office:value-type="float" office:value="2.0872321" calcext:value-type="float">
            <text:p>2.0872321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6" calcext:value-type="float">
            <text:p>9566</text:p>
          </table:table-cell>
          <table:table-cell office:value-type="float" office:value="4170" calcext:value-type="float">
            <text:p>4170</text:p>
          </table:table-cell>
          <table:table-cell office:value-type="float" office:value="1.03818" calcext:value-type="float">
            <text:p>1.03818</text:p>
          </table:table-cell>
          <table:table-cell office:value-type="float" office:value="5039" calcext:value-type="float">
            <text:p>5039</text:p>
          </table:table-cell>
          <table:table-cell table:formula="of:=([.E131]-[.C131])/[.E131]" office:value-type="float" office:value="0.172454852153205" calcext:value-type="float">
            <text:p>0.1724548521532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2466555352923" calcext:value-type="float">
            <text:p>0.102466555352923</text:p>
          </table:table-cell>
          <table:table-cell office:value-type="float" office:value="2.059329" calcext:value-type="float">
            <text:p>2.059329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7" calcext:value-type="float">
            <text:p>9567</text:p>
          </table:table-cell>
          <table:table-cell office:value-type="float" office:value="405" calcext:value-type="float">
            <text:p>405</text:p>
          </table:table-cell>
          <table:table-cell office:value-type="float" office:value="1.01496" calcext:value-type="float">
            <text:p>1.01496</text:p>
          </table:table-cell>
          <table:table-cell office:value-type="float" office:value="599" calcext:value-type="float">
            <text:p>599</text:p>
          </table:table-cell>
          <table:table-cell table:formula="of:=([.E132]-[.C132])/[.E132]" office:value-type="float" office:value="0.323873121869783" calcext:value-type="float">
            <text:p>0.3238731218697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984151143096393" calcext:value-type="float">
            <text:p>0.098415114309639</text:p>
          </table:table-cell>
          <table:table-cell office:value-type="float" office:value="2.47431286" calcext:value-type="float">
            <text:p>2.47431286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8" calcext:value-type="float">
            <text:p>9568</text:p>
          </table:table-cell>
          <table:table-cell office:value-type="float" office:value="4060" calcext:value-type="float">
            <text:p>4060</text:p>
          </table:table-cell>
          <table:table-cell office:value-type="float" office:value="1.036075" calcext:value-type="float">
            <text:p>1.036075</text:p>
          </table:table-cell>
          <table:table-cell office:value-type="float" office:value="4772" calcext:value-type="float">
            <text:p>4772</text:p>
          </table:table-cell>
          <table:table-cell table:formula="of:=([.E133]-[.C133])/[.E133]" office:value-type="float" office:value="0.149203688181056" calcext:value-type="float">
            <text:p>0.1492036881810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27551694692619" calcext:value-type="float">
            <text:p>0.092755169469262</text:p>
          </table:table-cell>
          <table:table-cell office:value-type="float" office:value="2.64168524" calcext:value-type="float">
            <text:p>2.64168524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9" calcext:value-type="float">
            <text:p>9569</text:p>
          </table:table-cell>
          <table:table-cell office:value-type="float" office:value="4136" calcext:value-type="float">
            <text:p>4136</text:p>
          </table:table-cell>
          <table:table-cell office:value-type="float" office:value="1.058043" calcext:value-type="float">
            <text:p>1.058043</text:p>
          </table:table-cell>
          <table:table-cell office:value-type="float" office:value="4473" calcext:value-type="float">
            <text:p>4473</text:p>
          </table:table-cell>
          <table:table-cell table:formula="of:=([.E134]-[.C134])/[.E134]" office:value-type="float" office:value="0.0753409344958641" calcext:value-type="float">
            <text:p>0.0753409344958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805286527271299" calcext:value-type="float">
            <text:p>0.08052865272713</text:p>
          </table:table-cell>
          <table:table-cell office:value-type="float" office:value="3.11631128" calcext:value-type="float">
            <text:p>3.11631128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0" calcext:value-type="float">
            <text:p>9570</text:p>
          </table:table-cell>
          <table:table-cell office:value-type="float" office:value="4313" calcext:value-type="float">
            <text:p>4313</text:p>
          </table:table-cell>
          <table:table-cell office:value-type="float" office:value="4.529221" calcext:value-type="float">
            <text:p>4.529221</text:p>
          </table:table-cell>
          <table:table-cell office:value-type="float" office:value="4479" calcext:value-type="float">
            <text:p>4479</text:p>
          </table:table-cell>
          <table:table-cell table:formula="of:=([.E135]-[.C135])/[.E135]" office:value-type="float" office:value="0.0370618441616432" calcext:value-type="float">
            <text:p>0.0370618441616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869720433129543" calcext:value-type="float">
            <text:p>0.086972043312954</text:p>
          </table:table-cell>
          <table:table-cell office:value-type="float" office:value="3.2935256" calcext:value-type="float">
            <text:p>3.2935256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1" calcext:value-type="float">
            <text:p>9571</text:p>
          </table:table-cell>
          <table:table-cell office:value-type="float" office:value="3653" calcext:value-type="float">
            <text:p>3653</text:p>
          </table:table-cell>
          <table:table-cell office:value-type="float" office:value="1.036869" calcext:value-type="float">
            <text:p>1.036869</text:p>
          </table:table-cell>
          <table:table-cell office:value-type="float" office:value="4311" calcext:value-type="float">
            <text:p>4311</text:p>
          </table:table-cell>
          <table:table-cell table:formula="of:=([.E136]-[.C136])/[.E136]" office:value-type="float" office:value="0.152632799814428" calcext:value-type="float">
            <text:p>0.1526327998144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781645340296518" calcext:value-type="float">
            <text:p>0.078164534029652</text:p>
          </table:table-cell>
          <table:table-cell office:value-type="float" office:value="3.37848003999999" calcext:value-type="float">
            <text:p>3.37848003999999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2" calcext:value-type="float">
            <text:p>9572</text:p>
          </table:table-cell>
          <table:table-cell office:value-type="float" office:value="3970" calcext:value-type="float">
            <text:p>3970</text:p>
          </table:table-cell>
          <table:table-cell office:value-type="float" office:value="1.082106" calcext:value-type="float">
            <text:p>1.082106</text:p>
          </table:table-cell>
          <table:table-cell office:value-type="float" office:value="4562" calcext:value-type="float">
            <text:p>4562</text:p>
          </table:table-cell>
          <table:table-cell table:formula="of:=([.E137]-[.C137])/[.E137]" office:value-type="float" office:value="0.129767645769399" calcext:value-type="float">
            <text:p>0.1297676457693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708388654623338" calcext:value-type="float">
            <text:p>0.070838865462334</text:p>
          </table:table-cell>
          <table:table-cell office:value-type="float" office:value="3.92254293999997" calcext:value-type="float">
            <text:p>3.92254293999997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3" calcext:value-type="float">
            <text:p>9573</text:p>
          </table:table-cell>
          <table:table-cell office:value-type="float" office:value="3931" calcext:value-type="float">
            <text:p>3931</text:p>
          </table:table-cell>
          <table:table-cell office:value-type="float" office:value="1.146029" calcext:value-type="float">
            <text:p>1.146029</text:p>
          </table:table-cell>
          <table:table-cell office:value-type="float" office:value="4738" calcext:value-type="float">
            <text:p>4738</text:p>
          </table:table-cell>
          <table:table-cell table:formula="of:=([.E138]-[.C138])/[.E138]" office:value-type="float" office:value="0.170325031658928" calcext:value-type="float">
            <text:p>0.1703250316589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60499911630857" calcext:value-type="float">
            <text:p>0.066049991163086</text:p>
          </table:table-cell>
          <table:table-cell office:value-type="float" office:value="4.29840716000002" calcext:value-type="float">
            <text:p>4.29840716000002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4" calcext:value-type="float">
            <text:p>9574</text:p>
          </table:table-cell>
          <table:table-cell office:value-type="float" office:value="4075" calcext:value-type="float">
            <text:p>4075</text:p>
          </table:table-cell>
          <table:table-cell office:value-type="float" office:value="1.182644" calcext:value-type="float">
            <text:p>1.182644</text:p>
          </table:table-cell>
          <table:table-cell office:value-type="float" office:value="4876" calcext:value-type="float">
            <text:p>4876</text:p>
          </table:table-cell>
          <table:table-cell table:formula="of:=([.E139]-[.C139])/[.E139]" office:value-type="float" office:value="0.164273995077933" calcext:value-type="float">
            <text:p>0.1642739950779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5335383357401" calcext:value-type="float">
            <text:p>0.055335383357401</text:p>
          </table:table-cell>
          <table:table-cell office:value-type="float" office:value="5.54683942444445" calcext:value-type="float">
            <text:p>5.54683942444445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5" calcext:value-type="float">
            <text:p>9575</text:p>
          </table:table-cell>
          <table:table-cell office:value-type="float" office:value="4667" calcext:value-type="float">
            <text:p>4667</text:p>
          </table:table-cell>
          <table:table-cell office:value-type="float" office:value="1.051738" calcext:value-type="float">
            <text:p>1.051738</text:p>
          </table:table-cell>
          <table:table-cell office:value-type="float" office:value="5061" calcext:value-type="float">
            <text:p>5061</text:p>
          </table:table-cell>
          <table:table-cell table:formula="of:=([.E140]-[.C140])/[.E140]" office:value-type="float" office:value="0.0778502272278206" calcext:value-type="float">
            <text:p>0.0778502272278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773524896859621" calcext:value-type="float">
            <text:p>0.077352489685962</text:p>
          </table:table-cell>
          <table:table-cell office:value-type="float" office:value="4.07789732000001" calcext:value-type="float">
            <text:p>4.07789732000001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6" calcext:value-type="float">
            <text:p>9576</text:p>
          </table:table-cell>
          <table:table-cell office:value-type="float" office:value="4343" calcext:value-type="float">
            <text:p>4343</text:p>
          </table:table-cell>
          <table:table-cell office:value-type="float" office:value="1.076767" calcext:value-type="float">
            <text:p>1.076767</text:p>
          </table:table-cell>
          <table:table-cell office:value-type="float" office:value="5063" calcext:value-type="float">
            <text:p>5063</text:p>
          </table:table-cell>
          <table:table-cell table:formula="of:=([.E141]-[.C141])/[.E141]" office:value-type="float" office:value="0.142208176970176" calcext:value-type="float">
            <text:p>0.1422081769701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540825797422092" calcext:value-type="float">
            <text:p>0.054082579742209</text:p>
          </table:table-cell>
          <table:table-cell office:value-type="float" office:value="5.08840620000002" calcext:value-type="float">
            <text:p>5.08840620000002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7" calcext:value-type="float">
            <text:p>9577</text:p>
          </table:table-cell>
          <table:table-cell office:value-type="float" office:value="4222" calcext:value-type="float">
            <text:p>4222</text:p>
          </table:table-cell>
          <table:table-cell office:value-type="float" office:value="1.038932" calcext:value-type="float">
            <text:p>1.038932</text:p>
          </table:table-cell>
          <table:table-cell office:value-type="float" office:value="4870" calcext:value-type="float">
            <text:p>4870</text:p>
          </table:table-cell>
          <table:table-cell table:formula="of:=([.E142]-[.C142])/[.E142]" office:value-type="float" office:value="0.13305954825462" calcext:value-type="float">
            <text:p>0.133059548254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530635224094267" calcext:value-type="float">
            <text:p>0.053063522409427</text:p>
          </table:table-cell>
          <table:table-cell office:value-type="float" office:value="5.23210740000003" calcext:value-type="float">
            <text:p>5.23210740000003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8" calcext:value-type="float">
            <text:p>9578</text:p>
          </table:table-cell>
          <table:table-cell office:value-type="float" office:value="4454" calcext:value-type="float">
            <text:p>4454</text:p>
          </table:table-cell>
          <table:table-cell office:value-type="float" office:value="1.085368" calcext:value-type="float">
            <text:p>1.085368</text:p>
          </table:table-cell>
          <table:table-cell office:value-type="float" office:value="5232" calcext:value-type="float">
            <text:p>5232</text:p>
          </table:table-cell>
          <table:table-cell table:formula="of:=([.E143]-[.C143])/[.E143]" office:value-type="float" office:value="0.148700305810398" calcext:value-type="float">
            <text:p>0.1487003058103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51176877950171" calcext:value-type="float">
            <text:p>0.055117687795017</text:p>
          </table:table-cell>
          <table:table-cell office:value-type="float" office:value="5.69538194000003" calcext:value-type="float">
            <text:p>5.69538194000003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9" calcext:value-type="float">
            <text:p>9579</text:p>
          </table:table-cell>
          <table:table-cell office:value-type="float" office:value="3999" calcext:value-type="float">
            <text:p>3999</text:p>
          </table:table-cell>
          <table:table-cell office:value-type="float" office:value="1.093075" calcext:value-type="float">
            <text:p>1.093075</text:p>
          </table:table-cell>
          <table:table-cell office:value-type="float" office:value="4567" calcext:value-type="float">
            <text:p>4567</text:p>
          </table:table-cell>
          <table:table-cell table:formula="of:=([.E144]-[.C144])/[.E144]" office:value-type="float" office:value="0.124370483906284" calcext:value-type="float">
            <text:p>0.1243704839062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501056769769217" calcext:value-type="float">
            <text:p>0.050105676976922</text:p>
          </table:table-cell>
          <table:table-cell office:value-type="float" office:value="5.86164213999999" calcext:value-type="float">
            <text:p>5.86164213999999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0" calcext:value-type="float">
            <text:p>9580</text:p>
          </table:table-cell>
          <table:table-cell office:value-type="float" office:value="3645" calcext:value-type="float">
            <text:p>3645</text:p>
          </table:table-cell>
          <table:table-cell office:value-type="float" office:value="1.114464" calcext:value-type="float">
            <text:p>1.114464</text:p>
          </table:table-cell>
          <table:table-cell office:value-type="float" office:value="4483" calcext:value-type="float">
            <text:p>4483</text:p>
          </table:table-cell>
          <table:table-cell table:formula="of:=([.E145]-[.C145])/[.E145]" office:value-type="float" office:value="0.186928396163284" calcext:value-type="float">
            <text:p>0.1869283961632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92939615159943" calcext:value-type="float">
            <text:p>0.049293961515994</text:p>
          </table:table-cell>
          <table:table-cell office:value-type="float" office:value="5.92034610000002" calcext:value-type="float">
            <text:p>5.92034610000002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1" calcext:value-type="float">
            <text:p>9581</text:p>
          </table:table-cell>
          <table:table-cell office:value-type="float" office:value="4175" calcext:value-type="float">
            <text:p>4175</text:p>
          </table:table-cell>
          <table:table-cell office:value-type="float" office:value="1.114256" calcext:value-type="float">
            <text:p>1.114256</text:p>
          </table:table-cell>
          <table:table-cell office:value-type="float" office:value="4907" calcext:value-type="float">
            <text:p>4907</text:p>
          </table:table-cell>
          <table:table-cell table:formula="of:=([.E146]-[.C146])/[.E146]" office:value-type="float" office:value="0.149174648461382" calcext:value-type="float">
            <text:p>0.1491746484613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532937308018506" calcext:value-type="float">
            <text:p>0.053293730801851</text:p>
          </table:table-cell>
          <table:table-cell office:value-type="float" office:value="5.98304202" calcext:value-type="float">
            <text:p>5.98304202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2" calcext:value-type="float">
            <text:p>9582</text:p>
          </table:table-cell>
          <table:table-cell office:value-type="float" office:value="4417" calcext:value-type="float">
            <text:p>4417</text:p>
          </table:table-cell>
          <table:table-cell office:value-type="float" office:value="1.064296" calcext:value-type="float">
            <text:p>1.064296</text:p>
          </table:table-cell>
          <table:table-cell office:value-type="float" office:value="5088" calcext:value-type="float">
            <text:p>5088</text:p>
          </table:table-cell>
          <table:table-cell table:formula="of:=([.E147]-[.C147])/[.E147]" office:value-type="float" office:value="0.13187893081761" calcext:value-type="float">
            <text:p>0.131878930817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465920144808181" calcext:value-type="float">
            <text:p>0.046592014480818</text:p>
          </table:table-cell>
          <table:table-cell office:value-type="float" office:value="6.22371657999997" calcext:value-type="float">
            <text:p>6.22371657999997</text:p>
          </table:table-cell>
          <table:table-cell table:number-columns-repeated="1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3" calcext:value-type="float">
            <text:p>9583</text:p>
          </table:table-cell>
          <table:table-cell office:value-type="float" office:value="3556" calcext:value-type="float">
            <text:p>3556</text:p>
          </table:table-cell>
          <table:table-cell office:value-type="float" office:value="1.064688" calcext:value-type="float">
            <text:p>1.064688</text:p>
          </table:table-cell>
          <table:table-cell office:value-type="float" office:value="4192" calcext:value-type="float">
            <text:p>4192</text:p>
          </table:table-cell>
          <table:table-cell table:formula="of:=([.E148]-[.C148])/[.E148]" office:value-type="float" office:value="0.151717557251908" calcext:value-type="float">
            <text:p>0.151717557251908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4" calcext:value-type="float">
            <text:p>9584</text:p>
          </table:table-cell>
          <table:table-cell office:value-type="float" office:value="4670" calcext:value-type="float">
            <text:p>4670</text:p>
          </table:table-cell>
          <table:table-cell office:value-type="float" office:value="1.061133" calcext:value-type="float">
            <text:p>1.061133</text:p>
          </table:table-cell>
          <table:table-cell office:value-type="float" office:value="5210" calcext:value-type="float">
            <text:p>5210</text:p>
          </table:table-cell>
          <table:table-cell table:formula="of:=([.E149]-[.C149])/[.E149]" office:value-type="float" office:value="0.103646833013436" calcext:value-type="float">
            <text:p>0.103646833013436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5" calcext:value-type="float">
            <text:p>9585</text:p>
          </table:table-cell>
          <table:table-cell office:value-type="float" office:value="4048" calcext:value-type="float">
            <text:p>4048</text:p>
          </table:table-cell>
          <table:table-cell office:value-type="float" office:value="1.057636" calcext:value-type="float">
            <text:p>1.057636</text:p>
          </table:table-cell>
          <table:table-cell office:value-type="float" office:value="4667" calcext:value-type="float">
            <text:p>4667</text:p>
          </table:table-cell>
          <table:table-cell table:formula="of:=([.E150]-[.C150])/[.E150]" office:value-type="float" office:value="0.132633383329762" calcext:value-type="float">
            <text:p>0.132633383329762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6" calcext:value-type="float">
            <text:p>9586</text:p>
          </table:table-cell>
          <table:table-cell office:value-type="float" office:value="4045" calcext:value-type="float">
            <text:p>4045</text:p>
          </table:table-cell>
          <table:table-cell office:value-type="float" office:value="1.050582" calcext:value-type="float">
            <text:p>1.050582</text:p>
          </table:table-cell>
          <table:table-cell office:value-type="float" office:value="4700" calcext:value-type="float">
            <text:p>4700</text:p>
          </table:table-cell>
          <table:table-cell table:formula="of:=([.E151]-[.C151])/[.E151]" office:value-type="float" office:value="0.13936170212766" calcext:value-type="float">
            <text:p>0.13936170212766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7" calcext:value-type="float">
            <text:p>9587</text:p>
          </table:table-cell>
          <table:table-cell office:value-type="float" office:value="4196" calcext:value-type="float">
            <text:p>4196</text:p>
          </table:table-cell>
          <table:table-cell office:value-type="float" office:value="1.11599099999999" calcext:value-type="float">
            <text:p>1.11599099999999</text:p>
          </table:table-cell>
          <table:table-cell office:value-type="float" office:value="5043" calcext:value-type="float">
            <text:p>5043</text:p>
          </table:table-cell>
          <table:table-cell table:formula="of:=([.E152]-[.C152])/[.E152]" office:value-type="float" office:value="0.167955581994844" calcext:value-type="float">
            <text:p>0.167955581994844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8" calcext:value-type="float">
            <text:p>9588</text:p>
          </table:table-cell>
          <table:table-cell office:value-type="float" office:value="4217" calcext:value-type="float">
            <text:p>4217</text:p>
          </table:table-cell>
          <table:table-cell office:value-type="float" office:value="1.040783" calcext:value-type="float">
            <text:p>1.040783</text:p>
          </table:table-cell>
          <table:table-cell office:value-type="float" office:value="4805" calcext:value-type="float">
            <text:p>4805</text:p>
          </table:table-cell>
          <table:table-cell table:formula="of:=([.E153]-[.C153])/[.E153]" office:value-type="float" office:value="0.122372528616025" calcext:value-type="float">
            <text:p>0.122372528616025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9" calcext:value-type="float">
            <text:p>9589</text:p>
          </table:table-cell>
          <table:table-cell office:value-type="float" office:value="3918" calcext:value-type="float">
            <text:p>3918</text:p>
          </table:table-cell>
          <table:table-cell office:value-type="float" office:value="1.060311" calcext:value-type="float">
            <text:p>1.060311</text:p>
          </table:table-cell>
          <table:table-cell office:value-type="float" office:value="4614" calcext:value-type="float">
            <text:p>4614</text:p>
          </table:table-cell>
          <table:table-cell table:formula="of:=([.E154]-[.C154])/[.E154]" office:value-type="float" office:value="0.150845253576073" calcext:value-type="float">
            <text:p>0.150845253576073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0" calcext:value-type="float">
            <text:p>9590</text:p>
          </table:table-cell>
          <table:table-cell office:value-type="float" office:value="4287" calcext:value-type="float">
            <text:p>4287</text:p>
          </table:table-cell>
          <table:table-cell office:value-type="float" office:value="1.06378200000001" calcext:value-type="float">
            <text:p>1.06378200000001</text:p>
          </table:table-cell>
          <table:table-cell office:value-type="float" office:value="5157" calcext:value-type="float">
            <text:p>5157</text:p>
          </table:table-cell>
          <table:table-cell table:formula="of:=([.E155]-[.C155])/[.E155]" office:value-type="float" office:value="0.16870273414776" calcext:value-type="float">
            <text:p>0.16870273414776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1" calcext:value-type="float">
            <text:p>9591</text:p>
          </table:table-cell>
          <table:table-cell office:value-type="float" office:value="4495" calcext:value-type="float">
            <text:p>4495</text:p>
          </table:table-cell>
          <table:table-cell office:value-type="float" office:value="5.421979" calcext:value-type="float">
            <text:p>5.421979</text:p>
          </table:table-cell>
          <table:table-cell office:value-type="float" office:value="4522" calcext:value-type="float">
            <text:p>4522</text:p>
          </table:table-cell>
          <table:table-cell table:formula="of:=([.E156]-[.C156])/[.E156]" office:value-type="float" office:value="0.00597080937638213" calcext:value-type="float">
            <text:p>0.005970809376382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2" calcext:value-type="float">
            <text:p>9592</text:p>
          </table:table-cell>
          <table:table-cell office:value-type="float" office:value="3603" calcext:value-type="float">
            <text:p>3603</text:p>
          </table:table-cell>
          <table:table-cell office:value-type="float" office:value="1.04944700000001" calcext:value-type="float">
            <text:p>1.04944700000001</text:p>
          </table:table-cell>
          <table:table-cell office:value-type="float" office:value="4366" calcext:value-type="float">
            <text:p>4366</text:p>
          </table:table-cell>
          <table:table-cell table:formula="of:=([.E157]-[.C157])/[.E157]" office:value-type="float" office:value="0.17475950526798" calcext:value-type="float">
            <text:p>0.17475950526798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3" calcext:value-type="float">
            <text:p>9593</text:p>
          </table:table-cell>
          <table:table-cell office:value-type="float" office:value="4391" calcext:value-type="float">
            <text:p>4391</text:p>
          </table:table-cell>
          <table:table-cell office:value-type="float" office:value="1.05998" calcext:value-type="float">
            <text:p>1.05998</text:p>
          </table:table-cell>
          <table:table-cell office:value-type="float" office:value="4994" calcext:value-type="float">
            <text:p>4994</text:p>
          </table:table-cell>
          <table:table-cell table:formula="of:=([.E158]-[.C158])/[.E158]" office:value-type="float" office:value="0.120744893872647" calcext:value-type="float">
            <text:p>0.120744893872647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4" calcext:value-type="float">
            <text:p>9594</text:p>
          </table:table-cell>
          <table:table-cell office:value-type="float" office:value="3641" calcext:value-type="float">
            <text:p>3641</text:p>
          </table:table-cell>
          <table:table-cell office:value-type="float" office:value="1.070933" calcext:value-type="float">
            <text:p>1.070933</text:p>
          </table:table-cell>
          <table:table-cell office:value-type="float" office:value="4215" calcext:value-type="float">
            <text:p>4215</text:p>
          </table:table-cell>
          <table:table-cell table:formula="of:=([.E159]-[.C159])/[.E159]" office:value-type="float" office:value="0.136180308422301" calcext:value-type="float">
            <text:p>0.136180308422301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5" calcext:value-type="float">
            <text:p>9595</text:p>
          </table:table-cell>
          <table:table-cell office:value-type="float" office:value="3753" calcext:value-type="float">
            <text:p>3753</text:p>
          </table:table-cell>
          <table:table-cell office:value-type="float" office:value="1.325594" calcext:value-type="float">
            <text:p>1.325594</text:p>
          </table:table-cell>
          <table:table-cell office:value-type="float" office:value="4373" calcext:value-type="float">
            <text:p>4373</text:p>
          </table:table-cell>
          <table:table-cell table:formula="of:=([.E160]-[.C160])/[.E160]" office:value-type="float" office:value="0.141779099016693" calcext:value-type="float">
            <text:p>0.141779099016693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6" calcext:value-type="float">
            <text:p>9596</text:p>
          </table:table-cell>
          <table:table-cell office:value-type="float" office:value="4172" calcext:value-type="float">
            <text:p>4172</text:p>
          </table:table-cell>
          <table:table-cell office:value-type="float" office:value="5.847601" calcext:value-type="float">
            <text:p>5.847601</text:p>
          </table:table-cell>
          <table:table-cell office:value-type="float" office:value="4244" calcext:value-type="float">
            <text:p>4244</text:p>
          </table:table-cell>
          <table:table-cell table:formula="of:=([.E161]-[.C161])/[.E161]" office:value-type="float" office:value="0.0169651272384543" calcext:value-type="float">
            <text:p>0.016965127238454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7" calcext:value-type="float">
            <text:p>9597</text:p>
          </table:table-cell>
          <table:table-cell office:value-type="float" office:value="4387" calcext:value-type="float">
            <text:p>4387</text:p>
          </table:table-cell>
          <table:table-cell office:value-type="float" office:value="1.064004" calcext:value-type="float">
            <text:p>1.064004</text:p>
          </table:table-cell>
          <table:table-cell office:value-type="float" office:value="4864" calcext:value-type="float">
            <text:p>4864</text:p>
          </table:table-cell>
          <table:table-cell table:formula="of:=([.E162]-[.C162])/[.E162]" office:value-type="float" office:value="0.0980674342105263" calcext:value-type="float">
            <text:p>0.098067434210526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8" calcext:value-type="float">
            <text:p>9598</text:p>
          </table:table-cell>
          <table:table-cell office:value-type="float" office:value="4735" calcext:value-type="float">
            <text:p>4735</text:p>
          </table:table-cell>
          <table:table-cell office:value-type="float" office:value="3.49235899999999" calcext:value-type="float">
            <text:p>3.49235899999999</text:p>
          </table:table-cell>
          <table:table-cell office:value-type="float" office:value="4814" calcext:value-type="float">
            <text:p>4814</text:p>
          </table:table-cell>
          <table:table-cell table:formula="of:=([.E163]-[.C163])/[.E163]" office:value-type="float" office:value="0.0164104694640631" calcext:value-type="float">
            <text:p>0.016410469464063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9" calcext:value-type="float">
            <text:p>9599</text:p>
          </table:table-cell>
          <table:table-cell office:value-type="float" office:value="3329" calcext:value-type="float">
            <text:p>3329</text:p>
          </table:table-cell>
          <table:table-cell office:value-type="float" office:value="1.04122199999999" calcext:value-type="float">
            <text:p>1.04122199999999</text:p>
          </table:table-cell>
          <table:table-cell office:value-type="float" office:value="3884" calcext:value-type="float">
            <text:p>3884</text:p>
          </table:table-cell>
          <table:table-cell table:formula="of:=([.E164]-[.C164])/[.E164]" office:value-type="float" office:value="0.142893923789907" calcext:value-type="float">
            <text:p>0.142893923789907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0" calcext:value-type="float">
            <text:p>9550</text:p>
          </table:table-cell>
          <table:table-cell office:value-type="float" office:value="3482" calcext:value-type="float">
            <text:p>3482</text:p>
          </table:table-cell>
          <table:table-cell office:value-type="float" office:value="1.16999200000001" calcext:value-type="float">
            <text:p>1.16999200000001</text:p>
          </table:table-cell>
          <table:table-cell office:value-type="float" office:value="4068" calcext:value-type="float">
            <text:p>4068</text:p>
          </table:table-cell>
          <table:table-cell table:formula="of:=([.E165]-[.C165])/[.E165]" office:value-type="float" office:value="0.144051130776794" calcext:value-type="float">
            <text:p>0.144051130776794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1" calcext:value-type="float">
            <text:p>9551</text:p>
          </table:table-cell>
          <table:table-cell office:value-type="float" office:value="4289" calcext:value-type="float">
            <text:p>4289</text:p>
          </table:table-cell>
          <table:table-cell office:value-type="float" office:value="3.91722" calcext:value-type="float">
            <text:p>3.91722</text:p>
          </table:table-cell>
          <table:table-cell office:value-type="float" office:value="4454" calcext:value-type="float">
            <text:p>4454</text:p>
          </table:table-cell>
          <table:table-cell table:formula="of:=([.E166]-[.C166])/[.E166]" office:value-type="float" office:value="0.0370453524921419" calcext:value-type="float">
            <text:p>0.037045352492142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2" calcext:value-type="float">
            <text:p>9552</text:p>
          </table:table-cell>
          <table:table-cell office:value-type="float" office:value="4291" calcext:value-type="float">
            <text:p>4291</text:p>
          </table:table-cell>
          <table:table-cell office:value-type="float" office:value="1.19363399999999" calcext:value-type="float">
            <text:p>1.19363399999999</text:p>
          </table:table-cell>
          <table:table-cell office:value-type="float" office:value="5023" calcext:value-type="float">
            <text:p>5023</text:p>
          </table:table-cell>
          <table:table-cell table:formula="of:=([.E167]-[.C167])/[.E167]" office:value-type="float" office:value="0.145729643639259" calcext:value-type="float">
            <text:p>0.145729643639259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3" calcext:value-type="float">
            <text:p>9553</text:p>
          </table:table-cell>
          <table:table-cell office:value-type="float" office:value="5282" calcext:value-type="float">
            <text:p>5282</text:p>
          </table:table-cell>
          <table:table-cell office:value-type="float" office:value="4.74297800000001" calcext:value-type="float">
            <text:p>4.74297800000001</text:p>
          </table:table-cell>
          <table:table-cell office:value-type="float" office:value="5386" calcext:value-type="float">
            <text:p>5386</text:p>
          </table:table-cell>
          <table:table-cell table:formula="of:=([.E168]-[.C168])/[.E168]" office:value-type="float" office:value="0.019309320460453" calcext:value-type="float">
            <text:p>0.019309320460453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4" calcext:value-type="float">
            <text:p>9554</text:p>
          </table:table-cell>
          <table:table-cell office:value-type="float" office:value="4237" calcext:value-type="float">
            <text:p>4237</text:p>
          </table:table-cell>
          <table:table-cell office:value-type="float" office:value="1.262503" calcext:value-type="float">
            <text:p>1.262503</text:p>
          </table:table-cell>
          <table:table-cell office:value-type="float" office:value="4995" calcext:value-type="float">
            <text:p>4995</text:p>
          </table:table-cell>
          <table:table-cell table:formula="of:=([.E169]-[.C169])/[.E169]" office:value-type="float" office:value="0.151751751751752" calcext:value-type="float">
            <text:p>0.151751751751752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5" calcext:value-type="float">
            <text:p>9555</text:p>
          </table:table-cell>
          <table:table-cell office:value-type="float" office:value="3345" calcext:value-type="float">
            <text:p>3345</text:p>
          </table:table-cell>
          <table:table-cell office:value-type="float" office:value="1.30844200000001" calcext:value-type="float">
            <text:p>1.30844200000001</text:p>
          </table:table-cell>
          <table:table-cell office:value-type="float" office:value="3617" calcext:value-type="float">
            <text:p>3617</text:p>
          </table:table-cell>
          <table:table-cell table:formula="of:=([.E170]-[.C170])/[.E170]" office:value-type="float" office:value="0.0752004423555433" calcext:value-type="float">
            <text:p>0.075200442355543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6" calcext:value-type="float">
            <text:p>9556</text:p>
          </table:table-cell>
          <table:table-cell office:value-type="float" office:value="4102" calcext:value-type="float">
            <text:p>4102</text:p>
          </table:table-cell>
          <table:table-cell office:value-type="float" office:value="1.329555" calcext:value-type="float">
            <text:p>1.329555</text:p>
          </table:table-cell>
          <table:table-cell office:value-type="float" office:value="4569" calcext:value-type="float">
            <text:p>4569</text:p>
          </table:table-cell>
          <table:table-cell table:formula="of:=([.E171]-[.C171])/[.E171]" office:value-type="float" office:value="0.102210549354344" calcext:value-type="float">
            <text:p>0.102210549354344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7" calcext:value-type="float">
            <text:p>9557</text:p>
          </table:table-cell>
          <table:table-cell office:value-type="float" office:value="4028" calcext:value-type="float">
            <text:p>4028</text:p>
          </table:table-cell>
          <table:table-cell office:value-type="float" office:value="1.26742700000001" calcext:value-type="float">
            <text:p>1.26742700000001</text:p>
          </table:table-cell>
          <table:table-cell office:value-type="float" office:value="4660" calcext:value-type="float">
            <text:p>4660</text:p>
          </table:table-cell>
          <table:table-cell table:formula="of:=([.E172]-[.C172])/[.E172]" office:value-type="float" office:value="0.135622317596567" calcext:value-type="float">
            <text:p>0.135622317596567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8" calcext:value-type="float">
            <text:p>9558</text:p>
          </table:table-cell>
          <table:table-cell office:value-type="float" office:value="3734" calcext:value-type="float">
            <text:p>3734</text:p>
          </table:table-cell>
          <table:table-cell office:value-type="float" office:value="1.626966" calcext:value-type="float">
            <text:p>1.626966</text:p>
          </table:table-cell>
          <table:table-cell office:value-type="float" office:value="4449" calcext:value-type="float">
            <text:p>4449</text:p>
          </table:table-cell>
          <table:table-cell table:formula="of:=([.E173]-[.C173])/[.E173]" office:value-type="float" office:value="0.160710271971229" calcext:value-type="float">
            <text:p>0.160710271971229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9" calcext:value-type="float">
            <text:p>9559</text:p>
          </table:table-cell>
          <table:table-cell office:value-type="float" office:value="3653" calcext:value-type="float">
            <text:p>3653</text:p>
          </table:table-cell>
          <table:table-cell office:value-type="float" office:value="3.831709" calcext:value-type="float">
            <text:p>3.831709</text:p>
          </table:table-cell>
          <table:table-cell office:value-type="float" office:value="4069" calcext:value-type="float">
            <text:p>4069</text:p>
          </table:table-cell>
          <table:table-cell table:formula="of:=([.E174]-[.C174])/[.E174]" office:value-type="float" office:value="0.10223642172524" calcext:value-type="float">
            <text:p>0.10223642172524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60" calcext:value-type="float">
            <text:p>9560</text:p>
          </table:table-cell>
          <table:table-cell office:value-type="float" office:value="3921" calcext:value-type="float">
            <text:p>3921</text:p>
          </table:table-cell>
          <table:table-cell office:value-type="float" office:value="1.295537" calcext:value-type="float">
            <text:p>1.295537</text:p>
          </table:table-cell>
          <table:table-cell office:value-type="float" office:value="4587" calcext:value-type="float">
            <text:p>4587</text:p>
          </table:table-cell>
          <table:table-cell table:formula="of:=([.E175]-[.C175])/[.E175]" office:value-type="float" office:value="0.145192936559843" calcext:value-type="float">
            <text:p>0.145192936559843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61" calcext:value-type="float">
            <text:p>9561</text:p>
          </table:table-cell>
          <table:table-cell office:value-type="float" office:value="3869" calcext:value-type="float">
            <text:p>3869</text:p>
          </table:table-cell>
          <table:table-cell office:value-type="float" office:value="1.23459200000001" calcext:value-type="float">
            <text:p>1.23459200000001</text:p>
          </table:table-cell>
          <table:table-cell office:value-type="float" office:value="4544" calcext:value-type="float">
            <text:p>4544</text:p>
          </table:table-cell>
          <table:table-cell table:formula="of:=([.E176]-[.C176])/[.E176]" office:value-type="float" office:value="0.148547535211268" calcext:value-type="float">
            <text:p>0.148547535211268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62" calcext:value-type="float">
            <text:p>9562</text:p>
          </table:table-cell>
          <table:table-cell office:value-type="float" office:value="3734" calcext:value-type="float">
            <text:p>3734</text:p>
          </table:table-cell>
          <table:table-cell office:value-type="float" office:value="1.24430000000001" calcext:value-type="float">
            <text:p>1.24430000000001</text:p>
          </table:table-cell>
          <table:table-cell office:value-type="float" office:value="4245" calcext:value-type="float">
            <text:p>4245</text:p>
          </table:table-cell>
          <table:table-cell table:formula="of:=([.E177]-[.C177])/[.E177]" office:value-type="float" office:value="0.12037691401649" calcext:value-type="float">
            <text:p>0.12037691401649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63" calcext:value-type="float">
            <text:p>9563</text:p>
          </table:table-cell>
          <table:table-cell office:value-type="float" office:value="3318" calcext:value-type="float">
            <text:p>3318</text:p>
          </table:table-cell>
          <table:table-cell office:value-type="float" office:value="1.353295" calcext:value-type="float">
            <text:p>1.353295</text:p>
          </table:table-cell>
          <table:table-cell office:value-type="float" office:value="3761" calcext:value-type="float">
            <text:p>3761</text:p>
          </table:table-cell>
          <table:table-cell table:formula="of:=([.E178]-[.C178])/[.E178]" office:value-type="float" office:value="0.117787822387663" calcext:value-type="float">
            <text:p>0.117787822387663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64" calcext:value-type="float">
            <text:p>9564</text:p>
          </table:table-cell>
          <table:table-cell office:value-type="float" office:value="3969" calcext:value-type="float">
            <text:p>3969</text:p>
          </table:table-cell>
          <table:table-cell office:value-type="float" office:value="2.384882" calcext:value-type="float">
            <text:p>2.384882</text:p>
          </table:table-cell>
          <table:table-cell office:value-type="float" office:value="4231" calcext:value-type="float">
            <text:p>4231</text:p>
          </table:table-cell>
          <table:table-cell table:formula="of:=([.E179]-[.C179])/[.E179]" office:value-type="float" office:value="0.0619238950602694" calcext:value-type="float">
            <text:p>0.06192389506027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65" calcext:value-type="float">
            <text:p>9565</text:p>
          </table:table-cell>
          <table:table-cell office:value-type="float" office:value="4028" calcext:value-type="float">
            <text:p>4028</text:p>
          </table:table-cell>
          <table:table-cell office:value-type="float" office:value="1.21162500000001" calcext:value-type="float">
            <text:p>1.21162500000001</text:p>
          </table:table-cell>
          <table:table-cell office:value-type="float" office:value="4656" calcext:value-type="float">
            <text:p>4656</text:p>
          </table:table-cell>
          <table:table-cell table:formula="of:=([.E180]-[.C180])/[.E180]" office:value-type="float" office:value="0.134879725085911" calcext:value-type="float">
            <text:p>0.134879725085911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66" calcext:value-type="float">
            <text:p>9566</text:p>
          </table:table-cell>
          <table:table-cell office:value-type="float" office:value="4324" calcext:value-type="float">
            <text:p>4324</text:p>
          </table:table-cell>
          <table:table-cell office:value-type="float" office:value="1.25186500000001" calcext:value-type="float">
            <text:p>1.25186500000001</text:p>
          </table:table-cell>
          <table:table-cell office:value-type="float" office:value="5039" calcext:value-type="float">
            <text:p>5039</text:p>
          </table:table-cell>
          <table:table-cell table:formula="of:=([.E181]-[.C181])/[.E181]" office:value-type="float" office:value="0.141893232784283" calcext:value-type="float">
            <text:p>0.141893232784283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67" calcext:value-type="float">
            <text:p>9567</text:p>
          </table:table-cell>
          <table:table-cell office:value-type="float" office:value="420" calcext:value-type="float">
            <text:p>420</text:p>
          </table:table-cell>
          <table:table-cell office:value-type="float" office:value="1.088273" calcext:value-type="float">
            <text:p>1.088273</text:p>
          </table:table-cell>
          <table:table-cell office:value-type="float" office:value="599" calcext:value-type="float">
            <text:p>599</text:p>
          </table:table-cell>
          <table:table-cell table:formula="of:=([.E182]-[.C182])/[.E182]" office:value-type="float" office:value="0.298831385642738" calcext:value-type="float">
            <text:p>0.298831385642738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68" calcext:value-type="float">
            <text:p>9568</text:p>
          </table:table-cell>
          <table:table-cell office:value-type="float" office:value="4299" calcext:value-type="float">
            <text:p>4299</text:p>
          </table:table-cell>
          <table:table-cell office:value-type="float" office:value="1.12310699999999" calcext:value-type="float">
            <text:p>1.12310699999999</text:p>
          </table:table-cell>
          <table:table-cell office:value-type="float" office:value="4772" calcext:value-type="float">
            <text:p>4772</text:p>
          </table:table-cell>
          <table:table-cell table:formula="of:=([.E183]-[.C183])/[.E183]" office:value-type="float" office:value="0.0991198658843252" calcext:value-type="float">
            <text:p>0.099119865884325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69" calcext:value-type="float">
            <text:p>9569</text:p>
          </table:table-cell>
          <table:table-cell office:value-type="float" office:value="3918" calcext:value-type="float">
            <text:p>3918</text:p>
          </table:table-cell>
          <table:table-cell office:value-type="float" office:value="1.16206699999999" calcext:value-type="float">
            <text:p>1.16206699999999</text:p>
          </table:table-cell>
          <table:table-cell office:value-type="float" office:value="4473" calcext:value-type="float">
            <text:p>4473</text:p>
          </table:table-cell>
          <table:table-cell table:formula="of:=([.E184]-[.C184])/[.E184]" office:value-type="float" office:value="0.124077800134138" calcext:value-type="float">
            <text:p>0.124077800134138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70" calcext:value-type="float">
            <text:p>9570</text:p>
          </table:table-cell>
          <table:table-cell office:value-type="float" office:value="4431" calcext:value-type="float">
            <text:p>4431</text:p>
          </table:table-cell>
          <table:table-cell office:value-type="float" office:value="4.836681" calcext:value-type="float">
            <text:p>4.836681</text:p>
          </table:table-cell>
          <table:table-cell office:value-type="float" office:value="4479" calcext:value-type="float">
            <text:p>4479</text:p>
          </table:table-cell>
          <table:table-cell table:formula="of:=([.E185]-[.C185])/[.E185]" office:value-type="float" office:value="0.0107166778298727" calcext:value-type="float">
            <text:p>0.010716677829873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71" calcext:value-type="float">
            <text:p>9571</text:p>
          </table:table-cell>
          <table:table-cell office:value-type="float" office:value="3747" calcext:value-type="float">
            <text:p>3747</text:p>
          </table:table-cell>
          <table:table-cell office:value-type="float" office:value="1.22482299999999" calcext:value-type="float">
            <text:p>1.22482299999999</text:p>
          </table:table-cell>
          <table:table-cell office:value-type="float" office:value="4311" calcext:value-type="float">
            <text:p>4311</text:p>
          </table:table-cell>
          <table:table-cell table:formula="of:=([.E186]-[.C186])/[.E186]" office:value-type="float" office:value="0.130828114126653" calcext:value-type="float">
            <text:p>0.130828114126653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72" calcext:value-type="float">
            <text:p>9572</text:p>
          </table:table-cell>
          <table:table-cell office:value-type="float" office:value="4440" calcext:value-type="float">
            <text:p>4440</text:p>
          </table:table-cell>
          <table:table-cell office:value-type="float" office:value="5.28976300000001" calcext:value-type="float">
            <text:p>5.28976300000001</text:p>
          </table:table-cell>
          <table:table-cell office:value-type="float" office:value="4562" calcext:value-type="float">
            <text:p>4562</text:p>
          </table:table-cell>
          <table:table-cell table:formula="of:=([.E187]-[.C187])/[.E187]" office:value-type="float" office:value="0.0267426567295046" calcext:value-type="float">
            <text:p>0.026742656729505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73" calcext:value-type="float">
            <text:p>9573</text:p>
          </table:table-cell>
          <table:table-cell office:value-type="float" office:value="4535" calcext:value-type="float">
            <text:p>4535</text:p>
          </table:table-cell>
          <table:table-cell office:value-type="float" office:value="3.990756" calcext:value-type="float">
            <text:p>3.990756</text:p>
          </table:table-cell>
          <table:table-cell office:value-type="float" office:value="4738" calcext:value-type="float">
            <text:p>4738</text:p>
          </table:table-cell>
          <table:table-cell table:formula="of:=([.E188]-[.C188])/[.E188]" office:value-type="float" office:value="0.0428450823132123" calcext:value-type="float">
            <text:p>0.042845082313212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74" calcext:value-type="float">
            <text:p>9574</text:p>
          </table:table-cell>
          <table:table-cell office:value-type="float" office:value="4132" calcext:value-type="float">
            <text:p>4132</text:p>
          </table:table-cell>
          <table:table-cell office:value-type="float" office:value="1.14614" calcext:value-type="float">
            <text:p>1.14614</text:p>
          </table:table-cell>
          <table:table-cell office:value-type="float" office:value="4876" calcext:value-type="float">
            <text:p>4876</text:p>
          </table:table-cell>
          <table:table-cell table:formula="of:=([.E189]-[.C189])/[.E189]" office:value-type="float" office:value="0.152584085315833" calcext:value-type="float">
            <text:p>0.152584085315833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75" calcext:value-type="float">
            <text:p>9575</text:p>
          </table:table-cell>
          <table:table-cell office:value-type="float" office:value="4490" calcext:value-type="float">
            <text:p>4490</text:p>
          </table:table-cell>
          <table:table-cell office:value-type="float" office:value="1.151995" calcext:value-type="float">
            <text:p>1.151995</text:p>
          </table:table-cell>
          <table:table-cell office:value-type="float" office:value="5061" calcext:value-type="float">
            <text:p>5061</text:p>
          </table:table-cell>
          <table:table-cell table:formula="of:=([.E190]-[.C190])/[.E190]" office:value-type="float" office:value="0.112823552657578" calcext:value-type="float">
            <text:p>0.112823552657578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76" calcext:value-type="float">
            <text:p>9576</text:p>
          </table:table-cell>
          <table:table-cell office:value-type="float" office:value="4261" calcext:value-type="float">
            <text:p>4261</text:p>
          </table:table-cell>
          <table:table-cell office:value-type="float" office:value="1.14782000000001" calcext:value-type="float">
            <text:p>1.14782000000001</text:p>
          </table:table-cell>
          <table:table-cell office:value-type="float" office:value="5063" calcext:value-type="float">
            <text:p>5063</text:p>
          </table:table-cell>
          <table:table-cell table:formula="of:=([.E191]-[.C191])/[.E191]" office:value-type="float" office:value="0.158404108236224" calcext:value-type="float">
            <text:p>0.158404108236224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77" calcext:value-type="float">
            <text:p>9577</text:p>
          </table:table-cell>
          <table:table-cell office:value-type="float" office:value="4786" calcext:value-type="float">
            <text:p>4786</text:p>
          </table:table-cell>
          <table:table-cell office:value-type="float" office:value="3.58246800000001" calcext:value-type="float">
            <text:p>3.58246800000001</text:p>
          </table:table-cell>
          <table:table-cell office:value-type="float" office:value="4870" calcext:value-type="float">
            <text:p>4870</text:p>
          </table:table-cell>
          <table:table-cell table:formula="of:=([.E192]-[.C192])/[.E192]" office:value-type="float" office:value="0.0172484599589322" calcext:value-type="float">
            <text:p>0.017248459958932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78" calcext:value-type="float">
            <text:p>9578</text:p>
          </table:table-cell>
          <table:table-cell office:value-type="float" office:value="5025" calcext:value-type="float">
            <text:p>5025</text:p>
          </table:table-cell>
          <table:table-cell office:value-type="float" office:value="3.367999" calcext:value-type="float">
            <text:p>3.367999</text:p>
          </table:table-cell>
          <table:table-cell office:value-type="float" office:value="5232" calcext:value-type="float">
            <text:p>5232</text:p>
          </table:table-cell>
          <table:table-cell table:formula="of:=([.E193]-[.C193])/[.E193]" office:value-type="float" office:value="0.0395642201834862" calcext:value-type="float">
            <text:p>0.039564220183486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79" calcext:value-type="float">
            <text:p>9579</text:p>
          </table:table-cell>
          <table:table-cell office:value-type="float" office:value="3773" calcext:value-type="float">
            <text:p>3773</text:p>
          </table:table-cell>
          <table:table-cell office:value-type="float" office:value="1.16019" calcext:value-type="float">
            <text:p>1.16019</text:p>
          </table:table-cell>
          <table:table-cell office:value-type="float" office:value="4567" calcext:value-type="float">
            <text:p>4567</text:p>
          </table:table-cell>
          <table:table-cell table:formula="of:=([.E194]-[.C194])/[.E194]" office:value-type="float" office:value="0.173855922925334" calcext:value-type="float">
            <text:p>0.173855922925334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80" calcext:value-type="float">
            <text:p>9580</text:p>
          </table:table-cell>
          <table:table-cell office:value-type="float" office:value="4399" calcext:value-type="float">
            <text:p>4399</text:p>
          </table:table-cell>
          <table:table-cell office:value-type="float" office:value="3.75433399999997" calcext:value-type="float">
            <text:p>3.75433399999997</text:p>
          </table:table-cell>
          <table:table-cell office:value-type="float" office:value="4483" calcext:value-type="float">
            <text:p>4483</text:p>
          </table:table-cell>
          <table:table-cell table:formula="of:=([.E195]-[.C195])/[.E195]" office:value-type="float" office:value="0.0187374525987062" calcext:value-type="float">
            <text:p>0.018737452598706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81" calcext:value-type="float">
            <text:p>9581</text:p>
          </table:table-cell>
          <table:table-cell office:value-type="float" office:value="4621" calcext:value-type="float">
            <text:p>4621</text:p>
          </table:table-cell>
          <table:table-cell office:value-type="float" office:value="4.112008" calcext:value-type="float">
            <text:p>4.112008</text:p>
          </table:table-cell>
          <table:table-cell office:value-type="float" office:value="4907" calcext:value-type="float">
            <text:p>4907</text:p>
          </table:table-cell>
          <table:table-cell table:formula="of:=([.E196]-[.C196])/[.E196]" office:value-type="float" office:value="0.0582840839616874" calcext:value-type="float">
            <text:p>0.058284083961687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82" calcext:value-type="float">
            <text:p>9582</text:p>
          </table:table-cell>
          <table:table-cell office:value-type="float" office:value="4624" calcext:value-type="float">
            <text:p>4624</text:p>
          </table:table-cell>
          <table:table-cell office:value-type="float" office:value="1.181006" calcext:value-type="float">
            <text:p>1.181006</text:p>
          </table:table-cell>
          <table:table-cell office:value-type="float" office:value="5088" calcext:value-type="float">
            <text:p>5088</text:p>
          </table:table-cell>
          <table:table-cell table:formula="of:=([.E197]-[.C197])/[.E197]" office:value-type="float" office:value="0.0911949685534591" calcext:value-type="float">
            <text:p>0.091194968553459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83" calcext:value-type="float">
            <text:p>9583</text:p>
          </table:table-cell>
          <table:table-cell office:value-type="float" office:value="3584" calcext:value-type="float">
            <text:p>3584</text:p>
          </table:table-cell>
          <table:table-cell office:value-type="float" office:value="1.05915200000001" calcext:value-type="float">
            <text:p>1.05915200000001</text:p>
          </table:table-cell>
          <table:table-cell office:value-type="float" office:value="4192" calcext:value-type="float">
            <text:p>4192</text:p>
          </table:table-cell>
          <table:table-cell table:formula="of:=([.E198]-[.C198])/[.E198]" office:value-type="float" office:value="0.145038167938931" calcext:value-type="float">
            <text:p>0.145038167938931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84" calcext:value-type="float">
            <text:p>9584</text:p>
          </table:table-cell>
          <table:table-cell office:value-type="float" office:value="4451" calcext:value-type="float">
            <text:p>4451</text:p>
          </table:table-cell>
          <table:table-cell office:value-type="float" office:value="1.14659599999999" calcext:value-type="float">
            <text:p>1.14659599999999</text:p>
          </table:table-cell>
          <table:table-cell office:value-type="float" office:value="5210" calcext:value-type="float">
            <text:p>5210</text:p>
          </table:table-cell>
          <table:table-cell table:formula="of:=([.E199]-[.C199])/[.E199]" office:value-type="float" office:value="0.145681381957774" calcext:value-type="float">
            <text:p>0.145681381957774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85" calcext:value-type="float">
            <text:p>9585</text:p>
          </table:table-cell>
          <table:table-cell office:value-type="float" office:value="4076" calcext:value-type="float">
            <text:p>4076</text:p>
          </table:table-cell>
          <table:table-cell office:value-type="float" office:value="1.207414" calcext:value-type="float">
            <text:p>1.207414</text:p>
          </table:table-cell>
          <table:table-cell office:value-type="float" office:value="4667" calcext:value-type="float">
            <text:p>4667</text:p>
          </table:table-cell>
          <table:table-cell table:formula="of:=([.E200]-[.C200])/[.E200]" office:value-type="float" office:value="0.126633811870581" calcext:value-type="float">
            <text:p>0.126633811870581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86" calcext:value-type="float">
            <text:p>9586</text:p>
          </table:table-cell>
          <table:table-cell office:value-type="float" office:value="4176" calcext:value-type="float">
            <text:p>4176</text:p>
          </table:table-cell>
          <table:table-cell office:value-type="float" office:value="1.14705899999998" calcext:value-type="float">
            <text:p>1.14705899999998</text:p>
          </table:table-cell>
          <table:table-cell office:value-type="float" office:value="4700" calcext:value-type="float">
            <text:p>4700</text:p>
          </table:table-cell>
          <table:table-cell table:formula="of:=([.E201]-[.C201])/[.E201]" office:value-type="float" office:value="0.111489361702128" calcext:value-type="float">
            <text:p>0.111489361702128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87" calcext:value-type="float">
            <text:p>9587</text:p>
          </table:table-cell>
          <table:table-cell office:value-type="float" office:value="4811" calcext:value-type="float">
            <text:p>4811</text:p>
          </table:table-cell>
          <table:table-cell office:value-type="float" office:value="3.40395799999999" calcext:value-type="float">
            <text:p>3.40395799999999</text:p>
          </table:table-cell>
          <table:table-cell office:value-type="float" office:value="5043" calcext:value-type="float">
            <text:p>5043</text:p>
          </table:table-cell>
          <table:table-cell table:formula="of:=([.E202]-[.C202])/[.E202]" office:value-type="float" office:value="0.0460043624826492" calcext:value-type="float">
            <text:p>0.046004362482649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88" calcext:value-type="float">
            <text:p>9588</text:p>
          </table:table-cell>
          <table:table-cell office:value-type="float" office:value="4727" calcext:value-type="float">
            <text:p>4727</text:p>
          </table:table-cell>
          <table:table-cell office:value-type="float" office:value="3.03171599999999" calcext:value-type="float">
            <text:p>3.03171599999999</text:p>
          </table:table-cell>
          <table:table-cell office:value-type="float" office:value="4805" calcext:value-type="float">
            <text:p>4805</text:p>
          </table:table-cell>
          <table:table-cell table:formula="of:=([.E203]-[.C203])/[.E203]" office:value-type="float" office:value="0.0162330905306972" calcext:value-type="float">
            <text:p>0.016233090530697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89" calcext:value-type="float">
            <text:p>9589</text:p>
          </table:table-cell>
          <table:table-cell office:value-type="float" office:value="4326" calcext:value-type="float">
            <text:p>4326</text:p>
          </table:table-cell>
          <table:table-cell office:value-type="float" office:value="2.82101300000002" calcext:value-type="float">
            <text:p>2.82101300000002</text:p>
          </table:table-cell>
          <table:table-cell office:value-type="float" office:value="4614" calcext:value-type="float">
            <text:p>4614</text:p>
          </table:table-cell>
          <table:table-cell table:formula="of:=([.E204]-[.C204])/[.E204]" office:value-type="float" office:value="0.0624187256176853" calcext:value-type="float">
            <text:p>0.062418725617685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90" calcext:value-type="float">
            <text:p>9590</text:p>
          </table:table-cell>
          <table:table-cell office:value-type="float" office:value="4851" calcext:value-type="float">
            <text:p>4851</text:p>
          </table:table-cell>
          <table:table-cell office:value-type="float" office:value="2.51564900000002" calcext:value-type="float">
            <text:p>2.51564900000002</text:p>
          </table:table-cell>
          <table:table-cell office:value-type="float" office:value="5157" calcext:value-type="float">
            <text:p>5157</text:p>
          </table:table-cell>
          <table:table-cell table:formula="of:=([.E205]-[.C205])/[.E205]" office:value-type="float" office:value="0.0593368237347295" calcext:value-type="float">
            <text:p>0.05933682373473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91" calcext:value-type="float">
            <text:p>9591</text:p>
          </table:table-cell>
          <table:table-cell office:value-type="float" office:value="3944" calcext:value-type="float">
            <text:p>3944</text:p>
          </table:table-cell>
          <table:table-cell office:value-type="float" office:value="1.14075599999998" calcext:value-type="float">
            <text:p>1.14075599999998</text:p>
          </table:table-cell>
          <table:table-cell office:value-type="float" office:value="4522" calcext:value-type="float">
            <text:p>4522</text:p>
          </table:table-cell>
          <table:table-cell table:formula="of:=([.E206]-[.C206])/[.E206]" office:value-type="float" office:value="0.12781954887218" calcext:value-type="float">
            <text:p>0.12781954887218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92" calcext:value-type="float">
            <text:p>9592</text:p>
          </table:table-cell>
          <table:table-cell office:value-type="float" office:value="3971" calcext:value-type="float">
            <text:p>3971</text:p>
          </table:table-cell>
          <table:table-cell office:value-type="float" office:value="2.55724000000001" calcext:value-type="float">
            <text:p>2.55724000000001</text:p>
          </table:table-cell>
          <table:table-cell office:value-type="float" office:value="4366" calcext:value-type="float">
            <text:p>4366</text:p>
          </table:table-cell>
          <table:table-cell table:formula="of:=([.E207]-[.C207])/[.E207]" office:value-type="float" office:value="0.0904718277599634" calcext:value-type="float">
            <text:p>0.090471827759963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93" calcext:value-type="float">
            <text:p>9593</text:p>
          </table:table-cell>
          <table:table-cell office:value-type="float" office:value="4982" calcext:value-type="float">
            <text:p>4982</text:p>
          </table:table-cell>
          <table:table-cell office:value-type="float" office:value="5.42577600000001" calcext:value-type="float">
            <text:p>5.42577600000001</text:p>
          </table:table-cell>
          <table:table-cell office:value-type="float" office:value="4994" calcext:value-type="float">
            <text:p>4994</text:p>
          </table:table-cell>
          <table:table-cell table:formula="of:=([.E208]-[.C208])/[.E208]" office:value-type="float" office:value="0.00240288346015218" calcext:value-type="float">
            <text:p>0.002402883460152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94" calcext:value-type="float">
            <text:p>9594</text:p>
          </table:table-cell>
          <table:table-cell office:value-type="float" office:value="3837" calcext:value-type="float">
            <text:p>3837</text:p>
          </table:table-cell>
          <table:table-cell office:value-type="float" office:value="1.11093799999998" calcext:value-type="float">
            <text:p>1.11093799999998</text:p>
          </table:table-cell>
          <table:table-cell office:value-type="float" office:value="4215" calcext:value-type="float">
            <text:p>4215</text:p>
          </table:table-cell>
          <table:table-cell table:formula="of:=([.E209]-[.C209])/[.E209]" office:value-type="float" office:value="0.0896797153024911" calcext:value-type="float">
            <text:p>0.089679715302491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95" calcext:value-type="float">
            <text:p>9595</text:p>
          </table:table-cell>
          <table:table-cell office:value-type="float" office:value="3544" calcext:value-type="float">
            <text:p>3544</text:p>
          </table:table-cell>
          <table:table-cell office:value-type="float" office:value="1.109073" calcext:value-type="float">
            <text:p>1.109073</text:p>
          </table:table-cell>
          <table:table-cell office:value-type="float" office:value="4373" calcext:value-type="float">
            <text:p>4373</text:p>
          </table:table-cell>
          <table:table-cell table:formula="of:=([.E210]-[.C210])/[.E210]" office:value-type="float" office:value="0.189572375943288" calcext:value-type="float">
            <text:p>0.189572375943288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96" calcext:value-type="float">
            <text:p>9596</text:p>
          </table:table-cell>
          <table:table-cell office:value-type="float" office:value="3668" calcext:value-type="float">
            <text:p>3668</text:p>
          </table:table-cell>
          <table:table-cell office:value-type="float" office:value="1.22089000000003" calcext:value-type="float">
            <text:p>1.22089000000003</text:p>
          </table:table-cell>
          <table:table-cell office:value-type="float" office:value="4244" calcext:value-type="float">
            <text:p>4244</text:p>
          </table:table-cell>
          <table:table-cell table:formula="of:=([.E211]-[.C211])/[.E211]" office:value-type="float" office:value="0.135721017907634" calcext:value-type="float">
            <text:p>0.135721017907634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97" calcext:value-type="float">
            <text:p>9597</text:p>
          </table:table-cell>
          <table:table-cell office:value-type="float" office:value="4382" calcext:value-type="float">
            <text:p>4382</text:p>
          </table:table-cell>
          <table:table-cell office:value-type="float" office:value="1.197035" calcext:value-type="float">
            <text:p>1.197035</text:p>
          </table:table-cell>
          <table:table-cell office:value-type="float" office:value="4864" calcext:value-type="float">
            <text:p>4864</text:p>
          </table:table-cell>
          <table:table-cell table:formula="of:=([.E212]-[.C212])/[.E212]" office:value-type="float" office:value="0.0990953947368421" calcext:value-type="float">
            <text:p>0.099095394736842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98" calcext:value-type="float">
            <text:p>9598</text:p>
          </table:table-cell>
          <table:table-cell office:value-type="float" office:value="4043" calcext:value-type="float">
            <text:p>4043</text:p>
          </table:table-cell>
          <table:table-cell office:value-type="float" office:value="1.15023299999996" calcext:value-type="float">
            <text:p>1.15023299999996</text:p>
          </table:table-cell>
          <table:table-cell office:value-type="float" office:value="4814" calcext:value-type="float">
            <text:p>4814</text:p>
          </table:table-cell>
          <table:table-cell table:formula="of:=([.E213]-[.C213])/[.E213]" office:value-type="float" office:value="0.160157872870794" calcext:value-type="float">
            <text:p>0.160157872870794</text:p>
          </table:table-cell>
          <table:table-cell table:number-columns-repeated="1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99" calcext:value-type="float">
            <text:p>9599</text:p>
          </table:table-cell>
          <table:table-cell office:value-type="float" office:value="3715" calcext:value-type="float">
            <text:p>3715</text:p>
          </table:table-cell>
          <table:table-cell office:value-type="float" office:value="2.97214600000001" calcext:value-type="float">
            <text:p>2.97214600000001</text:p>
          </table:table-cell>
          <table:table-cell office:value-type="float" office:value="3884" calcext:value-type="float">
            <text:p>3884</text:p>
          </table:table-cell>
          <table:table-cell table:formula="of:=([.E214]-[.C214])/[.E214]" office:value-type="float" office:value="0.0435118434603502" calcext:value-type="float">
            <text:p>0.04351184346035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50" calcext:value-type="float">
            <text:p>9550</text:p>
          </table:table-cell>
          <table:table-cell office:value-type="float" office:value="3821" calcext:value-type="float">
            <text:p>3821</text:p>
          </table:table-cell>
          <table:table-cell office:value-type="float" office:value="4.45234699999998" calcext:value-type="float">
            <text:p>4.45234699999998</text:p>
          </table:table-cell>
          <table:table-cell office:value-type="float" office:value="4068" calcext:value-type="float">
            <text:p>4068</text:p>
          </table:table-cell>
          <table:table-cell table:formula="of:=([.E215]-[.C215])/[.E215]" office:value-type="float" office:value="0.0607177974434612" calcext:value-type="float">
            <text:p>0.060717797443461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51" calcext:value-type="float">
            <text:p>9551</text:p>
          </table:table-cell>
          <table:table-cell office:value-type="float" office:value="4284" calcext:value-type="float">
            <text:p>4284</text:p>
          </table:table-cell>
          <table:table-cell office:value-type="float" office:value="3.13293400000001" calcext:value-type="float">
            <text:p>3.13293400000001</text:p>
          </table:table-cell>
          <table:table-cell office:value-type="float" office:value="4454" calcext:value-type="float">
            <text:p>4454</text:p>
          </table:table-cell>
          <table:table-cell table:formula="of:=([.E216]-[.C216])/[.E216]" office:value-type="float" office:value="0.0381679389312977" calcext:value-type="float">
            <text:p>0.038167938931298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52" calcext:value-type="float">
            <text:p>9552</text:p>
          </table:table-cell>
          <table:table-cell office:value-type="float" office:value="4322" calcext:value-type="float">
            <text:p>4322</text:p>
          </table:table-cell>
          <table:table-cell office:value-type="float" office:value="1.266682" calcext:value-type="float">
            <text:p>1.266682</text:p>
          </table:table-cell>
          <table:table-cell office:value-type="float" office:value="5023" calcext:value-type="float">
            <text:p>5023</text:p>
          </table:table-cell>
          <table:table-cell table:formula="of:=([.E217]-[.C217])/[.E217]" office:value-type="float" office:value="0.139558033047979" calcext:value-type="float">
            <text:p>0.139558033047979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53" calcext:value-type="float">
            <text:p>9553</text:p>
          </table:table-cell>
          <table:table-cell office:value-type="float" office:value="4583" calcext:value-type="float">
            <text:p>4583</text:p>
          </table:table-cell>
          <table:table-cell office:value-type="float" office:value="1.248392" calcext:value-type="float">
            <text:p>1.248392</text:p>
          </table:table-cell>
          <table:table-cell office:value-type="float" office:value="5386" calcext:value-type="float">
            <text:p>5386</text:p>
          </table:table-cell>
          <table:table-cell table:formula="of:=([.E218]-[.C218])/[.E218]" office:value-type="float" office:value="0.149090233939844" calcext:value-type="float">
            <text:p>0.149090233939844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54" calcext:value-type="float">
            <text:p>9554</text:p>
          </table:table-cell>
          <table:table-cell office:value-type="float" office:value="4261" calcext:value-type="float">
            <text:p>4261</text:p>
          </table:table-cell>
          <table:table-cell office:value-type="float" office:value="1.234173" calcext:value-type="float">
            <text:p>1.234173</text:p>
          </table:table-cell>
          <table:table-cell office:value-type="float" office:value="4995" calcext:value-type="float">
            <text:p>4995</text:p>
          </table:table-cell>
          <table:table-cell table:formula="of:=([.E219]-[.C219])/[.E219]" office:value-type="float" office:value="0.146946946946947" calcext:value-type="float">
            <text:p>0.146946946946947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55" calcext:value-type="float">
            <text:p>9555</text:p>
          </table:table-cell>
          <table:table-cell office:value-type="float" office:value="3259" calcext:value-type="float">
            <text:p>3259</text:p>
          </table:table-cell>
          <table:table-cell office:value-type="float" office:value="1.25898000000001" calcext:value-type="float">
            <text:p>1.25898000000001</text:p>
          </table:table-cell>
          <table:table-cell office:value-type="float" office:value="3617" calcext:value-type="float">
            <text:p>3617</text:p>
          </table:table-cell>
          <table:table-cell table:formula="of:=([.E220]-[.C220])/[.E220]" office:value-type="float" office:value="0.098977052806193" calcext:value-type="float">
            <text:p>0.098977052806193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56" calcext:value-type="float">
            <text:p>9556</text:p>
          </table:table-cell>
          <table:table-cell office:value-type="float" office:value="4072" calcext:value-type="float">
            <text:p>4072</text:p>
          </table:table-cell>
          <table:table-cell office:value-type="float" office:value="1.20763299999999" calcext:value-type="float">
            <text:p>1.20763299999999</text:p>
          </table:table-cell>
          <table:table-cell office:value-type="float" office:value="4569" calcext:value-type="float">
            <text:p>4569</text:p>
          </table:table-cell>
          <table:table-cell table:formula="of:=([.E221]-[.C221])/[.E221]" office:value-type="float" office:value="0.108776537535566" calcext:value-type="float">
            <text:p>0.108776537535566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57" calcext:value-type="float">
            <text:p>9557</text:p>
          </table:table-cell>
          <table:table-cell office:value-type="float" office:value="4124" calcext:value-type="float">
            <text:p>4124</text:p>
          </table:table-cell>
          <table:table-cell office:value-type="float" office:value="1.23225200000002" calcext:value-type="float">
            <text:p>1.23225200000002</text:p>
          </table:table-cell>
          <table:table-cell office:value-type="float" office:value="4660" calcext:value-type="float">
            <text:p>4660</text:p>
          </table:table-cell>
          <table:table-cell table:formula="of:=([.E222]-[.C222])/[.E222]" office:value-type="float" office:value="0.115021459227468" calcext:value-type="float">
            <text:p>0.115021459227468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58" calcext:value-type="float">
            <text:p>9558</text:p>
          </table:table-cell>
          <table:table-cell office:value-type="float" office:value="3790" calcext:value-type="float">
            <text:p>3790</text:p>
          </table:table-cell>
          <table:table-cell office:value-type="float" office:value="1.22326199999998" calcext:value-type="float">
            <text:p>1.22326199999998</text:p>
          </table:table-cell>
          <table:table-cell office:value-type="float" office:value="4449" calcext:value-type="float">
            <text:p>4449</text:p>
          </table:table-cell>
          <table:table-cell table:formula="of:=([.E223]-[.C223])/[.E223]" office:value-type="float" office:value="0.148123173746909" calcext:value-type="float">
            <text:p>0.148123173746909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59" calcext:value-type="float">
            <text:p>9559</text:p>
          </table:table-cell>
          <table:table-cell office:value-type="float" office:value="3604" calcext:value-type="float">
            <text:p>3604</text:p>
          </table:table-cell>
          <table:table-cell office:value-type="float" office:value="1.36558700000001" calcext:value-type="float">
            <text:p>1.36558700000001</text:p>
          </table:table-cell>
          <table:table-cell office:value-type="float" office:value="4069" calcext:value-type="float">
            <text:p>4069</text:p>
          </table:table-cell>
          <table:table-cell table:formula="of:=([.E224]-[.C224])/[.E224]" office:value-type="float" office:value="0.114278692553453" calcext:value-type="float">
            <text:p>0.114278692553453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60" calcext:value-type="float">
            <text:p>9560</text:p>
          </table:table-cell>
          <table:table-cell office:value-type="float" office:value="4289" calcext:value-type="float">
            <text:p>4289</text:p>
          </table:table-cell>
          <table:table-cell office:value-type="float" office:value="3.86096800000001" calcext:value-type="float">
            <text:p>3.86096800000001</text:p>
          </table:table-cell>
          <table:table-cell office:value-type="float" office:value="4587" calcext:value-type="float">
            <text:p>4587</text:p>
          </table:table-cell>
          <table:table-cell table:formula="of:=([.E225]-[.C225])/[.E225]" office:value-type="float" office:value="0.0649662088511009" calcext:value-type="float">
            <text:p>0.064966208851101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61" calcext:value-type="float">
            <text:p>9561</text:p>
          </table:table-cell>
          <table:table-cell office:value-type="float" office:value="3872" calcext:value-type="float">
            <text:p>3872</text:p>
          </table:table-cell>
          <table:table-cell office:value-type="float" office:value="1.21559100000002" calcext:value-type="float">
            <text:p>1.21559100000002</text:p>
          </table:table-cell>
          <table:table-cell office:value-type="float" office:value="4544" calcext:value-type="float">
            <text:p>4544</text:p>
          </table:table-cell>
          <table:table-cell table:formula="of:=([.E226]-[.C226])/[.E226]" office:value-type="float" office:value="0.147887323943662" calcext:value-type="float">
            <text:p>0.147887323943662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62" calcext:value-type="float">
            <text:p>9562</text:p>
          </table:table-cell>
          <table:table-cell office:value-type="float" office:value="3595" calcext:value-type="float">
            <text:p>3595</text:p>
          </table:table-cell>
          <table:table-cell office:value-type="float" office:value="1.23880799999998" calcext:value-type="float">
            <text:p>1.23880799999998</text:p>
          </table:table-cell>
          <table:table-cell office:value-type="float" office:value="4245" calcext:value-type="float">
            <text:p>4245</text:p>
          </table:table-cell>
          <table:table-cell table:formula="of:=([.E227]-[.C227])/[.E227]" office:value-type="float" office:value="0.153121319199058" calcext:value-type="float">
            <text:p>0.153121319199058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63" calcext:value-type="float">
            <text:p>9563</text:p>
          </table:table-cell>
          <table:table-cell office:value-type="float" office:value="3211" calcext:value-type="float">
            <text:p>3211</text:p>
          </table:table-cell>
          <table:table-cell office:value-type="float" office:value="1.27458899999999" calcext:value-type="float">
            <text:p>1.27458899999999</text:p>
          </table:table-cell>
          <table:table-cell office:value-type="float" office:value="3761" calcext:value-type="float">
            <text:p>3761</text:p>
          </table:table-cell>
          <table:table-cell table:formula="of:=([.E228]-[.C228])/[.E228]" office:value-type="float" office:value="0.146237702738633" calcext:value-type="float">
            <text:p>0.146237702738633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64" calcext:value-type="float">
            <text:p>9564</text:p>
          </table:table-cell>
          <table:table-cell office:value-type="float" office:value="3862" calcext:value-type="float">
            <text:p>3862</text:p>
          </table:table-cell>
          <table:table-cell office:value-type="float" office:value="3.03040899999999" calcext:value-type="float">
            <text:p>3.03040899999999</text:p>
          </table:table-cell>
          <table:table-cell office:value-type="float" office:value="4231" calcext:value-type="float">
            <text:p>4231</text:p>
          </table:table-cell>
          <table:table-cell table:formula="of:=([.E229]-[.C229])/[.E229]" office:value-type="float" office:value="0.0872134247222879" calcext:value-type="float">
            <text:p>0.087213424722288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65" calcext:value-type="float">
            <text:p>9565</text:p>
          </table:table-cell>
          <table:table-cell office:value-type="float" office:value="4094" calcext:value-type="float">
            <text:p>4094</text:p>
          </table:table-cell>
          <table:table-cell office:value-type="float" office:value="1.206987" calcext:value-type="float">
            <text:p>1.206987</text:p>
          </table:table-cell>
          <table:table-cell office:value-type="float" office:value="4656" calcext:value-type="float">
            <text:p>4656</text:p>
          </table:table-cell>
          <table:table-cell table:formula="of:=([.E230]-[.C230])/[.E230]" office:value-type="float" office:value="0.120704467353952" calcext:value-type="float">
            <text:p>0.120704467353952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66" calcext:value-type="float">
            <text:p>9566</text:p>
          </table:table-cell>
          <table:table-cell office:value-type="float" office:value="4181" calcext:value-type="float">
            <text:p>4181</text:p>
          </table:table-cell>
          <table:table-cell office:value-type="float" office:value="1.24376899999999" calcext:value-type="float">
            <text:p>1.24376899999999</text:p>
          </table:table-cell>
          <table:table-cell office:value-type="float" office:value="5039" calcext:value-type="float">
            <text:p>5039</text:p>
          </table:table-cell>
          <table:table-cell table:formula="of:=([.E231]-[.C231])/[.E231]" office:value-type="float" office:value="0.170271879341139" calcext:value-type="float">
            <text:p>0.170271879341139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67" calcext:value-type="float">
            <text:p>9567</text:p>
          </table:table-cell>
          <table:table-cell office:value-type="float" office:value="390" calcext:value-type="float">
            <text:p>390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599" calcext:value-type="float">
            <text:p>599</text:p>
          </table:table-cell>
          <table:table-cell table:formula="of:=([.E232]-[.C232])/[.E232]" office:value-type="float" office:value="0.348914858096828" calcext:value-type="float">
            <text:p>0.348914858096828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68" calcext:value-type="float">
            <text:p>9568</text:p>
          </table:table-cell>
          <table:table-cell office:value-type="float" office:value="4527" calcext:value-type="float">
            <text:p>4527</text:p>
          </table:table-cell>
          <table:table-cell office:value-type="float" office:value="3.24125100000001" calcext:value-type="float">
            <text:p>3.24125100000001</text:p>
          </table:table-cell>
          <table:table-cell office:value-type="float" office:value="4772" calcext:value-type="float">
            <text:p>4772</text:p>
          </table:table-cell>
          <table:table-cell table:formula="of:=([.E233]-[.C233])/[.E233]" office:value-type="float" office:value="0.0513411567476949" calcext:value-type="float">
            <text:p>0.051341156747695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69" calcext:value-type="float">
            <text:p>9569</text:p>
          </table:table-cell>
          <table:table-cell office:value-type="float" office:value="3805" calcext:value-type="float">
            <text:p>3805</text:p>
          </table:table-cell>
          <table:table-cell office:value-type="float" office:value="1.231247" calcext:value-type="float">
            <text:p>1.231247</text:p>
          </table:table-cell>
          <table:table-cell office:value-type="float" office:value="4473" calcext:value-type="float">
            <text:p>4473</text:p>
          </table:table-cell>
          <table:table-cell table:formula="of:=([.E234]-[.C234])/[.E234]" office:value-type="float" office:value="0.149340487368656" calcext:value-type="float">
            <text:p>0.149340487368656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70" calcext:value-type="float">
            <text:p>9570</text:p>
          </table:table-cell>
          <table:table-cell office:value-type="float" office:value="3691" calcext:value-type="float">
            <text:p>3691</text:p>
          </table:table-cell>
          <table:table-cell office:value-type="float" office:value="1.21782199999998" calcext:value-type="float">
            <text:p>1.21782199999998</text:p>
          </table:table-cell>
          <table:table-cell office:value-type="float" office:value="4479" calcext:value-type="float">
            <text:p>4479</text:p>
          </table:table-cell>
          <table:table-cell table:formula="of:=([.E235]-[.C235])/[.E235]" office:value-type="float" office:value="0.175932127707077" calcext:value-type="float">
            <text:p>0.175932127707077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71" calcext:value-type="float">
            <text:p>9571</text:p>
          </table:table-cell>
          <table:table-cell office:value-type="float" office:value="4060" calcext:value-type="float">
            <text:p>4060</text:p>
          </table:table-cell>
          <table:table-cell office:value-type="float" office:value="2.46614300000002" calcext:value-type="float">
            <text:p>2.46614300000002</text:p>
          </table:table-cell>
          <table:table-cell office:value-type="float" office:value="4311" calcext:value-type="float">
            <text:p>4311</text:p>
          </table:table-cell>
          <table:table-cell table:formula="of:=([.E236]-[.C236])/[.E236]" office:value-type="float" office:value="0.0582231500811877" calcext:value-type="float">
            <text:p>0.058223150081188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72" calcext:value-type="float">
            <text:p>9572</text:p>
          </table:table-cell>
          <table:table-cell office:value-type="float" office:value="3793" calcext:value-type="float">
            <text:p>3793</text:p>
          </table:table-cell>
          <table:table-cell office:value-type="float" office:value="1.27426299999999" calcext:value-type="float">
            <text:p>1.27426299999999</text:p>
          </table:table-cell>
          <table:table-cell office:value-type="float" office:value="4562" calcext:value-type="float">
            <text:p>4562</text:p>
          </table:table-cell>
          <table:table-cell table:formula="of:=([.E237]-[.C237])/[.E237]" office:value-type="float" office:value="0.168566418237615" calcext:value-type="float">
            <text:p>0.168566418237615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73" calcext:value-type="float">
            <text:p>9573</text:p>
          </table:table-cell>
          <table:table-cell office:value-type="float" office:value="4109" calcext:value-type="float">
            <text:p>4109</text:p>
          </table:table-cell>
          <table:table-cell office:value-type="float" office:value="1.247367" calcext:value-type="float">
            <text:p>1.247367</text:p>
          </table:table-cell>
          <table:table-cell office:value-type="float" office:value="4738" calcext:value-type="float">
            <text:p>4738</text:p>
          </table:table-cell>
          <table:table-cell table:formula="of:=([.E238]-[.C238])/[.E238]" office:value-type="float" office:value="0.132756437315323" calcext:value-type="float">
            <text:p>0.132756437315323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74" calcext:value-type="float">
            <text:p>9574</text:p>
          </table:table-cell>
          <table:table-cell office:value-type="float" office:value="4770" calcext:value-type="float">
            <text:p>4770</text:p>
          </table:table-cell>
          <table:table-cell office:value-type="float" office:value="3.81464700000001" calcext:value-type="float">
            <text:p>3.81464700000001</text:p>
          </table:table-cell>
          <table:table-cell office:value-type="float" office:value="4876" calcext:value-type="float">
            <text:p>4876</text:p>
          </table:table-cell>
          <table:table-cell table:formula="of:=([.E239]-[.C239])/[.E239]" office:value-type="float" office:value="0.0217391304347826" calcext:value-type="float">
            <text:p>0.021739130434783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75" calcext:value-type="float">
            <text:p>9575</text:p>
          </table:table-cell>
          <table:table-cell office:value-type="float" office:value="4764" calcext:value-type="float">
            <text:p>4764</text:p>
          </table:table-cell>
          <table:table-cell office:value-type="float" office:value="3.29393299999998" calcext:value-type="float">
            <text:p>3.29393299999998</text:p>
          </table:table-cell>
          <table:table-cell office:value-type="float" office:value="5061" calcext:value-type="float">
            <text:p>5061</text:p>
          </table:table-cell>
          <table:table-cell table:formula="of:=([.E240]-[.C240])/[.E240]" office:value-type="float" office:value="0.0586840545346769" calcext:value-type="float">
            <text:p>0.058684054534677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76" calcext:value-type="float">
            <text:p>9576</text:p>
          </table:table-cell>
          <table:table-cell office:value-type="float" office:value="4422" calcext:value-type="float">
            <text:p>4422</text:p>
          </table:table-cell>
          <table:table-cell office:value-type="float" office:value="1.23807099999999" calcext:value-type="float">
            <text:p>1.23807099999999</text:p>
          </table:table-cell>
          <table:table-cell office:value-type="float" office:value="5063" calcext:value-type="float">
            <text:p>5063</text:p>
          </table:table-cell>
          <table:table-cell table:formula="of:=([.E241]-[.C241])/[.E241]" office:value-type="float" office:value="0.126604779774837" calcext:value-type="float">
            <text:p>0.126604779774837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77" calcext:value-type="float">
            <text:p>9577</text:p>
          </table:table-cell>
          <table:table-cell office:value-type="float" office:value="4332" calcext:value-type="float">
            <text:p>4332</text:p>
          </table:table-cell>
          <table:table-cell office:value-type="float" office:value="1.28868199999999" calcext:value-type="float">
            <text:p>1.28868199999999</text:p>
          </table:table-cell>
          <table:table-cell office:value-type="float" office:value="4870" calcext:value-type="float">
            <text:p>4870</text:p>
          </table:table-cell>
          <table:table-cell table:formula="of:=([.E242]-[.C242])/[.E242]" office:value-type="float" office:value="0.11047227926078" calcext:value-type="float">
            <text:p>0.11047227926078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78" calcext:value-type="float">
            <text:p>9578</text:p>
          </table:table-cell>
          <table:table-cell office:value-type="float" office:value="5036" calcext:value-type="float">
            <text:p>5036</text:p>
          </table:table-cell>
          <table:table-cell office:value-type="float" office:value="4.69564400000002" calcext:value-type="float">
            <text:p>4.69564400000002</text:p>
          </table:table-cell>
          <table:table-cell office:value-type="float" office:value="5232" calcext:value-type="float">
            <text:p>5232</text:p>
          </table:table-cell>
          <table:table-cell table:formula="of:=([.E243]-[.C243])/[.E243]" office:value-type="float" office:value="0.0374617737003058" calcext:value-type="float">
            <text:p>0.037461773700306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79" calcext:value-type="float">
            <text:p>9579</text:p>
          </table:table-cell>
          <table:table-cell office:value-type="float" office:value="4483" calcext:value-type="float">
            <text:p>4483</text:p>
          </table:table-cell>
          <table:table-cell office:value-type="float" office:value="5.04544900000002" calcext:value-type="float">
            <text:p>5.04544900000002</text:p>
          </table:table-cell>
          <table:table-cell office:value-type="float" office:value="4567" calcext:value-type="float">
            <text:p>4567</text:p>
          </table:table-cell>
          <table:table-cell table:formula="of:=([.E244]-[.C244])/[.E244]" office:value-type="float" office:value="0.0183928180424787" calcext:value-type="float">
            <text:p>0.018392818042479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0" calcext:value-type="float">
            <text:p>9580</text:p>
          </table:table-cell>
          <table:table-cell office:value-type="float" office:value="4014" calcext:value-type="float">
            <text:p>4014</text:p>
          </table:table-cell>
          <table:table-cell office:value-type="float" office:value="1.25559799999999" calcext:value-type="float">
            <text:p>1.25559799999999</text:p>
          </table:table-cell>
          <table:table-cell office:value-type="float" office:value="4483" calcext:value-type="float">
            <text:p>4483</text:p>
          </table:table-cell>
          <table:table-cell table:formula="of:=([.E245]-[.C245])/[.E245]" office:value-type="float" office:value="0.10461744367611" calcext:value-type="float">
            <text:p>0.10461744367611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1" calcext:value-type="float">
            <text:p>9581</text:p>
          </table:table-cell>
          <table:table-cell office:value-type="float" office:value="4331" calcext:value-type="float">
            <text:p>4331</text:p>
          </table:table-cell>
          <table:table-cell office:value-type="float" office:value="1.230211" calcext:value-type="float">
            <text:p>1.230211</text:p>
          </table:table-cell>
          <table:table-cell office:value-type="float" office:value="4907" calcext:value-type="float">
            <text:p>4907</text:p>
          </table:table-cell>
          <table:table-cell table:formula="of:=([.E246]-[.C246])/[.E246]" office:value-type="float" office:value="0.117383329936825" calcext:value-type="float">
            <text:p>0.117383329936825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2" calcext:value-type="float">
            <text:p>9582</text:p>
          </table:table-cell>
          <table:table-cell office:value-type="float" office:value="4435" calcext:value-type="float">
            <text:p>4435</text:p>
          </table:table-cell>
          <table:table-cell office:value-type="float" office:value="1.28933999999998" calcext:value-type="float">
            <text:p>1.28933999999998</text:p>
          </table:table-cell>
          <table:table-cell office:value-type="float" office:value="5088" calcext:value-type="float">
            <text:p>5088</text:p>
          </table:table-cell>
          <table:table-cell table:formula="of:=([.E247]-[.C247])/[.E247]" office:value-type="float" office:value="0.128341194968553" calcext:value-type="float">
            <text:p>0.128341194968553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3" calcext:value-type="float">
            <text:p>9583</text:p>
          </table:table-cell>
          <table:table-cell office:value-type="float" office:value="3546" calcext:value-type="float">
            <text:p>3546</text:p>
          </table:table-cell>
          <table:table-cell office:value-type="float" office:value="1.30478399999998" calcext:value-type="float">
            <text:p>1.30478399999998</text:p>
          </table:table-cell>
          <table:table-cell office:value-type="float" office:value="4192" calcext:value-type="float">
            <text:p>4192</text:p>
          </table:table-cell>
          <table:table-cell table:formula="of:=([.E248]-[.C248])/[.E248]" office:value-type="float" office:value="0.154103053435115" calcext:value-type="float">
            <text:p>0.154103053435115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4" calcext:value-type="float">
            <text:p>9584</text:p>
          </table:table-cell>
          <table:table-cell office:value-type="float" office:value="4411" calcext:value-type="float">
            <text:p>4411</text:p>
          </table:table-cell>
          <table:table-cell office:value-type="float" office:value="1.24126400000003" calcext:value-type="float">
            <text:p>1.24126400000003</text:p>
          </table:table-cell>
          <table:table-cell office:value-type="float" office:value="5210" calcext:value-type="float">
            <text:p>5210</text:p>
          </table:table-cell>
          <table:table-cell table:formula="of:=([.E249]-[.C249])/[.E249]" office:value-type="float" office:value="0.153358925143954" calcext:value-type="float">
            <text:p>0.153358925143954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5" calcext:value-type="float">
            <text:p>9585</text:p>
          </table:table-cell>
          <table:table-cell office:value-type="float" office:value="4050" calcext:value-type="float">
            <text:p>4050</text:p>
          </table:table-cell>
          <table:table-cell office:value-type="float" office:value="1.242628" calcext:value-type="float">
            <text:p>1.242628</text:p>
          </table:table-cell>
          <table:table-cell office:value-type="float" office:value="4667" calcext:value-type="float">
            <text:p>4667</text:p>
          </table:table-cell>
          <table:table-cell table:formula="of:=([.E250]-[.C250])/[.E250]" office:value-type="float" office:value="0.132204842511249" calcext:value-type="float">
            <text:p>0.132204842511249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6" calcext:value-type="float">
            <text:p>9586</text:p>
          </table:table-cell>
          <table:table-cell office:value-type="float" office:value="4565" calcext:value-type="float">
            <text:p>4565</text:p>
          </table:table-cell>
          <table:table-cell office:value-type="float" office:value="4.04370400000002" calcext:value-type="float">
            <text:p>4.04370400000002</text:p>
          </table:table-cell>
          <table:table-cell office:value-type="float" office:value="4700" calcext:value-type="float">
            <text:p>4700</text:p>
          </table:table-cell>
          <table:table-cell table:formula="of:=([.E251]-[.C251])/[.E251]" office:value-type="float" office:value="0.0287234042553191" calcext:value-type="float">
            <text:p>0.028723404255319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7" calcext:value-type="float">
            <text:p>9587</text:p>
          </table:table-cell>
          <table:table-cell office:value-type="float" office:value="4904" calcext:value-type="float">
            <text:p>4904</text:p>
          </table:table-cell>
          <table:table-cell office:value-type="float" office:value="2.907129" calcext:value-type="float">
            <text:p>2.907129</text:p>
          </table:table-cell>
          <table:table-cell office:value-type="float" office:value="5043" calcext:value-type="float">
            <text:p>5043</text:p>
          </table:table-cell>
          <table:table-cell table:formula="of:=([.E252]-[.C252])/[.E252]" office:value-type="float" office:value="0.0275629585564148" calcext:value-type="float">
            <text:p>0.027562958556415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8" calcext:value-type="float">
            <text:p>9588</text:p>
          </table:table-cell>
          <table:table-cell office:value-type="float" office:value="4613" calcext:value-type="float">
            <text:p>4613</text:p>
          </table:table-cell>
          <table:table-cell office:value-type="float" office:value="2.26323100000002" calcext:value-type="float">
            <text:p>2.26323100000002</text:p>
          </table:table-cell>
          <table:table-cell office:value-type="float" office:value="4805" calcext:value-type="float">
            <text:p>4805</text:p>
          </table:table-cell>
          <table:table-cell table:formula="of:=([.E253]-[.C253])/[.E253]" office:value-type="float" office:value="0.0399583766909469" calcext:value-type="float">
            <text:p>0.039958376690947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9" calcext:value-type="float">
            <text:p>9589</text:p>
          </table:table-cell>
          <table:table-cell office:value-type="float" office:value="3957" calcext:value-type="float">
            <text:p>3957</text:p>
          </table:table-cell>
          <table:table-cell office:value-type="float" office:value="1.30619799999999" calcext:value-type="float">
            <text:p>1.30619799999999</text:p>
          </table:table-cell>
          <table:table-cell office:value-type="float" office:value="4614" calcext:value-type="float">
            <text:p>4614</text:p>
          </table:table-cell>
          <table:table-cell table:formula="of:=([.E254]-[.C254])/[.E254]" office:value-type="float" office:value="0.142392717815345" calcext:value-type="float">
            <text:p>0.142392717815345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90" calcext:value-type="float">
            <text:p>9590</text:p>
          </table:table-cell>
          <table:table-cell office:value-type="float" office:value="4220" calcext:value-type="float">
            <text:p>4220</text:p>
          </table:table-cell>
          <table:table-cell office:value-type="float" office:value="1.257811" calcext:value-type="float">
            <text:p>1.257811</text:p>
          </table:table-cell>
          <table:table-cell office:value-type="float" office:value="5157" calcext:value-type="float">
            <text:p>5157</text:p>
          </table:table-cell>
          <table:table-cell table:formula="of:=([.E255]-[.C255])/[.E255]" office:value-type="float" office:value="0.181694783789025" calcext:value-type="float">
            <text:p>0.181694783789025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91" calcext:value-type="float">
            <text:p>9591</text:p>
          </table:table-cell>
          <table:table-cell office:value-type="float" office:value="3946" calcext:value-type="float">
            <text:p>3946</text:p>
          </table:table-cell>
          <table:table-cell office:value-type="float" office:value="1.28958999999998" calcext:value-type="float">
            <text:p>1.28958999999998</text:p>
          </table:table-cell>
          <table:table-cell office:value-type="float" office:value="4522" calcext:value-type="float">
            <text:p>4522</text:p>
          </table:table-cell>
          <table:table-cell table:formula="of:=([.E256]-[.C256])/[.E256]" office:value-type="float" office:value="0.127377266696152" calcext:value-type="float">
            <text:p>0.127377266696152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92" calcext:value-type="float">
            <text:p>9592</text:p>
          </table:table-cell>
          <table:table-cell office:value-type="float" office:value="4300" calcext:value-type="float">
            <text:p>4300</text:p>
          </table:table-cell>
          <table:table-cell office:value-type="float" office:value="4.54322699999995" calcext:value-type="float">
            <text:p>4.54322699999995</text:p>
          </table:table-cell>
          <table:table-cell office:value-type="float" office:value="4366" calcext:value-type="float">
            <text:p>4366</text:p>
          </table:table-cell>
          <table:table-cell table:formula="of:=([.E257]-[.C257])/[.E257]" office:value-type="float" office:value="0.0151168117269812" calcext:value-type="float">
            <text:p>0.015116811726981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93" calcext:value-type="float">
            <text:p>9593</text:p>
          </table:table-cell>
          <table:table-cell office:value-type="float" office:value="4862" calcext:value-type="float">
            <text:p>4862</text:p>
          </table:table-cell>
          <table:table-cell office:value-type="float" office:value="3.60580899999997" calcext:value-type="float">
            <text:p>3.60580899999997</text:p>
          </table:table-cell>
          <table:table-cell office:value-type="float" office:value="4994" calcext:value-type="float">
            <text:p>4994</text:p>
          </table:table-cell>
          <table:table-cell table:formula="of:=([.E258]-[.C258])/[.E258]" office:value-type="float" office:value="0.026431718061674" calcext:value-type="float">
            <text:p>0.026431718061674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94" calcext:value-type="float">
            <text:p>9594</text:p>
          </table:table-cell>
          <table:table-cell office:value-type="float" office:value="3998" calcext:value-type="float">
            <text:p>3998</text:p>
          </table:table-cell>
          <table:table-cell office:value-type="float" office:value="5.19503399999996" calcext:value-type="float">
            <text:p>5.19503399999996</text:p>
          </table:table-cell>
          <table:table-cell office:value-type="float" office:value="4215" calcext:value-type="float">
            <text:p>4215</text:p>
          </table:table-cell>
          <table:table-cell table:formula="of:=([.E259]-[.C259])/[.E259]" office:value-type="float" office:value="0.0514827995255042" calcext:value-type="float">
            <text:p>0.051482799525504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95" calcext:value-type="float">
            <text:p>9595</text:p>
          </table:table-cell>
          <table:table-cell office:value-type="float" office:value="4225" calcext:value-type="float">
            <text:p>4225</text:p>
          </table:table-cell>
          <table:table-cell office:value-type="float" office:value="3.56527" calcext:value-type="float">
            <text:p>3.56527</text:p>
          </table:table-cell>
          <table:table-cell office:value-type="float" office:value="4373" calcext:value-type="float">
            <text:p>4373</text:p>
          </table:table-cell>
          <table:table-cell table:formula="of:=([.E260]-[.C260])/[.E260]" office:value-type="float" office:value="0.0338440429910816" calcext:value-type="float">
            <text:p>0.033844042991082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96" calcext:value-type="float">
            <text:p>9596</text:p>
          </table:table-cell>
          <table:table-cell office:value-type="float" office:value="3611" calcext:value-type="float">
            <text:p>3611</text:p>
          </table:table-cell>
          <table:table-cell office:value-type="float" office:value="1.19398699999999" calcext:value-type="float">
            <text:p>1.19398699999999</text:p>
          </table:table-cell>
          <table:table-cell office:value-type="float" office:value="4244" calcext:value-type="float">
            <text:p>4244</text:p>
          </table:table-cell>
          <table:table-cell table:formula="of:=([.E261]-[.C261])/[.E261]" office:value-type="float" office:value="0.149151743638077" calcext:value-type="float">
            <text:p>0.149151743638077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97" calcext:value-type="float">
            <text:p>9597</text:p>
          </table:table-cell>
          <table:table-cell office:value-type="float" office:value="4791" calcext:value-type="float">
            <text:p>4791</text:p>
          </table:table-cell>
          <table:table-cell office:value-type="float" office:value="4.942838" calcext:value-type="float">
            <text:p>4.942838</text:p>
          </table:table-cell>
          <table:table-cell office:value-type="float" office:value="4864" calcext:value-type="float">
            <text:p>4864</text:p>
          </table:table-cell>
          <table:table-cell table:formula="of:=([.E262]-[.C262])/[.E262]" office:value-type="float" office:value="0.0150082236842105" calcext:value-type="float">
            <text:p>0.015008223684211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98" calcext:value-type="float">
            <text:p>9598</text:p>
          </table:table-cell>
          <table:table-cell office:value-type="float" office:value="4061" calcext:value-type="float">
            <text:p>4061</text:p>
          </table:table-cell>
          <table:table-cell office:value-type="float" office:value="1.30248399999999" calcext:value-type="float">
            <text:p>1.30248399999999</text:p>
          </table:table-cell>
          <table:table-cell office:value-type="float" office:value="4814" calcext:value-type="float">
            <text:p>4814</text:p>
          </table:table-cell>
          <table:table-cell table:formula="of:=([.E263]-[.C263])/[.E263]" office:value-type="float" office:value="0.156418778562526" calcext:value-type="float">
            <text:p>0.156418778562526</text:p>
          </table:table-cell>
          <table:table-cell table:number-columns-repeated="1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99" calcext:value-type="float">
            <text:p>9599</text:p>
          </table:table-cell>
          <table:table-cell office:value-type="float" office:value="3368" calcext:value-type="float">
            <text:p>3368</text:p>
          </table:table-cell>
          <table:table-cell office:value-type="float" office:value="1.230188" calcext:value-type="float">
            <text:p>1.230188</text:p>
          </table:table-cell>
          <table:table-cell office:value-type="float" office:value="3884" calcext:value-type="float">
            <text:p>3884</text:p>
          </table:table-cell>
          <table:table-cell table:formula="of:=([.E264]-[.C264])/[.E264]" office:value-type="float" office:value="0.132852729145211" calcext:value-type="float">
            <text:p>0.132852729145211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50" calcext:value-type="float">
            <text:p>9550</text:p>
          </table:table-cell>
          <table:table-cell office:value-type="float" office:value="3947" calcext:value-type="float">
            <text:p>3947</text:p>
          </table:table-cell>
          <table:table-cell office:value-type="float" office:value="3.96265200000005" calcext:value-type="float">
            <text:p>3.96265200000005</text:p>
          </table:table-cell>
          <table:table-cell office:value-type="float" office:value="4068" calcext:value-type="float">
            <text:p>4068</text:p>
          </table:table-cell>
          <table:table-cell table:formula="of:=([.E265]-[.C265])/[.E265]" office:value-type="float" office:value="0.0297443461160275" calcext:value-type="float">
            <text:p>0.029744346116028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51" calcext:value-type="float">
            <text:p>9551</text:p>
          </table:table-cell>
          <table:table-cell office:value-type="float" office:value="4296" calcext:value-type="float">
            <text:p>4296</text:p>
          </table:table-cell>
          <table:table-cell office:value-type="float" office:value="3.60181800000004" calcext:value-type="float">
            <text:p>3.60181800000004</text:p>
          </table:table-cell>
          <table:table-cell office:value-type="float" office:value="4454" calcext:value-type="float">
            <text:p>4454</text:p>
          </table:table-cell>
          <table:table-cell table:formula="of:=([.E266]-[.C266])/[.E266]" office:value-type="float" office:value="0.0354737314773237" calcext:value-type="float">
            <text:p>0.035473731477324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52" calcext:value-type="float">
            <text:p>9552</text:p>
          </table:table-cell>
          <table:table-cell office:value-type="float" office:value="4211" calcext:value-type="float">
            <text:p>4211</text:p>
          </table:table-cell>
          <table:table-cell office:value-type="float" office:value="1.38220800000005" calcext:value-type="float">
            <text:p>1.38220800000005</text:p>
          </table:table-cell>
          <table:table-cell office:value-type="float" office:value="5023" calcext:value-type="float">
            <text:p>5023</text:p>
          </table:table-cell>
          <table:table-cell table:formula="of:=([.E267]-[.C267])/[.E267]" office:value-type="float" office:value="0.161656380649015" calcext:value-type="float">
            <text:p>0.161656380649015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53" calcext:value-type="float">
            <text:p>9553</text:p>
          </table:table-cell>
          <table:table-cell office:value-type="float" office:value="5278" calcext:value-type="float">
            <text:p>5278</text:p>
          </table:table-cell>
          <table:table-cell office:value-type="float" office:value="6.04760800000003" calcext:value-type="float">
            <text:p>6.04760800000003</text:p>
          </table:table-cell>
          <table:table-cell office:value-type="float" office:value="5386" calcext:value-type="float">
            <text:p>5386</text:p>
          </table:table-cell>
          <table:table-cell table:formula="of:=([.E268]-[.C268])/[.E268]" office:value-type="float" office:value="0.0200519866320089" calcext:value-type="float">
            <text:p>0.020051986632009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54" calcext:value-type="float">
            <text:p>9554</text:p>
          </table:table-cell>
          <table:table-cell office:value-type="float" office:value="4945" calcext:value-type="float">
            <text:p>4945</text:p>
          </table:table-cell>
          <table:table-cell office:value-type="float" office:value="4.18869000000001" calcext:value-type="float">
            <text:p>4.18869000000001</text:p>
          </table:table-cell>
          <table:table-cell office:value-type="float" office:value="4995" calcext:value-type="float">
            <text:p>4995</text:p>
          </table:table-cell>
          <table:table-cell table:formula="of:=([.E269]-[.C269])/[.E269]" office:value-type="float" office:value="0.01001001001001" calcext:value-type="float">
            <text:p>0.01001001001001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55" calcext:value-type="float">
            <text:p>9555</text:p>
          </table:table-cell>
          <table:table-cell office:value-type="float" office:value="3571" calcext:value-type="float">
            <text:p>3571</text:p>
          </table:table-cell>
          <table:table-cell office:value-type="float" office:value="3.87150899999995" calcext:value-type="float">
            <text:p>3.87150899999995</text:p>
          </table:table-cell>
          <table:table-cell office:value-type="float" office:value="3617" calcext:value-type="float">
            <text:p>3617</text:p>
          </table:table-cell>
          <table:table-cell table:formula="of:=([.E270]-[.C270])/[.E270]" office:value-type="float" office:value="0.0127177218689522" calcext:value-type="float">
            <text:p>0.012717721868952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56" calcext:value-type="float">
            <text:p>9556</text:p>
          </table:table-cell>
          <table:table-cell office:value-type="float" office:value="4413" calcext:value-type="float">
            <text:p>4413</text:p>
          </table:table-cell>
          <table:table-cell office:value-type="float" office:value="4.08033699999993" calcext:value-type="float">
            <text:p>4.08033699999993</text:p>
          </table:table-cell>
          <table:table-cell office:value-type="float" office:value="4569" calcext:value-type="float">
            <text:p>4569</text:p>
          </table:table-cell>
          <table:table-cell table:formula="of:=([.E271]-[.C271])/[.E271]" office:value-type="float" office:value="0.0341431385423506" calcext:value-type="float">
            <text:p>0.034143138542351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57" calcext:value-type="float">
            <text:p>9557</text:p>
          </table:table-cell>
          <table:table-cell office:value-type="float" office:value="4149" calcext:value-type="float">
            <text:p>4149</text:p>
          </table:table-cell>
          <table:table-cell office:value-type="float" office:value="2.85708499999998" calcext:value-type="float">
            <text:p>2.85708499999998</text:p>
          </table:table-cell>
          <table:table-cell office:value-type="float" office:value="4660" calcext:value-type="float">
            <text:p>4660</text:p>
          </table:table-cell>
          <table:table-cell table:formula="of:=([.E272]-[.C272])/[.E272]" office:value-type="float" office:value="0.109656652360515" calcext:value-type="float">
            <text:p>0.109656652360515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58" calcext:value-type="float">
            <text:p>9558</text:p>
          </table:table-cell>
          <table:table-cell office:value-type="float" office:value="3981" calcext:value-type="float">
            <text:p>3981</text:p>
          </table:table-cell>
          <table:table-cell office:value-type="float" office:value="1.36222199999997" calcext:value-type="float">
            <text:p>1.36222199999997</text:p>
          </table:table-cell>
          <table:table-cell office:value-type="float" office:value="4449" calcext:value-type="float">
            <text:p>4449</text:p>
          </table:table-cell>
          <table:table-cell table:formula="of:=([.E273]-[.C273])/[.E273]" office:value-type="float" office:value="0.105192178017532" calcext:value-type="float">
            <text:p>0.105192178017532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59" calcext:value-type="float">
            <text:p>9559</text:p>
          </table:table-cell>
          <table:table-cell office:value-type="float" office:value="3705" calcext:value-type="float">
            <text:p>3705</text:p>
          </table:table-cell>
          <table:table-cell office:value-type="float" office:value="1.29303700000003" calcext:value-type="float">
            <text:p>1.29303700000003</text:p>
          </table:table-cell>
          <table:table-cell office:value-type="float" office:value="4069" calcext:value-type="float">
            <text:p>4069</text:p>
          </table:table-cell>
          <table:table-cell table:formula="of:=([.E274]-[.C274])/[.E274]" office:value-type="float" office:value="0.0894568690095847" calcext:value-type="float">
            <text:p>0.089456869009585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60" calcext:value-type="float">
            <text:p>9560</text:p>
          </table:table-cell>
          <table:table-cell office:value-type="float" office:value="4315" calcext:value-type="float">
            <text:p>4315</text:p>
          </table:table-cell>
          <table:table-cell office:value-type="float" office:value="3.282016" calcext:value-type="float">
            <text:p>3.282016</text:p>
          </table:table-cell>
          <table:table-cell office:value-type="float" office:value="4587" calcext:value-type="float">
            <text:p>4587</text:p>
          </table:table-cell>
          <table:table-cell table:formula="of:=([.E275]-[.C275])/[.E275]" office:value-type="float" office:value="0.0592980161325485" calcext:value-type="float">
            <text:p>0.059298016132549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61" calcext:value-type="float">
            <text:p>9561</text:p>
          </table:table-cell>
          <table:table-cell office:value-type="float" office:value="4353" calcext:value-type="float">
            <text:p>4353</text:p>
          </table:table-cell>
          <table:table-cell office:value-type="float" office:value="2.385898" calcext:value-type="float">
            <text:p>2.385898</text:p>
          </table:table-cell>
          <table:table-cell office:value-type="float" office:value="4544" calcext:value-type="float">
            <text:p>4544</text:p>
          </table:table-cell>
          <table:table-cell table:formula="of:=([.E276]-[.C276])/[.E276]" office:value-type="float" office:value="0.0420334507042254" calcext:value-type="float">
            <text:p>0.042033450704225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62" calcext:value-type="float">
            <text:p>9562</text:p>
          </table:table-cell>
          <table:table-cell office:value-type="float" office:value="4076" calcext:value-type="float">
            <text:p>4076</text:p>
          </table:table-cell>
          <table:table-cell office:value-type="float" office:value="3.37512199999998" calcext:value-type="float">
            <text:p>3.37512199999998</text:p>
          </table:table-cell>
          <table:table-cell office:value-type="float" office:value="4245" calcext:value-type="float">
            <text:p>4245</text:p>
          </table:table-cell>
          <table:table-cell table:formula="of:=([.E277]-[.C277])/[.E277]" office:value-type="float" office:value="0.039811542991755" calcext:value-type="float">
            <text:p>0.039811542991755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63" calcext:value-type="float">
            <text:p>9563</text:p>
          </table:table-cell>
          <table:table-cell office:value-type="float" office:value="3273" calcext:value-type="float">
            <text:p>3273</text:p>
          </table:table-cell>
          <table:table-cell office:value-type="float" office:value="1.33220599999999" calcext:value-type="float">
            <text:p>1.33220599999999</text:p>
          </table:table-cell>
          <table:table-cell office:value-type="float" office:value="3761" calcext:value-type="float">
            <text:p>3761</text:p>
          </table:table-cell>
          <table:table-cell table:formula="of:=([.E278]-[.C278])/[.E278]" office:value-type="float" office:value="0.129752725339006" calcext:value-type="float">
            <text:p>0.129752725339006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64" calcext:value-type="float">
            <text:p>9564</text:p>
          </table:table-cell>
          <table:table-cell office:value-type="float" office:value="3904" calcext:value-type="float">
            <text:p>3904</text:p>
          </table:table-cell>
          <table:table-cell office:value-type="float" office:value="2.67669599999999" calcext:value-type="float">
            <text:p>2.67669599999999</text:p>
          </table:table-cell>
          <table:table-cell office:value-type="float" office:value="4231" calcext:value-type="float">
            <text:p>4231</text:p>
          </table:table-cell>
          <table:table-cell table:formula="of:=([.E279]-[.C279])/[.E279]" office:value-type="float" office:value="0.0772866934530844" calcext:value-type="float">
            <text:p>0.077286693453084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65" calcext:value-type="float">
            <text:p>9565</text:p>
          </table:table-cell>
          <table:table-cell office:value-type="float" office:value="4571" calcext:value-type="float">
            <text:p>4571</text:p>
          </table:table-cell>
          <table:table-cell office:value-type="float" office:value="3.89165999999994" calcext:value-type="float">
            <text:p>3.89165999999994</text:p>
          </table:table-cell>
          <table:table-cell office:value-type="float" office:value="4656" calcext:value-type="float">
            <text:p>4656</text:p>
          </table:table-cell>
          <table:table-cell table:formula="of:=([.E280]-[.C280])/[.E280]" office:value-type="float" office:value="0.0182560137457045" calcext:value-type="float">
            <text:p>0.018256013745705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66" calcext:value-type="float">
            <text:p>9566</text:p>
          </table:table-cell>
          <table:table-cell office:value-type="float" office:value="4826" calcext:value-type="float">
            <text:p>4826</text:p>
          </table:table-cell>
          <table:table-cell office:value-type="float" office:value="3.74753099999998" calcext:value-type="float">
            <text:p>3.74753099999998</text:p>
          </table:table-cell>
          <table:table-cell office:value-type="float" office:value="5039" calcext:value-type="float">
            <text:p>5039</text:p>
          </table:table-cell>
          <table:table-cell table:formula="of:=([.E281]-[.C281])/[.E281]" office:value-type="float" office:value="0.0422702917245485" calcext:value-type="float">
            <text:p>0.042270291724549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67" calcext:value-type="float">
            <text:p>9567</text:p>
          </table:table-cell>
          <table:table-cell office:value-type="float" office:value="405" calcext:value-type="float">
            <text:p>405</text:p>
          </table:table-cell>
          <table:table-cell office:value-type="float" office:value="1.34966500000002" calcext:value-type="float">
            <text:p>1.34966500000002</text:p>
          </table:table-cell>
          <table:table-cell office:value-type="float" office:value="599" calcext:value-type="float">
            <text:p>599</text:p>
          </table:table-cell>
          <table:table-cell table:formula="of:=([.E282]-[.C282])/[.E282]" office:value-type="float" office:value="0.323873121869783" calcext:value-type="float">
            <text:p>0.323873121869783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68" calcext:value-type="float">
            <text:p>9568</text:p>
          </table:table-cell>
          <table:table-cell office:value-type="float" office:value="3930" calcext:value-type="float">
            <text:p>3930</text:p>
          </table:table-cell>
          <table:table-cell office:value-type="float" office:value="1.37213200000002" calcext:value-type="float">
            <text:p>1.37213200000002</text:p>
          </table:table-cell>
          <table:table-cell office:value-type="float" office:value="4772" calcext:value-type="float">
            <text:p>4772</text:p>
          </table:table-cell>
          <table:table-cell table:formula="of:=([.E283]-[.C283])/[.E283]" office:value-type="float" office:value="0.176445934618609" calcext:value-type="float">
            <text:p>0.176445934618609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69" calcext:value-type="float">
            <text:p>9569</text:p>
          </table:table-cell>
          <table:table-cell office:value-type="float" office:value="4350" calcext:value-type="float">
            <text:p>4350</text:p>
          </table:table-cell>
          <table:table-cell office:value-type="float" office:value="3.74410599999999" calcext:value-type="float">
            <text:p>3.74410599999999</text:p>
          </table:table-cell>
          <table:table-cell office:value-type="float" office:value="4473" calcext:value-type="float">
            <text:p>4473</text:p>
          </table:table-cell>
          <table:table-cell table:formula="of:=([.E284]-[.C284])/[.E284]" office:value-type="float" office:value="0.0274983232729712" calcext:value-type="float">
            <text:p>0.027498323272971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70" calcext:value-type="float">
            <text:p>9570</text:p>
          </table:table-cell>
          <table:table-cell office:value-type="float" office:value="4468" calcext:value-type="float">
            <text:p>4468</text:p>
          </table:table-cell>
          <table:table-cell office:value-type="float" office:value="4.06853899999999" calcext:value-type="float">
            <text:p>4.06853899999999</text:p>
          </table:table-cell>
          <table:table-cell office:value-type="float" office:value="4479" calcext:value-type="float">
            <text:p>4479</text:p>
          </table:table-cell>
          <table:table-cell table:formula="of:=([.E285]-[.C285])/[.E285]" office:value-type="float" office:value="0.0024559053360125" calcext:value-type="float">
            <text:p>0.002455905336013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71" calcext:value-type="float">
            <text:p>9571</text:p>
          </table:table-cell>
          <table:table-cell office:value-type="float" office:value="3771" calcext:value-type="float">
            <text:p>3771</text:p>
          </table:table-cell>
          <table:table-cell office:value-type="float" office:value="1.37868000000003" calcext:value-type="float">
            <text:p>1.37868000000003</text:p>
          </table:table-cell>
          <table:table-cell office:value-type="float" office:value="4311" calcext:value-type="float">
            <text:p>4311</text:p>
          </table:table-cell>
          <table:table-cell table:formula="of:=([.E286]-[.C286])/[.E286]" office:value-type="float" office:value="0.125260960334029" calcext:value-type="float">
            <text:p>0.125260960334029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72" calcext:value-type="float">
            <text:p>9572</text:p>
          </table:table-cell>
          <table:table-cell office:value-type="float" office:value="4184" calcext:value-type="float">
            <text:p>4184</text:p>
          </table:table-cell>
          <table:table-cell office:value-type="float" office:value="2.53103500000003" calcext:value-type="float">
            <text:p>2.53103500000003</text:p>
          </table:table-cell>
          <table:table-cell office:value-type="float" office:value="4562" calcext:value-type="float">
            <text:p>4562</text:p>
          </table:table-cell>
          <table:table-cell table:formula="of:=([.E287]-[.C287])/[.E287]" office:value-type="float" office:value="0.0828583954405962" calcext:value-type="float">
            <text:p>0.082858395440596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73" calcext:value-type="float">
            <text:p>9573</text:p>
          </table:table-cell>
          <table:table-cell office:value-type="float" office:value="4327" calcext:value-type="float">
            <text:p>4327</text:p>
          </table:table-cell>
          <table:table-cell office:value-type="float" office:value="1.36974799999996" calcext:value-type="float">
            <text:p>1.36974799999996</text:p>
          </table:table-cell>
          <table:table-cell office:value-type="float" office:value="4738" calcext:value-type="float">
            <text:p>4738</text:p>
          </table:table-cell>
          <table:table-cell table:formula="of:=([.E288]-[.C288])/[.E288]" office:value-type="float" office:value="0.0867454622203461" calcext:value-type="float">
            <text:p>0.086745462220346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74" calcext:value-type="float">
            <text:p>9574</text:p>
          </table:table-cell>
          <table:table-cell office:value-type="float" office:value="4599" calcext:value-type="float">
            <text:p>4599</text:p>
          </table:table-cell>
          <table:table-cell office:value-type="float" office:value="3.473116" calcext:value-type="float">
            <text:p>3.473116</text:p>
          </table:table-cell>
          <table:table-cell office:value-type="float" office:value="4876" calcext:value-type="float">
            <text:p>4876</text:p>
          </table:table-cell>
          <table:table-cell table:formula="of:=([.E289]-[.C289])/[.E289]" office:value-type="float" office:value="0.0568088597210829" calcext:value-type="float">
            <text:p>0.056808859721083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75" calcext:value-type="float">
            <text:p>9575</text:p>
          </table:table-cell>
          <table:table-cell office:value-type="float" office:value="4787" calcext:value-type="float">
            <text:p>4787</text:p>
          </table:table-cell>
          <table:table-cell office:value-type="float" office:value="4.61297300000001" calcext:value-type="float">
            <text:p>4.61297300000001</text:p>
          </table:table-cell>
          <table:table-cell office:value-type="float" office:value="5061" calcext:value-type="float">
            <text:p>5061</text:p>
          </table:table-cell>
          <table:table-cell table:formula="of:=([.E290]-[.C290])/[.E290]" office:value-type="float" office:value="0.0541394981229006" calcext:value-type="float">
            <text:p>0.054139498122901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76" calcext:value-type="float">
            <text:p>9576</text:p>
          </table:table-cell>
          <table:table-cell office:value-type="float" office:value="4544" calcext:value-type="float">
            <text:p>4544</text:p>
          </table:table-cell>
          <table:table-cell office:value-type="float" office:value="1.33189500000003" calcext:value-type="float">
            <text:p>1.33189500000003</text:p>
          </table:table-cell>
          <table:table-cell office:value-type="float" office:value="5063" calcext:value-type="float">
            <text:p>5063</text:p>
          </table:table-cell>
          <table:table-cell table:formula="of:=([.E291]-[.C291])/[.E291]" office:value-type="float" office:value="0.102508394232668" calcext:value-type="float">
            <text:p>0.102508394232668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77" calcext:value-type="float">
            <text:p>9577</text:p>
          </table:table-cell>
          <table:table-cell office:value-type="float" office:value="4333" calcext:value-type="float">
            <text:p>4333</text:p>
          </table:table-cell>
          <table:table-cell office:value-type="float" office:value="1.30282699999998" calcext:value-type="float">
            <text:p>1.30282699999998</text:p>
          </table:table-cell>
          <table:table-cell office:value-type="float" office:value="4870" calcext:value-type="float">
            <text:p>4870</text:p>
          </table:table-cell>
          <table:table-cell table:formula="of:=([.E292]-[.C292])/[.E292]" office:value-type="float" office:value="0.110266940451745" calcext:value-type="float">
            <text:p>0.110266940451745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78" calcext:value-type="float">
            <text:p>9578</text:p>
          </table:table-cell>
          <table:table-cell office:value-type="float" office:value="4468" calcext:value-type="float">
            <text:p>4468</text:p>
          </table:table-cell>
          <table:table-cell office:value-type="float" office:value="1.36888599999998" calcext:value-type="float">
            <text:p>1.36888599999998</text:p>
          </table:table-cell>
          <table:table-cell office:value-type="float" office:value="5232" calcext:value-type="float">
            <text:p>5232</text:p>
          </table:table-cell>
          <table:table-cell table:formula="of:=([.E293]-[.C293])/[.E293]" office:value-type="float" office:value="0.146024464831804" calcext:value-type="float">
            <text:p>0.146024464831804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79" calcext:value-type="float">
            <text:p>9579</text:p>
          </table:table-cell>
          <table:table-cell office:value-type="float" office:value="4003" calcext:value-type="float">
            <text:p>4003</text:p>
          </table:table-cell>
          <table:table-cell office:value-type="float" office:value="2.03839699999997" calcext:value-type="float">
            <text:p>2.03839699999997</text:p>
          </table:table-cell>
          <table:table-cell office:value-type="float" office:value="4567" calcext:value-type="float">
            <text:p>4567</text:p>
          </table:table-cell>
          <table:table-cell table:formula="of:=([.E294]-[.C294])/[.E294]" office:value-type="float" office:value="0.123494635428071" calcext:value-type="float">
            <text:p>0.123494635428071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80" calcext:value-type="float">
            <text:p>9580</text:p>
          </table:table-cell>
          <table:table-cell office:value-type="float" office:value="3822" calcext:value-type="float">
            <text:p>3822</text:p>
          </table:table-cell>
          <table:table-cell office:value-type="float" office:value="1.39084500000001" calcext:value-type="float">
            <text:p>1.39084500000001</text:p>
          </table:table-cell>
          <table:table-cell office:value-type="float" office:value="4483" calcext:value-type="float">
            <text:p>4483</text:p>
          </table:table-cell>
          <table:table-cell table:formula="of:=([.E295]-[.C295])/[.E295]" office:value-type="float" office:value="0.147445906758867" calcext:value-type="float">
            <text:p>0.147445906758867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81" calcext:value-type="float">
            <text:p>9581</text:p>
          </table:table-cell>
          <table:table-cell office:value-type="float" office:value="4787" calcext:value-type="float">
            <text:p>4787</text:p>
          </table:table-cell>
          <table:table-cell office:value-type="float" office:value="3.68043400000005" calcext:value-type="float">
            <text:p>3.68043400000005</text:p>
          </table:table-cell>
          <table:table-cell office:value-type="float" office:value="4907" calcext:value-type="float">
            <text:p>4907</text:p>
          </table:table-cell>
          <table:table-cell table:formula="of:=([.E296]-[.C296])/[.E296]" office:value-type="float" office:value="0.0244548604035052" calcext:value-type="float">
            <text:p>0.024454860403505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82" calcext:value-type="float">
            <text:p>9582</text:p>
          </table:table-cell>
          <table:table-cell office:value-type="float" office:value="4222" calcext:value-type="float">
            <text:p>4222</text:p>
          </table:table-cell>
          <table:table-cell office:value-type="float" office:value="1.35996000000006" calcext:value-type="float">
            <text:p>1.35996000000006</text:p>
          </table:table-cell>
          <table:table-cell office:value-type="float" office:value="5088" calcext:value-type="float">
            <text:p>5088</text:p>
          </table:table-cell>
          <table:table-cell table:formula="of:=([.E297]-[.C297])/[.E297]" office:value-type="float" office:value="0.170204402515723" calcext:value-type="float">
            <text:p>0.170204402515723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83" calcext:value-type="float">
            <text:p>9583</text:p>
          </table:table-cell>
          <table:table-cell office:value-type="float" office:value="3689" calcext:value-type="float">
            <text:p>3689</text:p>
          </table:table-cell>
          <table:table-cell office:value-type="float" office:value="1.335106" calcext:value-type="float">
            <text:p>1.335106</text:p>
          </table:table-cell>
          <table:table-cell office:value-type="float" office:value="4192" calcext:value-type="float">
            <text:p>4192</text:p>
          </table:table-cell>
          <table:table-cell table:formula="of:=([.E298]-[.C298])/[.E298]" office:value-type="float" office:value="0.119990458015267" calcext:value-type="float">
            <text:p>0.119990458015267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84" calcext:value-type="float">
            <text:p>9584</text:p>
          </table:table-cell>
          <table:table-cell office:value-type="float" office:value="5077" calcext:value-type="float">
            <text:p>5077</text:p>
          </table:table-cell>
          <table:table-cell office:value-type="float" office:value="4.07378199999999" calcext:value-type="float">
            <text:p>4.07378199999999</text:p>
          </table:table-cell>
          <table:table-cell office:value-type="float" office:value="5210" calcext:value-type="float">
            <text:p>5210</text:p>
          </table:table-cell>
          <table:table-cell table:formula="of:=([.E299]-[.C299])/[.E299]" office:value-type="float" office:value="0.0255278310940499" calcext:value-type="float">
            <text:p>0.02552783109405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85" calcext:value-type="float">
            <text:p>9585</text:p>
          </table:table-cell>
          <table:table-cell office:value-type="float" office:value="4054" calcext:value-type="float">
            <text:p>4054</text:p>
          </table:table-cell>
          <table:table-cell office:value-type="float" office:value="1.39682299999998" calcext:value-type="float">
            <text:p>1.39682299999998</text:p>
          </table:table-cell>
          <table:table-cell office:value-type="float" office:value="4667" calcext:value-type="float">
            <text:p>4667</text:p>
          </table:table-cell>
          <table:table-cell table:formula="of:=([.E300]-[.C300])/[.E300]" office:value-type="float" office:value="0.131347760874223" calcext:value-type="float">
            <text:p>0.131347760874223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86" calcext:value-type="float">
            <text:p>9586</text:p>
          </table:table-cell>
          <table:table-cell office:value-type="float" office:value="4075" calcext:value-type="float">
            <text:p>4075</text:p>
          </table:table-cell>
          <table:table-cell office:value-type="float" office:value="1.28308600000003" calcext:value-type="float">
            <text:p>1.28308600000003</text:p>
          </table:table-cell>
          <table:table-cell office:value-type="float" office:value="4700" calcext:value-type="float">
            <text:p>4700</text:p>
          </table:table-cell>
          <table:table-cell table:formula="of:=([.E301]-[.C301])/[.E301]" office:value-type="float" office:value="0.132978723404255" calcext:value-type="float">
            <text:p>0.132978723404255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87" calcext:value-type="float">
            <text:p>9587</text:p>
          </table:table-cell>
          <table:table-cell office:value-type="float" office:value="4458" calcext:value-type="float">
            <text:p>4458</text:p>
          </table:table-cell>
          <table:table-cell office:value-type="float" office:value="1.37389999999999" calcext:value-type="float">
            <text:p>1.37389999999999</text:p>
          </table:table-cell>
          <table:table-cell office:value-type="float" office:value="5043" calcext:value-type="float">
            <text:p>5043</text:p>
          </table:table-cell>
          <table:table-cell table:formula="of:=([.E302]-[.C302])/[.E302]" office:value-type="float" office:value="0.11600237953599" calcext:value-type="float">
            <text:p>0.11600237953599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88" calcext:value-type="float">
            <text:p>9588</text:p>
          </table:table-cell>
          <table:table-cell office:value-type="float" office:value="4160" calcext:value-type="float">
            <text:p>4160</text:p>
          </table:table-cell>
          <table:table-cell office:value-type="float" office:value="1.380898" calcext:value-type="float">
            <text:p>1.380898</text:p>
          </table:table-cell>
          <table:table-cell office:value-type="float" office:value="4805" calcext:value-type="float">
            <text:p>4805</text:p>
          </table:table-cell>
          <table:table-cell table:formula="of:=([.E303]-[.C303])/[.E303]" office:value-type="float" office:value="0.13423517169615" calcext:value-type="float">
            <text:p>0.13423517169615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89" calcext:value-type="float">
            <text:p>9589</text:p>
          </table:table-cell>
          <table:table-cell office:value-type="float" office:value="4039" calcext:value-type="float">
            <text:p>4039</text:p>
          </table:table-cell>
          <table:table-cell office:value-type="float" office:value="1.42627299999998" calcext:value-type="float">
            <text:p>1.42627299999998</text:p>
          </table:table-cell>
          <table:table-cell office:value-type="float" office:value="4614" calcext:value-type="float">
            <text:p>4614</text:p>
          </table:table-cell>
          <table:table-cell table:formula="of:=([.E304]-[.C304])/[.E304]" office:value-type="float" office:value="0.124620719549198" calcext:value-type="float">
            <text:p>0.124620719549198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90" calcext:value-type="float">
            <text:p>9590</text:p>
          </table:table-cell>
          <table:table-cell office:value-type="float" office:value="4587" calcext:value-type="float">
            <text:p>4587</text:p>
          </table:table-cell>
          <table:table-cell office:value-type="float" office:value="1.34898199999998" calcext:value-type="float">
            <text:p>1.34898199999998</text:p>
          </table:table-cell>
          <table:table-cell office:value-type="float" office:value="5157" calcext:value-type="float">
            <text:p>5157</text:p>
          </table:table-cell>
          <table:table-cell table:formula="of:=([.E305]-[.C305])/[.E305]" office:value-type="float" office:value="0.110529377545084" calcext:value-type="float">
            <text:p>0.110529377545084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91" calcext:value-type="float">
            <text:p>9591</text:p>
          </table:table-cell>
          <table:table-cell office:value-type="float" office:value="4384" calcext:value-type="float">
            <text:p>4384</text:p>
          </table:table-cell>
          <table:table-cell office:value-type="float" office:value="4.37663399999997" calcext:value-type="float">
            <text:p>4.37663399999997</text:p>
          </table:table-cell>
          <table:table-cell office:value-type="float" office:value="4522" calcext:value-type="float">
            <text:p>4522</text:p>
          </table:table-cell>
          <table:table-cell table:formula="of:=([.E306]-[.C306])/[.E306]" office:value-type="float" office:value="0.0305174701459531" calcext:value-type="float">
            <text:p>0.030517470145953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92" calcext:value-type="float">
            <text:p>9592</text:p>
          </table:table-cell>
          <table:table-cell office:value-type="float" office:value="3904" calcext:value-type="float">
            <text:p>3904</text:p>
          </table:table-cell>
          <table:table-cell office:value-type="float" office:value="3.16337900000002" calcext:value-type="float">
            <text:p>3.16337900000002</text:p>
          </table:table-cell>
          <table:table-cell office:value-type="float" office:value="4366" calcext:value-type="float">
            <text:p>4366</text:p>
          </table:table-cell>
          <table:table-cell table:formula="of:=([.E307]-[.C307])/[.E307]" office:value-type="float" office:value="0.105817682088869" calcext:value-type="float">
            <text:p>0.105817682088869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93" calcext:value-type="float">
            <text:p>9593</text:p>
          </table:table-cell>
          <table:table-cell office:value-type="float" office:value="4636" calcext:value-type="float">
            <text:p>4636</text:p>
          </table:table-cell>
          <table:table-cell office:value-type="float" office:value="2.49908700000003" calcext:value-type="float">
            <text:p>2.49908700000003</text:p>
          </table:table-cell>
          <table:table-cell office:value-type="float" office:value="4994" calcext:value-type="float">
            <text:p>4994</text:p>
          </table:table-cell>
          <table:table-cell table:formula="of:=([.E308]-[.C308])/[.E308]" office:value-type="float" office:value="0.0716860232278734" calcext:value-type="float">
            <text:p>0.071686023227874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94" calcext:value-type="float">
            <text:p>9594</text:p>
          </table:table-cell>
          <table:table-cell office:value-type="float" office:value="4167" calcext:value-type="float">
            <text:p>4167</text:p>
          </table:table-cell>
          <table:table-cell office:value-type="float" office:value="3.46935300000001" calcext:value-type="float">
            <text:p>3.46935300000001</text:p>
          </table:table-cell>
          <table:table-cell office:value-type="float" office:value="4215" calcext:value-type="float">
            <text:p>4215</text:p>
          </table:table-cell>
          <table:table-cell table:formula="of:=([.E309]-[.C309])/[.E309]" office:value-type="float" office:value="0.0113879003558719" calcext:value-type="float">
            <text:p>0.011387900355872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95" calcext:value-type="float">
            <text:p>9595</text:p>
          </table:table-cell>
          <table:table-cell office:value-type="float" office:value="3965" calcext:value-type="float">
            <text:p>3965</text:p>
          </table:table-cell>
          <table:table-cell office:value-type="float" office:value="2.61014099999994" calcext:value-type="float">
            <text:p>2.61014099999994</text:p>
          </table:table-cell>
          <table:table-cell office:value-type="float" office:value="4373" calcext:value-type="float">
            <text:p>4373</text:p>
          </table:table-cell>
          <table:table-cell table:formula="of:=([.E310]-[.C310])/[.E310]" office:value-type="float" office:value="0.0932997941916305" calcext:value-type="float">
            <text:p>0.093299794191631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96" calcext:value-type="float">
            <text:p>9596</text:p>
          </table:table-cell>
          <table:table-cell office:value-type="float" office:value="4056" calcext:value-type="float">
            <text:p>4056</text:p>
          </table:table-cell>
          <table:table-cell office:value-type="float" office:value="4.10635899999994" calcext:value-type="float">
            <text:p>4.10635899999994</text:p>
          </table:table-cell>
          <table:table-cell office:value-type="float" office:value="4244" calcext:value-type="float">
            <text:p>4244</text:p>
          </table:table-cell>
          <table:table-cell table:formula="of:=([.E311]-[.C311])/[.E311]" office:value-type="float" office:value="0.0442978322337418" calcext:value-type="float">
            <text:p>0.044297832233742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97" calcext:value-type="float">
            <text:p>9597</text:p>
          </table:table-cell>
          <table:table-cell office:value-type="float" office:value="4105" calcext:value-type="float">
            <text:p>4105</text:p>
          </table:table-cell>
          <table:table-cell office:value-type="float" office:value="1.80851100000001" calcext:value-type="float">
            <text:p>1.80851100000001</text:p>
          </table:table-cell>
          <table:table-cell office:value-type="float" office:value="4864" calcext:value-type="float">
            <text:p>4864</text:p>
          </table:table-cell>
          <table:table-cell table:formula="of:=([.E312]-[.C312])/[.E312]" office:value-type="float" office:value="0.156044407894737" calcext:value-type="float">
            <text:p>0.156044407894737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98" calcext:value-type="float">
            <text:p>9598</text:p>
          </table:table-cell>
          <table:table-cell office:value-type="float" office:value="4240" calcext:value-type="float">
            <text:p>4240</text:p>
          </table:table-cell>
          <table:table-cell office:value-type="float" office:value="1.62518699999998" calcext:value-type="float">
            <text:p>1.62518699999998</text:p>
          </table:table-cell>
          <table:table-cell office:value-type="float" office:value="4814" calcext:value-type="float">
            <text:p>4814</text:p>
          </table:table-cell>
          <table:table-cell table:formula="of:=([.E313]-[.C313])/[.E313]" office:value-type="float" office:value="0.119235562941421" calcext:value-type="float">
            <text:p>0.119235562941421</text:p>
          </table:table-cell>
          <table:table-cell table:number-columns-repeated="1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99" calcext:value-type="float">
            <text:p>9599</text:p>
          </table:table-cell>
          <table:table-cell office:value-type="float" office:value="3543" calcext:value-type="float">
            <text:p>3543</text:p>
          </table:table-cell>
          <table:table-cell office:value-type="float" office:value="1.81080599999996" calcext:value-type="float">
            <text:p>1.81080599999996</text:p>
          </table:table-cell>
          <table:table-cell office:value-type="float" office:value="3884" calcext:value-type="float">
            <text:p>3884</text:p>
          </table:table-cell>
          <table:table-cell table:formula="of:=([.E314]-[.C314])/[.E314]" office:value-type="float" office:value="0.0877960865087539" calcext:value-type="float">
            <text:p>0.087796086508754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50" calcext:value-type="float">
            <text:p>9550</text:p>
          </table:table-cell>
          <table:table-cell office:value-type="float" office:value="4007" calcext:value-type="float">
            <text:p>4007</text:p>
          </table:table-cell>
          <table:table-cell office:value-type="float" office:value="3.77763199999993" calcext:value-type="float">
            <text:p>3.77763199999993</text:p>
          </table:table-cell>
          <table:table-cell office:value-type="float" office:value="4068" calcext:value-type="float">
            <text:p>4068</text:p>
          </table:table-cell>
          <table:table-cell table:formula="of:=([.E315]-[.C315])/[.E315]" office:value-type="float" office:value="0.0149950835791544" calcext:value-type="float">
            <text:p>0.014995083579154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51" calcext:value-type="float">
            <text:p>9551</text:p>
          </table:table-cell>
          <table:table-cell office:value-type="float" office:value="3691" calcext:value-type="float">
            <text:p>3691</text:p>
          </table:table-cell>
          <table:table-cell office:value-type="float" office:value="1.59091100000001" calcext:value-type="float">
            <text:p>1.59091100000001</text:p>
          </table:table-cell>
          <table:table-cell office:value-type="float" office:value="4454" calcext:value-type="float">
            <text:p>4454</text:p>
          </table:table-cell>
          <table:table-cell table:formula="of:=([.E316]-[.C316])/[.E316]" office:value-type="float" office:value="0.171306690615177" calcext:value-type="float">
            <text:p>0.171306690615177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52" calcext:value-type="float">
            <text:p>9552</text:p>
          </table:table-cell>
          <table:table-cell office:value-type="float" office:value="4222" calcext:value-type="float">
            <text:p>4222</text:p>
          </table:table-cell>
          <table:table-cell office:value-type="float" office:value="1.58443299999999" calcext:value-type="float">
            <text:p>1.58443299999999</text:p>
          </table:table-cell>
          <table:table-cell office:value-type="float" office:value="5023" calcext:value-type="float">
            <text:p>5023</text:p>
          </table:table-cell>
          <table:table-cell table:formula="of:=([.E317]-[.C317])/[.E317]" office:value-type="float" office:value="0.159466454310173" calcext:value-type="float">
            <text:p>0.159466454310173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53" calcext:value-type="float">
            <text:p>9553</text:p>
          </table:table-cell>
          <table:table-cell office:value-type="float" office:value="5297" calcext:value-type="float">
            <text:p>5297</text:p>
          </table:table-cell>
          <table:table-cell office:value-type="float" office:value="6.66613299999995" calcext:value-type="float">
            <text:p>6.66613299999995</text:p>
          </table:table-cell>
          <table:table-cell office:value-type="float" office:value="5386" calcext:value-type="float">
            <text:p>5386</text:p>
          </table:table-cell>
          <table:table-cell table:formula="of:=([.E318]-[.C318])/[.E318]" office:value-type="float" office:value="0.0165243223171185" calcext:value-type="float">
            <text:p>0.016524322317119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54" calcext:value-type="float">
            <text:p>9554</text:p>
          </table:table-cell>
          <table:table-cell office:value-type="float" office:value="4711" calcext:value-type="float">
            <text:p>4711</text:p>
          </table:table-cell>
          <table:table-cell office:value-type="float" office:value="5.78607300000004" calcext:value-type="float">
            <text:p>5.78607300000004</text:p>
          </table:table-cell>
          <table:table-cell office:value-type="float" office:value="4995" calcext:value-type="float">
            <text:p>4995</text:p>
          </table:table-cell>
          <table:table-cell table:formula="of:=([.E319]-[.C319])/[.E319]" office:value-type="float" office:value="0.0568568568568569" calcext:value-type="float">
            <text:p>0.056856856856857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55" calcext:value-type="float">
            <text:p>9555</text:p>
          </table:table-cell>
          <table:table-cell office:value-type="float" office:value="3456" calcext:value-type="float">
            <text:p>3456</text:p>
          </table:table-cell>
          <table:table-cell office:value-type="float" office:value="3.35855100000003" calcext:value-type="float">
            <text:p>3.35855100000003</text:p>
          </table:table-cell>
          <table:table-cell office:value-type="float" office:value="3617" calcext:value-type="float">
            <text:p>3617</text:p>
          </table:table-cell>
          <table:table-cell table:formula="of:=([.E320]-[.C320])/[.E320]" office:value-type="float" office:value="0.0445120265413326" calcext:value-type="float">
            <text:p>0.044512026541333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56" calcext:value-type="float">
            <text:p>9556</text:p>
          </table:table-cell>
          <table:table-cell office:value-type="float" office:value="4025" calcext:value-type="float">
            <text:p>4025</text:p>
          </table:table-cell>
          <table:table-cell office:value-type="float" office:value="1.59605099999999" calcext:value-type="float">
            <text:p>1.59605099999999</text:p>
          </table:table-cell>
          <table:table-cell office:value-type="float" office:value="4569" calcext:value-type="float">
            <text:p>4569</text:p>
          </table:table-cell>
          <table:table-cell table:formula="of:=([.E321]-[.C321])/[.E321]" office:value-type="float" office:value="0.119063252352812" calcext:value-type="float">
            <text:p>0.119063252352812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57" calcext:value-type="float">
            <text:p>9557</text:p>
          </table:table-cell>
          <table:table-cell office:value-type="float" office:value="4022" calcext:value-type="float">
            <text:p>4022</text:p>
          </table:table-cell>
          <table:table-cell office:value-type="float" office:value="1.57776399999995" calcext:value-type="float">
            <text:p>1.57776399999995</text:p>
          </table:table-cell>
          <table:table-cell office:value-type="float" office:value="4660" calcext:value-type="float">
            <text:p>4660</text:p>
          </table:table-cell>
          <table:table-cell table:formula="of:=([.E322]-[.C322])/[.E322]" office:value-type="float" office:value="0.136909871244635" calcext:value-type="float">
            <text:p>0.136909871244635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58" calcext:value-type="float">
            <text:p>9558</text:p>
          </table:table-cell>
          <table:table-cell office:value-type="float" office:value="4359" calcext:value-type="float">
            <text:p>4359</text:p>
          </table:table-cell>
          <table:table-cell office:value-type="float" office:value="4.92941999999999" calcext:value-type="float">
            <text:p>4.92941999999999</text:p>
          </table:table-cell>
          <table:table-cell office:value-type="float" office:value="4449" calcext:value-type="float">
            <text:p>4449</text:p>
          </table:table-cell>
          <table:table-cell table:formula="of:=([.E323]-[.C323])/[.E323]" office:value-type="float" office:value="0.0202292650033715" calcext:value-type="float">
            <text:p>0.020229265003372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59" calcext:value-type="float">
            <text:p>9559</text:p>
          </table:table-cell>
          <table:table-cell office:value-type="float" office:value="3399" calcext:value-type="float">
            <text:p>3399</text:p>
          </table:table-cell>
          <table:table-cell office:value-type="float" office:value="1.57876499999998" calcext:value-type="float">
            <text:p>1.57876499999998</text:p>
          </table:table-cell>
          <table:table-cell office:value-type="float" office:value="4069" calcext:value-type="float">
            <text:p>4069</text:p>
          </table:table-cell>
          <table:table-cell table:formula="of:=([.E324]-[.C324])/[.E324]" office:value-type="float" office:value="0.164659621528631" calcext:value-type="float">
            <text:p>0.164659621528631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60" calcext:value-type="float">
            <text:p>9560</text:p>
          </table:table-cell>
          <table:table-cell office:value-type="float" office:value="4389" calcext:value-type="float">
            <text:p>4389</text:p>
          </table:table-cell>
          <table:table-cell office:value-type="float" office:value="4.60460099999995" calcext:value-type="float">
            <text:p>4.60460099999995</text:p>
          </table:table-cell>
          <table:table-cell office:value-type="float" office:value="4587" calcext:value-type="float">
            <text:p>4587</text:p>
          </table:table-cell>
          <table:table-cell table:formula="of:=([.E325]-[.C325])/[.E325]" office:value-type="float" office:value="0.0431654676258993" calcext:value-type="float">
            <text:p>0.043165467625899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61" calcext:value-type="float">
            <text:p>9561</text:p>
          </table:table-cell>
          <table:table-cell office:value-type="float" office:value="4152" calcext:value-type="float">
            <text:p>4152</text:p>
          </table:table-cell>
          <table:table-cell office:value-type="float" office:value="1.49125499999997" calcext:value-type="float">
            <text:p>1.49125499999997</text:p>
          </table:table-cell>
          <table:table-cell office:value-type="float" office:value="4544" calcext:value-type="float">
            <text:p>4544</text:p>
          </table:table-cell>
          <table:table-cell table:formula="of:=([.E326]-[.C326])/[.E326]" office:value-type="float" office:value="0.0862676056338028" calcext:value-type="float">
            <text:p>0.086267605633803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62" calcext:value-type="float">
            <text:p>9562</text:p>
          </table:table-cell>
          <table:table-cell office:value-type="float" office:value="4224" calcext:value-type="float">
            <text:p>4224</text:p>
          </table:table-cell>
          <table:table-cell office:value-type="float" office:value="4.15216300000003" calcext:value-type="float">
            <text:p>4.15216300000003</text:p>
          </table:table-cell>
          <table:table-cell office:value-type="float" office:value="4245" calcext:value-type="float">
            <text:p>4245</text:p>
          </table:table-cell>
          <table:table-cell table:formula="of:=([.E327]-[.C327])/[.E327]" office:value-type="float" office:value="0.0049469964664311" calcext:value-type="float">
            <text:p>0.004946996466431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63" calcext:value-type="float">
            <text:p>9563</text:p>
          </table:table-cell>
          <table:table-cell office:value-type="float" office:value="3580" calcext:value-type="float">
            <text:p>3580</text:p>
          </table:table-cell>
          <table:table-cell office:value-type="float" office:value="4.43989399999998" calcext:value-type="float">
            <text:p>4.43989399999998</text:p>
          </table:table-cell>
          <table:table-cell office:value-type="float" office:value="3761" calcext:value-type="float">
            <text:p>3761</text:p>
          </table:table-cell>
          <table:table-cell table:formula="of:=([.E328]-[.C328])/[.E328]" office:value-type="float" office:value="0.048125498537623" calcext:value-type="float">
            <text:p>0.048125498537623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64" calcext:value-type="float">
            <text:p>9564</text:p>
          </table:table-cell>
          <table:table-cell office:value-type="float" office:value="3757" calcext:value-type="float">
            <text:p>3757</text:p>
          </table:table-cell>
          <table:table-cell office:value-type="float" office:value="1.59776599999998" calcext:value-type="float">
            <text:p>1.59776599999998</text:p>
          </table:table-cell>
          <table:table-cell office:value-type="float" office:value="4231" calcext:value-type="float">
            <text:p>4231</text:p>
          </table:table-cell>
          <table:table-cell table:formula="of:=([.E329]-[.C329])/[.E329]" office:value-type="float" office:value="0.112030252895297" calcext:value-type="float">
            <text:p>0.112030252895297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65" calcext:value-type="float">
            <text:p>9565</text:p>
          </table:table-cell>
          <table:table-cell office:value-type="float" office:value="3877" calcext:value-type="float">
            <text:p>3877</text:p>
          </table:table-cell>
          <table:table-cell office:value-type="float" office:value="1.55562199999997" calcext:value-type="float">
            <text:p>1.55562199999997</text:p>
          </table:table-cell>
          <table:table-cell office:value-type="float" office:value="4656" calcext:value-type="float">
            <text:p>4656</text:p>
          </table:table-cell>
          <table:table-cell table:formula="of:=([.E330]-[.C330])/[.E330]" office:value-type="float" office:value="0.167310996563574" calcext:value-type="float">
            <text:p>0.167310996563574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66" calcext:value-type="float">
            <text:p>9566</text:p>
          </table:table-cell>
          <table:table-cell office:value-type="float" office:value="4280" calcext:value-type="float">
            <text:p>4280</text:p>
          </table:table-cell>
          <table:table-cell office:value-type="float" office:value="1.99848499999996" calcext:value-type="float">
            <text:p>1.99848499999996</text:p>
          </table:table-cell>
          <table:table-cell office:value-type="float" office:value="5039" calcext:value-type="float">
            <text:p>5039</text:p>
          </table:table-cell>
          <table:table-cell table:formula="of:=([.E331]-[.C331])/[.E331]" office:value-type="float" office:value="0.150625124032546" calcext:value-type="float">
            <text:p>0.150625124032546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67" calcext:value-type="float">
            <text:p>9567</text:p>
          </table:table-cell>
          <table:table-cell office:value-type="float" office:value="420" calcext:value-type="float">
            <text:p>420</text:p>
          </table:table-cell>
          <table:table-cell office:value-type="float" office:value="1.71007400000002" calcext:value-type="float">
            <text:p>1.71007400000002</text:p>
          </table:table-cell>
          <table:table-cell office:value-type="float" office:value="599" calcext:value-type="float">
            <text:p>599</text:p>
          </table:table-cell>
          <table:table-cell table:formula="of:=([.E332]-[.C332])/[.E332]" office:value-type="float" office:value="0.298831385642738" calcext:value-type="float">
            <text:p>0.298831385642738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68" calcext:value-type="float">
            <text:p>9568</text:p>
          </table:table-cell>
          <table:table-cell office:value-type="float" office:value="4092" calcext:value-type="float">
            <text:p>4092</text:p>
          </table:table-cell>
          <table:table-cell office:value-type="float" office:value="2.11868699999997" calcext:value-type="float">
            <text:p>2.11868699999997</text:p>
          </table:table-cell>
          <table:table-cell office:value-type="float" office:value="4772" calcext:value-type="float">
            <text:p>4772</text:p>
          </table:table-cell>
          <table:table-cell table:formula="of:=([.E333]-[.C333])/[.E333]" office:value-type="float" office:value="0.142497904442582" calcext:value-type="float">
            <text:p>0.142497904442582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69" calcext:value-type="float">
            <text:p>9569</text:p>
          </table:table-cell>
          <table:table-cell office:value-type="float" office:value="3717" calcext:value-type="float">
            <text:p>3717</text:p>
          </table:table-cell>
          <table:table-cell office:value-type="float" office:value="2.08675799999997" calcext:value-type="float">
            <text:p>2.08675799999997</text:p>
          </table:table-cell>
          <table:table-cell office:value-type="float" office:value="4473" calcext:value-type="float">
            <text:p>4473</text:p>
          </table:table-cell>
          <table:table-cell table:formula="of:=([.E334]-[.C334])/[.E334]" office:value-type="float" office:value="0.169014084507042" calcext:value-type="float">
            <text:p>0.169014084507042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70" calcext:value-type="float">
            <text:p>9570</text:p>
          </table:table-cell>
          <table:table-cell office:value-type="float" office:value="3813" calcext:value-type="float">
            <text:p>3813</text:p>
          </table:table-cell>
          <table:table-cell office:value-type="float" office:value="1.67844799999995" calcext:value-type="float">
            <text:p>1.67844799999995</text:p>
          </table:table-cell>
          <table:table-cell office:value-type="float" office:value="4479" calcext:value-type="float">
            <text:p>4479</text:p>
          </table:table-cell>
          <table:table-cell table:formula="of:=([.E335]-[.C335])/[.E335]" office:value-type="float" office:value="0.148693904889484" calcext:value-type="float">
            <text:p>0.148693904889484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71" calcext:value-type="float">
            <text:p>9571</text:p>
          </table:table-cell>
          <table:table-cell office:value-type="float" office:value="4210" calcext:value-type="float">
            <text:p>4210</text:p>
          </table:table-cell>
          <table:table-cell office:value-type="float" office:value="7.28500500000001" calcext:value-type="float">
            <text:p>7.28500500000001</text:p>
          </table:table-cell>
          <table:table-cell office:value-type="float" office:value="4311" calcext:value-type="float">
            <text:p>4311</text:p>
          </table:table-cell>
          <table:table-cell table:formula="of:=([.E336]-[.C336])/[.E336]" office:value-type="float" office:value="0.0234284388772907" calcext:value-type="float">
            <text:p>0.023428438877291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72" calcext:value-type="float">
            <text:p>9572</text:p>
          </table:table-cell>
          <table:table-cell office:value-type="float" office:value="4413" calcext:value-type="float">
            <text:p>4413</text:p>
          </table:table-cell>
          <table:table-cell office:value-type="float" office:value="5.53547400000002" calcext:value-type="float">
            <text:p>5.53547400000002</text:p>
          </table:table-cell>
          <table:table-cell office:value-type="float" office:value="4562" calcext:value-type="float">
            <text:p>4562</text:p>
          </table:table-cell>
          <table:table-cell table:formula="of:=([.E337]-[.C337])/[.E337]" office:value-type="float" office:value="0.03266111354669" calcext:value-type="float">
            <text:p>0.03266111354669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73" calcext:value-type="float">
            <text:p>9573</text:p>
          </table:table-cell>
          <table:table-cell office:value-type="float" office:value="4066" calcext:value-type="float">
            <text:p>4066</text:p>
          </table:table-cell>
          <table:table-cell office:value-type="float" office:value="1.58603200000005" calcext:value-type="float">
            <text:p>1.58603200000005</text:p>
          </table:table-cell>
          <table:table-cell office:value-type="float" office:value="4738" calcext:value-type="float">
            <text:p>4738</text:p>
          </table:table-cell>
          <table:table-cell table:formula="of:=([.E338]-[.C338])/[.E338]" office:value-type="float" office:value="0.141831996623048" calcext:value-type="float">
            <text:p>0.141831996623048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74" calcext:value-type="float">
            <text:p>9574</text:p>
          </table:table-cell>
          <table:table-cell office:value-type="float" office:value="4876" calcext:value-type="float">
            <text:p>4876</text:p>
          </table:table-cell>
          <table:table-cell office:value-type="float" office:value="3.92758600000002" calcext:value-type="float">
            <text:p>3.92758600000002</text:p>
          </table:table-cell>
          <table:table-cell office:value-type="float" office:value="4876" calcext:value-type="float">
            <text:p>4876</text:p>
          </table:table-cell>
          <table:table-cell table:formula="of:=([.E339]-[.C339])/[.E339]" office:value-type="float" office:value="0" calcext:value-type="float">
            <text:p>0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75" calcext:value-type="float">
            <text:p>9575</text:p>
          </table:table-cell>
          <table:table-cell office:value-type="float" office:value="4876" calcext:value-type="float">
            <text:p>4876</text:p>
          </table:table-cell>
          <table:table-cell office:value-type="float" office:value="5.27707700000002" calcext:value-type="float">
            <text:p>5.27707700000002</text:p>
          </table:table-cell>
          <table:table-cell office:value-type="float" office:value="5061" calcext:value-type="float">
            <text:p>5061</text:p>
          </table:table-cell>
          <table:table-cell table:formula="of:=([.E340]-[.C340])/[.E340]" office:value-type="float" office:value="0.0365540407034183" calcext:value-type="float">
            <text:p>0.036554040703418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76" calcext:value-type="float">
            <text:p>9576</text:p>
          </table:table-cell>
          <table:table-cell office:value-type="float" office:value="4566" calcext:value-type="float">
            <text:p>4566</text:p>
          </table:table-cell>
          <table:table-cell office:value-type="float" office:value="3.44112899999999" calcext:value-type="float">
            <text:p>3.44112899999999</text:p>
          </table:table-cell>
          <table:table-cell office:value-type="float" office:value="5063" calcext:value-type="float">
            <text:p>5063</text:p>
          </table:table-cell>
          <table:table-cell table:formula="of:=([.E341]-[.C341])/[.E341]" office:value-type="float" office:value="0.0981631443808019" calcext:value-type="float">
            <text:p>0.098163144380802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77" calcext:value-type="float">
            <text:p>9577</text:p>
          </table:table-cell>
          <table:table-cell office:value-type="float" office:value="4736" calcext:value-type="float">
            <text:p>4736</text:p>
          </table:table-cell>
          <table:table-cell office:value-type="float" office:value="5.78788700000007" calcext:value-type="float">
            <text:p>5.78788700000007</text:p>
          </table:table-cell>
          <table:table-cell office:value-type="float" office:value="4870" calcext:value-type="float">
            <text:p>4870</text:p>
          </table:table-cell>
          <table:table-cell table:formula="of:=([.E342]-[.C342])/[.E342]" office:value-type="float" office:value="0.0275154004106776" calcext:value-type="float">
            <text:p>0.027515400410678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78" calcext:value-type="float">
            <text:p>9578</text:p>
          </table:table-cell>
          <table:table-cell office:value-type="float" office:value="4635" calcext:value-type="float">
            <text:p>4635</text:p>
          </table:table-cell>
          <table:table-cell office:value-type="float" office:value="2.49331000000006" calcext:value-type="float">
            <text:p>2.49331000000006</text:p>
          </table:table-cell>
          <table:table-cell office:value-type="float" office:value="5232" calcext:value-type="float">
            <text:p>5232</text:p>
          </table:table-cell>
          <table:table-cell table:formula="of:=([.E343]-[.C343])/[.E343]" office:value-type="float" office:value="0.114105504587156" calcext:value-type="float">
            <text:p>0.114105504587156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79" calcext:value-type="float">
            <text:p>9579</text:p>
          </table:table-cell>
          <table:table-cell office:value-type="float" office:value="3828" calcext:value-type="float">
            <text:p>3828</text:p>
          </table:table-cell>
          <table:table-cell office:value-type="float" office:value="1.62561099999994" calcext:value-type="float">
            <text:p>1.62561099999994</text:p>
          </table:table-cell>
          <table:table-cell office:value-type="float" office:value="4567" calcext:value-type="float">
            <text:p>4567</text:p>
          </table:table-cell>
          <table:table-cell table:formula="of:=([.E344]-[.C344])/[.E344]" office:value-type="float" office:value="0.161813006349901" calcext:value-type="float">
            <text:p>0.161813006349901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80" calcext:value-type="float">
            <text:p>9580</text:p>
          </table:table-cell>
          <table:table-cell office:value-type="float" office:value="4126" calcext:value-type="float">
            <text:p>4126</text:p>
          </table:table-cell>
          <table:table-cell office:value-type="float" office:value="3.52644900000001" calcext:value-type="float">
            <text:p>3.52644900000001</text:p>
          </table:table-cell>
          <table:table-cell office:value-type="float" office:value="4483" calcext:value-type="float">
            <text:p>4483</text:p>
          </table:table-cell>
          <table:table-cell table:formula="of:=([.E345]-[.C345])/[.E345]" office:value-type="float" office:value="0.0796341735445014" calcext:value-type="float">
            <text:p>0.079634173544502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81" calcext:value-type="float">
            <text:p>9581</text:p>
          </table:table-cell>
          <table:table-cell office:value-type="float" office:value="4485" calcext:value-type="float">
            <text:p>4485</text:p>
          </table:table-cell>
          <table:table-cell office:value-type="float" office:value="3.17507399999994" calcext:value-type="float">
            <text:p>3.17507399999994</text:p>
          </table:table-cell>
          <table:table-cell office:value-type="float" office:value="4907" calcext:value-type="float">
            <text:p>4907</text:p>
          </table:table-cell>
          <table:table-cell table:formula="of:=([.E346]-[.C346])/[.E346]" office:value-type="float" office:value="0.0859995924189933" calcext:value-type="float">
            <text:p>0.085999592418993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82" calcext:value-type="float">
            <text:p>9582</text:p>
          </table:table-cell>
          <table:table-cell office:value-type="float" office:value="5080" calcext:value-type="float">
            <text:p>5080</text:p>
          </table:table-cell>
          <table:table-cell office:value-type="float" office:value="6.36174799999992" calcext:value-type="float">
            <text:p>6.36174799999992</text:p>
          </table:table-cell>
          <table:table-cell office:value-type="float" office:value="5088" calcext:value-type="float">
            <text:p>5088</text:p>
          </table:table-cell>
          <table:table-cell table:formula="of:=([.E347]-[.C347])/[.E347]" office:value-type="float" office:value="0.00157232704402516" calcext:value-type="float">
            <text:p>0.001572327044025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83" calcext:value-type="float">
            <text:p>9583</text:p>
          </table:table-cell>
          <table:table-cell office:value-type="float" office:value="3993" calcext:value-type="float">
            <text:p>3993</text:p>
          </table:table-cell>
          <table:table-cell office:value-type="float" office:value="4.19780100000003" calcext:value-type="float">
            <text:p>4.19780100000003</text:p>
          </table:table-cell>
          <table:table-cell office:value-type="float" office:value="4192" calcext:value-type="float">
            <text:p>4192</text:p>
          </table:table-cell>
          <table:table-cell table:formula="of:=([.E348]-[.C348])/[.E348]" office:value-type="float" office:value="0.0474713740458015" calcext:value-type="float">
            <text:p>0.047471374045802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84" calcext:value-type="float">
            <text:p>9584</text:p>
          </table:table-cell>
          <table:table-cell office:value-type="float" office:value="4979" calcext:value-type="float">
            <text:p>4979</text:p>
          </table:table-cell>
          <table:table-cell office:value-type="float" office:value="4.96129900000005" calcext:value-type="float">
            <text:p>4.96129900000005</text:p>
          </table:table-cell>
          <table:table-cell office:value-type="float" office:value="5210" calcext:value-type="float">
            <text:p>5210</text:p>
          </table:table-cell>
          <table:table-cell table:formula="of:=([.E349]-[.C349])/[.E349]" office:value-type="float" office:value="0.0443378119001919" calcext:value-type="float">
            <text:p>0.044337811900192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85" calcext:value-type="float">
            <text:p>9585</text:p>
          </table:table-cell>
          <table:table-cell office:value-type="float" office:value="3957" calcext:value-type="float">
            <text:p>3957</text:p>
          </table:table-cell>
          <table:table-cell office:value-type="float" office:value="1.66237399999989" calcext:value-type="float">
            <text:p>1.66237399999989</text:p>
          </table:table-cell>
          <table:table-cell office:value-type="float" office:value="4667" calcext:value-type="float">
            <text:p>4667</text:p>
          </table:table-cell>
          <table:table-cell table:formula="of:=([.E350]-[.C350])/[.E350]" office:value-type="float" office:value="0.152131990572102" calcext:value-type="float">
            <text:p>0.152131990572102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86" calcext:value-type="float">
            <text:p>9586</text:p>
          </table:table-cell>
          <table:table-cell office:value-type="float" office:value="4390" calcext:value-type="float">
            <text:p>4390</text:p>
          </table:table-cell>
          <table:table-cell office:value-type="float" office:value="1.50538499999993" calcext:value-type="float">
            <text:p>1.50538499999993</text:p>
          </table:table-cell>
          <table:table-cell office:value-type="float" office:value="4700" calcext:value-type="float">
            <text:p>4700</text:p>
          </table:table-cell>
          <table:table-cell table:formula="of:=([.E351]-[.C351])/[.E351]" office:value-type="float" office:value="0.0659574468085106" calcext:value-type="float">
            <text:p>0.065957446808511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87" calcext:value-type="float">
            <text:p>9587</text:p>
          </table:table-cell>
          <table:table-cell office:value-type="float" office:value="4440" calcext:value-type="float">
            <text:p>4440</text:p>
          </table:table-cell>
          <table:table-cell office:value-type="float" office:value="1.50890100000004" calcext:value-type="float">
            <text:p>1.50890100000004</text:p>
          </table:table-cell>
          <table:table-cell office:value-type="float" office:value="5043" calcext:value-type="float">
            <text:p>5043</text:p>
          </table:table-cell>
          <table:table-cell table:formula="of:=([.E352]-[.C352])/[.E352]" office:value-type="float" office:value="0.119571683521713" calcext:value-type="float">
            <text:p>0.119571683521713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88" calcext:value-type="float">
            <text:p>9588</text:p>
          </table:table-cell>
          <table:table-cell office:value-type="float" office:value="4584" calcext:value-type="float">
            <text:p>4584</text:p>
          </table:table-cell>
          <table:table-cell office:value-type="float" office:value="4.22965999999997" calcext:value-type="float">
            <text:p>4.22965999999997</text:p>
          </table:table-cell>
          <table:table-cell office:value-type="float" office:value="4805" calcext:value-type="float">
            <text:p>4805</text:p>
          </table:table-cell>
          <table:table-cell table:formula="of:=([.E353]-[.C353])/[.E353]" office:value-type="float" office:value="0.045993756503642" calcext:value-type="float">
            <text:p>0.045993756503642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89" calcext:value-type="float">
            <text:p>9589</text:p>
          </table:table-cell>
          <table:table-cell office:value-type="float" office:value="4233" calcext:value-type="float">
            <text:p>4233</text:p>
          </table:table-cell>
          <table:table-cell office:value-type="float" office:value="4.15746800000011" calcext:value-type="float">
            <text:p>4.15746800000011</text:p>
          </table:table-cell>
          <table:table-cell office:value-type="float" office:value="4614" calcext:value-type="float">
            <text:p>4614</text:p>
          </table:table-cell>
          <table:table-cell table:formula="of:=([.E354]-[.C354])/[.E354]" office:value-type="float" office:value="0.0825747724317295" calcext:value-type="float">
            <text:p>0.08257477243173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90" calcext:value-type="float">
            <text:p>9590</text:p>
          </table:table-cell>
          <table:table-cell office:value-type="float" office:value="4401" calcext:value-type="float">
            <text:p>4401</text:p>
          </table:table-cell>
          <table:table-cell office:value-type="float" office:value="1.78922499999999" calcext:value-type="float">
            <text:p>1.78922499999999</text:p>
          </table:table-cell>
          <table:table-cell office:value-type="float" office:value="5157" calcext:value-type="float">
            <text:p>5157</text:p>
          </table:table-cell>
          <table:table-cell table:formula="of:=([.E355]-[.C355])/[.E355]" office:value-type="float" office:value="0.146596858638743" calcext:value-type="float">
            <text:p>0.146596858638743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91" calcext:value-type="float">
            <text:p>9591</text:p>
          </table:table-cell>
          <table:table-cell office:value-type="float" office:value="4332" calcext:value-type="float">
            <text:p>4332</text:p>
          </table:table-cell>
          <table:table-cell office:value-type="float" office:value="4.52159100000006" calcext:value-type="float">
            <text:p>4.52159100000006</text:p>
          </table:table-cell>
          <table:table-cell office:value-type="float" office:value="4522" calcext:value-type="float">
            <text:p>4522</text:p>
          </table:table-cell>
          <table:table-cell table:formula="of:=([.E356]-[.C356])/[.E356]" office:value-type="float" office:value="0.0420168067226891" calcext:value-type="float">
            <text:p>0.042016806722689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92" calcext:value-type="float">
            <text:p>9592</text:p>
          </table:table-cell>
          <table:table-cell office:value-type="float" office:value="4244" calcext:value-type="float">
            <text:p>4244</text:p>
          </table:table-cell>
          <table:table-cell office:value-type="float" office:value="3.71176500000001" calcext:value-type="float">
            <text:p>3.71176500000001</text:p>
          </table:table-cell>
          <table:table-cell office:value-type="float" office:value="4366" calcext:value-type="float">
            <text:p>4366</text:p>
          </table:table-cell>
          <table:table-cell table:formula="of:=([.E357]-[.C357])/[.E357]" office:value-type="float" office:value="0.0279431974347229" calcext:value-type="float">
            <text:p>0.027943197434723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93" calcext:value-type="float">
            <text:p>9593</text:p>
          </table:table-cell>
          <table:table-cell office:value-type="float" office:value="4638" calcext:value-type="float">
            <text:p>4638</text:p>
          </table:table-cell>
          <table:table-cell office:value-type="float" office:value="4.93673400000012" calcext:value-type="float">
            <text:p>4.93673400000012</text:p>
          </table:table-cell>
          <table:table-cell office:value-type="float" office:value="4994" calcext:value-type="float">
            <text:p>4994</text:p>
          </table:table-cell>
          <table:table-cell table:formula="of:=([.E358]-[.C358])/[.E358]" office:value-type="float" office:value="0.0712855426511814" calcext:value-type="float">
            <text:p>0.071285542651182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94" calcext:value-type="float">
            <text:p>9594</text:p>
          </table:table-cell>
          <table:table-cell office:value-type="float" office:value="3564" calcext:value-type="float">
            <text:p>3564</text:p>
          </table:table-cell>
          <table:table-cell office:value-type="float" office:value="1.54176400000006" calcext:value-type="float">
            <text:p>1.54176400000006</text:p>
          </table:table-cell>
          <table:table-cell office:value-type="float" office:value="4215" calcext:value-type="float">
            <text:p>4215</text:p>
          </table:table-cell>
          <table:table-cell table:formula="of:=([.E359]-[.C359])/[.E359]" office:value-type="float" office:value="0.154448398576512" calcext:value-type="float">
            <text:p>0.154448398576512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95" calcext:value-type="float">
            <text:p>9595</text:p>
          </table:table-cell>
          <table:table-cell office:value-type="float" office:value="4220" calcext:value-type="float">
            <text:p>4220</text:p>
          </table:table-cell>
          <table:table-cell office:value-type="float" office:value="3.96329900000001" calcext:value-type="float">
            <text:p>3.96329900000001</text:p>
          </table:table-cell>
          <table:table-cell office:value-type="float" office:value="4373" calcext:value-type="float">
            <text:p>4373</text:p>
          </table:table-cell>
          <table:table-cell table:formula="of:=([.E360]-[.C360])/[.E360]" office:value-type="float" office:value="0.0349874228218614" calcext:value-type="float">
            <text:p>0.034987422821862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96" calcext:value-type="float">
            <text:p>9596</text:p>
          </table:table-cell>
          <table:table-cell office:value-type="float" office:value="3978" calcext:value-type="float">
            <text:p>3978</text:p>
          </table:table-cell>
          <table:table-cell office:value-type="float" office:value="3.76389299999994" calcext:value-type="float">
            <text:p>3.76389299999994</text:p>
          </table:table-cell>
          <table:table-cell office:value-type="float" office:value="4244" calcext:value-type="float">
            <text:p>4244</text:p>
          </table:table-cell>
          <table:table-cell table:formula="of:=([.E361]-[.C361])/[.E361]" office:value-type="float" office:value="0.0626767200754006" calcext:value-type="float">
            <text:p>0.062676720075401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97" calcext:value-type="float">
            <text:p>9597</text:p>
          </table:table-cell>
          <table:table-cell office:value-type="float" office:value="4172" calcext:value-type="float">
            <text:p>4172</text:p>
          </table:table-cell>
          <table:table-cell office:value-type="float" office:value="2.01622800000007" calcext:value-type="float">
            <text:p>2.01622800000007</text:p>
          </table:table-cell>
          <table:table-cell office:value-type="float" office:value="4864" calcext:value-type="float">
            <text:p>4864</text:p>
          </table:table-cell>
          <table:table-cell table:formula="of:=([.E362]-[.C362])/[.E362]" office:value-type="float" office:value="0.142269736842105" calcext:value-type="float">
            <text:p>0.142269736842105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98" calcext:value-type="float">
            <text:p>9598</text:p>
          </table:table-cell>
          <table:table-cell office:value-type="float" office:value="4218" calcext:value-type="float">
            <text:p>4218</text:p>
          </table:table-cell>
          <table:table-cell office:value-type="float" office:value="1.50804000000005" calcext:value-type="float">
            <text:p>1.50804000000005</text:p>
          </table:table-cell>
          <table:table-cell office:value-type="float" office:value="4814" calcext:value-type="float">
            <text:p>4814</text:p>
          </table:table-cell>
          <table:table-cell table:formula="of:=([.E363]-[.C363])/[.E363]" office:value-type="float" office:value="0.12380556709597" calcext:value-type="float">
            <text:p>0.12380556709597</text:p>
          </table:table-cell>
          <table:table-cell table:number-columns-repeated="14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99" calcext:value-type="float">
            <text:p>9599</text:p>
          </table:table-cell>
          <table:table-cell office:value-type="float" office:value="3257" calcext:value-type="float">
            <text:p>3257</text:p>
          </table:table-cell>
          <table:table-cell office:value-type="float" office:value="1.53721200000007" calcext:value-type="float">
            <text:p>1.53721200000007</text:p>
          </table:table-cell>
          <table:table-cell office:value-type="float" office:value="3884" calcext:value-type="float">
            <text:p>3884</text:p>
          </table:table-cell>
          <table:table-cell table:formula="of:=([.E364]-[.C364])/[.E364]" office:value-type="float" office:value="0.161431513903193" calcext:value-type="float">
            <text:p>0.161431513903193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50" calcext:value-type="float">
            <text:p>9550</text:p>
          </table:table-cell>
          <table:table-cell office:value-type="float" office:value="3538" calcext:value-type="float">
            <text:p>3538</text:p>
          </table:table-cell>
          <table:table-cell office:value-type="float" office:value="1.57758799999999" calcext:value-type="float">
            <text:p>1.57758799999999</text:p>
          </table:table-cell>
          <table:table-cell office:value-type="float" office:value="4068" calcext:value-type="float">
            <text:p>4068</text:p>
          </table:table-cell>
          <table:table-cell table:formula="of:=([.E365]-[.C365])/[.E365]" office:value-type="float" office:value="0.130285152409046" calcext:value-type="float">
            <text:p>0.130285152409046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51" calcext:value-type="float">
            <text:p>9551</text:p>
          </table:table-cell>
          <table:table-cell office:value-type="float" office:value="3997" calcext:value-type="float">
            <text:p>3997</text:p>
          </table:table-cell>
          <table:table-cell office:value-type="float" office:value="1.84544600000015" calcext:value-type="float">
            <text:p>1.84544600000015</text:p>
          </table:table-cell>
          <table:table-cell office:value-type="float" office:value="4454" calcext:value-type="float">
            <text:p>4454</text:p>
          </table:table-cell>
          <table:table-cell table:formula="of:=([.E366]-[.C366])/[.E366]" office:value-type="float" office:value="0.102604400538842" calcext:value-type="float">
            <text:p>0.102604400538842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52" calcext:value-type="float">
            <text:p>9552</text:p>
          </table:table-cell>
          <table:table-cell office:value-type="float" office:value="4164" calcext:value-type="float">
            <text:p>4164</text:p>
          </table:table-cell>
          <table:table-cell office:value-type="float" office:value="1.66539599999999" calcext:value-type="float">
            <text:p>1.66539599999999</text:p>
          </table:table-cell>
          <table:table-cell office:value-type="float" office:value="5023" calcext:value-type="float">
            <text:p>5023</text:p>
          </table:table-cell>
          <table:table-cell table:formula="of:=([.E367]-[.C367])/[.E367]" office:value-type="float" office:value="0.171013338642246" calcext:value-type="float">
            <text:p>0.171013338642246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53" calcext:value-type="float">
            <text:p>9553</text:p>
          </table:table-cell>
          <table:table-cell office:value-type="float" office:value="4991" calcext:value-type="float">
            <text:p>4991</text:p>
          </table:table-cell>
          <table:table-cell office:value-type="float" office:value="3.320561" calcext:value-type="float">
            <text:p>3.320561</text:p>
          </table:table-cell>
          <table:table-cell office:value-type="float" office:value="5386" calcext:value-type="float">
            <text:p>5386</text:p>
          </table:table-cell>
          <table:table-cell table:formula="of:=([.E368]-[.C368])/[.E368]" office:value-type="float" office:value="0.0733382844411437" calcext:value-type="float">
            <text:p>0.073338284441144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54" calcext:value-type="float">
            <text:p>9554</text:p>
          </table:table-cell>
          <table:table-cell office:value-type="float" office:value="4489" calcext:value-type="float">
            <text:p>4489</text:p>
          </table:table-cell>
          <table:table-cell office:value-type="float" office:value="1.66322100000002" calcext:value-type="float">
            <text:p>1.66322100000002</text:p>
          </table:table-cell>
          <table:table-cell office:value-type="float" office:value="4995" calcext:value-type="float">
            <text:p>4995</text:p>
          </table:table-cell>
          <table:table-cell table:formula="of:=([.E369]-[.C369])/[.E369]" office:value-type="float" office:value="0.101301301301301" calcext:value-type="float">
            <text:p>0.101301301301301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55" calcext:value-type="float">
            <text:p>9555</text:p>
          </table:table-cell>
          <table:table-cell office:value-type="float" office:value="3132" calcext:value-type="float">
            <text:p>3132</text:p>
          </table:table-cell>
          <table:table-cell office:value-type="float" office:value="1.55455499999994" calcext:value-type="float">
            <text:p>1.55455499999994</text:p>
          </table:table-cell>
          <table:table-cell office:value-type="float" office:value="3617" calcext:value-type="float">
            <text:p>3617</text:p>
          </table:table-cell>
          <table:table-cell table:formula="of:=([.E370]-[.C370])/[.E370]" office:value-type="float" office:value="0.134089024053083" calcext:value-type="float">
            <text:p>0.134089024053083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56" calcext:value-type="float">
            <text:p>9556</text:p>
          </table:table-cell>
          <table:table-cell office:value-type="float" office:value="4253" calcext:value-type="float">
            <text:p>4253</text:p>
          </table:table-cell>
          <table:table-cell office:value-type="float" office:value="2.25861700000007" calcext:value-type="float">
            <text:p>2.25861700000007</text:p>
          </table:table-cell>
          <table:table-cell office:value-type="float" office:value="4569" calcext:value-type="float">
            <text:p>4569</text:p>
          </table:table-cell>
          <table:table-cell table:formula="of:=([.E371]-[.C371])/[.E371]" office:value-type="float" office:value="0.0691617421755308" calcext:value-type="float">
            <text:p>0.069161742175531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57" calcext:value-type="float">
            <text:p>9557</text:p>
          </table:table-cell>
          <table:table-cell office:value-type="float" office:value="4515" calcext:value-type="float">
            <text:p>4515</text:p>
          </table:table-cell>
          <table:table-cell office:value-type="float" office:value="3.52102500000001" calcext:value-type="float">
            <text:p>3.52102500000001</text:p>
          </table:table-cell>
          <table:table-cell office:value-type="float" office:value="4660" calcext:value-type="float">
            <text:p>4660</text:p>
          </table:table-cell>
          <table:table-cell table:formula="of:=([.E372]-[.C372])/[.E372]" office:value-type="float" office:value="0.0311158798283262" calcext:value-type="float">
            <text:p>0.031115879828326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58" calcext:value-type="float">
            <text:p>9558</text:p>
          </table:table-cell>
          <table:table-cell office:value-type="float" office:value="4361" calcext:value-type="float">
            <text:p>4361</text:p>
          </table:table-cell>
          <table:table-cell office:value-type="float" office:value="2.67159299999992" calcext:value-type="float">
            <text:p>2.67159299999992</text:p>
          </table:table-cell>
          <table:table-cell office:value-type="float" office:value="4449" calcext:value-type="float">
            <text:p>4449</text:p>
          </table:table-cell>
          <table:table-cell table:formula="of:=([.E373]-[.C373])/[.E373]" office:value-type="float" office:value="0.0197797257810744" calcext:value-type="float">
            <text:p>0.019779725781074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59" calcext:value-type="float">
            <text:p>9559</text:p>
          </table:table-cell>
          <table:table-cell office:value-type="float" office:value="3517" calcext:value-type="float">
            <text:p>3517</text:p>
          </table:table-cell>
          <table:table-cell office:value-type="float" office:value="1.67387799999995" calcext:value-type="float">
            <text:p>1.67387799999995</text:p>
          </table:table-cell>
          <table:table-cell office:value-type="float" office:value="4069" calcext:value-type="float">
            <text:p>4069</text:p>
          </table:table-cell>
          <table:table-cell table:formula="of:=([.E374]-[.C374])/[.E374]" office:value-type="float" office:value="0.13565986728926" calcext:value-type="float">
            <text:p>0.13565986728926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60" calcext:value-type="float">
            <text:p>9560</text:p>
          </table:table-cell>
          <table:table-cell office:value-type="float" office:value="3867" calcext:value-type="float">
            <text:p>3867</text:p>
          </table:table-cell>
          <table:table-cell office:value-type="float" office:value="2.07645099999991" calcext:value-type="float">
            <text:p>2.07645099999991</text:p>
          </table:table-cell>
          <table:table-cell office:value-type="float" office:value="4587" calcext:value-type="float">
            <text:p>4587</text:p>
          </table:table-cell>
          <table:table-cell table:formula="of:=([.E375]-[.C375])/[.E375]" office:value-type="float" office:value="0.156965336821452" calcext:value-type="float">
            <text:p>0.156965336821452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61" calcext:value-type="float">
            <text:p>9561</text:p>
          </table:table-cell>
          <table:table-cell office:value-type="float" office:value="4079" calcext:value-type="float">
            <text:p>4079</text:p>
          </table:table-cell>
          <table:table-cell office:value-type="float" office:value="5.657825" calcext:value-type="float">
            <text:p>5.657825</text:p>
          </table:table-cell>
          <table:table-cell office:value-type="float" office:value="4544" calcext:value-type="float">
            <text:p>4544</text:p>
          </table:table-cell>
          <table:table-cell table:formula="of:=([.E376]-[.C376])/[.E376]" office:value-type="float" office:value="0.102332746478873" calcext:value-type="float">
            <text:p>0.102332746478873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62" calcext:value-type="float">
            <text:p>9562</text:p>
          </table:table-cell>
          <table:table-cell office:value-type="float" office:value="3528" calcext:value-type="float">
            <text:p>3528</text:p>
          </table:table-cell>
          <table:table-cell office:value-type="float" office:value="1.72810100000015" calcext:value-type="float">
            <text:p>1.72810100000015</text:p>
          </table:table-cell>
          <table:table-cell office:value-type="float" office:value="4245" calcext:value-type="float">
            <text:p>4245</text:p>
          </table:table-cell>
          <table:table-cell table:formula="of:=([.E377]-[.C377])/[.E377]" office:value-type="float" office:value="0.168904593639576" calcext:value-type="float">
            <text:p>0.168904593639576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63" calcext:value-type="float">
            <text:p>9563</text:p>
          </table:table-cell>
          <table:table-cell office:value-type="float" office:value="3197" calcext:value-type="float">
            <text:p>3197</text:p>
          </table:table-cell>
          <table:table-cell office:value-type="float" office:value="1.57050300000014" calcext:value-type="float">
            <text:p>1.57050300000014</text:p>
          </table:table-cell>
          <table:table-cell office:value-type="float" office:value="3761" calcext:value-type="float">
            <text:p>3761</text:p>
          </table:table-cell>
          <table:table-cell table:formula="of:=([.E378]-[.C378])/[.E378]" office:value-type="float" office:value="0.149960116990162" calcext:value-type="float">
            <text:p>0.149960116990162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64" calcext:value-type="float">
            <text:p>9564</text:p>
          </table:table-cell>
          <table:table-cell office:value-type="float" office:value="4122" calcext:value-type="float">
            <text:p>4122</text:p>
          </table:table-cell>
          <table:table-cell office:value-type="float" office:value="3.94055800000001" calcext:value-type="float">
            <text:p>3.94055800000001</text:p>
          </table:table-cell>
          <table:table-cell office:value-type="float" office:value="4231" calcext:value-type="float">
            <text:p>4231</text:p>
          </table:table-cell>
          <table:table-cell table:formula="of:=([.E379]-[.C379])/[.E379]" office:value-type="float" office:value="0.0257622311510281" calcext:value-type="float">
            <text:p>0.025762231151028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65" calcext:value-type="float">
            <text:p>9565</text:p>
          </table:table-cell>
          <table:table-cell office:value-type="float" office:value="4531" calcext:value-type="float">
            <text:p>4531</text:p>
          </table:table-cell>
          <table:table-cell office:value-type="float" office:value="4.06495699999994" calcext:value-type="float">
            <text:p>4.06495699999994</text:p>
          </table:table-cell>
          <table:table-cell office:value-type="float" office:value="4656" calcext:value-type="float">
            <text:p>4656</text:p>
          </table:table-cell>
          <table:table-cell table:formula="of:=([.E380]-[.C380])/[.E380]" office:value-type="float" office:value="0.0268470790378007" calcext:value-type="float">
            <text:p>0.026847079037801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66" calcext:value-type="float">
            <text:p>9566</text:p>
          </table:table-cell>
          <table:table-cell office:value-type="float" office:value="4713" calcext:value-type="float">
            <text:p>4713</text:p>
          </table:table-cell>
          <table:table-cell office:value-type="float" office:value="4.53754199999992" calcext:value-type="float">
            <text:p>4.53754199999992</text:p>
          </table:table-cell>
          <table:table-cell office:value-type="float" office:value="5039" calcext:value-type="float">
            <text:p>5039</text:p>
          </table:table-cell>
          <table:table-cell table:formula="of:=([.E381]-[.C381])/[.E381]" office:value-type="float" office:value="0.0646953760666799" calcext:value-type="float">
            <text:p>0.06469537606668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4.38799000000017" calcext:value-type="float">
            <text:p>4.38799000000017</text:p>
          </table:table-cell>
          <table:table-cell office:value-type="float" office:value="599" calcext:value-type="float">
            <text:p>599</text:p>
          </table:table-cell>
          <table:table-cell table:formula="of:=([.E382]-[.C382])/[.E382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68" calcext:value-type="float">
            <text:p>9568</text:p>
          </table:table-cell>
          <table:table-cell office:value-type="float" office:value="4610" calcext:value-type="float">
            <text:p>4610</text:p>
          </table:table-cell>
          <table:table-cell office:value-type="float" office:value="4.07528200000002" calcext:value-type="float">
            <text:p>4.07528200000002</text:p>
          </table:table-cell>
          <table:table-cell office:value-type="float" office:value="4772" calcext:value-type="float">
            <text:p>4772</text:p>
          </table:table-cell>
          <table:table-cell table:formula="of:=([.E383]-[.C383])/[.E383]" office:value-type="float" office:value="0.0339480301760268" calcext:value-type="float">
            <text:p>0.033948030176027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69" calcext:value-type="float">
            <text:p>9569</text:p>
          </table:table-cell>
          <table:table-cell office:value-type="float" office:value="4216" calcext:value-type="float">
            <text:p>4216</text:p>
          </table:table-cell>
          <table:table-cell office:value-type="float" office:value="3.49973899999998" calcext:value-type="float">
            <text:p>3.49973899999998</text:p>
          </table:table-cell>
          <table:table-cell office:value-type="float" office:value="4473" calcext:value-type="float">
            <text:p>4473</text:p>
          </table:table-cell>
          <table:table-cell table:formula="of:=([.E384]-[.C384])/[.E384]" office:value-type="float" office:value="0.0574558461882406" calcext:value-type="float">
            <text:p>0.057455846188241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70" calcext:value-type="float">
            <text:p>9570</text:p>
          </table:table-cell>
          <table:table-cell office:value-type="float" office:value="4176" calcext:value-type="float">
            <text:p>4176</text:p>
          </table:table-cell>
          <table:table-cell office:value-type="float" office:value="3.08386000000007" calcext:value-type="float">
            <text:p>3.08386000000007</text:p>
          </table:table-cell>
          <table:table-cell office:value-type="float" office:value="4479" calcext:value-type="float">
            <text:p>4479</text:p>
          </table:table-cell>
          <table:table-cell table:formula="of:=([.E385]-[.C385])/[.E385]" office:value-type="float" office:value="0.0676490288010717" calcext:value-type="float">
            <text:p>0.067649028801072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71" calcext:value-type="float">
            <text:p>9571</text:p>
          </table:table-cell>
          <table:table-cell office:value-type="float" office:value="4162" calcext:value-type="float">
            <text:p>4162</text:p>
          </table:table-cell>
          <table:table-cell office:value-type="float" office:value="2.455151" calcext:value-type="float">
            <text:p>2.455151</text:p>
          </table:table-cell>
          <table:table-cell office:value-type="float" office:value="4311" calcext:value-type="float">
            <text:p>4311</text:p>
          </table:table-cell>
          <table:table-cell table:formula="of:=([.E386]-[.C386])/[.E386]" office:value-type="float" office:value="0.0345627464625377" calcext:value-type="float">
            <text:p>0.034562746462538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72" calcext:value-type="float">
            <text:p>9572</text:p>
          </table:table-cell>
          <table:table-cell office:value-type="float" office:value="4298" calcext:value-type="float">
            <text:p>4298</text:p>
          </table:table-cell>
          <table:table-cell office:value-type="float" office:value="4.14397299999985" calcext:value-type="float">
            <text:p>4.14397299999985</text:p>
          </table:table-cell>
          <table:table-cell office:value-type="float" office:value="4562" calcext:value-type="float">
            <text:p>4562</text:p>
          </table:table-cell>
          <table:table-cell table:formula="of:=([.E387]-[.C387])/[.E387]" office:value-type="float" office:value="0.0578693555458132" calcext:value-type="float">
            <text:p>0.057869355545813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73" calcext:value-type="float">
            <text:p>9573</text:p>
          </table:table-cell>
          <table:table-cell office:value-type="float" office:value="4020" calcext:value-type="float">
            <text:p>4020</text:p>
          </table:table-cell>
          <table:table-cell office:value-type="float" office:value="1.61915499999986" calcext:value-type="float">
            <text:p>1.61915499999986</text:p>
          </table:table-cell>
          <table:table-cell office:value-type="float" office:value="4738" calcext:value-type="float">
            <text:p>4738</text:p>
          </table:table-cell>
          <table:table-cell table:formula="of:=([.E388]-[.C388])/[.E388]" office:value-type="float" office:value="0.151540734487125" calcext:value-type="float">
            <text:p>0.151540734487125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74" calcext:value-type="float">
            <text:p>9574</text:p>
          </table:table-cell>
          <table:table-cell office:value-type="float" office:value="4057" calcext:value-type="float">
            <text:p>4057</text:p>
          </table:table-cell>
          <table:table-cell office:value-type="float" office:value="2.24245199999996" calcext:value-type="float">
            <text:p>2.24245199999996</text:p>
          </table:table-cell>
          <table:table-cell office:value-type="float" office:value="4876" calcext:value-type="float">
            <text:p>4876</text:p>
          </table:table-cell>
          <table:table-cell table:formula="of:=([.E389]-[.C389])/[.E389]" office:value-type="float" office:value="0.167965545529122" calcext:value-type="float">
            <text:p>0.167965545529122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75" calcext:value-type="float">
            <text:p>9575</text:p>
          </table:table-cell>
          <table:table-cell office:value-type="float" office:value="4437" calcext:value-type="float">
            <text:p>4437</text:p>
          </table:table-cell>
          <table:table-cell office:value-type="float" office:value="2.04835000000003" calcext:value-type="float">
            <text:p>2.04835000000003</text:p>
          </table:table-cell>
          <table:table-cell office:value-type="float" office:value="5061" calcext:value-type="float">
            <text:p>5061</text:p>
          </table:table-cell>
          <table:table-cell table:formula="of:=([.E390]-[.C390])/[.E390]" office:value-type="float" office:value="0.123295791345584" calcext:value-type="float">
            <text:p>0.123295791345584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76" calcext:value-type="float">
            <text:p>9576</text:p>
          </table:table-cell>
          <table:table-cell office:value-type="float" office:value="4267" calcext:value-type="float">
            <text:p>4267</text:p>
          </table:table-cell>
          <table:table-cell office:value-type="float" office:value="1.74643099999992" calcext:value-type="float">
            <text:p>1.74643099999992</text:p>
          </table:table-cell>
          <table:table-cell office:value-type="float" office:value="5063" calcext:value-type="float">
            <text:p>5063</text:p>
          </table:table-cell>
          <table:table-cell table:formula="of:=([.E391]-[.C391])/[.E391]" office:value-type="float" office:value="0.157219040094805" calcext:value-type="float">
            <text:p>0.157219040094805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77" calcext:value-type="float">
            <text:p>9577</text:p>
          </table:table-cell>
          <table:table-cell office:value-type="float" office:value="4276" calcext:value-type="float">
            <text:p>4276</text:p>
          </table:table-cell>
          <table:table-cell office:value-type="float" office:value="1.73339500000009" calcext:value-type="float">
            <text:p>1.73339500000009</text:p>
          </table:table-cell>
          <table:table-cell office:value-type="float" office:value="4870" calcext:value-type="float">
            <text:p>4870</text:p>
          </table:table-cell>
          <table:table-cell table:formula="of:=([.E392]-[.C392])/[.E392]" office:value-type="float" office:value="0.121971252566735" calcext:value-type="float">
            <text:p>0.121971252566735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78" calcext:value-type="float">
            <text:p>9578</text:p>
          </table:table-cell>
          <table:table-cell office:value-type="float" office:value="4442" calcext:value-type="float">
            <text:p>4442</text:p>
          </table:table-cell>
          <table:table-cell office:value-type="float" office:value="1.64276899999993" calcext:value-type="float">
            <text:p>1.64276899999993</text:p>
          </table:table-cell>
          <table:table-cell office:value-type="float" office:value="5232" calcext:value-type="float">
            <text:p>5232</text:p>
          </table:table-cell>
          <table:table-cell table:formula="of:=([.E393]-[.C393])/[.E393]" office:value-type="float" office:value="0.150993883792049" calcext:value-type="float">
            <text:p>0.150993883792049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79" calcext:value-type="float">
            <text:p>9579</text:p>
          </table:table-cell>
          <table:table-cell office:value-type="float" office:value="3713" calcext:value-type="float">
            <text:p>3713</text:p>
          </table:table-cell>
          <table:table-cell office:value-type="float" office:value="1.55647199999999" calcext:value-type="float">
            <text:p>1.55647199999999</text:p>
          </table:table-cell>
          <table:table-cell office:value-type="float" office:value="4567" calcext:value-type="float">
            <text:p>4567</text:p>
          </table:table-cell>
          <table:table-cell table:formula="of:=([.E394]-[.C394])/[.E394]" office:value-type="float" office:value="0.186993650098533" calcext:value-type="float">
            <text:p>0.186993650098533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80" calcext:value-type="float">
            <text:p>9580</text:p>
          </table:table-cell>
          <table:table-cell office:value-type="float" office:value="4051" calcext:value-type="float">
            <text:p>4051</text:p>
          </table:table-cell>
          <table:table-cell office:value-type="float" office:value="3.62126799999987" calcext:value-type="float">
            <text:p>3.62126799999987</text:p>
          </table:table-cell>
          <table:table-cell office:value-type="float" office:value="4483" calcext:value-type="float">
            <text:p>4483</text:p>
          </table:table-cell>
          <table:table-cell table:formula="of:=([.E395]-[.C395])/[.E395]" office:value-type="float" office:value="0.0963640419362034" calcext:value-type="float">
            <text:p>0.096364041936204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81" calcext:value-type="float">
            <text:p>9581</text:p>
          </table:table-cell>
          <table:table-cell office:value-type="float" office:value="4138" calcext:value-type="float">
            <text:p>4138</text:p>
          </table:table-cell>
          <table:table-cell office:value-type="float" office:value="2.27741000000003" calcext:value-type="float">
            <text:p>2.27741000000003</text:p>
          </table:table-cell>
          <table:table-cell office:value-type="float" office:value="4907" calcext:value-type="float">
            <text:p>4907</text:p>
          </table:table-cell>
          <table:table-cell table:formula="of:=([.E396]-[.C396])/[.E396]" office:value-type="float" office:value="0.156714897085796" calcext:value-type="float">
            <text:p>0.156714897085796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82" calcext:value-type="float">
            <text:p>9582</text:p>
          </table:table-cell>
          <table:table-cell office:value-type="float" office:value="4409" calcext:value-type="float">
            <text:p>4409</text:p>
          </table:table-cell>
          <table:table-cell office:value-type="float" office:value="1.54232000000002" calcext:value-type="float">
            <text:p>1.54232000000002</text:p>
          </table:table-cell>
          <table:table-cell office:value-type="float" office:value="5088" calcext:value-type="float">
            <text:p>5088</text:p>
          </table:table-cell>
          <table:table-cell table:formula="of:=([.E397]-[.C397])/[.E397]" office:value-type="float" office:value="0.133451257861635" calcext:value-type="float">
            <text:p>0.133451257861635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83" calcext:value-type="float">
            <text:p>9583</text:p>
          </table:table-cell>
          <table:table-cell office:value-type="float" office:value="3499" calcext:value-type="float">
            <text:p>3499</text:p>
          </table:table-cell>
          <table:table-cell office:value-type="float" office:value="1.62982900000009" calcext:value-type="float">
            <text:p>1.62982900000009</text:p>
          </table:table-cell>
          <table:table-cell office:value-type="float" office:value="4192" calcext:value-type="float">
            <text:p>4192</text:p>
          </table:table-cell>
          <table:table-cell table:formula="of:=([.E398]-[.C398])/[.E398]" office:value-type="float" office:value="0.165314885496183" calcext:value-type="float">
            <text:p>0.165314885496183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84" calcext:value-type="float">
            <text:p>9584</text:p>
          </table:table-cell>
          <table:table-cell office:value-type="float" office:value="4492" calcext:value-type="float">
            <text:p>4492</text:p>
          </table:table-cell>
          <table:table-cell office:value-type="float" office:value="1.56338700000003" calcext:value-type="float">
            <text:p>1.56338700000003</text:p>
          </table:table-cell>
          <table:table-cell office:value-type="float" office:value="5210" calcext:value-type="float">
            <text:p>5210</text:p>
          </table:table-cell>
          <table:table-cell table:formula="of:=([.E399]-[.C399])/[.E399]" office:value-type="float" office:value="0.137811900191939" calcext:value-type="float">
            <text:p>0.137811900191939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85" calcext:value-type="float">
            <text:p>9585</text:p>
          </table:table-cell>
          <table:table-cell office:value-type="float" office:value="4323" calcext:value-type="float">
            <text:p>4323</text:p>
          </table:table-cell>
          <table:table-cell office:value-type="float" office:value="4.09747899999991" calcext:value-type="float">
            <text:p>4.09747899999991</text:p>
          </table:table-cell>
          <table:table-cell office:value-type="float" office:value="4667" calcext:value-type="float">
            <text:p>4667</text:p>
          </table:table-cell>
          <table:table-cell table:formula="of:=([.E400]-[.C400])/[.E400]" office:value-type="float" office:value="0.0737090207842297" calcext:value-type="float">
            <text:p>0.07370902078423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86" calcext:value-type="float">
            <text:p>9586</text:p>
          </table:table-cell>
          <table:table-cell office:value-type="float" office:value="4064" calcext:value-type="float">
            <text:p>4064</text:p>
          </table:table-cell>
          <table:table-cell office:value-type="float" office:value="1.69308799999999" calcext:value-type="float">
            <text:p>1.69308799999999</text:p>
          </table:table-cell>
          <table:table-cell office:value-type="float" office:value="4700" calcext:value-type="float">
            <text:p>4700</text:p>
          </table:table-cell>
          <table:table-cell table:formula="of:=([.E401]-[.C401])/[.E401]" office:value-type="float" office:value="0.13531914893617" calcext:value-type="float">
            <text:p>0.13531914893617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87" calcext:value-type="float">
            <text:p>9587</text:p>
          </table:table-cell>
          <table:table-cell office:value-type="float" office:value="4768" calcext:value-type="float">
            <text:p>4768</text:p>
          </table:table-cell>
          <table:table-cell office:value-type="float" office:value="2.95628099999999" calcext:value-type="float">
            <text:p>2.95628099999999</text:p>
          </table:table-cell>
          <table:table-cell office:value-type="float" office:value="5043" calcext:value-type="float">
            <text:p>5043</text:p>
          </table:table-cell>
          <table:table-cell table:formula="of:=([.E402]-[.C402])/[.E402]" office:value-type="float" office:value="0.0545310331152092" calcext:value-type="float">
            <text:p>0.054531033115209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88" calcext:value-type="float">
            <text:p>9588</text:p>
          </table:table-cell>
          <table:table-cell office:value-type="float" office:value="4722" calcext:value-type="float">
            <text:p>4722</text:p>
          </table:table-cell>
          <table:table-cell office:value-type="float" office:value="4.24098800000002" calcext:value-type="float">
            <text:p>4.24098800000002</text:p>
          </table:table-cell>
          <table:table-cell office:value-type="float" office:value="4805" calcext:value-type="float">
            <text:p>4805</text:p>
          </table:table-cell>
          <table:table-cell table:formula="of:=([.E403]-[.C403])/[.E403]" office:value-type="float" office:value="0.0172736732570239" calcext:value-type="float">
            <text:p>0.017273673257024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89" calcext:value-type="float">
            <text:p>9589</text:p>
          </table:table-cell>
          <table:table-cell office:value-type="float" office:value="3894" calcext:value-type="float">
            <text:p>3894</text:p>
          </table:table-cell>
          <table:table-cell office:value-type="float" office:value="1.56090700000004" calcext:value-type="float">
            <text:p>1.56090700000004</text:p>
          </table:table-cell>
          <table:table-cell office:value-type="float" office:value="4614" calcext:value-type="float">
            <text:p>4614</text:p>
          </table:table-cell>
          <table:table-cell table:formula="of:=([.E404]-[.C404])/[.E404]" office:value-type="float" office:value="0.156046814044213" calcext:value-type="float">
            <text:p>0.156046814044213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90" calcext:value-type="float">
            <text:p>9590</text:p>
          </table:table-cell>
          <table:table-cell office:value-type="float" office:value="4827" calcext:value-type="float">
            <text:p>4827</text:p>
          </table:table-cell>
          <table:table-cell office:value-type="float" office:value="3.25217999999995" calcext:value-type="float">
            <text:p>3.25217999999995</text:p>
          </table:table-cell>
          <table:table-cell office:value-type="float" office:value="5157" calcext:value-type="float">
            <text:p>5157</text:p>
          </table:table-cell>
          <table:table-cell table:formula="of:=([.E405]-[.C405])/[.E405]" office:value-type="float" office:value="0.0639906922629436" calcext:value-type="float">
            <text:p>0.063990692262944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91" calcext:value-type="float">
            <text:p>9591</text:p>
          </table:table-cell>
          <table:table-cell office:value-type="float" office:value="3809" calcext:value-type="float">
            <text:p>3809</text:p>
          </table:table-cell>
          <table:table-cell office:value-type="float" office:value="1.55339700000002" calcext:value-type="float">
            <text:p>1.55339700000002</text:p>
          </table:table-cell>
          <table:table-cell office:value-type="float" office:value="4522" calcext:value-type="float">
            <text:p>4522</text:p>
          </table:table-cell>
          <table:table-cell table:formula="of:=([.E406]-[.C406])/[.E406]" office:value-type="float" office:value="0.157673595754091" calcext:value-type="float">
            <text:p>0.157673595754091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92" calcext:value-type="float">
            <text:p>9592</text:p>
          </table:table-cell>
          <table:table-cell office:value-type="float" office:value="3790" calcext:value-type="float">
            <text:p>3790</text:p>
          </table:table-cell>
          <table:table-cell office:value-type="float" office:value="1.53837900000019" calcext:value-type="float">
            <text:p>1.53837900000019</text:p>
          </table:table-cell>
          <table:table-cell office:value-type="float" office:value="4366" calcext:value-type="float">
            <text:p>4366</text:p>
          </table:table-cell>
          <table:table-cell table:formula="of:=([.E407]-[.C407])/[.E407]" office:value-type="float" office:value="0.1319285387082" calcext:value-type="float">
            <text:p>0.1319285387082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93" calcext:value-type="float">
            <text:p>9593</text:p>
          </table:table-cell>
          <table:table-cell office:value-type="float" office:value="4741" calcext:value-type="float">
            <text:p>4741</text:p>
          </table:table-cell>
          <table:table-cell office:value-type="float" office:value="2.69847299999992" calcext:value-type="float">
            <text:p>2.69847299999992</text:p>
          </table:table-cell>
          <table:table-cell office:value-type="float" office:value="4994" calcext:value-type="float">
            <text:p>4994</text:p>
          </table:table-cell>
          <table:table-cell table:formula="of:=([.E408]-[.C408])/[.E408]" office:value-type="float" office:value="0.0506607929515419" calcext:value-type="float">
            <text:p>0.050660792951542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94" calcext:value-type="float">
            <text:p>9594</text:p>
          </table:table-cell>
          <table:table-cell office:value-type="float" office:value="3813" calcext:value-type="float">
            <text:p>3813</text:p>
          </table:table-cell>
          <table:table-cell office:value-type="float" office:value="1.86956599999985" calcext:value-type="float">
            <text:p>1.86956599999985</text:p>
          </table:table-cell>
          <table:table-cell office:value-type="float" office:value="4215" calcext:value-type="float">
            <text:p>4215</text:p>
          </table:table-cell>
          <table:table-cell table:formula="of:=([.E409]-[.C409])/[.E409]" office:value-type="float" office:value="0.095373665480427" calcext:value-type="float">
            <text:p>0.095373665480427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95" calcext:value-type="float">
            <text:p>9595</text:p>
          </table:table-cell>
          <table:table-cell office:value-type="float" office:value="4174" calcext:value-type="float">
            <text:p>4174</text:p>
          </table:table-cell>
          <table:table-cell office:value-type="float" office:value="4.15919999999994" calcext:value-type="float">
            <text:p>4.15919999999994</text:p>
          </table:table-cell>
          <table:table-cell office:value-type="float" office:value="4373" calcext:value-type="float">
            <text:p>4373</text:p>
          </table:table-cell>
          <table:table-cell table:formula="of:=([.E410]-[.C410])/[.E410]" office:value-type="float" office:value="0.0455065172650354" calcext:value-type="float">
            <text:p>0.045506517265036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96" calcext:value-type="float">
            <text:p>9596</text:p>
          </table:table-cell>
          <table:table-cell office:value-type="float" office:value="4219" calcext:value-type="float">
            <text:p>4219</text:p>
          </table:table-cell>
          <table:table-cell office:value-type="float" office:value="4.43449199999998" calcext:value-type="float">
            <text:p>4.43449199999998</text:p>
          </table:table-cell>
          <table:table-cell office:value-type="float" office:value="4244" calcext:value-type="float">
            <text:p>4244</text:p>
          </table:table-cell>
          <table:table-cell table:formula="of:=([.E411]-[.C411])/[.E411]" office:value-type="float" office:value="0.00589066918001885" calcext:value-type="float">
            <text:p>0.005890669180019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97" calcext:value-type="float">
            <text:p>9597</text:p>
          </table:table-cell>
          <table:table-cell office:value-type="float" office:value="4488" calcext:value-type="float">
            <text:p>4488</text:p>
          </table:table-cell>
          <table:table-cell office:value-type="float" office:value="2.86928799999998" calcext:value-type="float">
            <text:p>2.86928799999998</text:p>
          </table:table-cell>
          <table:table-cell office:value-type="float" office:value="4864" calcext:value-type="float">
            <text:p>4864</text:p>
          </table:table-cell>
          <table:table-cell table:formula="of:=([.E412]-[.C412])/[.E412]" office:value-type="float" office:value="0.0773026315789474" calcext:value-type="float">
            <text:p>0.077302631578947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98" calcext:value-type="float">
            <text:p>9598</text:p>
          </table:table-cell>
          <table:table-cell office:value-type="float" office:value="4521" calcext:value-type="float">
            <text:p>4521</text:p>
          </table:table-cell>
          <table:table-cell office:value-type="float" office:value="3.03080299999999" calcext:value-type="float">
            <text:p>3.03080299999999</text:p>
          </table:table-cell>
          <table:table-cell office:value-type="float" office:value="4814" calcext:value-type="float">
            <text:p>4814</text:p>
          </table:table-cell>
          <table:table-cell table:formula="of:=([.E413]-[.C413])/[.E413]" office:value-type="float" office:value="0.0608641462401329" calcext:value-type="float">
            <text:p>0.060864146240133</text:p>
          </table:table-cell>
          <table:table-cell table:number-columns-repeated="14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99" calcext:value-type="float">
            <text:p>9599</text:p>
          </table:table-cell>
          <table:table-cell office:value-type="float" office:value="3591" calcext:value-type="float">
            <text:p>3591</text:p>
          </table:table-cell>
          <table:table-cell office:value-type="float" office:value="4.21301200000005" calcext:value-type="float">
            <text:p>4.21301200000005</text:p>
          </table:table-cell>
          <table:table-cell office:value-type="float" office:value="3884" calcext:value-type="float">
            <text:p>3884</text:p>
          </table:table-cell>
          <table:table-cell table:formula="of:=([.E414]-[.C414])/[.E414]" office:value-type="float" office:value="0.075437693099897" calcext:value-type="float">
            <text:p>0.075437693099897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50" calcext:value-type="float">
            <text:p>9550</text:p>
          </table:table-cell>
          <table:table-cell office:value-type="float" office:value="3704" calcext:value-type="float">
            <text:p>3704</text:p>
          </table:table-cell>
          <table:table-cell office:value-type="float" office:value="3.02130999999997" calcext:value-type="float">
            <text:p>3.02130999999997</text:p>
          </table:table-cell>
          <table:table-cell office:value-type="float" office:value="4068" calcext:value-type="float">
            <text:p>4068</text:p>
          </table:table-cell>
          <table:table-cell table:formula="of:=([.E415]-[.C415])/[.E415]" office:value-type="float" office:value="0.0894788593903638" calcext:value-type="float">
            <text:p>0.089478859390364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51" calcext:value-type="float">
            <text:p>9551</text:p>
          </table:table-cell>
          <table:table-cell office:value-type="float" office:value="4036" calcext:value-type="float">
            <text:p>4036</text:p>
          </table:table-cell>
          <table:table-cell office:value-type="float" office:value="5.13474200000007" calcext:value-type="float">
            <text:p>5.13474200000007</text:p>
          </table:table-cell>
          <table:table-cell office:value-type="float" office:value="4454" calcext:value-type="float">
            <text:p>4454</text:p>
          </table:table-cell>
          <table:table-cell table:formula="of:=([.E416]-[.C416])/[.E416]" office:value-type="float" office:value="0.0938482263134261" calcext:value-type="float">
            <text:p>0.093848226313426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52" calcext:value-type="float">
            <text:p>9552</text:p>
          </table:table-cell>
          <table:table-cell office:value-type="float" office:value="4201" calcext:value-type="float">
            <text:p>4201</text:p>
          </table:table-cell>
          <table:table-cell office:value-type="float" office:value="2.02599799999996" calcext:value-type="float">
            <text:p>2.02599799999996</text:p>
          </table:table-cell>
          <table:table-cell office:value-type="float" office:value="5023" calcext:value-type="float">
            <text:p>5023</text:p>
          </table:table-cell>
          <table:table-cell table:formula="of:=([.E417]-[.C417])/[.E417]" office:value-type="float" office:value="0.163647222775234" calcext:value-type="float">
            <text:p>0.163647222775234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53" calcext:value-type="float">
            <text:p>9553</text:p>
          </table:table-cell>
          <table:table-cell office:value-type="float" office:value="4693" calcext:value-type="float">
            <text:p>4693</text:p>
          </table:table-cell>
          <table:table-cell office:value-type="float" office:value="2.16888500000005" calcext:value-type="float">
            <text:p>2.16888500000005</text:p>
          </table:table-cell>
          <table:table-cell office:value-type="float" office:value="5386" calcext:value-type="float">
            <text:p>5386</text:p>
          </table:table-cell>
          <table:table-cell table:formula="of:=([.E418]-[.C418])/[.E418]" office:value-type="float" office:value="0.128666914222057" calcext:value-type="float">
            <text:p>0.128666914222057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54" calcext:value-type="float">
            <text:p>9554</text:p>
          </table:table-cell>
          <table:table-cell office:value-type="float" office:value="4331" calcext:value-type="float">
            <text:p>4331</text:p>
          </table:table-cell>
          <table:table-cell office:value-type="float" office:value="2.14864899999998" calcext:value-type="float">
            <text:p>2.14864899999998</text:p>
          </table:table-cell>
          <table:table-cell office:value-type="float" office:value="4995" calcext:value-type="float">
            <text:p>4995</text:p>
          </table:table-cell>
          <table:table-cell table:formula="of:=([.E419]-[.C419])/[.E419]" office:value-type="float" office:value="0.132932932932933" calcext:value-type="float">
            <text:p>0.132932932932933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55" calcext:value-type="float">
            <text:p>9555</text:p>
          </table:table-cell>
          <table:table-cell office:value-type="float" office:value="3282" calcext:value-type="float">
            <text:p>3282</text:p>
          </table:table-cell>
          <table:table-cell office:value-type="float" office:value="2.09468700000002" calcext:value-type="float">
            <text:p>2.09468700000002</text:p>
          </table:table-cell>
          <table:table-cell office:value-type="float" office:value="3617" calcext:value-type="float">
            <text:p>3617</text:p>
          </table:table-cell>
          <table:table-cell table:formula="of:=([.E420]-[.C420])/[.E420]" office:value-type="float" office:value="0.0926181918717169" calcext:value-type="float">
            <text:p>0.092618191871717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56" calcext:value-type="float">
            <text:p>9556</text:p>
          </table:table-cell>
          <table:table-cell office:value-type="float" office:value="4483" calcext:value-type="float">
            <text:p>4483</text:p>
          </table:table-cell>
          <table:table-cell office:value-type="float" office:value="4.25573099999997" calcext:value-type="float">
            <text:p>4.25573099999997</text:p>
          </table:table-cell>
          <table:table-cell office:value-type="float" office:value="4569" calcext:value-type="float">
            <text:p>4569</text:p>
          </table:table-cell>
          <table:table-cell table:formula="of:=([.E421]-[.C421])/[.E421]" office:value-type="float" office:value="0.0188224994528343" calcext:value-type="float">
            <text:p>0.018822499452834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57" calcext:value-type="float">
            <text:p>9557</text:p>
          </table:table-cell>
          <table:table-cell office:value-type="float" office:value="4234" calcext:value-type="float">
            <text:p>4234</text:p>
          </table:table-cell>
          <table:table-cell office:value-type="float" office:value="1.8919800000001" calcext:value-type="float">
            <text:p>1.8919800000001</text:p>
          </table:table-cell>
          <table:table-cell office:value-type="float" office:value="4660" calcext:value-type="float">
            <text:p>4660</text:p>
          </table:table-cell>
          <table:table-cell table:formula="of:=([.E422]-[.C422])/[.E422]" office:value-type="float" office:value="0.0914163090128755" calcext:value-type="float">
            <text:p>0.091416309012876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58" calcext:value-type="float">
            <text:p>9558</text:p>
          </table:table-cell>
          <table:table-cell office:value-type="float" office:value="4270" calcext:value-type="float">
            <text:p>4270</text:p>
          </table:table-cell>
          <table:table-cell office:value-type="float" office:value="3.84528" calcext:value-type="float">
            <text:p>3.84528</text:p>
          </table:table-cell>
          <table:table-cell office:value-type="float" office:value="4449" calcext:value-type="float">
            <text:p>4449</text:p>
          </table:table-cell>
          <table:table-cell table:formula="of:=([.E423]-[.C423])/[.E423]" office:value-type="float" office:value="0.0402337603955945" calcext:value-type="float">
            <text:p>0.040233760395595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59" calcext:value-type="float">
            <text:p>9559</text:p>
          </table:table-cell>
          <table:table-cell office:value-type="float" office:value="3785" calcext:value-type="float">
            <text:p>3785</text:p>
          </table:table-cell>
          <table:table-cell office:value-type="float" office:value="3.88278000000003" calcext:value-type="float">
            <text:p>3.88278000000003</text:p>
          </table:table-cell>
          <table:table-cell office:value-type="float" office:value="4069" calcext:value-type="float">
            <text:p>4069</text:p>
          </table:table-cell>
          <table:table-cell table:formula="of:=([.E424]-[.C424])/[.E424]" office:value-type="float" office:value="0.0697960186778078" calcext:value-type="float">
            <text:p>0.069796018677808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60" calcext:value-type="float">
            <text:p>9560</text:p>
          </table:table-cell>
          <table:table-cell office:value-type="float" office:value="3899" calcext:value-type="float">
            <text:p>3899</text:p>
          </table:table-cell>
          <table:table-cell office:value-type="float" office:value="1.77677599999993" calcext:value-type="float">
            <text:p>1.77677599999993</text:p>
          </table:table-cell>
          <table:table-cell office:value-type="float" office:value="4587" calcext:value-type="float">
            <text:p>4587</text:p>
          </table:table-cell>
          <table:table-cell table:formula="of:=([.E425]-[.C425])/[.E425]" office:value-type="float" office:value="0.149989099629387" calcext:value-type="float">
            <text:p>0.149989099629387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61" calcext:value-type="float">
            <text:p>9561</text:p>
          </table:table-cell>
          <table:table-cell office:value-type="float" office:value="4401" calcext:value-type="float">
            <text:p>4401</text:p>
          </table:table-cell>
          <table:table-cell office:value-type="float" office:value="4.25182399999994" calcext:value-type="float">
            <text:p>4.25182399999994</text:p>
          </table:table-cell>
          <table:table-cell office:value-type="float" office:value="4544" calcext:value-type="float">
            <text:p>4544</text:p>
          </table:table-cell>
          <table:table-cell table:formula="of:=([.E426]-[.C426])/[.E426]" office:value-type="float" office:value="0.0314700704225352" calcext:value-type="float">
            <text:p>0.031470070422535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62" calcext:value-type="float">
            <text:p>9562</text:p>
          </table:table-cell>
          <table:table-cell office:value-type="float" office:value="4034" calcext:value-type="float">
            <text:p>4034</text:p>
          </table:table-cell>
          <table:table-cell office:value-type="float" office:value="4.33101299999998" calcext:value-type="float">
            <text:p>4.33101299999998</text:p>
          </table:table-cell>
          <table:table-cell office:value-type="float" office:value="4245" calcext:value-type="float">
            <text:p>4245</text:p>
          </table:table-cell>
          <table:table-cell table:formula="of:=([.E427]-[.C427])/[.E427]" office:value-type="float" office:value="0.0497055359246172" calcext:value-type="float">
            <text:p>0.049705535924617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63" calcext:value-type="float">
            <text:p>9563</text:p>
          </table:table-cell>
          <table:table-cell office:value-type="float" office:value="3496" calcext:value-type="float">
            <text:p>3496</text:p>
          </table:table-cell>
          <table:table-cell office:value-type="float" office:value="3.85993799999994" calcext:value-type="float">
            <text:p>3.85993799999994</text:p>
          </table:table-cell>
          <table:table-cell office:value-type="float" office:value="3761" calcext:value-type="float">
            <text:p>3761</text:p>
          </table:table-cell>
          <table:table-cell table:formula="of:=([.E428]-[.C428])/[.E428]" office:value-type="float" office:value="0.0704599840467961" calcext:value-type="float">
            <text:p>0.070459984046796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64" calcext:value-type="float">
            <text:p>9564</text:p>
          </table:table-cell>
          <table:table-cell office:value-type="float" office:value="4007" calcext:value-type="float">
            <text:p>4007</text:p>
          </table:table-cell>
          <table:table-cell office:value-type="float" office:value="4.17988099999991" calcext:value-type="float">
            <text:p>4.17988099999991</text:p>
          </table:table-cell>
          <table:table-cell office:value-type="float" office:value="4231" calcext:value-type="float">
            <text:p>4231</text:p>
          </table:table-cell>
          <table:table-cell table:formula="of:=([.E429]-[.C429])/[.E429]" office:value-type="float" office:value="0.0529425667690853" calcext:value-type="float">
            <text:p>0.052942566769085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65" calcext:value-type="float">
            <text:p>9565</text:p>
          </table:table-cell>
          <table:table-cell office:value-type="float" office:value="4373" calcext:value-type="float">
            <text:p>4373</text:p>
          </table:table-cell>
          <table:table-cell office:value-type="float" office:value="3.8701299999999" calcext:value-type="float">
            <text:p>3.8701299999999</text:p>
          </table:table-cell>
          <table:table-cell office:value-type="float" office:value="4656" calcext:value-type="float">
            <text:p>4656</text:p>
          </table:table-cell>
          <table:table-cell table:formula="of:=([.E430]-[.C430])/[.E430]" office:value-type="float" office:value="0.0607817869415808" calcext:value-type="float">
            <text:p>0.060781786941581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66" calcext:value-type="float">
            <text:p>9566</text:p>
          </table:table-cell>
          <table:table-cell office:value-type="float" office:value="4399" calcext:value-type="float">
            <text:p>4399</text:p>
          </table:table-cell>
          <table:table-cell office:value-type="float" office:value="1.67321400000003" calcext:value-type="float">
            <text:p>1.67321400000003</text:p>
          </table:table-cell>
          <table:table-cell office:value-type="float" office:value="5039" calcext:value-type="float">
            <text:p>5039</text:p>
          </table:table-cell>
          <table:table-cell table:formula="of:=([.E431]-[.C431])/[.E431]" office:value-type="float" office:value="0.12700932724747" calcext:value-type="float">
            <text:p>0.12700932724747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3.67782499999987" calcext:value-type="float">
            <text:p>3.67782499999987</text:p>
          </table:table-cell>
          <table:table-cell office:value-type="float" office:value="599" calcext:value-type="float">
            <text:p>599</text:p>
          </table:table-cell>
          <table:table-cell table:formula="of:=([.E432]-[.C432])/[.E432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68" calcext:value-type="float">
            <text:p>9568</text:p>
          </table:table-cell>
          <table:table-cell office:value-type="float" office:value="4641" calcext:value-type="float">
            <text:p>4641</text:p>
          </table:table-cell>
          <table:table-cell office:value-type="float" office:value="3.08603699999992" calcext:value-type="float">
            <text:p>3.08603699999992</text:p>
          </table:table-cell>
          <table:table-cell office:value-type="float" office:value="4772" calcext:value-type="float">
            <text:p>4772</text:p>
          </table:table-cell>
          <table:table-cell table:formula="of:=([.E433]-[.C433])/[.E433]" office:value-type="float" office:value="0.0274518021793797" calcext:value-type="float">
            <text:p>0.02745180217938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69" calcext:value-type="float">
            <text:p>9569</text:p>
          </table:table-cell>
          <table:table-cell office:value-type="float" office:value="4333" calcext:value-type="float">
            <text:p>4333</text:p>
          </table:table-cell>
          <table:table-cell office:value-type="float" office:value="4.90503299999989" calcext:value-type="float">
            <text:p>4.90503299999989</text:p>
          </table:table-cell>
          <table:table-cell office:value-type="float" office:value="4473" calcext:value-type="float">
            <text:p>4473</text:p>
          </table:table-cell>
          <table:table-cell table:formula="of:=([.E434]-[.C434])/[.E434]" office:value-type="float" office:value="0.0312989045383412" calcext:value-type="float">
            <text:p>0.031298904538341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70" calcext:value-type="float">
            <text:p>9570</text:p>
          </table:table-cell>
          <table:table-cell office:value-type="float" office:value="4349" calcext:value-type="float">
            <text:p>4349</text:p>
          </table:table-cell>
          <table:table-cell office:value-type="float" office:value="6.31033100000002" calcext:value-type="float">
            <text:p>6.31033100000002</text:p>
          </table:table-cell>
          <table:table-cell office:value-type="float" office:value="4479" calcext:value-type="float">
            <text:p>4479</text:p>
          </table:table-cell>
          <table:table-cell table:formula="of:=([.E435]-[.C435])/[.E435]" office:value-type="float" office:value="0.0290243357892387" calcext:value-type="float">
            <text:p>0.029024335789239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71" calcext:value-type="float">
            <text:p>9571</text:p>
          </table:table-cell>
          <table:table-cell office:value-type="float" office:value="3801" calcext:value-type="float">
            <text:p>3801</text:p>
          </table:table-cell>
          <table:table-cell office:value-type="float" office:value="1.70570200000009" calcext:value-type="float">
            <text:p>1.70570200000009</text:p>
          </table:table-cell>
          <table:table-cell office:value-type="float" office:value="4311" calcext:value-type="float">
            <text:p>4311</text:p>
          </table:table-cell>
          <table:table-cell table:formula="of:=([.E436]-[.C436])/[.E436]" office:value-type="float" office:value="0.11830201809325" calcext:value-type="float">
            <text:p>0.11830201809325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72" calcext:value-type="float">
            <text:p>9572</text:p>
          </table:table-cell>
          <table:table-cell office:value-type="float" office:value="3936" calcext:value-type="float">
            <text:p>3936</text:p>
          </table:table-cell>
          <table:table-cell office:value-type="float" office:value="1.66896699999995" calcext:value-type="float">
            <text:p>1.66896699999995</text:p>
          </table:table-cell>
          <table:table-cell office:value-type="float" office:value="4562" calcext:value-type="float">
            <text:p>4562</text:p>
          </table:table-cell>
          <table:table-cell table:formula="of:=([.E437]-[.C437])/[.E437]" office:value-type="float" office:value="0.137220517316966" calcext:value-type="float">
            <text:p>0.137220517316966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73" calcext:value-type="float">
            <text:p>9573</text:p>
          </table:table-cell>
          <table:table-cell office:value-type="float" office:value="4526" calcext:value-type="float">
            <text:p>4526</text:p>
          </table:table-cell>
          <table:table-cell office:value-type="float" office:value="3.68216599999994" calcext:value-type="float">
            <text:p>3.68216599999994</text:p>
          </table:table-cell>
          <table:table-cell office:value-type="float" office:value="4738" calcext:value-type="float">
            <text:p>4738</text:p>
          </table:table-cell>
          <table:table-cell table:formula="of:=([.E438]-[.C438])/[.E438]" office:value-type="float" office:value="0.044744617982271" calcext:value-type="float">
            <text:p>0.044744617982271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74" calcext:value-type="float">
            <text:p>9574</text:p>
          </table:table-cell>
          <table:table-cell office:value-type="float" office:value="4643" calcext:value-type="float">
            <text:p>4643</text:p>
          </table:table-cell>
          <table:table-cell office:value-type="float" office:value="5.6751999999999" calcext:value-type="float">
            <text:p>5.6751999999999</text:p>
          </table:table-cell>
          <table:table-cell office:value-type="float" office:value="4876" calcext:value-type="float">
            <text:p>4876</text:p>
          </table:table-cell>
          <table:table-cell table:formula="of:=([.E439]-[.C439])/[.E439]" office:value-type="float" office:value="0.0477850697292863" calcext:value-type="float">
            <text:p>0.047785069729286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75" calcext:value-type="float">
            <text:p>9575</text:p>
          </table:table-cell>
          <table:table-cell office:value-type="float" office:value="4886" calcext:value-type="float">
            <text:p>4886</text:p>
          </table:table-cell>
          <table:table-cell office:value-type="float" office:value="4.31619599999999" calcext:value-type="float">
            <text:p>4.31619599999999</text:p>
          </table:table-cell>
          <table:table-cell office:value-type="float" office:value="5061" calcext:value-type="float">
            <text:p>5061</text:p>
          </table:table-cell>
          <table:table-cell table:formula="of:=([.E440]-[.C440])/[.E440]" office:value-type="float" office:value="0.0345781466113416" calcext:value-type="float">
            <text:p>0.034578146611342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76" calcext:value-type="float">
            <text:p>9576</text:p>
          </table:table-cell>
          <table:table-cell office:value-type="float" office:value="4395" calcext:value-type="float">
            <text:p>4395</text:p>
          </table:table-cell>
          <table:table-cell office:value-type="float" office:value="1.73145899999997" calcext:value-type="float">
            <text:p>1.73145899999997</text:p>
          </table:table-cell>
          <table:table-cell office:value-type="float" office:value="5063" calcext:value-type="float">
            <text:p>5063</text:p>
          </table:table-cell>
          <table:table-cell table:formula="of:=([.E441]-[.C441])/[.E441]" office:value-type="float" office:value="0.131937586411219" calcext:value-type="float">
            <text:p>0.131937586411219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77" calcext:value-type="float">
            <text:p>9577</text:p>
          </table:table-cell>
          <table:table-cell office:value-type="float" office:value="4185" calcext:value-type="float">
            <text:p>4185</text:p>
          </table:table-cell>
          <table:table-cell office:value-type="float" office:value="1.77869699999997" calcext:value-type="float">
            <text:p>1.77869699999997</text:p>
          </table:table-cell>
          <table:table-cell office:value-type="float" office:value="4870" calcext:value-type="float">
            <text:p>4870</text:p>
          </table:table-cell>
          <table:table-cell table:formula="of:=([.E442]-[.C442])/[.E442]" office:value-type="float" office:value="0.140657084188912" calcext:value-type="float">
            <text:p>0.140657084188912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78" calcext:value-type="float">
            <text:p>9578</text:p>
          </table:table-cell>
          <table:table-cell office:value-type="float" office:value="5117" calcext:value-type="float">
            <text:p>5117</text:p>
          </table:table-cell>
          <table:table-cell office:value-type="float" office:value="3.64460400000007" calcext:value-type="float">
            <text:p>3.64460400000007</text:p>
          </table:table-cell>
          <table:table-cell office:value-type="float" office:value="5232" calcext:value-type="float">
            <text:p>5232</text:p>
          </table:table-cell>
          <table:table-cell table:formula="of:=([.E443]-[.C443])/[.E443]" office:value-type="float" office:value="0.021980122324159" calcext:value-type="float">
            <text:p>0.021980122324159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79" calcext:value-type="float">
            <text:p>9579</text:p>
          </table:table-cell>
          <table:table-cell office:value-type="float" office:value="4196" calcext:value-type="float">
            <text:p>4196</text:p>
          </table:table-cell>
          <table:table-cell office:value-type="float" office:value="2.74270400000012" calcext:value-type="float">
            <text:p>2.74270400000012</text:p>
          </table:table-cell>
          <table:table-cell office:value-type="float" office:value="4567" calcext:value-type="float">
            <text:p>4567</text:p>
          </table:table-cell>
          <table:table-cell table:formula="of:=([.E444]-[.C444])/[.E444]" office:value-type="float" office:value="0.0812349463542807" calcext:value-type="float">
            <text:p>0.081234946354281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80" calcext:value-type="float">
            <text:p>9580</text:p>
          </table:table-cell>
          <table:table-cell office:value-type="float" office:value="4362" calcext:value-type="float">
            <text:p>4362</text:p>
          </table:table-cell>
          <table:table-cell office:value-type="float" office:value="4.00184999999999" calcext:value-type="float">
            <text:p>4.00184999999999</text:p>
          </table:table-cell>
          <table:table-cell office:value-type="float" office:value="4483" calcext:value-type="float">
            <text:p>4483</text:p>
          </table:table-cell>
          <table:table-cell table:formula="of:=([.E445]-[.C445])/[.E445]" office:value-type="float" office:value="0.0269908543386125" calcext:value-type="float">
            <text:p>0.026990854338613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81" calcext:value-type="float">
            <text:p>9581</text:p>
          </table:table-cell>
          <table:table-cell office:value-type="float" office:value="4363" calcext:value-type="float">
            <text:p>4363</text:p>
          </table:table-cell>
          <table:table-cell office:value-type="float" office:value="1.73358400000006" calcext:value-type="float">
            <text:p>1.73358400000006</text:p>
          </table:table-cell>
          <table:table-cell office:value-type="float" office:value="4907" calcext:value-type="float">
            <text:p>4907</text:p>
          </table:table-cell>
          <table:table-cell table:formula="of:=([.E446]-[.C446])/[.E446]" office:value-type="float" office:value="0.110862033829224" calcext:value-type="float">
            <text:p>0.110862033829224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82" calcext:value-type="float">
            <text:p>9582</text:p>
          </table:table-cell>
          <table:table-cell office:value-type="float" office:value="4374" calcext:value-type="float">
            <text:p>4374</text:p>
          </table:table-cell>
          <table:table-cell office:value-type="float" office:value="3.51369000000011" calcext:value-type="float">
            <text:p>3.51369000000011</text:p>
          </table:table-cell>
          <table:table-cell office:value-type="float" office:value="5088" calcext:value-type="float">
            <text:p>5088</text:p>
          </table:table-cell>
          <table:table-cell table:formula="of:=([.E447]-[.C447])/[.E447]" office:value-type="float" office:value="0.140330188679245" calcext:value-type="float">
            <text:p>0.140330188679245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83" calcext:value-type="float">
            <text:p>9583</text:p>
          </table:table-cell>
          <table:table-cell office:value-type="float" office:value="3847" calcext:value-type="float">
            <text:p>3847</text:p>
          </table:table-cell>
          <table:table-cell office:value-type="float" office:value="3.38218899999993" calcext:value-type="float">
            <text:p>3.38218899999993</text:p>
          </table:table-cell>
          <table:table-cell office:value-type="float" office:value="4192" calcext:value-type="float">
            <text:p>4192</text:p>
          </table:table-cell>
          <table:table-cell table:formula="of:=([.E448]-[.C448])/[.E448]" office:value-type="float" office:value="0.0822996183206107" calcext:value-type="float">
            <text:p>0.082299618320611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84" calcext:value-type="float">
            <text:p>9584</text:p>
          </table:table-cell>
          <table:table-cell office:value-type="float" office:value="5138" calcext:value-type="float">
            <text:p>5138</text:p>
          </table:table-cell>
          <table:table-cell office:value-type="float" office:value="3.46763699999997" calcext:value-type="float">
            <text:p>3.46763699999997</text:p>
          </table:table-cell>
          <table:table-cell office:value-type="float" office:value="5210" calcext:value-type="float">
            <text:p>5210</text:p>
          </table:table-cell>
          <table:table-cell table:formula="of:=([.E449]-[.C449])/[.E449]" office:value-type="float" office:value="0.0138195777351248" calcext:value-type="float">
            <text:p>0.013819577735125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85" calcext:value-type="float">
            <text:p>9585</text:p>
          </table:table-cell>
          <table:table-cell office:value-type="float" office:value="4542" calcext:value-type="float">
            <text:p>4542</text:p>
          </table:table-cell>
          <table:table-cell office:value-type="float" office:value="4.121895" calcext:value-type="float">
            <text:p>4.121895</text:p>
          </table:table-cell>
          <table:table-cell office:value-type="float" office:value="4667" calcext:value-type="float">
            <text:p>4667</text:p>
          </table:table-cell>
          <table:table-cell table:formula="of:=([.E450]-[.C450])/[.E450]" office:value-type="float" office:value="0.0267838011570602" calcext:value-type="float">
            <text:p>0.02678380115706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86" calcext:value-type="float">
            <text:p>9586</text:p>
          </table:table-cell>
          <table:table-cell office:value-type="float" office:value="4500" calcext:value-type="float">
            <text:p>4500</text:p>
          </table:table-cell>
          <table:table-cell office:value-type="float" office:value="5.30631100000005" calcext:value-type="float">
            <text:p>5.30631100000005</text:p>
          </table:table-cell>
          <table:table-cell office:value-type="float" office:value="4700" calcext:value-type="float">
            <text:p>4700</text:p>
          </table:table-cell>
          <table:table-cell table:formula="of:=([.E451]-[.C451])/[.E451]" office:value-type="float" office:value="0.0425531914893617" calcext:value-type="float">
            <text:p>0.042553191489362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87" calcext:value-type="float">
            <text:p>9587</text:p>
          </table:table-cell>
          <table:table-cell office:value-type="float" office:value="4490" calcext:value-type="float">
            <text:p>4490</text:p>
          </table:table-cell>
          <table:table-cell office:value-type="float" office:value="1.84920999999997" calcext:value-type="float">
            <text:p>1.84920999999997</text:p>
          </table:table-cell>
          <table:table-cell office:value-type="float" office:value="5043" calcext:value-type="float">
            <text:p>5043</text:p>
          </table:table-cell>
          <table:table-cell table:formula="of:=([.E452]-[.C452])/[.E452]" office:value-type="float" office:value="0.109656950228039" calcext:value-type="float">
            <text:p>0.109656950228039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88" calcext:value-type="float">
            <text:p>9588</text:p>
          </table:table-cell>
          <table:table-cell office:value-type="float" office:value="4720" calcext:value-type="float">
            <text:p>4720</text:p>
          </table:table-cell>
          <table:table-cell office:value-type="float" office:value="4.0861789999999" calcext:value-type="float">
            <text:p>4.0861789999999</text:p>
          </table:table-cell>
          <table:table-cell office:value-type="float" office:value="4805" calcext:value-type="float">
            <text:p>4805</text:p>
          </table:table-cell>
          <table:table-cell table:formula="of:=([.E453]-[.C453])/[.E453]" office:value-type="float" office:value="0.0176899063475546" calcext:value-type="float">
            <text:p>0.017689906347555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89" calcext:value-type="float">
            <text:p>9589</text:p>
          </table:table-cell>
          <table:table-cell office:value-type="float" office:value="4229" calcext:value-type="float">
            <text:p>4229</text:p>
          </table:table-cell>
          <table:table-cell office:value-type="float" office:value="4.06398299999989" calcext:value-type="float">
            <text:p>4.06398299999989</text:p>
          </table:table-cell>
          <table:table-cell office:value-type="float" office:value="4614" calcext:value-type="float">
            <text:p>4614</text:p>
          </table:table-cell>
          <table:table-cell table:formula="of:=([.E454]-[.C454])/[.E454]" office:value-type="float" office:value="0.0834416991764196" calcext:value-type="float">
            <text:p>0.08344169917642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90" calcext:value-type="float">
            <text:p>9590</text:p>
          </table:table-cell>
          <table:table-cell office:value-type="float" office:value="4899" calcext:value-type="float">
            <text:p>4899</text:p>
          </table:table-cell>
          <table:table-cell office:value-type="float" office:value="3.98515200000008" calcext:value-type="float">
            <text:p>3.98515200000008</text:p>
          </table:table-cell>
          <table:table-cell office:value-type="float" office:value="5157" calcext:value-type="float">
            <text:p>5157</text:p>
          </table:table-cell>
          <table:table-cell table:formula="of:=([.E455]-[.C455])/[.E455]" office:value-type="float" office:value="0.0500290866783013" calcext:value-type="float">
            <text:p>0.050029086678301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91" calcext:value-type="float">
            <text:p>9591</text:p>
          </table:table-cell>
          <table:table-cell office:value-type="float" office:value="3838" calcext:value-type="float">
            <text:p>3838</text:p>
          </table:table-cell>
          <table:table-cell office:value-type="float" office:value="1.6917370000001" calcext:value-type="float">
            <text:p>1.6917370000001</text:p>
          </table:table-cell>
          <table:table-cell office:value-type="float" office:value="4522" calcext:value-type="float">
            <text:p>4522</text:p>
          </table:table-cell>
          <table:table-cell table:formula="of:=([.E456]-[.C456])/[.E456]" office:value-type="float" office:value="0.151260504201681" calcext:value-type="float">
            <text:p>0.151260504201681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92" calcext:value-type="float">
            <text:p>9592</text:p>
          </table:table-cell>
          <table:table-cell office:value-type="float" office:value="4093" calcext:value-type="float">
            <text:p>4093</text:p>
          </table:table-cell>
          <table:table-cell office:value-type="float" office:value="4.44037900000012" calcext:value-type="float">
            <text:p>4.44037900000012</text:p>
          </table:table-cell>
          <table:table-cell office:value-type="float" office:value="4366" calcext:value-type="float">
            <text:p>4366</text:p>
          </table:table-cell>
          <table:table-cell table:formula="of:=([.E457]-[.C457])/[.E457]" office:value-type="float" office:value="0.0625286303252405" calcext:value-type="float">
            <text:p>0.062528630325241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93" calcext:value-type="float">
            <text:p>9593</text:p>
          </table:table-cell>
          <table:table-cell office:value-type="float" office:value="4726" calcext:value-type="float">
            <text:p>4726</text:p>
          </table:table-cell>
          <table:table-cell office:value-type="float" office:value="3.42417699999999" calcext:value-type="float">
            <text:p>3.42417699999999</text:p>
          </table:table-cell>
          <table:table-cell office:value-type="float" office:value="4994" calcext:value-type="float">
            <text:p>4994</text:p>
          </table:table-cell>
          <table:table-cell table:formula="of:=([.E458]-[.C458])/[.E458]" office:value-type="float" office:value="0.0536643972767321" calcext:value-type="float">
            <text:p>0.053664397276732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94" calcext:value-type="float">
            <text:p>9594</text:p>
          </table:table-cell>
          <table:table-cell office:value-type="float" office:value="3740" calcext:value-type="float">
            <text:p>3740</text:p>
          </table:table-cell>
          <table:table-cell office:value-type="float" office:value="2.21015200000011" calcext:value-type="float">
            <text:p>2.21015200000011</text:p>
          </table:table-cell>
          <table:table-cell office:value-type="float" office:value="4215" calcext:value-type="float">
            <text:p>4215</text:p>
          </table:table-cell>
          <table:table-cell table:formula="of:=([.E459]-[.C459])/[.E459]" office:value-type="float" office:value="0.112692763938316" calcext:value-type="float">
            <text:p>0.112692763938316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95" calcext:value-type="float">
            <text:p>9595</text:p>
          </table:table-cell>
          <table:table-cell office:value-type="float" office:value="4075" calcext:value-type="float">
            <text:p>4075</text:p>
          </table:table-cell>
          <table:table-cell office:value-type="float" office:value="3.53955999999994" calcext:value-type="float">
            <text:p>3.53955999999994</text:p>
          </table:table-cell>
          <table:table-cell office:value-type="float" office:value="4373" calcext:value-type="float">
            <text:p>4373</text:p>
          </table:table-cell>
          <table:table-cell table:formula="of:=([.E460]-[.C460])/[.E460]" office:value-type="float" office:value="0.0681454379144752" calcext:value-type="float">
            <text:p>0.068145437914475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96" calcext:value-type="float">
            <text:p>9596</text:p>
          </table:table-cell>
          <table:table-cell office:value-type="float" office:value="4118" calcext:value-type="float">
            <text:p>4118</text:p>
          </table:table-cell>
          <table:table-cell office:value-type="float" office:value="3.65220599999998" calcext:value-type="float">
            <text:p>3.65220599999998</text:p>
          </table:table-cell>
          <table:table-cell office:value-type="float" office:value="4244" calcext:value-type="float">
            <text:p>4244</text:p>
          </table:table-cell>
          <table:table-cell table:formula="of:=([.E461]-[.C461])/[.E461]" office:value-type="float" office:value="0.029688972667295" calcext:value-type="float">
            <text:p>0.029688972667295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97" calcext:value-type="float">
            <text:p>9597</text:p>
          </table:table-cell>
          <table:table-cell office:value-type="float" office:value="3949" calcext:value-type="float">
            <text:p>3949</text:p>
          </table:table-cell>
          <table:table-cell office:value-type="float" office:value="1.64379199999996" calcext:value-type="float">
            <text:p>1.64379199999996</text:p>
          </table:table-cell>
          <table:table-cell office:value-type="float" office:value="4864" calcext:value-type="float">
            <text:p>4864</text:p>
          </table:table-cell>
          <table:table-cell table:formula="of:=([.E462]-[.C462])/[.E462]" office:value-type="float" office:value="0.188116776315789" calcext:value-type="float">
            <text:p>0.188116776315789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98" calcext:value-type="float">
            <text:p>9598</text:p>
          </table:table-cell>
          <table:table-cell office:value-type="float" office:value="4622" calcext:value-type="float">
            <text:p>4622</text:p>
          </table:table-cell>
          <table:table-cell office:value-type="float" office:value="2.50413700000001" calcext:value-type="float">
            <text:p>2.50413700000001</text:p>
          </table:table-cell>
          <table:table-cell office:value-type="float" office:value="4814" calcext:value-type="float">
            <text:p>4814</text:p>
          </table:table-cell>
          <table:table-cell table:formula="of:=([.E463]-[.C463])/[.E463]" office:value-type="float" office:value="0.0398836726215206" calcext:value-type="float">
            <text:p>0.039883672621521</text:p>
          </table:table-cell>
          <table:table-cell table:number-columns-repeated="14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99" calcext:value-type="float">
            <text:p>9599</text:p>
          </table:table-cell>
          <table:table-cell office:value-type="float" office:value="3454" calcext:value-type="float">
            <text:p>3454</text:p>
          </table:table-cell>
          <table:table-cell office:value-type="float" office:value="3.253061" calcext:value-type="float">
            <text:p>3.253061</text:p>
          </table:table-cell>
          <table:table-cell office:value-type="float" office:value="3884" calcext:value-type="float">
            <text:p>3884</text:p>
          </table:table-cell>
          <table:table-cell table:formula="of:=([.E464]-[.C464])/[.E464]" office:value-type="float" office:value="0.110710607621009" calcext:value-type="float">
            <text:p>0.110710607621009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50" calcext:value-type="float">
            <text:p>9550</text:p>
          </table:table-cell>
          <table:table-cell office:value-type="float" office:value="3870" calcext:value-type="float">
            <text:p>3870</text:p>
          </table:table-cell>
          <table:table-cell office:value-type="float" office:value="4.33309899999995" calcext:value-type="float">
            <text:p>4.33309899999995</text:p>
          </table:table-cell>
          <table:table-cell office:value-type="float" office:value="4068" calcext:value-type="float">
            <text:p>4068</text:p>
          </table:table-cell>
          <table:table-cell table:formula="of:=([.E465]-[.C465])/[.E465]" office:value-type="float" office:value="0.0486725663716814" calcext:value-type="float">
            <text:p>0.048672566371682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51" calcext:value-type="float">
            <text:p>9551</text:p>
          </table:table-cell>
          <table:table-cell office:value-type="float" office:value="4406" calcext:value-type="float">
            <text:p>4406</text:p>
          </table:table-cell>
          <table:table-cell office:value-type="float" office:value="3.31770999999992" calcext:value-type="float">
            <text:p>3.31770999999992</text:p>
          </table:table-cell>
          <table:table-cell office:value-type="float" office:value="4454" calcext:value-type="float">
            <text:p>4454</text:p>
          </table:table-cell>
          <table:table-cell table:formula="of:=([.E466]-[.C466])/[.E466]" office:value-type="float" office:value="0.0107768298158958" calcext:value-type="float">
            <text:p>0.010776829815896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52" calcext:value-type="float">
            <text:p>9552</text:p>
          </table:table-cell>
          <table:table-cell office:value-type="float" office:value="4058" calcext:value-type="float">
            <text:p>4058</text:p>
          </table:table-cell>
          <table:table-cell office:value-type="float" office:value="2.00329399999998" calcext:value-type="float">
            <text:p>2.00329399999998</text:p>
          </table:table-cell>
          <table:table-cell office:value-type="float" office:value="5023" calcext:value-type="float">
            <text:p>5023</text:p>
          </table:table-cell>
          <table:table-cell table:formula="of:=([.E467]-[.C467])/[.E467]" office:value-type="float" office:value="0.192116265180171" calcext:value-type="float">
            <text:p>0.192116265180171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53" calcext:value-type="float">
            <text:p>9553</text:p>
          </table:table-cell>
          <table:table-cell office:value-type="float" office:value="4987" calcext:value-type="float">
            <text:p>4987</text:p>
          </table:table-cell>
          <table:table-cell office:value-type="float" office:value="3.68446499999993" calcext:value-type="float">
            <text:p>3.68446499999993</text:p>
          </table:table-cell>
          <table:table-cell office:value-type="float" office:value="5386" calcext:value-type="float">
            <text:p>5386</text:p>
          </table:table-cell>
          <table:table-cell table:formula="of:=([.E468]-[.C468])/[.E468]" office:value-type="float" office:value="0.0740809506126996" calcext:value-type="float">
            <text:p>0.0740809506127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54" calcext:value-type="float">
            <text:p>9554</text:p>
          </table:table-cell>
          <table:table-cell office:value-type="float" office:value="4610" calcext:value-type="float">
            <text:p>4610</text:p>
          </table:table-cell>
          <table:table-cell office:value-type="float" office:value="4.15198199999998" calcext:value-type="float">
            <text:p>4.15198199999998</text:p>
          </table:table-cell>
          <table:table-cell office:value-type="float" office:value="4995" calcext:value-type="float">
            <text:p>4995</text:p>
          </table:table-cell>
          <table:table-cell table:formula="of:=([.E469]-[.C469])/[.E469]" office:value-type="float" office:value="0.0770770770770771" calcext:value-type="float">
            <text:p>0.077077077077077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55" calcext:value-type="float">
            <text:p>9555</text:p>
          </table:table-cell>
          <table:table-cell office:value-type="float" office:value="3523" calcext:value-type="float">
            <text:p>3523</text:p>
          </table:table-cell>
          <table:table-cell office:value-type="float" office:value="4.04081100000008" calcext:value-type="float">
            <text:p>4.04081100000008</text:p>
          </table:table-cell>
          <table:table-cell office:value-type="float" office:value="3617" calcext:value-type="float">
            <text:p>3617</text:p>
          </table:table-cell>
          <table:table-cell table:formula="of:=([.E470]-[.C470])/[.E470]" office:value-type="float" office:value="0.0259883881669892" calcext:value-type="float">
            <text:p>0.025988388166989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56" calcext:value-type="float">
            <text:p>9556</text:p>
          </table:table-cell>
          <table:table-cell office:value-type="float" office:value="3906" calcext:value-type="float">
            <text:p>3906</text:p>
          </table:table-cell>
          <table:table-cell office:value-type="float" office:value="1.77728999999999" calcext:value-type="float">
            <text:p>1.77728999999999</text:p>
          </table:table-cell>
          <table:table-cell office:value-type="float" office:value="4569" calcext:value-type="float">
            <text:p>4569</text:p>
          </table:table-cell>
          <table:table-cell table:formula="of:=([.E471]-[.C471])/[.E471]" office:value-type="float" office:value="0.14510833880499" calcext:value-type="float">
            <text:p>0.14510833880499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57" calcext:value-type="float">
            <text:p>9557</text:p>
          </table:table-cell>
          <table:table-cell office:value-type="float" office:value="4165" calcext:value-type="float">
            <text:p>4165</text:p>
          </table:table-cell>
          <table:table-cell office:value-type="float" office:value="1.90635699999996" calcext:value-type="float">
            <text:p>1.90635699999996</text:p>
          </table:table-cell>
          <table:table-cell office:value-type="float" office:value="4660" calcext:value-type="float">
            <text:p>4660</text:p>
          </table:table-cell>
          <table:table-cell table:formula="of:=([.E472]-[.C472])/[.E472]" office:value-type="float" office:value="0.106223175965665" calcext:value-type="float">
            <text:p>0.106223175965665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58" calcext:value-type="float">
            <text:p>9558</text:p>
          </table:table-cell>
          <table:table-cell office:value-type="float" office:value="4173" calcext:value-type="float">
            <text:p>4173</text:p>
          </table:table-cell>
          <table:table-cell office:value-type="float" office:value="3.65630399999998" calcext:value-type="float">
            <text:p>3.65630399999998</text:p>
          </table:table-cell>
          <table:table-cell office:value-type="float" office:value="4449" calcext:value-type="float">
            <text:p>4449</text:p>
          </table:table-cell>
          <table:table-cell table:formula="of:=([.E473]-[.C473])/[.E473]" office:value-type="float" office:value="0.0620364126770061" calcext:value-type="float">
            <text:p>0.062036412677006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59" calcext:value-type="float">
            <text:p>9559</text:p>
          </table:table-cell>
          <table:table-cell office:value-type="float" office:value="3601" calcext:value-type="float">
            <text:p>3601</text:p>
          </table:table-cell>
          <table:table-cell office:value-type="float" office:value="2.75875399999995" calcext:value-type="float">
            <text:p>2.75875399999995</text:p>
          </table:table-cell>
          <table:table-cell office:value-type="float" office:value="4069" calcext:value-type="float">
            <text:p>4069</text:p>
          </table:table-cell>
          <table:table-cell table:formula="of:=([.E474]-[.C474])/[.E474]" office:value-type="float" office:value="0.115015974440895" calcext:value-type="float">
            <text:p>0.115015974440895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60" calcext:value-type="float">
            <text:p>9560</text:p>
          </table:table-cell>
          <table:table-cell office:value-type="float" office:value="4407" calcext:value-type="float">
            <text:p>4407</text:p>
          </table:table-cell>
          <table:table-cell office:value-type="float" office:value="3.75549899999999" calcext:value-type="float">
            <text:p>3.75549899999999</text:p>
          </table:table-cell>
          <table:table-cell office:value-type="float" office:value="4587" calcext:value-type="float">
            <text:p>4587</text:p>
          </table:table-cell>
          <table:table-cell table:formula="of:=([.E475]-[.C475])/[.E475]" office:value-type="float" office:value="0.039241334205363" calcext:value-type="float">
            <text:p>0.039241334205363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61" calcext:value-type="float">
            <text:p>9561</text:p>
          </table:table-cell>
          <table:table-cell office:value-type="float" office:value="4008" calcext:value-type="float">
            <text:p>4008</text:p>
          </table:table-cell>
          <table:table-cell office:value-type="float" office:value="1.77518399999997" calcext:value-type="float">
            <text:p>1.77518399999997</text:p>
          </table:table-cell>
          <table:table-cell office:value-type="float" office:value="4544" calcext:value-type="float">
            <text:p>4544</text:p>
          </table:table-cell>
          <table:table-cell table:formula="of:=([.E476]-[.C476])/[.E476]" office:value-type="float" office:value="0.117957746478873" calcext:value-type="float">
            <text:p>0.117957746478873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62" calcext:value-type="float">
            <text:p>9562</text:p>
          </table:table-cell>
          <table:table-cell office:value-type="float" office:value="4063" calcext:value-type="float">
            <text:p>4063</text:p>
          </table:table-cell>
          <table:table-cell office:value-type="float" office:value="3.56660099999999" calcext:value-type="float">
            <text:p>3.56660099999999</text:p>
          </table:table-cell>
          <table:table-cell office:value-type="float" office:value="4245" calcext:value-type="float">
            <text:p>4245</text:p>
          </table:table-cell>
          <table:table-cell table:formula="of:=([.E477]-[.C477])/[.E477]" office:value-type="float" office:value="0.0428739693757362" calcext:value-type="float">
            <text:p>0.042873969375736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63" calcext:value-type="float">
            <text:p>9563</text:p>
          </table:table-cell>
          <table:table-cell office:value-type="float" office:value="3166" calcext:value-type="float">
            <text:p>3166</text:p>
          </table:table-cell>
          <table:table-cell office:value-type="float" office:value="1.83306200000004" calcext:value-type="float">
            <text:p>1.83306200000004</text:p>
          </table:table-cell>
          <table:table-cell office:value-type="float" office:value="3761" calcext:value-type="float">
            <text:p>3761</text:p>
          </table:table-cell>
          <table:table-cell table:formula="of:=([.E478]-[.C478])/[.E478]" office:value-type="float" office:value="0.158202605689976" calcext:value-type="float">
            <text:p>0.158202605689976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64" calcext:value-type="float">
            <text:p>9564</text:p>
          </table:table-cell>
          <table:table-cell office:value-type="float" office:value="3762" calcext:value-type="float">
            <text:p>3762</text:p>
          </table:table-cell>
          <table:table-cell office:value-type="float" office:value="1.8075090000001" calcext:value-type="float">
            <text:p>1.8075090000001</text:p>
          </table:table-cell>
          <table:table-cell office:value-type="float" office:value="4231" calcext:value-type="float">
            <text:p>4231</text:p>
          </table:table-cell>
          <table:table-cell table:formula="of:=([.E479]-[.C479])/[.E479]" office:value-type="float" office:value="0.110848499172772" calcext:value-type="float">
            <text:p>0.110848499172772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65" calcext:value-type="float">
            <text:p>9565</text:p>
          </table:table-cell>
          <table:table-cell office:value-type="float" office:value="3998" calcext:value-type="float">
            <text:p>3998</text:p>
          </table:table-cell>
          <table:table-cell office:value-type="float" office:value="1.82293000000004" calcext:value-type="float">
            <text:p>1.82293000000004</text:p>
          </table:table-cell>
          <table:table-cell office:value-type="float" office:value="4656" calcext:value-type="float">
            <text:p>4656</text:p>
          </table:table-cell>
          <table:table-cell table:formula="of:=([.E480]-[.C480])/[.E480]" office:value-type="float" office:value="0.141323024054983" calcext:value-type="float">
            <text:p>0.141323024054983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66" calcext:value-type="float">
            <text:p>9566</text:p>
          </table:table-cell>
          <table:table-cell office:value-type="float" office:value="4340" calcext:value-type="float">
            <text:p>4340</text:p>
          </table:table-cell>
          <table:table-cell office:value-type="float" office:value="1.83482400000003" calcext:value-type="float">
            <text:p>1.83482400000003</text:p>
          </table:table-cell>
          <table:table-cell office:value-type="float" office:value="5039" calcext:value-type="float">
            <text:p>5039</text:p>
          </table:table-cell>
          <table:table-cell table:formula="of:=([.E481]-[.C481])/[.E481]" office:value-type="float" office:value="0.138717999603096" calcext:value-type="float">
            <text:p>0.138717999603096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4.54552799999988" calcext:value-type="float">
            <text:p>4.54552799999988</text:p>
          </table:table-cell>
          <table:table-cell office:value-type="float" office:value="599" calcext:value-type="float">
            <text:p>599</text:p>
          </table:table-cell>
          <table:table-cell table:formula="of:=([.E482]-[.C482])/[.E482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68" calcext:value-type="float">
            <text:p>9568</text:p>
          </table:table-cell>
          <table:table-cell office:value-type="float" office:value="4473" calcext:value-type="float">
            <text:p>4473</text:p>
          </table:table-cell>
          <table:table-cell office:value-type="float" office:value="5.52957399999991" calcext:value-type="float">
            <text:p>5.52957399999991</text:p>
          </table:table-cell>
          <table:table-cell office:value-type="float" office:value="4772" calcext:value-type="float">
            <text:p>4772</text:p>
          </table:table-cell>
          <table:table-cell table:formula="of:=([.E483]-[.C483])/[.E483]" office:value-type="float" office:value="0.0626571668063705" calcext:value-type="float">
            <text:p>0.062657166806371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69" calcext:value-type="float">
            <text:p>9569</text:p>
          </table:table-cell>
          <table:table-cell office:value-type="float" office:value="3856" calcext:value-type="float">
            <text:p>3856</text:p>
          </table:table-cell>
          <table:table-cell office:value-type="float" office:value="1.78221999999994" calcext:value-type="float">
            <text:p>1.78221999999994</text:p>
          </table:table-cell>
          <table:table-cell office:value-type="float" office:value="4473" calcext:value-type="float">
            <text:p>4473</text:p>
          </table:table-cell>
          <table:table-cell table:formula="of:=([.E484]-[.C484])/[.E484]" office:value-type="float" office:value="0.137938743572546" calcext:value-type="float">
            <text:p>0.137938743572546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70" calcext:value-type="float">
            <text:p>9570</text:p>
          </table:table-cell>
          <table:table-cell office:value-type="float" office:value="3863" calcext:value-type="float">
            <text:p>3863</text:p>
          </table:table-cell>
          <table:table-cell office:value-type="float" office:value="3.28018499999996" calcext:value-type="float">
            <text:p>3.28018499999996</text:p>
          </table:table-cell>
          <table:table-cell office:value-type="float" office:value="4479" calcext:value-type="float">
            <text:p>4479</text:p>
          </table:table-cell>
          <table:table-cell table:formula="of:=([.E485]-[.C485])/[.E485]" office:value-type="float" office:value="0.1375306988167" calcext:value-type="float">
            <text:p>0.1375306988167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71" calcext:value-type="float">
            <text:p>9571</text:p>
          </table:table-cell>
          <table:table-cell office:value-type="float" office:value="4007" calcext:value-type="float">
            <text:p>4007</text:p>
          </table:table-cell>
          <table:table-cell office:value-type="float" office:value="4.21419300000002" calcext:value-type="float">
            <text:p>4.21419300000002</text:p>
          </table:table-cell>
          <table:table-cell office:value-type="float" office:value="4311" calcext:value-type="float">
            <text:p>4311</text:p>
          </table:table-cell>
          <table:table-cell table:formula="of:=([.E486]-[.C486])/[.E486]" office:value-type="float" office:value="0.0705172813732313" calcext:value-type="float">
            <text:p>0.070517281373231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72" calcext:value-type="float">
            <text:p>9572</text:p>
          </table:table-cell>
          <table:table-cell office:value-type="float" office:value="4241" calcext:value-type="float">
            <text:p>4241</text:p>
          </table:table-cell>
          <table:table-cell office:value-type="float" office:value="4.59113500000001" calcext:value-type="float">
            <text:p>4.59113500000001</text:p>
          </table:table-cell>
          <table:table-cell office:value-type="float" office:value="4562" calcext:value-type="float">
            <text:p>4562</text:p>
          </table:table-cell>
          <table:table-cell table:formula="of:=([.E487]-[.C487])/[.E487]" office:value-type="float" office:value="0.0703638754932047" calcext:value-type="float">
            <text:p>0.070363875493205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73" calcext:value-type="float">
            <text:p>9573</text:p>
          </table:table-cell>
          <table:table-cell office:value-type="float" office:value="4601" calcext:value-type="float">
            <text:p>4601</text:p>
          </table:table-cell>
          <table:table-cell office:value-type="float" office:value="3.5532290000001" calcext:value-type="float">
            <text:p>3.5532290000001</text:p>
          </table:table-cell>
          <table:table-cell office:value-type="float" office:value="4738" calcext:value-type="float">
            <text:p>4738</text:p>
          </table:table-cell>
          <table:table-cell table:formula="of:=([.E488]-[.C488])/[.E488]" office:value-type="float" office:value="0.0289151540734487" calcext:value-type="float">
            <text:p>0.028915154073449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74" calcext:value-type="float">
            <text:p>9574</text:p>
          </table:table-cell>
          <table:table-cell office:value-type="float" office:value="4138" calcext:value-type="float">
            <text:p>4138</text:p>
          </table:table-cell>
          <table:table-cell office:value-type="float" office:value="2.86124100000006" calcext:value-type="float">
            <text:p>2.86124100000006</text:p>
          </table:table-cell>
          <table:table-cell office:value-type="float" office:value="4876" calcext:value-type="float">
            <text:p>4876</text:p>
          </table:table-cell>
          <table:table-cell table:formula="of:=([.E489]-[.C489])/[.E489]" office:value-type="float" office:value="0.151353568498769" calcext:value-type="float">
            <text:p>0.151353568498769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75" calcext:value-type="float">
            <text:p>9575</text:p>
          </table:table-cell>
          <table:table-cell office:value-type="float" office:value="4236" calcext:value-type="float">
            <text:p>4236</text:p>
          </table:table-cell>
          <table:table-cell office:value-type="float" office:value="1.83950200000004" calcext:value-type="float">
            <text:p>1.83950200000004</text:p>
          </table:table-cell>
          <table:table-cell office:value-type="float" office:value="5061" calcext:value-type="float">
            <text:p>5061</text:p>
          </table:table-cell>
          <table:table-cell table:formula="of:=([.E490]-[.C490])/[.E490]" office:value-type="float" office:value="0.163011262596325" calcext:value-type="float">
            <text:p>0.163011262596325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76" calcext:value-type="float">
            <text:p>9576</text:p>
          </table:table-cell>
          <table:table-cell office:value-type="float" office:value="4286" calcext:value-type="float">
            <text:p>4286</text:p>
          </table:table-cell>
          <table:table-cell office:value-type="float" office:value="1.83758699999999" calcext:value-type="float">
            <text:p>1.83758699999999</text:p>
          </table:table-cell>
          <table:table-cell office:value-type="float" office:value="5063" calcext:value-type="float">
            <text:p>5063</text:p>
          </table:table-cell>
          <table:table-cell table:formula="of:=([.E491]-[.C491])/[.E491]" office:value-type="float" office:value="0.153466324313648" calcext:value-type="float">
            <text:p>0.153466324313648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77" calcext:value-type="float">
            <text:p>9577</text:p>
          </table:table-cell>
          <table:table-cell office:value-type="float" office:value="4613" calcext:value-type="float">
            <text:p>4613</text:p>
          </table:table-cell>
          <table:table-cell office:value-type="float" office:value="3.36793699999998" calcext:value-type="float">
            <text:p>3.36793699999998</text:p>
          </table:table-cell>
          <table:table-cell office:value-type="float" office:value="4870" calcext:value-type="float">
            <text:p>4870</text:p>
          </table:table-cell>
          <table:table-cell table:formula="of:=([.E492]-[.C492])/[.E492]" office:value-type="float" office:value="0.0527720739219713" calcext:value-type="float">
            <text:p>0.052772073921971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78" calcext:value-type="float">
            <text:p>9578</text:p>
          </table:table-cell>
          <table:table-cell office:value-type="float" office:value="4561" calcext:value-type="float">
            <text:p>4561</text:p>
          </table:table-cell>
          <table:table-cell office:value-type="float" office:value="2.72505600000011" calcext:value-type="float">
            <text:p>2.72505600000011</text:p>
          </table:table-cell>
          <table:table-cell office:value-type="float" office:value="5232" calcext:value-type="float">
            <text:p>5232</text:p>
          </table:table-cell>
          <table:table-cell table:formula="of:=([.E493]-[.C493])/[.E493]" office:value-type="float" office:value="0.128249235474006" calcext:value-type="float">
            <text:p>0.128249235474006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79" calcext:value-type="float">
            <text:p>9579</text:p>
          </table:table-cell>
          <table:table-cell office:value-type="float" office:value="4245" calcext:value-type="float">
            <text:p>4245</text:p>
          </table:table-cell>
          <table:table-cell office:value-type="float" office:value="4.27739700000006" calcext:value-type="float">
            <text:p>4.27739700000006</text:p>
          </table:table-cell>
          <table:table-cell office:value-type="float" office:value="4567" calcext:value-type="float">
            <text:p>4567</text:p>
          </table:table-cell>
          <table:table-cell table:formula="of:=([.E494]-[.C494])/[.E494]" office:value-type="float" office:value="0.0705058024961682" calcext:value-type="float">
            <text:p>0.070505802496168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80" calcext:value-type="float">
            <text:p>9580</text:p>
          </table:table-cell>
          <table:table-cell office:value-type="float" office:value="4099" calcext:value-type="float">
            <text:p>4099</text:p>
          </table:table-cell>
          <table:table-cell office:value-type="float" office:value="3.61218700000006" calcext:value-type="float">
            <text:p>3.61218700000006</text:p>
          </table:table-cell>
          <table:table-cell office:value-type="float" office:value="4483" calcext:value-type="float">
            <text:p>4483</text:p>
          </table:table-cell>
          <table:table-cell table:formula="of:=([.E495]-[.C495])/[.E495]" office:value-type="float" office:value="0.0856569261655142" calcext:value-type="float">
            <text:p>0.085656926165514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81" calcext:value-type="float">
            <text:p>9581</text:p>
          </table:table-cell>
          <table:table-cell office:value-type="float" office:value="4388" calcext:value-type="float">
            <text:p>4388</text:p>
          </table:table-cell>
          <table:table-cell office:value-type="float" office:value="4.08551599999987" calcext:value-type="float">
            <text:p>4.08551599999987</text:p>
          </table:table-cell>
          <table:table-cell office:value-type="float" office:value="4907" calcext:value-type="float">
            <text:p>4907</text:p>
          </table:table-cell>
          <table:table-cell table:formula="of:=([.E496]-[.C496])/[.E496]" office:value-type="float" office:value="0.10576727124516" calcext:value-type="float">
            <text:p>0.10576727124516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82" calcext:value-type="float">
            <text:p>9582</text:p>
          </table:table-cell>
          <table:table-cell office:value-type="float" office:value="4697" calcext:value-type="float">
            <text:p>4697</text:p>
          </table:table-cell>
          <table:table-cell office:value-type="float" office:value="3.57945600000005" calcext:value-type="float">
            <text:p>3.57945600000005</text:p>
          </table:table-cell>
          <table:table-cell office:value-type="float" office:value="5088" calcext:value-type="float">
            <text:p>5088</text:p>
          </table:table-cell>
          <table:table-cell table:formula="of:=([.E497]-[.C497])/[.E497]" office:value-type="float" office:value="0.0768474842767296" calcext:value-type="float">
            <text:p>0.07684748427673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83" calcext:value-type="float">
            <text:p>9583</text:p>
          </table:table-cell>
          <table:table-cell office:value-type="float" office:value="3605" calcext:value-type="float">
            <text:p>3605</text:p>
          </table:table-cell>
          <table:table-cell office:value-type="float" office:value="1.81076499999995" calcext:value-type="float">
            <text:p>1.81076499999995</text:p>
          </table:table-cell>
          <table:table-cell office:value-type="float" office:value="4192" calcext:value-type="float">
            <text:p>4192</text:p>
          </table:table-cell>
          <table:table-cell table:formula="of:=([.E498]-[.C498])/[.E498]" office:value-type="float" office:value="0.140028625954198" calcext:value-type="float">
            <text:p>0.140028625954198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84" calcext:value-type="float">
            <text:p>9584</text:p>
          </table:table-cell>
          <table:table-cell office:value-type="float" office:value="4914" calcext:value-type="float">
            <text:p>4914</text:p>
          </table:table-cell>
          <table:table-cell office:value-type="float" office:value="3.93420600000002" calcext:value-type="float">
            <text:p>3.93420600000002</text:p>
          </table:table-cell>
          <table:table-cell office:value-type="float" office:value="5210" calcext:value-type="float">
            <text:p>5210</text:p>
          </table:table-cell>
          <table:table-cell table:formula="of:=([.E499]-[.C499])/[.E499]" office:value-type="float" office:value="0.0568138195777351" calcext:value-type="float">
            <text:p>0.056813819577735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85" calcext:value-type="float">
            <text:p>9585</text:p>
          </table:table-cell>
          <table:table-cell office:value-type="float" office:value="4490" calcext:value-type="float">
            <text:p>4490</text:p>
          </table:table-cell>
          <table:table-cell office:value-type="float" office:value="4.29816500000004" calcext:value-type="float">
            <text:p>4.29816500000004</text:p>
          </table:table-cell>
          <table:table-cell office:value-type="float" office:value="4667" calcext:value-type="float">
            <text:p>4667</text:p>
          </table:table-cell>
          <table:table-cell table:formula="of:=([.E500]-[.C500])/[.E500]" office:value-type="float" office:value="0.0379258624383973" calcext:value-type="float">
            <text:p>0.037925862438397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86" calcext:value-type="float">
            <text:p>9586</text:p>
          </table:table-cell>
          <table:table-cell office:value-type="float" office:value="3985" calcext:value-type="float">
            <text:p>3985</text:p>
          </table:table-cell>
          <table:table-cell office:value-type="float" office:value="1.85121800000002" calcext:value-type="float">
            <text:p>1.85121800000002</text:p>
          </table:table-cell>
          <table:table-cell office:value-type="float" office:value="4700" calcext:value-type="float">
            <text:p>4700</text:p>
          </table:table-cell>
          <table:table-cell table:formula="of:=([.E501]-[.C501])/[.E501]" office:value-type="float" office:value="0.152127659574468" calcext:value-type="float">
            <text:p>0.152127659574468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87" calcext:value-type="float">
            <text:p>9587</text:p>
          </table:table-cell>
          <table:table-cell office:value-type="float" office:value="4982" calcext:value-type="float">
            <text:p>4982</text:p>
          </table:table-cell>
          <table:table-cell office:value-type="float" office:value="6.12718299999995" calcext:value-type="float">
            <text:p>6.12718299999995</text:p>
          </table:table-cell>
          <table:table-cell office:value-type="float" office:value="5043" calcext:value-type="float">
            <text:p>5043</text:p>
          </table:table-cell>
          <table:table-cell table:formula="of:=([.E502]-[.C502])/[.E502]" office:value-type="float" office:value="0.0120959746182828" calcext:value-type="float">
            <text:p>0.012095974618283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88" calcext:value-type="float">
            <text:p>9588</text:p>
          </table:table-cell>
          <table:table-cell office:value-type="float" office:value="4215" calcext:value-type="float">
            <text:p>4215</text:p>
          </table:table-cell>
          <table:table-cell office:value-type="float" office:value="1.86106299999994" calcext:value-type="float">
            <text:p>1.86106299999994</text:p>
          </table:table-cell>
          <table:table-cell office:value-type="float" office:value="4805" calcext:value-type="float">
            <text:p>4805</text:p>
          </table:table-cell>
          <table:table-cell table:formula="of:=([.E503]-[.C503])/[.E503]" office:value-type="float" office:value="0.122788761706556" calcext:value-type="float">
            <text:p>0.122788761706556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89" calcext:value-type="float">
            <text:p>9589</text:p>
          </table:table-cell>
          <table:table-cell office:value-type="float" office:value="3908" calcext:value-type="float">
            <text:p>3908</text:p>
          </table:table-cell>
          <table:table-cell office:value-type="float" office:value="2.63106399999992" calcext:value-type="float">
            <text:p>2.63106399999992</text:p>
          </table:table-cell>
          <table:table-cell office:value-type="float" office:value="4614" calcext:value-type="float">
            <text:p>4614</text:p>
          </table:table-cell>
          <table:table-cell table:formula="of:=([.E504]-[.C504])/[.E504]" office:value-type="float" office:value="0.153012570437798" calcext:value-type="float">
            <text:p>0.153012570437798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90" calcext:value-type="float">
            <text:p>9590</text:p>
          </table:table-cell>
          <table:table-cell office:value-type="float" office:value="4623" calcext:value-type="float">
            <text:p>4623</text:p>
          </table:table-cell>
          <table:table-cell office:value-type="float" office:value="3.421606" calcext:value-type="float">
            <text:p>3.421606</text:p>
          </table:table-cell>
          <table:table-cell office:value-type="float" office:value="5157" calcext:value-type="float">
            <text:p>5157</text:p>
          </table:table-cell>
          <table:table-cell table:formula="of:=([.E505]-[.C505])/[.E505]" office:value-type="float" office:value="0.103548574752763" calcext:value-type="float">
            <text:p>0.103548574752763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91" calcext:value-type="float">
            <text:p>9591</text:p>
          </table:table-cell>
          <table:table-cell office:value-type="float" office:value="3903" calcext:value-type="float">
            <text:p>3903</text:p>
          </table:table-cell>
          <table:table-cell office:value-type="float" office:value="1.85329100000001" calcext:value-type="float">
            <text:p>1.85329100000001</text:p>
          </table:table-cell>
          <table:table-cell office:value-type="float" office:value="4522" calcext:value-type="float">
            <text:p>4522</text:p>
          </table:table-cell>
          <table:table-cell table:formula="of:=([.E506]-[.C506])/[.E506]" office:value-type="float" office:value="0.136886333480761" calcext:value-type="float">
            <text:p>0.136886333480761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92" calcext:value-type="float">
            <text:p>9592</text:p>
          </table:table-cell>
          <table:table-cell office:value-type="float" office:value="3895" calcext:value-type="float">
            <text:p>3895</text:p>
          </table:table-cell>
          <table:table-cell office:value-type="float" office:value="4.46294200000011" calcext:value-type="float">
            <text:p>4.46294200000011</text:p>
          </table:table-cell>
          <table:table-cell office:value-type="float" office:value="4366" calcext:value-type="float">
            <text:p>4366</text:p>
          </table:table-cell>
          <table:table-cell table:formula="of:=([.E507]-[.C507])/[.E507]" office:value-type="float" office:value="0.107879065506184" calcext:value-type="float">
            <text:p>0.107879065506184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93" calcext:value-type="float">
            <text:p>9593</text:p>
          </table:table-cell>
          <table:table-cell office:value-type="float" office:value="4449" calcext:value-type="float">
            <text:p>4449</text:p>
          </table:table-cell>
          <table:table-cell office:value-type="float" office:value="3.02363199999991" calcext:value-type="float">
            <text:p>3.02363199999991</text:p>
          </table:table-cell>
          <table:table-cell office:value-type="float" office:value="4994" calcext:value-type="float">
            <text:p>4994</text:p>
          </table:table-cell>
          <table:table-cell table:formula="of:=([.E508]-[.C508])/[.E508]" office:value-type="float" office:value="0.109130957148578" calcext:value-type="float">
            <text:p>0.109130957148578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94" calcext:value-type="float">
            <text:p>9594</text:p>
          </table:table-cell>
          <table:table-cell office:value-type="float" office:value="3551" calcext:value-type="float">
            <text:p>3551</text:p>
          </table:table-cell>
          <table:table-cell office:value-type="float" office:value="1.82944699999996" calcext:value-type="float">
            <text:p>1.82944699999996</text:p>
          </table:table-cell>
          <table:table-cell office:value-type="float" office:value="4215" calcext:value-type="float">
            <text:p>4215</text:p>
          </table:table-cell>
          <table:table-cell table:formula="of:=([.E509]-[.C509])/[.E509]" office:value-type="float" office:value="0.157532621589561" calcext:value-type="float">
            <text:p>0.157532621589561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95" calcext:value-type="float">
            <text:p>9595</text:p>
          </table:table-cell>
          <table:table-cell office:value-type="float" office:value="3883" calcext:value-type="float">
            <text:p>3883</text:p>
          </table:table-cell>
          <table:table-cell office:value-type="float" office:value="1.83997299999999" calcext:value-type="float">
            <text:p>1.83997299999999</text:p>
          </table:table-cell>
          <table:table-cell office:value-type="float" office:value="4373" calcext:value-type="float">
            <text:p>4373</text:p>
          </table:table-cell>
          <table:table-cell table:formula="of:=([.E510]-[.C510])/[.E510]" office:value-type="float" office:value="0.112051223416419" calcext:value-type="float">
            <text:p>0.112051223416419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96" calcext:value-type="float">
            <text:p>9596</text:p>
          </table:table-cell>
          <table:table-cell office:value-type="float" office:value="4052" calcext:value-type="float">
            <text:p>4052</text:p>
          </table:table-cell>
          <table:table-cell office:value-type="float" office:value="3.6464269999999" calcext:value-type="float">
            <text:p>3.6464269999999</text:p>
          </table:table-cell>
          <table:table-cell office:value-type="float" office:value="4244" calcext:value-type="float">
            <text:p>4244</text:p>
          </table:table-cell>
          <table:table-cell table:formula="of:=([.E511]-[.C511])/[.E511]" office:value-type="float" office:value="0.0452403393025448" calcext:value-type="float">
            <text:p>0.045240339302545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97" calcext:value-type="float">
            <text:p>9597</text:p>
          </table:table-cell>
          <table:table-cell office:value-type="float" office:value="4622" calcext:value-type="float">
            <text:p>4622</text:p>
          </table:table-cell>
          <table:table-cell office:value-type="float" office:value="5.42630699999995" calcext:value-type="float">
            <text:p>5.42630699999995</text:p>
          </table:table-cell>
          <table:table-cell office:value-type="float" office:value="4864" calcext:value-type="float">
            <text:p>4864</text:p>
          </table:table-cell>
          <table:table-cell table:formula="of:=([.E512]-[.C512])/[.E512]" office:value-type="float" office:value="0.0497532894736842" calcext:value-type="float">
            <text:p>0.049753289473684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98" calcext:value-type="float">
            <text:p>9598</text:p>
          </table:table-cell>
          <table:table-cell office:value-type="float" office:value="4660" calcext:value-type="float">
            <text:p>4660</text:p>
          </table:table-cell>
          <table:table-cell office:value-type="float" office:value="4.88974599999983" calcext:value-type="float">
            <text:p>4.88974599999983</text:p>
          </table:table-cell>
          <table:table-cell office:value-type="float" office:value="4814" calcext:value-type="float">
            <text:p>4814</text:p>
          </table:table-cell>
          <table:table-cell table:formula="of:=([.E513]-[.C513])/[.E513]" office:value-type="float" office:value="0.0319900290818446" calcext:value-type="float">
            <text:p>0.031990029081845</text:p>
          </table:table-cell>
          <table:table-cell table:number-columns-repeated="14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99" calcext:value-type="float">
            <text:p>9599</text:p>
          </table:table-cell>
          <table:table-cell office:value-type="float" office:value="3683" calcext:value-type="float">
            <text:p>3683</text:p>
          </table:table-cell>
          <table:table-cell office:value-type="float" office:value="4.58795400000008" calcext:value-type="float">
            <text:p>4.58795400000008</text:p>
          </table:table-cell>
          <table:table-cell office:value-type="float" office:value="3884" calcext:value-type="float">
            <text:p>3884</text:p>
          </table:table-cell>
          <table:table-cell table:formula="of:=([.E514]-[.C514])/[.E514]" office:value-type="float" office:value="0.0517507723995881" calcext:value-type="float">
            <text:p>0.051750772399588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50" calcext:value-type="float">
            <text:p>9550</text:p>
          </table:table-cell>
          <table:table-cell office:value-type="float" office:value="3502" calcext:value-type="float">
            <text:p>3502</text:p>
          </table:table-cell>
          <table:table-cell office:value-type="float" office:value="1.86641099999997" calcext:value-type="float">
            <text:p>1.86641099999997</text:p>
          </table:table-cell>
          <table:table-cell office:value-type="float" office:value="4068" calcext:value-type="float">
            <text:p>4068</text:p>
          </table:table-cell>
          <table:table-cell table:formula="of:=([.E515]-[.C515])/[.E515]" office:value-type="float" office:value="0.13913470993117" calcext:value-type="float">
            <text:p>0.13913470993117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51" calcext:value-type="float">
            <text:p>9551</text:p>
          </table:table-cell>
          <table:table-cell office:value-type="float" office:value="3817" calcext:value-type="float">
            <text:p>3817</text:p>
          </table:table-cell>
          <table:table-cell office:value-type="float" office:value="1.92274299999986" calcext:value-type="float">
            <text:p>1.92274299999986</text:p>
          </table:table-cell>
          <table:table-cell office:value-type="float" office:value="4454" calcext:value-type="float">
            <text:p>4454</text:p>
          </table:table-cell>
          <table:table-cell table:formula="of:=([.E516]-[.C516])/[.E516]" office:value-type="float" office:value="0.143017512348451" calcext:value-type="float">
            <text:p>0.143017512348451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52" calcext:value-type="float">
            <text:p>9552</text:p>
          </table:table-cell>
          <table:table-cell office:value-type="float" office:value="4545" calcext:value-type="float">
            <text:p>4545</text:p>
          </table:table-cell>
          <table:table-cell office:value-type="float" office:value="4.04552500000023" calcext:value-type="float">
            <text:p>4.04552500000023</text:p>
          </table:table-cell>
          <table:table-cell office:value-type="float" office:value="5023" calcext:value-type="float">
            <text:p>5023</text:p>
          </table:table-cell>
          <table:table-cell table:formula="of:=([.E517]-[.C517])/[.E517]" office:value-type="float" office:value="0.0951622536332869" calcext:value-type="float">
            <text:p>0.095162253633287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53" calcext:value-type="float">
            <text:p>9553</text:p>
          </table:table-cell>
          <table:table-cell office:value-type="float" office:value="5125" calcext:value-type="float">
            <text:p>5125</text:p>
          </table:table-cell>
          <table:table-cell office:value-type="float" office:value="3.61618799999997" calcext:value-type="float">
            <text:p>3.61618799999997</text:p>
          </table:table-cell>
          <table:table-cell office:value-type="float" office:value="5386" calcext:value-type="float">
            <text:p>5386</text:p>
          </table:table-cell>
          <table:table-cell table:formula="of:=([.E518]-[.C518])/[.E518]" office:value-type="float" office:value="0.0484589676940215" calcext:value-type="float">
            <text:p>0.048458967694022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54" calcext:value-type="float">
            <text:p>9554</text:p>
          </table:table-cell>
          <table:table-cell office:value-type="float" office:value="4643" calcext:value-type="float">
            <text:p>4643</text:p>
          </table:table-cell>
          <table:table-cell office:value-type="float" office:value="4.31270999999992" calcext:value-type="float">
            <text:p>4.31270999999992</text:p>
          </table:table-cell>
          <table:table-cell office:value-type="float" office:value="4995" calcext:value-type="float">
            <text:p>4995</text:p>
          </table:table-cell>
          <table:table-cell table:formula="of:=([.E519]-[.C519])/[.E519]" office:value-type="float" office:value="0.0704704704704705" calcext:value-type="float">
            <text:p>0.070470470470471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55" calcext:value-type="float">
            <text:p>9555</text:p>
          </table:table-cell>
          <table:table-cell office:value-type="float" office:value="3145" calcext:value-type="float">
            <text:p>3145</text:p>
          </table:table-cell>
          <table:table-cell office:value-type="float" office:value="2.23861000000011" calcext:value-type="float">
            <text:p>2.23861000000011</text:p>
          </table:table-cell>
          <table:table-cell office:value-type="float" office:value="3617" calcext:value-type="float">
            <text:p>3617</text:p>
          </table:table-cell>
          <table:table-cell table:formula="of:=([.E520]-[.C520])/[.E520]" office:value-type="float" office:value="0.130494885264031" calcext:value-type="float">
            <text:p>0.130494885264031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56" calcext:value-type="float">
            <text:p>9556</text:p>
          </table:table-cell>
          <table:table-cell office:value-type="float" office:value="4421" calcext:value-type="float">
            <text:p>4421</text:p>
          </table:table-cell>
          <table:table-cell office:value-type="float" office:value="3.66752799999972" calcext:value-type="float">
            <text:p>3.66752799999972</text:p>
          </table:table-cell>
          <table:table-cell office:value-type="float" office:value="4569" calcext:value-type="float">
            <text:p>4569</text:p>
          </table:table-cell>
          <table:table-cell table:formula="of:=([.E521]-[.C521])/[.E521]" office:value-type="float" office:value="0.0323922083606916" calcext:value-type="float">
            <text:p>0.032392208360692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57" calcext:value-type="float">
            <text:p>9557</text:p>
          </table:table-cell>
          <table:table-cell office:value-type="float" office:value="4235" calcext:value-type="float">
            <text:p>4235</text:p>
          </table:table-cell>
          <table:table-cell office:value-type="float" office:value="1.97137199999997" calcext:value-type="float">
            <text:p>1.97137199999997</text:p>
          </table:table-cell>
          <table:table-cell office:value-type="float" office:value="4660" calcext:value-type="float">
            <text:p>4660</text:p>
          </table:table-cell>
          <table:table-cell table:formula="of:=([.E522]-[.C522])/[.E522]" office:value-type="float" office:value="0.0912017167381974" calcext:value-type="float">
            <text:p>0.091201716738198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58" calcext:value-type="float">
            <text:p>9558</text:p>
          </table:table-cell>
          <table:table-cell office:value-type="float" office:value="3835" calcext:value-type="float">
            <text:p>3835</text:p>
          </table:table-cell>
          <table:table-cell office:value-type="float" office:value="1.90852400000017" calcext:value-type="float">
            <text:p>1.90852400000017</text:p>
          </table:table-cell>
          <table:table-cell office:value-type="float" office:value="4449" calcext:value-type="float">
            <text:p>4449</text:p>
          </table:table-cell>
          <table:table-cell table:formula="of:=([.E523]-[.C523])/[.E523]" office:value-type="float" office:value="0.138008541245224" calcext:value-type="float">
            <text:p>0.138008541245224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59" calcext:value-type="float">
            <text:p>9559</text:p>
          </table:table-cell>
          <table:table-cell office:value-type="float" office:value="3603" calcext:value-type="float">
            <text:p>3603</text:p>
          </table:table-cell>
          <table:table-cell office:value-type="float" office:value="2.05039199999987" calcext:value-type="float">
            <text:p>2.05039199999987</text:p>
          </table:table-cell>
          <table:table-cell office:value-type="float" office:value="4069" calcext:value-type="float">
            <text:p>4069</text:p>
          </table:table-cell>
          <table:table-cell table:formula="of:=([.E524]-[.C524])/[.E524]" office:value-type="float" office:value="0.1145244531826" calcext:value-type="float">
            <text:p>0.1145244531826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60" calcext:value-type="float">
            <text:p>9560</text:p>
          </table:table-cell>
          <table:table-cell office:value-type="float" office:value="3884" calcext:value-type="float">
            <text:p>3884</text:p>
          </table:table-cell>
          <table:table-cell office:value-type="float" office:value="1.92277100000001" calcext:value-type="float">
            <text:p>1.92277100000001</text:p>
          </table:table-cell>
          <table:table-cell office:value-type="float" office:value="4587" calcext:value-type="float">
            <text:p>4587</text:p>
          </table:table-cell>
          <table:table-cell table:formula="of:=([.E525]-[.C525])/[.E525]" office:value-type="float" office:value="0.153259210813168" calcext:value-type="float">
            <text:p>0.153259210813168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61" calcext:value-type="float">
            <text:p>9561</text:p>
          </table:table-cell>
          <table:table-cell office:value-type="float" office:value="3980" calcext:value-type="float">
            <text:p>3980</text:p>
          </table:table-cell>
          <table:table-cell office:value-type="float" office:value="2.02783599999998" calcext:value-type="float">
            <text:p>2.02783599999998</text:p>
          </table:table-cell>
          <table:table-cell office:value-type="float" office:value="4544" calcext:value-type="float">
            <text:p>4544</text:p>
          </table:table-cell>
          <table:table-cell table:formula="of:=([.E526]-[.C526])/[.E526]" office:value-type="float" office:value="0.124119718309859" calcext:value-type="float">
            <text:p>0.124119718309859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62" calcext:value-type="float">
            <text:p>9562</text:p>
          </table:table-cell>
          <table:table-cell office:value-type="float" office:value="4064" calcext:value-type="float">
            <text:p>4064</text:p>
          </table:table-cell>
          <table:table-cell office:value-type="float" office:value="3.14969300000007" calcext:value-type="float">
            <text:p>3.14969300000007</text:p>
          </table:table-cell>
          <table:table-cell office:value-type="float" office:value="4245" calcext:value-type="float">
            <text:p>4245</text:p>
          </table:table-cell>
          <table:table-cell table:formula="of:=([.E527]-[.C527])/[.E527]" office:value-type="float" office:value="0.0426383981154299" calcext:value-type="float">
            <text:p>0.04263839811543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63" calcext:value-type="float">
            <text:p>9563</text:p>
          </table:table-cell>
          <table:table-cell office:value-type="float" office:value="3576" calcext:value-type="float">
            <text:p>3576</text:p>
          </table:table-cell>
          <table:table-cell office:value-type="float" office:value="5.34479299999998" calcext:value-type="float">
            <text:p>5.34479299999998</text:p>
          </table:table-cell>
          <table:table-cell office:value-type="float" office:value="3761" calcext:value-type="float">
            <text:p>3761</text:p>
          </table:table-cell>
          <table:table-cell table:formula="of:=([.E528]-[.C528])/[.E528]" office:value-type="float" office:value="0.0491890454666312" calcext:value-type="float">
            <text:p>0.049189045466631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64" calcext:value-type="float">
            <text:p>9564</text:p>
          </table:table-cell>
          <table:table-cell office:value-type="float" office:value="3729" calcext:value-type="float">
            <text:p>3729</text:p>
          </table:table-cell>
          <table:table-cell office:value-type="float" office:value="1.87092400000006" calcext:value-type="float">
            <text:p>1.87092400000006</text:p>
          </table:table-cell>
          <table:table-cell office:value-type="float" office:value="4231" calcext:value-type="float">
            <text:p>4231</text:p>
          </table:table-cell>
          <table:table-cell table:formula="of:=([.E529]-[.C529])/[.E529]" office:value-type="float" office:value="0.118648073741432" calcext:value-type="float">
            <text:p>0.118648073741432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65" calcext:value-type="float">
            <text:p>9565</text:p>
          </table:table-cell>
          <table:table-cell office:value-type="float" office:value="4347" calcext:value-type="float">
            <text:p>4347</text:p>
          </table:table-cell>
          <table:table-cell office:value-type="float" office:value="3.96618999999987" calcext:value-type="float">
            <text:p>3.96618999999987</text:p>
          </table:table-cell>
          <table:table-cell office:value-type="float" office:value="4656" calcext:value-type="float">
            <text:p>4656</text:p>
          </table:table-cell>
          <table:table-cell table:formula="of:=([.E530]-[.C530])/[.E530]" office:value-type="float" office:value="0.0663659793814433" calcext:value-type="float">
            <text:p>0.066365979381443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66" calcext:value-type="float">
            <text:p>9566</text:p>
          </table:table-cell>
          <table:table-cell office:value-type="float" office:value="4907" calcext:value-type="float">
            <text:p>4907</text:p>
          </table:table-cell>
          <table:table-cell office:value-type="float" office:value="3.43709399999966" calcext:value-type="float">
            <text:p>3.43709399999966</text:p>
          </table:table-cell>
          <table:table-cell office:value-type="float" office:value="5039" calcext:value-type="float">
            <text:p>5039</text:p>
          </table:table-cell>
          <table:table-cell table:formula="of:=([.E531]-[.C531])/[.E531]" office:value-type="float" office:value="0.0261956737447906" calcext:value-type="float">
            <text:p>0.026195673744791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3.93020000000001" calcext:value-type="float">
            <text:p>3.93020000000001</text:p>
          </table:table-cell>
          <table:table-cell office:value-type="float" office:value="599" calcext:value-type="float">
            <text:p>599</text:p>
          </table:table-cell>
          <table:table-cell table:formula="of:=([.E532]-[.C532])/[.E532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68" calcext:value-type="float">
            <text:p>9568</text:p>
          </table:table-cell>
          <table:table-cell office:value-type="float" office:value="4632" calcext:value-type="float">
            <text:p>4632</text:p>
          </table:table-cell>
          <table:table-cell office:value-type="float" office:value="4.60504800000012" calcext:value-type="float">
            <text:p>4.60504800000012</text:p>
          </table:table-cell>
          <table:table-cell office:value-type="float" office:value="4772" calcext:value-type="float">
            <text:p>4772</text:p>
          </table:table-cell>
          <table:table-cell table:formula="of:=([.E533]-[.C533])/[.E533]" office:value-type="float" office:value="0.0293378038558256" calcext:value-type="float">
            <text:p>0.029337803855826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69" calcext:value-type="float">
            <text:p>9569</text:p>
          </table:table-cell>
          <table:table-cell office:value-type="float" office:value="4257" calcext:value-type="float">
            <text:p>4257</text:p>
          </table:table-cell>
          <table:table-cell office:value-type="float" office:value="4.97913400000016" calcext:value-type="float">
            <text:p>4.97913400000016</text:p>
          </table:table-cell>
          <table:table-cell office:value-type="float" office:value="4473" calcext:value-type="float">
            <text:p>4473</text:p>
          </table:table-cell>
          <table:table-cell table:formula="of:=([.E534]-[.C534])/[.E534]" office:value-type="float" office:value="0.0482897384305835" calcext:value-type="float">
            <text:p>0.048289738430584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70" calcext:value-type="float">
            <text:p>9570</text:p>
          </table:table-cell>
          <table:table-cell office:value-type="float" office:value="3877" calcext:value-type="float">
            <text:p>3877</text:p>
          </table:table-cell>
          <table:table-cell office:value-type="float" office:value="3.11395600000014" calcext:value-type="float">
            <text:p>3.11395600000014</text:p>
          </table:table-cell>
          <table:table-cell office:value-type="float" office:value="4479" calcext:value-type="float">
            <text:p>4479</text:p>
          </table:table-cell>
          <table:table-cell table:formula="of:=([.E535]-[.C535])/[.E535]" office:value-type="float" office:value="0.134405001116321" calcext:value-type="float">
            <text:p>0.134405001116321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71" calcext:value-type="float">
            <text:p>9571</text:p>
          </table:table-cell>
          <table:table-cell office:value-type="float" office:value="3762" calcext:value-type="float">
            <text:p>3762</text:p>
          </table:table-cell>
          <table:table-cell office:value-type="float" office:value="3.12892099999999" calcext:value-type="float">
            <text:p>3.12892099999999</text:p>
          </table:table-cell>
          <table:table-cell office:value-type="float" office:value="4311" calcext:value-type="float">
            <text:p>4311</text:p>
          </table:table-cell>
          <table:table-cell table:formula="of:=([.E536]-[.C536])/[.E536]" office:value-type="float" office:value="0.127348643006263" calcext:value-type="float">
            <text:p>0.127348643006263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72" calcext:value-type="float">
            <text:p>9572</text:p>
          </table:table-cell>
          <table:table-cell office:value-type="float" office:value="3910" calcext:value-type="float">
            <text:p>3910</text:p>
          </table:table-cell>
          <table:table-cell office:value-type="float" office:value="1.99256299999979" calcext:value-type="float">
            <text:p>1.99256299999979</text:p>
          </table:table-cell>
          <table:table-cell office:value-type="float" office:value="4562" calcext:value-type="float">
            <text:p>4562</text:p>
          </table:table-cell>
          <table:table-cell table:formula="of:=([.E537]-[.C537])/[.E537]" office:value-type="float" office:value="0.142919772029811" calcext:value-type="float">
            <text:p>0.142919772029811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73" calcext:value-type="float">
            <text:p>9573</text:p>
          </table:table-cell>
          <table:table-cell office:value-type="float" office:value="4500" calcext:value-type="float">
            <text:p>4500</text:p>
          </table:table-cell>
          <table:table-cell office:value-type="float" office:value="3.24873799999978" calcext:value-type="float">
            <text:p>3.24873799999978</text:p>
          </table:table-cell>
          <table:table-cell office:value-type="float" office:value="4738" calcext:value-type="float">
            <text:p>4738</text:p>
          </table:table-cell>
          <table:table-cell table:formula="of:=([.E538]-[.C538])/[.E538]" office:value-type="float" office:value="0.0502321654706627" calcext:value-type="float">
            <text:p>0.050232165470663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74" calcext:value-type="float">
            <text:p>9574</text:p>
          </table:table-cell>
          <table:table-cell office:value-type="float" office:value="4596" calcext:value-type="float">
            <text:p>4596</text:p>
          </table:table-cell>
          <table:table-cell office:value-type="float" office:value="2.87182300000018" calcext:value-type="float">
            <text:p>2.87182300000018</text:p>
          </table:table-cell>
          <table:table-cell office:value-type="float" office:value="4876" calcext:value-type="float">
            <text:p>4876</text:p>
          </table:table-cell>
          <table:table-cell table:formula="of:=([.E539]-[.C539])/[.E539]" office:value-type="float" office:value="0.0574241181296144" calcext:value-type="float">
            <text:p>0.057424118129615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75" calcext:value-type="float">
            <text:p>9575</text:p>
          </table:table-cell>
          <table:table-cell office:value-type="float" office:value="4566" calcext:value-type="float">
            <text:p>4566</text:p>
          </table:table-cell>
          <table:table-cell office:value-type="float" office:value="2.80633399999965" calcext:value-type="float">
            <text:p>2.80633399999965</text:p>
          </table:table-cell>
          <table:table-cell office:value-type="float" office:value="5061" calcext:value-type="float">
            <text:p>5061</text:p>
          </table:table-cell>
          <table:table-cell table:formula="of:=([.E540]-[.C540])/[.E540]" office:value-type="float" office:value="0.0978067575577949" calcext:value-type="float">
            <text:p>0.097806757557795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76" calcext:value-type="float">
            <text:p>9576</text:p>
          </table:table-cell>
          <table:table-cell office:value-type="float" office:value="4383" calcext:value-type="float">
            <text:p>4383</text:p>
          </table:table-cell>
          <table:table-cell office:value-type="float" office:value="1.9513300000001" calcext:value-type="float">
            <text:p>1.9513300000001</text:p>
          </table:table-cell>
          <table:table-cell office:value-type="float" office:value="5063" calcext:value-type="float">
            <text:p>5063</text:p>
          </table:table-cell>
          <table:table-cell table:formula="of:=([.E541]-[.C541])/[.E541]" office:value-type="float" office:value="0.134307722694055" calcext:value-type="float">
            <text:p>0.134307722694055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77" calcext:value-type="float">
            <text:p>9577</text:p>
          </table:table-cell>
          <table:table-cell office:value-type="float" office:value="4276" calcext:value-type="float">
            <text:p>4276</text:p>
          </table:table-cell>
          <table:table-cell office:value-type="float" office:value="1.91140700000005" calcext:value-type="float">
            <text:p>1.91140700000005</text:p>
          </table:table-cell>
          <table:table-cell office:value-type="float" office:value="4870" calcext:value-type="float">
            <text:p>4870</text:p>
          </table:table-cell>
          <table:table-cell table:formula="of:=([.E542]-[.C542])/[.E542]" office:value-type="float" office:value="0.121971252566735" calcext:value-type="float">
            <text:p>0.121971252566735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78" calcext:value-type="float">
            <text:p>9578</text:p>
          </table:table-cell>
          <table:table-cell office:value-type="float" office:value="4614" calcext:value-type="float">
            <text:p>4614</text:p>
          </table:table-cell>
          <table:table-cell office:value-type="float" office:value="3.48985900000002" calcext:value-type="float">
            <text:p>3.48985900000002</text:p>
          </table:table-cell>
          <table:table-cell office:value-type="float" office:value="5232" calcext:value-type="float">
            <text:p>5232</text:p>
          </table:table-cell>
          <table:table-cell table:formula="of:=([.E543]-[.C543])/[.E543]" office:value-type="float" office:value="0.118119266055046" calcext:value-type="float">
            <text:p>0.118119266055046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79" calcext:value-type="float">
            <text:p>9579</text:p>
          </table:table-cell>
          <table:table-cell office:value-type="float" office:value="4356" calcext:value-type="float">
            <text:p>4356</text:p>
          </table:table-cell>
          <table:table-cell office:value-type="float" office:value="3.10165900000015" calcext:value-type="float">
            <text:p>3.10165900000015</text:p>
          </table:table-cell>
          <table:table-cell office:value-type="float" office:value="4567" calcext:value-type="float">
            <text:p>4567</text:p>
          </table:table-cell>
          <table:table-cell table:formula="of:=([.E544]-[.C544])/[.E544]" office:value-type="float" office:value="0.0462010072257499" calcext:value-type="float">
            <text:p>0.04620100722575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80" calcext:value-type="float">
            <text:p>9580</text:p>
          </table:table-cell>
          <table:table-cell office:value-type="float" office:value="4279" calcext:value-type="float">
            <text:p>4279</text:p>
          </table:table-cell>
          <table:table-cell office:value-type="float" office:value="5.85313699999983" calcext:value-type="float">
            <text:p>5.85313699999983</text:p>
          </table:table-cell>
          <table:table-cell office:value-type="float" office:value="4483" calcext:value-type="float">
            <text:p>4483</text:p>
          </table:table-cell>
          <table:table-cell table:formula="of:=([.E545]-[.C545])/[.E545]" office:value-type="float" office:value="0.0455052420254294" calcext:value-type="float">
            <text:p>0.045505242025429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81" calcext:value-type="float">
            <text:p>9581</text:p>
          </table:table-cell>
          <table:table-cell office:value-type="float" office:value="4552" calcext:value-type="float">
            <text:p>4552</text:p>
          </table:table-cell>
          <table:table-cell office:value-type="float" office:value="3.89262099999996" calcext:value-type="float">
            <text:p>3.89262099999996</text:p>
          </table:table-cell>
          <table:table-cell office:value-type="float" office:value="4907" calcext:value-type="float">
            <text:p>4907</text:p>
          </table:table-cell>
          <table:table-cell table:formula="of:=([.E546]-[.C546])/[.E546]" office:value-type="float" office:value="0.0723456286937029" calcext:value-type="float">
            <text:p>0.072345628693703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82" calcext:value-type="float">
            <text:p>9582</text:p>
          </table:table-cell>
          <table:table-cell office:value-type="float" office:value="4749" calcext:value-type="float">
            <text:p>4749</text:p>
          </table:table-cell>
          <table:table-cell office:value-type="float" office:value="4.03997299999992" calcext:value-type="float">
            <text:p>4.03997299999992</text:p>
          </table:table-cell>
          <table:table-cell office:value-type="float" office:value="5088" calcext:value-type="float">
            <text:p>5088</text:p>
          </table:table-cell>
          <table:table-cell table:formula="of:=([.E547]-[.C547])/[.E547]" office:value-type="float" office:value="0.066627358490566" calcext:value-type="float">
            <text:p>0.066627358490566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83" calcext:value-type="float">
            <text:p>9583</text:p>
          </table:table-cell>
          <table:table-cell office:value-type="float" office:value="4090" calcext:value-type="float">
            <text:p>4090</text:p>
          </table:table-cell>
          <table:table-cell office:value-type="float" office:value="5.68421700000022" calcext:value-type="float">
            <text:p>5.68421700000022</text:p>
          </table:table-cell>
          <table:table-cell office:value-type="float" office:value="4192" calcext:value-type="float">
            <text:p>4192</text:p>
          </table:table-cell>
          <table:table-cell table:formula="of:=([.E548]-[.C548])/[.E548]" office:value-type="float" office:value="0.0243320610687023" calcext:value-type="float">
            <text:p>0.024332061068702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84" calcext:value-type="float">
            <text:p>9584</text:p>
          </table:table-cell>
          <table:table-cell office:value-type="float" office:value="4907" calcext:value-type="float">
            <text:p>4907</text:p>
          </table:table-cell>
          <table:table-cell office:value-type="float" office:value="4.58335300000022" calcext:value-type="float">
            <text:p>4.58335300000022</text:p>
          </table:table-cell>
          <table:table-cell office:value-type="float" office:value="5210" calcext:value-type="float">
            <text:p>5210</text:p>
          </table:table-cell>
          <table:table-cell table:formula="of:=([.E549]-[.C549])/[.E549]" office:value-type="float" office:value="0.0581573896353167" calcext:value-type="float">
            <text:p>0.058157389635317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85" calcext:value-type="float">
            <text:p>9585</text:p>
          </table:table-cell>
          <table:table-cell office:value-type="float" office:value="4502" calcext:value-type="float">
            <text:p>4502</text:p>
          </table:table-cell>
          <table:table-cell office:value-type="float" office:value="3.890085" calcext:value-type="float">
            <text:p>3.890085</text:p>
          </table:table-cell>
          <table:table-cell office:value-type="float" office:value="4667" calcext:value-type="float">
            <text:p>4667</text:p>
          </table:table-cell>
          <table:table-cell table:formula="of:=([.E550]-[.C550])/[.E550]" office:value-type="float" office:value="0.0353546175273195" calcext:value-type="float">
            <text:p>0.03535461752732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86" calcext:value-type="float">
            <text:p>9586</text:p>
          </table:table-cell>
          <table:table-cell office:value-type="float" office:value="4605" calcext:value-type="float">
            <text:p>4605</text:p>
          </table:table-cell>
          <table:table-cell office:value-type="float" office:value="5.8098849999999" calcext:value-type="float">
            <text:p>5.8098849999999</text:p>
          </table:table-cell>
          <table:table-cell office:value-type="float" office:value="4700" calcext:value-type="float">
            <text:p>4700</text:p>
          </table:table-cell>
          <table:table-cell table:formula="of:=([.E551]-[.C551])/[.E551]" office:value-type="float" office:value="0.0202127659574468" calcext:value-type="float">
            <text:p>0.020212765957447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87" calcext:value-type="float">
            <text:p>9587</text:p>
          </table:table-cell>
          <table:table-cell office:value-type="float" office:value="4855" calcext:value-type="float">
            <text:p>4855</text:p>
          </table:table-cell>
          <table:table-cell office:value-type="float" office:value="3.68918399999984" calcext:value-type="float">
            <text:p>3.68918399999984</text:p>
          </table:table-cell>
          <table:table-cell office:value-type="float" office:value="5043" calcext:value-type="float">
            <text:p>5043</text:p>
          </table:table-cell>
          <table:table-cell table:formula="of:=([.E552]-[.C552])/[.E552]" office:value-type="float" office:value="0.0372793971842157" calcext:value-type="float">
            <text:p>0.037279397184216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88" calcext:value-type="float">
            <text:p>9588</text:p>
          </table:table-cell>
          <table:table-cell office:value-type="float" office:value="4162" calcext:value-type="float">
            <text:p>4162</text:p>
          </table:table-cell>
          <table:table-cell office:value-type="float" office:value="2.46865700000012" calcext:value-type="float">
            <text:p>2.46865700000012</text:p>
          </table:table-cell>
          <table:table-cell office:value-type="float" office:value="4805" calcext:value-type="float">
            <text:p>4805</text:p>
          </table:table-cell>
          <table:table-cell table:formula="of:=([.E553]-[.C553])/[.E553]" office:value-type="float" office:value="0.133818938605619" calcext:value-type="float">
            <text:p>0.133818938605619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89" calcext:value-type="float">
            <text:p>9589</text:p>
          </table:table-cell>
          <table:table-cell office:value-type="float" office:value="4005" calcext:value-type="float">
            <text:p>4005</text:p>
          </table:table-cell>
          <table:table-cell office:value-type="float" office:value="1.86700100000007" calcext:value-type="float">
            <text:p>1.86700100000007</text:p>
          </table:table-cell>
          <table:table-cell office:value-type="float" office:value="4614" calcext:value-type="float">
            <text:p>4614</text:p>
          </table:table-cell>
          <table:table-cell table:formula="of:=([.E554]-[.C554])/[.E554]" office:value-type="float" office:value="0.131989596879064" calcext:value-type="float">
            <text:p>0.131989596879064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90" calcext:value-type="float">
            <text:p>9590</text:p>
          </table:table-cell>
          <table:table-cell office:value-type="float" office:value="4337" calcext:value-type="float">
            <text:p>4337</text:p>
          </table:table-cell>
          <table:table-cell office:value-type="float" office:value="1.97597399999995" calcext:value-type="float">
            <text:p>1.97597399999995</text:p>
          </table:table-cell>
          <table:table-cell office:value-type="float" office:value="5157" calcext:value-type="float">
            <text:p>5157</text:p>
          </table:table-cell>
          <table:table-cell table:formula="of:=([.E555]-[.C555])/[.E555]" office:value-type="float" office:value="0.159007174713981" calcext:value-type="float">
            <text:p>0.159007174713981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91" calcext:value-type="float">
            <text:p>9591</text:p>
          </table:table-cell>
          <table:table-cell office:value-type="float" office:value="4300" calcext:value-type="float">
            <text:p>4300</text:p>
          </table:table-cell>
          <table:table-cell office:value-type="float" office:value="4.12792200000013" calcext:value-type="float">
            <text:p>4.12792200000013</text:p>
          </table:table-cell>
          <table:table-cell office:value-type="float" office:value="4522" calcext:value-type="float">
            <text:p>4522</text:p>
          </table:table-cell>
          <table:table-cell table:formula="of:=([.E556]-[.C556])/[.E556]" office:value-type="float" office:value="0.049093321539142" calcext:value-type="float">
            <text:p>0.049093321539142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92" calcext:value-type="float">
            <text:p>9592</text:p>
          </table:table-cell>
          <table:table-cell office:value-type="float" office:value="4342" calcext:value-type="float">
            <text:p>4342</text:p>
          </table:table-cell>
          <table:table-cell office:value-type="float" office:value="3.55202000000008" calcext:value-type="float">
            <text:p>3.55202000000008</text:p>
          </table:table-cell>
          <table:table-cell office:value-type="float" office:value="4366" calcext:value-type="float">
            <text:p>4366</text:p>
          </table:table-cell>
          <table:table-cell table:formula="of:=([.E557]-[.C557])/[.E557]" office:value-type="float" office:value="0.00549702244617499" calcext:value-type="float">
            <text:p>0.005497022446175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93" calcext:value-type="float">
            <text:p>9593</text:p>
          </table:table-cell>
          <table:table-cell office:value-type="float" office:value="4344" calcext:value-type="float">
            <text:p>4344</text:p>
          </table:table-cell>
          <table:table-cell office:value-type="float" office:value="3.43443199999979" calcext:value-type="float">
            <text:p>3.43443199999979</text:p>
          </table:table-cell>
          <table:table-cell office:value-type="float" office:value="4994" calcext:value-type="float">
            <text:p>4994</text:p>
          </table:table-cell>
          <table:table-cell table:formula="of:=([.E558]-[.C558])/[.E558]" office:value-type="float" office:value="0.13015618742491" calcext:value-type="float">
            <text:p>0.13015618742491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94" calcext:value-type="float">
            <text:p>9594</text:p>
          </table:table-cell>
          <table:table-cell office:value-type="float" office:value="3800" calcext:value-type="float">
            <text:p>3800</text:p>
          </table:table-cell>
          <table:table-cell office:value-type="float" office:value="4.54118500000004" calcext:value-type="float">
            <text:p>4.54118500000004</text:p>
          </table:table-cell>
          <table:table-cell office:value-type="float" office:value="4215" calcext:value-type="float">
            <text:p>4215</text:p>
          </table:table-cell>
          <table:table-cell table:formula="of:=([.E559]-[.C559])/[.E559]" office:value-type="float" office:value="0.0984578884934757" calcext:value-type="float">
            <text:p>0.098457888493476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95" calcext:value-type="float">
            <text:p>9595</text:p>
          </table:table-cell>
          <table:table-cell office:value-type="float" office:value="4310" calcext:value-type="float">
            <text:p>4310</text:p>
          </table:table-cell>
          <table:table-cell office:value-type="float" office:value="3.85786499999995" calcext:value-type="float">
            <text:p>3.85786499999995</text:p>
          </table:table-cell>
          <table:table-cell office:value-type="float" office:value="4373" calcext:value-type="float">
            <text:p>4373</text:p>
          </table:table-cell>
          <table:table-cell table:formula="of:=([.E560]-[.C560])/[.E560]" office:value-type="float" office:value="0.0144065858678253" calcext:value-type="float">
            <text:p>0.014406585867825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96" calcext:value-type="float">
            <text:p>9596</text:p>
          </table:table-cell>
          <table:table-cell office:value-type="float" office:value="3786" calcext:value-type="float">
            <text:p>3786</text:p>
          </table:table-cell>
          <table:table-cell office:value-type="float" office:value="3.81138900000019" calcext:value-type="float">
            <text:p>3.81138900000019</text:p>
          </table:table-cell>
          <table:table-cell office:value-type="float" office:value="4244" calcext:value-type="float">
            <text:p>4244</text:p>
          </table:table-cell>
          <table:table-cell table:formula="of:=([.E561]-[.C561])/[.E561]" office:value-type="float" office:value="0.107917059377945" calcext:value-type="float">
            <text:p>0.107917059377945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97" calcext:value-type="float">
            <text:p>9597</text:p>
          </table:table-cell>
          <table:table-cell office:value-type="float" office:value="4122" calcext:value-type="float">
            <text:p>4122</text:p>
          </table:table-cell>
          <table:table-cell office:value-type="float" office:value="1.94264599999997" calcext:value-type="float">
            <text:p>1.94264599999997</text:p>
          </table:table-cell>
          <table:table-cell office:value-type="float" office:value="4864" calcext:value-type="float">
            <text:p>4864</text:p>
          </table:table-cell>
          <table:table-cell table:formula="of:=([.E562]-[.C562])/[.E562]" office:value-type="float" office:value="0.152549342105263" calcext:value-type="float">
            <text:p>0.152549342105263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98" calcext:value-type="float">
            <text:p>9598</text:p>
          </table:table-cell>
          <table:table-cell office:value-type="float" office:value="4448" calcext:value-type="float">
            <text:p>4448</text:p>
          </table:table-cell>
          <table:table-cell office:value-type="float" office:value="4.19111100000009" calcext:value-type="float">
            <text:p>4.19111100000009</text:p>
          </table:table-cell>
          <table:table-cell office:value-type="float" office:value="4814" calcext:value-type="float">
            <text:p>4814</text:p>
          </table:table-cell>
          <table:table-cell table:formula="of:=([.E563]-[.C563])/[.E563]" office:value-type="float" office:value="0.0760282509347736" calcext:value-type="float">
            <text:p>0.076028250934774</text:p>
          </table:table-cell>
          <table:table-cell table:number-columns-repeated="14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99" calcext:value-type="float">
            <text:p>9599</text:p>
          </table:table-cell>
          <table:table-cell office:value-type="float" office:value="3428" calcext:value-type="float">
            <text:p>3428</text:p>
          </table:table-cell>
          <table:table-cell office:value-type="float" office:value="1.88737700000002" calcext:value-type="float">
            <text:p>1.88737700000002</text:p>
          </table:table-cell>
          <table:table-cell office:value-type="float" office:value="3884" calcext:value-type="float">
            <text:p>3884</text:p>
          </table:table-cell>
          <table:table-cell table:formula="of:=([.E564]-[.C564])/[.E564]" office:value-type="float" office:value="0.11740473738414" calcext:value-type="float">
            <text:p>0.11740473738414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50" calcext:value-type="float">
            <text:p>9550</text:p>
          </table:table-cell>
          <table:table-cell office:value-type="float" office:value="3811" calcext:value-type="float">
            <text:p>3811</text:p>
          </table:table-cell>
          <table:table-cell office:value-type="float" office:value="5.41115800000011" calcext:value-type="float">
            <text:p>5.41115800000011</text:p>
          </table:table-cell>
          <table:table-cell office:value-type="float" office:value="4068" calcext:value-type="float">
            <text:p>4068</text:p>
          </table:table-cell>
          <table:table-cell table:formula="of:=([.E565]-[.C565])/[.E565]" office:value-type="float" office:value="0.0631760078662734" calcext:value-type="float">
            <text:p>0.063176007866273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51" calcext:value-type="float">
            <text:p>9551</text:p>
          </table:table-cell>
          <table:table-cell office:value-type="float" office:value="4281" calcext:value-type="float">
            <text:p>4281</text:p>
          </table:table-cell>
          <table:table-cell office:value-type="float" office:value="3.22684800000002" calcext:value-type="float">
            <text:p>3.22684800000002</text:p>
          </table:table-cell>
          <table:table-cell office:value-type="float" office:value="4454" calcext:value-type="float">
            <text:p>4454</text:p>
          </table:table-cell>
          <table:table-cell table:formula="of:=([.E566]-[.C566])/[.E566]" office:value-type="float" office:value="0.0388414907947912" calcext:value-type="float">
            <text:p>0.038841490794791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52" calcext:value-type="float">
            <text:p>9552</text:p>
          </table:table-cell>
          <table:table-cell office:value-type="float" office:value="4190" calcext:value-type="float">
            <text:p>4190</text:p>
          </table:table-cell>
          <table:table-cell office:value-type="float" office:value="2.0778479999999" calcext:value-type="float">
            <text:p>2.0778479999999</text:p>
          </table:table-cell>
          <table:table-cell office:value-type="float" office:value="5023" calcext:value-type="float">
            <text:p>5023</text:p>
          </table:table-cell>
          <table:table-cell table:formula="of:=([.E567]-[.C567])/[.E567]" office:value-type="float" office:value="0.165837149114075" calcext:value-type="float">
            <text:p>0.165837149114075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53" calcext:value-type="float">
            <text:p>9553</text:p>
          </table:table-cell>
          <table:table-cell office:value-type="float" office:value="5000" calcext:value-type="float">
            <text:p>5000</text:p>
          </table:table-cell>
          <table:table-cell office:value-type="float" office:value="2.0040570000001" calcext:value-type="float">
            <text:p>2.0040570000001</text:p>
          </table:table-cell>
          <table:table-cell office:value-type="float" office:value="5386" calcext:value-type="float">
            <text:p>5386</text:p>
          </table:table-cell>
          <table:table-cell table:formula="of:=([.E568]-[.C568])/[.E568]" office:value-type="float" office:value="0.071667285555143" calcext:value-type="float">
            <text:p>0.071667285555143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54" calcext:value-type="float">
            <text:p>9554</text:p>
          </table:table-cell>
          <table:table-cell office:value-type="float" office:value="4281" calcext:value-type="float">
            <text:p>4281</text:p>
          </table:table-cell>
          <table:table-cell office:value-type="float" office:value="2.23057400000016" calcext:value-type="float">
            <text:p>2.23057400000016</text:p>
          </table:table-cell>
          <table:table-cell office:value-type="float" office:value="4995" calcext:value-type="float">
            <text:p>4995</text:p>
          </table:table-cell>
          <table:table-cell table:formula="of:=([.E569]-[.C569])/[.E569]" office:value-type="float" office:value="0.142942942942943" calcext:value-type="float">
            <text:p>0.142942942942943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55" calcext:value-type="float">
            <text:p>9555</text:p>
          </table:table-cell>
          <table:table-cell office:value-type="float" office:value="3602" calcext:value-type="float">
            <text:p>3602</text:p>
          </table:table-cell>
          <table:table-cell office:value-type="float" office:value="4.31770600000004" calcext:value-type="float">
            <text:p>4.31770600000004</text:p>
          </table:table-cell>
          <table:table-cell office:value-type="float" office:value="3617" calcext:value-type="float">
            <text:p>3617</text:p>
          </table:table-cell>
          <table:table-cell table:formula="of:=([.E570]-[.C570])/[.E570]" office:value-type="float" office:value="0.00414708321813658" calcext:value-type="float">
            <text:p>0.004147083218137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56" calcext:value-type="float">
            <text:p>9556</text:p>
          </table:table-cell>
          <table:table-cell office:value-type="float" office:value="4342" calcext:value-type="float">
            <text:p>4342</text:p>
          </table:table-cell>
          <table:table-cell office:value-type="float" office:value="3.46356300000002" calcext:value-type="float">
            <text:p>3.46356300000002</text:p>
          </table:table-cell>
          <table:table-cell office:value-type="float" office:value="4569" calcext:value-type="float">
            <text:p>4569</text:p>
          </table:table-cell>
          <table:table-cell table:formula="of:=([.E571]-[.C571])/[.E571]" office:value-type="float" office:value="0.0496826439045743" calcext:value-type="float">
            <text:p>0.049682643904574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57" calcext:value-type="float">
            <text:p>9557</text:p>
          </table:table-cell>
          <table:table-cell office:value-type="float" office:value="4228" calcext:value-type="float">
            <text:p>4228</text:p>
          </table:table-cell>
          <table:table-cell office:value-type="float" office:value="4.07642800000008" calcext:value-type="float">
            <text:p>4.07642800000008</text:p>
          </table:table-cell>
          <table:table-cell office:value-type="float" office:value="4660" calcext:value-type="float">
            <text:p>4660</text:p>
          </table:table-cell>
          <table:table-cell table:formula="of:=([.E572]-[.C572])/[.E572]" office:value-type="float" office:value="0.0927038626609442" calcext:value-type="float">
            <text:p>0.092703862660944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58" calcext:value-type="float">
            <text:p>9558</text:p>
          </table:table-cell>
          <table:table-cell office:value-type="float" office:value="3711" calcext:value-type="float">
            <text:p>3711</text:p>
          </table:table-cell>
          <table:table-cell office:value-type="float" office:value="2.02904399999989" calcext:value-type="float">
            <text:p>2.02904399999989</text:p>
          </table:table-cell>
          <table:table-cell office:value-type="float" office:value="4449" calcext:value-type="float">
            <text:p>4449</text:p>
          </table:table-cell>
          <table:table-cell table:formula="of:=([.E573]-[.C573])/[.E573]" office:value-type="float" office:value="0.165879973027647" calcext:value-type="float">
            <text:p>0.165879973027647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59" calcext:value-type="float">
            <text:p>9559</text:p>
          </table:table-cell>
          <table:table-cell office:value-type="float" office:value="3892" calcext:value-type="float">
            <text:p>3892</text:p>
          </table:table-cell>
          <table:table-cell office:value-type="float" office:value="4.29768100000001" calcext:value-type="float">
            <text:p>4.29768100000001</text:p>
          </table:table-cell>
          <table:table-cell office:value-type="float" office:value="4069" calcext:value-type="float">
            <text:p>4069</text:p>
          </table:table-cell>
          <table:table-cell table:formula="of:=([.E574]-[.C574])/[.E574]" office:value-type="float" office:value="0.0434996313590563" calcext:value-type="float">
            <text:p>0.043499631359056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60" calcext:value-type="float">
            <text:p>9560</text:p>
          </table:table-cell>
          <table:table-cell office:value-type="float" office:value="3846" calcext:value-type="float">
            <text:p>3846</text:p>
          </table:table-cell>
          <table:table-cell office:value-type="float" office:value="2.052459" calcext:value-type="float">
            <text:p>2.052459</text:p>
          </table:table-cell>
          <table:table-cell office:value-type="float" office:value="4587" calcext:value-type="float">
            <text:p>4587</text:p>
          </table:table-cell>
          <table:table-cell table:formula="of:=([.E575]-[.C575])/[.E575]" office:value-type="float" office:value="0.161543492478744" calcext:value-type="float">
            <text:p>0.161543492478744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61" calcext:value-type="float">
            <text:p>9561</text:p>
          </table:table-cell>
          <table:table-cell office:value-type="float" office:value="4243" calcext:value-type="float">
            <text:p>4243</text:p>
          </table:table-cell>
          <table:table-cell office:value-type="float" office:value="3.15206700000022" calcext:value-type="float">
            <text:p>3.15206700000022</text:p>
          </table:table-cell>
          <table:table-cell office:value-type="float" office:value="4544" calcext:value-type="float">
            <text:p>4544</text:p>
          </table:table-cell>
          <table:table-cell table:formula="of:=([.E576]-[.C576])/[.E576]" office:value-type="float" office:value="0.0662411971830986" calcext:value-type="float">
            <text:p>0.066241197183099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62" calcext:value-type="float">
            <text:p>9562</text:p>
          </table:table-cell>
          <table:table-cell office:value-type="float" office:value="3806" calcext:value-type="float">
            <text:p>3806</text:p>
          </table:table-cell>
          <table:table-cell office:value-type="float" office:value="4.00228799999991" calcext:value-type="float">
            <text:p>4.00228799999991</text:p>
          </table:table-cell>
          <table:table-cell office:value-type="float" office:value="4245" calcext:value-type="float">
            <text:p>4245</text:p>
          </table:table-cell>
          <table:table-cell table:formula="of:=([.E577]-[.C577])/[.E577]" office:value-type="float" office:value="0.103415783274441" calcext:value-type="float">
            <text:p>0.103415783274441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63" calcext:value-type="float">
            <text:p>9563</text:p>
          </table:table-cell>
          <table:table-cell office:value-type="float" office:value="3357" calcext:value-type="float">
            <text:p>3357</text:p>
          </table:table-cell>
          <table:table-cell office:value-type="float" office:value="2.19098600000007" calcext:value-type="float">
            <text:p>2.19098600000007</text:p>
          </table:table-cell>
          <table:table-cell office:value-type="float" office:value="3761" calcext:value-type="float">
            <text:p>3761</text:p>
          </table:table-cell>
          <table:table-cell table:formula="of:=([.E578]-[.C578])/[.E578]" office:value-type="float" office:value="0.107418239829833" calcext:value-type="float">
            <text:p>0.107418239829833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64" calcext:value-type="float">
            <text:p>9564</text:p>
          </table:table-cell>
          <table:table-cell office:value-type="float" office:value="4083" calcext:value-type="float">
            <text:p>4083</text:p>
          </table:table-cell>
          <table:table-cell office:value-type="float" office:value="5.61763900000005" calcext:value-type="float">
            <text:p>5.61763900000005</text:p>
          </table:table-cell>
          <table:table-cell office:value-type="float" office:value="4231" calcext:value-type="float">
            <text:p>4231</text:p>
          </table:table-cell>
          <table:table-cell table:formula="of:=([.E579]-[.C579])/[.E579]" office:value-type="float" office:value="0.0349799101867171" calcext:value-type="float">
            <text:p>0.034979910186717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65" calcext:value-type="float">
            <text:p>9565</text:p>
          </table:table-cell>
          <table:table-cell office:value-type="float" office:value="4398" calcext:value-type="float">
            <text:p>4398</text:p>
          </table:table-cell>
          <table:table-cell office:value-type="float" office:value="5.16253800000004" calcext:value-type="float">
            <text:p>5.16253800000004</text:p>
          </table:table-cell>
          <table:table-cell office:value-type="float" office:value="4656" calcext:value-type="float">
            <text:p>4656</text:p>
          </table:table-cell>
          <table:table-cell table:formula="of:=([.E580]-[.C580])/[.E580]" office:value-type="float" office:value="0.0554123711340206" calcext:value-type="float">
            <text:p>0.055412371134021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66" calcext:value-type="float">
            <text:p>9566</text:p>
          </table:table-cell>
          <table:table-cell office:value-type="float" office:value="4459" calcext:value-type="float">
            <text:p>4459</text:p>
          </table:table-cell>
          <table:table-cell office:value-type="float" office:value="3.71713199999999" calcext:value-type="float">
            <text:p>3.71713199999999</text:p>
          </table:table-cell>
          <table:table-cell office:value-type="float" office:value="5039" calcext:value-type="float">
            <text:p>5039</text:p>
          </table:table-cell>
          <table:table-cell table:formula="of:=([.E581]-[.C581])/[.E581]" office:value-type="float" office:value="0.115102202818019" calcext:value-type="float">
            <text:p>0.115102202818019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5.29111199999988" calcext:value-type="float">
            <text:p>5.29111199999988</text:p>
          </table:table-cell>
          <table:table-cell office:value-type="float" office:value="599" calcext:value-type="float">
            <text:p>599</text:p>
          </table:table-cell>
          <table:table-cell table:formula="of:=([.E582]-[.C582])/[.E582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68" calcext:value-type="float">
            <text:p>9568</text:p>
          </table:table-cell>
          <table:table-cell office:value-type="float" office:value="4599" calcext:value-type="float">
            <text:p>4599</text:p>
          </table:table-cell>
          <table:table-cell office:value-type="float" office:value="4.29211599999985" calcext:value-type="float">
            <text:p>4.29211599999985</text:p>
          </table:table-cell>
          <table:table-cell office:value-type="float" office:value="4772" calcext:value-type="float">
            <text:p>4772</text:p>
          </table:table-cell>
          <table:table-cell table:formula="of:=([.E583]-[.C583])/[.E583]" office:value-type="float" office:value="0.0362531433361274" calcext:value-type="float">
            <text:p>0.036253143336128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69" calcext:value-type="float">
            <text:p>9569</text:p>
          </table:table-cell>
          <table:table-cell office:value-type="float" office:value="3903" calcext:value-type="float">
            <text:p>3903</text:p>
          </table:table-cell>
          <table:table-cell office:value-type="float" office:value="2.1242249999998" calcext:value-type="float">
            <text:p>2.1242249999998</text:p>
          </table:table-cell>
          <table:table-cell office:value-type="float" office:value="4473" calcext:value-type="float">
            <text:p>4473</text:p>
          </table:table-cell>
          <table:table-cell table:formula="of:=([.E584]-[.C584])/[.E584]" office:value-type="float" office:value="0.127431254191818" calcext:value-type="float">
            <text:p>0.127431254191818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70" calcext:value-type="float">
            <text:p>9570</text:p>
          </table:table-cell>
          <table:table-cell office:value-type="float" office:value="4347" calcext:value-type="float">
            <text:p>4347</text:p>
          </table:table-cell>
          <table:table-cell office:value-type="float" office:value="4.88837599999988" calcext:value-type="float">
            <text:p>4.88837599999988</text:p>
          </table:table-cell>
          <table:table-cell office:value-type="float" office:value="4479" calcext:value-type="float">
            <text:p>4479</text:p>
          </table:table-cell>
          <table:table-cell table:formula="of:=([.E585]-[.C585])/[.E585]" office:value-type="float" office:value="0.02947086403215" calcext:value-type="float">
            <text:p>0.02947086403215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71" calcext:value-type="float">
            <text:p>9571</text:p>
          </table:table-cell>
          <table:table-cell office:value-type="float" office:value="4072" calcext:value-type="float">
            <text:p>4072</text:p>
          </table:table-cell>
          <table:table-cell office:value-type="float" office:value="5.29996699999992" calcext:value-type="float">
            <text:p>5.29996699999992</text:p>
          </table:table-cell>
          <table:table-cell office:value-type="float" office:value="4311" calcext:value-type="float">
            <text:p>4311</text:p>
          </table:table-cell>
          <table:table-cell table:formula="of:=([.E586]-[.C586])/[.E586]" office:value-type="float" office:value="0.0554395731848759" calcext:value-type="float">
            <text:p>0.055439573184876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72" calcext:value-type="float">
            <text:p>9572</text:p>
          </table:table-cell>
          <table:table-cell office:value-type="float" office:value="3953" calcext:value-type="float">
            <text:p>3953</text:p>
          </table:table-cell>
          <table:table-cell office:value-type="float" office:value="2.05853599999978" calcext:value-type="float">
            <text:p>2.05853599999978</text:p>
          </table:table-cell>
          <table:table-cell office:value-type="float" office:value="4562" calcext:value-type="float">
            <text:p>4562</text:p>
          </table:table-cell>
          <table:table-cell table:formula="of:=([.E587]-[.C587])/[.E587]" office:value-type="float" office:value="0.133494081543183" calcext:value-type="float">
            <text:p>0.133494081543183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73" calcext:value-type="float">
            <text:p>9573</text:p>
          </table:table-cell>
          <table:table-cell office:value-type="float" office:value="4004" calcext:value-type="float">
            <text:p>4004</text:p>
          </table:table-cell>
          <table:table-cell office:value-type="float" office:value="2.04647100000011" calcext:value-type="float">
            <text:p>2.04647100000011</text:p>
          </table:table-cell>
          <table:table-cell office:value-type="float" office:value="4738" calcext:value-type="float">
            <text:p>4738</text:p>
          </table:table-cell>
          <table:table-cell table:formula="of:=([.E588]-[.C588])/[.E588]" office:value-type="float" office:value="0.154917686787674" calcext:value-type="float">
            <text:p>0.154917686787674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74" calcext:value-type="float">
            <text:p>9574</text:p>
          </table:table-cell>
          <table:table-cell office:value-type="float" office:value="4186" calcext:value-type="float">
            <text:p>4186</text:p>
          </table:table-cell>
          <table:table-cell office:value-type="float" office:value="2.02254399999993" calcext:value-type="float">
            <text:p>2.02254399999993</text:p>
          </table:table-cell>
          <table:table-cell office:value-type="float" office:value="4876" calcext:value-type="float">
            <text:p>4876</text:p>
          </table:table-cell>
          <table:table-cell table:formula="of:=([.E589]-[.C589])/[.E589]" office:value-type="float" office:value="0.141509433962264" calcext:value-type="float">
            <text:p>0.141509433962264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75" calcext:value-type="float">
            <text:p>9575</text:p>
          </table:table-cell>
          <table:table-cell office:value-type="float" office:value="4626" calcext:value-type="float">
            <text:p>4626</text:p>
          </table:table-cell>
          <table:table-cell office:value-type="float" office:value="3.67765900000018" calcext:value-type="float">
            <text:p>3.67765900000018</text:p>
          </table:table-cell>
          <table:table-cell office:value-type="float" office:value="5061" calcext:value-type="float">
            <text:p>5061</text:p>
          </table:table-cell>
          <table:table-cell table:formula="of:=([.E590]-[.C590])/[.E590]" office:value-type="float" office:value="0.0859513930053349" calcext:value-type="float">
            <text:p>0.085951393005335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76" calcext:value-type="float">
            <text:p>9576</text:p>
          </table:table-cell>
          <table:table-cell office:value-type="float" office:value="4360" calcext:value-type="float">
            <text:p>4360</text:p>
          </table:table-cell>
          <table:table-cell office:value-type="float" office:value="1.99821799999995" calcext:value-type="float">
            <text:p>1.99821799999995</text:p>
          </table:table-cell>
          <table:table-cell office:value-type="float" office:value="5063" calcext:value-type="float">
            <text:p>5063</text:p>
          </table:table-cell>
          <table:table-cell table:formula="of:=([.E591]-[.C591])/[.E591]" office:value-type="float" office:value="0.138850483902824" calcext:value-type="float">
            <text:p>0.138850483902824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77" calcext:value-type="float">
            <text:p>9577</text:p>
          </table:table-cell>
          <table:table-cell office:value-type="float" office:value="4841" calcext:value-type="float">
            <text:p>4841</text:p>
          </table:table-cell>
          <table:table-cell office:value-type="float" office:value="4.10771799999998" calcext:value-type="float">
            <text:p>4.10771799999998</text:p>
          </table:table-cell>
          <table:table-cell office:value-type="float" office:value="4870" calcext:value-type="float">
            <text:p>4870</text:p>
          </table:table-cell>
          <table:table-cell table:formula="of:=([.E592]-[.C592])/[.E592]" office:value-type="float" office:value="0.00595482546201232" calcext:value-type="float">
            <text:p>0.005954825462012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78" calcext:value-type="float">
            <text:p>9578</text:p>
          </table:table-cell>
          <table:table-cell office:value-type="float" office:value="4403" calcext:value-type="float">
            <text:p>4403</text:p>
          </table:table-cell>
          <table:table-cell office:value-type="float" office:value="2.05715099999998" calcext:value-type="float">
            <text:p>2.05715099999998</text:p>
          </table:table-cell>
          <table:table-cell office:value-type="float" office:value="5232" calcext:value-type="float">
            <text:p>5232</text:p>
          </table:table-cell>
          <table:table-cell table:formula="of:=([.E593]-[.C593])/[.E593]" office:value-type="float" office:value="0.158448012232416" calcext:value-type="float">
            <text:p>0.158448012232416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79" calcext:value-type="float">
            <text:p>9579</text:p>
          </table:table-cell>
          <table:table-cell office:value-type="float" office:value="4409" calcext:value-type="float">
            <text:p>4409</text:p>
          </table:table-cell>
          <table:table-cell office:value-type="float" office:value="5.68429399999991" calcext:value-type="float">
            <text:p>5.68429399999991</text:p>
          </table:table-cell>
          <table:table-cell office:value-type="float" office:value="4567" calcext:value-type="float">
            <text:p>4567</text:p>
          </table:table-cell>
          <table:table-cell table:formula="of:=([.E594]-[.C594])/[.E594]" office:value-type="float" office:value="0.0345960148894241" calcext:value-type="float">
            <text:p>0.034596014889424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80" calcext:value-type="float">
            <text:p>9580</text:p>
          </table:table-cell>
          <table:table-cell office:value-type="float" office:value="4040" calcext:value-type="float">
            <text:p>4040</text:p>
          </table:table-cell>
          <table:table-cell office:value-type="float" office:value="3.65038499999969" calcext:value-type="float">
            <text:p>3.65038499999969</text:p>
          </table:table-cell>
          <table:table-cell office:value-type="float" office:value="4483" calcext:value-type="float">
            <text:p>4483</text:p>
          </table:table-cell>
          <table:table-cell table:formula="of:=([.E595]-[.C595])/[.E595]" office:value-type="float" office:value="0.0988177559669864" calcext:value-type="float">
            <text:p>0.098817755966986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81" calcext:value-type="float">
            <text:p>9581</text:p>
          </table:table-cell>
          <table:table-cell office:value-type="float" office:value="4773" calcext:value-type="float">
            <text:p>4773</text:p>
          </table:table-cell>
          <table:table-cell office:value-type="float" office:value="3.20083899999986" calcext:value-type="float">
            <text:p>3.20083899999986</text:p>
          </table:table-cell>
          <table:table-cell office:value-type="float" office:value="4907" calcext:value-type="float">
            <text:p>4907</text:p>
          </table:table-cell>
          <table:table-cell table:formula="of:=([.E596]-[.C596])/[.E596]" office:value-type="float" office:value="0.0273079274505808" calcext:value-type="float">
            <text:p>0.027307927450581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82" calcext:value-type="float">
            <text:p>9582</text:p>
          </table:table-cell>
          <table:table-cell office:value-type="float" office:value="4265" calcext:value-type="float">
            <text:p>4265</text:p>
          </table:table-cell>
          <table:table-cell office:value-type="float" office:value="2.0321449999999" calcext:value-type="float">
            <text:p>2.0321449999999</text:p>
          </table:table-cell>
          <table:table-cell office:value-type="float" office:value="5088" calcext:value-type="float">
            <text:p>5088</text:p>
          </table:table-cell>
          <table:table-cell table:formula="of:=([.E597]-[.C597])/[.E597]" office:value-type="float" office:value="0.161753144654088" calcext:value-type="float">
            <text:p>0.161753144654088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83" calcext:value-type="float">
            <text:p>9583</text:p>
          </table:table-cell>
          <table:table-cell office:value-type="float" office:value="4017" calcext:value-type="float">
            <text:p>4017</text:p>
          </table:table-cell>
          <table:table-cell office:value-type="float" office:value="3.65479899999991" calcext:value-type="float">
            <text:p>3.65479899999991</text:p>
          </table:table-cell>
          <table:table-cell office:value-type="float" office:value="4192" calcext:value-type="float">
            <text:p>4192</text:p>
          </table:table-cell>
          <table:table-cell table:formula="of:=([.E598]-[.C598])/[.E598]" office:value-type="float" office:value="0.0417461832061069" calcext:value-type="float">
            <text:p>0.041746183206107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84" calcext:value-type="float">
            <text:p>9584</text:p>
          </table:table-cell>
          <table:table-cell office:value-type="float" office:value="4842" calcext:value-type="float">
            <text:p>4842</text:p>
          </table:table-cell>
          <table:table-cell office:value-type="float" office:value="3.50347099999999" calcext:value-type="float">
            <text:p>3.50347099999999</text:p>
          </table:table-cell>
          <table:table-cell office:value-type="float" office:value="5210" calcext:value-type="float">
            <text:p>5210</text:p>
          </table:table-cell>
          <table:table-cell table:formula="of:=([.E599]-[.C599])/[.E599]" office:value-type="float" office:value="0.0706333973128599" calcext:value-type="float">
            <text:p>0.07063339731286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85" calcext:value-type="float">
            <text:p>9585</text:p>
          </table:table-cell>
          <table:table-cell office:value-type="float" office:value="4154" calcext:value-type="float">
            <text:p>4154</text:p>
          </table:table-cell>
          <table:table-cell office:value-type="float" office:value="3.68252699999994" calcext:value-type="float">
            <text:p>3.68252699999994</text:p>
          </table:table-cell>
          <table:table-cell office:value-type="float" office:value="4667" calcext:value-type="float">
            <text:p>4667</text:p>
          </table:table-cell>
          <table:table-cell table:formula="of:=([.E600]-[.C600])/[.E600]" office:value-type="float" office:value="0.109920719948575" calcext:value-type="float">
            <text:p>0.109920719948575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86" calcext:value-type="float">
            <text:p>9586</text:p>
          </table:table-cell>
          <table:table-cell office:value-type="float" office:value="4234" calcext:value-type="float">
            <text:p>4234</text:p>
          </table:table-cell>
          <table:table-cell office:value-type="float" office:value="3.76604900000029" calcext:value-type="float">
            <text:p>3.76604900000029</text:p>
          </table:table-cell>
          <table:table-cell office:value-type="float" office:value="4700" calcext:value-type="float">
            <text:p>4700</text:p>
          </table:table-cell>
          <table:table-cell table:formula="of:=([.E601]-[.C601])/[.E601]" office:value-type="float" office:value="0.0991489361702128" calcext:value-type="float">
            <text:p>0.099148936170213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87" calcext:value-type="float">
            <text:p>9587</text:p>
          </table:table-cell>
          <table:table-cell office:value-type="float" office:value="4473" calcext:value-type="float">
            <text:p>4473</text:p>
          </table:table-cell>
          <table:table-cell office:value-type="float" office:value="3.27089100000035" calcext:value-type="float">
            <text:p>3.27089100000035</text:p>
          </table:table-cell>
          <table:table-cell office:value-type="float" office:value="5043" calcext:value-type="float">
            <text:p>5043</text:p>
          </table:table-cell>
          <table:table-cell table:formula="of:=([.E602]-[.C602])/[.E602]" office:value-type="float" office:value="0.113027959547888" calcext:value-type="float">
            <text:p>0.113027959547888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88" calcext:value-type="float">
            <text:p>9588</text:p>
          </table:table-cell>
          <table:table-cell office:value-type="float" office:value="4407" calcext:value-type="float">
            <text:p>4407</text:p>
          </table:table-cell>
          <table:table-cell office:value-type="float" office:value="2.90342700000019" calcext:value-type="float">
            <text:p>2.90342700000019</text:p>
          </table:table-cell>
          <table:table-cell office:value-type="float" office:value="4805" calcext:value-type="float">
            <text:p>4805</text:p>
          </table:table-cell>
          <table:table-cell table:formula="of:=([.E603]-[.C603])/[.E603]" office:value-type="float" office:value="0.0828303850156087" calcext:value-type="float">
            <text:p>0.082830385015609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89" calcext:value-type="float">
            <text:p>9589</text:p>
          </table:table-cell>
          <table:table-cell office:value-type="float" office:value="4403" calcext:value-type="float">
            <text:p>4403</text:p>
          </table:table-cell>
          <table:table-cell office:value-type="float" office:value="5.18743300000028" calcext:value-type="float">
            <text:p>5.18743300000028</text:p>
          </table:table-cell>
          <table:table-cell office:value-type="float" office:value="4614" calcext:value-type="float">
            <text:p>4614</text:p>
          </table:table-cell>
          <table:table-cell table:formula="of:=([.E604]-[.C604])/[.E604]" office:value-type="float" office:value="0.0457303857824014" calcext:value-type="float">
            <text:p>0.045730385782401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90" calcext:value-type="float">
            <text:p>9590</text:p>
          </table:table-cell>
          <table:table-cell office:value-type="float" office:value="4813" calcext:value-type="float">
            <text:p>4813</text:p>
          </table:table-cell>
          <table:table-cell office:value-type="float" office:value="4.79778100000021" calcext:value-type="float">
            <text:p>4.79778100000021</text:p>
          </table:table-cell>
          <table:table-cell office:value-type="float" office:value="5157" calcext:value-type="float">
            <text:p>5157</text:p>
          </table:table-cell>
          <table:table-cell table:formula="of:=([.E605]-[.C605])/[.E605]" office:value-type="float" office:value="0.0667054489044018" calcext:value-type="float">
            <text:p>0.066705448904402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91" calcext:value-type="float">
            <text:p>9591</text:p>
          </table:table-cell>
          <table:table-cell office:value-type="float" office:value="4104" calcext:value-type="float">
            <text:p>4104</text:p>
          </table:table-cell>
          <table:table-cell office:value-type="float" office:value="3.80062499999985" calcext:value-type="float">
            <text:p>3.80062499999985</text:p>
          </table:table-cell>
          <table:table-cell office:value-type="float" office:value="4522" calcext:value-type="float">
            <text:p>4522</text:p>
          </table:table-cell>
          <table:table-cell table:formula="of:=([.E606]-[.C606])/[.E606]" office:value-type="float" office:value="0.092436974789916" calcext:value-type="float">
            <text:p>0.092436974789916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92" calcext:value-type="float">
            <text:p>9592</text:p>
          </table:table-cell>
          <table:table-cell office:value-type="float" office:value="3985" calcext:value-type="float">
            <text:p>3985</text:p>
          </table:table-cell>
          <table:table-cell office:value-type="float" office:value="3.66524299999992" calcext:value-type="float">
            <text:p>3.66524299999992</text:p>
          </table:table-cell>
          <table:table-cell office:value-type="float" office:value="4366" calcext:value-type="float">
            <text:p>4366</text:p>
          </table:table-cell>
          <table:table-cell table:formula="of:=([.E607]-[.C607])/[.E607]" office:value-type="float" office:value="0.0872652313330279" calcext:value-type="float">
            <text:p>0.087265231333028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93" calcext:value-type="float">
            <text:p>9593</text:p>
          </table:table-cell>
          <table:table-cell office:value-type="float" office:value="4813" calcext:value-type="float">
            <text:p>4813</text:p>
          </table:table-cell>
          <table:table-cell office:value-type="float" office:value="4.15240100000005" calcext:value-type="float">
            <text:p>4.15240100000005</text:p>
          </table:table-cell>
          <table:table-cell office:value-type="float" office:value="4994" calcext:value-type="float">
            <text:p>4994</text:p>
          </table:table-cell>
          <table:table-cell table:formula="of:=([.E608]-[.C608])/[.E608]" office:value-type="float" office:value="0.0362434921906287" calcext:value-type="float">
            <text:p>0.036243492190629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94" calcext:value-type="float">
            <text:p>9594</text:p>
          </table:table-cell>
          <table:table-cell office:value-type="float" office:value="3595" calcext:value-type="float">
            <text:p>3595</text:p>
          </table:table-cell>
          <table:table-cell office:value-type="float" office:value="4.15245899999991" calcext:value-type="float">
            <text:p>4.15245899999991</text:p>
          </table:table-cell>
          <table:table-cell office:value-type="float" office:value="4215" calcext:value-type="float">
            <text:p>4215</text:p>
          </table:table-cell>
          <table:table-cell table:formula="of:=([.E609]-[.C609])/[.E609]" office:value-type="float" office:value="0.147093712930012" calcext:value-type="float">
            <text:p>0.147093712930012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95" calcext:value-type="float">
            <text:p>9595</text:p>
          </table:table-cell>
          <table:table-cell office:value-type="float" office:value="4183" calcext:value-type="float">
            <text:p>4183</text:p>
          </table:table-cell>
          <table:table-cell office:value-type="float" office:value="5.56061700000009" calcext:value-type="float">
            <text:p>5.56061700000009</text:p>
          </table:table-cell>
          <table:table-cell office:value-type="float" office:value="4373" calcext:value-type="float">
            <text:p>4373</text:p>
          </table:table-cell>
          <table:table-cell table:formula="of:=([.E610]-[.C610])/[.E610]" office:value-type="float" office:value="0.0434484335696318" calcext:value-type="float">
            <text:p>0.043448433569632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96" calcext:value-type="float">
            <text:p>9596</text:p>
          </table:table-cell>
          <table:table-cell office:value-type="float" office:value="4161" calcext:value-type="float">
            <text:p>4161</text:p>
          </table:table-cell>
          <table:table-cell office:value-type="float" office:value="5.47602099999995" calcext:value-type="float">
            <text:p>5.47602099999995</text:p>
          </table:table-cell>
          <table:table-cell office:value-type="float" office:value="4244" calcext:value-type="float">
            <text:p>4244</text:p>
          </table:table-cell>
          <table:table-cell table:formula="of:=([.E611]-[.C611])/[.E611]" office:value-type="float" office:value="0.0195570216776626" calcext:value-type="float">
            <text:p>0.019557021677663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97" calcext:value-type="float">
            <text:p>9597</text:p>
          </table:table-cell>
          <table:table-cell office:value-type="float" office:value="4724" calcext:value-type="float">
            <text:p>4724</text:p>
          </table:table-cell>
          <table:table-cell office:value-type="float" office:value="4.80156299999999" calcext:value-type="float">
            <text:p>4.80156299999999</text:p>
          </table:table-cell>
          <table:table-cell office:value-type="float" office:value="4864" calcext:value-type="float">
            <text:p>4864</text:p>
          </table:table-cell>
          <table:table-cell table:formula="of:=([.E612]-[.C612])/[.E612]" office:value-type="float" office:value="0.0287828947368421" calcext:value-type="float">
            <text:p>0.028782894736842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98" calcext:value-type="float">
            <text:p>9598</text:p>
          </table:table-cell>
          <table:table-cell office:value-type="float" office:value="4612" calcext:value-type="float">
            <text:p>4612</text:p>
          </table:table-cell>
          <table:table-cell office:value-type="float" office:value="3.95303400000012" calcext:value-type="float">
            <text:p>3.95303400000012</text:p>
          </table:table-cell>
          <table:table-cell office:value-type="float" office:value="4814" calcext:value-type="float">
            <text:p>4814</text:p>
          </table:table-cell>
          <table:table-cell table:formula="of:=([.E613]-[.C613])/[.E613]" office:value-type="float" office:value="0.0419609472372248" calcext:value-type="float">
            <text:p>0.041960947237225</text:p>
          </table:table-cell>
          <table:table-cell table:number-columns-repeated="1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99" calcext:value-type="float">
            <text:p>9599</text:p>
          </table:table-cell>
          <table:table-cell office:value-type="float" office:value="3756" calcext:value-type="float">
            <text:p>3756</text:p>
          </table:table-cell>
          <table:table-cell office:value-type="float" office:value="5.75620200000003" calcext:value-type="float">
            <text:p>5.75620200000003</text:p>
          </table:table-cell>
          <table:table-cell office:value-type="float" office:value="3884" calcext:value-type="float">
            <text:p>3884</text:p>
          </table:table-cell>
          <table:table-cell table:formula="of:=([.E614]-[.C614])/[.E614]" office:value-type="float" office:value="0.0329557157569516" calcext:value-type="float">
            <text:p>0.032955715756952</text:p>
          </table:table-cell>
          <table:table-cell table:number-columns-repeated="145"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14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P(mutace)</text:p>
          </table:table-cell>
          <table:table-cell office:value-type="string" calcext:value-type="string">
            <text:p>Rel. chyba</text:p>
          </table:table-cell>
          <table:table-cell office:value-type="string" calcext:value-type="string">
            <text:p>Čas výpočtu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50" calcext:value-type="float">
            <text:p>9550</text:p>
          </table:table-cell>
          <table:table-cell office:value-type="float" office:value="3591" calcext:value-type="float">
            <text:p>3591</text:p>
          </table:table-cell>
          <table:table-cell office:value-type="float" office:value="0.915566" calcext:value-type="float">
            <text:p>0.915566</text:p>
          </table:table-cell>
          <table:table-cell office:value-type="float" office:value="4068" calcext:value-type="float">
            <text:p>4068</text:p>
          </table:table-cell>
          <table:table-cell table:formula="of:=([.E621]-[.C621])/[.E621]" office:value-type="float" office:value="0.117256637168142" calcext:value-type="float">
            <text:p>0.117256637168142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F621:.F670])" office:value-type="float" office:value="0.147378795344921" calcext:value-type="float">
            <text:p>0.147378795344921</text:p>
          </table:table-cell>
          <table:table-cell office:value-type="float" office:value="0.95736592" calcext:value-type="float">
            <text:p>0.95736592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51" calcext:value-type="float">
            <text:p>9551</text:p>
          </table:table-cell>
          <table:table-cell office:value-type="float" office:value="3671" calcext:value-type="float">
            <text:p>3671</text:p>
          </table:table-cell>
          <table:table-cell office:value-type="float" office:value="0.936155" calcext:value-type="float">
            <text:p>0.936155</text:p>
          </table:table-cell>
          <table:table-cell office:value-type="float" office:value="4454" calcext:value-type="float">
            <text:p>4454</text:p>
          </table:table-cell>
          <table:table-cell table:formula="of:=([.E622]-[.C622])/[.E622]" office:value-type="float" office:value="0.175797036371801" calcext:value-type="float">
            <text:p>0.175797036371801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F671:.F1720])" office:value-type="float" office:value="0.0739947929735025" calcext:value-type="float">
            <text:p>0.073994792973503</text:p>
          </table:table-cell>
          <table:table-cell office:value-type="float" office:value="4.13863805052632" calcext:value-type="float">
            <text:p>4.13863805052632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52" calcext:value-type="float">
            <text:p>9552</text:p>
          </table:table-cell>
          <table:table-cell office:value-type="float" office:value="4195" calcext:value-type="float">
            <text:p>4195</text:p>
          </table:table-cell>
          <table:table-cell office:value-type="float" office:value="0.916417" calcext:value-type="float">
            <text:p>0.916417</text:p>
          </table:table-cell>
          <table:table-cell office:value-type="float" office:value="5023" calcext:value-type="float">
            <text:p>5023</text:p>
          </table:table-cell>
          <table:table-cell table:formula="of:=([.E623]-[.C623])/[.E623]" office:value-type="float" office:value="0.164841728050966" calcext:value-type="float">
            <text:p>0.164841728050966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F721:.F770])" office:value-type="float" office:value="0.106010652476726" calcext:value-type="float">
            <text:p>0.106010652476726</text:p>
          </table:table-cell>
          <table:table-cell office:value-type="float" office:value="2.0872321" calcext:value-type="float">
            <text:p>2.0872321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53" calcext:value-type="float">
            <text:p>9553</text:p>
          </table:table-cell>
          <table:table-cell office:value-type="float" office:value="4465" calcext:value-type="float">
            <text:p>4465</text:p>
          </table:table-cell>
          <table:table-cell office:value-type="float" office:value="0.920505" calcext:value-type="float">
            <text:p>0.920505</text:p>
          </table:table-cell>
          <table:table-cell office:value-type="float" office:value="5386" calcext:value-type="float">
            <text:p>5386</text:p>
          </table:table-cell>
          <table:table-cell table:formula="of:=([.E624]-[.C624])/[.E624]" office:value-type="float" office:value="0.170998886000743" calcext:value-type="float">
            <text:p>0.170998886000743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F771:.F820])" office:value-type="float" office:value="0.102466555352923" calcext:value-type="float">
            <text:p>0.102466555352923</text:p>
          </table:table-cell>
          <table:table-cell office:value-type="float" office:value="2.059329" calcext:value-type="float">
            <text:p>2.059329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54" calcext:value-type="float">
            <text:p>9554</text:p>
          </table:table-cell>
          <table:table-cell office:value-type="float" office:value="4261" calcext:value-type="float">
            <text:p>4261</text:p>
          </table:table-cell>
          <table:table-cell office:value-type="float" office:value="0.939484999999999" calcext:value-type="float">
            <text:p>0.939484999999999</text:p>
          </table:table-cell>
          <table:table-cell office:value-type="float" office:value="4995" calcext:value-type="float">
            <text:p>4995</text:p>
          </table:table-cell>
          <table:table-cell table:formula="of:=([.E625]-[.C625])/[.E625]" office:value-type="float" office:value="0.146946946946947" calcext:value-type="float">
            <text:p>0.146946946946947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F821:.F870])" office:value-type="float" office:value="0.0984151143096393" calcext:value-type="float">
            <text:p>0.098415114309639</text:p>
          </table:table-cell>
          <table:table-cell office:value-type="float" office:value="2.47431286" calcext:value-type="float">
            <text:p>2.47431286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55" calcext:value-type="float">
            <text:p>9555</text:p>
          </table:table-cell>
          <table:table-cell office:value-type="float" office:value="3226" calcext:value-type="float">
            <text:p>3226</text:p>
          </table:table-cell>
          <table:table-cell office:value-type="float" office:value="0.965447" calcext:value-type="float">
            <text:p>0.965447</text:p>
          </table:table-cell>
          <table:table-cell office:value-type="float" office:value="3617" calcext:value-type="float">
            <text:p>3617</text:p>
          </table:table-cell>
          <table:table-cell table:formula="of:=([.E626]-[.C626])/[.E626]" office:value-type="float" office:value="0.108100635886093" calcext:value-type="float">
            <text:p>0.108100635886093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F871:.F920])" office:value-type="float" office:value="0.0927551694692619" calcext:value-type="float">
            <text:p>0.092755169469262</text:p>
          </table:table-cell>
          <table:table-cell office:value-type="float" office:value="2.64168524" calcext:value-type="float">
            <text:p>2.64168524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56" calcext:value-type="float">
            <text:p>9556</text:p>
          </table:table-cell>
          <table:table-cell office:value-type="float" office:value="3968" calcext:value-type="float">
            <text:p>3968</text:p>
          </table:table-cell>
          <table:table-cell office:value-type="float" office:value="1.056151" calcext:value-type="float">
            <text:p>1.056151</text:p>
          </table:table-cell>
          <table:table-cell office:value-type="float" office:value="4569" calcext:value-type="float">
            <text:p>4569</text:p>
          </table:table-cell>
          <table:table-cell table:formula="of:=([.E627]-[.C627])/[.E627]" office:value-type="float" office:value="0.131538629897133" calcext:value-type="float">
            <text:p>0.131538629897133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([.F921:.F970])" office:value-type="float" office:value="0.0805286527271299" calcext:value-type="float">
            <text:p>0.08052865272713</text:p>
          </table:table-cell>
          <table:table-cell office:value-type="float" office:value="3.11631128" calcext:value-type="float">
            <text:p>3.11631128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57" calcext:value-type="float">
            <text:p>9557</text:p>
          </table:table-cell>
          <table:table-cell office:value-type="float" office:value="4156" calcext:value-type="float">
            <text:p>4156</text:p>
          </table:table-cell>
          <table:table-cell office:value-type="float" office:value="0.996367" calcext:value-type="float">
            <text:p>0.996367</text:p>
          </table:table-cell>
          <table:table-cell office:value-type="float" office:value="4660" calcext:value-type="float">
            <text:p>4660</text:p>
          </table:table-cell>
          <table:table-cell table:formula="of:=([.E628]-[.C628])/[.E628]" office:value-type="float" office:value="0.108154506437768" calcext:value-type="float">
            <text:p>0.108154506437768</text:p>
          </table:table-cell>
          <table:table-cell/>
          <table:table-cell office:value-type="float" office:value="7" calcext:value-type="float">
            <text:p>7</text:p>
          </table:table-cell>
          <table:table-cell table:formula="of:=AVERAGE([.F971:.F1020])" office:value-type="float" office:value="0.0869720433129543" calcext:value-type="float">
            <text:p>0.086972043312954</text:p>
          </table:table-cell>
          <table:table-cell office:value-type="float" office:value="3.2935256" calcext:value-type="float">
            <text:p>3.2935256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58" calcext:value-type="float">
            <text:p>9558</text:p>
          </table:table-cell>
          <table:table-cell office:value-type="float" office:value="3800" calcext:value-type="float">
            <text:p>3800</text:p>
          </table:table-cell>
          <table:table-cell office:value-type="float" office:value="1.05671" calcext:value-type="float">
            <text:p>1.05671</text:p>
          </table:table-cell>
          <table:table-cell office:value-type="float" office:value="4449" calcext:value-type="float">
            <text:p>4449</text:p>
          </table:table-cell>
          <table:table-cell table:formula="of:=([.E629]-[.C629])/[.E629]" office:value-type="float" office:value="0.145875477635424" calcext:value-type="float">
            <text:p>0.145875477635424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F1021:.F1070])" office:value-type="float" office:value="0.0781645340296518" calcext:value-type="float">
            <text:p>0.078164534029652</text:p>
          </table:table-cell>
          <table:table-cell office:value-type="float" office:value="3.37848003999999" calcext:value-type="float">
            <text:p>3.37848003999999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59" calcext:value-type="float">
            <text:p>9559</text:p>
          </table:table-cell>
          <table:table-cell office:value-type="float" office:value="3359" calcext:value-type="float">
            <text:p>3359</text:p>
          </table:table-cell>
          <table:table-cell office:value-type="float" office:value="1.196526" calcext:value-type="float">
            <text:p>1.196526</text:p>
          </table:table-cell>
          <table:table-cell office:value-type="float" office:value="4069" calcext:value-type="float">
            <text:p>4069</text:p>
          </table:table-cell>
          <table:table-cell table:formula="of:=([.E630]-[.C630])/[.E630]" office:value-type="float" office:value="0.17449004669452" calcext:value-type="float">
            <text:p>0.17449004669452</text:p>
          </table:table-cell>
          <table:table-cell/>
          <table:table-cell office:value-type="float" office:value="9" calcext:value-type="float">
            <text:p>9</text:p>
          </table:table-cell>
          <table:table-cell table:formula="of:=AVERAGE([.F1071:.F1120])" office:value-type="float" office:value="0.0708388654623338" calcext:value-type="float">
            <text:p>0.070838865462334</text:p>
          </table:table-cell>
          <table:table-cell office:value-type="float" office:value="3.92254293999997" calcext:value-type="float">
            <text:p>3.92254293999997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60" calcext:value-type="float">
            <text:p>9560</text:p>
          </table:table-cell>
          <table:table-cell office:value-type="float" office:value="4104" calcext:value-type="float">
            <text:p>4104</text:p>
          </table:table-cell>
          <table:table-cell office:value-type="float" office:value="1.296963" calcext:value-type="float">
            <text:p>1.296963</text:p>
          </table:table-cell>
          <table:table-cell office:value-type="float" office:value="4587" calcext:value-type="float">
            <text:p>4587</text:p>
          </table:table-cell>
          <table:table-cell table:formula="of:=([.E631]-[.C631])/[.E631]" office:value-type="float" office:value="0.105297580117724" calcext:value-type="float">
            <text:p>0.1052975801177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60499911630857" calcext:value-type="float">
            <text:p>0.066049991163086</text:p>
          </table:table-cell>
          <table:table-cell office:value-type="float" office:value="4.29840716000002" calcext:value-type="float">
            <text:p>4.29840716000002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61" calcext:value-type="float">
            <text:p>9561</text:p>
          </table:table-cell>
          <table:table-cell office:value-type="float" office:value="3801" calcext:value-type="float">
            <text:p>3801</text:p>
          </table:table-cell>
          <table:table-cell office:value-type="float" office:value="0.973144000000001" calcext:value-type="float">
            <text:p>0.973144000000001</text:p>
          </table:table-cell>
          <table:table-cell office:value-type="float" office:value="4544" calcext:value-type="float">
            <text:p>4544</text:p>
          </table:table-cell>
          <table:table-cell table:formula="of:=([.E632]-[.C632])/[.E632]" office:value-type="float" office:value="0.163512323943662" calcext:value-type="float">
            <text:p>0.1635123239436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5335383357401" calcext:value-type="float">
            <text:p>0.055335383357401</text:p>
          </table:table-cell>
          <table:table-cell office:value-type="float" office:value="5.54683942444445" calcext:value-type="float">
            <text:p>5.54683942444445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62" calcext:value-type="float">
            <text:p>9562</text:p>
          </table:table-cell>
          <table:table-cell office:value-type="float" office:value="3538" calcext:value-type="float">
            <text:p>3538</text:p>
          </table:table-cell>
          <table:table-cell office:value-type="float" office:value="1.103932" calcext:value-type="float">
            <text:p>1.103932</text:p>
          </table:table-cell>
          <table:table-cell office:value-type="float" office:value="4245" calcext:value-type="float">
            <text:p>4245</text:p>
          </table:table-cell>
          <table:table-cell table:formula="of:=([.E633]-[.C633])/[.E633]" office:value-type="float" office:value="0.166548881036514" calcext:value-type="float">
            <text:p>0.1665488810365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773524896859621" calcext:value-type="float">
            <text:p>0.077352489685962</text:p>
          </table:table-cell>
          <table:table-cell office:value-type="float" office:value="4.07789732000001" calcext:value-type="float">
            <text:p>4.07789732000001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63" calcext:value-type="float">
            <text:p>9563</text:p>
          </table:table-cell>
          <table:table-cell office:value-type="float" office:value="3208" calcext:value-type="float">
            <text:p>3208</text:p>
          </table:table-cell>
          <table:table-cell office:value-type="float" office:value="0.99741" calcext:value-type="float">
            <text:p>0.99741</text:p>
          </table:table-cell>
          <table:table-cell office:value-type="float" office:value="3761" calcext:value-type="float">
            <text:p>3761</text:p>
          </table:table-cell>
          <table:table-cell table:formula="of:=([.E634]-[.C634])/[.E634]" office:value-type="float" office:value="0.14703536293539" calcext:value-type="float">
            <text:p>0.147035362935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540825797422092" calcext:value-type="float">
            <text:p>0.054082579742209</text:p>
          </table:table-cell>
          <table:table-cell office:value-type="float" office:value="5.08840620000002" calcext:value-type="float">
            <text:p>5.08840620000002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64" calcext:value-type="float">
            <text:p>9564</text:p>
          </table:table-cell>
          <table:table-cell office:value-type="float" office:value="3845" calcext:value-type="float">
            <text:p>3845</text:p>
          </table:table-cell>
          <table:table-cell office:value-type="float" office:value="0.943273" calcext:value-type="float">
            <text:p>0.943273</text:p>
          </table:table-cell>
          <table:table-cell office:value-type="float" office:value="4231" calcext:value-type="float">
            <text:p>4231</text:p>
          </table:table-cell>
          <table:table-cell table:formula="of:=([.E635]-[.C635])/[.E635]" office:value-type="float" office:value="0.0912313873788702" calcext:value-type="float">
            <text:p>0.091231387378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530635224094267" calcext:value-type="float">
            <text:p>0.053063522409427</text:p>
          </table:table-cell>
          <table:table-cell office:value-type="float" office:value="5.23210740000003" calcext:value-type="float">
            <text:p>5.23210740000003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65" calcext:value-type="float">
            <text:p>9565</text:p>
          </table:table-cell>
          <table:table-cell office:value-type="float" office:value="3849" calcext:value-type="float">
            <text:p>3849</text:p>
          </table:table-cell>
          <table:table-cell office:value-type="float" office:value="0.945014" calcext:value-type="float">
            <text:p>0.945014</text:p>
          </table:table-cell>
          <table:table-cell office:value-type="float" office:value="4656" calcext:value-type="float">
            <text:p>4656</text:p>
          </table:table-cell>
          <table:table-cell table:formula="of:=([.E636]-[.C636])/[.E636]" office:value-type="float" office:value="0.173324742268041" calcext:value-type="float">
            <text:p>0.1733247422680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51176877950171" calcext:value-type="float">
            <text:p>0.055117687795017</text:p>
          </table:table-cell>
          <table:table-cell office:value-type="float" office:value="5.69538194000003" calcext:value-type="float">
            <text:p>5.69538194000003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66" calcext:value-type="float">
            <text:p>9566</text:p>
          </table:table-cell>
          <table:table-cell office:value-type="float" office:value="4142" calcext:value-type="float">
            <text:p>4142</text:p>
          </table:table-cell>
          <table:table-cell office:value-type="float" office:value="0.928113999999997" calcext:value-type="float">
            <text:p>0.928113999999997</text:p>
          </table:table-cell>
          <table:table-cell office:value-type="float" office:value="5039" calcext:value-type="float">
            <text:p>5039</text:p>
          </table:table-cell>
          <table:table-cell table:formula="of:=([.E637]-[.C637])/[.E637]" office:value-type="float" office:value="0.178011510220282" calcext:value-type="float">
            <text:p>0.1780115102202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501056769769217" calcext:value-type="float">
            <text:p>0.050105676976922</text:p>
          </table:table-cell>
          <table:table-cell office:value-type="float" office:value="5.86164213999999" calcext:value-type="float">
            <text:p>5.86164213999999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67" calcext:value-type="float">
            <text:p>9567</text:p>
          </table:table-cell>
          <table:table-cell office:value-type="float" office:value="405" calcext:value-type="float">
            <text:p>405</text:p>
          </table:table-cell>
          <table:table-cell office:value-type="float" office:value="0.928088000000002" calcext:value-type="float">
            <text:p>0.928088000000002</text:p>
          </table:table-cell>
          <table:table-cell office:value-type="float" office:value="599" calcext:value-type="float">
            <text:p>599</text:p>
          </table:table-cell>
          <table:table-cell table:formula="of:=([.E638]-[.C638])/[.E638]" office:value-type="float" office:value="0.323873121869783" calcext:value-type="float">
            <text:p>0.3238731218697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92939615159943" calcext:value-type="float">
            <text:p>0.049293961515994</text:p>
          </table:table-cell>
          <table:table-cell office:value-type="float" office:value="5.92034610000002" calcext:value-type="float">
            <text:p>5.92034610000002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68" calcext:value-type="float">
            <text:p>9568</text:p>
          </table:table-cell>
          <table:table-cell office:value-type="float" office:value="4007" calcext:value-type="float">
            <text:p>4007</text:p>
          </table:table-cell>
          <table:table-cell office:value-type="float" office:value="0.910198999999999" calcext:value-type="float">
            <text:p>0.910198999999999</text:p>
          </table:table-cell>
          <table:table-cell office:value-type="float" office:value="4772" calcext:value-type="float">
            <text:p>4772</text:p>
          </table:table-cell>
          <table:table-cell table:formula="of:=([.E639]-[.C639])/[.E639]" office:value-type="float" office:value="0.160310142497904" calcext:value-type="float">
            <text:p>0.1603101424979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532937308018506" calcext:value-type="float">
            <text:p>0.053293730801851</text:p>
          </table:table-cell>
          <table:table-cell office:value-type="float" office:value="5.98304202" calcext:value-type="float">
            <text:p>5.98304202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69" calcext:value-type="float">
            <text:p>9569</text:p>
          </table:table-cell>
          <table:table-cell office:value-type="float" office:value="3980" calcext:value-type="float">
            <text:p>3980</text:p>
          </table:table-cell>
          <table:table-cell office:value-type="float" office:value="0.893445" calcext:value-type="float">
            <text:p>0.893445</text:p>
          </table:table-cell>
          <table:table-cell office:value-type="float" office:value="4473" calcext:value-type="float">
            <text:p>4473</text:p>
          </table:table-cell>
          <table:table-cell table:formula="of:=([.E640]-[.C640])/[.E640]" office:value-type="float" office:value="0.11021685669573" calcext:value-type="float">
            <text:p>0.110216856695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465920144808181" calcext:value-type="float">
            <text:p>0.046592014480818</text:p>
          </table:table-cell>
          <table:table-cell office:value-type="float" office:value="6.22371657999997" calcext:value-type="float">
            <text:p>6.22371657999997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70" calcext:value-type="float">
            <text:p>9570</text:p>
          </table:table-cell>
          <table:table-cell office:value-type="float" office:value="3681" calcext:value-type="float">
            <text:p>3681</text:p>
          </table:table-cell>
          <table:table-cell office:value-type="float" office:value="0.906663999999999" calcext:value-type="float">
            <text:p>0.906663999999999</text:p>
          </table:table-cell>
          <table:table-cell office:value-type="float" office:value="4479" calcext:value-type="float">
            <text:p>4479</text:p>
          </table:table-cell>
          <table:table-cell table:formula="of:=([.E641]-[.C641])/[.E641]" office:value-type="float" office:value="0.178164768921634" calcext:value-type="float">
            <text:p>0.178164768921634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71" calcext:value-type="float">
            <text:p>9571</text:p>
          </table:table-cell>
          <table:table-cell office:value-type="float" office:value="3767" calcext:value-type="float">
            <text:p>3767</text:p>
          </table:table-cell>
          <table:table-cell office:value-type="float" office:value="0.930259000000003" calcext:value-type="float">
            <text:p>0.930259000000003</text:p>
          </table:table-cell>
          <table:table-cell office:value-type="float" office:value="4311" calcext:value-type="float">
            <text:p>4311</text:p>
          </table:table-cell>
          <table:table-cell table:formula="of:=([.E642]-[.C642])/[.E642]" office:value-type="float" office:value="0.126188819299466" calcext:value-type="float">
            <text:p>0.126188819299466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72" calcext:value-type="float">
            <text:p>9572</text:p>
          </table:table-cell>
          <table:table-cell office:value-type="float" office:value="3870" calcext:value-type="float">
            <text:p>3870</text:p>
          </table:table-cell>
          <table:table-cell office:value-type="float" office:value="0.890491999999998" calcext:value-type="float">
            <text:p>0.890491999999998</text:p>
          </table:table-cell>
          <table:table-cell office:value-type="float" office:value="4562" calcext:value-type="float">
            <text:p>4562</text:p>
          </table:table-cell>
          <table:table-cell table:formula="of:=([.E643]-[.C643])/[.E643]" office:value-type="float" office:value="0.15168785620342" calcext:value-type="float">
            <text:p>0.15168785620342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73" calcext:value-type="float">
            <text:p>9573</text:p>
          </table:table-cell>
          <table:table-cell office:value-type="float" office:value="4359" calcext:value-type="float">
            <text:p>4359</text:p>
          </table:table-cell>
          <table:table-cell office:value-type="float" office:value="0.914857999999999" calcext:value-type="float">
            <text:p>0.914857999999999</text:p>
          </table:table-cell>
          <table:table-cell office:value-type="float" office:value="4738" calcext:value-type="float">
            <text:p>4738</text:p>
          </table:table-cell>
          <table:table-cell table:formula="of:=([.E644]-[.C644])/[.E644]" office:value-type="float" office:value="0.0799915576192486" calcext:value-type="float">
            <text:p>0.079991557619249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74" calcext:value-type="float">
            <text:p>9574</text:p>
          </table:table-cell>
          <table:table-cell office:value-type="float" office:value="4092" calcext:value-type="float">
            <text:p>4092</text:p>
          </table:table-cell>
          <table:table-cell office:value-type="float" office:value="0.943552" calcext:value-type="float">
            <text:p>0.943552</text:p>
          </table:table-cell>
          <table:table-cell office:value-type="float" office:value="4876" calcext:value-type="float">
            <text:p>4876</text:p>
          </table:table-cell>
          <table:table-cell table:formula="of:=([.E645]-[.C645])/[.E645]" office:value-type="float" office:value="0.16078753076292" calcext:value-type="float">
            <text:p>0.16078753076292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75" calcext:value-type="float">
            <text:p>9575</text:p>
          </table:table-cell>
          <table:table-cell office:value-type="float" office:value="4317" calcext:value-type="float">
            <text:p>4317</text:p>
          </table:table-cell>
          <table:table-cell office:value-type="float" office:value="0.931095999999997" calcext:value-type="float">
            <text:p>0.931095999999997</text:p>
          </table:table-cell>
          <table:table-cell office:value-type="float" office:value="5061" calcext:value-type="float">
            <text:p>5061</text:p>
          </table:table-cell>
          <table:table-cell table:formula="of:=([.E646]-[.C646])/[.E646]" office:value-type="float" office:value="0.147006520450504" calcext:value-type="float">
            <text:p>0.147006520450504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76" calcext:value-type="float">
            <text:p>9576</text:p>
          </table:table-cell>
          <table:table-cell office:value-type="float" office:value="4345" calcext:value-type="float">
            <text:p>4345</text:p>
          </table:table-cell>
          <table:table-cell office:value-type="float" office:value="0.941409000000004" calcext:value-type="float">
            <text:p>0.941409000000004</text:p>
          </table:table-cell>
          <table:table-cell office:value-type="float" office:value="5063" calcext:value-type="float">
            <text:p>5063</text:p>
          </table:table-cell>
          <table:table-cell table:formula="of:=([.E647]-[.C647])/[.E647]" office:value-type="float" office:value="0.14181315425637" calcext:value-type="float">
            <text:p>0.14181315425637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77" calcext:value-type="float">
            <text:p>9577</text:p>
          </table:table-cell>
          <table:table-cell office:value-type="float" office:value="4334" calcext:value-type="float">
            <text:p>4334</text:p>
          </table:table-cell>
          <table:table-cell office:value-type="float" office:value="0.940018000000002" calcext:value-type="float">
            <text:p>0.940018000000002</text:p>
          </table:table-cell>
          <table:table-cell office:value-type="float" office:value="4870" calcext:value-type="float">
            <text:p>4870</text:p>
          </table:table-cell>
          <table:table-cell table:formula="of:=([.E648]-[.C648])/[.E648]" office:value-type="float" office:value="0.11006160164271" calcext:value-type="float">
            <text:p>0.11006160164271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78" calcext:value-type="float">
            <text:p>9578</text:p>
          </table:table-cell>
          <table:table-cell office:value-type="float" office:value="4463" calcext:value-type="float">
            <text:p>4463</text:p>
          </table:table-cell>
          <table:table-cell office:value-type="float" office:value="0.913779000000002" calcext:value-type="float">
            <text:p>0.913779000000002</text:p>
          </table:table-cell>
          <table:table-cell office:value-type="float" office:value="5232" calcext:value-type="float">
            <text:p>5232</text:p>
          </table:table-cell>
          <table:table-cell table:formula="of:=([.E649]-[.C649])/[.E649]" office:value-type="float" office:value="0.146980122324159" calcext:value-type="float">
            <text:p>0.146980122324159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79" calcext:value-type="float">
            <text:p>9579</text:p>
          </table:table-cell>
          <table:table-cell office:value-type="float" office:value="3758" calcext:value-type="float">
            <text:p>3758</text:p>
          </table:table-cell>
          <table:table-cell office:value-type="float" office:value="1.105923" calcext:value-type="float">
            <text:p>1.105923</text:p>
          </table:table-cell>
          <table:table-cell office:value-type="float" office:value="4567" calcext:value-type="float">
            <text:p>4567</text:p>
          </table:table-cell>
          <table:table-cell table:formula="of:=([.E650]-[.C650])/[.E650]" office:value-type="float" office:value="0.177140354718634" calcext:value-type="float">
            <text:p>0.177140354718634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80" calcext:value-type="float">
            <text:p>9580</text:p>
          </table:table-cell>
          <table:table-cell office:value-type="float" office:value="3837" calcext:value-type="float">
            <text:p>3837</text:p>
          </table:table-cell>
          <table:table-cell office:value-type="float" office:value="0.951823999999998" calcext:value-type="float">
            <text:p>0.951823999999998</text:p>
          </table:table-cell>
          <table:table-cell office:value-type="float" office:value="4483" calcext:value-type="float">
            <text:p>4483</text:p>
          </table:table-cell>
          <table:table-cell table:formula="of:=([.E651]-[.C651])/[.E651]" office:value-type="float" office:value="0.144099933080526" calcext:value-type="float">
            <text:p>0.144099933080526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81" calcext:value-type="float">
            <text:p>9581</text:p>
          </table:table-cell>
          <table:table-cell office:value-type="float" office:value="4205" calcext:value-type="float">
            <text:p>4205</text:p>
          </table:table-cell>
          <table:table-cell office:value-type="float" office:value="0.972472999999997" calcext:value-type="float">
            <text:p>0.972472999999997</text:p>
          </table:table-cell>
          <table:table-cell office:value-type="float" office:value="4907" calcext:value-type="float">
            <text:p>4907</text:p>
          </table:table-cell>
          <table:table-cell table:formula="of:=([.E652]-[.C652])/[.E652]" office:value-type="float" office:value="0.143060933360505" calcext:value-type="float">
            <text:p>0.143060933360505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82" calcext:value-type="float">
            <text:p>9582</text:p>
          </table:table-cell>
          <table:table-cell office:value-type="float" office:value="4218" calcext:value-type="float">
            <text:p>4218</text:p>
          </table:table-cell>
          <table:table-cell office:value-type="float" office:value="0.971877000000003" calcext:value-type="float">
            <text:p>0.971877000000003</text:p>
          </table:table-cell>
          <table:table-cell office:value-type="float" office:value="5088" calcext:value-type="float">
            <text:p>5088</text:p>
          </table:table-cell>
          <table:table-cell table:formula="of:=([.E653]-[.C653])/[.E653]" office:value-type="float" office:value="0.170990566037736" calcext:value-type="float">
            <text:p>0.170990566037736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83" calcext:value-type="float">
            <text:p>9583</text:p>
          </table:table-cell>
          <table:table-cell office:value-type="float" office:value="3537" calcext:value-type="float">
            <text:p>3537</text:p>
          </table:table-cell>
          <table:table-cell office:value-type="float" office:value="0.907119000000002" calcext:value-type="float">
            <text:p>0.907119000000002</text:p>
          </table:table-cell>
          <table:table-cell office:value-type="float" office:value="4192" calcext:value-type="float">
            <text:p>4192</text:p>
          </table:table-cell>
          <table:table-cell table:formula="of:=([.E654]-[.C654])/[.E654]" office:value-type="float" office:value="0.15625" calcext:value-type="float">
            <text:p>0.15625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84" calcext:value-type="float">
            <text:p>9584</text:p>
          </table:table-cell>
          <table:table-cell office:value-type="float" office:value="4437" calcext:value-type="float">
            <text:p>4437</text:p>
          </table:table-cell>
          <table:table-cell office:value-type="float" office:value="0.91542900000001" calcext:value-type="float">
            <text:p>0.91542900000001</text:p>
          </table:table-cell>
          <table:table-cell office:value-type="float" office:value="5210" calcext:value-type="float">
            <text:p>5210</text:p>
          </table:table-cell>
          <table:table-cell table:formula="of:=([.E655]-[.C655])/[.E655]" office:value-type="float" office:value="0.148368522072937" calcext:value-type="float">
            <text:p>0.148368522072937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85" calcext:value-type="float">
            <text:p>9585</text:p>
          </table:table-cell>
          <table:table-cell office:value-type="float" office:value="3997" calcext:value-type="float">
            <text:p>3997</text:p>
          </table:table-cell>
          <table:table-cell office:value-type="float" office:value="0.904687000000003" calcext:value-type="float">
            <text:p>0.904687000000003</text:p>
          </table:table-cell>
          <table:table-cell office:value-type="float" office:value="4667" calcext:value-type="float">
            <text:p>4667</text:p>
          </table:table-cell>
          <table:table-cell table:formula="of:=([.E656]-[.C656])/[.E656]" office:value-type="float" office:value="0.143561174201843" calcext:value-type="float">
            <text:p>0.143561174201843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86" calcext:value-type="float">
            <text:p>9586</text:p>
          </table:table-cell>
          <table:table-cell office:value-type="float" office:value="4095" calcext:value-type="float">
            <text:p>4095</text:p>
          </table:table-cell>
          <table:table-cell office:value-type="float" office:value="0.927546999999997" calcext:value-type="float">
            <text:p>0.927546999999997</text:p>
          </table:table-cell>
          <table:table-cell office:value-type="float" office:value="4700" calcext:value-type="float">
            <text:p>4700</text:p>
          </table:table-cell>
          <table:table-cell table:formula="of:=([.E657]-[.C657])/[.E657]" office:value-type="float" office:value="0.128723404255319" calcext:value-type="float">
            <text:p>0.128723404255319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87" calcext:value-type="float">
            <text:p>9587</text:p>
          </table:table-cell>
          <table:table-cell office:value-type="float" office:value="4149" calcext:value-type="float">
            <text:p>4149</text:p>
          </table:table-cell>
          <table:table-cell office:value-type="float" office:value="0.950853999999999" calcext:value-type="float">
            <text:p>0.950853999999999</text:p>
          </table:table-cell>
          <table:table-cell office:value-type="float" office:value="5043" calcext:value-type="float">
            <text:p>5043</text:p>
          </table:table-cell>
          <table:table-cell table:formula="of:=([.E658]-[.C658])/[.E658]" office:value-type="float" office:value="0.177275431290898" calcext:value-type="float">
            <text:p>0.177275431290898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88" calcext:value-type="float">
            <text:p>9588</text:p>
          </table:table-cell>
          <table:table-cell office:value-type="float" office:value="4273" calcext:value-type="float">
            <text:p>4273</text:p>
          </table:table-cell>
          <table:table-cell office:value-type="float" office:value="0.921554999999998" calcext:value-type="float">
            <text:p>0.921554999999998</text:p>
          </table:table-cell>
          <table:table-cell office:value-type="float" office:value="4805" calcext:value-type="float">
            <text:p>4805</text:p>
          </table:table-cell>
          <table:table-cell table:formula="of:=([.E659]-[.C659])/[.E659]" office:value-type="float" office:value="0.110718002081165" calcext:value-type="float">
            <text:p>0.110718002081165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89" calcext:value-type="float">
            <text:p>9589</text:p>
          </table:table-cell>
          <table:table-cell office:value-type="float" office:value="3852" calcext:value-type="float">
            <text:p>3852</text:p>
          </table:table-cell>
          <table:table-cell office:value-type="float" office:value="0.934076000000005" calcext:value-type="float">
            <text:p>0.934076000000005</text:p>
          </table:table-cell>
          <table:table-cell office:value-type="float" office:value="4614" calcext:value-type="float">
            <text:p>4614</text:p>
          </table:table-cell>
          <table:table-cell table:formula="of:=([.E660]-[.C660])/[.E660]" office:value-type="float" office:value="0.165149544863459" calcext:value-type="float">
            <text:p>0.165149544863459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0" calcext:value-type="float">
            <text:p>9590</text:p>
          </table:table-cell>
          <table:table-cell office:value-type="float" office:value="4551" calcext:value-type="float">
            <text:p>4551</text:p>
          </table:table-cell>
          <table:table-cell office:value-type="float" office:value="0.920646999999995" calcext:value-type="float">
            <text:p>0.920646999999995</text:p>
          </table:table-cell>
          <table:table-cell office:value-type="float" office:value="5157" calcext:value-type="float">
            <text:p>5157</text:p>
          </table:table-cell>
          <table:table-cell table:formula="of:=([.E661]-[.C661])/[.E661]" office:value-type="float" office:value="0.117510180337405" calcext:value-type="float">
            <text:p>0.117510180337405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1" calcext:value-type="float">
            <text:p>9591</text:p>
          </table:table-cell>
          <table:table-cell office:value-type="float" office:value="3845" calcext:value-type="float">
            <text:p>3845</text:p>
          </table:table-cell>
          <table:table-cell office:value-type="float" office:value="0.901135000000004" calcext:value-type="float">
            <text:p>0.901135000000004</text:p>
          </table:table-cell>
          <table:table-cell office:value-type="float" office:value="4522" calcext:value-type="float">
            <text:p>4522</text:p>
          </table:table-cell>
          <table:table-cell table:formula="of:=([.E662]-[.C662])/[.E662]" office:value-type="float" office:value="0.149712516585582" calcext:value-type="float">
            <text:p>0.149712516585582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2" calcext:value-type="float">
            <text:p>9592</text:p>
          </table:table-cell>
          <table:table-cell office:value-type="float" office:value="3768" calcext:value-type="float">
            <text:p>3768</text:p>
          </table:table-cell>
          <table:table-cell office:value-type="float" office:value="0.889434999999999" calcext:value-type="float">
            <text:p>0.889434999999999</text:p>
          </table:table-cell>
          <table:table-cell office:value-type="float" office:value="4366" calcext:value-type="float">
            <text:p>4366</text:p>
          </table:table-cell>
          <table:table-cell table:formula="of:=([.E663]-[.C663])/[.E663]" office:value-type="float" office:value="0.136967475950527" calcext:value-type="float">
            <text:p>0.136967475950527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3" calcext:value-type="float">
            <text:p>9593</text:p>
          </table:table-cell>
          <table:table-cell office:value-type="float" office:value="4363" calcext:value-type="float">
            <text:p>4363</text:p>
          </table:table-cell>
          <table:table-cell office:value-type="float" office:value="0.952803000000003" calcext:value-type="float">
            <text:p>0.952803000000003</text:p>
          </table:table-cell>
          <table:table-cell office:value-type="float" office:value="4994" calcext:value-type="float">
            <text:p>4994</text:p>
          </table:table-cell>
          <table:table-cell table:formula="of:=([.E664]-[.C664])/[.E664]" office:value-type="float" office:value="0.126351621946336" calcext:value-type="float">
            <text:p>0.126351621946336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4" calcext:value-type="float">
            <text:p>9594</text:p>
          </table:table-cell>
          <table:table-cell office:value-type="float" office:value="3542" calcext:value-type="float">
            <text:p>3542</text:p>
          </table:table-cell>
          <table:table-cell office:value-type="float" office:value="0.965505999999998" calcext:value-type="float">
            <text:p>0.965505999999998</text:p>
          </table:table-cell>
          <table:table-cell office:value-type="float" office:value="4215" calcext:value-type="float">
            <text:p>4215</text:p>
          </table:table-cell>
          <table:table-cell table:formula="of:=([.E665]-[.C665])/[.E665]" office:value-type="float" office:value="0.159667852906287" calcext:value-type="float">
            <text:p>0.159667852906287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5" calcext:value-type="float">
            <text:p>9595</text:p>
          </table:table-cell>
          <table:table-cell office:value-type="float" office:value="3809" calcext:value-type="float">
            <text:p>3809</text:p>
          </table:table-cell>
          <table:table-cell office:value-type="float" office:value="0.950476999999999" calcext:value-type="float">
            <text:p>0.950476999999999</text:p>
          </table:table-cell>
          <table:table-cell office:value-type="float" office:value="4373" calcext:value-type="float">
            <text:p>4373</text:p>
          </table:table-cell>
          <table:table-cell table:formula="of:=([.E666]-[.C666])/[.E666]" office:value-type="float" office:value="0.12897324491196" calcext:value-type="float">
            <text:p>0.12897324491196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6" calcext:value-type="float">
            <text:p>9596</text:p>
          </table:table-cell>
          <table:table-cell office:value-type="float" office:value="3903" calcext:value-type="float">
            <text:p>3903</text:p>
          </table:table-cell>
          <table:table-cell office:value-type="float" office:value="0.923777000000001" calcext:value-type="float">
            <text:p>0.923777000000001</text:p>
          </table:table-cell>
          <table:table-cell office:value-type="float" office:value="4244" calcext:value-type="float">
            <text:p>4244</text:p>
          </table:table-cell>
          <table:table-cell table:formula="of:=([.E667]-[.C667])/[.E667]" office:value-type="float" office:value="0.0803487276154571" calcext:value-type="float">
            <text:p>0.080348727615457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7" calcext:value-type="float">
            <text:p>9597</text:p>
          </table:table-cell>
          <table:table-cell office:value-type="float" office:value="4198" calcext:value-type="float">
            <text:p>4198</text:p>
          </table:table-cell>
          <table:table-cell office:value-type="float" office:value="0.877784999999996" calcext:value-type="float">
            <text:p>0.877784999999996</text:p>
          </table:table-cell>
          <table:table-cell office:value-type="float" office:value="4864" calcext:value-type="float">
            <text:p>4864</text:p>
          </table:table-cell>
          <table:table-cell table:formula="of:=([.E668]-[.C668])/[.E668]" office:value-type="float" office:value="0.136924342105263" calcext:value-type="float">
            <text:p>0.136924342105263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8" calcext:value-type="float">
            <text:p>9598</text:p>
          </table:table-cell>
          <table:table-cell office:value-type="float" office:value="3916" calcext:value-type="float">
            <text:p>3916</text:p>
          </table:table-cell>
          <table:table-cell office:value-type="float" office:value="0.947590999999996" calcext:value-type="float">
            <text:p>0.947590999999996</text:p>
          </table:table-cell>
          <table:table-cell office:value-type="float" office:value="4814" calcext:value-type="float">
            <text:p>4814</text:p>
          </table:table-cell>
          <table:table-cell table:formula="of:=([.E669]-[.C669])/[.E669]" office:value-type="float" office:value="0.186539260490237" calcext:value-type="float">
            <text:p>0.186539260490237</text:p>
          </table:table-cell>
          <table:table-cell table:number-columns-repeated="1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9" calcext:value-type="float">
            <text:p>9599</text:p>
          </table:table-cell>
          <table:table-cell office:value-type="float" office:value="3206" calcext:value-type="float">
            <text:p>3206</text:p>
          </table:table-cell>
          <table:table-cell office:value-type="float" office:value="0.944738000000008" calcext:value-type="float">
            <text:p>0.944738000000008</text:p>
          </table:table-cell>
          <table:table-cell office:value-type="float" office:value="3884" calcext:value-type="float">
            <text:p>3884</text:p>
          </table:table-cell>
          <table:table-cell table:formula="of:=([.E670]-[.C670])/[.E670]" office:value-type="float" office:value="0.174562306900103" calcext:value-type="float">
            <text:p>0.174562306900103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0" calcext:value-type="float">
            <text:p>9550</text:p>
          </table:table-cell>
          <table:table-cell office:value-type="float" office:value="3348" calcext:value-type="float">
            <text:p>3348</text:p>
          </table:table-cell>
          <table:table-cell office:value-type="float" office:value="0.999748000000004" calcext:value-type="float">
            <text:p>0.999748000000004</text:p>
          </table:table-cell>
          <table:table-cell office:value-type="float" office:value="4068" calcext:value-type="float">
            <text:p>4068</text:p>
          </table:table-cell>
          <table:table-cell table:formula="of:=([.E671]-[.C671])/[.E671]" office:value-type="float" office:value="0.176991150442478" calcext:value-type="float">
            <text:p>0.176991150442478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1" calcext:value-type="float">
            <text:p>9551</text:p>
          </table:table-cell>
          <table:table-cell office:value-type="float" office:value="3925" calcext:value-type="float">
            <text:p>3925</text:p>
          </table:table-cell>
          <table:table-cell office:value-type="float" office:value="1.07355" calcext:value-type="float">
            <text:p>1.07355</text:p>
          </table:table-cell>
          <table:table-cell office:value-type="float" office:value="4454" calcext:value-type="float">
            <text:p>4454</text:p>
          </table:table-cell>
          <table:table-cell table:formula="of:=([.E672]-[.C672])/[.E672]" office:value-type="float" office:value="0.118769645262685" calcext:value-type="float">
            <text:p>0.118769645262685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2" calcext:value-type="float">
            <text:p>9552</text:p>
          </table:table-cell>
          <table:table-cell office:value-type="float" office:value="4318" calcext:value-type="float">
            <text:p>4318</text:p>
          </table:table-cell>
          <table:table-cell office:value-type="float" office:value="0.973502000000003" calcext:value-type="float">
            <text:p>0.973502000000003</text:p>
          </table:table-cell>
          <table:table-cell office:value-type="float" office:value="5023" calcext:value-type="float">
            <text:p>5023</text:p>
          </table:table-cell>
          <table:table-cell table:formula="of:=([.E673]-[.C673])/[.E673]" office:value-type="float" office:value="0.140354369898467" calcext:value-type="float">
            <text:p>0.140354369898467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3" calcext:value-type="float">
            <text:p>9553</text:p>
          </table:table-cell>
          <table:table-cell office:value-type="float" office:value="4613" calcext:value-type="float">
            <text:p>4613</text:p>
          </table:table-cell>
          <table:table-cell office:value-type="float" office:value="1.044364" calcext:value-type="float">
            <text:p>1.044364</text:p>
          </table:table-cell>
          <table:table-cell office:value-type="float" office:value="5386" calcext:value-type="float">
            <text:p>5386</text:p>
          </table:table-cell>
          <table:table-cell table:formula="of:=([.E674]-[.C674])/[.E674]" office:value-type="float" office:value="0.143520237653175" calcext:value-type="float">
            <text:p>0.143520237653175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4" calcext:value-type="float">
            <text:p>9554</text:p>
          </table:table-cell>
          <table:table-cell office:value-type="float" office:value="4240" calcext:value-type="float">
            <text:p>4240</text:p>
          </table:table-cell>
          <table:table-cell office:value-type="float" office:value="1.072338" calcext:value-type="float">
            <text:p>1.072338</text:p>
          </table:table-cell>
          <table:table-cell office:value-type="float" office:value="4995" calcext:value-type="float">
            <text:p>4995</text:p>
          </table:table-cell>
          <table:table-cell table:formula="of:=([.E675]-[.C675])/[.E675]" office:value-type="float" office:value="0.151151151151151" calcext:value-type="float">
            <text:p>0.151151151151151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5" calcext:value-type="float">
            <text:p>9555</text:p>
          </table:table-cell>
          <table:table-cell office:value-type="float" office:value="3220" calcext:value-type="float">
            <text:p>3220</text:p>
          </table:table-cell>
          <table:table-cell office:value-type="float" office:value="2.51154699999999" calcext:value-type="float">
            <text:p>2.51154699999999</text:p>
          </table:table-cell>
          <table:table-cell office:value-type="float" office:value="3617" calcext:value-type="float">
            <text:p>3617</text:p>
          </table:table-cell>
          <table:table-cell table:formula="of:=([.E676]-[.C676])/[.E676]" office:value-type="float" office:value="0.109759469173348" calcext:value-type="float">
            <text:p>0.109759469173348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6" calcext:value-type="float">
            <text:p>9556</text:p>
          </table:table-cell>
          <table:table-cell office:value-type="float" office:value="4043" calcext:value-type="float">
            <text:p>4043</text:p>
          </table:table-cell>
          <table:table-cell office:value-type="float" office:value="1.017923" calcext:value-type="float">
            <text:p>1.017923</text:p>
          </table:table-cell>
          <table:table-cell office:value-type="float" office:value="4569" calcext:value-type="float">
            <text:p>4569</text:p>
          </table:table-cell>
          <table:table-cell table:formula="of:=([.E677]-[.C677])/[.E677]" office:value-type="float" office:value="0.11512365944408" calcext:value-type="float">
            <text:p>0.11512365944408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7" calcext:value-type="float">
            <text:p>9557</text:p>
          </table:table-cell>
          <table:table-cell office:value-type="float" office:value="4292" calcext:value-type="float">
            <text:p>4292</text:p>
          </table:table-cell>
          <table:table-cell office:value-type="float" office:value="1.075198" calcext:value-type="float">
            <text:p>1.075198</text:p>
          </table:table-cell>
          <table:table-cell office:value-type="float" office:value="4660" calcext:value-type="float">
            <text:p>4660</text:p>
          </table:table-cell>
          <table:table-cell table:formula="of:=([.E678]-[.C678])/[.E678]" office:value-type="float" office:value="0.0789699570815451" calcext:value-type="float">
            <text:p>0.078969957081545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8" calcext:value-type="float">
            <text:p>9558</text:p>
          </table:table-cell>
          <table:table-cell office:value-type="float" office:value="3596" calcext:value-type="float">
            <text:p>3596</text:p>
          </table:table-cell>
          <table:table-cell office:value-type="float" office:value="1.03730900000001" calcext:value-type="float">
            <text:p>1.03730900000001</text:p>
          </table:table-cell>
          <table:table-cell office:value-type="float" office:value="4449" calcext:value-type="float">
            <text:p>4449</text:p>
          </table:table-cell>
          <table:table-cell table:formula="of:=([.E679]-[.C679])/[.E679]" office:value-type="float" office:value="0.191728478309733" calcext:value-type="float">
            <text:p>0.191728478309733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9" calcext:value-type="float">
            <text:p>9559</text:p>
          </table:table-cell>
          <table:table-cell office:value-type="float" office:value="3663" calcext:value-type="float">
            <text:p>3663</text:p>
          </table:table-cell>
          <table:table-cell office:value-type="float" office:value="2.182046" calcext:value-type="float">
            <text:p>2.182046</text:p>
          </table:table-cell>
          <table:table-cell office:value-type="float" office:value="4069" calcext:value-type="float">
            <text:p>4069</text:p>
          </table:table-cell>
          <table:table-cell table:formula="of:=([.E680]-[.C680])/[.E680]" office:value-type="float" office:value="0.0997788154337675" calcext:value-type="float">
            <text:p>0.099778815433768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0" calcext:value-type="float">
            <text:p>9560</text:p>
          </table:table-cell>
          <table:table-cell office:value-type="float" office:value="4109" calcext:value-type="float">
            <text:p>4109</text:p>
          </table:table-cell>
          <table:table-cell office:value-type="float" office:value="1.928066" calcext:value-type="float">
            <text:p>1.928066</text:p>
          </table:table-cell>
          <table:table-cell office:value-type="float" office:value="4587" calcext:value-type="float">
            <text:p>4587</text:p>
          </table:table-cell>
          <table:table-cell table:formula="of:=([.E681]-[.C681])/[.E681]" office:value-type="float" office:value="0.104207543056464" calcext:value-type="float">
            <text:p>0.104207543056464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1" calcext:value-type="float">
            <text:p>9561</text:p>
          </table:table-cell>
          <table:table-cell office:value-type="float" office:value="3910" calcext:value-type="float">
            <text:p>3910</text:p>
          </table:table-cell>
          <table:table-cell office:value-type="float" office:value="1.05675" calcext:value-type="float">
            <text:p>1.05675</text:p>
          </table:table-cell>
          <table:table-cell office:value-type="float" office:value="4544" calcext:value-type="float">
            <text:p>4544</text:p>
          </table:table-cell>
          <table:table-cell table:formula="of:=([.E682]-[.C682])/[.E682]" office:value-type="float" office:value="0.139524647887324" calcext:value-type="float">
            <text:p>0.139524647887324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2" calcext:value-type="float">
            <text:p>9562</text:p>
          </table:table-cell>
          <table:table-cell office:value-type="float" office:value="3810" calcext:value-type="float">
            <text:p>3810</text:p>
          </table:table-cell>
          <table:table-cell office:value-type="float" office:value="1.03007700000001" calcext:value-type="float">
            <text:p>1.03007700000001</text:p>
          </table:table-cell>
          <table:table-cell office:value-type="float" office:value="4245" calcext:value-type="float">
            <text:p>4245</text:p>
          </table:table-cell>
          <table:table-cell table:formula="of:=([.E683]-[.C683])/[.E683]" office:value-type="float" office:value="0.102473498233216" calcext:value-type="float">
            <text:p>0.102473498233216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3" calcext:value-type="float">
            <text:p>9563</text:p>
          </table:table-cell>
          <table:table-cell office:value-type="float" office:value="3146" calcext:value-type="float">
            <text:p>3146</text:p>
          </table:table-cell>
          <table:table-cell office:value-type="float" office:value="1.12820099999999" calcext:value-type="float">
            <text:p>1.12820099999999</text:p>
          </table:table-cell>
          <table:table-cell office:value-type="float" office:value="3761" calcext:value-type="float">
            <text:p>3761</text:p>
          </table:table-cell>
          <table:table-cell table:formula="of:=([.E684]-[.C684])/[.E684]" office:value-type="float" office:value="0.163520340335017" calcext:value-type="float">
            <text:p>0.163520340335017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4" calcext:value-type="float">
            <text:p>9564</text:p>
          </table:table-cell>
          <table:table-cell office:value-type="float" office:value="3556" calcext:value-type="float">
            <text:p>3556</text:p>
          </table:table-cell>
          <table:table-cell office:value-type="float" office:value="1.049301" calcext:value-type="float">
            <text:p>1.049301</text:p>
          </table:table-cell>
          <table:table-cell office:value-type="float" office:value="4231" calcext:value-type="float">
            <text:p>4231</text:p>
          </table:table-cell>
          <table:table-cell table:formula="of:=([.E685]-[.C685])/[.E685]" office:value-type="float" office:value="0.159536752540771" calcext:value-type="float">
            <text:p>0.159536752540771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5" calcext:value-type="float">
            <text:p>9565</text:p>
          </table:table-cell>
          <table:table-cell office:value-type="float" office:value="3908" calcext:value-type="float">
            <text:p>3908</text:p>
          </table:table-cell>
          <table:table-cell office:value-type="float" office:value="1.13730100000001" calcext:value-type="float">
            <text:p>1.13730100000001</text:p>
          </table:table-cell>
          <table:table-cell office:value-type="float" office:value="4656" calcext:value-type="float">
            <text:p>4656</text:p>
          </table:table-cell>
          <table:table-cell table:formula="of:=([.E686]-[.C686])/[.E686]" office:value-type="float" office:value="0.160652920962199" calcext:value-type="float">
            <text:p>0.160652920962199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6" calcext:value-type="float">
            <text:p>9566</text:p>
          </table:table-cell>
          <table:table-cell office:value-type="float" office:value="4055" calcext:value-type="float">
            <text:p>4055</text:p>
          </table:table-cell>
          <table:table-cell office:value-type="float" office:value="1.072152" calcext:value-type="float">
            <text:p>1.072152</text:p>
          </table:table-cell>
          <table:table-cell office:value-type="float" office:value="5039" calcext:value-type="float">
            <text:p>5039</text:p>
          </table:table-cell>
          <table:table-cell table:formula="of:=([.E687]-[.C687])/[.E687]" office:value-type="float" office:value="0.195276840642985" calcext:value-type="float">
            <text:p>0.195276840642985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2.92443200000001" calcext:value-type="float">
            <text:p>2.92443200000001</text:p>
          </table:table-cell>
          <table:table-cell office:value-type="float" office:value="599" calcext:value-type="float">
            <text:p>599</text:p>
          </table:table-cell>
          <table:table-cell table:formula="of:=([.E688]-[.C688])/[.E68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8" calcext:value-type="float">
            <text:p>9568</text:p>
          </table:table-cell>
          <table:table-cell office:value-type="float" office:value="4065" calcext:value-type="float">
            <text:p>4065</text:p>
          </table:table-cell>
          <table:table-cell office:value-type="float" office:value="1.078481" calcext:value-type="float">
            <text:p>1.078481</text:p>
          </table:table-cell>
          <table:table-cell office:value-type="float" office:value="4772" calcext:value-type="float">
            <text:p>4772</text:p>
          </table:table-cell>
          <table:table-cell table:formula="of:=([.E689]-[.C689])/[.E689]" office:value-type="float" office:value="0.14815590947192" calcext:value-type="float">
            <text:p>0.14815590947192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9" calcext:value-type="float">
            <text:p>9569</text:p>
          </table:table-cell>
          <table:table-cell office:value-type="float" office:value="3692" calcext:value-type="float">
            <text:p>3692</text:p>
          </table:table-cell>
          <table:table-cell office:value-type="float" office:value="1.068636" calcext:value-type="float">
            <text:p>1.068636</text:p>
          </table:table-cell>
          <table:table-cell office:value-type="float" office:value="4473" calcext:value-type="float">
            <text:p>4473</text:p>
          </table:table-cell>
          <table:table-cell table:formula="of:=([.E690]-[.C690])/[.E690]" office:value-type="float" office:value="0.174603174603175" calcext:value-type="float">
            <text:p>0.174603174603175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0" calcext:value-type="float">
            <text:p>9570</text:p>
          </table:table-cell>
          <table:table-cell office:value-type="float" office:value="3973" calcext:value-type="float">
            <text:p>3973</text:p>
          </table:table-cell>
          <table:table-cell office:value-type="float" office:value="2.041854" calcext:value-type="float">
            <text:p>2.041854</text:p>
          </table:table-cell>
          <table:table-cell office:value-type="float" office:value="4479" calcext:value-type="float">
            <text:p>4479</text:p>
          </table:table-cell>
          <table:table-cell table:formula="of:=([.E691]-[.C691])/[.E691]" office:value-type="float" office:value="0.112971645456575" calcext:value-type="float">
            <text:p>0.112971645456575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1" calcext:value-type="float">
            <text:p>9571</text:p>
          </table:table-cell>
          <table:table-cell office:value-type="float" office:value="3743" calcext:value-type="float">
            <text:p>3743</text:p>
          </table:table-cell>
          <table:table-cell office:value-type="float" office:value="1.10597899999999" calcext:value-type="float">
            <text:p>1.10597899999999</text:p>
          </table:table-cell>
          <table:table-cell office:value-type="float" office:value="4311" calcext:value-type="float">
            <text:p>4311</text:p>
          </table:table-cell>
          <table:table-cell table:formula="of:=([.E692]-[.C692])/[.E692]" office:value-type="float" office:value="0.13175597309209" calcext:value-type="float">
            <text:p>0.13175597309209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2" calcext:value-type="float">
            <text:p>9572</text:p>
          </table:table-cell>
          <table:table-cell office:value-type="float" office:value="3741" calcext:value-type="float">
            <text:p>3741</text:p>
          </table:table-cell>
          <table:table-cell office:value-type="float" office:value="1.02181299999999" calcext:value-type="float">
            <text:p>1.02181299999999</text:p>
          </table:table-cell>
          <table:table-cell office:value-type="float" office:value="4562" calcext:value-type="float">
            <text:p>4562</text:p>
          </table:table-cell>
          <table:table-cell table:formula="of:=([.E693]-[.C693])/[.E693]" office:value-type="float" office:value="0.179964927663306" calcext:value-type="float">
            <text:p>0.179964927663306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3" calcext:value-type="float">
            <text:p>9573</text:p>
          </table:table-cell>
          <table:table-cell office:value-type="float" office:value="4598" calcext:value-type="float">
            <text:p>4598</text:p>
          </table:table-cell>
          <table:table-cell office:value-type="float" office:value="3.41652199999999" calcext:value-type="float">
            <text:p>3.41652199999999</text:p>
          </table:table-cell>
          <table:table-cell office:value-type="float" office:value="4738" calcext:value-type="float">
            <text:p>4738</text:p>
          </table:table-cell>
          <table:table-cell table:formula="of:=([.E694]-[.C694])/[.E694]" office:value-type="float" office:value="0.0295483326298016" calcext:value-type="float">
            <text:p>0.029548332629802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4" calcext:value-type="float">
            <text:p>9574</text:p>
          </table:table-cell>
          <table:table-cell office:value-type="float" office:value="4157" calcext:value-type="float">
            <text:p>4157</text:p>
          </table:table-cell>
          <table:table-cell office:value-type="float" office:value="1.047618" calcext:value-type="float">
            <text:p>1.047618</text:p>
          </table:table-cell>
          <table:table-cell office:value-type="float" office:value="4876" calcext:value-type="float">
            <text:p>4876</text:p>
          </table:table-cell>
          <table:table-cell table:formula="of:=([.E695]-[.C695])/[.E695]" office:value-type="float" office:value="0.147456931911403" calcext:value-type="float">
            <text:p>0.147456931911403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5" calcext:value-type="float">
            <text:p>9575</text:p>
          </table:table-cell>
          <table:table-cell office:value-type="float" office:value="4224" calcext:value-type="float">
            <text:p>4224</text:p>
          </table:table-cell>
          <table:table-cell office:value-type="float" office:value="1.01392499999999" calcext:value-type="float">
            <text:p>1.01392499999999</text:p>
          </table:table-cell>
          <table:table-cell office:value-type="float" office:value="5061" calcext:value-type="float">
            <text:p>5061</text:p>
          </table:table-cell>
          <table:table-cell table:formula="of:=([.E696]-[.C696])/[.E696]" office:value-type="float" office:value="0.165382335506817" calcext:value-type="float">
            <text:p>0.165382335506817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6" calcext:value-type="float">
            <text:p>9576</text:p>
          </table:table-cell>
          <table:table-cell office:value-type="float" office:value="4837" calcext:value-type="float">
            <text:p>4837</text:p>
          </table:table-cell>
          <table:table-cell office:value-type="float" office:value="3.320835" calcext:value-type="float">
            <text:p>3.320835</text:p>
          </table:table-cell>
          <table:table-cell office:value-type="float" office:value="5063" calcext:value-type="float">
            <text:p>5063</text:p>
          </table:table-cell>
          <table:table-cell table:formula="of:=([.E697]-[.C697])/[.E697]" office:value-type="float" office:value="0.044637566660083" calcext:value-type="float">
            <text:p>0.044637566660083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7" calcext:value-type="float">
            <text:p>9577</text:p>
          </table:table-cell>
          <table:table-cell office:value-type="float" office:value="4289" calcext:value-type="float">
            <text:p>4289</text:p>
          </table:table-cell>
          <table:table-cell office:value-type="float" office:value="1.11278399999999" calcext:value-type="float">
            <text:p>1.11278399999999</text:p>
          </table:table-cell>
          <table:table-cell office:value-type="float" office:value="4870" calcext:value-type="float">
            <text:p>4870</text:p>
          </table:table-cell>
          <table:table-cell table:formula="of:=([.E698]-[.C698])/[.E698]" office:value-type="float" office:value="0.119301848049281" calcext:value-type="float">
            <text:p>0.119301848049281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8" calcext:value-type="float">
            <text:p>9578</text:p>
          </table:table-cell>
          <table:table-cell office:value-type="float" office:value="4382" calcext:value-type="float">
            <text:p>4382</text:p>
          </table:table-cell>
          <table:table-cell office:value-type="float" office:value="1.157214" calcext:value-type="float">
            <text:p>1.157214</text:p>
          </table:table-cell>
          <table:table-cell office:value-type="float" office:value="5232" calcext:value-type="float">
            <text:p>5232</text:p>
          </table:table-cell>
          <table:table-cell table:formula="of:=([.E699]-[.C699])/[.E699]" office:value-type="float" office:value="0.162461773700306" calcext:value-type="float">
            <text:p>0.162461773700306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9" calcext:value-type="float">
            <text:p>9579</text:p>
          </table:table-cell>
          <table:table-cell office:value-type="float" office:value="3982" calcext:value-type="float">
            <text:p>3982</text:p>
          </table:table-cell>
          <table:table-cell office:value-type="float" office:value="1.27270299999999" calcext:value-type="float">
            <text:p>1.27270299999999</text:p>
          </table:table-cell>
          <table:table-cell office:value-type="float" office:value="4567" calcext:value-type="float">
            <text:p>4567</text:p>
          </table:table-cell>
          <table:table-cell table:formula="of:=([.E700]-[.C700])/[.E700]" office:value-type="float" office:value="0.128092839938691" calcext:value-type="float">
            <text:p>0.128092839938691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0" calcext:value-type="float">
            <text:p>9580</text:p>
          </table:table-cell>
          <table:table-cell office:value-type="float" office:value="3875" calcext:value-type="float">
            <text:p>3875</text:p>
          </table:table-cell>
          <table:table-cell office:value-type="float" office:value="1.05274300000001" calcext:value-type="float">
            <text:p>1.05274300000001</text:p>
          </table:table-cell>
          <table:table-cell office:value-type="float" office:value="4483" calcext:value-type="float">
            <text:p>4483</text:p>
          </table:table-cell>
          <table:table-cell table:formula="of:=([.E701]-[.C701])/[.E701]" office:value-type="float" office:value="0.135623466428731" calcext:value-type="float">
            <text:p>0.135623466428731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1" calcext:value-type="float">
            <text:p>9581</text:p>
          </table:table-cell>
          <table:table-cell office:value-type="float" office:value="4125" calcext:value-type="float">
            <text:p>4125</text:p>
          </table:table-cell>
          <table:table-cell office:value-type="float" office:value="1.120153" calcext:value-type="float">
            <text:p>1.120153</text:p>
          </table:table-cell>
          <table:table-cell office:value-type="float" office:value="4907" calcext:value-type="float">
            <text:p>4907</text:p>
          </table:table-cell>
          <table:table-cell table:formula="of:=([.E702]-[.C702])/[.E702]" office:value-type="float" office:value="0.159364173629509" calcext:value-type="float">
            <text:p>0.159364173629509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2" calcext:value-type="float">
            <text:p>9582</text:p>
          </table:table-cell>
          <table:table-cell office:value-type="float" office:value="4561" calcext:value-type="float">
            <text:p>4561</text:p>
          </table:table-cell>
          <table:table-cell office:value-type="float" office:value="2.66147100000001" calcext:value-type="float">
            <text:p>2.66147100000001</text:p>
          </table:table-cell>
          <table:table-cell office:value-type="float" office:value="5088" calcext:value-type="float">
            <text:p>5088</text:p>
          </table:table-cell>
          <table:table-cell table:formula="of:=([.E703]-[.C703])/[.E703]" office:value-type="float" office:value="0.103577044025157" calcext:value-type="float">
            <text:p>0.103577044025157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3" calcext:value-type="float">
            <text:p>9583</text:p>
          </table:table-cell>
          <table:table-cell office:value-type="float" office:value="3726" calcext:value-type="float">
            <text:p>3726</text:p>
          </table:table-cell>
          <table:table-cell office:value-type="float" office:value="1.53080700000001" calcext:value-type="float">
            <text:p>1.53080700000001</text:p>
          </table:table-cell>
          <table:table-cell office:value-type="float" office:value="4192" calcext:value-type="float">
            <text:p>4192</text:p>
          </table:table-cell>
          <table:table-cell table:formula="of:=([.E704]-[.C704])/[.E704]" office:value-type="float" office:value="0.111164122137405" calcext:value-type="float">
            <text:p>0.111164122137405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4" calcext:value-type="float">
            <text:p>9584</text:p>
          </table:table-cell>
          <table:table-cell office:value-type="float" office:value="4367" calcext:value-type="float">
            <text:p>4367</text:p>
          </table:table-cell>
          <table:table-cell office:value-type="float" office:value="1.54468399999999" calcext:value-type="float">
            <text:p>1.54468399999999</text:p>
          </table:table-cell>
          <table:table-cell office:value-type="float" office:value="5210" calcext:value-type="float">
            <text:p>5210</text:p>
          </table:table-cell>
          <table:table-cell table:formula="of:=([.E705]-[.C705])/[.E705]" office:value-type="float" office:value="0.161804222648752" calcext:value-type="float">
            <text:p>0.161804222648752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5" calcext:value-type="float">
            <text:p>9585</text:p>
          </table:table-cell>
          <table:table-cell office:value-type="float" office:value="3886" calcext:value-type="float">
            <text:p>3886</text:p>
          </table:table-cell>
          <table:table-cell office:value-type="float" office:value="1.408715" calcext:value-type="float">
            <text:p>1.408715</text:p>
          </table:table-cell>
          <table:table-cell office:value-type="float" office:value="4667" calcext:value-type="float">
            <text:p>4667</text:p>
          </table:table-cell>
          <table:table-cell table:formula="of:=([.E706]-[.C706])/[.E706]" office:value-type="float" office:value="0.167345189629312" calcext:value-type="float">
            <text:p>0.167345189629312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6" calcext:value-type="float">
            <text:p>9586</text:p>
          </table:table-cell>
          <table:table-cell office:value-type="float" office:value="4160" calcext:value-type="float">
            <text:p>4160</text:p>
          </table:table-cell>
          <table:table-cell office:value-type="float" office:value="1.10283699999999" calcext:value-type="float">
            <text:p>1.10283699999999</text:p>
          </table:table-cell>
          <table:table-cell office:value-type="float" office:value="4700" calcext:value-type="float">
            <text:p>4700</text:p>
          </table:table-cell>
          <table:table-cell table:formula="of:=([.E707]-[.C707])/[.E707]" office:value-type="float" office:value="0.114893617021277" calcext:value-type="float">
            <text:p>0.114893617021277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7" calcext:value-type="float">
            <text:p>9587</text:p>
          </table:table-cell>
          <table:table-cell office:value-type="float" office:value="4444" calcext:value-type="float">
            <text:p>4444</text:p>
          </table:table-cell>
          <table:table-cell office:value-type="float" office:value="1.078761" calcext:value-type="float">
            <text:p>1.078761</text:p>
          </table:table-cell>
          <table:table-cell office:value-type="float" office:value="5043" calcext:value-type="float">
            <text:p>5043</text:p>
          </table:table-cell>
          <table:table-cell table:formula="of:=([.E708]-[.C708])/[.E708]" office:value-type="float" office:value="0.118778504858219" calcext:value-type="float">
            <text:p>0.118778504858219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8" calcext:value-type="float">
            <text:p>9588</text:p>
          </table:table-cell>
          <table:table-cell office:value-type="float" office:value="4134" calcext:value-type="float">
            <text:p>4134</text:p>
          </table:table-cell>
          <table:table-cell office:value-type="float" office:value="1.02659399999999" calcext:value-type="float">
            <text:p>1.02659399999999</text:p>
          </table:table-cell>
          <table:table-cell office:value-type="float" office:value="4805" calcext:value-type="float">
            <text:p>4805</text:p>
          </table:table-cell>
          <table:table-cell table:formula="of:=([.E709]-[.C709])/[.E709]" office:value-type="float" office:value="0.139646201873049" calcext:value-type="float">
            <text:p>0.139646201873049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9" calcext:value-type="float">
            <text:p>9589</text:p>
          </table:table-cell>
          <table:table-cell office:value-type="float" office:value="3970" calcext:value-type="float">
            <text:p>3970</text:p>
          </table:table-cell>
          <table:table-cell office:value-type="float" office:value="1.114131" calcext:value-type="float">
            <text:p>1.114131</text:p>
          </table:table-cell>
          <table:table-cell office:value-type="float" office:value="4614" calcext:value-type="float">
            <text:p>4614</text:p>
          </table:table-cell>
          <table:table-cell table:formula="of:=([.E710]-[.C710])/[.E710]" office:value-type="float" office:value="0.139575205895102" calcext:value-type="float">
            <text:p>0.139575205895102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0" calcext:value-type="float">
            <text:p>9590</text:p>
          </table:table-cell>
          <table:table-cell office:value-type="float" office:value="4525" calcext:value-type="float">
            <text:p>4525</text:p>
          </table:table-cell>
          <table:table-cell office:value-type="float" office:value="1.059197" calcext:value-type="float">
            <text:p>1.059197</text:p>
          </table:table-cell>
          <table:table-cell office:value-type="float" office:value="5157" calcext:value-type="float">
            <text:p>5157</text:p>
          </table:table-cell>
          <table:table-cell table:formula="of:=([.E711]-[.C711])/[.E711]" office:value-type="float" office:value="0.122551871242971" calcext:value-type="float">
            <text:p>0.122551871242971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1" calcext:value-type="float">
            <text:p>9591</text:p>
          </table:table-cell>
          <table:table-cell office:value-type="float" office:value="3924" calcext:value-type="float">
            <text:p>3924</text:p>
          </table:table-cell>
          <table:table-cell office:value-type="float" office:value="1.09282099999999" calcext:value-type="float">
            <text:p>1.09282099999999</text:p>
          </table:table-cell>
          <table:table-cell office:value-type="float" office:value="4522" calcext:value-type="float">
            <text:p>4522</text:p>
          </table:table-cell>
          <table:table-cell table:formula="of:=([.E712]-[.C712])/[.E712]" office:value-type="float" office:value="0.132242370632464" calcext:value-type="float">
            <text:p>0.132242370632464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2" calcext:value-type="float">
            <text:p>9592</text:p>
          </table:table-cell>
          <table:table-cell office:value-type="float" office:value="3762" calcext:value-type="float">
            <text:p>3762</text:p>
          </table:table-cell>
          <table:table-cell office:value-type="float" office:value="1.062172" calcext:value-type="float">
            <text:p>1.062172</text:p>
          </table:table-cell>
          <table:table-cell office:value-type="float" office:value="4366" calcext:value-type="float">
            <text:p>4366</text:p>
          </table:table-cell>
          <table:table-cell table:formula="of:=([.E713]-[.C713])/[.E713]" office:value-type="float" office:value="0.138341731562071" calcext:value-type="float">
            <text:p>0.138341731562071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3" calcext:value-type="float">
            <text:p>9593</text:p>
          </table:table-cell>
          <table:table-cell office:value-type="float" office:value="4618" calcext:value-type="float">
            <text:p>4618</text:p>
          </table:table-cell>
          <table:table-cell office:value-type="float" office:value="1.59731500000001" calcext:value-type="float">
            <text:p>1.59731500000001</text:p>
          </table:table-cell>
          <table:table-cell office:value-type="float" office:value="4994" calcext:value-type="float">
            <text:p>4994</text:p>
          </table:table-cell>
          <table:table-cell table:formula="of:=([.E714]-[.C714])/[.E714]" office:value-type="float" office:value="0.0752903484181017" calcext:value-type="float">
            <text:p>0.075290348418102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4" calcext:value-type="float">
            <text:p>9594</text:p>
          </table:table-cell>
          <table:table-cell office:value-type="float" office:value="4125" calcext:value-type="float">
            <text:p>4125</text:p>
          </table:table-cell>
          <table:table-cell office:value-type="float" office:value="2.498723" calcext:value-type="float">
            <text:p>2.498723</text:p>
          </table:table-cell>
          <table:table-cell office:value-type="float" office:value="4215" calcext:value-type="float">
            <text:p>4215</text:p>
          </table:table-cell>
          <table:table-cell table:formula="of:=([.E715]-[.C715])/[.E715]" office:value-type="float" office:value="0.0213523131672598" calcext:value-type="float">
            <text:p>0.02135231316726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5" calcext:value-type="float">
            <text:p>9595</text:p>
          </table:table-cell>
          <table:table-cell office:value-type="float" office:value="4068" calcext:value-type="float">
            <text:p>4068</text:p>
          </table:table-cell>
          <table:table-cell office:value-type="float" office:value="2.08925199999999" calcext:value-type="float">
            <text:p>2.08925199999999</text:p>
          </table:table-cell>
          <table:table-cell office:value-type="float" office:value="4373" calcext:value-type="float">
            <text:p>4373</text:p>
          </table:table-cell>
          <table:table-cell table:formula="of:=([.E716]-[.C716])/[.E716]" office:value-type="float" office:value="0.0697461696775669" calcext:value-type="float">
            <text:p>0.069746169677567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6" calcext:value-type="float">
            <text:p>9596</text:p>
          </table:table-cell>
          <table:table-cell office:value-type="float" office:value="4044" calcext:value-type="float">
            <text:p>4044</text:p>
          </table:table-cell>
          <table:table-cell office:value-type="float" office:value="2.670856" calcext:value-type="float">
            <text:p>2.670856</text:p>
          </table:table-cell>
          <table:table-cell office:value-type="float" office:value="4244" calcext:value-type="float">
            <text:p>4244</text:p>
          </table:table-cell>
          <table:table-cell table:formula="of:=([.E717]-[.C717])/[.E717]" office:value-type="float" office:value="0.0471253534401508" calcext:value-type="float">
            <text:p>0.047125353440151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7" calcext:value-type="float">
            <text:p>9597</text:p>
          </table:table-cell>
          <table:table-cell office:value-type="float" office:value="4116" calcext:value-type="float">
            <text:p>4116</text:p>
          </table:table-cell>
          <table:table-cell office:value-type="float" office:value="1.124031" calcext:value-type="float">
            <text:p>1.124031</text:p>
          </table:table-cell>
          <table:table-cell office:value-type="float" office:value="4864" calcext:value-type="float">
            <text:p>4864</text:p>
          </table:table-cell>
          <table:table-cell table:formula="of:=([.E718]-[.C718])/[.E718]" office:value-type="float" office:value="0.153782894736842" calcext:value-type="float">
            <text:p>0.153782894736842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8" calcext:value-type="float">
            <text:p>9598</text:p>
          </table:table-cell>
          <table:table-cell office:value-type="float" office:value="4156" calcext:value-type="float">
            <text:p>4156</text:p>
          </table:table-cell>
          <table:table-cell office:value-type="float" office:value="1.103747" calcext:value-type="float">
            <text:p>1.103747</text:p>
          </table:table-cell>
          <table:table-cell office:value-type="float" office:value="4814" calcext:value-type="float">
            <text:p>4814</text:p>
          </table:table-cell>
          <table:table-cell table:formula="of:=([.E719]-[.C719])/[.E719]" office:value-type="float" office:value="0.136684669713336" calcext:value-type="float">
            <text:p>0.136684669713336</text:p>
          </table:table-cell>
          <table:table-cell table:number-columns-repeated="1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9" calcext:value-type="float">
            <text:p>9599</text:p>
          </table:table-cell>
          <table:table-cell office:value-type="float" office:value="3433" calcext:value-type="float">
            <text:p>3433</text:p>
          </table:table-cell>
          <table:table-cell office:value-type="float" office:value="1.125917" calcext:value-type="float">
            <text:p>1.125917</text:p>
          </table:table-cell>
          <table:table-cell office:value-type="float" office:value="3884" calcext:value-type="float">
            <text:p>3884</text:p>
          </table:table-cell>
          <table:table-cell table:formula="of:=([.E720]-[.C720])/[.E720]" office:value-type="float" office:value="0.116117404737384" calcext:value-type="float">
            <text:p>0.116117404737384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50" calcext:value-type="float">
            <text:p>9550</text:p>
          </table:table-cell>
          <table:table-cell office:value-type="float" office:value="3719" calcext:value-type="float">
            <text:p>3719</text:p>
          </table:table-cell>
          <table:table-cell office:value-type="float" office:value="1.75991900000001" calcext:value-type="float">
            <text:p>1.75991900000001</text:p>
          </table:table-cell>
          <table:table-cell office:value-type="float" office:value="4068" calcext:value-type="float">
            <text:p>4068</text:p>
          </table:table-cell>
          <table:table-cell table:formula="of:=([.E721]-[.C721])/[.E721]" office:value-type="float" office:value="0.0857915437561455" calcext:value-type="float">
            <text:p>0.085791543756146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51" calcext:value-type="float">
            <text:p>9551</text:p>
          </table:table-cell>
          <table:table-cell office:value-type="float" office:value="3889" calcext:value-type="float">
            <text:p>3889</text:p>
          </table:table-cell>
          <table:table-cell office:value-type="float" office:value="2.195657" calcext:value-type="float">
            <text:p>2.195657</text:p>
          </table:table-cell>
          <table:table-cell office:value-type="float" office:value="4454" calcext:value-type="float">
            <text:p>4454</text:p>
          </table:table-cell>
          <table:table-cell table:formula="of:=([.E722]-[.C722])/[.E722]" office:value-type="float" office:value="0.126852267624607" calcext:value-type="float">
            <text:p>0.126852267624607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52" calcext:value-type="float">
            <text:p>9552</text:p>
          </table:table-cell>
          <table:table-cell office:value-type="float" office:value="4472" calcext:value-type="float">
            <text:p>4472</text:p>
          </table:table-cell>
          <table:table-cell office:value-type="float" office:value="2.10713799999999" calcext:value-type="float">
            <text:p>2.10713799999999</text:p>
          </table:table-cell>
          <table:table-cell office:value-type="float" office:value="5023" calcext:value-type="float">
            <text:p>5023</text:p>
          </table:table-cell>
          <table:table-cell table:formula="of:=([.E723]-[.C723])/[.E723]" office:value-type="float" office:value="0.109695401154688" calcext:value-type="float">
            <text:p>0.109695401154688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53" calcext:value-type="float">
            <text:p>9553</text:p>
          </table:table-cell>
          <table:table-cell office:value-type="float" office:value="4628" calcext:value-type="float">
            <text:p>4628</text:p>
          </table:table-cell>
          <table:table-cell office:value-type="float" office:value="1.20303" calcext:value-type="float">
            <text:p>1.20303</text:p>
          </table:table-cell>
          <table:table-cell office:value-type="float" office:value="5386" calcext:value-type="float">
            <text:p>5386</text:p>
          </table:table-cell>
          <table:table-cell table:formula="of:=([.E724]-[.C724])/[.E724]" office:value-type="float" office:value="0.14073523950984" calcext:value-type="float">
            <text:p>0.14073523950984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54" calcext:value-type="float">
            <text:p>9554</text:p>
          </table:table-cell>
          <table:table-cell office:value-type="float" office:value="4172" calcext:value-type="float">
            <text:p>4172</text:p>
          </table:table-cell>
          <table:table-cell office:value-type="float" office:value="1.270099" calcext:value-type="float">
            <text:p>1.270099</text:p>
          </table:table-cell>
          <table:table-cell office:value-type="float" office:value="4995" calcext:value-type="float">
            <text:p>4995</text:p>
          </table:table-cell>
          <table:table-cell table:formula="of:=([.E725]-[.C725])/[.E725]" office:value-type="float" office:value="0.164764764764765" calcext:value-type="float">
            <text:p>0.164764764764765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55" calcext:value-type="float">
            <text:p>9555</text:p>
          </table:table-cell>
          <table:table-cell office:value-type="float" office:value="3447" calcext:value-type="float">
            <text:p>3447</text:p>
          </table:table-cell>
          <table:table-cell office:value-type="float" office:value="2.80092200000001" calcext:value-type="float">
            <text:p>2.80092200000001</text:p>
          </table:table-cell>
          <table:table-cell office:value-type="float" office:value="3617" calcext:value-type="float">
            <text:p>3617</text:p>
          </table:table-cell>
          <table:table-cell table:formula="of:=([.E726]-[.C726])/[.E726]" office:value-type="float" office:value="0.0470002764722145" calcext:value-type="float">
            <text:p>0.047000276472215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56" calcext:value-type="float">
            <text:p>9556</text:p>
          </table:table-cell>
          <table:table-cell office:value-type="float" office:value="3986" calcext:value-type="float">
            <text:p>3986</text:p>
          </table:table-cell>
          <table:table-cell office:value-type="float" office:value="1.35510799999997" calcext:value-type="float">
            <text:p>1.35510799999997</text:p>
          </table:table-cell>
          <table:table-cell office:value-type="float" office:value="4569" calcext:value-type="float">
            <text:p>4569</text:p>
          </table:table-cell>
          <table:table-cell table:formula="of:=([.E727]-[.C727])/[.E727]" office:value-type="float" office:value="0.1275990369884" calcext:value-type="float">
            <text:p>0.1275990369884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57" calcext:value-type="float">
            <text:p>9557</text:p>
          </table:table-cell>
          <table:table-cell office:value-type="float" office:value="4430" calcext:value-type="float">
            <text:p>4430</text:p>
          </table:table-cell>
          <table:table-cell office:value-type="float" office:value="2.79849899999999" calcext:value-type="float">
            <text:p>2.79849899999999</text:p>
          </table:table-cell>
          <table:table-cell office:value-type="float" office:value="4660" calcext:value-type="float">
            <text:p>4660</text:p>
          </table:table-cell>
          <table:table-cell table:formula="of:=([.E728]-[.C728])/[.E728]" office:value-type="float" office:value="0.0493562231759657" calcext:value-type="float">
            <text:p>0.049356223175966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58" calcext:value-type="float">
            <text:p>9558</text:p>
          </table:table-cell>
          <table:table-cell office:value-type="float" office:value="4275" calcext:value-type="float">
            <text:p>4275</text:p>
          </table:table-cell>
          <table:table-cell office:value-type="float" office:value="3.22491600000001" calcext:value-type="float">
            <text:p>3.22491600000001</text:p>
          </table:table-cell>
          <table:table-cell office:value-type="float" office:value="4449" calcext:value-type="float">
            <text:p>4449</text:p>
          </table:table-cell>
          <table:table-cell table:formula="of:=([.E729]-[.C729])/[.E729]" office:value-type="float" office:value="0.0391099123398517" calcext:value-type="float">
            <text:p>0.039109912339852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59" calcext:value-type="float">
            <text:p>9559</text:p>
          </table:table-cell>
          <table:table-cell office:value-type="float" office:value="3547" calcext:value-type="float">
            <text:p>3547</text:p>
          </table:table-cell>
          <table:table-cell office:value-type="float" office:value="1.265199" calcext:value-type="float">
            <text:p>1.265199</text:p>
          </table:table-cell>
          <table:table-cell office:value-type="float" office:value="4069" calcext:value-type="float">
            <text:p>4069</text:p>
          </table:table-cell>
          <table:table-cell table:formula="of:=([.E730]-[.C730])/[.E730]" office:value-type="float" office:value="0.128287048414844" calcext:value-type="float">
            <text:p>0.128287048414844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60" calcext:value-type="float">
            <text:p>9560</text:p>
          </table:table-cell>
          <table:table-cell office:value-type="float" office:value="4217" calcext:value-type="float">
            <text:p>4217</text:p>
          </table:table-cell>
          <table:table-cell office:value-type="float" office:value="2.796245" calcext:value-type="float">
            <text:p>2.796245</text:p>
          </table:table-cell>
          <table:table-cell office:value-type="float" office:value="4587" calcext:value-type="float">
            <text:p>4587</text:p>
          </table:table-cell>
          <table:table-cell table:formula="of:=([.E731]-[.C731])/[.E731]" office:value-type="float" office:value="0.0806627425332461" calcext:value-type="float">
            <text:p>0.080662742533246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61" calcext:value-type="float">
            <text:p>9561</text:p>
          </table:table-cell>
          <table:table-cell office:value-type="float" office:value="4343" calcext:value-type="float">
            <text:p>4343</text:p>
          </table:table-cell>
          <table:table-cell office:value-type="float" office:value="3.128096" calcext:value-type="float">
            <text:p>3.128096</text:p>
          </table:table-cell>
          <table:table-cell office:value-type="float" office:value="4544" calcext:value-type="float">
            <text:p>4544</text:p>
          </table:table-cell>
          <table:table-cell table:formula="of:=([.E732]-[.C732])/[.E732]" office:value-type="float" office:value="0.0442341549295775" calcext:value-type="float">
            <text:p>0.044234154929578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62" calcext:value-type="float">
            <text:p>9562</text:p>
          </table:table-cell>
          <table:table-cell office:value-type="float" office:value="3836" calcext:value-type="float">
            <text:p>3836</text:p>
          </table:table-cell>
          <table:table-cell office:value-type="float" office:value="2.67335599999998" calcext:value-type="float">
            <text:p>2.67335599999998</text:p>
          </table:table-cell>
          <table:table-cell office:value-type="float" office:value="4245" calcext:value-type="float">
            <text:p>4245</text:p>
          </table:table-cell>
          <table:table-cell table:formula="of:=([.E733]-[.C733])/[.E733]" office:value-type="float" office:value="0.0963486454652532" calcext:value-type="float">
            <text:p>0.096348645465253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63" calcext:value-type="float">
            <text:p>9563</text:p>
          </table:table-cell>
          <table:table-cell office:value-type="float" office:value="3522" calcext:value-type="float">
            <text:p>3522</text:p>
          </table:table-cell>
          <table:table-cell office:value-type="float" office:value="3.35009699999998" calcext:value-type="float">
            <text:p>3.35009699999998</text:p>
          </table:table-cell>
          <table:table-cell office:value-type="float" office:value="3761" calcext:value-type="float">
            <text:p>3761</text:p>
          </table:table-cell>
          <table:table-cell table:formula="of:=([.E734]-[.C734])/[.E734]" office:value-type="float" office:value="0.0635469290082425" calcext:value-type="float">
            <text:p>0.063546929008243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64" calcext:value-type="float">
            <text:p>9564</text:p>
          </table:table-cell>
          <table:table-cell office:value-type="float" office:value="4080" calcext:value-type="float">
            <text:p>4080</text:p>
          </table:table-cell>
          <table:table-cell office:value-type="float" office:value="3.472621" calcext:value-type="float">
            <text:p>3.472621</text:p>
          </table:table-cell>
          <table:table-cell office:value-type="float" office:value="4231" calcext:value-type="float">
            <text:p>4231</text:p>
          </table:table-cell>
          <table:table-cell table:formula="of:=([.E735]-[.C735])/[.E735]" office:value-type="float" office:value="0.0356889624202316" calcext:value-type="float">
            <text:p>0.035688962420232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65" calcext:value-type="float">
            <text:p>9565</text:p>
          </table:table-cell>
          <table:table-cell office:value-type="float" office:value="3935" calcext:value-type="float">
            <text:p>3935</text:p>
          </table:table-cell>
          <table:table-cell office:value-type="float" office:value="1.19396900000001" calcext:value-type="float">
            <text:p>1.19396900000001</text:p>
          </table:table-cell>
          <table:table-cell office:value-type="float" office:value="4656" calcext:value-type="float">
            <text:p>4656</text:p>
          </table:table-cell>
          <table:table-cell table:formula="of:=([.E736]-[.C736])/[.E736]" office:value-type="float" office:value="0.154853951890034" calcext:value-type="float">
            <text:p>0.154853951890034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66" calcext:value-type="float">
            <text:p>9566</text:p>
          </table:table-cell>
          <table:table-cell office:value-type="float" office:value="4896" calcext:value-type="float">
            <text:p>4896</text:p>
          </table:table-cell>
          <table:table-cell office:value-type="float" office:value="3.035493" calcext:value-type="float">
            <text:p>3.035493</text:p>
          </table:table-cell>
          <table:table-cell office:value-type="float" office:value="5039" calcext:value-type="float">
            <text:p>5039</text:p>
          </table:table-cell>
          <table:table-cell table:formula="of:=([.E737]-[.C737])/[.E737]" office:value-type="float" office:value="0.0283786465568565" calcext:value-type="float">
            <text:p>0.028378646556857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3.90481999999997" calcext:value-type="float">
            <text:p>3.90481999999997</text:p>
          </table:table-cell>
          <table:table-cell office:value-type="float" office:value="599" calcext:value-type="float">
            <text:p>599</text:p>
          </table:table-cell>
          <table:table-cell table:formula="of:=([.E738]-[.C738])/[.E73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68" calcext:value-type="float">
            <text:p>9568</text:p>
          </table:table-cell>
          <table:table-cell office:value-type="float" office:value="4094" calcext:value-type="float">
            <text:p>4094</text:p>
          </table:table-cell>
          <table:table-cell office:value-type="float" office:value="1.23251100000002" calcext:value-type="float">
            <text:p>1.23251100000002</text:p>
          </table:table-cell>
          <table:table-cell office:value-type="float" office:value="4772" calcext:value-type="float">
            <text:p>4772</text:p>
          </table:table-cell>
          <table:table-cell table:formula="of:=([.E739]-[.C739])/[.E739]" office:value-type="float" office:value="0.142078792958927" calcext:value-type="float">
            <text:p>0.142078792958927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69" calcext:value-type="float">
            <text:p>9569</text:p>
          </table:table-cell>
          <table:table-cell office:value-type="float" office:value="4330" calcext:value-type="float">
            <text:p>4330</text:p>
          </table:table-cell>
          <table:table-cell office:value-type="float" office:value="3.84533500000001" calcext:value-type="float">
            <text:p>3.84533500000001</text:p>
          </table:table-cell>
          <table:table-cell office:value-type="float" office:value="4473" calcext:value-type="float">
            <text:p>4473</text:p>
          </table:table-cell>
          <table:table-cell table:formula="of:=([.E740]-[.C740])/[.E740]" office:value-type="float" office:value="0.031969595349877" calcext:value-type="float">
            <text:p>0.031969595349877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70" calcext:value-type="float">
            <text:p>9570</text:p>
          </table:table-cell>
          <table:table-cell office:value-type="float" office:value="4239" calcext:value-type="float">
            <text:p>4239</text:p>
          </table:table-cell>
          <table:table-cell office:value-type="float" office:value="2.98705700000002" calcext:value-type="float">
            <text:p>2.98705700000002</text:p>
          </table:table-cell>
          <table:table-cell office:value-type="float" office:value="4479" calcext:value-type="float">
            <text:p>4479</text:p>
          </table:table-cell>
          <table:table-cell table:formula="of:=([.E741]-[.C741])/[.E741]" office:value-type="float" office:value="0.0535833891493637" calcext:value-type="float">
            <text:p>0.053583389149364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71" calcext:value-type="float">
            <text:p>9571</text:p>
          </table:table-cell>
          <table:table-cell office:value-type="float" office:value="4126" calcext:value-type="float">
            <text:p>4126</text:p>
          </table:table-cell>
          <table:table-cell office:value-type="float" office:value="2.78075099999998" calcext:value-type="float">
            <text:p>2.78075099999998</text:p>
          </table:table-cell>
          <table:table-cell office:value-type="float" office:value="4311" calcext:value-type="float">
            <text:p>4311</text:p>
          </table:table-cell>
          <table:table-cell table:formula="of:=([.E742]-[.C742])/[.E742]" office:value-type="float" office:value="0.042913477151473" calcext:value-type="float">
            <text:p>0.042913477151473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72" calcext:value-type="float">
            <text:p>9572</text:p>
          </table:table-cell>
          <table:table-cell office:value-type="float" office:value="4008" calcext:value-type="float">
            <text:p>4008</text:p>
          </table:table-cell>
          <table:table-cell office:value-type="float" office:value="1.26272300000002" calcext:value-type="float">
            <text:p>1.26272300000002</text:p>
          </table:table-cell>
          <table:table-cell office:value-type="float" office:value="4562" calcext:value-type="float">
            <text:p>4562</text:p>
          </table:table-cell>
          <table:table-cell table:formula="of:=([.E743]-[.C743])/[.E743]" office:value-type="float" office:value="0.121437965804472" calcext:value-type="float">
            <text:p>0.121437965804472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73" calcext:value-type="float">
            <text:p>9573</text:p>
          </table:table-cell>
          <table:table-cell office:value-type="float" office:value="4175" calcext:value-type="float">
            <text:p>4175</text:p>
          </table:table-cell>
          <table:table-cell office:value-type="float" office:value="1.19685900000002" calcext:value-type="float">
            <text:p>1.19685900000002</text:p>
          </table:table-cell>
          <table:table-cell office:value-type="float" office:value="4738" calcext:value-type="float">
            <text:p>4738</text:p>
          </table:table-cell>
          <table:table-cell table:formula="of:=([.E744]-[.C744])/[.E744]" office:value-type="float" office:value="0.118826509075559" calcext:value-type="float">
            <text:p>0.118826509075559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74" calcext:value-type="float">
            <text:p>9574</text:p>
          </table:table-cell>
          <table:table-cell office:value-type="float" office:value="4062" calcext:value-type="float">
            <text:p>4062</text:p>
          </table:table-cell>
          <table:table-cell office:value-type="float" office:value="1.30285000000001" calcext:value-type="float">
            <text:p>1.30285000000001</text:p>
          </table:table-cell>
          <table:table-cell office:value-type="float" office:value="4876" calcext:value-type="float">
            <text:p>4876</text:p>
          </table:table-cell>
          <table:table-cell table:formula="of:=([.E745]-[.C745])/[.E745]" office:value-type="float" office:value="0.166940114848236" calcext:value-type="float">
            <text:p>0.166940114848236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75" calcext:value-type="float">
            <text:p>9575</text:p>
          </table:table-cell>
          <table:table-cell office:value-type="float" office:value="4182" calcext:value-type="float">
            <text:p>4182</text:p>
          </table:table-cell>
          <table:table-cell office:value-type="float" office:value="1.23941900000003" calcext:value-type="float">
            <text:p>1.23941900000003</text:p>
          </table:table-cell>
          <table:table-cell office:value-type="float" office:value="5061" calcext:value-type="float">
            <text:p>5061</text:p>
          </table:table-cell>
          <table:table-cell table:formula="of:=([.E746]-[.C746])/[.E746]" office:value-type="float" office:value="0.173681090693539" calcext:value-type="float">
            <text:p>0.173681090693539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76" calcext:value-type="float">
            <text:p>9576</text:p>
          </table:table-cell>
          <table:table-cell office:value-type="float" office:value="4426" calcext:value-type="float">
            <text:p>4426</text:p>
          </table:table-cell>
          <table:table-cell office:value-type="float" office:value="1.223613" calcext:value-type="float">
            <text:p>1.223613</text:p>
          </table:table-cell>
          <table:table-cell office:value-type="float" office:value="5063" calcext:value-type="float">
            <text:p>5063</text:p>
          </table:table-cell>
          <table:table-cell table:formula="of:=([.E747]-[.C747])/[.E747]" office:value-type="float" office:value="0.125814734347225" calcext:value-type="float">
            <text:p>0.125814734347225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77" calcext:value-type="float">
            <text:p>9577</text:p>
          </table:table-cell>
          <table:table-cell office:value-type="float" office:value="4508" calcext:value-type="float">
            <text:p>4508</text:p>
          </table:table-cell>
          <table:table-cell office:value-type="float" office:value="1.19799799999998" calcext:value-type="float">
            <text:p>1.19799799999998</text:p>
          </table:table-cell>
          <table:table-cell office:value-type="float" office:value="4870" calcext:value-type="float">
            <text:p>4870</text:p>
          </table:table-cell>
          <table:table-cell table:formula="of:=([.E748]-[.C748])/[.E748]" office:value-type="float" office:value="0.0743326488706366" calcext:value-type="float">
            <text:p>0.074332648870637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78" calcext:value-type="float">
            <text:p>9578</text:p>
          </table:table-cell>
          <table:table-cell office:value-type="float" office:value="4554" calcext:value-type="float">
            <text:p>4554</text:p>
          </table:table-cell>
          <table:table-cell office:value-type="float" office:value="1.305398" calcext:value-type="float">
            <text:p>1.305398</text:p>
          </table:table-cell>
          <table:table-cell office:value-type="float" office:value="5232" calcext:value-type="float">
            <text:p>5232</text:p>
          </table:table-cell>
          <table:table-cell table:formula="of:=([.E749]-[.C749])/[.E749]" office:value-type="float" office:value="0.129587155963303" calcext:value-type="float">
            <text:p>0.129587155963303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79" calcext:value-type="float">
            <text:p>9579</text:p>
          </table:table-cell>
          <table:table-cell office:value-type="float" office:value="3805" calcext:value-type="float">
            <text:p>3805</text:p>
          </table:table-cell>
          <table:table-cell office:value-type="float" office:value="1.26350200000002" calcext:value-type="float">
            <text:p>1.26350200000002</text:p>
          </table:table-cell>
          <table:table-cell office:value-type="float" office:value="4567" calcext:value-type="float">
            <text:p>4567</text:p>
          </table:table-cell>
          <table:table-cell table:formula="of:=([.E750]-[.C750])/[.E750]" office:value-type="float" office:value="0.166849135099628" calcext:value-type="float">
            <text:p>0.166849135099628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80" calcext:value-type="float">
            <text:p>9580</text:p>
          </table:table-cell>
          <table:table-cell office:value-type="float" office:value="3930" calcext:value-type="float">
            <text:p>3930</text:p>
          </table:table-cell>
          <table:table-cell office:value-type="float" office:value="1.37148700000003" calcext:value-type="float">
            <text:p>1.37148700000003</text:p>
          </table:table-cell>
          <table:table-cell office:value-type="float" office:value="4483" calcext:value-type="float">
            <text:p>4483</text:p>
          </table:table-cell>
          <table:table-cell table:formula="of:=([.E751]-[.C751])/[.E751]" office:value-type="float" office:value="0.123354896274816" calcext:value-type="float">
            <text:p>0.123354896274816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81" calcext:value-type="float">
            <text:p>9581</text:p>
          </table:table-cell>
          <table:table-cell office:value-type="float" office:value="4345" calcext:value-type="float">
            <text:p>4345</text:p>
          </table:table-cell>
          <table:table-cell office:value-type="float" office:value="1.31812199999999" calcext:value-type="float">
            <text:p>1.31812199999999</text:p>
          </table:table-cell>
          <table:table-cell office:value-type="float" office:value="4907" calcext:value-type="float">
            <text:p>4907</text:p>
          </table:table-cell>
          <table:table-cell table:formula="of:=([.E752]-[.C752])/[.E752]" office:value-type="float" office:value="0.114530262889749" calcext:value-type="float">
            <text:p>0.114530262889749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82" calcext:value-type="float">
            <text:p>9582</text:p>
          </table:table-cell>
          <table:table-cell office:value-type="float" office:value="4246" calcext:value-type="float">
            <text:p>4246</text:p>
          </table:table-cell>
          <table:table-cell office:value-type="float" office:value="3.52592600000003" calcext:value-type="float">
            <text:p>3.52592600000003</text:p>
          </table:table-cell>
          <table:table-cell office:value-type="float" office:value="5088" calcext:value-type="float">
            <text:p>5088</text:p>
          </table:table-cell>
          <table:table-cell table:formula="of:=([.E753]-[.C753])/[.E753]" office:value-type="float" office:value="0.165487421383648" calcext:value-type="float">
            <text:p>0.165487421383648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83" calcext:value-type="float">
            <text:p>9583</text:p>
          </table:table-cell>
          <table:table-cell office:value-type="float" office:value="3637" calcext:value-type="float">
            <text:p>3637</text:p>
          </table:table-cell>
          <table:table-cell office:value-type="float" office:value="1.64531399999998" calcext:value-type="float">
            <text:p>1.64531399999998</text:p>
          </table:table-cell>
          <table:table-cell office:value-type="float" office:value="4192" calcext:value-type="float">
            <text:p>4192</text:p>
          </table:table-cell>
          <table:table-cell table:formula="of:=([.E754]-[.C754])/[.E754]" office:value-type="float" office:value="0.132395038167939" calcext:value-type="float">
            <text:p>0.132395038167939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84" calcext:value-type="float">
            <text:p>9584</text:p>
          </table:table-cell>
          <table:table-cell office:value-type="float" office:value="4356" calcext:value-type="float">
            <text:p>4356</text:p>
          </table:table-cell>
          <table:table-cell office:value-type="float" office:value="1.57036400000001" calcext:value-type="float">
            <text:p>1.57036400000001</text:p>
          </table:table-cell>
          <table:table-cell office:value-type="float" office:value="5210" calcext:value-type="float">
            <text:p>5210</text:p>
          </table:table-cell>
          <table:table-cell table:formula="of:=([.E755]-[.C755])/[.E755]" office:value-type="float" office:value="0.163915547024952" calcext:value-type="float">
            <text:p>0.163915547024952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85" calcext:value-type="float">
            <text:p>9585</text:p>
          </table:table-cell>
          <table:table-cell office:value-type="float" office:value="4385" calcext:value-type="float">
            <text:p>4385</text:p>
          </table:table-cell>
          <table:table-cell office:value-type="float" office:value="4.64451299999999" calcext:value-type="float">
            <text:p>4.64451299999999</text:p>
          </table:table-cell>
          <table:table-cell office:value-type="float" office:value="4667" calcext:value-type="float">
            <text:p>4667</text:p>
          </table:table-cell>
          <table:table-cell table:formula="of:=([.E756]-[.C756])/[.E756]" office:value-type="float" office:value="0.0604242554103278" calcext:value-type="float">
            <text:p>0.060424255410328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86" calcext:value-type="float">
            <text:p>9586</text:p>
          </table:table-cell>
          <table:table-cell office:value-type="float" office:value="4009" calcext:value-type="float">
            <text:p>4009</text:p>
          </table:table-cell>
          <table:table-cell office:value-type="float" office:value="1.190539" calcext:value-type="float">
            <text:p>1.190539</text:p>
          </table:table-cell>
          <table:table-cell office:value-type="float" office:value="4700" calcext:value-type="float">
            <text:p>4700</text:p>
          </table:table-cell>
          <table:table-cell table:formula="of:=([.E757]-[.C757])/[.E757]" office:value-type="float" office:value="0.147021276595745" calcext:value-type="float">
            <text:p>0.147021276595745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87" calcext:value-type="float">
            <text:p>9587</text:p>
          </table:table-cell>
          <table:table-cell office:value-type="float" office:value="4650" calcext:value-type="float">
            <text:p>4650</text:p>
          </table:table-cell>
          <table:table-cell office:value-type="float" office:value="2.29010399999999" calcext:value-type="float">
            <text:p>2.29010399999999</text:p>
          </table:table-cell>
          <table:table-cell office:value-type="float" office:value="5043" calcext:value-type="float">
            <text:p>5043</text:p>
          </table:table-cell>
          <table:table-cell table:formula="of:=([.E758]-[.C758])/[.E758]" office:value-type="float" office:value="0.0779298036882808" calcext:value-type="float">
            <text:p>0.077929803688281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88" calcext:value-type="float">
            <text:p>9588</text:p>
          </table:table-cell>
          <table:table-cell office:value-type="float" office:value="4184" calcext:value-type="float">
            <text:p>4184</text:p>
          </table:table-cell>
          <table:table-cell office:value-type="float" office:value="1.36360999999999" calcext:value-type="float">
            <text:p>1.36360999999999</text:p>
          </table:table-cell>
          <table:table-cell office:value-type="float" office:value="4805" calcext:value-type="float">
            <text:p>4805</text:p>
          </table:table-cell>
          <table:table-cell table:formula="of:=([.E759]-[.C759])/[.E759]" office:value-type="float" office:value="0.129240374609781" calcext:value-type="float">
            <text:p>0.129240374609781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89" calcext:value-type="float">
            <text:p>9589</text:p>
          </table:table-cell>
          <table:table-cell office:value-type="float" office:value="3923" calcext:value-type="float">
            <text:p>3923</text:p>
          </table:table-cell>
          <table:table-cell office:value-type="float" office:value="1.624504" calcext:value-type="float">
            <text:p>1.624504</text:p>
          </table:table-cell>
          <table:table-cell office:value-type="float" office:value="4614" calcext:value-type="float">
            <text:p>4614</text:p>
          </table:table-cell>
          <table:table-cell table:formula="of:=([.E760]-[.C760])/[.E760]" office:value-type="float" office:value="0.14976159514521" calcext:value-type="float">
            <text:p>0.14976159514521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0" calcext:value-type="float">
            <text:p>9590</text:p>
          </table:table-cell>
          <table:table-cell office:value-type="float" office:value="4696" calcext:value-type="float">
            <text:p>4696</text:p>
          </table:table-cell>
          <table:table-cell office:value-type="float" office:value="2.02682799999999" calcext:value-type="float">
            <text:p>2.02682799999999</text:p>
          </table:table-cell>
          <table:table-cell office:value-type="float" office:value="5157" calcext:value-type="float">
            <text:p>5157</text:p>
          </table:table-cell>
          <table:table-cell table:formula="of:=([.E761]-[.C761])/[.E761]" office:value-type="float" office:value="0.0893930579794454" calcext:value-type="float">
            <text:p>0.089393057979446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1" calcext:value-type="float">
            <text:p>9591</text:p>
          </table:table-cell>
          <table:table-cell office:value-type="float" office:value="4027" calcext:value-type="float">
            <text:p>4027</text:p>
          </table:table-cell>
          <table:table-cell office:value-type="float" office:value="1.20909600000002" calcext:value-type="float">
            <text:p>1.20909600000002</text:p>
          </table:table-cell>
          <table:table-cell office:value-type="float" office:value="4522" calcext:value-type="float">
            <text:p>4522</text:p>
          </table:table-cell>
          <table:table-cell table:formula="of:=([.E762]-[.C762])/[.E762]" office:value-type="float" office:value="0.109464838567006" calcext:value-type="float">
            <text:p>0.109464838567006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2" calcext:value-type="float">
            <text:p>9592</text:p>
          </table:table-cell>
          <table:table-cell office:value-type="float" office:value="3891" calcext:value-type="float">
            <text:p>3891</text:p>
          </table:table-cell>
          <table:table-cell office:value-type="float" office:value="1.26540399999999" calcext:value-type="float">
            <text:p>1.26540399999999</text:p>
          </table:table-cell>
          <table:table-cell office:value-type="float" office:value="4366" calcext:value-type="float">
            <text:p>4366</text:p>
          </table:table-cell>
          <table:table-cell table:formula="of:=([.E763]-[.C763])/[.E763]" office:value-type="float" office:value="0.10879523591388" calcext:value-type="float">
            <text:p>0.10879523591388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3" calcext:value-type="float">
            <text:p>9593</text:p>
          </table:table-cell>
          <table:table-cell office:value-type="float" office:value="4238" calcext:value-type="float">
            <text:p>4238</text:p>
          </table:table-cell>
          <table:table-cell office:value-type="float" office:value="1.17208299999999" calcext:value-type="float">
            <text:p>1.17208299999999</text:p>
          </table:table-cell>
          <table:table-cell office:value-type="float" office:value="4994" calcext:value-type="float">
            <text:p>4994</text:p>
          </table:table-cell>
          <table:table-cell table:formula="of:=([.E764]-[.C764])/[.E764]" office:value-type="float" office:value="0.151381657989588" calcext:value-type="float">
            <text:p>0.151381657989588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4" calcext:value-type="float">
            <text:p>9594</text:p>
          </table:table-cell>
          <table:table-cell office:value-type="float" office:value="3535" calcext:value-type="float">
            <text:p>3535</text:p>
          </table:table-cell>
          <table:table-cell office:value-type="float" office:value="1.26780300000001" calcext:value-type="float">
            <text:p>1.26780300000001</text:p>
          </table:table-cell>
          <table:table-cell office:value-type="float" office:value="4215" calcext:value-type="float">
            <text:p>4215</text:p>
          </table:table-cell>
          <table:table-cell table:formula="of:=([.E765]-[.C765])/[.E765]" office:value-type="float" office:value="0.161328588374852" calcext:value-type="float">
            <text:p>0.161328588374852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5" calcext:value-type="float">
            <text:p>9595</text:p>
          </table:table-cell>
          <table:table-cell office:value-type="float" office:value="4095" calcext:value-type="float">
            <text:p>4095</text:p>
          </table:table-cell>
          <table:table-cell office:value-type="float" office:value="3.287646" calcext:value-type="float">
            <text:p>3.287646</text:p>
          </table:table-cell>
          <table:table-cell office:value-type="float" office:value="4373" calcext:value-type="float">
            <text:p>4373</text:p>
          </table:table-cell>
          <table:table-cell table:formula="of:=([.E766]-[.C766])/[.E766]" office:value-type="float" office:value="0.0635719185913561" calcext:value-type="float">
            <text:p>0.063571918591356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6" calcext:value-type="float">
            <text:p>9596</text:p>
          </table:table-cell>
          <table:table-cell office:value-type="float" office:value="3864" calcext:value-type="float">
            <text:p>3864</text:p>
          </table:table-cell>
          <table:table-cell office:value-type="float" office:value="2.74322799999999" calcext:value-type="float">
            <text:p>2.74322799999999</text:p>
          </table:table-cell>
          <table:table-cell office:value-type="float" office:value="4244" calcext:value-type="float">
            <text:p>4244</text:p>
          </table:table-cell>
          <table:table-cell table:formula="of:=([.E767]-[.C767])/[.E767]" office:value-type="float" office:value="0.0895381715362865" calcext:value-type="float">
            <text:p>0.089538171536287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7" calcext:value-type="float">
            <text:p>9597</text:p>
          </table:table-cell>
          <table:table-cell office:value-type="float" office:value="4037" calcext:value-type="float">
            <text:p>4037</text:p>
          </table:table-cell>
          <table:table-cell office:value-type="float" office:value="1.29625799999999" calcext:value-type="float">
            <text:p>1.29625799999999</text:p>
          </table:table-cell>
          <table:table-cell office:value-type="float" office:value="4864" calcext:value-type="float">
            <text:p>4864</text:p>
          </table:table-cell>
          <table:table-cell table:formula="of:=([.E768]-[.C768])/[.E768]" office:value-type="float" office:value="0.170024671052632" calcext:value-type="float">
            <text:p>0.170024671052632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8" calcext:value-type="float">
            <text:p>9598</text:p>
          </table:table-cell>
          <table:table-cell office:value-type="float" office:value="4098" calcext:value-type="float">
            <text:p>4098</text:p>
          </table:table-cell>
          <table:table-cell office:value-type="float" office:value="1.24672100000004" calcext:value-type="float">
            <text:p>1.24672100000004</text:p>
          </table:table-cell>
          <table:table-cell office:value-type="float" office:value="4814" calcext:value-type="float">
            <text:p>4814</text:p>
          </table:table-cell>
          <table:table-cell table:formula="of:=([.E769]-[.C769])/[.E769]" office:value-type="float" office:value="0.14873286248442" calcext:value-type="float">
            <text:p>0.14873286248442</text:p>
          </table:table-cell>
          <table:table-cell table:number-columns-repeated="1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9" calcext:value-type="float">
            <text:p>9599</text:p>
          </table:table-cell>
          <table:table-cell office:value-type="float" office:value="3690" calcext:value-type="float">
            <text:p>3690</text:p>
          </table:table-cell>
          <table:table-cell office:value-type="float" office:value="3.92885500000003" calcext:value-type="float">
            <text:p>3.92885500000003</text:p>
          </table:table-cell>
          <table:table-cell office:value-type="float" office:value="3884" calcext:value-type="float">
            <text:p>3884</text:p>
          </table:table-cell>
          <table:table-cell table:formula="of:=([.E770]-[.C770])/[.E770]" office:value-type="float" office:value="0.0499485066941298" calcext:value-type="float">
            <text:p>0.04994850669413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50" calcext:value-type="float">
            <text:p>9550</text:p>
          </table:table-cell>
          <table:table-cell office:value-type="float" office:value="3376" calcext:value-type="float">
            <text:p>3376</text:p>
          </table:table-cell>
          <table:table-cell office:value-type="float" office:value="1.34065400000003" calcext:value-type="float">
            <text:p>1.34065400000003</text:p>
          </table:table-cell>
          <table:table-cell office:value-type="float" office:value="4068" calcext:value-type="float">
            <text:p>4068</text:p>
          </table:table-cell>
          <table:table-cell table:formula="of:=([.E771]-[.C771])/[.E771]" office:value-type="float" office:value="0.170108161258604" calcext:value-type="float">
            <text:p>0.170108161258604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51" calcext:value-type="float">
            <text:p>9551</text:p>
          </table:table-cell>
          <table:table-cell office:value-type="float" office:value="4165" calcext:value-type="float">
            <text:p>4165</text:p>
          </table:table-cell>
          <table:table-cell office:value-type="float" office:value="1.34334399999997" calcext:value-type="float">
            <text:p>1.34334399999997</text:p>
          </table:table-cell>
          <table:table-cell office:value-type="float" office:value="4454" calcext:value-type="float">
            <text:p>4454</text:p>
          </table:table-cell>
          <table:table-cell table:formula="of:=([.E772]-[.C772])/[.E772]" office:value-type="float" office:value="0.0648854961832061" calcext:value-type="float">
            <text:p>0.064885496183206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52" calcext:value-type="float">
            <text:p>9552</text:p>
          </table:table-cell>
          <table:table-cell office:value-type="float" office:value="4283" calcext:value-type="float">
            <text:p>4283</text:p>
          </table:table-cell>
          <table:table-cell office:value-type="float" office:value="1.34807800000004" calcext:value-type="float">
            <text:p>1.34807800000004</text:p>
          </table:table-cell>
          <table:table-cell office:value-type="float" office:value="5023" calcext:value-type="float">
            <text:p>5023</text:p>
          </table:table-cell>
          <table:table-cell table:formula="of:=([.E773]-[.C773])/[.E773]" office:value-type="float" office:value="0.147322317340235" calcext:value-type="float">
            <text:p>0.147322317340235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53" calcext:value-type="float">
            <text:p>9553</text:p>
          </table:table-cell>
          <table:table-cell office:value-type="float" office:value="4678" calcext:value-type="float">
            <text:p>4678</text:p>
          </table:table-cell>
          <table:table-cell office:value-type="float" office:value="2.82488299999997" calcext:value-type="float">
            <text:p>2.82488299999997</text:p>
          </table:table-cell>
          <table:table-cell office:value-type="float" office:value="5386" calcext:value-type="float">
            <text:p>5386</text:p>
          </table:table-cell>
          <table:table-cell table:formula="of:=([.E774]-[.C774])/[.E774]" office:value-type="float" office:value="0.131451912365392" calcext:value-type="float">
            <text:p>0.131451912365392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54" calcext:value-type="float">
            <text:p>9554</text:p>
          </table:table-cell>
          <table:table-cell office:value-type="float" office:value="4671" calcext:value-type="float">
            <text:p>4671</text:p>
          </table:table-cell>
          <table:table-cell office:value-type="float" office:value="2.99436299999999" calcext:value-type="float">
            <text:p>2.99436299999999</text:p>
          </table:table-cell>
          <table:table-cell office:value-type="float" office:value="4995" calcext:value-type="float">
            <text:p>4995</text:p>
          </table:table-cell>
          <table:table-cell table:formula="of:=([.E775]-[.C775])/[.E775]" office:value-type="float" office:value="0.0648648648648649" calcext:value-type="float">
            <text:p>0.064864864864865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55" calcext:value-type="float">
            <text:p>9555</text:p>
          </table:table-cell>
          <table:table-cell office:value-type="float" office:value="3253" calcext:value-type="float">
            <text:p>3253</text:p>
          </table:table-cell>
          <table:table-cell office:value-type="float" office:value="1.36870500000001" calcext:value-type="float">
            <text:p>1.36870500000001</text:p>
          </table:table-cell>
          <table:table-cell office:value-type="float" office:value="3617" calcext:value-type="float">
            <text:p>3617</text:p>
          </table:table-cell>
          <table:table-cell table:formula="of:=([.E776]-[.C776])/[.E776]" office:value-type="float" office:value="0.100635886093448" calcext:value-type="float">
            <text:p>0.100635886093448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56" calcext:value-type="float">
            <text:p>9556</text:p>
          </table:table-cell>
          <table:table-cell office:value-type="float" office:value="4296" calcext:value-type="float">
            <text:p>4296</text:p>
          </table:table-cell>
          <table:table-cell office:value-type="float" office:value="2.189325" calcext:value-type="float">
            <text:p>2.189325</text:p>
          </table:table-cell>
          <table:table-cell office:value-type="float" office:value="4569" calcext:value-type="float">
            <text:p>4569</text:p>
          </table:table-cell>
          <table:table-cell table:formula="of:=([.E777]-[.C777])/[.E777]" office:value-type="float" office:value="0.0597504924491136" calcext:value-type="float">
            <text:p>0.059750492449114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57" calcext:value-type="float">
            <text:p>9557</text:p>
          </table:table-cell>
          <table:table-cell office:value-type="float" office:value="4142" calcext:value-type="float">
            <text:p>4142</text:p>
          </table:table-cell>
          <table:table-cell office:value-type="float" office:value="1.33671100000001" calcext:value-type="float">
            <text:p>1.33671100000001</text:p>
          </table:table-cell>
          <table:table-cell office:value-type="float" office:value="4660" calcext:value-type="float">
            <text:p>4660</text:p>
          </table:table-cell>
          <table:table-cell table:formula="of:=([.E778]-[.C778])/[.E778]" office:value-type="float" office:value="0.111158798283262" calcext:value-type="float">
            <text:p>0.111158798283262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58" calcext:value-type="float">
            <text:p>9558</text:p>
          </table:table-cell>
          <table:table-cell office:value-type="float" office:value="4194" calcext:value-type="float">
            <text:p>4194</text:p>
          </table:table-cell>
          <table:table-cell office:value-type="float" office:value="4.49727600000003" calcext:value-type="float">
            <text:p>4.49727600000003</text:p>
          </table:table-cell>
          <table:table-cell office:value-type="float" office:value="4449" calcext:value-type="float">
            <text:p>4449</text:p>
          </table:table-cell>
          <table:table-cell table:formula="of:=([.E779]-[.C779])/[.E779]" office:value-type="float" office:value="0.0573162508428861" calcext:value-type="float">
            <text:p>0.057316250842886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59" calcext:value-type="float">
            <text:p>9559</text:p>
          </table:table-cell>
          <table:table-cell office:value-type="float" office:value="3562" calcext:value-type="float">
            <text:p>3562</text:p>
          </table:table-cell>
          <table:table-cell office:value-type="float" office:value="1.362922" calcext:value-type="float">
            <text:p>1.362922</text:p>
          </table:table-cell>
          <table:table-cell office:value-type="float" office:value="4069" calcext:value-type="float">
            <text:p>4069</text:p>
          </table:table-cell>
          <table:table-cell table:formula="of:=([.E780]-[.C780])/[.E780]" office:value-type="float" office:value="0.124600638977636" calcext:value-type="float">
            <text:p>0.124600638977636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60" calcext:value-type="float">
            <text:p>9560</text:p>
          </table:table-cell>
          <table:table-cell office:value-type="float" office:value="3934" calcext:value-type="float">
            <text:p>3934</text:p>
          </table:table-cell>
          <table:table-cell office:value-type="float" office:value="1.35355999999999" calcext:value-type="float">
            <text:p>1.35355999999999</text:p>
          </table:table-cell>
          <table:table-cell office:value-type="float" office:value="4587" calcext:value-type="float">
            <text:p>4587</text:p>
          </table:table-cell>
          <table:table-cell table:formula="of:=([.E781]-[.C781])/[.E781]" office:value-type="float" office:value="0.142358840200567" calcext:value-type="float">
            <text:p>0.142358840200567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61" calcext:value-type="float">
            <text:p>9561</text:p>
          </table:table-cell>
          <table:table-cell office:value-type="float" office:value="4076" calcext:value-type="float">
            <text:p>4076</text:p>
          </table:table-cell>
          <table:table-cell office:value-type="float" office:value="1.39087800000002" calcext:value-type="float">
            <text:p>1.39087800000002</text:p>
          </table:table-cell>
          <table:table-cell office:value-type="float" office:value="4544" calcext:value-type="float">
            <text:p>4544</text:p>
          </table:table-cell>
          <table:table-cell table:formula="of:=([.E782]-[.C782])/[.E782]" office:value-type="float" office:value="0.102992957746479" calcext:value-type="float">
            <text:p>0.102992957746479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62" calcext:value-type="float">
            <text:p>9562</text:p>
          </table:table-cell>
          <table:table-cell office:value-type="float" office:value="4125" calcext:value-type="float">
            <text:p>4125</text:p>
          </table:table-cell>
          <table:table-cell office:value-type="float" office:value="2.73725399999998" calcext:value-type="float">
            <text:p>2.73725399999998</text:p>
          </table:table-cell>
          <table:table-cell office:value-type="float" office:value="4245" calcext:value-type="float">
            <text:p>4245</text:p>
          </table:table-cell>
          <table:table-cell table:formula="of:=([.E783]-[.C783])/[.E783]" office:value-type="float" office:value="0.0282685512367491" calcext:value-type="float">
            <text:p>0.028268551236749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63" calcext:value-type="float">
            <text:p>9563</text:p>
          </table:table-cell>
          <table:table-cell office:value-type="float" office:value="3317" calcext:value-type="float">
            <text:p>3317</text:p>
          </table:table-cell>
          <table:table-cell office:value-type="float" office:value="1.38890599999999" calcext:value-type="float">
            <text:p>1.38890599999999</text:p>
          </table:table-cell>
          <table:table-cell office:value-type="float" office:value="3761" calcext:value-type="float">
            <text:p>3761</text:p>
          </table:table-cell>
          <table:table-cell table:formula="of:=([.E784]-[.C784])/[.E784]" office:value-type="float" office:value="0.118053709119915" calcext:value-type="float">
            <text:p>0.118053709119915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64" calcext:value-type="float">
            <text:p>9564</text:p>
          </table:table-cell>
          <table:table-cell office:value-type="float" office:value="3574" calcext:value-type="float">
            <text:p>3574</text:p>
          </table:table-cell>
          <table:table-cell office:value-type="float" office:value="1.395824" calcext:value-type="float">
            <text:p>1.395824</text:p>
          </table:table-cell>
          <table:table-cell office:value-type="float" office:value="4231" calcext:value-type="float">
            <text:p>4231</text:p>
          </table:table-cell>
          <table:table-cell table:formula="of:=([.E785]-[.C785])/[.E785]" office:value-type="float" office:value="0.155282439139683" calcext:value-type="float">
            <text:p>0.155282439139683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65" calcext:value-type="float">
            <text:p>9565</text:p>
          </table:table-cell>
          <table:table-cell office:value-type="float" office:value="4091" calcext:value-type="float">
            <text:p>4091</text:p>
          </table:table-cell>
          <table:table-cell office:value-type="float" office:value="1.38165200000003" calcext:value-type="float">
            <text:p>1.38165200000003</text:p>
          </table:table-cell>
          <table:table-cell office:value-type="float" office:value="4656" calcext:value-type="float">
            <text:p>4656</text:p>
          </table:table-cell>
          <table:table-cell table:formula="of:=([.E786]-[.C786])/[.E786]" office:value-type="float" office:value="0.121348797250859" calcext:value-type="float">
            <text:p>0.121348797250859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66" calcext:value-type="float">
            <text:p>9566</text:p>
          </table:table-cell>
          <table:table-cell office:value-type="float" office:value="4563" calcext:value-type="float">
            <text:p>4563</text:p>
          </table:table-cell>
          <table:table-cell office:value-type="float" office:value="3.36689199999998" calcext:value-type="float">
            <text:p>3.36689199999998</text:p>
          </table:table-cell>
          <table:table-cell office:value-type="float" office:value="5039" calcext:value-type="float">
            <text:p>5039</text:p>
          </table:table-cell>
          <table:table-cell table:formula="of:=([.E787]-[.C787])/[.E787]" office:value-type="float" office:value="0.0944631871403056" calcext:value-type="float">
            <text:p>0.094463187140306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3.32718900000003" calcext:value-type="float">
            <text:p>3.32718900000003</text:p>
          </table:table-cell>
          <table:table-cell office:value-type="float" office:value="599" calcext:value-type="float">
            <text:p>599</text:p>
          </table:table-cell>
          <table:table-cell table:formula="of:=([.E788]-[.C788])/[.E78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68" calcext:value-type="float">
            <text:p>9568</text:p>
          </table:table-cell>
          <table:table-cell office:value-type="float" office:value="4255" calcext:value-type="float">
            <text:p>4255</text:p>
          </table:table-cell>
          <table:table-cell office:value-type="float" office:value="3.18160100000006" calcext:value-type="float">
            <text:p>3.18160100000006</text:p>
          </table:table-cell>
          <table:table-cell office:value-type="float" office:value="4772" calcext:value-type="float">
            <text:p>4772</text:p>
          </table:table-cell>
          <table:table-cell table:formula="of:=([.E789]-[.C789])/[.E789]" office:value-type="float" office:value="0.108340318524728" calcext:value-type="float">
            <text:p>0.108340318524728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69" calcext:value-type="float">
            <text:p>9569</text:p>
          </table:table-cell>
          <table:table-cell office:value-type="float" office:value="4337" calcext:value-type="float">
            <text:p>4337</text:p>
          </table:table-cell>
          <table:table-cell office:value-type="float" office:value="3.05268800000005" calcext:value-type="float">
            <text:p>3.05268800000005</text:p>
          </table:table-cell>
          <table:table-cell office:value-type="float" office:value="4473" calcext:value-type="float">
            <text:p>4473</text:p>
          </table:table-cell>
          <table:table-cell table:formula="of:=([.E790]-[.C790])/[.E790]" office:value-type="float" office:value="0.03040465012296" calcext:value-type="float">
            <text:p>0.03040465012296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70" calcext:value-type="float">
            <text:p>9570</text:p>
          </table:table-cell>
          <table:table-cell office:value-type="float" office:value="4256" calcext:value-type="float">
            <text:p>4256</text:p>
          </table:table-cell>
          <table:table-cell office:value-type="float" office:value="3.15491100000003" calcext:value-type="float">
            <text:p>3.15491100000003</text:p>
          </table:table-cell>
          <table:table-cell office:value-type="float" office:value="4479" calcext:value-type="float">
            <text:p>4479</text:p>
          </table:table-cell>
          <table:table-cell table:formula="of:=([.E791]-[.C791])/[.E791]" office:value-type="float" office:value="0.0497878990846171" calcext:value-type="float">
            <text:p>0.049787899084617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71" calcext:value-type="float">
            <text:p>9571</text:p>
          </table:table-cell>
          <table:table-cell office:value-type="float" office:value="3704" calcext:value-type="float">
            <text:p>3704</text:p>
          </table:table-cell>
          <table:table-cell office:value-type="float" office:value="1.35368599999998" calcext:value-type="float">
            <text:p>1.35368599999998</text:p>
          </table:table-cell>
          <table:table-cell office:value-type="float" office:value="4311" calcext:value-type="float">
            <text:p>4311</text:p>
          </table:table-cell>
          <table:table-cell table:formula="of:=([.E792]-[.C792])/[.E792]" office:value-type="float" office:value="0.140802598005103" calcext:value-type="float">
            <text:p>0.140802598005103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72" calcext:value-type="float">
            <text:p>9572</text:p>
          </table:table-cell>
          <table:table-cell office:value-type="float" office:value="3749" calcext:value-type="float">
            <text:p>3749</text:p>
          </table:table-cell>
          <table:table-cell office:value-type="float" office:value="1.31322500000005" calcext:value-type="float">
            <text:p>1.31322500000005</text:p>
          </table:table-cell>
          <table:table-cell office:value-type="float" office:value="4562" calcext:value-type="float">
            <text:p>4562</text:p>
          </table:table-cell>
          <table:table-cell table:formula="of:=([.E793]-[.C793])/[.E793]" office:value-type="float" office:value="0.178211310828584" calcext:value-type="float">
            <text:p>0.178211310828584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73" calcext:value-type="float">
            <text:p>9573</text:p>
          </table:table-cell>
          <table:table-cell office:value-type="float" office:value="4043" calcext:value-type="float">
            <text:p>4043</text:p>
          </table:table-cell>
          <table:table-cell office:value-type="float" office:value="1.36378500000001" calcext:value-type="float">
            <text:p>1.36378500000001</text:p>
          </table:table-cell>
          <table:table-cell office:value-type="float" office:value="4738" calcext:value-type="float">
            <text:p>4738</text:p>
          </table:table-cell>
          <table:table-cell table:formula="of:=([.E794]-[.C794])/[.E794]" office:value-type="float" office:value="0.146686365555087" calcext:value-type="float">
            <text:p>0.146686365555087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74" calcext:value-type="float">
            <text:p>9574</text:p>
          </table:table-cell>
          <table:table-cell office:value-type="float" office:value="4470" calcext:value-type="float">
            <text:p>4470</text:p>
          </table:table-cell>
          <table:table-cell office:value-type="float" office:value="2.86680900000005" calcext:value-type="float">
            <text:p>2.86680900000005</text:p>
          </table:table-cell>
          <table:table-cell office:value-type="float" office:value="4876" calcext:value-type="float">
            <text:p>4876</text:p>
          </table:table-cell>
          <table:table-cell table:formula="of:=([.E795]-[.C795])/[.E795]" office:value-type="float" office:value="0.0832649712879409" calcext:value-type="float">
            <text:p>0.083264971287941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75" calcext:value-type="float">
            <text:p>9575</text:p>
          </table:table-cell>
          <table:table-cell office:value-type="float" office:value="4514" calcext:value-type="float">
            <text:p>4514</text:p>
          </table:table-cell>
          <table:table-cell office:value-type="float" office:value="2.60025299999995" calcext:value-type="float">
            <text:p>2.60025299999995</text:p>
          </table:table-cell>
          <table:table-cell office:value-type="float" office:value="5061" calcext:value-type="float">
            <text:p>5061</text:p>
          </table:table-cell>
          <table:table-cell table:formula="of:=([.E796]-[.C796])/[.E796]" office:value-type="float" office:value="0.108081406836594" calcext:value-type="float">
            <text:p>0.108081406836594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76" calcext:value-type="float">
            <text:p>9576</text:p>
          </table:table-cell>
          <table:table-cell office:value-type="float" office:value="4922" calcext:value-type="float">
            <text:p>4922</text:p>
          </table:table-cell>
          <table:table-cell office:value-type="float" office:value="3.34483800000004" calcext:value-type="float">
            <text:p>3.34483800000004</text:p>
          </table:table-cell>
          <table:table-cell office:value-type="float" office:value="5063" calcext:value-type="float">
            <text:p>5063</text:p>
          </table:table-cell>
          <table:table-cell table:formula="of:=([.E797]-[.C797])/[.E797]" office:value-type="float" office:value="0.0278491013233261" calcext:value-type="float">
            <text:p>0.027849101323326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77" calcext:value-type="float">
            <text:p>9577</text:p>
          </table:table-cell>
          <table:table-cell office:value-type="float" office:value="4393" calcext:value-type="float">
            <text:p>4393</text:p>
          </table:table-cell>
          <table:table-cell office:value-type="float" office:value="1.348524" calcext:value-type="float">
            <text:p>1.348524</text:p>
          </table:table-cell>
          <table:table-cell office:value-type="float" office:value="4870" calcext:value-type="float">
            <text:p>4870</text:p>
          </table:table-cell>
          <table:table-cell table:formula="of:=([.E798]-[.C798])/[.E798]" office:value-type="float" office:value="0.0979466119096509" calcext:value-type="float">
            <text:p>0.097946611909651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78" calcext:value-type="float">
            <text:p>9578</text:p>
          </table:table-cell>
          <table:table-cell office:value-type="float" office:value="4622" calcext:value-type="float">
            <text:p>4622</text:p>
          </table:table-cell>
          <table:table-cell office:value-type="float" office:value="2.42464699999999" calcext:value-type="float">
            <text:p>2.42464699999999</text:p>
          </table:table-cell>
          <table:table-cell office:value-type="float" office:value="5232" calcext:value-type="float">
            <text:p>5232</text:p>
          </table:table-cell>
          <table:table-cell table:formula="of:=([.E799]-[.C799])/[.E799]" office:value-type="float" office:value="0.116590214067278" calcext:value-type="float">
            <text:p>0.116590214067278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79" calcext:value-type="float">
            <text:p>9579</text:p>
          </table:table-cell>
          <table:table-cell office:value-type="float" office:value="3745" calcext:value-type="float">
            <text:p>3745</text:p>
          </table:table-cell>
          <table:table-cell office:value-type="float" office:value="1.347801" calcext:value-type="float">
            <text:p>1.347801</text:p>
          </table:table-cell>
          <table:table-cell office:value-type="float" office:value="4567" calcext:value-type="float">
            <text:p>4567</text:p>
          </table:table-cell>
          <table:table-cell table:formula="of:=([.E800]-[.C800])/[.E800]" office:value-type="float" office:value="0.179986862272827" calcext:value-type="float">
            <text:p>0.179986862272827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80" calcext:value-type="float">
            <text:p>9580</text:p>
          </table:table-cell>
          <table:table-cell office:value-type="float" office:value="3875" calcext:value-type="float">
            <text:p>3875</text:p>
          </table:table-cell>
          <table:table-cell office:value-type="float" office:value="1.4217779999999" calcext:value-type="float">
            <text:p>1.4217779999999</text:p>
          </table:table-cell>
          <table:table-cell office:value-type="float" office:value="4483" calcext:value-type="float">
            <text:p>4483</text:p>
          </table:table-cell>
          <table:table-cell table:formula="of:=([.E801]-[.C801])/[.E801]" office:value-type="float" office:value="0.135623466428731" calcext:value-type="float">
            <text:p>0.135623466428731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81" calcext:value-type="float">
            <text:p>9581</text:p>
          </table:table-cell>
          <table:table-cell office:value-type="float" office:value="4323" calcext:value-type="float">
            <text:p>4323</text:p>
          </table:table-cell>
          <table:table-cell office:value-type="float" office:value="1.38139000000001" calcext:value-type="float">
            <text:p>1.38139000000001</text:p>
          </table:table-cell>
          <table:table-cell office:value-type="float" office:value="4907" calcext:value-type="float">
            <text:p>4907</text:p>
          </table:table-cell>
          <table:table-cell table:formula="of:=([.E802]-[.C802])/[.E802]" office:value-type="float" office:value="0.119013653963725" calcext:value-type="float">
            <text:p>0.119013653963725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82" calcext:value-type="float">
            <text:p>9582</text:p>
          </table:table-cell>
          <table:table-cell office:value-type="float" office:value="4766" calcext:value-type="float">
            <text:p>4766</text:p>
          </table:table-cell>
          <table:table-cell office:value-type="float" office:value="2.20514300000002" calcext:value-type="float">
            <text:p>2.20514300000002</text:p>
          </table:table-cell>
          <table:table-cell office:value-type="float" office:value="5088" calcext:value-type="float">
            <text:p>5088</text:p>
          </table:table-cell>
          <table:table-cell table:formula="of:=([.E803]-[.C803])/[.E803]" office:value-type="float" office:value="0.0632861635220126" calcext:value-type="float">
            <text:p>0.063286163522013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83" calcext:value-type="float">
            <text:p>9583</text:p>
          </table:table-cell>
          <table:table-cell office:value-type="float" office:value="3463" calcext:value-type="float">
            <text:p>3463</text:p>
          </table:table-cell>
          <table:table-cell office:value-type="float" office:value="2.16298400000005" calcext:value-type="float">
            <text:p>2.16298400000005</text:p>
          </table:table-cell>
          <table:table-cell office:value-type="float" office:value="4192" calcext:value-type="float">
            <text:p>4192</text:p>
          </table:table-cell>
          <table:table-cell table:formula="of:=([.E804]-[.C804])/[.E804]" office:value-type="float" office:value="0.173902671755725" calcext:value-type="float">
            <text:p>0.173902671755725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84" calcext:value-type="float">
            <text:p>9584</text:p>
          </table:table-cell>
          <table:table-cell office:value-type="float" office:value="4425" calcext:value-type="float">
            <text:p>4425</text:p>
          </table:table-cell>
          <table:table-cell office:value-type="float" office:value="1.37449600000002" calcext:value-type="float">
            <text:p>1.37449600000002</text:p>
          </table:table-cell>
          <table:table-cell office:value-type="float" office:value="5210" calcext:value-type="float">
            <text:p>5210</text:p>
          </table:table-cell>
          <table:table-cell table:formula="of:=([.E805]-[.C805])/[.E805]" office:value-type="float" office:value="0.150671785028791" calcext:value-type="float">
            <text:p>0.150671785028791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85" calcext:value-type="float">
            <text:p>9585</text:p>
          </table:table-cell>
          <table:table-cell office:value-type="float" office:value="4667" calcext:value-type="float">
            <text:p>4667</text:p>
          </table:table-cell>
          <table:table-cell office:value-type="float" office:value="3.38170100000002" calcext:value-type="float">
            <text:p>3.38170100000002</text:p>
          </table:table-cell>
          <table:table-cell office:value-type="float" office:value="4667" calcext:value-type="float">
            <text:p>4667</text:p>
          </table:table-cell>
          <table:table-cell table:formula="of:=([.E806]-[.C806])/[.E806]" office:value-type="float" office:value="0" calcext:value-type="float">
            <text:p>0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86" calcext:value-type="float">
            <text:p>9586</text:p>
          </table:table-cell>
          <table:table-cell office:value-type="float" office:value="4566" calcext:value-type="float">
            <text:p>4566</text:p>
          </table:table-cell>
          <table:table-cell office:value-type="float" office:value="2.56760000000003" calcext:value-type="float">
            <text:p>2.56760000000003</text:p>
          </table:table-cell>
          <table:table-cell office:value-type="float" office:value="4700" calcext:value-type="float">
            <text:p>4700</text:p>
          </table:table-cell>
          <table:table-cell table:formula="of:=([.E807]-[.C807])/[.E807]" office:value-type="float" office:value="0.0285106382978723" calcext:value-type="float">
            <text:p>0.028510638297872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87" calcext:value-type="float">
            <text:p>9587</text:p>
          </table:table-cell>
          <table:table-cell office:value-type="float" office:value="4876" calcext:value-type="float">
            <text:p>4876</text:p>
          </table:table-cell>
          <table:table-cell office:value-type="float" office:value="3.64202699999998" calcext:value-type="float">
            <text:p>3.64202699999998</text:p>
          </table:table-cell>
          <table:table-cell office:value-type="float" office:value="5043" calcext:value-type="float">
            <text:p>5043</text:p>
          </table:table-cell>
          <table:table-cell table:formula="of:=([.E808]-[.C808])/[.E808]" office:value-type="float" office:value="0.0331152092008725" calcext:value-type="float">
            <text:p>0.033115209200873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88" calcext:value-type="float">
            <text:p>9588</text:p>
          </table:table-cell>
          <table:table-cell office:value-type="float" office:value="4621" calcext:value-type="float">
            <text:p>4621</text:p>
          </table:table-cell>
          <table:table-cell office:value-type="float" office:value="2.60874299999995" calcext:value-type="float">
            <text:p>2.60874299999995</text:p>
          </table:table-cell>
          <table:table-cell office:value-type="float" office:value="4805" calcext:value-type="float">
            <text:p>4805</text:p>
          </table:table-cell>
          <table:table-cell table:formula="of:=([.E809]-[.C809])/[.E809]" office:value-type="float" office:value="0.0382934443288241" calcext:value-type="float">
            <text:p>0.038293444328824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89" calcext:value-type="float">
            <text:p>9589</text:p>
          </table:table-cell>
          <table:table-cell office:value-type="float" office:value="4094" calcext:value-type="float">
            <text:p>4094</text:p>
          </table:table-cell>
          <table:table-cell office:value-type="float" office:value="1.19865099999998" calcext:value-type="float">
            <text:p>1.19865099999998</text:p>
          </table:table-cell>
          <table:table-cell office:value-type="float" office:value="4614" calcext:value-type="float">
            <text:p>4614</text:p>
          </table:table-cell>
          <table:table-cell table:formula="of:=([.E810]-[.C810])/[.E810]" office:value-type="float" office:value="0.11270047680971" calcext:value-type="float">
            <text:p>0.11270047680971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90" calcext:value-type="float">
            <text:p>9590</text:p>
          </table:table-cell>
          <table:table-cell office:value-type="float" office:value="4378" calcext:value-type="float">
            <text:p>4378</text:p>
          </table:table-cell>
          <table:table-cell office:value-type="float" office:value="1.30294100000003" calcext:value-type="float">
            <text:p>1.30294100000003</text:p>
          </table:table-cell>
          <table:table-cell office:value-type="float" office:value="5157" calcext:value-type="float">
            <text:p>5157</text:p>
          </table:table-cell>
          <table:table-cell table:formula="of:=([.E811]-[.C811])/[.E811]" office:value-type="float" office:value="0.151056815978282" calcext:value-type="float">
            <text:p>0.151056815978282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91" calcext:value-type="float">
            <text:p>9591</text:p>
          </table:table-cell>
          <table:table-cell office:value-type="float" office:value="3793" calcext:value-type="float">
            <text:p>3793</text:p>
          </table:table-cell>
          <table:table-cell office:value-type="float" office:value="1.27426099999997" calcext:value-type="float">
            <text:p>1.27426099999997</text:p>
          </table:table-cell>
          <table:table-cell office:value-type="float" office:value="4522" calcext:value-type="float">
            <text:p>4522</text:p>
          </table:table-cell>
          <table:table-cell table:formula="of:=([.E812]-[.C812])/[.E812]" office:value-type="float" office:value="0.161211853162318" calcext:value-type="float">
            <text:p>0.161211853162318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92" calcext:value-type="float">
            <text:p>9592</text:p>
          </table:table-cell>
          <table:table-cell office:value-type="float" office:value="3743" calcext:value-type="float">
            <text:p>3743</text:p>
          </table:table-cell>
          <table:table-cell office:value-type="float" office:value="1.27885899999995" calcext:value-type="float">
            <text:p>1.27885899999995</text:p>
          </table:table-cell>
          <table:table-cell office:value-type="float" office:value="4366" calcext:value-type="float">
            <text:p>4366</text:p>
          </table:table-cell>
          <table:table-cell table:formula="of:=([.E813]-[.C813])/[.E813]" office:value-type="float" office:value="0.142693540998626" calcext:value-type="float">
            <text:p>0.142693540998626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93" calcext:value-type="float">
            <text:p>9593</text:p>
          </table:table-cell>
          <table:table-cell office:value-type="float" office:value="4264" calcext:value-type="float">
            <text:p>4264</text:p>
          </table:table-cell>
          <table:table-cell office:value-type="float" office:value="1.27616499999999" calcext:value-type="float">
            <text:p>1.27616499999999</text:p>
          </table:table-cell>
          <table:table-cell office:value-type="float" office:value="4994" calcext:value-type="float">
            <text:p>4994</text:p>
          </table:table-cell>
          <table:table-cell table:formula="of:=([.E814]-[.C814])/[.E814]" office:value-type="float" office:value="0.146175410492591" calcext:value-type="float">
            <text:p>0.146175410492591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94" calcext:value-type="float">
            <text:p>9594</text:p>
          </table:table-cell>
          <table:table-cell office:value-type="float" office:value="3562" calcext:value-type="float">
            <text:p>3562</text:p>
          </table:table-cell>
          <table:table-cell office:value-type="float" office:value="1.29424399999999" calcext:value-type="float">
            <text:p>1.29424399999999</text:p>
          </table:table-cell>
          <table:table-cell office:value-type="float" office:value="4215" calcext:value-type="float">
            <text:p>4215</text:p>
          </table:table-cell>
          <table:table-cell table:formula="of:=([.E815]-[.C815])/[.E815]" office:value-type="float" office:value="0.154922894424674" calcext:value-type="float">
            <text:p>0.154922894424674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95" calcext:value-type="float">
            <text:p>9595</text:p>
          </table:table-cell>
          <table:table-cell office:value-type="float" office:value="3889" calcext:value-type="float">
            <text:p>3889</text:p>
          </table:table-cell>
          <table:table-cell office:value-type="float" office:value="1.30665399999998" calcext:value-type="float">
            <text:p>1.30665399999998</text:p>
          </table:table-cell>
          <table:table-cell office:value-type="float" office:value="4373" calcext:value-type="float">
            <text:p>4373</text:p>
          </table:table-cell>
          <table:table-cell table:formula="of:=([.E816]-[.C816])/[.E816]" office:value-type="float" office:value="0.110679167619483" calcext:value-type="float">
            <text:p>0.110679167619483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96" calcext:value-type="float">
            <text:p>9596</text:p>
          </table:table-cell>
          <table:table-cell office:value-type="float" office:value="4022" calcext:value-type="float">
            <text:p>4022</text:p>
          </table:table-cell>
          <table:table-cell office:value-type="float" office:value="3.17323100000004" calcext:value-type="float">
            <text:p>3.17323100000004</text:p>
          </table:table-cell>
          <table:table-cell office:value-type="float" office:value="4244" calcext:value-type="float">
            <text:p>4244</text:p>
          </table:table-cell>
          <table:table-cell table:formula="of:=([.E817]-[.C817])/[.E817]" office:value-type="float" office:value="0.0523091423185674" calcext:value-type="float">
            <text:p>0.052309142318567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97" calcext:value-type="float">
            <text:p>9597</text:p>
          </table:table-cell>
          <table:table-cell office:value-type="float" office:value="4355" calcext:value-type="float">
            <text:p>4355</text:p>
          </table:table-cell>
          <table:table-cell office:value-type="float" office:value="1.75218000000001" calcext:value-type="float">
            <text:p>1.75218000000001</text:p>
          </table:table-cell>
          <table:table-cell office:value-type="float" office:value="4864" calcext:value-type="float">
            <text:p>4864</text:p>
          </table:table-cell>
          <table:table-cell table:formula="of:=([.E818]-[.C818])/[.E818]" office:value-type="float" office:value="0.104646381578947" calcext:value-type="float">
            <text:p>0.104646381578947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98" calcext:value-type="float">
            <text:p>9598</text:p>
          </table:table-cell>
          <table:table-cell office:value-type="float" office:value="4705" calcext:value-type="float">
            <text:p>4705</text:p>
          </table:table-cell>
          <table:table-cell office:value-type="float" office:value="2.76771199999996" calcext:value-type="float">
            <text:p>2.76771199999996</text:p>
          </table:table-cell>
          <table:table-cell office:value-type="float" office:value="4814" calcext:value-type="float">
            <text:p>4814</text:p>
          </table:table-cell>
          <table:table-cell table:formula="of:=([.E819]-[.C819])/[.E819]" office:value-type="float" office:value="0.0226422933111757" calcext:value-type="float">
            <text:p>0.022642293311176</text:p>
          </table:table-cell>
          <table:table-cell table:number-columns-repeated="1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99" calcext:value-type="float">
            <text:p>9599</text:p>
          </table:table-cell>
          <table:table-cell office:value-type="float" office:value="3357" calcext:value-type="float">
            <text:p>3357</text:p>
          </table:table-cell>
          <table:table-cell office:value-type="float" office:value="1.29450599999996" calcext:value-type="float">
            <text:p>1.29450599999996</text:p>
          </table:table-cell>
          <table:table-cell office:value-type="float" office:value="3884" calcext:value-type="float">
            <text:p>3884</text:p>
          </table:table-cell>
          <table:table-cell table:formula="of:=([.E820]-[.C820])/[.E820]" office:value-type="float" office:value="0.135684860968074" calcext:value-type="float">
            <text:p>0.135684860968074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50" calcext:value-type="float">
            <text:p>9550</text:p>
          </table:table-cell>
          <table:table-cell office:value-type="float" office:value="3451" calcext:value-type="float">
            <text:p>3451</text:p>
          </table:table-cell>
          <table:table-cell office:value-type="float" office:value="1.34008599999999" calcext:value-type="float">
            <text:p>1.34008599999999</text:p>
          </table:table-cell>
          <table:table-cell office:value-type="float" office:value="4068" calcext:value-type="float">
            <text:p>4068</text:p>
          </table:table-cell>
          <table:table-cell table:formula="of:=([.E821]-[.C821])/[.E821]" office:value-type="float" office:value="0.151671583087512" calcext:value-type="float">
            <text:p>0.151671583087512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51" calcext:value-type="float">
            <text:p>9551</text:p>
          </table:table-cell>
          <table:table-cell office:value-type="float" office:value="4214" calcext:value-type="float">
            <text:p>4214</text:p>
          </table:table-cell>
          <table:table-cell office:value-type="float" office:value="3.16561499999995" calcext:value-type="float">
            <text:p>3.16561499999995</text:p>
          </table:table-cell>
          <table:table-cell office:value-type="float" office:value="4454" calcext:value-type="float">
            <text:p>4454</text:p>
          </table:table-cell>
          <table:table-cell table:formula="of:=([.E822]-[.C822])/[.E822]" office:value-type="float" office:value="0.0538841490794791" calcext:value-type="float">
            <text:p>0.053884149079479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52" calcext:value-type="float">
            <text:p>9552</text:p>
          </table:table-cell>
          <table:table-cell office:value-type="float" office:value="4234" calcext:value-type="float">
            <text:p>4234</text:p>
          </table:table-cell>
          <table:table-cell office:value-type="float" office:value="2.306466" calcext:value-type="float">
            <text:p>2.306466</text:p>
          </table:table-cell>
          <table:table-cell office:value-type="float" office:value="5023" calcext:value-type="float">
            <text:p>5023</text:p>
          </table:table-cell>
          <table:table-cell table:formula="of:=([.E823]-[.C823])/[.E823]" office:value-type="float" office:value="0.15707744375871" calcext:value-type="float">
            <text:p>0.15707744375871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53" calcext:value-type="float">
            <text:p>9553</text:p>
          </table:table-cell>
          <table:table-cell office:value-type="float" office:value="4539" calcext:value-type="float">
            <text:p>4539</text:p>
          </table:table-cell>
          <table:table-cell office:value-type="float" office:value="1.34663899999998" calcext:value-type="float">
            <text:p>1.34663899999998</text:p>
          </table:table-cell>
          <table:table-cell office:value-type="float" office:value="5386" calcext:value-type="float">
            <text:p>5386</text:p>
          </table:table-cell>
          <table:table-cell table:formula="of:=([.E824]-[.C824])/[.E824]" office:value-type="float" office:value="0.157259561826959" calcext:value-type="float">
            <text:p>0.157259561826959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54" calcext:value-type="float">
            <text:p>9554</text:p>
          </table:table-cell>
          <table:table-cell office:value-type="float" office:value="4852" calcext:value-type="float">
            <text:p>4852</text:p>
          </table:table-cell>
          <table:table-cell office:value-type="float" office:value="4.08218499999998" calcext:value-type="float">
            <text:p>4.08218499999998</text:p>
          </table:table-cell>
          <table:table-cell office:value-type="float" office:value="4995" calcext:value-type="float">
            <text:p>4995</text:p>
          </table:table-cell>
          <table:table-cell table:formula="of:=([.E825]-[.C825])/[.E825]" office:value-type="float" office:value="0.0286286286286286" calcext:value-type="float">
            <text:p>0.028628628628629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55" calcext:value-type="float">
            <text:p>9555</text:p>
          </table:table-cell>
          <table:table-cell office:value-type="float" office:value="3448" calcext:value-type="float">
            <text:p>3448</text:p>
          </table:table-cell>
          <table:table-cell office:value-type="float" office:value="2.78866099999999" calcext:value-type="float">
            <text:p>2.78866099999999</text:p>
          </table:table-cell>
          <table:table-cell office:value-type="float" office:value="3617" calcext:value-type="float">
            <text:p>3617</text:p>
          </table:table-cell>
          <table:table-cell table:formula="of:=([.E826]-[.C826])/[.E826]" office:value-type="float" office:value="0.0467238042576721" calcext:value-type="float">
            <text:p>0.046723804257672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56" calcext:value-type="float">
            <text:p>9556</text:p>
          </table:table-cell>
          <table:table-cell office:value-type="float" office:value="4032" calcext:value-type="float">
            <text:p>4032</text:p>
          </table:table-cell>
          <table:table-cell office:value-type="float" office:value="2.10792600000002" calcext:value-type="float">
            <text:p>2.10792600000002</text:p>
          </table:table-cell>
          <table:table-cell office:value-type="float" office:value="4569" calcext:value-type="float">
            <text:p>4569</text:p>
          </table:table-cell>
          <table:table-cell table:formula="of:=([.E827]-[.C827])/[.E827]" office:value-type="float" office:value="0.117531188443861" calcext:value-type="float">
            <text:p>0.117531188443861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57" calcext:value-type="float">
            <text:p>9557</text:p>
          </table:table-cell>
          <table:table-cell office:value-type="float" office:value="4292" calcext:value-type="float">
            <text:p>4292</text:p>
          </table:table-cell>
          <table:table-cell office:value-type="float" office:value="1.36247499999996" calcext:value-type="float">
            <text:p>1.36247499999996</text:p>
          </table:table-cell>
          <table:table-cell office:value-type="float" office:value="4660" calcext:value-type="float">
            <text:p>4660</text:p>
          </table:table-cell>
          <table:table-cell table:formula="of:=([.E828]-[.C828])/[.E828]" office:value-type="float" office:value="0.0789699570815451" calcext:value-type="float">
            <text:p>0.078969957081545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58" calcext:value-type="float">
            <text:p>9558</text:p>
          </table:table-cell>
          <table:table-cell office:value-type="float" office:value="3920" calcext:value-type="float">
            <text:p>3920</text:p>
          </table:table-cell>
          <table:table-cell office:value-type="float" office:value="1.94188700000001" calcext:value-type="float">
            <text:p>1.94188700000001</text:p>
          </table:table-cell>
          <table:table-cell office:value-type="float" office:value="4449" calcext:value-type="float">
            <text:p>4449</text:p>
          </table:table-cell>
          <table:table-cell table:formula="of:=([.E829]-[.C829])/[.E829]" office:value-type="float" office:value="0.118903124297595" calcext:value-type="float">
            <text:p>0.118903124297595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59" calcext:value-type="float">
            <text:p>9559</text:p>
          </table:table-cell>
          <table:table-cell office:value-type="float" office:value="3457" calcext:value-type="float">
            <text:p>3457</text:p>
          </table:table-cell>
          <table:table-cell office:value-type="float" office:value="1.37431999999995" calcext:value-type="float">
            <text:p>1.37431999999995</text:p>
          </table:table-cell>
          <table:table-cell office:value-type="float" office:value="4069" calcext:value-type="float">
            <text:p>4069</text:p>
          </table:table-cell>
          <table:table-cell table:formula="of:=([.E830]-[.C830])/[.E830]" office:value-type="float" office:value="0.150405505038093" calcext:value-type="float">
            <text:p>0.150405505038093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60" calcext:value-type="float">
            <text:p>9560</text:p>
          </table:table-cell>
          <table:table-cell office:value-type="float" office:value="4077" calcext:value-type="float">
            <text:p>4077</text:p>
          </table:table-cell>
          <table:table-cell office:value-type="float" office:value="1.81628899999998" calcext:value-type="float">
            <text:p>1.81628899999998</text:p>
          </table:table-cell>
          <table:table-cell office:value-type="float" office:value="4587" calcext:value-type="float">
            <text:p>4587</text:p>
          </table:table-cell>
          <table:table-cell table:formula="of:=([.E831]-[.C831])/[.E831]" office:value-type="float" office:value="0.111183780248528" calcext:value-type="float">
            <text:p>0.111183780248528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61" calcext:value-type="float">
            <text:p>9561</text:p>
          </table:table-cell>
          <table:table-cell office:value-type="float" office:value="4204" calcext:value-type="float">
            <text:p>4204</text:p>
          </table:table-cell>
          <table:table-cell office:value-type="float" office:value="3.95590700000002" calcext:value-type="float">
            <text:p>3.95590700000002</text:p>
          </table:table-cell>
          <table:table-cell office:value-type="float" office:value="4544" calcext:value-type="float">
            <text:p>4544</text:p>
          </table:table-cell>
          <table:table-cell table:formula="of:=([.E832]-[.C832])/[.E832]" office:value-type="float" office:value="0.0748239436619718" calcext:value-type="float">
            <text:p>0.074823943661972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62" calcext:value-type="float">
            <text:p>9562</text:p>
          </table:table-cell>
          <table:table-cell office:value-type="float" office:value="3903" calcext:value-type="float">
            <text:p>3903</text:p>
          </table:table-cell>
          <table:table-cell office:value-type="float" office:value="2.34421500000002" calcext:value-type="float">
            <text:p>2.34421500000002</text:p>
          </table:table-cell>
          <table:table-cell office:value-type="float" office:value="4245" calcext:value-type="float">
            <text:p>4245</text:p>
          </table:table-cell>
          <table:table-cell table:formula="of:=([.E833]-[.C833])/[.E833]" office:value-type="float" office:value="0.080565371024735" calcext:value-type="float">
            <text:p>0.080565371024735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63" calcext:value-type="float">
            <text:p>9563</text:p>
          </table:table-cell>
          <table:table-cell office:value-type="float" office:value="3560" calcext:value-type="float">
            <text:p>3560</text:p>
          </table:table-cell>
          <table:table-cell office:value-type="float" office:value="3.39530499999995" calcext:value-type="float">
            <text:p>3.39530499999995</text:p>
          </table:table-cell>
          <table:table-cell office:value-type="float" office:value="3761" calcext:value-type="float">
            <text:p>3761</text:p>
          </table:table-cell>
          <table:table-cell table:formula="of:=([.E834]-[.C834])/[.E834]" office:value-type="float" office:value="0.0534432331826642" calcext:value-type="float">
            <text:p>0.053443233182664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64" calcext:value-type="float">
            <text:p>9564</text:p>
          </table:table-cell>
          <table:table-cell office:value-type="float" office:value="3777" calcext:value-type="float">
            <text:p>3777</text:p>
          </table:table-cell>
          <table:table-cell office:value-type="float" office:value="1.72836700000005" calcext:value-type="float">
            <text:p>1.72836700000005</text:p>
          </table:table-cell>
          <table:table-cell office:value-type="float" office:value="4231" calcext:value-type="float">
            <text:p>4231</text:p>
          </table:table-cell>
          <table:table-cell table:formula="of:=([.E835]-[.C835])/[.E835]" office:value-type="float" office:value="0.1073032380052" calcext:value-type="float">
            <text:p>0.1073032380052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65" calcext:value-type="float">
            <text:p>9565</text:p>
          </table:table-cell>
          <table:table-cell office:value-type="float" office:value="3923" calcext:value-type="float">
            <text:p>3923</text:p>
          </table:table-cell>
          <table:table-cell office:value-type="float" office:value="1.46459700000003" calcext:value-type="float">
            <text:p>1.46459700000003</text:p>
          </table:table-cell>
          <table:table-cell office:value-type="float" office:value="4656" calcext:value-type="float">
            <text:p>4656</text:p>
          </table:table-cell>
          <table:table-cell table:formula="of:=([.E836]-[.C836])/[.E836]" office:value-type="float" office:value="0.157431271477663" calcext:value-type="float">
            <text:p>0.157431271477663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66" calcext:value-type="float">
            <text:p>9566</text:p>
          </table:table-cell>
          <table:table-cell office:value-type="float" office:value="4366" calcext:value-type="float">
            <text:p>4366</text:p>
          </table:table-cell>
          <table:table-cell office:value-type="float" office:value="1.577449" calcext:value-type="float">
            <text:p>1.577449</text:p>
          </table:table-cell>
          <table:table-cell office:value-type="float" office:value="5039" calcext:value-type="float">
            <text:p>5039</text:p>
          </table:table-cell>
          <table:table-cell table:formula="of:=([.E837]-[.C837])/[.E837]" office:value-type="float" office:value="0.133558245683667" calcext:value-type="float">
            <text:p>0.133558245683667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67" calcext:value-type="float">
            <text:p>9567</text:p>
          </table:table-cell>
          <table:table-cell office:value-type="float" office:value="435" calcext:value-type="float">
            <text:p>435</text:p>
          </table:table-cell>
          <table:table-cell office:value-type="float" office:value="1.59602100000006" calcext:value-type="float">
            <text:p>1.59602100000006</text:p>
          </table:table-cell>
          <table:table-cell office:value-type="float" office:value="599" calcext:value-type="float">
            <text:p>599</text:p>
          </table:table-cell>
          <table:table-cell table:formula="of:=([.E838]-[.C838])/[.E838]" office:value-type="float" office:value="0.273789649415693" calcext:value-type="float">
            <text:p>0.273789649415693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68" calcext:value-type="float">
            <text:p>9568</text:p>
          </table:table-cell>
          <table:table-cell office:value-type="float" office:value="4143" calcext:value-type="float">
            <text:p>4143</text:p>
          </table:table-cell>
          <table:table-cell office:value-type="float" office:value="3.0512040000001" calcext:value-type="float">
            <text:p>3.0512040000001</text:p>
          </table:table-cell>
          <table:table-cell office:value-type="float" office:value="4772" calcext:value-type="float">
            <text:p>4772</text:p>
          </table:table-cell>
          <table:table-cell table:formula="of:=([.E839]-[.C839])/[.E839]" office:value-type="float" office:value="0.131810561609388" calcext:value-type="float">
            <text:p>0.131810561609388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69" calcext:value-type="float">
            <text:p>9569</text:p>
          </table:table-cell>
          <table:table-cell office:value-type="float" office:value="4302" calcext:value-type="float">
            <text:p>4302</text:p>
          </table:table-cell>
          <table:table-cell office:value-type="float" office:value="3.71965800000004" calcext:value-type="float">
            <text:p>3.71965800000004</text:p>
          </table:table-cell>
          <table:table-cell office:value-type="float" office:value="4473" calcext:value-type="float">
            <text:p>4473</text:p>
          </table:table-cell>
          <table:table-cell table:formula="of:=([.E840]-[.C840])/[.E840]" office:value-type="float" office:value="0.0382293762575453" calcext:value-type="float">
            <text:p>0.038229376257545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70" calcext:value-type="float">
            <text:p>9570</text:p>
          </table:table-cell>
          <table:table-cell office:value-type="float" office:value="4307" calcext:value-type="float">
            <text:p>4307</text:p>
          </table:table-cell>
          <table:table-cell office:value-type="float" office:value="3.75423799999993" calcext:value-type="float">
            <text:p>3.75423799999993</text:p>
          </table:table-cell>
          <table:table-cell office:value-type="float" office:value="4479" calcext:value-type="float">
            <text:p>4479</text:p>
          </table:table-cell>
          <table:table-cell table:formula="of:=([.E841]-[.C841])/[.E841]" office:value-type="float" office:value="0.0384014288903773" calcext:value-type="float">
            <text:p>0.038401428890377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71" calcext:value-type="float">
            <text:p>9571</text:p>
          </table:table-cell>
          <table:table-cell office:value-type="float" office:value="3957" calcext:value-type="float">
            <text:p>3957</text:p>
          </table:table-cell>
          <table:table-cell office:value-type="float" office:value="3.19198499999999" calcext:value-type="float">
            <text:p>3.19198499999999</text:p>
          </table:table-cell>
          <table:table-cell office:value-type="float" office:value="4311" calcext:value-type="float">
            <text:p>4311</text:p>
          </table:table-cell>
          <table:table-cell table:formula="of:=([.E842]-[.C842])/[.E842]" office:value-type="float" office:value="0.0821155184411969" calcext:value-type="float">
            <text:p>0.082115518441197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72" calcext:value-type="float">
            <text:p>9572</text:p>
          </table:table-cell>
          <table:table-cell office:value-type="float" office:value="3784" calcext:value-type="float">
            <text:p>3784</text:p>
          </table:table-cell>
          <table:table-cell office:value-type="float" office:value="1.393754" calcext:value-type="float">
            <text:p>1.393754</text:p>
          </table:table-cell>
          <table:table-cell office:value-type="float" office:value="4562" calcext:value-type="float">
            <text:p>4562</text:p>
          </table:table-cell>
          <table:table-cell table:formula="of:=([.E843]-[.C843])/[.E843]" office:value-type="float" office:value="0.170539237176677" calcext:value-type="float">
            <text:p>0.170539237176677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73" calcext:value-type="float">
            <text:p>9573</text:p>
          </table:table-cell>
          <table:table-cell office:value-type="float" office:value="4113" calcext:value-type="float">
            <text:p>4113</text:p>
          </table:table-cell>
          <table:table-cell office:value-type="float" office:value="1.40566200000001" calcext:value-type="float">
            <text:p>1.40566200000001</text:p>
          </table:table-cell>
          <table:table-cell office:value-type="float" office:value="4738" calcext:value-type="float">
            <text:p>4738</text:p>
          </table:table-cell>
          <table:table-cell table:formula="of:=([.E844]-[.C844])/[.E844]" office:value-type="float" office:value="0.131912199240186" calcext:value-type="float">
            <text:p>0.131912199240186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74" calcext:value-type="float">
            <text:p>9574</text:p>
          </table:table-cell>
          <table:table-cell office:value-type="float" office:value="4318" calcext:value-type="float">
            <text:p>4318</text:p>
          </table:table-cell>
          <table:table-cell office:value-type="float" office:value="2.72792900000002" calcext:value-type="float">
            <text:p>2.72792900000002</text:p>
          </table:table-cell>
          <table:table-cell office:value-type="float" office:value="4876" calcext:value-type="float">
            <text:p>4876</text:p>
          </table:table-cell>
          <table:table-cell table:formula="of:=([.E845]-[.C845])/[.E845]" office:value-type="float" office:value="0.114438063986874" calcext:value-type="float">
            <text:p>0.114438063986874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75" calcext:value-type="float">
            <text:p>9575</text:p>
          </table:table-cell>
          <table:table-cell office:value-type="float" office:value="4854" calcext:value-type="float">
            <text:p>4854</text:p>
          </table:table-cell>
          <table:table-cell office:value-type="float" office:value="3.29260099999999" calcext:value-type="float">
            <text:p>3.29260099999999</text:p>
          </table:table-cell>
          <table:table-cell office:value-type="float" office:value="5061" calcext:value-type="float">
            <text:p>5061</text:p>
          </table:table-cell>
          <table:table-cell table:formula="of:=([.E846]-[.C846])/[.E846]" office:value-type="float" office:value="0.040901007705987" calcext:value-type="float">
            <text:p>0.040901007705987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76" calcext:value-type="float">
            <text:p>9576</text:p>
          </table:table-cell>
          <table:table-cell office:value-type="float" office:value="4600" calcext:value-type="float">
            <text:p>4600</text:p>
          </table:table-cell>
          <table:table-cell office:value-type="float" office:value="3.03858600000001" calcext:value-type="float">
            <text:p>3.03858600000001</text:p>
          </table:table-cell>
          <table:table-cell office:value-type="float" office:value="5063" calcext:value-type="float">
            <text:p>5063</text:p>
          </table:table-cell>
          <table:table-cell table:formula="of:=([.E847]-[.C847])/[.E847]" office:value-type="float" office:value="0.0914477582460991" calcext:value-type="float">
            <text:p>0.091447758246099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77" calcext:value-type="float">
            <text:p>9577</text:p>
          </table:table-cell>
          <table:table-cell office:value-type="float" office:value="4261" calcext:value-type="float">
            <text:p>4261</text:p>
          </table:table-cell>
          <table:table-cell office:value-type="float" office:value="1.36733500000003" calcext:value-type="float">
            <text:p>1.36733500000003</text:p>
          </table:table-cell>
          <table:table-cell office:value-type="float" office:value="4870" calcext:value-type="float">
            <text:p>4870</text:p>
          </table:table-cell>
          <table:table-cell table:formula="of:=([.E848]-[.C848])/[.E848]" office:value-type="float" office:value="0.125051334702259" calcext:value-type="float">
            <text:p>0.125051334702259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78" calcext:value-type="float">
            <text:p>9578</text:p>
          </table:table-cell>
          <table:table-cell office:value-type="float" office:value="4328" calcext:value-type="float">
            <text:p>4328</text:p>
          </table:table-cell>
          <table:table-cell office:value-type="float" office:value="1.39529500000003" calcext:value-type="float">
            <text:p>1.39529500000003</text:p>
          </table:table-cell>
          <table:table-cell office:value-type="float" office:value="5232" calcext:value-type="float">
            <text:p>5232</text:p>
          </table:table-cell>
          <table:table-cell table:formula="of:=([.E849]-[.C849])/[.E849]" office:value-type="float" office:value="0.172782874617737" calcext:value-type="float">
            <text:p>0.172782874617737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79" calcext:value-type="float">
            <text:p>9579</text:p>
          </table:table-cell>
          <table:table-cell office:value-type="float" office:value="3928" calcext:value-type="float">
            <text:p>3928</text:p>
          </table:table-cell>
          <table:table-cell office:value-type="float" office:value="1.3612" calcext:value-type="float">
            <text:p>1.3612</text:p>
          </table:table-cell>
          <table:table-cell office:value-type="float" office:value="4567" calcext:value-type="float">
            <text:p>4567</text:p>
          </table:table-cell>
          <table:table-cell table:formula="of:=([.E850]-[.C850])/[.E850]" office:value-type="float" office:value="0.13991679439457" calcext:value-type="float">
            <text:p>0.13991679439457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0" calcext:value-type="float">
            <text:p>9580</text:p>
          </table:table-cell>
          <table:table-cell office:value-type="float" office:value="4230" calcext:value-type="float">
            <text:p>4230</text:p>
          </table:table-cell>
          <table:table-cell office:value-type="float" office:value="2.51968299999999" calcext:value-type="float">
            <text:p>2.51968299999999</text:p>
          </table:table-cell>
          <table:table-cell office:value-type="float" office:value="4483" calcext:value-type="float">
            <text:p>4483</text:p>
          </table:table-cell>
          <table:table-cell table:formula="of:=([.E851]-[.C851])/[.E851]" office:value-type="float" office:value="0.056435422708008" calcext:value-type="float">
            <text:p>0.056435422708008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1" calcext:value-type="float">
            <text:p>9581</text:p>
          </table:table-cell>
          <table:table-cell office:value-type="float" office:value="4702" calcext:value-type="float">
            <text:p>4702</text:p>
          </table:table-cell>
          <table:table-cell office:value-type="float" office:value="2.83553599999999" calcext:value-type="float">
            <text:p>2.83553599999999</text:p>
          </table:table-cell>
          <table:table-cell office:value-type="float" office:value="4907" calcext:value-type="float">
            <text:p>4907</text:p>
          </table:table-cell>
          <table:table-cell table:formula="of:=([.E852]-[.C852])/[.E852]" office:value-type="float" office:value="0.0417770531893214" calcext:value-type="float">
            <text:p>0.041777053189321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2" calcext:value-type="float">
            <text:p>9582</text:p>
          </table:table-cell>
          <table:table-cell office:value-type="float" office:value="4859" calcext:value-type="float">
            <text:p>4859</text:p>
          </table:table-cell>
          <table:table-cell office:value-type="float" office:value="3.18485899999996" calcext:value-type="float">
            <text:p>3.18485899999996</text:p>
          </table:table-cell>
          <table:table-cell office:value-type="float" office:value="5088" calcext:value-type="float">
            <text:p>5088</text:p>
          </table:table-cell>
          <table:table-cell table:formula="of:=([.E853]-[.C853])/[.E853]" office:value-type="float" office:value="0.0450078616352201" calcext:value-type="float">
            <text:p>0.04500786163522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3" calcext:value-type="float">
            <text:p>9583</text:p>
          </table:table-cell>
          <table:table-cell office:value-type="float" office:value="3881" calcext:value-type="float">
            <text:p>3881</text:p>
          </table:table-cell>
          <table:table-cell office:value-type="float" office:value="3.49456099999998" calcext:value-type="float">
            <text:p>3.49456099999998</text:p>
          </table:table-cell>
          <table:table-cell office:value-type="float" office:value="4192" calcext:value-type="float">
            <text:p>4192</text:p>
          </table:table-cell>
          <table:table-cell table:formula="of:=([.E854]-[.C854])/[.E854]" office:value-type="float" office:value="0.0741889312977099" calcext:value-type="float">
            <text:p>0.07418893129771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4" calcext:value-type="float">
            <text:p>9584</text:p>
          </table:table-cell>
          <table:table-cell office:value-type="float" office:value="5000" calcext:value-type="float">
            <text:p>5000</text:p>
          </table:table-cell>
          <table:table-cell office:value-type="float" office:value="2.36942099999999" calcext:value-type="float">
            <text:p>2.36942099999999</text:p>
          </table:table-cell>
          <table:table-cell office:value-type="float" office:value="5210" calcext:value-type="float">
            <text:p>5210</text:p>
          </table:table-cell>
          <table:table-cell table:formula="of:=([.E855]-[.C855])/[.E855]" office:value-type="float" office:value="0.0403071017274472" calcext:value-type="float">
            <text:p>0.040307101727447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5" calcext:value-type="float">
            <text:p>9585</text:p>
          </table:table-cell>
          <table:table-cell office:value-type="float" office:value="4406" calcext:value-type="float">
            <text:p>4406</text:p>
          </table:table-cell>
          <table:table-cell office:value-type="float" office:value="3.60693699999996" calcext:value-type="float">
            <text:p>3.60693699999996</text:p>
          </table:table-cell>
          <table:table-cell office:value-type="float" office:value="4667" calcext:value-type="float">
            <text:p>4667</text:p>
          </table:table-cell>
          <table:table-cell table:formula="of:=([.E856]-[.C856])/[.E856]" office:value-type="float" office:value="0.0559245768159417" calcext:value-type="float">
            <text:p>0.055924576815942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6" calcext:value-type="float">
            <text:p>9586</text:p>
          </table:table-cell>
          <table:table-cell office:value-type="float" office:value="4523" calcext:value-type="float">
            <text:p>4523</text:p>
          </table:table-cell>
          <table:table-cell office:value-type="float" office:value="2.99038599999994" calcext:value-type="float">
            <text:p>2.99038599999994</text:p>
          </table:table-cell>
          <table:table-cell office:value-type="float" office:value="4700" calcext:value-type="float">
            <text:p>4700</text:p>
          </table:table-cell>
          <table:table-cell table:formula="of:=([.E857]-[.C857])/[.E857]" office:value-type="float" office:value="0.0376595744680851" calcext:value-type="float">
            <text:p>0.037659574468085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7" calcext:value-type="float">
            <text:p>9587</text:p>
          </table:table-cell>
          <table:table-cell office:value-type="float" office:value="4784" calcext:value-type="float">
            <text:p>4784</text:p>
          </table:table-cell>
          <table:table-cell office:value-type="float" office:value="3.07361399999996" calcext:value-type="float">
            <text:p>3.07361399999996</text:p>
          </table:table-cell>
          <table:table-cell office:value-type="float" office:value="5043" calcext:value-type="float">
            <text:p>5043</text:p>
          </table:table-cell>
          <table:table-cell table:formula="of:=([.E858]-[.C858])/[.E858]" office:value-type="float" office:value="0.0513583184612334" calcext:value-type="float">
            <text:p>0.051358318461233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8" calcext:value-type="float">
            <text:p>9588</text:p>
          </table:table-cell>
          <table:table-cell office:value-type="float" office:value="4350" calcext:value-type="float">
            <text:p>4350</text:p>
          </table:table-cell>
          <table:table-cell office:value-type="float" office:value="2.15749800000003" calcext:value-type="float">
            <text:p>2.15749800000003</text:p>
          </table:table-cell>
          <table:table-cell office:value-type="float" office:value="4805" calcext:value-type="float">
            <text:p>4805</text:p>
          </table:table-cell>
          <table:table-cell table:formula="of:=([.E859]-[.C859])/[.E859]" office:value-type="float" office:value="0.0946930280957336" calcext:value-type="float">
            <text:p>0.094693028095734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9" calcext:value-type="float">
            <text:p>9589</text:p>
          </table:table-cell>
          <table:table-cell office:value-type="float" office:value="4511" calcext:value-type="float">
            <text:p>4511</text:p>
          </table:table-cell>
          <table:table-cell office:value-type="float" office:value="3.21305100000006" calcext:value-type="float">
            <text:p>3.21305100000006</text:p>
          </table:table-cell>
          <table:table-cell office:value-type="float" office:value="4614" calcext:value-type="float">
            <text:p>4614</text:p>
          </table:table-cell>
          <table:table-cell table:formula="of:=([.E860]-[.C860])/[.E860]" office:value-type="float" office:value="0.0223233636757694" calcext:value-type="float">
            <text:p>0.022323363675769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0" calcext:value-type="float">
            <text:p>9590</text:p>
          </table:table-cell>
          <table:table-cell office:value-type="float" office:value="4351" calcext:value-type="float">
            <text:p>4351</text:p>
          </table:table-cell>
          <table:table-cell office:value-type="float" office:value="1.31621000000001" calcext:value-type="float">
            <text:p>1.31621000000001</text:p>
          </table:table-cell>
          <table:table-cell office:value-type="float" office:value="5157" calcext:value-type="float">
            <text:p>5157</text:p>
          </table:table-cell>
          <table:table-cell table:formula="of:=([.E861]-[.C861])/[.E861]" office:value-type="float" office:value="0.156292418072523" calcext:value-type="float">
            <text:p>0.156292418072523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1" calcext:value-type="float">
            <text:p>9591</text:p>
          </table:table-cell>
          <table:table-cell office:value-type="float" office:value="4171" calcext:value-type="float">
            <text:p>4171</text:p>
          </table:table-cell>
          <table:table-cell office:value-type="float" office:value="2.10911799999997" calcext:value-type="float">
            <text:p>2.10911799999997</text:p>
          </table:table-cell>
          <table:table-cell office:value-type="float" office:value="4522" calcext:value-type="float">
            <text:p>4522</text:p>
          </table:table-cell>
          <table:table-cell table:formula="of:=([.E862]-[.C862])/[.E862]" office:value-type="float" office:value="0.0776205218929677" calcext:value-type="float">
            <text:p>0.077620521892968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2" calcext:value-type="float">
            <text:p>9592</text:p>
          </table:table-cell>
          <table:table-cell office:value-type="float" office:value="3858" calcext:value-type="float">
            <text:p>3858</text:p>
          </table:table-cell>
          <table:table-cell office:value-type="float" office:value="2.05184300000002" calcext:value-type="float">
            <text:p>2.05184300000002</text:p>
          </table:table-cell>
          <table:table-cell office:value-type="float" office:value="4366" calcext:value-type="float">
            <text:p>4366</text:p>
          </table:table-cell>
          <table:table-cell table:formula="of:=([.E863]-[.C863])/[.E863]" office:value-type="float" office:value="0.116353641777371" calcext:value-type="float">
            <text:p>0.116353641777371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3" calcext:value-type="float">
            <text:p>9593</text:p>
          </table:table-cell>
          <table:table-cell office:value-type="float" office:value="4381" calcext:value-type="float">
            <text:p>4381</text:p>
          </table:table-cell>
          <table:table-cell office:value-type="float" office:value="3.239103" calcext:value-type="float">
            <text:p>3.239103</text:p>
          </table:table-cell>
          <table:table-cell office:value-type="float" office:value="4994" calcext:value-type="float">
            <text:p>4994</text:p>
          </table:table-cell>
          <table:table-cell table:formula="of:=([.E864]-[.C864])/[.E864]" office:value-type="float" office:value="0.122747296756107" calcext:value-type="float">
            <text:p>0.122747296756107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4" calcext:value-type="float">
            <text:p>9594</text:p>
          </table:table-cell>
          <table:table-cell office:value-type="float" office:value="3712" calcext:value-type="float">
            <text:p>3712</text:p>
          </table:table-cell>
          <table:table-cell office:value-type="float" office:value="3.050588" calcext:value-type="float">
            <text:p>3.050588</text:p>
          </table:table-cell>
          <table:table-cell office:value-type="float" office:value="4215" calcext:value-type="float">
            <text:p>4215</text:p>
          </table:table-cell>
          <table:table-cell table:formula="of:=([.E865]-[.C865])/[.E865]" office:value-type="float" office:value="0.119335705812574" calcext:value-type="float">
            <text:p>0.119335705812574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5" calcext:value-type="float">
            <text:p>9595</text:p>
          </table:table-cell>
          <table:table-cell office:value-type="float" office:value="3683" calcext:value-type="float">
            <text:p>3683</text:p>
          </table:table-cell>
          <table:table-cell office:value-type="float" office:value="1.37007599999998" calcext:value-type="float">
            <text:p>1.37007599999998</text:p>
          </table:table-cell>
          <table:table-cell office:value-type="float" office:value="4373" calcext:value-type="float">
            <text:p>4373</text:p>
          </table:table-cell>
          <table:table-cell table:formula="of:=([.E866]-[.C866])/[.E866]" office:value-type="float" office:value="0.15778641664761" calcext:value-type="float">
            <text:p>0.15778641664761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6" calcext:value-type="float">
            <text:p>9596</text:p>
          </table:table-cell>
          <table:table-cell office:value-type="float" office:value="4221" calcext:value-type="float">
            <text:p>4221</text:p>
          </table:table-cell>
          <table:table-cell office:value-type="float" office:value="3.64847300000002" calcext:value-type="float">
            <text:p>3.64847300000002</text:p>
          </table:table-cell>
          <table:table-cell office:value-type="float" office:value="4244" calcext:value-type="float">
            <text:p>4244</text:p>
          </table:table-cell>
          <table:table-cell table:formula="of:=([.E867]-[.C867])/[.E867]" office:value-type="float" office:value="0.00541941564561734" calcext:value-type="float">
            <text:p>0.005419415645617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7" calcext:value-type="float">
            <text:p>9597</text:p>
          </table:table-cell>
          <table:table-cell office:value-type="float" office:value="4638" calcext:value-type="float">
            <text:p>4638</text:p>
          </table:table-cell>
          <table:table-cell office:value-type="float" office:value="4.06333899999999" calcext:value-type="float">
            <text:p>4.06333899999999</text:p>
          </table:table-cell>
          <table:table-cell office:value-type="float" office:value="4864" calcext:value-type="float">
            <text:p>4864</text:p>
          </table:table-cell>
          <table:table-cell table:formula="of:=([.E868]-[.C868])/[.E868]" office:value-type="float" office:value="0.0464638157894737" calcext:value-type="float">
            <text:p>0.046463815789474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8" calcext:value-type="float">
            <text:p>9598</text:p>
          </table:table-cell>
          <table:table-cell office:value-type="float" office:value="4298" calcext:value-type="float">
            <text:p>4298</text:p>
          </table:table-cell>
          <table:table-cell office:value-type="float" office:value="2.64226899999994" calcext:value-type="float">
            <text:p>2.64226899999994</text:p>
          </table:table-cell>
          <table:table-cell office:value-type="float" office:value="4814" calcext:value-type="float">
            <text:p>4814</text:p>
          </table:table-cell>
          <table:table-cell table:formula="of:=([.E869]-[.C869])/[.E869]" office:value-type="float" office:value="0.107187370170337" calcext:value-type="float">
            <text:p>0.107187370170337</text:p>
          </table:table-cell>
          <table:table-cell table:number-columns-repeated="1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9" calcext:value-type="float">
            <text:p>9599</text:p>
          </table:table-cell>
          <table:table-cell office:value-type="float" office:value="3258" calcext:value-type="float">
            <text:p>3258</text:p>
          </table:table-cell>
          <table:table-cell office:value-type="float" office:value="1.38522099999994" calcext:value-type="float">
            <text:p>1.38522099999994</text:p>
          </table:table-cell>
          <table:table-cell office:value-type="float" office:value="3884" calcext:value-type="float">
            <text:p>3884</text:p>
          </table:table-cell>
          <table:table-cell table:formula="of:=([.E870]-[.C870])/[.E870]" office:value-type="float" office:value="0.161174047373841" calcext:value-type="float">
            <text:p>0.161174047373841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50" calcext:value-type="float">
            <text:p>9550</text:p>
          </table:table-cell>
          <table:table-cell office:value-type="float" office:value="3938" calcext:value-type="float">
            <text:p>3938</text:p>
          </table:table-cell>
          <table:table-cell office:value-type="float" office:value="3.22669500000001" calcext:value-type="float">
            <text:p>3.22669500000001</text:p>
          </table:table-cell>
          <table:table-cell office:value-type="float" office:value="4068" calcext:value-type="float">
            <text:p>4068</text:p>
          </table:table-cell>
          <table:table-cell table:formula="of:=([.E871]-[.C871])/[.E871]" office:value-type="float" office:value="0.0319567354965585" calcext:value-type="float">
            <text:p>0.031956735496559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51" calcext:value-type="float">
            <text:p>9551</text:p>
          </table:table-cell>
          <table:table-cell office:value-type="float" office:value="3836" calcext:value-type="float">
            <text:p>3836</text:p>
          </table:table-cell>
          <table:table-cell office:value-type="float" office:value="1.41246499999994" calcext:value-type="float">
            <text:p>1.41246499999994</text:p>
          </table:table-cell>
          <table:table-cell office:value-type="float" office:value="4454" calcext:value-type="float">
            <text:p>4454</text:p>
          </table:table-cell>
          <table:table-cell table:formula="of:=([.E872]-[.C872])/[.E872]" office:value-type="float" office:value="0.138751683879659" calcext:value-type="float">
            <text:p>0.138751683879659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52" calcext:value-type="float">
            <text:p>9552</text:p>
          </table:table-cell>
          <table:table-cell office:value-type="float" office:value="4482" calcext:value-type="float">
            <text:p>4482</text:p>
          </table:table-cell>
          <table:table-cell office:value-type="float" office:value="1.47990499999997" calcext:value-type="float">
            <text:p>1.47990499999997</text:p>
          </table:table-cell>
          <table:table-cell office:value-type="float" office:value="5023" calcext:value-type="float">
            <text:p>5023</text:p>
          </table:table-cell>
          <table:table-cell table:formula="of:=([.E873]-[.C873])/[.E873]" office:value-type="float" office:value="0.107704559028469" calcext:value-type="float">
            <text:p>0.107704559028469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53" calcext:value-type="float">
            <text:p>9553</text:p>
          </table:table-cell>
          <table:table-cell office:value-type="float" office:value="4739" calcext:value-type="float">
            <text:p>4739</text:p>
          </table:table-cell>
          <table:table-cell office:value-type="float" office:value="3.01488699999999" calcext:value-type="float">
            <text:p>3.01488699999999</text:p>
          </table:table-cell>
          <table:table-cell office:value-type="float" office:value="5386" calcext:value-type="float">
            <text:p>5386</text:p>
          </table:table-cell>
          <table:table-cell table:formula="of:=([.E874]-[.C874])/[.E874]" office:value-type="float" office:value="0.120126253249164" calcext:value-type="float">
            <text:p>0.120126253249164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54" calcext:value-type="float">
            <text:p>9554</text:p>
          </table:table-cell>
          <table:table-cell office:value-type="float" office:value="4174" calcext:value-type="float">
            <text:p>4174</text:p>
          </table:table-cell>
          <table:table-cell office:value-type="float" office:value="1.56747500000006" calcext:value-type="float">
            <text:p>1.56747500000006</text:p>
          </table:table-cell>
          <table:table-cell office:value-type="float" office:value="4995" calcext:value-type="float">
            <text:p>4995</text:p>
          </table:table-cell>
          <table:table-cell table:formula="of:=([.E875]-[.C875])/[.E875]" office:value-type="float" office:value="0.164364364364364" calcext:value-type="float">
            <text:p>0.164364364364364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55" calcext:value-type="float">
            <text:p>9555</text:p>
          </table:table-cell>
          <table:table-cell office:value-type="float" office:value="3501" calcext:value-type="float">
            <text:p>3501</text:p>
          </table:table-cell>
          <table:table-cell office:value-type="float" office:value="3.36880399999995" calcext:value-type="float">
            <text:p>3.36880399999995</text:p>
          </table:table-cell>
          <table:table-cell office:value-type="float" office:value="3617" calcext:value-type="float">
            <text:p>3617</text:p>
          </table:table-cell>
          <table:table-cell table:formula="of:=([.E876]-[.C876])/[.E876]" office:value-type="float" office:value="0.0320707768869229" calcext:value-type="float">
            <text:p>0.032070776886923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56" calcext:value-type="float">
            <text:p>9556</text:p>
          </table:table-cell>
          <table:table-cell office:value-type="float" office:value="4249" calcext:value-type="float">
            <text:p>4249</text:p>
          </table:table-cell>
          <table:table-cell office:value-type="float" office:value="2.55490899999995" calcext:value-type="float">
            <text:p>2.55490899999995</text:p>
          </table:table-cell>
          <table:table-cell office:value-type="float" office:value="4569" calcext:value-type="float">
            <text:p>4569</text:p>
          </table:table-cell>
          <table:table-cell table:formula="of:=([.E877]-[.C877])/[.E877]" office:value-type="float" office:value="0.0700372072663603" calcext:value-type="float">
            <text:p>0.07003720726636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57" calcext:value-type="float">
            <text:p>9557</text:p>
          </table:table-cell>
          <table:table-cell office:value-type="float" office:value="4187" calcext:value-type="float">
            <text:p>4187</text:p>
          </table:table-cell>
          <table:table-cell office:value-type="float" office:value="1.53044200000005" calcext:value-type="float">
            <text:p>1.53044200000005</text:p>
          </table:table-cell>
          <table:table-cell office:value-type="float" office:value="4660" calcext:value-type="float">
            <text:p>4660</text:p>
          </table:table-cell>
          <table:table-cell table:formula="of:=([.E878]-[.C878])/[.E878]" office:value-type="float" office:value="0.101502145922747" calcext:value-type="float">
            <text:p>0.101502145922747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58" calcext:value-type="float">
            <text:p>9558</text:p>
          </table:table-cell>
          <table:table-cell office:value-type="float" office:value="4166" calcext:value-type="float">
            <text:p>4166</text:p>
          </table:table-cell>
          <table:table-cell office:value-type="float" office:value="2.66365100000002" calcext:value-type="float">
            <text:p>2.66365100000002</text:p>
          </table:table-cell>
          <table:table-cell office:value-type="float" office:value="4449" calcext:value-type="float">
            <text:p>4449</text:p>
          </table:table-cell>
          <table:table-cell table:formula="of:=([.E879]-[.C879])/[.E879]" office:value-type="float" office:value="0.0636097999550461" calcext:value-type="float">
            <text:p>0.063609799955046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59" calcext:value-type="float">
            <text:p>9559</text:p>
          </table:table-cell>
          <table:table-cell office:value-type="float" office:value="3544" calcext:value-type="float">
            <text:p>3544</text:p>
          </table:table-cell>
          <table:table-cell office:value-type="float" office:value="1.44614300000001" calcext:value-type="float">
            <text:p>1.44614300000001</text:p>
          </table:table-cell>
          <table:table-cell office:value-type="float" office:value="4069" calcext:value-type="float">
            <text:p>4069</text:p>
          </table:table-cell>
          <table:table-cell table:formula="of:=([.E880]-[.C880])/[.E880]" office:value-type="float" office:value="0.129024330302286" calcext:value-type="float">
            <text:p>0.129024330302286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0" calcext:value-type="float">
            <text:p>9560</text:p>
          </table:table-cell>
          <table:table-cell office:value-type="float" office:value="3834" calcext:value-type="float">
            <text:p>3834</text:p>
          </table:table-cell>
          <table:table-cell office:value-type="float" office:value="1.51543500000003" calcext:value-type="float">
            <text:p>1.51543500000003</text:p>
          </table:table-cell>
          <table:table-cell office:value-type="float" office:value="4587" calcext:value-type="float">
            <text:p>4587</text:p>
          </table:table-cell>
          <table:table-cell table:formula="of:=([.E881]-[.C881])/[.E881]" office:value-type="float" office:value="0.164159581425768" calcext:value-type="float">
            <text:p>0.164159581425768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1" calcext:value-type="float">
            <text:p>9561</text:p>
          </table:table-cell>
          <table:table-cell office:value-type="float" office:value="3880" calcext:value-type="float">
            <text:p>3880</text:p>
          </table:table-cell>
          <table:table-cell office:value-type="float" office:value="1.46180900000007" calcext:value-type="float">
            <text:p>1.46180900000007</text:p>
          </table:table-cell>
          <table:table-cell office:value-type="float" office:value="4544" calcext:value-type="float">
            <text:p>4544</text:p>
          </table:table-cell>
          <table:table-cell table:formula="of:=([.E882]-[.C882])/[.E882]" office:value-type="float" office:value="0.14612676056338" calcext:value-type="float">
            <text:p>0.14612676056338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2" calcext:value-type="float">
            <text:p>9562</text:p>
          </table:table-cell>
          <table:table-cell office:value-type="float" office:value="4091" calcext:value-type="float">
            <text:p>4091</text:p>
          </table:table-cell>
          <table:table-cell office:value-type="float" office:value="2.922867" calcext:value-type="float">
            <text:p>2.922867</text:p>
          </table:table-cell>
          <table:table-cell office:value-type="float" office:value="4245" calcext:value-type="float">
            <text:p>4245</text:p>
          </table:table-cell>
          <table:table-cell table:formula="of:=([.E883]-[.C883])/[.E883]" office:value-type="float" office:value="0.0362779740871614" calcext:value-type="float">
            <text:p>0.036277974087161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3" calcext:value-type="float">
            <text:p>9563</text:p>
          </table:table-cell>
          <table:table-cell office:value-type="float" office:value="3575" calcext:value-type="float">
            <text:p>3575</text:p>
          </table:table-cell>
          <table:table-cell office:value-type="float" office:value="4.09053399999999" calcext:value-type="float">
            <text:p>4.09053399999999</text:p>
          </table:table-cell>
          <table:table-cell office:value-type="float" office:value="3761" calcext:value-type="float">
            <text:p>3761</text:p>
          </table:table-cell>
          <table:table-cell table:formula="of:=([.E884]-[.C884])/[.E884]" office:value-type="float" office:value="0.0494549321988833" calcext:value-type="float">
            <text:p>0.049454932198883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4" calcext:value-type="float">
            <text:p>9564</text:p>
          </table:table-cell>
          <table:table-cell office:value-type="float" office:value="3765" calcext:value-type="float">
            <text:p>3765</text:p>
          </table:table-cell>
          <table:table-cell office:value-type="float" office:value="1.50621899999999" calcext:value-type="float">
            <text:p>1.50621899999999</text:p>
          </table:table-cell>
          <table:table-cell office:value-type="float" office:value="4231" calcext:value-type="float">
            <text:p>4231</text:p>
          </table:table-cell>
          <table:table-cell table:formula="of:=([.E885]-[.C885])/[.E885]" office:value-type="float" office:value="0.110139446939258" calcext:value-type="float">
            <text:p>0.110139446939258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5" calcext:value-type="float">
            <text:p>9565</text:p>
          </table:table-cell>
          <table:table-cell office:value-type="float" office:value="4537" calcext:value-type="float">
            <text:p>4537</text:p>
          </table:table-cell>
          <table:table-cell office:value-type="float" office:value="3.89414799999997" calcext:value-type="float">
            <text:p>3.89414799999997</text:p>
          </table:table-cell>
          <table:table-cell office:value-type="float" office:value="4656" calcext:value-type="float">
            <text:p>4656</text:p>
          </table:table-cell>
          <table:table-cell table:formula="of:=([.E886]-[.C886])/[.E886]" office:value-type="float" office:value="0.0255584192439863" calcext:value-type="float">
            <text:p>0.025558419243986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6" calcext:value-type="float">
            <text:p>9566</text:p>
          </table:table-cell>
          <table:table-cell office:value-type="float" office:value="4248" calcext:value-type="float">
            <text:p>4248</text:p>
          </table:table-cell>
          <table:table-cell office:value-type="float" office:value="1.54488200000009" calcext:value-type="float">
            <text:p>1.54488200000009</text:p>
          </table:table-cell>
          <table:table-cell office:value-type="float" office:value="5039" calcext:value-type="float">
            <text:p>5039</text:p>
          </table:table-cell>
          <table:table-cell table:formula="of:=([.E887]-[.C887])/[.E887]" office:value-type="float" office:value="0.15697559039492" calcext:value-type="float">
            <text:p>0.15697559039492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2.93141299999996" calcext:value-type="float">
            <text:p>2.93141299999996</text:p>
          </table:table-cell>
          <table:table-cell office:value-type="float" office:value="599" calcext:value-type="float">
            <text:p>599</text:p>
          </table:table-cell>
          <table:table-cell table:formula="of:=([.E888]-[.C888])/[.E88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8" calcext:value-type="float">
            <text:p>9568</text:p>
          </table:table-cell>
          <table:table-cell office:value-type="float" office:value="4632" calcext:value-type="float">
            <text:p>4632</text:p>
          </table:table-cell>
          <table:table-cell office:value-type="float" office:value="4.46949799999999" calcext:value-type="float">
            <text:p>4.46949799999999</text:p>
          </table:table-cell>
          <table:table-cell office:value-type="float" office:value="4772" calcext:value-type="float">
            <text:p>4772</text:p>
          </table:table-cell>
          <table:table-cell table:formula="of:=([.E889]-[.C889])/[.E889]" office:value-type="float" office:value="0.0293378038558256" calcext:value-type="float">
            <text:p>0.029337803855826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9" calcext:value-type="float">
            <text:p>9569</text:p>
          </table:table-cell>
          <table:table-cell office:value-type="float" office:value="3803" calcext:value-type="float">
            <text:p>3803</text:p>
          </table:table-cell>
          <table:table-cell office:value-type="float" office:value="1.51273900000001" calcext:value-type="float">
            <text:p>1.51273900000001</text:p>
          </table:table-cell>
          <table:table-cell office:value-type="float" office:value="4473" calcext:value-type="float">
            <text:p>4473</text:p>
          </table:table-cell>
          <table:table-cell table:formula="of:=([.E890]-[.C890])/[.E890]" office:value-type="float" office:value="0.149787614576347" calcext:value-type="float">
            <text:p>0.149787614576347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70" calcext:value-type="float">
            <text:p>9570</text:p>
          </table:table-cell>
          <table:table-cell office:value-type="float" office:value="4227" calcext:value-type="float">
            <text:p>4227</text:p>
          </table:table-cell>
          <table:table-cell office:value-type="float" office:value="2.84693299999998" calcext:value-type="float">
            <text:p>2.84693299999998</text:p>
          </table:table-cell>
          <table:table-cell office:value-type="float" office:value="4479" calcext:value-type="float">
            <text:p>4479</text:p>
          </table:table-cell>
          <table:table-cell table:formula="of:=([.E891]-[.C891])/[.E891]" office:value-type="float" office:value="0.0562625586068319" calcext:value-type="float">
            <text:p>0.056262558606832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71" calcext:value-type="float">
            <text:p>9571</text:p>
          </table:table-cell>
          <table:table-cell office:value-type="float" office:value="3922" calcext:value-type="float">
            <text:p>3922</text:p>
          </table:table-cell>
          <table:table-cell office:value-type="float" office:value="3.41634400000004" calcext:value-type="float">
            <text:p>3.41634400000004</text:p>
          </table:table-cell>
          <table:table-cell office:value-type="float" office:value="4311" calcext:value-type="float">
            <text:p>4311</text:p>
          </table:table-cell>
          <table:table-cell table:formula="of:=([.E892]-[.C892])/[.E892]" office:value-type="float" office:value="0.0902342843887729" calcext:value-type="float">
            <text:p>0.090234284388773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72" calcext:value-type="float">
            <text:p>9572</text:p>
          </table:table-cell>
          <table:table-cell office:value-type="float" office:value="3904" calcext:value-type="float">
            <text:p>3904</text:p>
          </table:table-cell>
          <table:table-cell office:value-type="float" office:value="1.44025699999997" calcext:value-type="float">
            <text:p>1.44025699999997</text:p>
          </table:table-cell>
          <table:table-cell office:value-type="float" office:value="4562" calcext:value-type="float">
            <text:p>4562</text:p>
          </table:table-cell>
          <table:table-cell table:formula="of:=([.E893]-[.C893])/[.E893]" office:value-type="float" office:value="0.144234984655853" calcext:value-type="float">
            <text:p>0.144234984655853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73" calcext:value-type="float">
            <text:p>9573</text:p>
          </table:table-cell>
          <table:table-cell office:value-type="float" office:value="4207" calcext:value-type="float">
            <text:p>4207</text:p>
          </table:table-cell>
          <table:table-cell office:value-type="float" office:value="1.51151200000004" calcext:value-type="float">
            <text:p>1.51151200000004</text:p>
          </table:table-cell>
          <table:table-cell office:value-type="float" office:value="4738" calcext:value-type="float">
            <text:p>4738</text:p>
          </table:table-cell>
          <table:table-cell table:formula="of:=([.E894]-[.C894])/[.E894]" office:value-type="float" office:value="0.112072604474462" calcext:value-type="float">
            <text:p>0.112072604474462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74" calcext:value-type="float">
            <text:p>9574</text:p>
          </table:table-cell>
          <table:table-cell office:value-type="float" office:value="4305" calcext:value-type="float">
            <text:p>4305</text:p>
          </table:table-cell>
          <table:table-cell office:value-type="float" office:value="2.90803499999998" calcext:value-type="float">
            <text:p>2.90803499999998</text:p>
          </table:table-cell>
          <table:table-cell office:value-type="float" office:value="4876" calcext:value-type="float">
            <text:p>4876</text:p>
          </table:table-cell>
          <table:table-cell table:formula="of:=([.E895]-[.C895])/[.E895]" office:value-type="float" office:value="0.117104183757178" calcext:value-type="float">
            <text:p>0.117104183757178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75" calcext:value-type="float">
            <text:p>9575</text:p>
          </table:table-cell>
          <table:table-cell office:value-type="float" office:value="4231" calcext:value-type="float">
            <text:p>4231</text:p>
          </table:table-cell>
          <table:table-cell office:value-type="float" office:value="1.49017900000001" calcext:value-type="float">
            <text:p>1.49017900000001</text:p>
          </table:table-cell>
          <table:table-cell office:value-type="float" office:value="5061" calcext:value-type="float">
            <text:p>5061</text:p>
          </table:table-cell>
          <table:table-cell table:formula="of:=([.E896]-[.C896])/[.E896]" office:value-type="float" office:value="0.163999209642363" calcext:value-type="float">
            <text:p>0.163999209642363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76" calcext:value-type="float">
            <text:p>9576</text:p>
          </table:table-cell>
          <table:table-cell office:value-type="float" office:value="5016" calcext:value-type="float">
            <text:p>5016</text:p>
          </table:table-cell>
          <table:table-cell office:value-type="float" office:value="4.66771599999993" calcext:value-type="float">
            <text:p>4.66771599999993</text:p>
          </table:table-cell>
          <table:table-cell office:value-type="float" office:value="5063" calcext:value-type="float">
            <text:p>5063</text:p>
          </table:table-cell>
          <table:table-cell table:formula="of:=([.E897]-[.C897])/[.E897]" office:value-type="float" office:value="0.00928303377444203" calcext:value-type="float">
            <text:p>0.009283033774442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77" calcext:value-type="float">
            <text:p>9577</text:p>
          </table:table-cell>
          <table:table-cell office:value-type="float" office:value="4609" calcext:value-type="float">
            <text:p>4609</text:p>
          </table:table-cell>
          <table:table-cell office:value-type="float" office:value="2.5253459999999" calcext:value-type="float">
            <text:p>2.5253459999999</text:p>
          </table:table-cell>
          <table:table-cell office:value-type="float" office:value="4870" calcext:value-type="float">
            <text:p>4870</text:p>
          </table:table-cell>
          <table:table-cell table:formula="of:=([.E898]-[.C898])/[.E898]" office:value-type="float" office:value="0.0535934291581109" calcext:value-type="float">
            <text:p>0.053593429158111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78" calcext:value-type="float">
            <text:p>9578</text:p>
          </table:table-cell>
          <table:table-cell office:value-type="float" office:value="4811" calcext:value-type="float">
            <text:p>4811</text:p>
          </table:table-cell>
          <table:table-cell office:value-type="float" office:value="3.10897299999999" calcext:value-type="float">
            <text:p>3.10897299999999</text:p>
          </table:table-cell>
          <table:table-cell office:value-type="float" office:value="5232" calcext:value-type="float">
            <text:p>5232</text:p>
          </table:table-cell>
          <table:table-cell table:formula="of:=([.E899]-[.C899])/[.E899]" office:value-type="float" office:value="0.0804663608562691" calcext:value-type="float">
            <text:p>0.080466360856269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79" calcext:value-type="float">
            <text:p>9579</text:p>
          </table:table-cell>
          <table:table-cell office:value-type="float" office:value="3820" calcext:value-type="float">
            <text:p>3820</text:p>
          </table:table-cell>
          <table:table-cell office:value-type="float" office:value="1.53707899999995" calcext:value-type="float">
            <text:p>1.53707899999995</text:p>
          </table:table-cell>
          <table:table-cell office:value-type="float" office:value="4567" calcext:value-type="float">
            <text:p>4567</text:p>
          </table:table-cell>
          <table:table-cell table:formula="of:=([.E900]-[.C900])/[.E900]" office:value-type="float" office:value="0.163564703306328" calcext:value-type="float">
            <text:p>0.163564703306328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80" calcext:value-type="float">
            <text:p>9580</text:p>
          </table:table-cell>
          <table:table-cell office:value-type="float" office:value="3820" calcext:value-type="float">
            <text:p>3820</text:p>
          </table:table-cell>
          <table:table-cell office:value-type="float" office:value="1.50662199999999" calcext:value-type="float">
            <text:p>1.50662199999999</text:p>
          </table:table-cell>
          <table:table-cell office:value-type="float" office:value="4483" calcext:value-type="float">
            <text:p>4483</text:p>
          </table:table-cell>
          <table:table-cell table:formula="of:=([.E901]-[.C901])/[.E901]" office:value-type="float" office:value="0.147892036582646" calcext:value-type="float">
            <text:p>0.147892036582646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81" calcext:value-type="float">
            <text:p>9581</text:p>
          </table:table-cell>
          <table:table-cell office:value-type="float" office:value="4696" calcext:value-type="float">
            <text:p>4696</text:p>
          </table:table-cell>
          <table:table-cell office:value-type="float" office:value="3.15885300000014" calcext:value-type="float">
            <text:p>3.15885300000014</text:p>
          </table:table-cell>
          <table:table-cell office:value-type="float" office:value="4907" calcext:value-type="float">
            <text:p>4907</text:p>
          </table:table-cell>
          <table:table-cell table:formula="of:=([.E902]-[.C902])/[.E902]" office:value-type="float" office:value="0.0429997962094966" calcext:value-type="float">
            <text:p>0.042999796209497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82" calcext:value-type="float">
            <text:p>9582</text:p>
          </table:table-cell>
          <table:table-cell office:value-type="float" office:value="4626" calcext:value-type="float">
            <text:p>4626</text:p>
          </table:table-cell>
          <table:table-cell office:value-type="float" office:value="3.34333200000003" calcext:value-type="float">
            <text:p>3.34333200000003</text:p>
          </table:table-cell>
          <table:table-cell office:value-type="float" office:value="5088" calcext:value-type="float">
            <text:p>5088</text:p>
          </table:table-cell>
          <table:table-cell table:formula="of:=([.E903]-[.C903])/[.E903]" office:value-type="float" office:value="0.0908018867924528" calcext:value-type="float">
            <text:p>0.090801886792453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83" calcext:value-type="float">
            <text:p>9583</text:p>
          </table:table-cell>
          <table:table-cell office:value-type="float" office:value="4130" calcext:value-type="float">
            <text:p>4130</text:p>
          </table:table-cell>
          <table:table-cell office:value-type="float" office:value="3.12388799999997" calcext:value-type="float">
            <text:p>3.12388799999997</text:p>
          </table:table-cell>
          <table:table-cell office:value-type="float" office:value="4192" calcext:value-type="float">
            <text:p>4192</text:p>
          </table:table-cell>
          <table:table-cell table:formula="of:=([.E904]-[.C904])/[.E904]" office:value-type="float" office:value="0.0147900763358779" calcext:value-type="float">
            <text:p>0.014790076335878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84" calcext:value-type="float">
            <text:p>9584</text:p>
          </table:table-cell>
          <table:table-cell office:value-type="float" office:value="4499" calcext:value-type="float">
            <text:p>4499</text:p>
          </table:table-cell>
          <table:table-cell office:value-type="float" office:value="1.58674400000018" calcext:value-type="float">
            <text:p>1.58674400000018</text:p>
          </table:table-cell>
          <table:table-cell office:value-type="float" office:value="5210" calcext:value-type="float">
            <text:p>5210</text:p>
          </table:table-cell>
          <table:table-cell table:formula="of:=([.E905]-[.C905])/[.E905]" office:value-type="float" office:value="0.136468330134357" calcext:value-type="float">
            <text:p>0.136468330134357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85" calcext:value-type="float">
            <text:p>9585</text:p>
          </table:table-cell>
          <table:table-cell office:value-type="float" office:value="4509" calcext:value-type="float">
            <text:p>4509</text:p>
          </table:table-cell>
          <table:table-cell office:value-type="float" office:value="3.5595320000001" calcext:value-type="float">
            <text:p>3.5595320000001</text:p>
          </table:table-cell>
          <table:table-cell office:value-type="float" office:value="4667" calcext:value-type="float">
            <text:p>4667</text:p>
          </table:table-cell>
          <table:table-cell table:formula="of:=([.E906]-[.C906])/[.E906]" office:value-type="float" office:value="0.0338547246625241" calcext:value-type="float">
            <text:p>0.033854724662524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86" calcext:value-type="float">
            <text:p>9586</text:p>
          </table:table-cell>
          <table:table-cell office:value-type="float" office:value="4550" calcext:value-type="float">
            <text:p>4550</text:p>
          </table:table-cell>
          <table:table-cell office:value-type="float" office:value="4.23353199999997" calcext:value-type="float">
            <text:p>4.23353199999997</text:p>
          </table:table-cell>
          <table:table-cell office:value-type="float" office:value="4700" calcext:value-type="float">
            <text:p>4700</text:p>
          </table:table-cell>
          <table:table-cell table:formula="of:=([.E907]-[.C907])/[.E907]" office:value-type="float" office:value="0.0319148936170213" calcext:value-type="float">
            <text:p>0.031914893617021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87" calcext:value-type="float">
            <text:p>9587</text:p>
          </table:table-cell>
          <table:table-cell office:value-type="float" office:value="4686" calcext:value-type="float">
            <text:p>4686</text:p>
          </table:table-cell>
          <table:table-cell office:value-type="float" office:value="3.52856499999996" calcext:value-type="float">
            <text:p>3.52856499999996</text:p>
          </table:table-cell>
          <table:table-cell office:value-type="float" office:value="5043" calcext:value-type="float">
            <text:p>5043</text:p>
          </table:table-cell>
          <table:table-cell table:formula="of:=([.E908]-[.C908])/[.E908]" office:value-type="float" office:value="0.0707911957168352" calcext:value-type="float">
            <text:p>0.070791195716835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88" calcext:value-type="float">
            <text:p>9588</text:p>
          </table:table-cell>
          <table:table-cell office:value-type="float" office:value="4143" calcext:value-type="float">
            <text:p>4143</text:p>
          </table:table-cell>
          <table:table-cell office:value-type="float" office:value="1.51065500000004" calcext:value-type="float">
            <text:p>1.51065500000004</text:p>
          </table:table-cell>
          <table:table-cell office:value-type="float" office:value="4805" calcext:value-type="float">
            <text:p>4805</text:p>
          </table:table-cell>
          <table:table-cell table:formula="of:=([.E909]-[.C909])/[.E909]" office:value-type="float" office:value="0.137773152965661" calcext:value-type="float">
            <text:p>0.137773152965661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89" calcext:value-type="float">
            <text:p>9589</text:p>
          </table:table-cell>
          <table:table-cell office:value-type="float" office:value="4257" calcext:value-type="float">
            <text:p>4257</text:p>
          </table:table-cell>
          <table:table-cell office:value-type="float" office:value="3.32854200000008" calcext:value-type="float">
            <text:p>3.32854200000008</text:p>
          </table:table-cell>
          <table:table-cell office:value-type="float" office:value="4614" calcext:value-type="float">
            <text:p>4614</text:p>
          </table:table-cell>
          <table:table-cell table:formula="of:=([.E910]-[.C910])/[.E910]" office:value-type="float" office:value="0.0773732119635891" calcext:value-type="float">
            <text:p>0.077373211963589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90" calcext:value-type="float">
            <text:p>9590</text:p>
          </table:table-cell>
          <table:table-cell office:value-type="float" office:value="4709" calcext:value-type="float">
            <text:p>4709</text:p>
          </table:table-cell>
          <table:table-cell office:value-type="float" office:value="3.88839900000005" calcext:value-type="float">
            <text:p>3.88839900000005</text:p>
          </table:table-cell>
          <table:table-cell office:value-type="float" office:value="5157" calcext:value-type="float">
            <text:p>5157</text:p>
          </table:table-cell>
          <table:table-cell table:formula="of:=([.E911]-[.C911])/[.E911]" office:value-type="float" office:value="0.0868722125266628" calcext:value-type="float">
            <text:p>0.086872212526663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91" calcext:value-type="float">
            <text:p>9591</text:p>
          </table:table-cell>
          <table:table-cell office:value-type="float" office:value="4273" calcext:value-type="float">
            <text:p>4273</text:p>
          </table:table-cell>
          <table:table-cell office:value-type="float" office:value="4.498966" calcext:value-type="float">
            <text:p>4.498966</text:p>
          </table:table-cell>
          <table:table-cell office:value-type="float" office:value="4522" calcext:value-type="float">
            <text:p>4522</text:p>
          </table:table-cell>
          <table:table-cell table:formula="of:=([.E912]-[.C912])/[.E912]" office:value-type="float" office:value="0.0550641309155241" calcext:value-type="float">
            <text:p>0.055064130915524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92" calcext:value-type="float">
            <text:p>9592</text:p>
          </table:table-cell>
          <table:table-cell office:value-type="float" office:value="3660" calcext:value-type="float">
            <text:p>3660</text:p>
          </table:table-cell>
          <table:table-cell office:value-type="float" office:value="1.54690899999991" calcext:value-type="float">
            <text:p>1.54690899999991</text:p>
          </table:table-cell>
          <table:table-cell office:value-type="float" office:value="4366" calcext:value-type="float">
            <text:p>4366</text:p>
          </table:table-cell>
          <table:table-cell table:formula="of:=([.E913]-[.C913])/[.E913]" office:value-type="float" office:value="0.161704076958314" calcext:value-type="float">
            <text:p>0.161704076958314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93" calcext:value-type="float">
            <text:p>9593</text:p>
          </table:table-cell>
          <table:table-cell office:value-type="float" office:value="4459" calcext:value-type="float">
            <text:p>4459</text:p>
          </table:table-cell>
          <table:table-cell office:value-type="float" office:value="3.34981199999993" calcext:value-type="float">
            <text:p>3.34981199999993</text:p>
          </table:table-cell>
          <table:table-cell office:value-type="float" office:value="4994" calcext:value-type="float">
            <text:p>4994</text:p>
          </table:table-cell>
          <table:table-cell table:formula="of:=([.E914]-[.C914])/[.E914]" office:value-type="float" office:value="0.107128554265118" calcext:value-type="float">
            <text:p>0.107128554265118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94" calcext:value-type="float">
            <text:p>9594</text:p>
          </table:table-cell>
          <table:table-cell office:value-type="float" office:value="3619" calcext:value-type="float">
            <text:p>3619</text:p>
          </table:table-cell>
          <table:table-cell office:value-type="float" office:value="1.51456799999994" calcext:value-type="float">
            <text:p>1.51456799999994</text:p>
          </table:table-cell>
          <table:table-cell office:value-type="float" office:value="4215" calcext:value-type="float">
            <text:p>4215</text:p>
          </table:table-cell>
          <table:table-cell table:formula="of:=([.E915]-[.C915])/[.E915]" office:value-type="float" office:value="0.141399762752076" calcext:value-type="float">
            <text:p>0.141399762752076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95" calcext:value-type="float">
            <text:p>9595</text:p>
          </table:table-cell>
          <table:table-cell office:value-type="float" office:value="4128" calcext:value-type="float">
            <text:p>4128</text:p>
          </table:table-cell>
          <table:table-cell office:value-type="float" office:value="4.09537799999987" calcext:value-type="float">
            <text:p>4.09537799999987</text:p>
          </table:table-cell>
          <table:table-cell office:value-type="float" office:value="4373" calcext:value-type="float">
            <text:p>4373</text:p>
          </table:table-cell>
          <table:table-cell table:formula="of:=([.E916]-[.C916])/[.E916]" office:value-type="float" office:value="0.0560256117082095" calcext:value-type="float">
            <text:p>0.05602561170821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96" calcext:value-type="float">
            <text:p>9596</text:p>
          </table:table-cell>
          <table:table-cell office:value-type="float" office:value="3964" calcext:value-type="float">
            <text:p>3964</text:p>
          </table:table-cell>
          <table:table-cell office:value-type="float" office:value="3.87526300000002" calcext:value-type="float">
            <text:p>3.87526300000002</text:p>
          </table:table-cell>
          <table:table-cell office:value-type="float" office:value="4244" calcext:value-type="float">
            <text:p>4244</text:p>
          </table:table-cell>
          <table:table-cell table:formula="of:=([.E917]-[.C917])/[.E917]" office:value-type="float" office:value="0.0659754948162111" calcext:value-type="float">
            <text:p>0.065975494816211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97" calcext:value-type="float">
            <text:p>9597</text:p>
          </table:table-cell>
          <table:table-cell office:value-type="float" office:value="4122" calcext:value-type="float">
            <text:p>4122</text:p>
          </table:table-cell>
          <table:table-cell office:value-type="float" office:value="1.49151599999993" calcext:value-type="float">
            <text:p>1.49151599999993</text:p>
          </table:table-cell>
          <table:table-cell office:value-type="float" office:value="4864" calcext:value-type="float">
            <text:p>4864</text:p>
          </table:table-cell>
          <table:table-cell table:formula="of:=([.E918]-[.C918])/[.E918]" office:value-type="float" office:value="0.152549342105263" calcext:value-type="float">
            <text:p>0.152549342105263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98" calcext:value-type="float">
            <text:p>9598</text:p>
          </table:table-cell>
          <table:table-cell office:value-type="float" office:value="4547" calcext:value-type="float">
            <text:p>4547</text:p>
          </table:table-cell>
          <table:table-cell office:value-type="float" office:value="3.4249890000001" calcext:value-type="float">
            <text:p>3.4249890000001</text:p>
          </table:table-cell>
          <table:table-cell office:value-type="float" office:value="4814" calcext:value-type="float">
            <text:p>4814</text:p>
          </table:table-cell>
          <table:table-cell table:formula="of:=([.E919]-[.C919])/[.E919]" office:value-type="float" office:value="0.055463232239302" calcext:value-type="float">
            <text:p>0.055463232239302</text:p>
          </table:table-cell>
          <table:table-cell table:number-columns-repeated="1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99" calcext:value-type="float">
            <text:p>9599</text:p>
          </table:table-cell>
          <table:table-cell office:value-type="float" office:value="3380" calcext:value-type="float">
            <text:p>3380</text:p>
          </table:table-cell>
          <table:table-cell office:value-type="float" office:value="1.95090300000004" calcext:value-type="float">
            <text:p>1.95090300000004</text:p>
          </table:table-cell>
          <table:table-cell office:value-type="float" office:value="3884" calcext:value-type="float">
            <text:p>3884</text:p>
          </table:table-cell>
          <table:table-cell table:formula="of:=([.E920]-[.C920])/[.E920]" office:value-type="float" office:value="0.129763130792997" calcext:value-type="float">
            <text:p>0.129763130792997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50" calcext:value-type="float">
            <text:p>9550</text:p>
          </table:table-cell>
          <table:table-cell office:value-type="float" office:value="3646" calcext:value-type="float">
            <text:p>3646</text:p>
          </table:table-cell>
          <table:table-cell office:value-type="float" office:value="2.33232999999996" calcext:value-type="float">
            <text:p>2.33232999999996</text:p>
          </table:table-cell>
          <table:table-cell office:value-type="float" office:value="4068" calcext:value-type="float">
            <text:p>4068</text:p>
          </table:table-cell>
          <table:table-cell table:formula="of:=([.E921]-[.C921])/[.E921]" office:value-type="float" office:value="0.103736479842675" calcext:value-type="float">
            <text:p>0.103736479842675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51" calcext:value-type="float">
            <text:p>9551</text:p>
          </table:table-cell>
          <table:table-cell office:value-type="float" office:value="4058" calcext:value-type="float">
            <text:p>4058</text:p>
          </table:table-cell>
          <table:table-cell office:value-type="float" office:value="2.3652219999999" calcext:value-type="float">
            <text:p>2.3652219999999</text:p>
          </table:table-cell>
          <table:table-cell office:value-type="float" office:value="4454" calcext:value-type="float">
            <text:p>4454</text:p>
          </table:table-cell>
          <table:table-cell table:formula="of:=([.E922]-[.C922])/[.E922]" office:value-type="float" office:value="0.0889088459811405" calcext:value-type="float">
            <text:p>0.088908845981141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52" calcext:value-type="float">
            <text:p>9552</text:p>
          </table:table-cell>
          <table:table-cell office:value-type="float" office:value="4680" calcext:value-type="float">
            <text:p>4680</text:p>
          </table:table-cell>
          <table:table-cell office:value-type="float" office:value="5.03157499999998" calcext:value-type="float">
            <text:p>5.03157499999998</text:p>
          </table:table-cell>
          <table:table-cell office:value-type="float" office:value="5023" calcext:value-type="float">
            <text:p>5023</text:p>
          </table:table-cell>
          <table:table-cell table:formula="of:=([.E923]-[.C923])/[.E923]" office:value-type="float" office:value="0.0682858849293251" calcext:value-type="float">
            <text:p>0.068285884929325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53" calcext:value-type="float">
            <text:p>9553</text:p>
          </table:table-cell>
          <table:table-cell office:value-type="float" office:value="5075" calcext:value-type="float">
            <text:p>5075</text:p>
          </table:table-cell>
          <table:table-cell office:value-type="float" office:value="3.35634800000003" calcext:value-type="float">
            <text:p>3.35634800000003</text:p>
          </table:table-cell>
          <table:table-cell office:value-type="float" office:value="5386" calcext:value-type="float">
            <text:p>5386</text:p>
          </table:table-cell>
          <table:table-cell table:formula="of:=([.E924]-[.C924])/[.E924]" office:value-type="float" office:value="0.0577422948384701" calcext:value-type="float">
            <text:p>0.05774229483847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54" calcext:value-type="float">
            <text:p>9554</text:p>
          </table:table-cell>
          <table:table-cell office:value-type="float" office:value="4939" calcext:value-type="float">
            <text:p>4939</text:p>
          </table:table-cell>
          <table:table-cell office:value-type="float" office:value="3.49877100000003" calcext:value-type="float">
            <text:p>3.49877100000003</text:p>
          </table:table-cell>
          <table:table-cell office:value-type="float" office:value="4995" calcext:value-type="float">
            <text:p>4995</text:p>
          </table:table-cell>
          <table:table-cell table:formula="of:=([.E925]-[.C925])/[.E925]" office:value-type="float" office:value="0.0112112112112112" calcext:value-type="float">
            <text:p>0.011211211211211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55" calcext:value-type="float">
            <text:p>9555</text:p>
          </table:table-cell>
          <table:table-cell office:value-type="float" office:value="3246" calcext:value-type="float">
            <text:p>3246</text:p>
          </table:table-cell>
          <table:table-cell office:value-type="float" office:value="1.58185800000001" calcext:value-type="float">
            <text:p>1.58185800000001</text:p>
          </table:table-cell>
          <table:table-cell office:value-type="float" office:value="3617" calcext:value-type="float">
            <text:p>3617</text:p>
          </table:table-cell>
          <table:table-cell table:formula="of:=([.E926]-[.C926])/[.E926]" office:value-type="float" office:value="0.102571191595245" calcext:value-type="float">
            <text:p>0.102571191595245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56" calcext:value-type="float">
            <text:p>9556</text:p>
          </table:table-cell>
          <table:table-cell office:value-type="float" office:value="3780" calcext:value-type="float">
            <text:p>3780</text:p>
          </table:table-cell>
          <table:table-cell office:value-type="float" office:value="1.70805799999994" calcext:value-type="float">
            <text:p>1.70805799999994</text:p>
          </table:table-cell>
          <table:table-cell office:value-type="float" office:value="4569" calcext:value-type="float">
            <text:p>4569</text:p>
          </table:table-cell>
          <table:table-cell table:formula="of:=([.E927]-[.C927])/[.E927]" office:value-type="float" office:value="0.17268548916612" calcext:value-type="float">
            <text:p>0.17268548916612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57" calcext:value-type="float">
            <text:p>9557</text:p>
          </table:table-cell>
          <table:table-cell office:value-type="float" office:value="4100" calcext:value-type="float">
            <text:p>4100</text:p>
          </table:table-cell>
          <table:table-cell office:value-type="float" office:value="2.26209000000017" calcext:value-type="float">
            <text:p>2.26209000000017</text:p>
          </table:table-cell>
          <table:table-cell office:value-type="float" office:value="4660" calcext:value-type="float">
            <text:p>4660</text:p>
          </table:table-cell>
          <table:table-cell table:formula="of:=([.E928]-[.C928])/[.E928]" office:value-type="float" office:value="0.120171673819742" calcext:value-type="float">
            <text:p>0.120171673819742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58" calcext:value-type="float">
            <text:p>9558</text:p>
          </table:table-cell>
          <table:table-cell office:value-type="float" office:value="3728" calcext:value-type="float">
            <text:p>3728</text:p>
          </table:table-cell>
          <table:table-cell office:value-type="float" office:value="2.26008800000011" calcext:value-type="float">
            <text:p>2.26008800000011</text:p>
          </table:table-cell>
          <table:table-cell office:value-type="float" office:value="4449" calcext:value-type="float">
            <text:p>4449</text:p>
          </table:table-cell>
          <table:table-cell table:formula="of:=([.E929]-[.C929])/[.E929]" office:value-type="float" office:value="0.162058889638121" calcext:value-type="float">
            <text:p>0.162058889638121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59" calcext:value-type="float">
            <text:p>9559</text:p>
          </table:table-cell>
          <table:table-cell office:value-type="float" office:value="3620" calcext:value-type="float">
            <text:p>3620</text:p>
          </table:table-cell>
          <table:table-cell office:value-type="float" office:value="3.112166" calcext:value-type="float">
            <text:p>3.112166</text:p>
          </table:table-cell>
          <table:table-cell office:value-type="float" office:value="4069" calcext:value-type="float">
            <text:p>4069</text:p>
          </table:table-cell>
          <table:table-cell table:formula="of:=([.E930]-[.C930])/[.E930]" office:value-type="float" office:value="0.110346522487098" calcext:value-type="float">
            <text:p>0.110346522487098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60" calcext:value-type="float">
            <text:p>9560</text:p>
          </table:table-cell>
          <table:table-cell office:value-type="float" office:value="4096" calcext:value-type="float">
            <text:p>4096</text:p>
          </table:table-cell>
          <table:table-cell office:value-type="float" office:value="1.82392000000004" calcext:value-type="float">
            <text:p>1.82392000000004</text:p>
          </table:table-cell>
          <table:table-cell office:value-type="float" office:value="4587" calcext:value-type="float">
            <text:p>4587</text:p>
          </table:table-cell>
          <table:table-cell table:formula="of:=([.E931]-[.C931])/[.E931]" office:value-type="float" office:value="0.10704163941574" calcext:value-type="float">
            <text:p>0.10704163941574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61" calcext:value-type="float">
            <text:p>9561</text:p>
          </table:table-cell>
          <table:table-cell office:value-type="float" office:value="4103" calcext:value-type="float">
            <text:p>4103</text:p>
          </table:table-cell>
          <table:table-cell office:value-type="float" office:value="3.95861600000001" calcext:value-type="float">
            <text:p>3.95861600000001</text:p>
          </table:table-cell>
          <table:table-cell office:value-type="float" office:value="4544" calcext:value-type="float">
            <text:p>4544</text:p>
          </table:table-cell>
          <table:table-cell table:formula="of:=([.E932]-[.C932])/[.E932]" office:value-type="float" office:value="0.0970510563380282" calcext:value-type="float">
            <text:p>0.097051056338028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62" calcext:value-type="float">
            <text:p>9562</text:p>
          </table:table-cell>
          <table:table-cell office:value-type="float" office:value="3585" calcext:value-type="float">
            <text:p>3585</text:p>
          </table:table-cell>
          <table:table-cell office:value-type="float" office:value="2.06049499999995" calcext:value-type="float">
            <text:p>2.06049499999995</text:p>
          </table:table-cell>
          <table:table-cell office:value-type="float" office:value="4245" calcext:value-type="float">
            <text:p>4245</text:p>
          </table:table-cell>
          <table:table-cell table:formula="of:=([.E933]-[.C933])/[.E933]" office:value-type="float" office:value="0.15547703180212" calcext:value-type="float">
            <text:p>0.15547703180212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63" calcext:value-type="float">
            <text:p>9563</text:p>
          </table:table-cell>
          <table:table-cell office:value-type="float" office:value="3673" calcext:value-type="float">
            <text:p>3673</text:p>
          </table:table-cell>
          <table:table-cell office:value-type="float" office:value="7.52625399999999" calcext:value-type="float">
            <text:p>7.52625399999999</text:p>
          </table:table-cell>
          <table:table-cell office:value-type="float" office:value="3761" calcext:value-type="float">
            <text:p>3761</text:p>
          </table:table-cell>
          <table:table-cell table:formula="of:=([.E934]-[.C934])/[.E934]" office:value-type="float" office:value="0.0233980324381813" calcext:value-type="float">
            <text:p>0.023398032438181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64" calcext:value-type="float">
            <text:p>9564</text:p>
          </table:table-cell>
          <table:table-cell office:value-type="float" office:value="3908" calcext:value-type="float">
            <text:p>3908</text:p>
          </table:table-cell>
          <table:table-cell office:value-type="float" office:value="1.70188599999995" calcext:value-type="float">
            <text:p>1.70188599999995</text:p>
          </table:table-cell>
          <table:table-cell office:value-type="float" office:value="4231" calcext:value-type="float">
            <text:p>4231</text:p>
          </table:table-cell>
          <table:table-cell table:formula="of:=([.E935]-[.C935])/[.E935]" office:value-type="float" office:value="0.076341290475065" calcext:value-type="float">
            <text:p>0.076341290475065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65" calcext:value-type="float">
            <text:p>9565</text:p>
          </table:table-cell>
          <table:table-cell office:value-type="float" office:value="4428" calcext:value-type="float">
            <text:p>4428</text:p>
          </table:table-cell>
          <table:table-cell office:value-type="float" office:value="4.42784299999994" calcext:value-type="float">
            <text:p>4.42784299999994</text:p>
          </table:table-cell>
          <table:table-cell office:value-type="float" office:value="4656" calcext:value-type="float">
            <text:p>4656</text:p>
          </table:table-cell>
          <table:table-cell table:formula="of:=([.E936]-[.C936])/[.E936]" office:value-type="float" office:value="0.0489690721649485" calcext:value-type="float">
            <text:p>0.048969072164949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66" calcext:value-type="float">
            <text:p>9566</text:p>
          </table:table-cell>
          <table:table-cell office:value-type="float" office:value="4893" calcext:value-type="float">
            <text:p>4893</text:p>
          </table:table-cell>
          <table:table-cell office:value-type="float" office:value="3.87336700000003" calcext:value-type="float">
            <text:p>3.87336700000003</text:p>
          </table:table-cell>
          <table:table-cell office:value-type="float" office:value="5039" calcext:value-type="float">
            <text:p>5039</text:p>
          </table:table-cell>
          <table:table-cell table:formula="of:=([.E937]-[.C937])/[.E937]" office:value-type="float" office:value="0.028974002778329" calcext:value-type="float">
            <text:p>0.028974002778329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3.7671180000001" calcext:value-type="float">
            <text:p>3.7671180000001</text:p>
          </table:table-cell>
          <table:table-cell office:value-type="float" office:value="599" calcext:value-type="float">
            <text:p>599</text:p>
          </table:table-cell>
          <table:table-cell table:formula="of:=([.E938]-[.C938])/[.E93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68" calcext:value-type="float">
            <text:p>9568</text:p>
          </table:table-cell>
          <table:table-cell office:value-type="float" office:value="4487" calcext:value-type="float">
            <text:p>4487</text:p>
          </table:table-cell>
          <table:table-cell office:value-type="float" office:value="2.86666400000013" calcext:value-type="float">
            <text:p>2.86666400000013</text:p>
          </table:table-cell>
          <table:table-cell office:value-type="float" office:value="4772" calcext:value-type="float">
            <text:p>4772</text:p>
          </table:table-cell>
          <table:table-cell table:formula="of:=([.E939]-[.C939])/[.E939]" office:value-type="float" office:value="0.0597233864207879" calcext:value-type="float">
            <text:p>0.059723386420788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69" calcext:value-type="float">
            <text:p>9569</text:p>
          </table:table-cell>
          <table:table-cell office:value-type="float" office:value="4409" calcext:value-type="float">
            <text:p>4409</text:p>
          </table:table-cell>
          <table:table-cell office:value-type="float" office:value="3.47724800000003" calcext:value-type="float">
            <text:p>3.47724800000003</text:p>
          </table:table-cell>
          <table:table-cell office:value-type="float" office:value="4473" calcext:value-type="float">
            <text:p>4473</text:p>
          </table:table-cell>
          <table:table-cell table:formula="of:=([.E940]-[.C940])/[.E940]" office:value-type="float" office:value="0.0143080706460988" calcext:value-type="float">
            <text:p>0.014308070646099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70" calcext:value-type="float">
            <text:p>9570</text:p>
          </table:table-cell>
          <table:table-cell office:value-type="float" office:value="4389" calcext:value-type="float">
            <text:p>4389</text:p>
          </table:table-cell>
          <table:table-cell office:value-type="float" office:value="4.26847499999997" calcext:value-type="float">
            <text:p>4.26847499999997</text:p>
          </table:table-cell>
          <table:table-cell office:value-type="float" office:value="4479" calcext:value-type="float">
            <text:p>4479</text:p>
          </table:table-cell>
          <table:table-cell table:formula="of:=([.E941]-[.C941])/[.E941]" office:value-type="float" office:value="0.0200937709310114" calcext:value-type="float">
            <text:p>0.020093770931011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71" calcext:value-type="float">
            <text:p>9571</text:p>
          </table:table-cell>
          <table:table-cell office:value-type="float" office:value="3862" calcext:value-type="float">
            <text:p>3862</text:p>
          </table:table-cell>
          <table:table-cell office:value-type="float" office:value="3.56929700000001" calcext:value-type="float">
            <text:p>3.56929700000001</text:p>
          </table:table-cell>
          <table:table-cell office:value-type="float" office:value="4311" calcext:value-type="float">
            <text:p>4311</text:p>
          </table:table-cell>
          <table:table-cell table:formula="of:=([.E942]-[.C942])/[.E942]" office:value-type="float" office:value="0.104152168870332" calcext:value-type="float">
            <text:p>0.104152168870332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72" calcext:value-type="float">
            <text:p>9572</text:p>
          </table:table-cell>
          <table:table-cell office:value-type="float" office:value="4019" calcext:value-type="float">
            <text:p>4019</text:p>
          </table:table-cell>
          <table:table-cell office:value-type="float" office:value="1.71865100000002" calcext:value-type="float">
            <text:p>1.71865100000002</text:p>
          </table:table-cell>
          <table:table-cell office:value-type="float" office:value="4562" calcext:value-type="float">
            <text:p>4562</text:p>
          </table:table-cell>
          <table:table-cell table:formula="of:=([.E943]-[.C943])/[.E943]" office:value-type="float" office:value="0.11902674265673" calcext:value-type="float">
            <text:p>0.11902674265673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73" calcext:value-type="float">
            <text:p>9573</text:p>
          </table:table-cell>
          <table:table-cell office:value-type="float" office:value="4064" calcext:value-type="float">
            <text:p>4064</text:p>
          </table:table-cell>
          <table:table-cell office:value-type="float" office:value="1.66812399999992" calcext:value-type="float">
            <text:p>1.66812399999992</text:p>
          </table:table-cell>
          <table:table-cell office:value-type="float" office:value="4738" calcext:value-type="float">
            <text:p>4738</text:p>
          </table:table-cell>
          <table:table-cell table:formula="of:=([.E944]-[.C944])/[.E944]" office:value-type="float" office:value="0.142254115660616" calcext:value-type="float">
            <text:p>0.142254115660616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74" calcext:value-type="float">
            <text:p>9574</text:p>
          </table:table-cell>
          <table:table-cell office:value-type="float" office:value="4210" calcext:value-type="float">
            <text:p>4210</text:p>
          </table:table-cell>
          <table:table-cell office:value-type="float" office:value="1.7093890000001" calcext:value-type="float">
            <text:p>1.7093890000001</text:p>
          </table:table-cell>
          <table:table-cell office:value-type="float" office:value="4876" calcext:value-type="float">
            <text:p>4876</text:p>
          </table:table-cell>
          <table:table-cell table:formula="of:=([.E945]-[.C945])/[.E945]" office:value-type="float" office:value="0.136587366694011" calcext:value-type="float">
            <text:p>0.136587366694011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75" calcext:value-type="float">
            <text:p>9575</text:p>
          </table:table-cell>
          <table:table-cell office:value-type="float" office:value="4980" calcext:value-type="float">
            <text:p>4980</text:p>
          </table:table-cell>
          <table:table-cell office:value-type="float" office:value="3.76189299999999" calcext:value-type="float">
            <text:p>3.76189299999999</text:p>
          </table:table-cell>
          <table:table-cell office:value-type="float" office:value="5061" calcext:value-type="float">
            <text:p>5061</text:p>
          </table:table-cell>
          <table:table-cell table:formula="of:=([.E946]-[.C946])/[.E946]" office:value-type="float" office:value="0.016004742145821" calcext:value-type="float">
            <text:p>0.016004742145821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76" calcext:value-type="float">
            <text:p>9576</text:p>
          </table:table-cell>
          <table:table-cell office:value-type="float" office:value="4577" calcext:value-type="float">
            <text:p>4577</text:p>
          </table:table-cell>
          <table:table-cell office:value-type="float" office:value="1.64275099999998" calcext:value-type="float">
            <text:p>1.64275099999998</text:p>
          </table:table-cell>
          <table:table-cell office:value-type="float" office:value="5063" calcext:value-type="float">
            <text:p>5063</text:p>
          </table:table-cell>
          <table:table-cell table:formula="of:=([.E947]-[.C947])/[.E947]" office:value-type="float" office:value="0.0959905194548687" calcext:value-type="float">
            <text:p>0.095990519454869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77" calcext:value-type="float">
            <text:p>9577</text:p>
          </table:table-cell>
          <table:table-cell office:value-type="float" office:value="4711" calcext:value-type="float">
            <text:p>4711</text:p>
          </table:table-cell>
          <table:table-cell office:value-type="float" office:value="3.76571300000001" calcext:value-type="float">
            <text:p>3.76571300000001</text:p>
          </table:table-cell>
          <table:table-cell office:value-type="float" office:value="4870" calcext:value-type="float">
            <text:p>4870</text:p>
          </table:table-cell>
          <table:table-cell table:formula="of:=([.E948]-[.C948])/[.E948]" office:value-type="float" office:value="0.0326488706365503" calcext:value-type="float">
            <text:p>0.03264887063655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78" calcext:value-type="float">
            <text:p>9578</text:p>
          </table:table-cell>
          <table:table-cell office:value-type="float" office:value="4342" calcext:value-type="float">
            <text:p>4342</text:p>
          </table:table-cell>
          <table:table-cell office:value-type="float" office:value="1.68795" calcext:value-type="float">
            <text:p>1.68795</text:p>
          </table:table-cell>
          <table:table-cell office:value-type="float" office:value="5232" calcext:value-type="float">
            <text:p>5232</text:p>
          </table:table-cell>
          <table:table-cell table:formula="of:=([.E949]-[.C949])/[.E949]" office:value-type="float" office:value="0.170107033639144" calcext:value-type="float">
            <text:p>0.170107033639144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79" calcext:value-type="float">
            <text:p>9579</text:p>
          </table:table-cell>
          <table:table-cell office:value-type="float" office:value="4177" calcext:value-type="float">
            <text:p>4177</text:p>
          </table:table-cell>
          <table:table-cell office:value-type="float" office:value="2.77271200000007" calcext:value-type="float">
            <text:p>2.77271200000007</text:p>
          </table:table-cell>
          <table:table-cell office:value-type="float" office:value="4567" calcext:value-type="float">
            <text:p>4567</text:p>
          </table:table-cell>
          <table:table-cell table:formula="of:=([.E950]-[.C950])/[.E950]" office:value-type="float" office:value="0.0853952266257937" calcext:value-type="float">
            <text:p>0.085395226625794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80" calcext:value-type="float">
            <text:p>9580</text:p>
          </table:table-cell>
          <table:table-cell office:value-type="float" office:value="4412" calcext:value-type="float">
            <text:p>4412</text:p>
          </table:table-cell>
          <table:table-cell office:value-type="float" office:value="4.57488100000001" calcext:value-type="float">
            <text:p>4.57488100000001</text:p>
          </table:table-cell>
          <table:table-cell office:value-type="float" office:value="4483" calcext:value-type="float">
            <text:p>4483</text:p>
          </table:table-cell>
          <table:table-cell table:formula="of:=([.E951]-[.C951])/[.E951]" office:value-type="float" office:value="0.0158376087441445" calcext:value-type="float">
            <text:p>0.015837608744145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81" calcext:value-type="float">
            <text:p>9581</text:p>
          </table:table-cell>
          <table:table-cell office:value-type="float" office:value="4321" calcext:value-type="float">
            <text:p>4321</text:p>
          </table:table-cell>
          <table:table-cell office:value-type="float" office:value="1.65466300000003" calcext:value-type="float">
            <text:p>1.65466300000003</text:p>
          </table:table-cell>
          <table:table-cell office:value-type="float" office:value="4907" calcext:value-type="float">
            <text:p>4907</text:p>
          </table:table-cell>
          <table:table-cell table:formula="of:=([.E952]-[.C952])/[.E952]" office:value-type="float" office:value="0.11942123497045" calcext:value-type="float">
            <text:p>0.11942123497045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82" calcext:value-type="float">
            <text:p>9582</text:p>
          </table:table-cell>
          <table:table-cell office:value-type="float" office:value="4388" calcext:value-type="float">
            <text:p>4388</text:p>
          </table:table-cell>
          <table:table-cell office:value-type="float" office:value="1.64049499999999" calcext:value-type="float">
            <text:p>1.64049499999999</text:p>
          </table:table-cell>
          <table:table-cell office:value-type="float" office:value="5088" calcext:value-type="float">
            <text:p>5088</text:p>
          </table:table-cell>
          <table:table-cell table:formula="of:=([.E953]-[.C953])/[.E953]" office:value-type="float" office:value="0.137578616352201" calcext:value-type="float">
            <text:p>0.137578616352201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83" calcext:value-type="float">
            <text:p>9583</text:p>
          </table:table-cell>
          <table:table-cell office:value-type="float" office:value="3633" calcext:value-type="float">
            <text:p>3633</text:p>
          </table:table-cell>
          <table:table-cell office:value-type="float" office:value="1.67702400000007" calcext:value-type="float">
            <text:p>1.67702400000007</text:p>
          </table:table-cell>
          <table:table-cell office:value-type="float" office:value="4192" calcext:value-type="float">
            <text:p>4192</text:p>
          </table:table-cell>
          <table:table-cell table:formula="of:=([.E954]-[.C954])/[.E954]" office:value-type="float" office:value="0.133349236641221" calcext:value-type="float">
            <text:p>0.133349236641221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84" calcext:value-type="float">
            <text:p>9584</text:p>
          </table:table-cell>
          <table:table-cell office:value-type="float" office:value="5034" calcext:value-type="float">
            <text:p>5034</text:p>
          </table:table-cell>
          <table:table-cell office:value-type="float" office:value="4.44915900000001" calcext:value-type="float">
            <text:p>4.44915900000001</text:p>
          </table:table-cell>
          <table:table-cell office:value-type="float" office:value="5210" calcext:value-type="float">
            <text:p>5210</text:p>
          </table:table-cell>
          <table:table-cell table:formula="of:=([.E955]-[.C955])/[.E955]" office:value-type="float" office:value="0.0337811900191939" calcext:value-type="float">
            <text:p>0.033781190019194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85" calcext:value-type="float">
            <text:p>9585</text:p>
          </table:table-cell>
          <table:table-cell office:value-type="float" office:value="4498" calcext:value-type="float">
            <text:p>4498</text:p>
          </table:table-cell>
          <table:table-cell office:value-type="float" office:value="4.44529900000009" calcext:value-type="float">
            <text:p>4.44529900000009</text:p>
          </table:table-cell>
          <table:table-cell office:value-type="float" office:value="4667" calcext:value-type="float">
            <text:p>4667</text:p>
          </table:table-cell>
          <table:table-cell table:formula="of:=([.E956]-[.C956])/[.E956]" office:value-type="float" office:value="0.0362116991643454" calcext:value-type="float">
            <text:p>0.036211699164345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86" calcext:value-type="float">
            <text:p>9586</text:p>
          </table:table-cell>
          <table:table-cell office:value-type="float" office:value="4125" calcext:value-type="float">
            <text:p>4125</text:p>
          </table:table-cell>
          <table:table-cell office:value-type="float" office:value="1.78240700000003" calcext:value-type="float">
            <text:p>1.78240700000003</text:p>
          </table:table-cell>
          <table:table-cell office:value-type="float" office:value="4700" calcext:value-type="float">
            <text:p>4700</text:p>
          </table:table-cell>
          <table:table-cell table:formula="of:=([.E957]-[.C957])/[.E957]" office:value-type="float" office:value="0.122340425531915" calcext:value-type="float">
            <text:p>0.122340425531915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87" calcext:value-type="float">
            <text:p>9587</text:p>
          </table:table-cell>
          <table:table-cell office:value-type="float" office:value="4856" calcext:value-type="float">
            <text:p>4856</text:p>
          </table:table-cell>
          <table:table-cell office:value-type="float" office:value="3.49369999999999" calcext:value-type="float">
            <text:p>3.49369999999999</text:p>
          </table:table-cell>
          <table:table-cell office:value-type="float" office:value="5043" calcext:value-type="float">
            <text:p>5043</text:p>
          </table:table-cell>
          <table:table-cell table:formula="of:=([.E958]-[.C958])/[.E958]" office:value-type="float" office:value="0.0370811025183423" calcext:value-type="float">
            <text:p>0.037081102518342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88" calcext:value-type="float">
            <text:p>9588</text:p>
          </table:table-cell>
          <table:table-cell office:value-type="float" office:value="4339" calcext:value-type="float">
            <text:p>4339</text:p>
          </table:table-cell>
          <table:table-cell office:value-type="float" office:value="3.28704299999993" calcext:value-type="float">
            <text:p>3.28704299999993</text:p>
          </table:table-cell>
          <table:table-cell office:value-type="float" office:value="4805" calcext:value-type="float">
            <text:p>4805</text:p>
          </table:table-cell>
          <table:table-cell table:formula="of:=([.E959]-[.C959])/[.E959]" office:value-type="float" office:value="0.0969823100936524" calcext:value-type="float">
            <text:p>0.096982310093653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89" calcext:value-type="float">
            <text:p>9589</text:p>
          </table:table-cell>
          <table:table-cell office:value-type="float" office:value="4215" calcext:value-type="float">
            <text:p>4215</text:p>
          </table:table-cell>
          <table:table-cell office:value-type="float" office:value="3.47450700000002" calcext:value-type="float">
            <text:p>3.47450700000002</text:p>
          </table:table-cell>
          <table:table-cell office:value-type="float" office:value="4614" calcext:value-type="float">
            <text:p>4614</text:p>
          </table:table-cell>
          <table:table-cell table:formula="of:=([.E960]-[.C960])/[.E960]" office:value-type="float" office:value="0.0864759427828349" calcext:value-type="float">
            <text:p>0.086475942782835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90" calcext:value-type="float">
            <text:p>9590</text:p>
          </table:table-cell>
          <table:table-cell office:value-type="float" office:value="4951" calcext:value-type="float">
            <text:p>4951</text:p>
          </table:table-cell>
          <table:table-cell office:value-type="float" office:value="5.27482600000008" calcext:value-type="float">
            <text:p>5.27482600000008</text:p>
          </table:table-cell>
          <table:table-cell office:value-type="float" office:value="5157" calcext:value-type="float">
            <text:p>5157</text:p>
          </table:table-cell>
          <table:table-cell table:formula="of:=([.E961]-[.C961])/[.E961]" office:value-type="float" office:value="0.0399457048671708" calcext:value-type="float">
            <text:p>0.039945704867171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91" calcext:value-type="float">
            <text:p>9591</text:p>
          </table:table-cell>
          <table:table-cell office:value-type="float" office:value="4205" calcext:value-type="float">
            <text:p>4205</text:p>
          </table:table-cell>
          <table:table-cell office:value-type="float" office:value="2.41143799999986" calcext:value-type="float">
            <text:p>2.41143799999986</text:p>
          </table:table-cell>
          <table:table-cell office:value-type="float" office:value="4522" calcext:value-type="float">
            <text:p>4522</text:p>
          </table:table-cell>
          <table:table-cell table:formula="of:=([.E962]-[.C962])/[.E962]" office:value-type="float" office:value="0.0701017249004865" calcext:value-type="float">
            <text:p>0.070101724900487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92" calcext:value-type="float">
            <text:p>9592</text:p>
          </table:table-cell>
          <table:table-cell office:value-type="float" office:value="3859" calcext:value-type="float">
            <text:p>3859</text:p>
          </table:table-cell>
          <table:table-cell office:value-type="float" office:value="3.00434300000006" calcext:value-type="float">
            <text:p>3.00434300000006</text:p>
          </table:table-cell>
          <table:table-cell office:value-type="float" office:value="4366" calcext:value-type="float">
            <text:p>4366</text:p>
          </table:table-cell>
          <table:table-cell table:formula="of:=([.E963]-[.C963])/[.E963]" office:value-type="float" office:value="0.116124599175447" calcext:value-type="float">
            <text:p>0.116124599175447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93" calcext:value-type="float">
            <text:p>9593</text:p>
          </table:table-cell>
          <table:table-cell office:value-type="float" office:value="4228" calcext:value-type="float">
            <text:p>4228</text:p>
          </table:table-cell>
          <table:table-cell office:value-type="float" office:value="1.732529" calcext:value-type="float">
            <text:p>1.732529</text:p>
          </table:table-cell>
          <table:table-cell office:value-type="float" office:value="4994" calcext:value-type="float">
            <text:p>4994</text:p>
          </table:table-cell>
          <table:table-cell table:formula="of:=([.E964]-[.C964])/[.E964]" office:value-type="float" office:value="0.153384060873048" calcext:value-type="float">
            <text:p>0.153384060873048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94" calcext:value-type="float">
            <text:p>9594</text:p>
          </table:table-cell>
          <table:table-cell office:value-type="float" office:value="3993" calcext:value-type="float">
            <text:p>3993</text:p>
          </table:table-cell>
          <table:table-cell office:value-type="float" office:value="4.29425299999991" calcext:value-type="float">
            <text:p>4.29425299999991</text:p>
          </table:table-cell>
          <table:table-cell office:value-type="float" office:value="4215" calcext:value-type="float">
            <text:p>4215</text:p>
          </table:table-cell>
          <table:table-cell table:formula="of:=([.E965]-[.C965])/[.E965]" office:value-type="float" office:value="0.0526690391459075" calcext:value-type="float">
            <text:p>0.052669039145908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95" calcext:value-type="float">
            <text:p>9595</text:p>
          </table:table-cell>
          <table:table-cell office:value-type="float" office:value="4289" calcext:value-type="float">
            <text:p>4289</text:p>
          </table:table-cell>
          <table:table-cell office:value-type="float" office:value="4.157107" calcext:value-type="float">
            <text:p>4.157107</text:p>
          </table:table-cell>
          <table:table-cell office:value-type="float" office:value="4373" calcext:value-type="float">
            <text:p>4373</text:p>
          </table:table-cell>
          <table:table-cell table:formula="of:=([.E966]-[.C966])/[.E966]" office:value-type="float" office:value="0.0192087811571004" calcext:value-type="float">
            <text:p>0.0192087811571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96" calcext:value-type="float">
            <text:p>9596</text:p>
          </table:table-cell>
          <table:table-cell office:value-type="float" office:value="4094" calcext:value-type="float">
            <text:p>4094</text:p>
          </table:table-cell>
          <table:table-cell office:value-type="float" office:value="3.26648799999998" calcext:value-type="float">
            <text:p>3.26648799999998</text:p>
          </table:table-cell>
          <table:table-cell office:value-type="float" office:value="4244" calcext:value-type="float">
            <text:p>4244</text:p>
          </table:table-cell>
          <table:table-cell table:formula="of:=([.E967]-[.C967])/[.E967]" office:value-type="float" office:value="0.0353440150801131" calcext:value-type="float">
            <text:p>0.035344015080113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97" calcext:value-type="float">
            <text:p>9597</text:p>
          </table:table-cell>
          <table:table-cell office:value-type="float" office:value="4434" calcext:value-type="float">
            <text:p>4434</text:p>
          </table:table-cell>
          <table:table-cell office:value-type="float" office:value="3.55287199999987" calcext:value-type="float">
            <text:p>3.55287199999987</text:p>
          </table:table-cell>
          <table:table-cell office:value-type="float" office:value="4864" calcext:value-type="float">
            <text:p>4864</text:p>
          </table:table-cell>
          <table:table-cell table:formula="of:=([.E968]-[.C968])/[.E968]" office:value-type="float" office:value="0.0884046052631579" calcext:value-type="float">
            <text:p>0.088404605263158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98" calcext:value-type="float">
            <text:p>9598</text:p>
          </table:table-cell>
          <table:table-cell office:value-type="float" office:value="4722" calcext:value-type="float">
            <text:p>4722</text:p>
          </table:table-cell>
          <table:table-cell office:value-type="float" office:value="4.45911799999999" calcext:value-type="float">
            <text:p>4.45911799999999</text:p>
          </table:table-cell>
          <table:table-cell office:value-type="float" office:value="4814" calcext:value-type="float">
            <text:p>4814</text:p>
          </table:table-cell>
          <table:table-cell table:formula="of:=([.E969]-[.C969])/[.E969]" office:value-type="float" office:value="0.0191109264644786" calcext:value-type="float">
            <text:p>0.019110926464479</text:p>
          </table:table-cell>
          <table:table-cell table:number-columns-repeated="1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99" calcext:value-type="float">
            <text:p>9599</text:p>
          </table:table-cell>
          <table:table-cell office:value-type="float" office:value="3657" calcext:value-type="float">
            <text:p>3657</text:p>
          </table:table-cell>
          <table:table-cell office:value-type="float" office:value="3.62653999999998" calcext:value-type="float">
            <text:p>3.62653999999998</text:p>
          </table:table-cell>
          <table:table-cell office:value-type="float" office:value="3884" calcext:value-type="float">
            <text:p>3884</text:p>
          </table:table-cell>
          <table:table-cell table:formula="of:=([.E970]-[.C970])/[.E970]" office:value-type="float" office:value="0.0584449021627188" calcext:value-type="float">
            <text:p>0.058444902162719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50" calcext:value-type="float">
            <text:p>9550</text:p>
          </table:table-cell>
          <table:table-cell office:value-type="float" office:value="3440" calcext:value-type="float">
            <text:p>3440</text:p>
          </table:table-cell>
          <table:table-cell office:value-type="float" office:value="1.76939099999993" calcext:value-type="float">
            <text:p>1.76939099999993</text:p>
          </table:table-cell>
          <table:table-cell office:value-type="float" office:value="4068" calcext:value-type="float">
            <text:p>4068</text:p>
          </table:table-cell>
          <table:table-cell table:formula="of:=([.E971]-[.C971])/[.E971]" office:value-type="float" office:value="0.154375614552606" calcext:value-type="float">
            <text:p>0.154375614552606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51" calcext:value-type="float">
            <text:p>9551</text:p>
          </table:table-cell>
          <table:table-cell office:value-type="float" office:value="4241" calcext:value-type="float">
            <text:p>4241</text:p>
          </table:table-cell>
          <table:table-cell office:value-type="float" office:value="3.74721299999999" calcext:value-type="float">
            <text:p>3.74721299999999</text:p>
          </table:table-cell>
          <table:table-cell office:value-type="float" office:value="4454" calcext:value-type="float">
            <text:p>4454</text:p>
          </table:table-cell>
          <table:table-cell table:formula="of:=([.E972]-[.C972])/[.E972]" office:value-type="float" office:value="0.0478221823080377" calcext:value-type="float">
            <text:p>0.047822182308038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52" calcext:value-type="float">
            <text:p>9552</text:p>
          </table:table-cell>
          <table:table-cell office:value-type="float" office:value="4301" calcext:value-type="float">
            <text:p>4301</text:p>
          </table:table-cell>
          <table:table-cell office:value-type="float" office:value="1.75758199999996" calcext:value-type="float">
            <text:p>1.75758199999996</text:p>
          </table:table-cell>
          <table:table-cell office:value-type="float" office:value="5023" calcext:value-type="float">
            <text:p>5023</text:p>
          </table:table-cell>
          <table:table-cell table:formula="of:=([.E973]-[.C973])/[.E973]" office:value-type="float" office:value="0.14373880151304" calcext:value-type="float">
            <text:p>0.14373880151304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53" calcext:value-type="float">
            <text:p>9553</text:p>
          </table:table-cell>
          <table:table-cell office:value-type="float" office:value="4959" calcext:value-type="float">
            <text:p>4959</text:p>
          </table:table-cell>
          <table:table-cell office:value-type="float" office:value="3.2313519999999" calcext:value-type="float">
            <text:p>3.2313519999999</text:p>
          </table:table-cell>
          <table:table-cell office:value-type="float" office:value="5386" calcext:value-type="float">
            <text:p>5386</text:p>
          </table:table-cell>
          <table:table-cell table:formula="of:=([.E974]-[.C974])/[.E974]" office:value-type="float" office:value="0.0792796138135908" calcext:value-type="float">
            <text:p>0.079279613813591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54" calcext:value-type="float">
            <text:p>9554</text:p>
          </table:table-cell>
          <table:table-cell office:value-type="float" office:value="4234" calcext:value-type="float">
            <text:p>4234</text:p>
          </table:table-cell>
          <table:table-cell office:value-type="float" office:value="1.80955999999992" calcext:value-type="float">
            <text:p>1.80955999999992</text:p>
          </table:table-cell>
          <table:table-cell office:value-type="float" office:value="4995" calcext:value-type="float">
            <text:p>4995</text:p>
          </table:table-cell>
          <table:table-cell table:formula="of:=([.E975]-[.C975])/[.E975]" office:value-type="float" office:value="0.152352352352352" calcext:value-type="float">
            <text:p>0.152352352352352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55" calcext:value-type="float">
            <text:p>9555</text:p>
          </table:table-cell>
          <table:table-cell office:value-type="float" office:value="3580" calcext:value-type="float">
            <text:p>3580</text:p>
          </table:table-cell>
          <table:table-cell office:value-type="float" office:value="4.9328129999999" calcext:value-type="float">
            <text:p>4.9328129999999</text:p>
          </table:table-cell>
          <table:table-cell office:value-type="float" office:value="3617" calcext:value-type="float">
            <text:p>3617</text:p>
          </table:table-cell>
          <table:table-cell table:formula="of:=([.E976]-[.C976])/[.E976]" office:value-type="float" office:value="0.0102294719380702" calcext:value-type="float">
            <text:p>0.01022947193807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56" calcext:value-type="float">
            <text:p>9556</text:p>
          </table:table-cell>
          <table:table-cell office:value-type="float" office:value="4409" calcext:value-type="float">
            <text:p>4409</text:p>
          </table:table-cell>
          <table:table-cell office:value-type="float" office:value="4.53931899999998" calcext:value-type="float">
            <text:p>4.53931899999998</text:p>
          </table:table-cell>
          <table:table-cell office:value-type="float" office:value="4569" calcext:value-type="float">
            <text:p>4569</text:p>
          </table:table-cell>
          <table:table-cell table:formula="of:=([.E977]-[.C977])/[.E977]" office:value-type="float" office:value="0.0350186036331801" calcext:value-type="float">
            <text:p>0.03501860363318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57" calcext:value-type="float">
            <text:p>9557</text:p>
          </table:table-cell>
          <table:table-cell office:value-type="float" office:value="4280" calcext:value-type="float">
            <text:p>4280</text:p>
          </table:table-cell>
          <table:table-cell office:value-type="float" office:value="3.84424300000001" calcext:value-type="float">
            <text:p>3.84424300000001</text:p>
          </table:table-cell>
          <table:table-cell office:value-type="float" office:value="4660" calcext:value-type="float">
            <text:p>4660</text:p>
          </table:table-cell>
          <table:table-cell table:formula="of:=([.E978]-[.C978])/[.E978]" office:value-type="float" office:value="0.0815450643776824" calcext:value-type="float">
            <text:p>0.081545064377682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58" calcext:value-type="float">
            <text:p>9558</text:p>
          </table:table-cell>
          <table:table-cell office:value-type="float" office:value="3660" calcext:value-type="float">
            <text:p>3660</text:p>
          </table:table-cell>
          <table:table-cell office:value-type="float" office:value="1.84586300000001" calcext:value-type="float">
            <text:p>1.84586300000001</text:p>
          </table:table-cell>
          <table:table-cell office:value-type="float" office:value="4449" calcext:value-type="float">
            <text:p>4449</text:p>
          </table:table-cell>
          <table:table-cell table:formula="of:=([.E979]-[.C979])/[.E979]" office:value-type="float" office:value="0.177343223196224" calcext:value-type="float">
            <text:p>0.177343223196224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59" calcext:value-type="float">
            <text:p>9559</text:p>
          </table:table-cell>
          <table:table-cell office:value-type="float" office:value="3958" calcext:value-type="float">
            <text:p>3958</text:p>
          </table:table-cell>
          <table:table-cell office:value-type="float" office:value="3.36568900000009" calcext:value-type="float">
            <text:p>3.36568900000009</text:p>
          </table:table-cell>
          <table:table-cell office:value-type="float" office:value="4069" calcext:value-type="float">
            <text:p>4069</text:p>
          </table:table-cell>
          <table:table-cell table:formula="of:=([.E980]-[.C980])/[.E980]" office:value-type="float" office:value="0.0272794298353404" calcext:value-type="float">
            <text:p>0.02727942983534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0" calcext:value-type="float">
            <text:p>9560</text:p>
          </table:table-cell>
          <table:table-cell office:value-type="float" office:value="4412" calcext:value-type="float">
            <text:p>4412</text:p>
          </table:table-cell>
          <table:table-cell office:value-type="float" office:value="4.29938600000003" calcext:value-type="float">
            <text:p>4.29938600000003</text:p>
          </table:table-cell>
          <table:table-cell office:value-type="float" office:value="4587" calcext:value-type="float">
            <text:p>4587</text:p>
          </table:table-cell>
          <table:table-cell table:formula="of:=([.E981]-[.C981])/[.E981]" office:value-type="float" office:value="0.0381512971441029" calcext:value-type="float">
            <text:p>0.038151297144103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1" calcext:value-type="float">
            <text:p>9561</text:p>
          </table:table-cell>
          <table:table-cell office:value-type="float" office:value="4108" calcext:value-type="float">
            <text:p>4108</text:p>
          </table:table-cell>
          <table:table-cell office:value-type="float" office:value="3.3155119999999" calcext:value-type="float">
            <text:p>3.3155119999999</text:p>
          </table:table-cell>
          <table:table-cell office:value-type="float" office:value="4544" calcext:value-type="float">
            <text:p>4544</text:p>
          </table:table-cell>
          <table:table-cell table:formula="of:=([.E982]-[.C982])/[.E982]" office:value-type="float" office:value="0.0959507042253521" calcext:value-type="float">
            <text:p>0.095950704225352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2" calcext:value-type="float">
            <text:p>9562</text:p>
          </table:table-cell>
          <table:table-cell office:value-type="float" office:value="3948" calcext:value-type="float">
            <text:p>3948</text:p>
          </table:table-cell>
          <table:table-cell office:value-type="float" office:value="2.919802" calcext:value-type="float">
            <text:p>2.919802</text:p>
          </table:table-cell>
          <table:table-cell office:value-type="float" office:value="4245" calcext:value-type="float">
            <text:p>4245</text:p>
          </table:table-cell>
          <table:table-cell table:formula="of:=([.E983]-[.C983])/[.E983]" office:value-type="float" office:value="0.0699646643109541" calcext:value-type="float">
            <text:p>0.069964664310954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3" calcext:value-type="float">
            <text:p>9563</text:p>
          </table:table-cell>
          <table:table-cell office:value-type="float" office:value="3525" calcext:value-type="float">
            <text:p>3525</text:p>
          </table:table-cell>
          <table:table-cell office:value-type="float" office:value="5.59560499999998" calcext:value-type="float">
            <text:p>5.59560499999998</text:p>
          </table:table-cell>
          <table:table-cell office:value-type="float" office:value="3761" calcext:value-type="float">
            <text:p>3761</text:p>
          </table:table-cell>
          <table:table-cell table:formula="of:=([.E984]-[.C984])/[.E984]" office:value-type="float" office:value="0.0627492688114863" calcext:value-type="float">
            <text:p>0.062749268811486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4" calcext:value-type="float">
            <text:p>9564</text:p>
          </table:table-cell>
          <table:table-cell office:value-type="float" office:value="4012" calcext:value-type="float">
            <text:p>4012</text:p>
          </table:table-cell>
          <table:table-cell office:value-type="float" office:value="4.59269200000006" calcext:value-type="float">
            <text:p>4.59269200000006</text:p>
          </table:table-cell>
          <table:table-cell office:value-type="float" office:value="4231" calcext:value-type="float">
            <text:p>4231</text:p>
          </table:table-cell>
          <table:table-cell table:formula="of:=([.E985]-[.C985])/[.E985]" office:value-type="float" office:value="0.0517608130465611" calcext:value-type="float">
            <text:p>0.051760813046561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5" calcext:value-type="float">
            <text:p>9565</text:p>
          </table:table-cell>
          <table:table-cell office:value-type="float" office:value="4313" calcext:value-type="float">
            <text:p>4313</text:p>
          </table:table-cell>
          <table:table-cell office:value-type="float" office:value="3.81232799999998" calcext:value-type="float">
            <text:p>3.81232799999998</text:p>
          </table:table-cell>
          <table:table-cell office:value-type="float" office:value="4656" calcext:value-type="float">
            <text:p>4656</text:p>
          </table:table-cell>
          <table:table-cell table:formula="of:=([.E986]-[.C986])/[.E986]" office:value-type="float" office:value="0.0736683848797251" calcext:value-type="float">
            <text:p>0.073668384879725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6" calcext:value-type="float">
            <text:p>9566</text:p>
          </table:table-cell>
          <table:table-cell office:value-type="float" office:value="4859" calcext:value-type="float">
            <text:p>4859</text:p>
          </table:table-cell>
          <table:table-cell office:value-type="float" office:value="3.84954400000004" calcext:value-type="float">
            <text:p>3.84954400000004</text:p>
          </table:table-cell>
          <table:table-cell office:value-type="float" office:value="5039" calcext:value-type="float">
            <text:p>5039</text:p>
          </table:table-cell>
          <table:table-cell table:formula="of:=([.E987]-[.C987])/[.E987]" office:value-type="float" office:value="0.0357213732883509" calcext:value-type="float">
            <text:p>0.035721373288351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4.37504100000001" calcext:value-type="float">
            <text:p>4.37504100000001</text:p>
          </table:table-cell>
          <table:table-cell office:value-type="float" office:value="599" calcext:value-type="float">
            <text:p>599</text:p>
          </table:table-cell>
          <table:table-cell table:formula="of:=([.E988]-[.C988])/[.E98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8" calcext:value-type="float">
            <text:p>9568</text:p>
          </table:table-cell>
          <table:table-cell office:value-type="float" office:value="4264" calcext:value-type="float">
            <text:p>4264</text:p>
          </table:table-cell>
          <table:table-cell office:value-type="float" office:value="4.03414399999997" calcext:value-type="float">
            <text:p>4.03414399999997</text:p>
          </table:table-cell>
          <table:table-cell office:value-type="float" office:value="4772" calcext:value-type="float">
            <text:p>4772</text:p>
          </table:table-cell>
          <table:table-cell table:formula="of:=([.E989]-[.C989])/[.E989]" office:value-type="float" office:value="0.106454316848282" calcext:value-type="float">
            <text:p>0.106454316848282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9" calcext:value-type="float">
            <text:p>9569</text:p>
          </table:table-cell>
          <table:table-cell office:value-type="float" office:value="4019" calcext:value-type="float">
            <text:p>4019</text:p>
          </table:table-cell>
          <table:table-cell office:value-type="float" office:value="1.76127999999994" calcext:value-type="float">
            <text:p>1.76127999999994</text:p>
          </table:table-cell>
          <table:table-cell office:value-type="float" office:value="4473" calcext:value-type="float">
            <text:p>4473</text:p>
          </table:table-cell>
          <table:table-cell table:formula="of:=([.E990]-[.C990])/[.E990]" office:value-type="float" office:value="0.101497876145763" calcext:value-type="float">
            <text:p>0.101497876145763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70" calcext:value-type="float">
            <text:p>9570</text:p>
          </table:table-cell>
          <table:table-cell office:value-type="float" office:value="3765" calcext:value-type="float">
            <text:p>3765</text:p>
          </table:table-cell>
          <table:table-cell office:value-type="float" office:value="2.6417899999999" calcext:value-type="float">
            <text:p>2.6417899999999</text:p>
          </table:table-cell>
          <table:table-cell office:value-type="float" office:value="4479" calcext:value-type="float">
            <text:p>4479</text:p>
          </table:table-cell>
          <table:table-cell table:formula="of:=([.E991]-[.C991])/[.E991]" office:value-type="float" office:value="0.159410582719357" calcext:value-type="float">
            <text:p>0.159410582719357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71" calcext:value-type="float">
            <text:p>9571</text:p>
          </table:table-cell>
          <table:table-cell office:value-type="float" office:value="3515" calcext:value-type="float">
            <text:p>3515</text:p>
          </table:table-cell>
          <table:table-cell office:value-type="float" office:value="1.79747199999997" calcext:value-type="float">
            <text:p>1.79747199999997</text:p>
          </table:table-cell>
          <table:table-cell office:value-type="float" office:value="4311" calcext:value-type="float">
            <text:p>4311</text:p>
          </table:table-cell>
          <table:table-cell table:formula="of:=([.E992]-[.C992])/[.E992]" office:value-type="float" office:value="0.184643934122013" calcext:value-type="float">
            <text:p>0.184643934122013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72" calcext:value-type="float">
            <text:p>9572</text:p>
          </table:table-cell>
          <table:table-cell office:value-type="float" office:value="4005" calcext:value-type="float">
            <text:p>4005</text:p>
          </table:table-cell>
          <table:table-cell office:value-type="float" office:value="1.78176500000006" calcext:value-type="float">
            <text:p>1.78176500000006</text:p>
          </table:table-cell>
          <table:table-cell office:value-type="float" office:value="4562" calcext:value-type="float">
            <text:p>4562</text:p>
          </table:table-cell>
          <table:table-cell table:formula="of:=([.E993]-[.C993])/[.E993]" office:value-type="float" office:value="0.122095572117492" calcext:value-type="float">
            <text:p>0.122095572117492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73" calcext:value-type="float">
            <text:p>9573</text:p>
          </table:table-cell>
          <table:table-cell office:value-type="float" office:value="4546" calcext:value-type="float">
            <text:p>4546</text:p>
          </table:table-cell>
          <table:table-cell office:value-type="float" office:value="5.26532700000007" calcext:value-type="float">
            <text:p>5.26532700000007</text:p>
          </table:table-cell>
          <table:table-cell office:value-type="float" office:value="4738" calcext:value-type="float">
            <text:p>4738</text:p>
          </table:table-cell>
          <table:table-cell table:formula="of:=([.E994]-[.C994])/[.E994]" office:value-type="float" office:value="0.0405234276065851" calcext:value-type="float">
            <text:p>0.040523427606585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74" calcext:value-type="float">
            <text:p>9574</text:p>
          </table:table-cell>
          <table:table-cell office:value-type="float" office:value="3904" calcext:value-type="float">
            <text:p>3904</text:p>
          </table:table-cell>
          <table:table-cell office:value-type="float" office:value="1.7935480000001" calcext:value-type="float">
            <text:p>1.7935480000001</text:p>
          </table:table-cell>
          <table:table-cell office:value-type="float" office:value="4876" calcext:value-type="float">
            <text:p>4876</text:p>
          </table:table-cell>
          <table:table-cell table:formula="of:=([.E995]-[.C995])/[.E995]" office:value-type="float" office:value="0.199343724364233" calcext:value-type="float">
            <text:p>0.199343724364233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75" calcext:value-type="float">
            <text:p>9575</text:p>
          </table:table-cell>
          <table:table-cell office:value-type="float" office:value="4727" calcext:value-type="float">
            <text:p>4727</text:p>
          </table:table-cell>
          <table:table-cell office:value-type="float" office:value="3.70016400000009" calcext:value-type="float">
            <text:p>3.70016400000009</text:p>
          </table:table-cell>
          <table:table-cell office:value-type="float" office:value="5061" calcext:value-type="float">
            <text:p>5061</text:p>
          </table:table-cell>
          <table:table-cell table:formula="of:=([.E996]-[.C996])/[.E996]" office:value-type="float" office:value="0.0659948626753606" calcext:value-type="float">
            <text:p>0.065994862675361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76" calcext:value-type="float">
            <text:p>9576</text:p>
          </table:table-cell>
          <table:table-cell office:value-type="float" office:value="4610" calcext:value-type="float">
            <text:p>4610</text:p>
          </table:table-cell>
          <table:table-cell office:value-type="float" office:value="1.71203600000001" calcext:value-type="float">
            <text:p>1.71203600000001</text:p>
          </table:table-cell>
          <table:table-cell office:value-type="float" office:value="5063" calcext:value-type="float">
            <text:p>5063</text:p>
          </table:table-cell>
          <table:table-cell table:formula="of:=([.E997]-[.C997])/[.E997]" office:value-type="float" office:value="0.0894726446770689" calcext:value-type="float">
            <text:p>0.089472644677069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77" calcext:value-type="float">
            <text:p>9577</text:p>
          </table:table-cell>
          <table:table-cell office:value-type="float" office:value="4232" calcext:value-type="float">
            <text:p>4232</text:p>
          </table:table-cell>
          <table:table-cell office:value-type="float" office:value="1.77550299999996" calcext:value-type="float">
            <text:p>1.77550299999996</text:p>
          </table:table-cell>
          <table:table-cell office:value-type="float" office:value="4870" calcext:value-type="float">
            <text:p>4870</text:p>
          </table:table-cell>
          <table:table-cell table:formula="of:=([.E998]-[.C998])/[.E998]" office:value-type="float" office:value="0.131006160164271" calcext:value-type="float">
            <text:p>0.131006160164271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78" calcext:value-type="float">
            <text:p>9578</text:p>
          </table:table-cell>
          <table:table-cell office:value-type="float" office:value="4569" calcext:value-type="float">
            <text:p>4569</text:p>
          </table:table-cell>
          <table:table-cell office:value-type="float" office:value="1.74717899999996" calcext:value-type="float">
            <text:p>1.74717899999996</text:p>
          </table:table-cell>
          <table:table-cell office:value-type="float" office:value="5232" calcext:value-type="float">
            <text:p>5232</text:p>
          </table:table-cell>
          <table:table-cell table:formula="of:=([.E999]-[.C999])/[.E999]" office:value-type="float" office:value="0.126720183486239" calcext:value-type="float">
            <text:p>0.126720183486239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79" calcext:value-type="float">
            <text:p>9579</text:p>
          </table:table-cell>
          <table:table-cell office:value-type="float" office:value="3928" calcext:value-type="float">
            <text:p>3928</text:p>
          </table:table-cell>
          <table:table-cell office:value-type="float" office:value="1.82294899999999" calcext:value-type="float">
            <text:p>1.82294899999999</text:p>
          </table:table-cell>
          <table:table-cell office:value-type="float" office:value="4567" calcext:value-type="float">
            <text:p>4567</text:p>
          </table:table-cell>
          <table:table-cell table:formula="of:=([.E1000]-[.C1000])/[.E1000]" office:value-type="float" office:value="0.13991679439457" calcext:value-type="float">
            <text:p>0.13991679439457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0" calcext:value-type="float">
            <text:p>9580</text:p>
          </table:table-cell>
          <table:table-cell office:value-type="float" office:value="4246" calcext:value-type="float">
            <text:p>4246</text:p>
          </table:table-cell>
          <table:table-cell office:value-type="float" office:value="3.5865859999999" calcext:value-type="float">
            <text:p>3.5865859999999</text:p>
          </table:table-cell>
          <table:table-cell office:value-type="float" office:value="4483" calcext:value-type="float">
            <text:p>4483</text:p>
          </table:table-cell>
          <table:table-cell table:formula="of:=([.E1001]-[.C1001])/[.E1001]" office:value-type="float" office:value="0.0528663841177783" calcext:value-type="float">
            <text:p>0.052866384117778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1" calcext:value-type="float">
            <text:p>9581</text:p>
          </table:table-cell>
          <table:table-cell office:value-type="float" office:value="4187" calcext:value-type="float">
            <text:p>4187</text:p>
          </table:table-cell>
          <table:table-cell office:value-type="float" office:value="1.80223599999999" calcext:value-type="float">
            <text:p>1.80223599999999</text:p>
          </table:table-cell>
          <table:table-cell office:value-type="float" office:value="4907" calcext:value-type="float">
            <text:p>4907</text:p>
          </table:table-cell>
          <table:table-cell table:formula="of:=([.E1002]-[.C1002])/[.E1002]" office:value-type="float" office:value="0.146729162421031" calcext:value-type="float">
            <text:p>0.146729162421031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2" calcext:value-type="float">
            <text:p>9582</text:p>
          </table:table-cell>
          <table:table-cell office:value-type="float" office:value="4485" calcext:value-type="float">
            <text:p>4485</text:p>
          </table:table-cell>
          <table:table-cell office:value-type="float" office:value="3.09572400000002" calcext:value-type="float">
            <text:p>3.09572400000002</text:p>
          </table:table-cell>
          <table:table-cell office:value-type="float" office:value="5088" calcext:value-type="float">
            <text:p>5088</text:p>
          </table:table-cell>
          <table:table-cell table:formula="of:=([.E1003]-[.C1003])/[.E1003]" office:value-type="float" office:value="0.118514150943396" calcext:value-type="float">
            <text:p>0.118514150943396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3" calcext:value-type="float">
            <text:p>9583</text:p>
          </table:table-cell>
          <table:table-cell office:value-type="float" office:value="3891" calcext:value-type="float">
            <text:p>3891</text:p>
          </table:table-cell>
          <table:table-cell office:value-type="float" office:value="3.62374200000011" calcext:value-type="float">
            <text:p>3.62374200000011</text:p>
          </table:table-cell>
          <table:table-cell office:value-type="float" office:value="4192" calcext:value-type="float">
            <text:p>4192</text:p>
          </table:table-cell>
          <table:table-cell table:formula="of:=([.E1004]-[.C1004])/[.E1004]" office:value-type="float" office:value="0.0718034351145038" calcext:value-type="float">
            <text:p>0.071803435114504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4" calcext:value-type="float">
            <text:p>9584</text:p>
          </table:table-cell>
          <table:table-cell office:value-type="float" office:value="5136" calcext:value-type="float">
            <text:p>5136</text:p>
          </table:table-cell>
          <table:table-cell office:value-type="float" office:value="3.83058400000004" calcext:value-type="float">
            <text:p>3.83058400000004</text:p>
          </table:table-cell>
          <table:table-cell office:value-type="float" office:value="5210" calcext:value-type="float">
            <text:p>5210</text:p>
          </table:table-cell>
          <table:table-cell table:formula="of:=([.E1005]-[.C1005])/[.E1005]" office:value-type="float" office:value="0.0142034548944338" calcext:value-type="float">
            <text:p>0.014203454894434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5" calcext:value-type="float">
            <text:p>9585</text:p>
          </table:table-cell>
          <table:table-cell office:value-type="float" office:value="4507" calcext:value-type="float">
            <text:p>4507</text:p>
          </table:table-cell>
          <table:table-cell office:value-type="float" office:value="2.92073800000003" calcext:value-type="float">
            <text:p>2.92073800000003</text:p>
          </table:table-cell>
          <table:table-cell office:value-type="float" office:value="4667" calcext:value-type="float">
            <text:p>4667</text:p>
          </table:table-cell>
          <table:table-cell table:formula="of:=([.E1006]-[.C1006])/[.E1006]" office:value-type="float" office:value="0.0342832654810371" calcext:value-type="float">
            <text:p>0.034283265481037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6" calcext:value-type="float">
            <text:p>9586</text:p>
          </table:table-cell>
          <table:table-cell office:value-type="float" office:value="4198" calcext:value-type="float">
            <text:p>4198</text:p>
          </table:table-cell>
          <table:table-cell office:value-type="float" office:value="1.807862" calcext:value-type="float">
            <text:p>1.807862</text:p>
          </table:table-cell>
          <table:table-cell office:value-type="float" office:value="4700" calcext:value-type="float">
            <text:p>4700</text:p>
          </table:table-cell>
          <table:table-cell table:formula="of:=([.E1007]-[.C1007])/[.E1007]" office:value-type="float" office:value="0.106808510638298" calcext:value-type="float">
            <text:p>0.106808510638298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7" calcext:value-type="float">
            <text:p>9587</text:p>
          </table:table-cell>
          <table:table-cell office:value-type="float" office:value="4764" calcext:value-type="float">
            <text:p>4764</text:p>
          </table:table-cell>
          <table:table-cell office:value-type="float" office:value="5.13173199999994" calcext:value-type="float">
            <text:p>5.13173199999994</text:p>
          </table:table-cell>
          <table:table-cell office:value-type="float" office:value="5043" calcext:value-type="float">
            <text:p>5043</text:p>
          </table:table-cell>
          <table:table-cell table:formula="of:=([.E1008]-[.C1008])/[.E1008]" office:value-type="float" office:value="0.0553242117787032" calcext:value-type="float">
            <text:p>0.055324211778703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8" calcext:value-type="float">
            <text:p>9588</text:p>
          </table:table-cell>
          <table:table-cell office:value-type="float" office:value="4347" calcext:value-type="float">
            <text:p>4347</text:p>
          </table:table-cell>
          <table:table-cell office:value-type="float" office:value="3.83377000000007" calcext:value-type="float">
            <text:p>3.83377000000007</text:p>
          </table:table-cell>
          <table:table-cell office:value-type="float" office:value="4805" calcext:value-type="float">
            <text:p>4805</text:p>
          </table:table-cell>
          <table:table-cell table:formula="of:=([.E1009]-[.C1009])/[.E1009]" office:value-type="float" office:value="0.0953173777315297" calcext:value-type="float">
            <text:p>0.09531737773153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9" calcext:value-type="float">
            <text:p>9589</text:p>
          </table:table-cell>
          <table:table-cell office:value-type="float" office:value="4312" calcext:value-type="float">
            <text:p>4312</text:p>
          </table:table-cell>
          <table:table-cell office:value-type="float" office:value="2.68937200000005" calcext:value-type="float">
            <text:p>2.68937200000005</text:p>
          </table:table-cell>
          <table:table-cell office:value-type="float" office:value="4614" calcext:value-type="float">
            <text:p>4614</text:p>
          </table:table-cell>
          <table:table-cell table:formula="of:=([.E1010]-[.C1010])/[.E1010]" office:value-type="float" office:value="0.0654529692241006" calcext:value-type="float">
            <text:p>0.065452969224101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0" calcext:value-type="float">
            <text:p>9590</text:p>
          </table:table-cell>
          <table:table-cell office:value-type="float" office:value="5027" calcext:value-type="float">
            <text:p>5027</text:p>
          </table:table-cell>
          <table:table-cell office:value-type="float" office:value="4.33460200000002" calcext:value-type="float">
            <text:p>4.33460200000002</text:p>
          </table:table-cell>
          <table:table-cell office:value-type="float" office:value="5157" calcext:value-type="float">
            <text:p>5157</text:p>
          </table:table-cell>
          <table:table-cell table:formula="of:=([.E1011]-[.C1011])/[.E1011]" office:value-type="float" office:value="0.0252084545278263" calcext:value-type="float">
            <text:p>0.025208454527826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1" calcext:value-type="float">
            <text:p>9591</text:p>
          </table:table-cell>
          <table:table-cell office:value-type="float" office:value="3957" calcext:value-type="float">
            <text:p>3957</text:p>
          </table:table-cell>
          <table:table-cell office:value-type="float" office:value="1.82558399999994" calcext:value-type="float">
            <text:p>1.82558399999994</text:p>
          </table:table-cell>
          <table:table-cell office:value-type="float" office:value="4522" calcext:value-type="float">
            <text:p>4522</text:p>
          </table:table-cell>
          <table:table-cell table:formula="of:=([.E1012]-[.C1012])/[.E1012]" office:value-type="float" office:value="0.124944714727996" calcext:value-type="float">
            <text:p>0.124944714727996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2" calcext:value-type="float">
            <text:p>9592</text:p>
          </table:table-cell>
          <table:table-cell office:value-type="float" office:value="3874" calcext:value-type="float">
            <text:p>3874</text:p>
          </table:table-cell>
          <table:table-cell office:value-type="float" office:value="3.23074100000008" calcext:value-type="float">
            <text:p>3.23074100000008</text:p>
          </table:table-cell>
          <table:table-cell office:value-type="float" office:value="4366" calcext:value-type="float">
            <text:p>4366</text:p>
          </table:table-cell>
          <table:table-cell table:formula="of:=([.E1013]-[.C1013])/[.E1013]" office:value-type="float" office:value="0.112688960146587" calcext:value-type="float">
            <text:p>0.112688960146587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3" calcext:value-type="float">
            <text:p>9593</text:p>
          </table:table-cell>
          <table:table-cell office:value-type="float" office:value="4966" calcext:value-type="float">
            <text:p>4966</text:p>
          </table:table-cell>
          <table:table-cell office:value-type="float" office:value="4.23582099999999" calcext:value-type="float">
            <text:p>4.23582099999999</text:p>
          </table:table-cell>
          <table:table-cell office:value-type="float" office:value="4994" calcext:value-type="float">
            <text:p>4994</text:p>
          </table:table-cell>
          <table:table-cell table:formula="of:=([.E1014]-[.C1014])/[.E1014]" office:value-type="float" office:value="0.00560672807368843" calcext:value-type="float">
            <text:p>0.005606728073688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4" calcext:value-type="float">
            <text:p>9594</text:p>
          </table:table-cell>
          <table:table-cell office:value-type="float" office:value="3496" calcext:value-type="float">
            <text:p>3496</text:p>
          </table:table-cell>
          <table:table-cell office:value-type="float" office:value="2.8997280000001" calcext:value-type="float">
            <text:p>2.8997280000001</text:p>
          </table:table-cell>
          <table:table-cell office:value-type="float" office:value="4215" calcext:value-type="float">
            <text:p>4215</text:p>
          </table:table-cell>
          <table:table-cell table:formula="of:=([.E1015]-[.C1015])/[.E1015]" office:value-type="float" office:value="0.170581257413998" calcext:value-type="float">
            <text:p>0.170581257413998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5" calcext:value-type="float">
            <text:p>9595</text:p>
          </table:table-cell>
          <table:table-cell office:value-type="float" office:value="3939" calcext:value-type="float">
            <text:p>3939</text:p>
          </table:table-cell>
          <table:table-cell office:value-type="float" office:value="5.44033700000011" calcext:value-type="float">
            <text:p>5.44033700000011</text:p>
          </table:table-cell>
          <table:table-cell office:value-type="float" office:value="4373" calcext:value-type="float">
            <text:p>4373</text:p>
          </table:table-cell>
          <table:table-cell table:formula="of:=([.E1016]-[.C1016])/[.E1016]" office:value-type="float" office:value="0.0992453693116853" calcext:value-type="float">
            <text:p>0.099245369311685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6" calcext:value-type="float">
            <text:p>9596</text:p>
          </table:table-cell>
          <table:table-cell office:value-type="float" office:value="3830" calcext:value-type="float">
            <text:p>3830</text:p>
          </table:table-cell>
          <table:table-cell office:value-type="float" office:value="3.51155000000006" calcext:value-type="float">
            <text:p>3.51155000000006</text:p>
          </table:table-cell>
          <table:table-cell office:value-type="float" office:value="4244" calcext:value-type="float">
            <text:p>4244</text:p>
          </table:table-cell>
          <table:table-cell table:formula="of:=([.E1017]-[.C1017])/[.E1017]" office:value-type="float" office:value="0.0975494816211122" calcext:value-type="float">
            <text:p>0.097549481621112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7" calcext:value-type="float">
            <text:p>9597</text:p>
          </table:table-cell>
          <table:table-cell office:value-type="float" office:value="4758" calcext:value-type="float">
            <text:p>4758</text:p>
          </table:table-cell>
          <table:table-cell office:value-type="float" office:value="4.70178499999997" calcext:value-type="float">
            <text:p>4.70178499999997</text:p>
          </table:table-cell>
          <table:table-cell office:value-type="float" office:value="4864" calcext:value-type="float">
            <text:p>4864</text:p>
          </table:table-cell>
          <table:table-cell table:formula="of:=([.E1018]-[.C1018])/[.E1018]" office:value-type="float" office:value="0.0217927631578947" calcext:value-type="float">
            <text:p>0.021792763157895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8" calcext:value-type="float">
            <text:p>9598</text:p>
          </table:table-cell>
          <table:table-cell office:value-type="float" office:value="4572" calcext:value-type="float">
            <text:p>4572</text:p>
          </table:table-cell>
          <table:table-cell office:value-type="float" office:value="4.74058100000002" calcext:value-type="float">
            <text:p>4.74058100000002</text:p>
          </table:table-cell>
          <table:table-cell office:value-type="float" office:value="4814" calcext:value-type="float">
            <text:p>4814</text:p>
          </table:table-cell>
          <table:table-cell table:formula="of:=([.E1019]-[.C1019])/[.E1019]" office:value-type="float" office:value="0.0502700457000416" calcext:value-type="float">
            <text:p>0.050270045700042</text:p>
          </table:table-cell>
          <table:table-cell table:number-columns-repeated="1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9" calcext:value-type="float">
            <text:p>9599</text:p>
          </table:table-cell>
          <table:table-cell office:value-type="float" office:value="3682" calcext:value-type="float">
            <text:p>3682</text:p>
          </table:table-cell>
          <table:table-cell office:value-type="float" office:value="3.99711300000001" calcext:value-type="float">
            <text:p>3.99711300000001</text:p>
          </table:table-cell>
          <table:table-cell office:value-type="float" office:value="3884" calcext:value-type="float">
            <text:p>3884</text:p>
          </table:table-cell>
          <table:table-cell table:formula="of:=([.E1020]-[.C1020])/[.E1020]" office:value-type="float" office:value="0.0520082389289392" calcext:value-type="float">
            <text:p>0.052008238928939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50" calcext:value-type="float">
            <text:p>9550</text:p>
          </table:table-cell>
          <table:table-cell office:value-type="float" office:value="3733" calcext:value-type="float">
            <text:p>3733</text:p>
          </table:table-cell>
          <table:table-cell office:value-type="float" office:value="4.05083100000002" calcext:value-type="float">
            <text:p>4.05083100000002</text:p>
          </table:table-cell>
          <table:table-cell office:value-type="float" office:value="4068" calcext:value-type="float">
            <text:p>4068</text:p>
          </table:table-cell>
          <table:table-cell table:formula="of:=([.E1021]-[.C1021])/[.E1021]" office:value-type="float" office:value="0.0823500491642085" calcext:value-type="float">
            <text:p>0.082350049164209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51" calcext:value-type="float">
            <text:p>9551</text:p>
          </table:table-cell>
          <table:table-cell office:value-type="float" office:value="4361" calcext:value-type="float">
            <text:p>4361</text:p>
          </table:table-cell>
          <table:table-cell office:value-type="float" office:value="4.89153400000009" calcext:value-type="float">
            <text:p>4.89153400000009</text:p>
          </table:table-cell>
          <table:table-cell office:value-type="float" office:value="4454" calcext:value-type="float">
            <text:p>4454</text:p>
          </table:table-cell>
          <table:table-cell table:formula="of:=([.E1022]-[.C1022])/[.E1022]" office:value-type="float" office:value="0.0208801077682982" calcext:value-type="float">
            <text:p>0.020880107768298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52" calcext:value-type="float">
            <text:p>9552</text:p>
          </table:table-cell>
          <table:table-cell office:value-type="float" office:value="4422" calcext:value-type="float">
            <text:p>4422</text:p>
          </table:table-cell>
          <table:table-cell office:value-type="float" office:value="1.85663700000009" calcext:value-type="float">
            <text:p>1.85663700000009</text:p>
          </table:table-cell>
          <table:table-cell office:value-type="float" office:value="5023" calcext:value-type="float">
            <text:p>5023</text:p>
          </table:table-cell>
          <table:table-cell table:formula="of:=([.E1023]-[.C1023])/[.E1023]" office:value-type="float" office:value="0.119649611785785" calcext:value-type="float">
            <text:p>0.119649611785785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53" calcext:value-type="float">
            <text:p>9553</text:p>
          </table:table-cell>
          <table:table-cell office:value-type="float" office:value="5252" calcext:value-type="float">
            <text:p>5252</text:p>
          </table:table-cell>
          <table:table-cell office:value-type="float" office:value="3.97718100000009" calcext:value-type="float">
            <text:p>3.97718100000009</text:p>
          </table:table-cell>
          <table:table-cell office:value-type="float" office:value="5386" calcext:value-type="float">
            <text:p>5386</text:p>
          </table:table-cell>
          <table:table-cell table:formula="of:=([.E1024]-[.C1024])/[.E1024]" office:value-type="float" office:value="0.0248793167471222" calcext:value-type="float">
            <text:p>0.024879316747122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54" calcext:value-type="float">
            <text:p>9554</text:p>
          </table:table-cell>
          <table:table-cell office:value-type="float" office:value="4562" calcext:value-type="float">
            <text:p>4562</text:p>
          </table:table-cell>
          <table:table-cell office:value-type="float" office:value="3.69797100000005" calcext:value-type="float">
            <text:p>3.69797100000005</text:p>
          </table:table-cell>
          <table:table-cell office:value-type="float" office:value="4995" calcext:value-type="float">
            <text:p>4995</text:p>
          </table:table-cell>
          <table:table-cell table:formula="of:=([.E1025]-[.C1025])/[.E1025]" office:value-type="float" office:value="0.0866866866866867" calcext:value-type="float">
            <text:p>0.086686686686687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55" calcext:value-type="float">
            <text:p>9555</text:p>
          </table:table-cell>
          <table:table-cell office:value-type="float" office:value="3552" calcext:value-type="float">
            <text:p>3552</text:p>
          </table:table-cell>
          <table:table-cell office:value-type="float" office:value="4.44481500000006" calcext:value-type="float">
            <text:p>4.44481500000006</text:p>
          </table:table-cell>
          <table:table-cell office:value-type="float" office:value="3617" calcext:value-type="float">
            <text:p>3617</text:p>
          </table:table-cell>
          <table:table-cell table:formula="of:=([.E1026]-[.C1026])/[.E1026]" office:value-type="float" office:value="0.0179706939452585" calcext:value-type="float">
            <text:p>0.017970693945259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56" calcext:value-type="float">
            <text:p>9556</text:p>
          </table:table-cell>
          <table:table-cell office:value-type="float" office:value="4409" calcext:value-type="float">
            <text:p>4409</text:p>
          </table:table-cell>
          <table:table-cell office:value-type="float" office:value="3.74022200000002" calcext:value-type="float">
            <text:p>3.74022200000002</text:p>
          </table:table-cell>
          <table:table-cell office:value-type="float" office:value="4569" calcext:value-type="float">
            <text:p>4569</text:p>
          </table:table-cell>
          <table:table-cell table:formula="of:=([.E1027]-[.C1027])/[.E1027]" office:value-type="float" office:value="0.0350186036331801" calcext:value-type="float">
            <text:p>0.03501860363318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57" calcext:value-type="float">
            <text:p>9557</text:p>
          </table:table-cell>
          <table:table-cell office:value-type="float" office:value="4153" calcext:value-type="float">
            <text:p>4153</text:p>
          </table:table-cell>
          <table:table-cell office:value-type="float" office:value="2.45337399999994" calcext:value-type="float">
            <text:p>2.45337399999994</text:p>
          </table:table-cell>
          <table:table-cell office:value-type="float" office:value="4660" calcext:value-type="float">
            <text:p>4660</text:p>
          </table:table-cell>
          <table:table-cell table:formula="of:=([.E1028]-[.C1028])/[.E1028]" office:value-type="float" office:value="0.108798283261803" calcext:value-type="float">
            <text:p>0.108798283261803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58" calcext:value-type="float">
            <text:p>9558</text:p>
          </table:table-cell>
          <table:table-cell office:value-type="float" office:value="4392" calcext:value-type="float">
            <text:p>4392</text:p>
          </table:table-cell>
          <table:table-cell office:value-type="float" office:value="4.29160500000012" calcext:value-type="float">
            <text:p>4.29160500000012</text:p>
          </table:table-cell>
          <table:table-cell office:value-type="float" office:value="4449" calcext:value-type="float">
            <text:p>4449</text:p>
          </table:table-cell>
          <table:table-cell table:formula="of:=([.E1029]-[.C1029])/[.E1029]" office:value-type="float" office:value="0.0128118678354686" calcext:value-type="float">
            <text:p>0.012811867835469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59" calcext:value-type="float">
            <text:p>9559</text:p>
          </table:table-cell>
          <table:table-cell office:value-type="float" office:value="3905" calcext:value-type="float">
            <text:p>3905</text:p>
          </table:table-cell>
          <table:table-cell office:value-type="float" office:value="4.18379699999991" calcext:value-type="float">
            <text:p>4.18379699999991</text:p>
          </table:table-cell>
          <table:table-cell office:value-type="float" office:value="4069" calcext:value-type="float">
            <text:p>4069</text:p>
          </table:table-cell>
          <table:table-cell table:formula="of:=([.E1030]-[.C1030])/[.E1030]" office:value-type="float" office:value="0.0403047431801425" calcext:value-type="float">
            <text:p>0.040304743180143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60" calcext:value-type="float">
            <text:p>9560</text:p>
          </table:table-cell>
          <table:table-cell office:value-type="float" office:value="4037" calcext:value-type="float">
            <text:p>4037</text:p>
          </table:table-cell>
          <table:table-cell office:value-type="float" office:value="1.8950779999999" calcext:value-type="float">
            <text:p>1.8950779999999</text:p>
          </table:table-cell>
          <table:table-cell office:value-type="float" office:value="4587" calcext:value-type="float">
            <text:p>4587</text:p>
          </table:table-cell>
          <table:table-cell table:formula="of:=([.E1031]-[.C1031])/[.E1031]" office:value-type="float" office:value="0.119904076738609" calcext:value-type="float">
            <text:p>0.119904076738609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61" calcext:value-type="float">
            <text:p>9561</text:p>
          </table:table-cell>
          <table:table-cell office:value-type="float" office:value="4444" calcext:value-type="float">
            <text:p>4444</text:p>
          </table:table-cell>
          <table:table-cell office:value-type="float" office:value="5.31205699999998" calcext:value-type="float">
            <text:p>5.31205699999998</text:p>
          </table:table-cell>
          <table:table-cell office:value-type="float" office:value="4544" calcext:value-type="float">
            <text:p>4544</text:p>
          </table:table-cell>
          <table:table-cell table:formula="of:=([.E1032]-[.C1032])/[.E1032]" office:value-type="float" office:value="0.0220070422535211" calcext:value-type="float">
            <text:p>0.022007042253521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62" calcext:value-type="float">
            <text:p>9562</text:p>
          </table:table-cell>
          <table:table-cell office:value-type="float" office:value="3792" calcext:value-type="float">
            <text:p>3792</text:p>
          </table:table-cell>
          <table:table-cell office:value-type="float" office:value="1.82755600000007" calcext:value-type="float">
            <text:p>1.82755600000007</text:p>
          </table:table-cell>
          <table:table-cell office:value-type="float" office:value="4245" calcext:value-type="float">
            <text:p>4245</text:p>
          </table:table-cell>
          <table:table-cell table:formula="of:=([.E1033]-[.C1033])/[.E1033]" office:value-type="float" office:value="0.106713780918728" calcext:value-type="float">
            <text:p>0.106713780918728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63" calcext:value-type="float">
            <text:p>9563</text:p>
          </table:table-cell>
          <table:table-cell office:value-type="float" office:value="3651" calcext:value-type="float">
            <text:p>3651</text:p>
          </table:table-cell>
          <table:table-cell office:value-type="float" office:value="3.64321100000006" calcext:value-type="float">
            <text:p>3.64321100000006</text:p>
          </table:table-cell>
          <table:table-cell office:value-type="float" office:value="3761" calcext:value-type="float">
            <text:p>3761</text:p>
          </table:table-cell>
          <table:table-cell table:formula="of:=([.E1034]-[.C1034])/[.E1034]" office:value-type="float" office:value="0.0292475405477267" calcext:value-type="float">
            <text:p>0.029247540547727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64" calcext:value-type="float">
            <text:p>9564</text:p>
          </table:table-cell>
          <table:table-cell office:value-type="float" office:value="3933" calcext:value-type="float">
            <text:p>3933</text:p>
          </table:table-cell>
          <table:table-cell office:value-type="float" office:value="2.67323699999997" calcext:value-type="float">
            <text:p>2.67323699999997</text:p>
          </table:table-cell>
          <table:table-cell office:value-type="float" office:value="4231" calcext:value-type="float">
            <text:p>4231</text:p>
          </table:table-cell>
          <table:table-cell table:formula="of:=([.E1035]-[.C1035])/[.E1035]" office:value-type="float" office:value="0.0704325218624439" calcext:value-type="float">
            <text:p>0.070432521862444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65" calcext:value-type="float">
            <text:p>9565</text:p>
          </table:table-cell>
          <table:table-cell office:value-type="float" office:value="4600" calcext:value-type="float">
            <text:p>4600</text:p>
          </table:table-cell>
          <table:table-cell office:value-type="float" office:value="5.81779199999994" calcext:value-type="float">
            <text:p>5.81779199999994</text:p>
          </table:table-cell>
          <table:table-cell office:value-type="float" office:value="4656" calcext:value-type="float">
            <text:p>4656</text:p>
          </table:table-cell>
          <table:table-cell table:formula="of:=([.E1036]-[.C1036])/[.E1036]" office:value-type="float" office:value="0.0120274914089347" calcext:value-type="float">
            <text:p>0.012027491408935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66" calcext:value-type="float">
            <text:p>9566</text:p>
          </table:table-cell>
          <table:table-cell office:value-type="float" office:value="4251" calcext:value-type="float">
            <text:p>4251</text:p>
          </table:table-cell>
          <table:table-cell office:value-type="float" office:value="1.8397920000001" calcext:value-type="float">
            <text:p>1.8397920000001</text:p>
          </table:table-cell>
          <table:table-cell office:value-type="float" office:value="5039" calcext:value-type="float">
            <text:p>5039</text:p>
          </table:table-cell>
          <table:table-cell table:formula="of:=([.E1037]-[.C1037])/[.E1037]" office:value-type="float" office:value="0.156380234173447" calcext:value-type="float">
            <text:p>0.156380234173447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3.940969" calcext:value-type="float">
            <text:p>3.940969</text:p>
          </table:table-cell>
          <table:table-cell office:value-type="float" office:value="599" calcext:value-type="float">
            <text:p>599</text:p>
          </table:table-cell>
          <table:table-cell table:formula="of:=([.E1038]-[.C1038])/[.E103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68" calcext:value-type="float">
            <text:p>9568</text:p>
          </table:table-cell>
          <table:table-cell office:value-type="float" office:value="3947" calcext:value-type="float">
            <text:p>3947</text:p>
          </table:table-cell>
          <table:table-cell office:value-type="float" office:value="2.06174599999997" calcext:value-type="float">
            <text:p>2.06174599999997</text:p>
          </table:table-cell>
          <table:table-cell office:value-type="float" office:value="4772" calcext:value-type="float">
            <text:p>4772</text:p>
          </table:table-cell>
          <table:table-cell table:formula="of:=([.E1039]-[.C1039])/[.E1039]" office:value-type="float" office:value="0.172883487007544" calcext:value-type="float">
            <text:p>0.172883487007544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69" calcext:value-type="float">
            <text:p>9569</text:p>
          </table:table-cell>
          <table:table-cell office:value-type="float" office:value="3918" calcext:value-type="float">
            <text:p>3918</text:p>
          </table:table-cell>
          <table:table-cell office:value-type="float" office:value="1.82707499999992" calcext:value-type="float">
            <text:p>1.82707499999992</text:p>
          </table:table-cell>
          <table:table-cell office:value-type="float" office:value="4473" calcext:value-type="float">
            <text:p>4473</text:p>
          </table:table-cell>
          <table:table-cell table:formula="of:=([.E1040]-[.C1040])/[.E1040]" office:value-type="float" office:value="0.124077800134138" calcext:value-type="float">
            <text:p>0.124077800134138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70" calcext:value-type="float">
            <text:p>9570</text:p>
          </table:table-cell>
          <table:table-cell office:value-type="float" office:value="4128" calcext:value-type="float">
            <text:p>4128</text:p>
          </table:table-cell>
          <table:table-cell office:value-type="float" office:value="4.35205799999994" calcext:value-type="float">
            <text:p>4.35205799999994</text:p>
          </table:table-cell>
          <table:table-cell office:value-type="float" office:value="4479" calcext:value-type="float">
            <text:p>4479</text:p>
          </table:table-cell>
          <table:table-cell table:formula="of:=([.E1041]-[.C1041])/[.E1041]" office:value-type="float" office:value="0.0783657066309444" calcext:value-type="float">
            <text:p>0.078365706630944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71" calcext:value-type="float">
            <text:p>9571</text:p>
          </table:table-cell>
          <table:table-cell office:value-type="float" office:value="4037" calcext:value-type="float">
            <text:p>4037</text:p>
          </table:table-cell>
          <table:table-cell office:value-type="float" office:value="4.08885099999998" calcext:value-type="float">
            <text:p>4.08885099999998</text:p>
          </table:table-cell>
          <table:table-cell office:value-type="float" office:value="4311" calcext:value-type="float">
            <text:p>4311</text:p>
          </table:table-cell>
          <table:table-cell table:formula="of:=([.E1042]-[.C1042])/[.E1042]" office:value-type="float" office:value="0.0635583391324519" calcext:value-type="float">
            <text:p>0.063558339132452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72" calcext:value-type="float">
            <text:p>9572</text:p>
          </table:table-cell>
          <table:table-cell office:value-type="float" office:value="4049" calcext:value-type="float">
            <text:p>4049</text:p>
          </table:table-cell>
          <table:table-cell office:value-type="float" office:value="1.875992" calcext:value-type="float">
            <text:p>1.875992</text:p>
          </table:table-cell>
          <table:table-cell office:value-type="float" office:value="4562" calcext:value-type="float">
            <text:p>4562</text:p>
          </table:table-cell>
          <table:table-cell table:formula="of:=([.E1043]-[.C1043])/[.E1043]" office:value-type="float" office:value="0.112450679526523" calcext:value-type="float">
            <text:p>0.112450679526523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73" calcext:value-type="float">
            <text:p>9573</text:p>
          </table:table-cell>
          <table:table-cell office:value-type="float" office:value="4215" calcext:value-type="float">
            <text:p>4215</text:p>
          </table:table-cell>
          <table:table-cell office:value-type="float" office:value="1.87167299999987" calcext:value-type="float">
            <text:p>1.87167299999987</text:p>
          </table:table-cell>
          <table:table-cell office:value-type="float" office:value="4738" calcext:value-type="float">
            <text:p>4738</text:p>
          </table:table-cell>
          <table:table-cell table:formula="of:=([.E1044]-[.C1044])/[.E1044]" office:value-type="float" office:value="0.110384128324187" calcext:value-type="float">
            <text:p>0.110384128324187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74" calcext:value-type="float">
            <text:p>9574</text:p>
          </table:table-cell>
          <table:table-cell office:value-type="float" office:value="4876" calcext:value-type="float">
            <text:p>4876</text:p>
          </table:table-cell>
          <table:table-cell office:value-type="float" office:value="5.93433400000004" calcext:value-type="float">
            <text:p>5.93433400000004</text:p>
          </table:table-cell>
          <table:table-cell office:value-type="float" office:value="4876" calcext:value-type="float">
            <text:p>4876</text:p>
          </table:table-cell>
          <table:table-cell table:formula="of:=([.E1045]-[.C1045])/[.E1045]" office:value-type="float" office:value="0" calcext:value-type="float">
            <text:p>0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75" calcext:value-type="float">
            <text:p>9575</text:p>
          </table:table-cell>
          <table:table-cell office:value-type="float" office:value="4772" calcext:value-type="float">
            <text:p>4772</text:p>
          </table:table-cell>
          <table:table-cell office:value-type="float" office:value="4.50936899999988" calcext:value-type="float">
            <text:p>4.50936899999988</text:p>
          </table:table-cell>
          <table:table-cell office:value-type="float" office:value="5061" calcext:value-type="float">
            <text:p>5061</text:p>
          </table:table-cell>
          <table:table-cell table:formula="of:=([.E1046]-[.C1046])/[.E1046]" office:value-type="float" office:value="0.0571033392610156" calcext:value-type="float">
            <text:p>0.057103339261016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76" calcext:value-type="float">
            <text:p>9576</text:p>
          </table:table-cell>
          <table:table-cell office:value-type="float" office:value="4794" calcext:value-type="float">
            <text:p>4794</text:p>
          </table:table-cell>
          <table:table-cell office:value-type="float" office:value="3.88510399999996" calcext:value-type="float">
            <text:p>3.88510399999996</text:p>
          </table:table-cell>
          <table:table-cell office:value-type="float" office:value="5063" calcext:value-type="float">
            <text:p>5063</text:p>
          </table:table-cell>
          <table:table-cell table:formula="of:=([.E1047]-[.C1047])/[.E1047]" office:value-type="float" office:value="0.0531305550069129" calcext:value-type="float">
            <text:p>0.053130555006913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77" calcext:value-type="float">
            <text:p>9577</text:p>
          </table:table-cell>
          <table:table-cell office:value-type="float" office:value="4281" calcext:value-type="float">
            <text:p>4281</text:p>
          </table:table-cell>
          <table:table-cell office:value-type="float" office:value="1.85929199999998" calcext:value-type="float">
            <text:p>1.85929199999998</text:p>
          </table:table-cell>
          <table:table-cell office:value-type="float" office:value="4870" calcext:value-type="float">
            <text:p>4870</text:p>
          </table:table-cell>
          <table:table-cell table:formula="of:=([.E1048]-[.C1048])/[.E1048]" office:value-type="float" office:value="0.120944558521561" calcext:value-type="float">
            <text:p>0.120944558521561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78" calcext:value-type="float">
            <text:p>9578</text:p>
          </table:table-cell>
          <table:table-cell office:value-type="float" office:value="4958" calcext:value-type="float">
            <text:p>4958</text:p>
          </table:table-cell>
          <table:table-cell office:value-type="float" office:value="4.69806900000003" calcext:value-type="float">
            <text:p>4.69806900000003</text:p>
          </table:table-cell>
          <table:table-cell office:value-type="float" office:value="5232" calcext:value-type="float">
            <text:p>5232</text:p>
          </table:table-cell>
          <table:table-cell table:formula="of:=([.E1049]-[.C1049])/[.E1049]" office:value-type="float" office:value="0.0523700305810398" calcext:value-type="float">
            <text:p>0.05237003058104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79" calcext:value-type="float">
            <text:p>9579</text:p>
          </table:table-cell>
          <table:table-cell office:value-type="float" office:value="4062" calcext:value-type="float">
            <text:p>4062</text:p>
          </table:table-cell>
          <table:table-cell office:value-type="float" office:value="2.98868700000014" calcext:value-type="float">
            <text:p>2.98868700000014</text:p>
          </table:table-cell>
          <table:table-cell office:value-type="float" office:value="4567" calcext:value-type="float">
            <text:p>4567</text:p>
          </table:table-cell>
          <table:table-cell table:formula="of:=([.E1050]-[.C1050])/[.E1050]" office:value-type="float" office:value="0.110575870374425" calcext:value-type="float">
            <text:p>0.110575870374425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0" calcext:value-type="float">
            <text:p>9580</text:p>
          </table:table-cell>
          <table:table-cell office:value-type="float" office:value="4000" calcext:value-type="float">
            <text:p>4000</text:p>
          </table:table-cell>
          <table:table-cell office:value-type="float" office:value="1.85524099999998" calcext:value-type="float">
            <text:p>1.85524099999998</text:p>
          </table:table-cell>
          <table:table-cell office:value-type="float" office:value="4483" calcext:value-type="float">
            <text:p>4483</text:p>
          </table:table-cell>
          <table:table-cell table:formula="of:=([.E1051]-[.C1051])/[.E1051]" office:value-type="float" office:value="0.107740352442561" calcext:value-type="float">
            <text:p>0.107740352442561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1" calcext:value-type="float">
            <text:p>9581</text:p>
          </table:table-cell>
          <table:table-cell office:value-type="float" office:value="4283" calcext:value-type="float">
            <text:p>4283</text:p>
          </table:table-cell>
          <table:table-cell office:value-type="float" office:value="1.86352600000009" calcext:value-type="float">
            <text:p>1.86352600000009</text:p>
          </table:table-cell>
          <table:table-cell office:value-type="float" office:value="4907" calcext:value-type="float">
            <text:p>4907</text:p>
          </table:table-cell>
          <table:table-cell table:formula="of:=([.E1052]-[.C1052])/[.E1052]" office:value-type="float" office:value="0.127165274098227" calcext:value-type="float">
            <text:p>0.127165274098227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2" calcext:value-type="float">
            <text:p>9582</text:p>
          </table:table-cell>
          <table:table-cell office:value-type="float" office:value="4792" calcext:value-type="float">
            <text:p>4792</text:p>
          </table:table-cell>
          <table:table-cell office:value-type="float" office:value="5.28430800000001" calcext:value-type="float">
            <text:p>5.28430800000001</text:p>
          </table:table-cell>
          <table:table-cell office:value-type="float" office:value="5088" calcext:value-type="float">
            <text:p>5088</text:p>
          </table:table-cell>
          <table:table-cell table:formula="of:=([.E1053]-[.C1053])/[.E1053]" office:value-type="float" office:value="0.0581761006289308" calcext:value-type="float">
            <text:p>0.058176100628931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3" calcext:value-type="float">
            <text:p>9583</text:p>
          </table:table-cell>
          <table:table-cell office:value-type="float" office:value="3598" calcext:value-type="float">
            <text:p>3598</text:p>
          </table:table-cell>
          <table:table-cell office:value-type="float" office:value="1.84876599999996" calcext:value-type="float">
            <text:p>1.84876599999996</text:p>
          </table:table-cell>
          <table:table-cell office:value-type="float" office:value="4192" calcext:value-type="float">
            <text:p>4192</text:p>
          </table:table-cell>
          <table:table-cell table:formula="of:=([.E1054]-[.C1054])/[.E1054]" office:value-type="float" office:value="0.141698473282443" calcext:value-type="float">
            <text:p>0.141698473282443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4" calcext:value-type="float">
            <text:p>9584</text:p>
          </table:table-cell>
          <table:table-cell office:value-type="float" office:value="4350" calcext:value-type="float">
            <text:p>4350</text:p>
          </table:table-cell>
          <table:table-cell office:value-type="float" office:value="1.82083" calcext:value-type="float">
            <text:p>1.82083</text:p>
          </table:table-cell>
          <table:table-cell office:value-type="float" office:value="5210" calcext:value-type="float">
            <text:p>5210</text:p>
          </table:table-cell>
          <table:table-cell table:formula="of:=([.E1055]-[.C1055])/[.E1055]" office:value-type="float" office:value="0.165067178502879" calcext:value-type="float">
            <text:p>0.165067178502879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5" calcext:value-type="float">
            <text:p>9585</text:p>
          </table:table-cell>
          <table:table-cell office:value-type="float" office:value="4653" calcext:value-type="float">
            <text:p>4653</text:p>
          </table:table-cell>
          <table:table-cell office:value-type="float" office:value="5.3407380000001" calcext:value-type="float">
            <text:p>5.3407380000001</text:p>
          </table:table-cell>
          <table:table-cell office:value-type="float" office:value="4667" calcext:value-type="float">
            <text:p>4667</text:p>
          </table:table-cell>
          <table:table-cell table:formula="of:=([.E1056]-[.C1056])/[.E1056]" office:value-type="float" office:value="0.00299978572959074" calcext:value-type="float">
            <text:p>0.002999785729591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6" calcext:value-type="float">
            <text:p>9586</text:p>
          </table:table-cell>
          <table:table-cell office:value-type="float" office:value="4392" calcext:value-type="float">
            <text:p>4392</text:p>
          </table:table-cell>
          <table:table-cell office:value-type="float" office:value="4.41481399999998" calcext:value-type="float">
            <text:p>4.41481399999998</text:p>
          </table:table-cell>
          <table:table-cell office:value-type="float" office:value="4700" calcext:value-type="float">
            <text:p>4700</text:p>
          </table:table-cell>
          <table:table-cell table:formula="of:=([.E1057]-[.C1057])/[.E1057]" office:value-type="float" office:value="0.065531914893617" calcext:value-type="float">
            <text:p>0.065531914893617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7" calcext:value-type="float">
            <text:p>9587</text:p>
          </table:table-cell>
          <table:table-cell office:value-type="float" office:value="4897" calcext:value-type="float">
            <text:p>4897</text:p>
          </table:table-cell>
          <table:table-cell office:value-type="float" office:value="3.8316719999998" calcext:value-type="float">
            <text:p>3.8316719999998</text:p>
          </table:table-cell>
          <table:table-cell office:value-type="float" office:value="5043" calcext:value-type="float">
            <text:p>5043</text:p>
          </table:table-cell>
          <table:table-cell table:formula="of:=([.E1058]-[.C1058])/[.E1058]" office:value-type="float" office:value="0.0289510212175292" calcext:value-type="float">
            <text:p>0.028951021217529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8" calcext:value-type="float">
            <text:p>9588</text:p>
          </table:table-cell>
          <table:table-cell office:value-type="float" office:value="4457" calcext:value-type="float">
            <text:p>4457</text:p>
          </table:table-cell>
          <table:table-cell office:value-type="float" office:value="3.43529199999989" calcext:value-type="float">
            <text:p>3.43529199999989</text:p>
          </table:table-cell>
          <table:table-cell office:value-type="float" office:value="4805" calcext:value-type="float">
            <text:p>4805</text:p>
          </table:table-cell>
          <table:table-cell table:formula="of:=([.E1059]-[.C1059])/[.E1059]" office:value-type="float" office:value="0.0724245577523413" calcext:value-type="float">
            <text:p>0.072424557752341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9" calcext:value-type="float">
            <text:p>9589</text:p>
          </table:table-cell>
          <table:table-cell office:value-type="float" office:value="3951" calcext:value-type="float">
            <text:p>3951</text:p>
          </table:table-cell>
          <table:table-cell office:value-type="float" office:value="1.83288900000002" calcext:value-type="float">
            <text:p>1.83288900000002</text:p>
          </table:table-cell>
          <table:table-cell office:value-type="float" office:value="4614" calcext:value-type="float">
            <text:p>4614</text:p>
          </table:table-cell>
          <table:table-cell table:formula="of:=([.E1060]-[.C1060])/[.E1060]" office:value-type="float" office:value="0.14369310793238" calcext:value-type="float">
            <text:p>0.14369310793238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0" calcext:value-type="float">
            <text:p>9590</text:p>
          </table:table-cell>
          <table:table-cell office:value-type="float" office:value="4839" calcext:value-type="float">
            <text:p>4839</text:p>
          </table:table-cell>
          <table:table-cell office:value-type="float" office:value="5.10039499999994" calcext:value-type="float">
            <text:p>5.10039499999994</text:p>
          </table:table-cell>
          <table:table-cell office:value-type="float" office:value="5157" calcext:value-type="float">
            <text:p>5157</text:p>
          </table:table-cell>
          <table:table-cell table:formula="of:=([.E1061]-[.C1061])/[.E1061]" office:value-type="float" office:value="0.0616637579988365" calcext:value-type="float">
            <text:p>0.061663757998837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1" calcext:value-type="float">
            <text:p>9591</text:p>
          </table:table-cell>
          <table:table-cell office:value-type="float" office:value="4407" calcext:value-type="float">
            <text:p>4407</text:p>
          </table:table-cell>
          <table:table-cell office:value-type="float" office:value="4.32413099999985" calcext:value-type="float">
            <text:p>4.32413099999985</text:p>
          </table:table-cell>
          <table:table-cell office:value-type="float" office:value="4522" calcext:value-type="float">
            <text:p>4522</text:p>
          </table:table-cell>
          <table:table-cell table:formula="of:=([.E1062]-[.C1062])/[.E1062]" office:value-type="float" office:value="0.0254312251216276" calcext:value-type="float">
            <text:p>0.025431225121628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2" calcext:value-type="float">
            <text:p>9592</text:p>
          </table:table-cell>
          <table:table-cell office:value-type="float" office:value="3833" calcext:value-type="float">
            <text:p>3833</text:p>
          </table:table-cell>
          <table:table-cell office:value-type="float" office:value="1.90845799999988" calcext:value-type="float">
            <text:p>1.90845799999988</text:p>
          </table:table-cell>
          <table:table-cell office:value-type="float" office:value="4366" calcext:value-type="float">
            <text:p>4366</text:p>
          </table:table-cell>
          <table:table-cell table:formula="of:=([.E1063]-[.C1063])/[.E1063]" office:value-type="float" office:value="0.12207970682547" calcext:value-type="float">
            <text:p>0.12207970682547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3" calcext:value-type="float">
            <text:p>9593</text:p>
          </table:table-cell>
          <table:table-cell office:value-type="float" office:value="4475" calcext:value-type="float">
            <text:p>4475</text:p>
          </table:table-cell>
          <table:table-cell office:value-type="float" office:value="3.00161900000012" calcext:value-type="float">
            <text:p>3.00161900000012</text:p>
          </table:table-cell>
          <table:table-cell office:value-type="float" office:value="4994" calcext:value-type="float">
            <text:p>4994</text:p>
          </table:table-cell>
          <table:table-cell table:formula="of:=([.E1064]-[.C1064])/[.E1064]" office:value-type="float" office:value="0.103924709651582" calcext:value-type="float">
            <text:p>0.103924709651582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4" calcext:value-type="float">
            <text:p>9594</text:p>
          </table:table-cell>
          <table:table-cell office:value-type="float" office:value="3589" calcext:value-type="float">
            <text:p>3589</text:p>
          </table:table-cell>
          <table:table-cell office:value-type="float" office:value="1.8997310000002" calcext:value-type="float">
            <text:p>1.8997310000002</text:p>
          </table:table-cell>
          <table:table-cell office:value-type="float" office:value="4215" calcext:value-type="float">
            <text:p>4215</text:p>
          </table:table-cell>
          <table:table-cell table:formula="of:=([.E1065]-[.C1065])/[.E1065]" office:value-type="float" office:value="0.148517200474496" calcext:value-type="float">
            <text:p>0.148517200474496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5" calcext:value-type="float">
            <text:p>9595</text:p>
          </table:table-cell>
          <table:table-cell office:value-type="float" office:value="4213" calcext:value-type="float">
            <text:p>4213</text:p>
          </table:table-cell>
          <table:table-cell office:value-type="float" office:value="3.82032299999992" calcext:value-type="float">
            <text:p>3.82032299999992</text:p>
          </table:table-cell>
          <table:table-cell office:value-type="float" office:value="4373" calcext:value-type="float">
            <text:p>4373</text:p>
          </table:table-cell>
          <table:table-cell table:formula="of:=([.E1066]-[.C1066])/[.E1066]" office:value-type="float" office:value="0.0365881545849531" calcext:value-type="float">
            <text:p>0.036588154584953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6" calcext:value-type="float">
            <text:p>9596</text:p>
          </table:table-cell>
          <table:table-cell office:value-type="float" office:value="3732" calcext:value-type="float">
            <text:p>3732</text:p>
          </table:table-cell>
          <table:table-cell office:value-type="float" office:value="1.82994199999985" calcext:value-type="float">
            <text:p>1.82994199999985</text:p>
          </table:table-cell>
          <table:table-cell office:value-type="float" office:value="4244" calcext:value-type="float">
            <text:p>4244</text:p>
          </table:table-cell>
          <table:table-cell table:formula="of:=([.E1067]-[.C1067])/[.E1067]" office:value-type="float" office:value="0.120640904806786" calcext:value-type="float">
            <text:p>0.120640904806786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7" calcext:value-type="float">
            <text:p>9597</text:p>
          </table:table-cell>
          <table:table-cell office:value-type="float" office:value="4246" calcext:value-type="float">
            <text:p>4246</text:p>
          </table:table-cell>
          <table:table-cell office:value-type="float" office:value="1.91049799999973" calcext:value-type="float">
            <text:p>1.91049799999973</text:p>
          </table:table-cell>
          <table:table-cell office:value-type="float" office:value="4864" calcext:value-type="float">
            <text:p>4864</text:p>
          </table:table-cell>
          <table:table-cell table:formula="of:=([.E1068]-[.C1068])/[.E1068]" office:value-type="float" office:value="0.127055921052632" calcext:value-type="float">
            <text:p>0.127055921052632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8" calcext:value-type="float">
            <text:p>9598</text:p>
          </table:table-cell>
          <table:table-cell office:value-type="float" office:value="4671" calcext:value-type="float">
            <text:p>4671</text:p>
          </table:table-cell>
          <table:table-cell office:value-type="float" office:value="5.31759099999999" calcext:value-type="float">
            <text:p>5.31759099999999</text:p>
          </table:table-cell>
          <table:table-cell office:value-type="float" office:value="4814" calcext:value-type="float">
            <text:p>4814</text:p>
          </table:table-cell>
          <table:table-cell table:formula="of:=([.E1069]-[.C1069])/[.E1069]" office:value-type="float" office:value="0.02970502700457" calcext:value-type="float">
            <text:p>0.02970502700457</text:p>
          </table:table-cell>
          <table:table-cell table:number-columns-repeated="1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9" calcext:value-type="float">
            <text:p>9599</text:p>
          </table:table-cell>
          <table:table-cell office:value-type="float" office:value="3597" calcext:value-type="float">
            <text:p>3597</text:p>
          </table:table-cell>
          <table:table-cell office:value-type="float" office:value="3.79332900000009" calcext:value-type="float">
            <text:p>3.79332900000009</text:p>
          </table:table-cell>
          <table:table-cell office:value-type="float" office:value="3884" calcext:value-type="float">
            <text:p>3884</text:p>
          </table:table-cell>
          <table:table-cell table:formula="of:=([.E1070]-[.C1070])/[.E1070]" office:value-type="float" office:value="0.0738928939237899" calcext:value-type="float">
            <text:p>0.07389289392379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50" calcext:value-type="float">
            <text:p>9550</text:p>
          </table:table-cell>
          <table:table-cell office:value-type="float" office:value="3837" calcext:value-type="float">
            <text:p>3837</text:p>
          </table:table-cell>
          <table:table-cell office:value-type="float" office:value="5.19144400000005" calcext:value-type="float">
            <text:p>5.19144400000005</text:p>
          </table:table-cell>
          <table:table-cell office:value-type="float" office:value="4068" calcext:value-type="float">
            <text:p>4068</text:p>
          </table:table-cell>
          <table:table-cell table:formula="of:=([.E1071]-[.C1071])/[.E1071]" office:value-type="float" office:value="0.0567846607669617" calcext:value-type="float">
            <text:p>0.056784660766962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51" calcext:value-type="float">
            <text:p>9551</text:p>
          </table:table-cell>
          <table:table-cell office:value-type="float" office:value="3907" calcext:value-type="float">
            <text:p>3907</text:p>
          </table:table-cell>
          <table:table-cell office:value-type="float" office:value="3.06295300000011" calcext:value-type="float">
            <text:p>3.06295300000011</text:p>
          </table:table-cell>
          <table:table-cell office:value-type="float" office:value="4454" calcext:value-type="float">
            <text:p>4454</text:p>
          </table:table-cell>
          <table:table-cell table:formula="of:=([.E1072]-[.C1072])/[.E1072]" office:value-type="float" office:value="0.122810956443646" calcext:value-type="float">
            <text:p>0.122810956443646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52" calcext:value-type="float">
            <text:p>9552</text:p>
          </table:table-cell>
          <table:table-cell office:value-type="float" office:value="4231" calcext:value-type="float">
            <text:p>4231</text:p>
          </table:table-cell>
          <table:table-cell office:value-type="float" office:value="1.97395600000004" calcext:value-type="float">
            <text:p>1.97395600000004</text:p>
          </table:table-cell>
          <table:table-cell office:value-type="float" office:value="5023" calcext:value-type="float">
            <text:p>5023</text:p>
          </table:table-cell>
          <table:table-cell table:formula="of:=([.E1073]-[.C1073])/[.E1073]" office:value-type="float" office:value="0.157674696396576" calcext:value-type="float">
            <text:p>0.157674696396576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53" calcext:value-type="float">
            <text:p>9553</text:p>
          </table:table-cell>
          <table:table-cell office:value-type="float" office:value="5249" calcext:value-type="float">
            <text:p>5249</text:p>
          </table:table-cell>
          <table:table-cell office:value-type="float" office:value="4.5505549999998" calcext:value-type="float">
            <text:p>4.5505549999998</text:p>
          </table:table-cell>
          <table:table-cell office:value-type="float" office:value="5386" calcext:value-type="float">
            <text:p>5386</text:p>
          </table:table-cell>
          <table:table-cell table:formula="of:=([.E1074]-[.C1074])/[.E1074]" office:value-type="float" office:value="0.0254363163757891" calcext:value-type="float">
            <text:p>0.025436316375789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54" calcext:value-type="float">
            <text:p>9554</text:p>
          </table:table-cell>
          <table:table-cell office:value-type="float" office:value="4151" calcext:value-type="float">
            <text:p>4151</text:p>
          </table:table-cell>
          <table:table-cell office:value-type="float" office:value="1.89140500000008" calcext:value-type="float">
            <text:p>1.89140500000008</text:p>
          </table:table-cell>
          <table:table-cell office:value-type="float" office:value="4995" calcext:value-type="float">
            <text:p>4995</text:p>
          </table:table-cell>
          <table:table-cell table:formula="of:=([.E1075]-[.C1075])/[.E1075]" office:value-type="float" office:value="0.168968968968969" calcext:value-type="float">
            <text:p>0.168968968968969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55" calcext:value-type="float">
            <text:p>9555</text:p>
          </table:table-cell>
          <table:table-cell office:value-type="float" office:value="3475" calcext:value-type="float">
            <text:p>3475</text:p>
          </table:table-cell>
          <table:table-cell office:value-type="float" office:value="3.37728099999981" calcext:value-type="float">
            <text:p>3.37728099999981</text:p>
          </table:table-cell>
          <table:table-cell office:value-type="float" office:value="3617" calcext:value-type="float">
            <text:p>3617</text:p>
          </table:table-cell>
          <table:table-cell table:formula="of:=([.E1076]-[.C1076])/[.E1076]" office:value-type="float" office:value="0.0392590544650263" calcext:value-type="float">
            <text:p>0.039259054465026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56" calcext:value-type="float">
            <text:p>9556</text:p>
          </table:table-cell>
          <table:table-cell office:value-type="float" office:value="4065" calcext:value-type="float">
            <text:p>4065</text:p>
          </table:table-cell>
          <table:table-cell office:value-type="float" office:value="1.94779799999992" calcext:value-type="float">
            <text:p>1.94779799999992</text:p>
          </table:table-cell>
          <table:table-cell office:value-type="float" office:value="4569" calcext:value-type="float">
            <text:p>4569</text:p>
          </table:table-cell>
          <table:table-cell table:formula="of:=([.E1077]-[.C1077])/[.E1077]" office:value-type="float" office:value="0.110308601444517" calcext:value-type="float">
            <text:p>0.110308601444517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57" calcext:value-type="float">
            <text:p>9557</text:p>
          </table:table-cell>
          <table:table-cell office:value-type="float" office:value="4181" calcext:value-type="float">
            <text:p>4181</text:p>
          </table:table-cell>
          <table:table-cell office:value-type="float" office:value="3.75280399999997" calcext:value-type="float">
            <text:p>3.75280399999997</text:p>
          </table:table-cell>
          <table:table-cell office:value-type="float" office:value="4660" calcext:value-type="float">
            <text:p>4660</text:p>
          </table:table-cell>
          <table:table-cell table:formula="of:=([.E1078]-[.C1078])/[.E1078]" office:value-type="float" office:value="0.102789699570815" calcext:value-type="float">
            <text:p>0.102789699570815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58" calcext:value-type="float">
            <text:p>9558</text:p>
          </table:table-cell>
          <table:table-cell office:value-type="float" office:value="4393" calcext:value-type="float">
            <text:p>4393</text:p>
          </table:table-cell>
          <table:table-cell office:value-type="float" office:value="5.44492400000013" calcext:value-type="float">
            <text:p>5.44492400000013</text:p>
          </table:table-cell>
          <table:table-cell office:value-type="float" office:value="4449" calcext:value-type="float">
            <text:p>4449</text:p>
          </table:table-cell>
          <table:table-cell table:formula="of:=([.E1079]-[.C1079])/[.E1079]" office:value-type="float" office:value="0.0125870982243201" calcext:value-type="float">
            <text:p>0.01258709822432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59" calcext:value-type="float">
            <text:p>9559</text:p>
          </table:table-cell>
          <table:table-cell office:value-type="float" office:value="3721" calcext:value-type="float">
            <text:p>3721</text:p>
          </table:table-cell>
          <table:table-cell office:value-type="float" office:value="4.41301599999997" calcext:value-type="float">
            <text:p>4.41301599999997</text:p>
          </table:table-cell>
          <table:table-cell office:value-type="float" office:value="4069" calcext:value-type="float">
            <text:p>4069</text:p>
          </table:table-cell>
          <table:table-cell table:formula="of:=([.E1080]-[.C1080])/[.E1080]" office:value-type="float" office:value="0.0855246989432293" calcext:value-type="float">
            <text:p>0.085524698943229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0" calcext:value-type="float">
            <text:p>9560</text:p>
          </table:table-cell>
          <table:table-cell office:value-type="float" office:value="4285" calcext:value-type="float">
            <text:p>4285</text:p>
          </table:table-cell>
          <table:table-cell office:value-type="float" office:value="5.81050200000004" calcext:value-type="float">
            <text:p>5.81050200000004</text:p>
          </table:table-cell>
          <table:table-cell office:value-type="float" office:value="4587" calcext:value-type="float">
            <text:p>4587</text:p>
          </table:table-cell>
          <table:table-cell table:formula="of:=([.E1081]-[.C1081])/[.E1081]" office:value-type="float" office:value="0.065838238500109" calcext:value-type="float">
            <text:p>0.065838238500109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1" calcext:value-type="float">
            <text:p>9561</text:p>
          </table:table-cell>
          <table:table-cell office:value-type="float" office:value="4346" calcext:value-type="float">
            <text:p>4346</text:p>
          </table:table-cell>
          <table:table-cell office:value-type="float" office:value="4.02354199999968" calcext:value-type="float">
            <text:p>4.02354199999968</text:p>
          </table:table-cell>
          <table:table-cell office:value-type="float" office:value="4544" calcext:value-type="float">
            <text:p>4544</text:p>
          </table:table-cell>
          <table:table-cell table:formula="of:=([.E1082]-[.C1082])/[.E1082]" office:value-type="float" office:value="0.0435739436619718" calcext:value-type="float">
            <text:p>0.043573943661972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2" calcext:value-type="float">
            <text:p>9562</text:p>
          </table:table-cell>
          <table:table-cell office:value-type="float" office:value="4050" calcext:value-type="float">
            <text:p>4050</text:p>
          </table:table-cell>
          <table:table-cell office:value-type="float" office:value="4.08213499999988" calcext:value-type="float">
            <text:p>4.08213499999988</text:p>
          </table:table-cell>
          <table:table-cell office:value-type="float" office:value="4245" calcext:value-type="float">
            <text:p>4245</text:p>
          </table:table-cell>
          <table:table-cell table:formula="of:=([.E1083]-[.C1083])/[.E1083]" office:value-type="float" office:value="0.0459363957597173" calcext:value-type="float">
            <text:p>0.045936395759717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3" calcext:value-type="float">
            <text:p>9563</text:p>
          </table:table-cell>
          <table:table-cell office:value-type="float" office:value="3692" calcext:value-type="float">
            <text:p>3692</text:p>
          </table:table-cell>
          <table:table-cell office:value-type="float" office:value="3.80870899999991" calcext:value-type="float">
            <text:p>3.80870899999991</text:p>
          </table:table-cell>
          <table:table-cell office:value-type="float" office:value="3761" calcext:value-type="float">
            <text:p>3761</text:p>
          </table:table-cell>
          <table:table-cell table:formula="of:=([.E1084]-[.C1084])/[.E1084]" office:value-type="float" office:value="0.0183461845253922" calcext:value-type="float">
            <text:p>0.018346184525392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4" calcext:value-type="float">
            <text:p>9564</text:p>
          </table:table-cell>
          <table:table-cell office:value-type="float" office:value="4100" calcext:value-type="float">
            <text:p>4100</text:p>
          </table:table-cell>
          <table:table-cell office:value-type="float" office:value="3.93958900000007" calcext:value-type="float">
            <text:p>3.93958900000007</text:p>
          </table:table-cell>
          <table:table-cell office:value-type="float" office:value="4231" calcext:value-type="float">
            <text:p>4231</text:p>
          </table:table-cell>
          <table:table-cell table:formula="of:=([.E1085]-[.C1085])/[.E1085]" office:value-type="float" office:value="0.0309619475301347" calcext:value-type="float">
            <text:p>0.030961947530135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5" calcext:value-type="float">
            <text:p>9565</text:p>
          </table:table-cell>
          <table:table-cell office:value-type="float" office:value="4466" calcext:value-type="float">
            <text:p>4466</text:p>
          </table:table-cell>
          <table:table-cell office:value-type="float" office:value="4.80377900000008" calcext:value-type="float">
            <text:p>4.80377900000008</text:p>
          </table:table-cell>
          <table:table-cell office:value-type="float" office:value="4656" calcext:value-type="float">
            <text:p>4656</text:p>
          </table:table-cell>
          <table:table-cell table:formula="of:=([.E1086]-[.C1086])/[.E1086]" office:value-type="float" office:value="0.040807560137457" calcext:value-type="float">
            <text:p>0.040807560137457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6" calcext:value-type="float">
            <text:p>9566</text:p>
          </table:table-cell>
          <table:table-cell office:value-type="float" office:value="4530" calcext:value-type="float">
            <text:p>4530</text:p>
          </table:table-cell>
          <table:table-cell office:value-type="float" office:value="4.74417999999992" calcext:value-type="float">
            <text:p>4.74417999999992</text:p>
          </table:table-cell>
          <table:table-cell office:value-type="float" office:value="5039" calcext:value-type="float">
            <text:p>5039</text:p>
          </table:table-cell>
          <table:table-cell table:formula="of:=([.E1087]-[.C1087])/[.E1087]" office:value-type="float" office:value="0.101012105576503" calcext:value-type="float">
            <text:p>0.101012105576503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4.23911100000009" calcext:value-type="float">
            <text:p>4.23911100000009</text:p>
          </table:table-cell>
          <table:table-cell office:value-type="float" office:value="599" calcext:value-type="float">
            <text:p>599</text:p>
          </table:table-cell>
          <table:table-cell table:formula="of:=([.E1088]-[.C1088])/[.E108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8" calcext:value-type="float">
            <text:p>9568</text:p>
          </table:table-cell>
          <table:table-cell office:value-type="float" office:value="4616" calcext:value-type="float">
            <text:p>4616</text:p>
          </table:table-cell>
          <table:table-cell office:value-type="float" office:value="5.06914500000016" calcext:value-type="float">
            <text:p>5.06914500000016</text:p>
          </table:table-cell>
          <table:table-cell office:value-type="float" office:value="4772" calcext:value-type="float">
            <text:p>4772</text:p>
          </table:table-cell>
          <table:table-cell table:formula="of:=([.E1089]-[.C1089])/[.E1089]" office:value-type="float" office:value="0.0326906957250629" calcext:value-type="float">
            <text:p>0.032690695725063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9" calcext:value-type="float">
            <text:p>9569</text:p>
          </table:table-cell>
          <table:table-cell office:value-type="float" office:value="4378" calcext:value-type="float">
            <text:p>4378</text:p>
          </table:table-cell>
          <table:table-cell office:value-type="float" office:value="4.75400000000013" calcext:value-type="float">
            <text:p>4.75400000000013</text:p>
          </table:table-cell>
          <table:table-cell office:value-type="float" office:value="4473" calcext:value-type="float">
            <text:p>4473</text:p>
          </table:table-cell>
          <table:table-cell table:formula="of:=([.E1090]-[.C1090])/[.E1090]" office:value-type="float" office:value="0.0212385423653029" calcext:value-type="float">
            <text:p>0.021238542365303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70" calcext:value-type="float">
            <text:p>9570</text:p>
          </table:table-cell>
          <table:table-cell office:value-type="float" office:value="4129" calcext:value-type="float">
            <text:p>4129</text:p>
          </table:table-cell>
          <table:table-cell office:value-type="float" office:value="5.64141699999982" calcext:value-type="float">
            <text:p>5.64141699999982</text:p>
          </table:table-cell>
          <table:table-cell office:value-type="float" office:value="4479" calcext:value-type="float">
            <text:p>4479</text:p>
          </table:table-cell>
          <table:table-cell table:formula="of:=([.E1091]-[.C1091])/[.E1091]" office:value-type="float" office:value="0.0781424425094887" calcext:value-type="float">
            <text:p>0.078142442509489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71" calcext:value-type="float">
            <text:p>9571</text:p>
          </table:table-cell>
          <table:table-cell office:value-type="float" office:value="4168" calcext:value-type="float">
            <text:p>4168</text:p>
          </table:table-cell>
          <table:table-cell office:value-type="float" office:value="4.50374699999998" calcext:value-type="float">
            <text:p>4.50374699999998</text:p>
          </table:table-cell>
          <table:table-cell office:value-type="float" office:value="4311" calcext:value-type="float">
            <text:p>4311</text:p>
          </table:table-cell>
          <table:table-cell table:formula="of:=([.E1092]-[.C1092])/[.E1092]" office:value-type="float" office:value="0.0331709580143818" calcext:value-type="float">
            <text:p>0.033170958014382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72" calcext:value-type="float">
            <text:p>9572</text:p>
          </table:table-cell>
          <table:table-cell office:value-type="float" office:value="3714" calcext:value-type="float">
            <text:p>3714</text:p>
          </table:table-cell>
          <table:table-cell office:value-type="float" office:value="1.87870599999997" calcext:value-type="float">
            <text:p>1.87870599999997</text:p>
          </table:table-cell>
          <table:table-cell office:value-type="float" office:value="4562" calcext:value-type="float">
            <text:p>4562</text:p>
          </table:table-cell>
          <table:table-cell table:formula="of:=([.E1093]-[.C1093])/[.E1093]" office:value-type="float" office:value="0.185883384480491" calcext:value-type="float">
            <text:p>0.185883384480491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73" calcext:value-type="float">
            <text:p>9573</text:p>
          </table:table-cell>
          <table:table-cell office:value-type="float" office:value="4097" calcext:value-type="float">
            <text:p>4097</text:p>
          </table:table-cell>
          <table:table-cell office:value-type="float" office:value="2.02382899999998" calcext:value-type="float">
            <text:p>2.02382899999998</text:p>
          </table:table-cell>
          <table:table-cell office:value-type="float" office:value="4738" calcext:value-type="float">
            <text:p>4738</text:p>
          </table:table-cell>
          <table:table-cell table:formula="of:=([.E1094]-[.C1094])/[.E1094]" office:value-type="float" office:value="0.135289151540734" calcext:value-type="float">
            <text:p>0.135289151540734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74" calcext:value-type="float">
            <text:p>9574</text:p>
          </table:table-cell>
          <table:table-cell office:value-type="float" office:value="4603" calcext:value-type="float">
            <text:p>4603</text:p>
          </table:table-cell>
          <table:table-cell office:value-type="float" office:value="3.82010899999977" calcext:value-type="float">
            <text:p>3.82010899999977</text:p>
          </table:table-cell>
          <table:table-cell office:value-type="float" office:value="4876" calcext:value-type="float">
            <text:p>4876</text:p>
          </table:table-cell>
          <table:table-cell table:formula="of:=([.E1095]-[.C1095])/[.E1095]" office:value-type="float" office:value="0.0559885151763741" calcext:value-type="float">
            <text:p>0.055988515176374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75" calcext:value-type="float">
            <text:p>9575</text:p>
          </table:table-cell>
          <table:table-cell office:value-type="float" office:value="4889" calcext:value-type="float">
            <text:p>4889</text:p>
          </table:table-cell>
          <table:table-cell office:value-type="float" office:value="4.73925699999995" calcext:value-type="float">
            <text:p>4.73925699999995</text:p>
          </table:table-cell>
          <table:table-cell office:value-type="float" office:value="5061" calcext:value-type="float">
            <text:p>5061</text:p>
          </table:table-cell>
          <table:table-cell table:formula="of:=([.E1096]-[.C1096])/[.E1096]" office:value-type="float" office:value="0.0339853783837186" calcext:value-type="float">
            <text:p>0.033985378383719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76" calcext:value-type="float">
            <text:p>9576</text:p>
          </table:table-cell>
          <table:table-cell office:value-type="float" office:value="4719" calcext:value-type="float">
            <text:p>4719</text:p>
          </table:table-cell>
          <table:table-cell office:value-type="float" office:value="4.70265299999983" calcext:value-type="float">
            <text:p>4.70265299999983</text:p>
          </table:table-cell>
          <table:table-cell office:value-type="float" office:value="5063" calcext:value-type="float">
            <text:p>5063</text:p>
          </table:table-cell>
          <table:table-cell table:formula="of:=([.E1097]-[.C1097])/[.E1097]" office:value-type="float" office:value="0.0679439067746395" calcext:value-type="float">
            <text:p>0.06794390677464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77" calcext:value-type="float">
            <text:p>9577</text:p>
          </table:table-cell>
          <table:table-cell office:value-type="float" office:value="4742" calcext:value-type="float">
            <text:p>4742</text:p>
          </table:table-cell>
          <table:table-cell office:value-type="float" office:value="4.488339" calcext:value-type="float">
            <text:p>4.488339</text:p>
          </table:table-cell>
          <table:table-cell office:value-type="float" office:value="4870" calcext:value-type="float">
            <text:p>4870</text:p>
          </table:table-cell>
          <table:table-cell table:formula="of:=([.E1098]-[.C1098])/[.E1098]" office:value-type="float" office:value="0.0262833675564682" calcext:value-type="float">
            <text:p>0.026283367556468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78" calcext:value-type="float">
            <text:p>9578</text:p>
          </table:table-cell>
          <table:table-cell office:value-type="float" office:value="4937" calcext:value-type="float">
            <text:p>4937</text:p>
          </table:table-cell>
          <table:table-cell office:value-type="float" office:value="4.41674399999988" calcext:value-type="float">
            <text:p>4.41674399999988</text:p>
          </table:table-cell>
          <table:table-cell office:value-type="float" office:value="5232" calcext:value-type="float">
            <text:p>5232</text:p>
          </table:table-cell>
          <table:table-cell table:formula="of:=([.E1099]-[.C1099])/[.E1099]" office:value-type="float" office:value="0.0563837920489297" calcext:value-type="float">
            <text:p>0.05638379204893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79" calcext:value-type="float">
            <text:p>9579</text:p>
          </table:table-cell>
          <table:table-cell office:value-type="float" office:value="4211" calcext:value-type="float">
            <text:p>4211</text:p>
          </table:table-cell>
          <table:table-cell office:value-type="float" office:value="4.26264000000015" calcext:value-type="float">
            <text:p>4.26264000000015</text:p>
          </table:table-cell>
          <table:table-cell office:value-type="float" office:value="4567" calcext:value-type="float">
            <text:p>4567</text:p>
          </table:table-cell>
          <table:table-cell table:formula="of:=([.E1100]-[.C1100])/[.E1100]" office:value-type="float" office:value="0.077950514560981" calcext:value-type="float">
            <text:p>0.077950514560981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80" calcext:value-type="float">
            <text:p>9580</text:p>
          </table:table-cell>
          <table:table-cell office:value-type="float" office:value="3908" calcext:value-type="float">
            <text:p>3908</text:p>
          </table:table-cell>
          <table:table-cell office:value-type="float" office:value="1.9670900000001" calcext:value-type="float">
            <text:p>1.9670900000001</text:p>
          </table:table-cell>
          <table:table-cell office:value-type="float" office:value="4483" calcext:value-type="float">
            <text:p>4483</text:p>
          </table:table-cell>
          <table:table-cell table:formula="of:=([.E1101]-[.C1101])/[.E1101]" office:value-type="float" office:value="0.128262324336382" calcext:value-type="float">
            <text:p>0.128262324336382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81" calcext:value-type="float">
            <text:p>9581</text:p>
          </table:table-cell>
          <table:table-cell office:value-type="float" office:value="4683" calcext:value-type="float">
            <text:p>4683</text:p>
          </table:table-cell>
          <table:table-cell office:value-type="float" office:value="4.37921399999982" calcext:value-type="float">
            <text:p>4.37921399999982</text:p>
          </table:table-cell>
          <table:table-cell office:value-type="float" office:value="4907" calcext:value-type="float">
            <text:p>4907</text:p>
          </table:table-cell>
          <table:table-cell table:formula="of:=([.E1102]-[.C1102])/[.E1102]" office:value-type="float" office:value="0.0456490727532097" calcext:value-type="float">
            <text:p>0.04564907275321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82" calcext:value-type="float">
            <text:p>9582</text:p>
          </table:table-cell>
          <table:table-cell office:value-type="float" office:value="4589" calcext:value-type="float">
            <text:p>4589</text:p>
          </table:table-cell>
          <table:table-cell office:value-type="float" office:value="3.70848799999999" calcext:value-type="float">
            <text:p>3.70848799999999</text:p>
          </table:table-cell>
          <table:table-cell office:value-type="float" office:value="5088" calcext:value-type="float">
            <text:p>5088</text:p>
          </table:table-cell>
          <table:table-cell table:formula="of:=([.E1103]-[.C1103])/[.E1103]" office:value-type="float" office:value="0.0980738993710692" calcext:value-type="float">
            <text:p>0.098073899371069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83" calcext:value-type="float">
            <text:p>9583</text:p>
          </table:table-cell>
          <table:table-cell office:value-type="float" office:value="3978" calcext:value-type="float">
            <text:p>3978</text:p>
          </table:table-cell>
          <table:table-cell office:value-type="float" office:value="4.0588029999999" calcext:value-type="float">
            <text:p>4.0588029999999</text:p>
          </table:table-cell>
          <table:table-cell office:value-type="float" office:value="4192" calcext:value-type="float">
            <text:p>4192</text:p>
          </table:table-cell>
          <table:table-cell table:formula="of:=([.E1104]-[.C1104])/[.E1104]" office:value-type="float" office:value="0.0510496183206107" calcext:value-type="float">
            <text:p>0.051049618320611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84" calcext:value-type="float">
            <text:p>9584</text:p>
          </table:table-cell>
          <table:table-cell office:value-type="float" office:value="5122" calcext:value-type="float">
            <text:p>5122</text:p>
          </table:table-cell>
          <table:table-cell office:value-type="float" office:value="3.96013100000005" calcext:value-type="float">
            <text:p>3.96013100000005</text:p>
          </table:table-cell>
          <table:table-cell office:value-type="float" office:value="5210" calcext:value-type="float">
            <text:p>5210</text:p>
          </table:table-cell>
          <table:table-cell table:formula="of:=([.E1105]-[.C1105])/[.E1105]" office:value-type="float" office:value="0.0168905950095969" calcext:value-type="float">
            <text:p>0.016890595009597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85" calcext:value-type="float">
            <text:p>9585</text:p>
          </table:table-cell>
          <table:table-cell office:value-type="float" office:value="4510" calcext:value-type="float">
            <text:p>4510</text:p>
          </table:table-cell>
          <table:table-cell office:value-type="float" office:value="4.32095400000026" calcext:value-type="float">
            <text:p>4.32095400000026</text:p>
          </table:table-cell>
          <table:table-cell office:value-type="float" office:value="4667" calcext:value-type="float">
            <text:p>4667</text:p>
          </table:table-cell>
          <table:table-cell table:formula="of:=([.E1106]-[.C1106])/[.E1106]" office:value-type="float" office:value="0.0336404542532676" calcext:value-type="float">
            <text:p>0.033640454253268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86" calcext:value-type="float">
            <text:p>9586</text:p>
          </table:table-cell>
          <table:table-cell office:value-type="float" office:value="4350" calcext:value-type="float">
            <text:p>4350</text:p>
          </table:table-cell>
          <table:table-cell office:value-type="float" office:value="3.21394499999997" calcext:value-type="float">
            <text:p>3.21394499999997</text:p>
          </table:table-cell>
          <table:table-cell office:value-type="float" office:value="4700" calcext:value-type="float">
            <text:p>4700</text:p>
          </table:table-cell>
          <table:table-cell table:formula="of:=([.E1107]-[.C1107])/[.E1107]" office:value-type="float" office:value="0.074468085106383" calcext:value-type="float">
            <text:p>0.074468085106383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87" calcext:value-type="float">
            <text:p>9587</text:p>
          </table:table-cell>
          <table:table-cell office:value-type="float" office:value="4713" calcext:value-type="float">
            <text:p>4713</text:p>
          </table:table-cell>
          <table:table-cell office:value-type="float" office:value="4.02143799999999" calcext:value-type="float">
            <text:p>4.02143799999999</text:p>
          </table:table-cell>
          <table:table-cell office:value-type="float" office:value="5043" calcext:value-type="float">
            <text:p>5043</text:p>
          </table:table-cell>
          <table:table-cell table:formula="of:=([.E1108]-[.C1108])/[.E1108]" office:value-type="float" office:value="0.065437239738251" calcext:value-type="float">
            <text:p>0.065437239738251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88" calcext:value-type="float">
            <text:p>9588</text:p>
          </table:table-cell>
          <table:table-cell office:value-type="float" office:value="4598" calcext:value-type="float">
            <text:p>4598</text:p>
          </table:table-cell>
          <table:table-cell office:value-type="float" office:value="4.60403000000019" calcext:value-type="float">
            <text:p>4.60403000000019</text:p>
          </table:table-cell>
          <table:table-cell office:value-type="float" office:value="4805" calcext:value-type="float">
            <text:p>4805</text:p>
          </table:table-cell>
          <table:table-cell table:formula="of:=([.E1109]-[.C1109])/[.E1109]" office:value-type="float" office:value="0.0430801248699272" calcext:value-type="float">
            <text:p>0.043080124869927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89" calcext:value-type="float">
            <text:p>9589</text:p>
          </table:table-cell>
          <table:table-cell office:value-type="float" office:value="3911" calcext:value-type="float">
            <text:p>3911</text:p>
          </table:table-cell>
          <table:table-cell office:value-type="float" office:value="2.00159399999984" calcext:value-type="float">
            <text:p>2.00159399999984</text:p>
          </table:table-cell>
          <table:table-cell office:value-type="float" office:value="4614" calcext:value-type="float">
            <text:p>4614</text:p>
          </table:table-cell>
          <table:table-cell table:formula="of:=([.E1110]-[.C1110])/[.E1110]" office:value-type="float" office:value="0.15236237537928" calcext:value-type="float">
            <text:p>0.15236237537928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90" calcext:value-type="float">
            <text:p>9590</text:p>
          </table:table-cell>
          <table:table-cell office:value-type="float" office:value="4629" calcext:value-type="float">
            <text:p>4629</text:p>
          </table:table-cell>
          <table:table-cell office:value-type="float" office:value="4.15633799999978" calcext:value-type="float">
            <text:p>4.15633799999978</text:p>
          </table:table-cell>
          <table:table-cell office:value-type="float" office:value="5157" calcext:value-type="float">
            <text:p>5157</text:p>
          </table:table-cell>
          <table:table-cell table:formula="of:=([.E1111]-[.C1111])/[.E1111]" office:value-type="float" office:value="0.10238510762071" calcext:value-type="float">
            <text:p>0.10238510762071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91" calcext:value-type="float">
            <text:p>9591</text:p>
          </table:table-cell>
          <table:table-cell office:value-type="float" office:value="3910" calcext:value-type="float">
            <text:p>3910</text:p>
          </table:table-cell>
          <table:table-cell office:value-type="float" office:value="1.999278" calcext:value-type="float">
            <text:p>1.999278</text:p>
          </table:table-cell>
          <table:table-cell office:value-type="float" office:value="4522" calcext:value-type="float">
            <text:p>4522</text:p>
          </table:table-cell>
          <table:table-cell table:formula="of:=([.E1112]-[.C1112])/[.E1112]" office:value-type="float" office:value="0.135338345864662" calcext:value-type="float">
            <text:p>0.135338345864662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92" calcext:value-type="float">
            <text:p>9592</text:p>
          </table:table-cell>
          <table:table-cell office:value-type="float" office:value="4085" calcext:value-type="float">
            <text:p>4085</text:p>
          </table:table-cell>
          <table:table-cell office:value-type="float" office:value="3.79722300000003" calcext:value-type="float">
            <text:p>3.79722300000003</text:p>
          </table:table-cell>
          <table:table-cell office:value-type="float" office:value="4366" calcext:value-type="float">
            <text:p>4366</text:p>
          </table:table-cell>
          <table:table-cell table:formula="of:=([.E1113]-[.C1113])/[.E1113]" office:value-type="float" office:value="0.0643609711406322" calcext:value-type="float">
            <text:p>0.064360971140632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93" calcext:value-type="float">
            <text:p>9593</text:p>
          </table:table-cell>
          <table:table-cell office:value-type="float" office:value="4767" calcext:value-type="float">
            <text:p>4767</text:p>
          </table:table-cell>
          <table:table-cell office:value-type="float" office:value="4.72475899999995" calcext:value-type="float">
            <text:p>4.72475899999995</text:p>
          </table:table-cell>
          <table:table-cell office:value-type="float" office:value="4994" calcext:value-type="float">
            <text:p>4994</text:p>
          </table:table-cell>
          <table:table-cell table:formula="of:=([.E1114]-[.C1114])/[.E1114]" office:value-type="float" office:value="0.0454545454545455" calcext:value-type="float">
            <text:p>0.045454545454546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94" calcext:value-type="float">
            <text:p>9594</text:p>
          </table:table-cell>
          <table:table-cell office:value-type="float" office:value="4073" calcext:value-type="float">
            <text:p>4073</text:p>
          </table:table-cell>
          <table:table-cell office:value-type="float" office:value="4.02671499999997" calcext:value-type="float">
            <text:p>4.02671499999997</text:p>
          </table:table-cell>
          <table:table-cell office:value-type="float" office:value="4215" calcext:value-type="float">
            <text:p>4215</text:p>
          </table:table-cell>
          <table:table-cell table:formula="of:=([.E1115]-[.C1115])/[.E1115]" office:value-type="float" office:value="0.0336892052194543" calcext:value-type="float">
            <text:p>0.033689205219454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95" calcext:value-type="float">
            <text:p>9595</text:p>
          </table:table-cell>
          <table:table-cell office:value-type="float" office:value="4123" calcext:value-type="float">
            <text:p>4123</text:p>
          </table:table-cell>
          <table:table-cell office:value-type="float" office:value="5.43673299999978" calcext:value-type="float">
            <text:p>5.43673299999978</text:p>
          </table:table-cell>
          <table:table-cell office:value-type="float" office:value="4373" calcext:value-type="float">
            <text:p>4373</text:p>
          </table:table-cell>
          <table:table-cell table:formula="of:=([.E1116]-[.C1116])/[.E1116]" office:value-type="float" office:value="0.0571689915389893" calcext:value-type="float">
            <text:p>0.057168991538989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96" calcext:value-type="float">
            <text:p>9596</text:p>
          </table:table-cell>
          <table:table-cell office:value-type="float" office:value="4073" calcext:value-type="float">
            <text:p>4073</text:p>
          </table:table-cell>
          <table:table-cell office:value-type="float" office:value="4.96332099999972" calcext:value-type="float">
            <text:p>4.96332099999972</text:p>
          </table:table-cell>
          <table:table-cell office:value-type="float" office:value="4244" calcext:value-type="float">
            <text:p>4244</text:p>
          </table:table-cell>
          <table:table-cell table:formula="of:=([.E1117]-[.C1117])/[.E1117]" office:value-type="float" office:value="0.0402921771913289" calcext:value-type="float">
            <text:p>0.040292177191329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97" calcext:value-type="float">
            <text:p>9597</text:p>
          </table:table-cell>
          <table:table-cell office:value-type="float" office:value="4246" calcext:value-type="float">
            <text:p>4246</text:p>
          </table:table-cell>
          <table:table-cell office:value-type="float" office:value="1.98002699999984" calcext:value-type="float">
            <text:p>1.98002699999984</text:p>
          </table:table-cell>
          <table:table-cell office:value-type="float" office:value="4864" calcext:value-type="float">
            <text:p>4864</text:p>
          </table:table-cell>
          <table:table-cell table:formula="of:=([.E1118]-[.C1118])/[.E1118]" office:value-type="float" office:value="0.127055921052632" calcext:value-type="float">
            <text:p>0.127055921052632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98" calcext:value-type="float">
            <text:p>9598</text:p>
          </table:table-cell>
          <table:table-cell office:value-type="float" office:value="4579" calcext:value-type="float">
            <text:p>4579</text:p>
          </table:table-cell>
          <table:table-cell office:value-type="float" office:value="5.3501960000001" calcext:value-type="float">
            <text:p>5.3501960000001</text:p>
          </table:table-cell>
          <table:table-cell office:value-type="float" office:value="4814" calcext:value-type="float">
            <text:p>4814</text:p>
          </table:table-cell>
          <table:table-cell table:formula="of:=([.E1119]-[.C1119])/[.E1119]" office:value-type="float" office:value="0.0488159534690486" calcext:value-type="float">
            <text:p>0.048815953469049</text:p>
          </table:table-cell>
          <table:table-cell table:number-columns-repeated="1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99" calcext:value-type="float">
            <text:p>9599</text:p>
          </table:table-cell>
          <table:table-cell office:value-type="float" office:value="3412" calcext:value-type="float">
            <text:p>3412</text:p>
          </table:table-cell>
          <table:table-cell office:value-type="float" office:value="2.09860100000014" calcext:value-type="float">
            <text:p>2.09860100000014</text:p>
          </table:table-cell>
          <table:table-cell office:value-type="float" office:value="3884" calcext:value-type="float">
            <text:p>3884</text:p>
          </table:table-cell>
          <table:table-cell table:formula="of:=([.E1120]-[.C1120])/[.E1120]" office:value-type="float" office:value="0.121524201853759" calcext:value-type="float">
            <text:p>0.121524201853759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0" calcext:value-type="float">
            <text:p>9550</text:p>
          </table:table-cell>
          <table:table-cell office:value-type="float" office:value="3181" calcext:value-type="float">
            <text:p>3181</text:p>
          </table:table-cell>
          <table:table-cell office:value-type="float" office:value="2.07219499999997" calcext:value-type="float">
            <text:p>2.07219499999997</text:p>
          </table:table-cell>
          <table:table-cell office:value-type="float" office:value="4068" calcext:value-type="float">
            <text:p>4068</text:p>
          </table:table-cell>
          <table:table-cell table:formula="of:=([.E1121]-[.C1121])/[.E1121]" office:value-type="float" office:value="0.218043264503441" calcext:value-type="float">
            <text:p>0.218043264503441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1" calcext:value-type="float">
            <text:p>9551</text:p>
          </table:table-cell>
          <table:table-cell office:value-type="float" office:value="4411" calcext:value-type="float">
            <text:p>4411</text:p>
          </table:table-cell>
          <table:table-cell office:value-type="float" office:value="6.18006200000013" calcext:value-type="float">
            <text:p>6.18006200000013</text:p>
          </table:table-cell>
          <table:table-cell office:value-type="float" office:value="4454" calcext:value-type="float">
            <text:p>4454</text:p>
          </table:table-cell>
          <table:table-cell table:formula="of:=([.E1122]-[.C1122])/[.E1122]" office:value-type="float" office:value="0.00965424337674001" calcext:value-type="float">
            <text:p>0.00965424337674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2" calcext:value-type="float">
            <text:p>9552</text:p>
          </table:table-cell>
          <table:table-cell office:value-type="float" office:value="4176" calcext:value-type="float">
            <text:p>4176</text:p>
          </table:table-cell>
          <table:table-cell office:value-type="float" office:value="2.07185699999991" calcext:value-type="float">
            <text:p>2.07185699999991</text:p>
          </table:table-cell>
          <table:table-cell office:value-type="float" office:value="5023" calcext:value-type="float">
            <text:p>5023</text:p>
          </table:table-cell>
          <table:table-cell table:formula="of:=([.E1123]-[.C1123])/[.E1123]" office:value-type="float" office:value="0.168624328090782" calcext:value-type="float">
            <text:p>0.168624328090782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3" calcext:value-type="float">
            <text:p>9553</text:p>
          </table:table-cell>
          <table:table-cell office:value-type="float" office:value="4921" calcext:value-type="float">
            <text:p>4921</text:p>
          </table:table-cell>
          <table:table-cell office:value-type="float" office:value="3.59789100000012" calcext:value-type="float">
            <text:p>3.59789100000012</text:p>
          </table:table-cell>
          <table:table-cell office:value-type="float" office:value="5386" calcext:value-type="float">
            <text:p>5386</text:p>
          </table:table-cell>
          <table:table-cell table:formula="of:=([.E1124]-[.C1124])/[.E1124]" office:value-type="float" office:value="0.0863349424433717" calcext:value-type="float">
            <text:p>0.086334942443372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4" calcext:value-type="float">
            <text:p>9554</text:p>
          </table:table-cell>
          <table:table-cell office:value-type="float" office:value="4399" calcext:value-type="float">
            <text:p>4399</text:p>
          </table:table-cell>
          <table:table-cell office:value-type="float" office:value="2.17153200000007" calcext:value-type="float">
            <text:p>2.17153200000007</text:p>
          </table:table-cell>
          <table:table-cell office:value-type="float" office:value="4995" calcext:value-type="float">
            <text:p>4995</text:p>
          </table:table-cell>
          <table:table-cell table:formula="of:=([.E1125]-[.C1125])/[.E1125]" office:value-type="float" office:value="0.119319319319319" calcext:value-type="float">
            <text:p>0.119319319319319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5" calcext:value-type="float">
            <text:p>9555</text:p>
          </table:table-cell>
          <table:table-cell office:value-type="float" office:value="3403" calcext:value-type="float">
            <text:p>3403</text:p>
          </table:table-cell>
          <table:table-cell office:value-type="float" office:value="4.89561300000014" calcext:value-type="float">
            <text:p>4.89561300000014</text:p>
          </table:table-cell>
          <table:table-cell office:value-type="float" office:value="3617" calcext:value-type="float">
            <text:p>3617</text:p>
          </table:table-cell>
          <table:table-cell table:formula="of:=([.E1126]-[.C1126])/[.E1126]" office:value-type="float" office:value="0.0591650539120818" calcext:value-type="float">
            <text:p>0.059165053912082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6" calcext:value-type="float">
            <text:p>9556</text:p>
          </table:table-cell>
          <table:table-cell office:value-type="float" office:value="3995" calcext:value-type="float">
            <text:p>3995</text:p>
          </table:table-cell>
          <table:table-cell office:value-type="float" office:value="4.3432829999997" calcext:value-type="float">
            <text:p>4.3432829999997</text:p>
          </table:table-cell>
          <table:table-cell office:value-type="float" office:value="4569" calcext:value-type="float">
            <text:p>4569</text:p>
          </table:table-cell>
          <table:table-cell table:formula="of:=([.E1127]-[.C1127])/[.E1127]" office:value-type="float" office:value="0.125629240534034" calcext:value-type="float">
            <text:p>0.125629240534034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7" calcext:value-type="float">
            <text:p>9557</text:p>
          </table:table-cell>
          <table:table-cell office:value-type="float" office:value="4461" calcext:value-type="float">
            <text:p>4461</text:p>
          </table:table-cell>
          <table:table-cell office:value-type="float" office:value="5.36228000000006" calcext:value-type="float">
            <text:p>5.36228000000006</text:p>
          </table:table-cell>
          <table:table-cell office:value-type="float" office:value="4660" calcext:value-type="float">
            <text:p>4660</text:p>
          </table:table-cell>
          <table:table-cell table:formula="of:=([.E1128]-[.C1128])/[.E1128]" office:value-type="float" office:value="0.0427038626609442" calcext:value-type="float">
            <text:p>0.042703862660944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8" calcext:value-type="float">
            <text:p>9558</text:p>
          </table:table-cell>
          <table:table-cell office:value-type="float" office:value="4351" calcext:value-type="float">
            <text:p>4351</text:p>
          </table:table-cell>
          <table:table-cell office:value-type="float" office:value="4.78968499999996" calcext:value-type="float">
            <text:p>4.78968499999996</text:p>
          </table:table-cell>
          <table:table-cell office:value-type="float" office:value="4449" calcext:value-type="float">
            <text:p>4449</text:p>
          </table:table-cell>
          <table:table-cell table:formula="of:=([.E1129]-[.C1129])/[.E1129]" office:value-type="float" office:value="0.0220274218925601" calcext:value-type="float">
            <text:p>0.02202742189256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9" calcext:value-type="float">
            <text:p>9559</text:p>
          </table:table-cell>
          <table:table-cell office:value-type="float" office:value="3843" calcext:value-type="float">
            <text:p>3843</text:p>
          </table:table-cell>
          <table:table-cell office:value-type="float" office:value="3.73027500000012" calcext:value-type="float">
            <text:p>3.73027500000012</text:p>
          </table:table-cell>
          <table:table-cell office:value-type="float" office:value="4069" calcext:value-type="float">
            <text:p>4069</text:p>
          </table:table-cell>
          <table:table-cell table:formula="of:=([.E1130]-[.C1130])/[.E1130]" office:value-type="float" office:value="0.0555419021872696" calcext:value-type="float">
            <text:p>0.05554190218727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0" calcext:value-type="float">
            <text:p>9560</text:p>
          </table:table-cell>
          <table:table-cell office:value-type="float" office:value="4327" calcext:value-type="float">
            <text:p>4327</text:p>
          </table:table-cell>
          <table:table-cell office:value-type="float" office:value="3.26508199999989" calcext:value-type="float">
            <text:p>3.26508199999989</text:p>
          </table:table-cell>
          <table:table-cell office:value-type="float" office:value="4587" calcext:value-type="float">
            <text:p>4587</text:p>
          </table:table-cell>
          <table:table-cell table:formula="of:=([.E1131]-[.C1131])/[.E1131]" office:value-type="float" office:value="0.0566819271855243" calcext:value-type="float">
            <text:p>0.056681927185524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1" calcext:value-type="float">
            <text:p>9561</text:p>
          </table:table-cell>
          <table:table-cell office:value-type="float" office:value="4374" calcext:value-type="float">
            <text:p>4374</text:p>
          </table:table-cell>
          <table:table-cell office:value-type="float" office:value="4.87385599999993" calcext:value-type="float">
            <text:p>4.87385599999993</text:p>
          </table:table-cell>
          <table:table-cell office:value-type="float" office:value="4544" calcext:value-type="float">
            <text:p>4544</text:p>
          </table:table-cell>
          <table:table-cell table:formula="of:=([.E1132]-[.C1132])/[.E1132]" office:value-type="float" office:value="0.0374119718309859" calcext:value-type="float">
            <text:p>0.037411971830986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2" calcext:value-type="float">
            <text:p>9562</text:p>
          </table:table-cell>
          <table:table-cell office:value-type="float" office:value="4053" calcext:value-type="float">
            <text:p>4053</text:p>
          </table:table-cell>
          <table:table-cell office:value-type="float" office:value="4.24640100000011" calcext:value-type="float">
            <text:p>4.24640100000011</text:p>
          </table:table-cell>
          <table:table-cell office:value-type="float" office:value="4245" calcext:value-type="float">
            <text:p>4245</text:p>
          </table:table-cell>
          <table:table-cell table:formula="of:=([.E1133]-[.C1133])/[.E1133]" office:value-type="float" office:value="0.0452296819787986" calcext:value-type="float">
            <text:p>0.045229681978799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3" calcext:value-type="float">
            <text:p>9563</text:p>
          </table:table-cell>
          <table:table-cell office:value-type="float" office:value="3551" calcext:value-type="float">
            <text:p>3551</text:p>
          </table:table-cell>
          <table:table-cell office:value-type="float" office:value="4.57592200000022" calcext:value-type="float">
            <text:p>4.57592200000022</text:p>
          </table:table-cell>
          <table:table-cell office:value-type="float" office:value="3761" calcext:value-type="float">
            <text:p>3761</text:p>
          </table:table-cell>
          <table:table-cell table:formula="of:=([.E1134]-[.C1134])/[.E1134]" office:value-type="float" office:value="0.0558362137729327" calcext:value-type="float">
            <text:p>0.055836213772933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4" calcext:value-type="float">
            <text:p>9564</text:p>
          </table:table-cell>
          <table:table-cell office:value-type="float" office:value="3883" calcext:value-type="float">
            <text:p>3883</text:p>
          </table:table-cell>
          <table:table-cell office:value-type="float" office:value="2.13974699999994" calcext:value-type="float">
            <text:p>2.13974699999994</text:p>
          </table:table-cell>
          <table:table-cell office:value-type="float" office:value="4231" calcext:value-type="float">
            <text:p>4231</text:p>
          </table:table-cell>
          <table:table-cell table:formula="of:=([.E1135]-[.C1135])/[.E1135]" office:value-type="float" office:value="0.0822500590876861" calcext:value-type="float">
            <text:p>0.082250059087686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5" calcext:value-type="float">
            <text:p>9565</text:p>
          </table:table-cell>
          <table:table-cell office:value-type="float" office:value="4464" calcext:value-type="float">
            <text:p>4464</text:p>
          </table:table-cell>
          <table:table-cell office:value-type="float" office:value="4.5719230000002" calcext:value-type="float">
            <text:p>4.5719230000002</text:p>
          </table:table-cell>
          <table:table-cell office:value-type="float" office:value="4656" calcext:value-type="float">
            <text:p>4656</text:p>
          </table:table-cell>
          <table:table-cell table:formula="of:=([.E1136]-[.C1136])/[.E1136]" office:value-type="float" office:value="0.0412371134020619" calcext:value-type="float">
            <text:p>0.041237113402062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6" calcext:value-type="float">
            <text:p>9566</text:p>
          </table:table-cell>
          <table:table-cell office:value-type="float" office:value="4359" calcext:value-type="float">
            <text:p>4359</text:p>
          </table:table-cell>
          <table:table-cell office:value-type="float" office:value="3.59614400000009" calcext:value-type="float">
            <text:p>3.59614400000009</text:p>
          </table:table-cell>
          <table:table-cell office:value-type="float" office:value="5039" calcext:value-type="float">
            <text:p>5039</text:p>
          </table:table-cell>
          <table:table-cell table:formula="of:=([.E1137]-[.C1137])/[.E1137]" office:value-type="float" office:value="0.134947410200437" calcext:value-type="float">
            <text:p>0.134947410200437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4.6333259999999" calcext:value-type="float">
            <text:p>4.6333259999999</text:p>
          </table:table-cell>
          <table:table-cell office:value-type="float" office:value="599" calcext:value-type="float">
            <text:p>599</text:p>
          </table:table-cell>
          <table:table-cell table:formula="of:=([.E1138]-[.C1138])/[.E113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8" calcext:value-type="float">
            <text:p>9568</text:p>
          </table:table-cell>
          <table:table-cell office:value-type="float" office:value="4644" calcext:value-type="float">
            <text:p>4644</text:p>
          </table:table-cell>
          <table:table-cell office:value-type="float" office:value="5.14467599999989" calcext:value-type="float">
            <text:p>5.14467599999989</text:p>
          </table:table-cell>
          <table:table-cell office:value-type="float" office:value="4772" calcext:value-type="float">
            <text:p>4772</text:p>
          </table:table-cell>
          <table:table-cell table:formula="of:=([.E1139]-[.C1139])/[.E1139]" office:value-type="float" office:value="0.0268231349538977" calcext:value-type="float">
            <text:p>0.026823134953898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9" calcext:value-type="float">
            <text:p>9569</text:p>
          </table:table-cell>
          <table:table-cell office:value-type="float" office:value="3856" calcext:value-type="float">
            <text:p>3856</text:p>
          </table:table-cell>
          <table:table-cell office:value-type="float" office:value="2.18163400000003" calcext:value-type="float">
            <text:p>2.18163400000003</text:p>
          </table:table-cell>
          <table:table-cell office:value-type="float" office:value="4473" calcext:value-type="float">
            <text:p>4473</text:p>
          </table:table-cell>
          <table:table-cell table:formula="of:=([.E1140]-[.C1140])/[.E1140]" office:value-type="float" office:value="0.137938743572546" calcext:value-type="float">
            <text:p>0.137938743572546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0" calcext:value-type="float">
            <text:p>9570</text:p>
          </table:table-cell>
          <table:table-cell office:value-type="float" office:value="4300" calcext:value-type="float">
            <text:p>4300</text:p>
          </table:table-cell>
          <table:table-cell office:value-type="float" office:value="4.79134799999997" calcext:value-type="float">
            <text:p>4.79134799999997</text:p>
          </table:table-cell>
          <table:table-cell office:value-type="float" office:value="4479" calcext:value-type="float">
            <text:p>4479</text:p>
          </table:table-cell>
          <table:table-cell table:formula="of:=([.E1141]-[.C1141])/[.E1141]" office:value-type="float" office:value="0.0399642777405671" calcext:value-type="float">
            <text:p>0.039964277740567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1" calcext:value-type="float">
            <text:p>9571</text:p>
          </table:table-cell>
          <table:table-cell office:value-type="float" office:value="3944" calcext:value-type="float">
            <text:p>3944</text:p>
          </table:table-cell>
          <table:table-cell office:value-type="float" office:value="3.08940600000028" calcext:value-type="float">
            <text:p>3.08940600000028</text:p>
          </table:table-cell>
          <table:table-cell office:value-type="float" office:value="4311" calcext:value-type="float">
            <text:p>4311</text:p>
          </table:table-cell>
          <table:table-cell table:formula="of:=([.E1142]-[.C1142])/[.E1142]" office:value-type="float" office:value="0.085131060078868" calcext:value-type="float">
            <text:p>0.085131060078868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2" calcext:value-type="float">
            <text:p>9572</text:p>
          </table:table-cell>
          <table:table-cell office:value-type="float" office:value="3795" calcext:value-type="float">
            <text:p>3795</text:p>
          </table:table-cell>
          <table:table-cell office:value-type="float" office:value="2.1113499999999" calcext:value-type="float">
            <text:p>2.1113499999999</text:p>
          </table:table-cell>
          <table:table-cell office:value-type="float" office:value="4562" calcext:value-type="float">
            <text:p>4562</text:p>
          </table:table-cell>
          <table:table-cell table:formula="of:=([.E1143]-[.C1143])/[.E1143]" office:value-type="float" office:value="0.168128014028935" calcext:value-type="float">
            <text:p>0.168128014028935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3" calcext:value-type="float">
            <text:p>9573</text:p>
          </table:table-cell>
          <table:table-cell office:value-type="float" office:value="4503" calcext:value-type="float">
            <text:p>4503</text:p>
          </table:table-cell>
          <table:table-cell office:value-type="float" office:value="5.90751300000011" calcext:value-type="float">
            <text:p>5.90751300000011</text:p>
          </table:table-cell>
          <table:table-cell office:value-type="float" office:value="4738" calcext:value-type="float">
            <text:p>4738</text:p>
          </table:table-cell>
          <table:table-cell table:formula="of:=([.E1144]-[.C1144])/[.E1144]" office:value-type="float" office:value="0.0495989869143098" calcext:value-type="float">
            <text:p>0.04959898691431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4" calcext:value-type="float">
            <text:p>9574</text:p>
          </table:table-cell>
          <table:table-cell office:value-type="float" office:value="4817" calcext:value-type="float">
            <text:p>4817</text:p>
          </table:table-cell>
          <table:table-cell office:value-type="float" office:value="7.0098680000001" calcext:value-type="float">
            <text:p>7.0098680000001</text:p>
          </table:table-cell>
          <table:table-cell office:value-type="float" office:value="4876" calcext:value-type="float">
            <text:p>4876</text:p>
          </table:table-cell>
          <table:table-cell table:formula="of:=([.E1145]-[.C1145])/[.E1145]" office:value-type="float" office:value="0.0121000820344545" calcext:value-type="float">
            <text:p>0.012100082034455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5" calcext:value-type="float">
            <text:p>9575</text:p>
          </table:table-cell>
          <table:table-cell office:value-type="float" office:value="4827" calcext:value-type="float">
            <text:p>4827</text:p>
          </table:table-cell>
          <table:table-cell office:value-type="float" office:value="4.53490600000009" calcext:value-type="float">
            <text:p>4.53490600000009</text:p>
          </table:table-cell>
          <table:table-cell office:value-type="float" office:value="5061" calcext:value-type="float">
            <text:p>5061</text:p>
          </table:table-cell>
          <table:table-cell table:formula="of:=([.E1146]-[.C1146])/[.E1146]" office:value-type="float" office:value="0.046235921754594" calcext:value-type="float">
            <text:p>0.046235921754594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6" calcext:value-type="float">
            <text:p>9576</text:p>
          </table:table-cell>
          <table:table-cell office:value-type="float" office:value="4889" calcext:value-type="float">
            <text:p>4889</text:p>
          </table:table-cell>
          <table:table-cell office:value-type="float" office:value="6.14256" calcext:value-type="float">
            <text:p>6.14256</text:p>
          </table:table-cell>
          <table:table-cell office:value-type="float" office:value="5063" calcext:value-type="float">
            <text:p>5063</text:p>
          </table:table-cell>
          <table:table-cell table:formula="of:=([.E1147]-[.C1147])/[.E1147]" office:value-type="float" office:value="0.0343669761011258" calcext:value-type="float">
            <text:p>0.034366976101126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7" calcext:value-type="float">
            <text:p>9577</text:p>
          </table:table-cell>
          <table:table-cell office:value-type="float" office:value="4715" calcext:value-type="float">
            <text:p>4715</text:p>
          </table:table-cell>
          <table:table-cell office:value-type="float" office:value="3.67852500000026" calcext:value-type="float">
            <text:p>3.67852500000026</text:p>
          </table:table-cell>
          <table:table-cell office:value-type="float" office:value="4870" calcext:value-type="float">
            <text:p>4870</text:p>
          </table:table-cell>
          <table:table-cell table:formula="of:=([.E1148]-[.C1148])/[.E1148]" office:value-type="float" office:value="0.0318275154004107" calcext:value-type="float">
            <text:p>0.031827515400411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8" calcext:value-type="float">
            <text:p>9578</text:p>
          </table:table-cell>
          <table:table-cell office:value-type="float" office:value="4583" calcext:value-type="float">
            <text:p>4583</text:p>
          </table:table-cell>
          <table:table-cell office:value-type="float" office:value="2.23251400000004" calcext:value-type="float">
            <text:p>2.23251400000004</text:p>
          </table:table-cell>
          <table:table-cell office:value-type="float" office:value="5232" calcext:value-type="float">
            <text:p>5232</text:p>
          </table:table-cell>
          <table:table-cell table:formula="of:=([.E1149]-[.C1149])/[.E1149]" office:value-type="float" office:value="0.124044342507645" calcext:value-type="float">
            <text:p>0.124044342507645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79" calcext:value-type="float">
            <text:p>9579</text:p>
          </table:table-cell>
          <table:table-cell office:value-type="float" office:value="4322" calcext:value-type="float">
            <text:p>4322</text:p>
          </table:table-cell>
          <table:table-cell office:value-type="float" office:value="6.10784699999999" calcext:value-type="float">
            <text:p>6.10784699999999</text:p>
          </table:table-cell>
          <table:table-cell office:value-type="float" office:value="4567" calcext:value-type="float">
            <text:p>4567</text:p>
          </table:table-cell>
          <table:table-cell table:formula="of:=([.E1150]-[.C1150])/[.E1150]" office:value-type="float" office:value="0.0536457192905627" calcext:value-type="float">
            <text:p>0.053645719290563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0" calcext:value-type="float">
            <text:p>9580</text:p>
          </table:table-cell>
          <table:table-cell office:value-type="float" office:value="4371" calcext:value-type="float">
            <text:p>4371</text:p>
          </table:table-cell>
          <table:table-cell office:value-type="float" office:value="6.25849500000004" calcext:value-type="float">
            <text:p>6.25849500000004</text:p>
          </table:table-cell>
          <table:table-cell office:value-type="float" office:value="4483" calcext:value-type="float">
            <text:p>4483</text:p>
          </table:table-cell>
          <table:table-cell table:formula="of:=([.E1151]-[.C1151])/[.E1151]" office:value-type="float" office:value="0.0249832701316083" calcext:value-type="float">
            <text:p>0.024983270131608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1" calcext:value-type="float">
            <text:p>9581</text:p>
          </table:table-cell>
          <table:table-cell office:value-type="float" office:value="4506" calcext:value-type="float">
            <text:p>4506</text:p>
          </table:table-cell>
          <table:table-cell office:value-type="float" office:value="4.21882299999993" calcext:value-type="float">
            <text:p>4.21882299999993</text:p>
          </table:table-cell>
          <table:table-cell office:value-type="float" office:value="4907" calcext:value-type="float">
            <text:p>4907</text:p>
          </table:table-cell>
          <table:table-cell table:formula="of:=([.E1152]-[.C1152])/[.E1152]" office:value-type="float" office:value="0.0817199918483799" calcext:value-type="float">
            <text:p>0.08171999184838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2" calcext:value-type="float">
            <text:p>9582</text:p>
          </table:table-cell>
          <table:table-cell office:value-type="float" office:value="4470" calcext:value-type="float">
            <text:p>4470</text:p>
          </table:table-cell>
          <table:table-cell office:value-type="float" office:value="2.13785499999994" calcext:value-type="float">
            <text:p>2.13785499999994</text:p>
          </table:table-cell>
          <table:table-cell office:value-type="float" office:value="5088" calcext:value-type="float">
            <text:p>5088</text:p>
          </table:table-cell>
          <table:table-cell table:formula="of:=([.E1153]-[.C1153])/[.E1153]" office:value-type="float" office:value="0.121462264150943" calcext:value-type="float">
            <text:p>0.121462264150943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3" calcext:value-type="float">
            <text:p>9583</text:p>
          </table:table-cell>
          <table:table-cell office:value-type="float" office:value="4112" calcext:value-type="float">
            <text:p>4112</text:p>
          </table:table-cell>
          <table:table-cell office:value-type="float" office:value="5.44309399999997" calcext:value-type="float">
            <text:p>5.44309399999997</text:p>
          </table:table-cell>
          <table:table-cell office:value-type="float" office:value="4192" calcext:value-type="float">
            <text:p>4192</text:p>
          </table:table-cell>
          <table:table-cell table:formula="of:=([.E1154]-[.C1154])/[.E1154]" office:value-type="float" office:value="0.0190839694656489" calcext:value-type="float">
            <text:p>0.019083969465649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4" calcext:value-type="float">
            <text:p>9584</text:p>
          </table:table-cell>
          <table:table-cell office:value-type="float" office:value="4978" calcext:value-type="float">
            <text:p>4978</text:p>
          </table:table-cell>
          <table:table-cell office:value-type="float" office:value="4.62838199999987" calcext:value-type="float">
            <text:p>4.62838199999987</text:p>
          </table:table-cell>
          <table:table-cell office:value-type="float" office:value="5210" calcext:value-type="float">
            <text:p>5210</text:p>
          </table:table-cell>
          <table:table-cell table:formula="of:=([.E1155]-[.C1155])/[.E1155]" office:value-type="float" office:value="0.0445297504798465" calcext:value-type="float">
            <text:p>0.044529750479847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5" calcext:value-type="float">
            <text:p>9585</text:p>
          </table:table-cell>
          <table:table-cell office:value-type="float" office:value="4531" calcext:value-type="float">
            <text:p>4531</text:p>
          </table:table-cell>
          <table:table-cell office:value-type="float" office:value="4.65226400000006" calcext:value-type="float">
            <text:p>4.65226400000006</text:p>
          </table:table-cell>
          <table:table-cell office:value-type="float" office:value="4667" calcext:value-type="float">
            <text:p>4667</text:p>
          </table:table-cell>
          <table:table-cell table:formula="of:=([.E1156]-[.C1156])/[.E1156]" office:value-type="float" office:value="0.0291407756588815" calcext:value-type="float">
            <text:p>0.029140775658882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6" calcext:value-type="float">
            <text:p>9586</text:p>
          </table:table-cell>
          <table:table-cell office:value-type="float" office:value="4369" calcext:value-type="float">
            <text:p>4369</text:p>
          </table:table-cell>
          <table:table-cell office:value-type="float" office:value="3.52846900000009" calcext:value-type="float">
            <text:p>3.52846900000009</text:p>
          </table:table-cell>
          <table:table-cell office:value-type="float" office:value="4700" calcext:value-type="float">
            <text:p>4700</text:p>
          </table:table-cell>
          <table:table-cell table:formula="of:=([.E1157]-[.C1157])/[.E1157]" office:value-type="float" office:value="0.0704255319148936" calcext:value-type="float">
            <text:p>0.070425531914894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7" calcext:value-type="float">
            <text:p>9587</text:p>
          </table:table-cell>
          <table:table-cell office:value-type="float" office:value="4911" calcext:value-type="float">
            <text:p>4911</text:p>
          </table:table-cell>
          <table:table-cell office:value-type="float" office:value="4.8883900000003" calcext:value-type="float">
            <text:p>4.8883900000003</text:p>
          </table:table-cell>
          <table:table-cell office:value-type="float" office:value="5043" calcext:value-type="float">
            <text:p>5043</text:p>
          </table:table-cell>
          <table:table-cell table:formula="of:=([.E1158]-[.C1158])/[.E1158]" office:value-type="float" office:value="0.0261748958953004" calcext:value-type="float">
            <text:p>0.026174895895301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8" calcext:value-type="float">
            <text:p>9588</text:p>
          </table:table-cell>
          <table:table-cell office:value-type="float" office:value="4547" calcext:value-type="float">
            <text:p>4547</text:p>
          </table:table-cell>
          <table:table-cell office:value-type="float" office:value="4.27710399999978" calcext:value-type="float">
            <text:p>4.27710399999978</text:p>
          </table:table-cell>
          <table:table-cell office:value-type="float" office:value="4805" calcext:value-type="float">
            <text:p>4805</text:p>
          </table:table-cell>
          <table:table-cell table:formula="of:=([.E1159]-[.C1159])/[.E1159]" office:value-type="float" office:value="0.0536940686784599" calcext:value-type="float">
            <text:p>0.05369406867846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89" calcext:value-type="float">
            <text:p>9589</text:p>
          </table:table-cell>
          <table:table-cell office:value-type="float" office:value="4415" calcext:value-type="float">
            <text:p>4415</text:p>
          </table:table-cell>
          <table:table-cell office:value-type="float" office:value="5.6544449999999" calcext:value-type="float">
            <text:p>5.6544449999999</text:p>
          </table:table-cell>
          <table:table-cell office:value-type="float" office:value="4614" calcext:value-type="float">
            <text:p>4614</text:p>
          </table:table-cell>
          <table:table-cell table:formula="of:=([.E1160]-[.C1160])/[.E1160]" office:value-type="float" office:value="0.0431296055483312" calcext:value-type="float">
            <text:p>0.043129605548331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0" calcext:value-type="float">
            <text:p>9590</text:p>
          </table:table-cell>
          <table:table-cell office:value-type="float" office:value="4914" calcext:value-type="float">
            <text:p>4914</text:p>
          </table:table-cell>
          <table:table-cell office:value-type="float" office:value="4.87872200000015" calcext:value-type="float">
            <text:p>4.87872200000015</text:p>
          </table:table-cell>
          <table:table-cell office:value-type="float" office:value="5157" calcext:value-type="float">
            <text:p>5157</text:p>
          </table:table-cell>
          <table:table-cell table:formula="of:=([.E1161]-[.C1161])/[.E1161]" office:value-type="float" office:value="0.0471204188481675" calcext:value-type="float">
            <text:p>0.047120418848168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1" calcext:value-type="float">
            <text:p>9591</text:p>
          </table:table-cell>
          <table:table-cell office:value-type="float" office:value="4479" calcext:value-type="float">
            <text:p>4479</text:p>
          </table:table-cell>
          <table:table-cell office:value-type="float" office:value="5.07913099999973" calcext:value-type="float">
            <text:p>5.07913099999973</text:p>
          </table:table-cell>
          <table:table-cell office:value-type="float" office:value="4522" calcext:value-type="float">
            <text:p>4522</text:p>
          </table:table-cell>
          <table:table-cell table:formula="of:=([.E1162]-[.C1162])/[.E1162]" office:value-type="float" office:value="0.00950906678460858" calcext:value-type="float">
            <text:p>0.009509066784609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2" calcext:value-type="float">
            <text:p>9592</text:p>
          </table:table-cell>
          <table:table-cell office:value-type="float" office:value="4266" calcext:value-type="float">
            <text:p>4266</text:p>
          </table:table-cell>
          <table:table-cell office:value-type="float" office:value="4.57455899999991" calcext:value-type="float">
            <text:p>4.57455899999991</text:p>
          </table:table-cell>
          <table:table-cell office:value-type="float" office:value="4366" calcext:value-type="float">
            <text:p>4366</text:p>
          </table:table-cell>
          <table:table-cell table:formula="of:=([.E1163]-[.C1163])/[.E1163]" office:value-type="float" office:value="0.0229042601923958" calcext:value-type="float">
            <text:p>0.022904260192396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3" calcext:value-type="float">
            <text:p>9593</text:p>
          </table:table-cell>
          <table:table-cell office:value-type="float" office:value="4702" calcext:value-type="float">
            <text:p>4702</text:p>
          </table:table-cell>
          <table:table-cell office:value-type="float" office:value="5.04690099999993" calcext:value-type="float">
            <text:p>5.04690099999993</text:p>
          </table:table-cell>
          <table:table-cell office:value-type="float" office:value="4994" calcext:value-type="float">
            <text:p>4994</text:p>
          </table:table-cell>
          <table:table-cell table:formula="of:=([.E1164]-[.C1164])/[.E1164]" office:value-type="float" office:value="0.0584701641970364" calcext:value-type="float">
            <text:p>0.058470164197037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4" calcext:value-type="float">
            <text:p>9594</text:p>
          </table:table-cell>
          <table:table-cell office:value-type="float" office:value="3754" calcext:value-type="float">
            <text:p>3754</text:p>
          </table:table-cell>
          <table:table-cell office:value-type="float" office:value="6.24562300000002" calcext:value-type="float">
            <text:p>6.24562300000002</text:p>
          </table:table-cell>
          <table:table-cell office:value-type="float" office:value="4215" calcext:value-type="float">
            <text:p>4215</text:p>
          </table:table-cell>
          <table:table-cell table:formula="of:=([.E1165]-[.C1165])/[.E1165]" office:value-type="float" office:value="0.109371293001186" calcext:value-type="float">
            <text:p>0.109371293001186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5" calcext:value-type="float">
            <text:p>9595</text:p>
          </table:table-cell>
          <table:table-cell office:value-type="float" office:value="4219" calcext:value-type="float">
            <text:p>4219</text:p>
          </table:table-cell>
          <table:table-cell office:value-type="float" office:value="4.55699600000003" calcext:value-type="float">
            <text:p>4.55699600000003</text:p>
          </table:table-cell>
          <table:table-cell office:value-type="float" office:value="4373" calcext:value-type="float">
            <text:p>4373</text:p>
          </table:table-cell>
          <table:table-cell table:formula="of:=([.E1166]-[.C1166])/[.E1166]" office:value-type="float" office:value="0.0352160987880174" calcext:value-type="float">
            <text:p>0.035216098788017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6" calcext:value-type="float">
            <text:p>9596</text:p>
          </table:table-cell>
          <table:table-cell office:value-type="float" office:value="4092" calcext:value-type="float">
            <text:p>4092</text:p>
          </table:table-cell>
          <table:table-cell office:value-type="float" office:value="5.67264900000009" calcext:value-type="float">
            <text:p>5.67264900000009</text:p>
          </table:table-cell>
          <table:table-cell office:value-type="float" office:value="4244" calcext:value-type="float">
            <text:p>4244</text:p>
          </table:table-cell>
          <table:table-cell table:formula="of:=([.E1167]-[.C1167])/[.E1167]" office:value-type="float" office:value="0.0358152686145146" calcext:value-type="float">
            <text:p>0.035815268614515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7" calcext:value-type="float">
            <text:p>9597</text:p>
          </table:table-cell>
          <table:table-cell office:value-type="float" office:value="4593" calcext:value-type="float">
            <text:p>4593</text:p>
          </table:table-cell>
          <table:table-cell office:value-type="float" office:value="2.91541400000006" calcext:value-type="float">
            <text:p>2.91541400000006</text:p>
          </table:table-cell>
          <table:table-cell office:value-type="float" office:value="4864" calcext:value-type="float">
            <text:p>4864</text:p>
          </table:table-cell>
          <table:table-cell table:formula="of:=([.E1168]-[.C1168])/[.E1168]" office:value-type="float" office:value="0.0557154605263158" calcext:value-type="float">
            <text:p>0.055715460526316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8" calcext:value-type="float">
            <text:p>9598</text:p>
          </table:table-cell>
          <table:table-cell office:value-type="float" office:value="4531" calcext:value-type="float">
            <text:p>4531</text:p>
          </table:table-cell>
          <table:table-cell office:value-type="float" office:value="4.02284900000018" calcext:value-type="float">
            <text:p>4.02284900000018</text:p>
          </table:table-cell>
          <table:table-cell office:value-type="float" office:value="4814" calcext:value-type="float">
            <text:p>4814</text:p>
          </table:table-cell>
          <table:table-cell table:formula="of:=([.E1169]-[.C1169])/[.E1169]" office:value-type="float" office:value="0.0587868716244287" calcext:value-type="float">
            <text:p>0.058786871624429</text:p>
          </table:table-cell>
          <table:table-cell table:number-columns-repeated="1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9" calcext:value-type="float">
            <text:p>9599</text:p>
          </table:table-cell>
          <table:table-cell office:value-type="float" office:value="3257" calcext:value-type="float">
            <text:p>3257</text:p>
          </table:table-cell>
          <table:table-cell office:value-type="float" office:value="2.1909720000001" calcext:value-type="float">
            <text:p>2.1909720000001</text:p>
          </table:table-cell>
          <table:table-cell office:value-type="float" office:value="3884" calcext:value-type="float">
            <text:p>3884</text:p>
          </table:table-cell>
          <table:table-cell table:formula="of:=([.E1170]-[.C1170])/[.E1170]" office:value-type="float" office:value="0.161431513903193" calcext:value-type="float">
            <text:p>0.161431513903193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50" calcext:value-type="float">
            <text:p>9550</text:p>
          </table:table-cell>
          <table:table-cell office:value-type="float" office:value="3896" calcext:value-type="float">
            <text:p>3896</text:p>
          </table:table-cell>
          <table:table-cell office:value-type="float" office:value="4.75130999999988" calcext:value-type="float">
            <text:p>4.75130999999988</text:p>
          </table:table-cell>
          <table:table-cell office:value-type="float" office:value="4068" calcext:value-type="float">
            <text:p>4068</text:p>
          </table:table-cell>
          <table:table-cell table:formula="of:=([.E1171]-[.C1171])/[.E1171]" office:value-type="float" office:value="0.0422812192723697" calcext:value-type="float">
            <text:p>0.04228121927237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51" calcext:value-type="float">
            <text:p>9551</text:p>
          </table:table-cell>
          <table:table-cell office:value-type="float" office:value="4174" calcext:value-type="float">
            <text:p>4174</text:p>
          </table:table-cell>
          <table:table-cell office:value-type="float" office:value="5.60652699999991" calcext:value-type="float">
            <text:p>5.60652699999991</text:p>
          </table:table-cell>
          <table:table-cell office:value-type="float" office:value="4454" calcext:value-type="float">
            <text:p>4454</text:p>
          </table:table-cell>
          <table:table-cell table:formula="of:=([.E1172]-[.C1172])/[.E1172]" office:value-type="float" office:value="0.0628648405927256" calcext:value-type="float">
            <text:p>0.062864840592726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52" calcext:value-type="float">
            <text:p>9552</text:p>
          </table:table-cell>
          <table:table-cell office:value-type="float" office:value="4275" calcext:value-type="float">
            <text:p>4275</text:p>
          </table:table-cell>
          <table:table-cell office:value-type="float" office:value="2.27133800000001" calcext:value-type="float">
            <text:p>2.27133800000001</text:p>
          </table:table-cell>
          <table:table-cell office:value-type="float" office:value="5023" calcext:value-type="float">
            <text:p>5023</text:p>
          </table:table-cell>
          <table:table-cell table:formula="of:=([.E1173]-[.C1173])/[.E1173]" office:value-type="float" office:value="0.14891499104121" calcext:value-type="float">
            <text:p>0.14891499104121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53" calcext:value-type="float">
            <text:p>9553</text:p>
          </table:table-cell>
          <table:table-cell office:value-type="float" office:value="4703" calcext:value-type="float">
            <text:p>4703</text:p>
          </table:table-cell>
          <table:table-cell office:value-type="float" office:value="2.19750799999997" calcext:value-type="float">
            <text:p>2.19750799999997</text:p>
          </table:table-cell>
          <table:table-cell office:value-type="float" office:value="5386" calcext:value-type="float">
            <text:p>5386</text:p>
          </table:table-cell>
          <table:table-cell table:formula="of:=([.E1174]-[.C1174])/[.E1174]" office:value-type="float" office:value="0.126810248793167" calcext:value-type="float">
            <text:p>0.126810248793167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54" calcext:value-type="float">
            <text:p>9554</text:p>
          </table:table-cell>
          <table:table-cell office:value-type="float" office:value="4774" calcext:value-type="float">
            <text:p>4774</text:p>
          </table:table-cell>
          <table:table-cell office:value-type="float" office:value="7.23939199999995" calcext:value-type="float">
            <text:p>7.23939199999995</text:p>
          </table:table-cell>
          <table:table-cell office:value-type="float" office:value="4995" calcext:value-type="float">
            <text:p>4995</text:p>
          </table:table-cell>
          <table:table-cell table:formula="of:=([.E1175]-[.C1175])/[.E1175]" office:value-type="float" office:value="0.0442442442442442" calcext:value-type="float">
            <text:p>0.044244244244244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55" calcext:value-type="float">
            <text:p>9555</text:p>
          </table:table-cell>
          <table:table-cell office:value-type="float" office:value="3258" calcext:value-type="float">
            <text:p>3258</text:p>
          </table:table-cell>
          <table:table-cell office:value-type="float" office:value="2.23993900000005" calcext:value-type="float">
            <text:p>2.23993900000005</text:p>
          </table:table-cell>
          <table:table-cell office:value-type="float" office:value="3617" calcext:value-type="float">
            <text:p>3617</text:p>
          </table:table-cell>
          <table:table-cell table:formula="of:=([.E1176]-[.C1176])/[.E1176]" office:value-type="float" office:value="0.0992535250207354" calcext:value-type="float">
            <text:p>0.099253525020736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56" calcext:value-type="float">
            <text:p>9556</text:p>
          </table:table-cell>
          <table:table-cell office:value-type="float" office:value="4281" calcext:value-type="float">
            <text:p>4281</text:p>
          </table:table-cell>
          <table:table-cell office:value-type="float" office:value="4.31575399999997" calcext:value-type="float">
            <text:p>4.31575399999997</text:p>
          </table:table-cell>
          <table:table-cell office:value-type="float" office:value="4569" calcext:value-type="float">
            <text:p>4569</text:p>
          </table:table-cell>
          <table:table-cell table:formula="of:=([.E1177]-[.C1177])/[.E1177]" office:value-type="float" office:value="0.0630334865397242" calcext:value-type="float">
            <text:p>0.063033486539724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57" calcext:value-type="float">
            <text:p>9557</text:p>
          </table:table-cell>
          <table:table-cell office:value-type="float" office:value="4377" calcext:value-type="float">
            <text:p>4377</text:p>
          </table:table-cell>
          <table:table-cell office:value-type="float" office:value="4.31504200000018" calcext:value-type="float">
            <text:p>4.31504200000018</text:p>
          </table:table-cell>
          <table:table-cell office:value-type="float" office:value="4660" calcext:value-type="float">
            <text:p>4660</text:p>
          </table:table-cell>
          <table:table-cell table:formula="of:=([.E1178]-[.C1178])/[.E1178]" office:value-type="float" office:value="0.0607296137339056" calcext:value-type="float">
            <text:p>0.060729613733906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58" calcext:value-type="float">
            <text:p>9558</text:p>
          </table:table-cell>
          <table:table-cell office:value-type="float" office:value="4231" calcext:value-type="float">
            <text:p>4231</text:p>
          </table:table-cell>
          <table:table-cell office:value-type="float" office:value="5.32316300000002" calcext:value-type="float">
            <text:p>5.32316300000002</text:p>
          </table:table-cell>
          <table:table-cell office:value-type="float" office:value="4449" calcext:value-type="float">
            <text:p>4449</text:p>
          </table:table-cell>
          <table:table-cell table:formula="of:=([.E1179]-[.C1179])/[.E1179]" office:value-type="float" office:value="0.0489997752303889" calcext:value-type="float">
            <text:p>0.048999775230389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59" calcext:value-type="float">
            <text:p>9559</text:p>
          </table:table-cell>
          <table:table-cell office:value-type="float" office:value="3878" calcext:value-type="float">
            <text:p>3878</text:p>
          </table:table-cell>
          <table:table-cell office:value-type="float" office:value="4.61823700000014" calcext:value-type="float">
            <text:p>4.61823700000014</text:p>
          </table:table-cell>
          <table:table-cell office:value-type="float" office:value="4069" calcext:value-type="float">
            <text:p>4069</text:p>
          </table:table-cell>
          <table:table-cell table:formula="of:=([.E1180]-[.C1180])/[.E1180]" office:value-type="float" office:value="0.0469402801671172" calcext:value-type="float">
            <text:p>0.046940280167117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60" calcext:value-type="float">
            <text:p>9560</text:p>
          </table:table-cell>
          <table:table-cell office:value-type="float" office:value="4133" calcext:value-type="float">
            <text:p>4133</text:p>
          </table:table-cell>
          <table:table-cell office:value-type="float" office:value="4.42542999999978" calcext:value-type="float">
            <text:p>4.42542999999978</text:p>
          </table:table-cell>
          <table:table-cell office:value-type="float" office:value="4587" calcext:value-type="float">
            <text:p>4587</text:p>
          </table:table-cell>
          <table:table-cell table:formula="of:=([.E1181]-[.C1181])/[.E1181]" office:value-type="float" office:value="0.0989753651624155" calcext:value-type="float">
            <text:p>0.098975365162416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61" calcext:value-type="float">
            <text:p>9561</text:p>
          </table:table-cell>
          <table:table-cell office:value-type="float" office:value="4237" calcext:value-type="float">
            <text:p>4237</text:p>
          </table:table-cell>
          <table:table-cell office:value-type="float" office:value="3.64743900000008" calcext:value-type="float">
            <text:p>3.64743900000008</text:p>
          </table:table-cell>
          <table:table-cell office:value-type="float" office:value="4544" calcext:value-type="float">
            <text:p>4544</text:p>
          </table:table-cell>
          <table:table-cell table:formula="of:=([.E1182]-[.C1182])/[.E1182]" office:value-type="float" office:value="0.0675616197183099" calcext:value-type="float">
            <text:p>0.06756161971831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62" calcext:value-type="float">
            <text:p>9562</text:p>
          </table:table-cell>
          <table:table-cell office:value-type="float" office:value="4224" calcext:value-type="float">
            <text:p>4224</text:p>
          </table:table-cell>
          <table:table-cell office:value-type="float" office:value="6.97962699999994" calcext:value-type="float">
            <text:p>6.97962699999994</text:p>
          </table:table-cell>
          <table:table-cell office:value-type="float" office:value="4245" calcext:value-type="float">
            <text:p>4245</text:p>
          </table:table-cell>
          <table:table-cell table:formula="of:=([.E1183]-[.C1183])/[.E1183]" office:value-type="float" office:value="0.0049469964664311" calcext:value-type="float">
            <text:p>0.004946996466431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63" calcext:value-type="float">
            <text:p>9563</text:p>
          </table:table-cell>
          <table:table-cell office:value-type="float" office:value="3711" calcext:value-type="float">
            <text:p>3711</text:p>
          </table:table-cell>
          <table:table-cell office:value-type="float" office:value="6.55531799999994" calcext:value-type="float">
            <text:p>6.55531799999994</text:p>
          </table:table-cell>
          <table:table-cell office:value-type="float" office:value="3761" calcext:value-type="float">
            <text:p>3761</text:p>
          </table:table-cell>
          <table:table-cell table:formula="of:=([.E1184]-[.C1184])/[.E1184]" office:value-type="float" office:value="0.013294336612603" calcext:value-type="float">
            <text:p>0.013294336612603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64" calcext:value-type="float">
            <text:p>9564</text:p>
          </table:table-cell>
          <table:table-cell office:value-type="float" office:value="3986" calcext:value-type="float">
            <text:p>3986</text:p>
          </table:table-cell>
          <table:table-cell office:value-type="float" office:value="3.71759999999995" calcext:value-type="float">
            <text:p>3.71759999999995</text:p>
          </table:table-cell>
          <table:table-cell office:value-type="float" office:value="4231" calcext:value-type="float">
            <text:p>4231</text:p>
          </table:table-cell>
          <table:table-cell table:formula="of:=([.E1185]-[.C1185])/[.E1185]" office:value-type="float" office:value="0.0579059324036871" calcext:value-type="float">
            <text:p>0.057905932403687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65" calcext:value-type="float">
            <text:p>9565</text:p>
          </table:table-cell>
          <table:table-cell office:value-type="float" office:value="4209" calcext:value-type="float">
            <text:p>4209</text:p>
          </table:table-cell>
          <table:table-cell office:value-type="float" office:value="4.73680999999988" calcext:value-type="float">
            <text:p>4.73680999999988</text:p>
          </table:table-cell>
          <table:table-cell office:value-type="float" office:value="4656" calcext:value-type="float">
            <text:p>4656</text:p>
          </table:table-cell>
          <table:table-cell table:formula="of:=([.E1186]-[.C1186])/[.E1186]" office:value-type="float" office:value="0.0960051546391753" calcext:value-type="float">
            <text:p>0.096005154639175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66" calcext:value-type="float">
            <text:p>9566</text:p>
          </table:table-cell>
          <table:table-cell office:value-type="float" office:value="4830" calcext:value-type="float">
            <text:p>4830</text:p>
          </table:table-cell>
          <table:table-cell office:value-type="float" office:value="6.11902399999985" calcext:value-type="float">
            <text:p>6.11902399999985</text:p>
          </table:table-cell>
          <table:table-cell office:value-type="float" office:value="5039" calcext:value-type="float">
            <text:p>5039</text:p>
          </table:table-cell>
          <table:table-cell table:formula="of:=([.E1187]-[.C1187])/[.E1187]" office:value-type="float" office:value="0.0414764834292518" calcext:value-type="float">
            <text:p>0.041476483429252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5.07558599999993" calcext:value-type="float">
            <text:p>5.07558599999993</text:p>
          </table:table-cell>
          <table:table-cell office:value-type="float" office:value="599" calcext:value-type="float">
            <text:p>599</text:p>
          </table:table-cell>
          <table:table-cell table:formula="of:=([.E1188]-[.C1188])/[.E118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68" calcext:value-type="float">
            <text:p>9568</text:p>
          </table:table-cell>
          <table:table-cell office:value-type="float" office:value="4642" calcext:value-type="float">
            <text:p>4642</text:p>
          </table:table-cell>
          <table:table-cell office:value-type="float" office:value="6.16303299999981" calcext:value-type="float">
            <text:p>6.16303299999981</text:p>
          </table:table-cell>
          <table:table-cell office:value-type="float" office:value="4772" calcext:value-type="float">
            <text:p>4772</text:p>
          </table:table-cell>
          <table:table-cell table:formula="of:=([.E1189]-[.C1189])/[.E1189]" office:value-type="float" office:value="0.0272422464375524" calcext:value-type="float">
            <text:p>0.027242246437552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69" calcext:value-type="float">
            <text:p>9569</text:p>
          </table:table-cell>
          <table:table-cell office:value-type="float" office:value="4220" calcext:value-type="float">
            <text:p>4220</text:p>
          </table:table-cell>
          <table:table-cell office:value-type="float" office:value="7.06258200000002" calcext:value-type="float">
            <text:p>7.06258200000002</text:p>
          </table:table-cell>
          <table:table-cell office:value-type="float" office:value="4473" calcext:value-type="float">
            <text:p>4473</text:p>
          </table:table-cell>
          <table:table-cell table:formula="of:=([.E1190]-[.C1190])/[.E1190]" office:value-type="float" office:value="0.0565615917728594" calcext:value-type="float">
            <text:p>0.056561591772859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70" calcext:value-type="float">
            <text:p>9570</text:p>
          </table:table-cell>
          <table:table-cell office:value-type="float" office:value="4227" calcext:value-type="float">
            <text:p>4227</text:p>
          </table:table-cell>
          <table:table-cell office:value-type="float" office:value="4.83215100000007" calcext:value-type="float">
            <text:p>4.83215100000007</text:p>
          </table:table-cell>
          <table:table-cell office:value-type="float" office:value="4479" calcext:value-type="float">
            <text:p>4479</text:p>
          </table:table-cell>
          <table:table-cell table:formula="of:=([.E1191]-[.C1191])/[.E1191]" office:value-type="float" office:value="0.0562625586068319" calcext:value-type="float">
            <text:p>0.056262558606832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71" calcext:value-type="float">
            <text:p>9571</text:p>
          </table:table-cell>
          <table:table-cell office:value-type="float" office:value="4058" calcext:value-type="float">
            <text:p>4058</text:p>
          </table:table-cell>
          <table:table-cell office:value-type="float" office:value="5.71262800000022" calcext:value-type="float">
            <text:p>5.71262800000022</text:p>
          </table:table-cell>
          <table:table-cell office:value-type="float" office:value="4311" calcext:value-type="float">
            <text:p>4311</text:p>
          </table:table-cell>
          <table:table-cell table:formula="of:=([.E1192]-[.C1192])/[.E1192]" office:value-type="float" office:value="0.0586870795639063" calcext:value-type="float">
            <text:p>0.058687079563906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72" calcext:value-type="float">
            <text:p>9572</text:p>
          </table:table-cell>
          <table:table-cell office:value-type="float" office:value="4180" calcext:value-type="float">
            <text:p>4180</text:p>
          </table:table-cell>
          <table:table-cell office:value-type="float" office:value="2.16715199999976" calcext:value-type="float">
            <text:p>2.16715199999976</text:p>
          </table:table-cell>
          <table:table-cell office:value-type="float" office:value="4562" calcext:value-type="float">
            <text:p>4562</text:p>
          </table:table-cell>
          <table:table-cell table:formula="of:=([.E1193]-[.C1193])/[.E1193]" office:value-type="float" office:value="0.083735203857957" calcext:value-type="float">
            <text:p>0.083735203857957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73" calcext:value-type="float">
            <text:p>9573</text:p>
          </table:table-cell>
          <table:table-cell office:value-type="float" office:value="4662" calcext:value-type="float">
            <text:p>4662</text:p>
          </table:table-cell>
          <table:table-cell office:value-type="float" office:value="3.84195" calcext:value-type="float">
            <text:p>3.84195</text:p>
          </table:table-cell>
          <table:table-cell office:value-type="float" office:value="4738" calcext:value-type="float">
            <text:p>4738</text:p>
          </table:table-cell>
          <table:table-cell table:formula="of:=([.E1194]-[.C1194])/[.E1194]" office:value-type="float" office:value="0.0160405234276066" calcext:value-type="float">
            <text:p>0.016040523427607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74" calcext:value-type="float">
            <text:p>9574</text:p>
          </table:table-cell>
          <table:table-cell office:value-type="float" office:value="4054" calcext:value-type="float">
            <text:p>4054</text:p>
          </table:table-cell>
          <table:table-cell office:value-type="float" office:value="2.27808199999981" calcext:value-type="float">
            <text:p>2.27808199999981</text:p>
          </table:table-cell>
          <table:table-cell office:value-type="float" office:value="4876" calcext:value-type="float">
            <text:p>4876</text:p>
          </table:table-cell>
          <table:table-cell table:formula="of:=([.E1195]-[.C1195])/[.E1195]" office:value-type="float" office:value="0.168580803937654" calcext:value-type="float">
            <text:p>0.168580803937654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75" calcext:value-type="float">
            <text:p>9575</text:p>
          </table:table-cell>
          <table:table-cell office:value-type="float" office:value="4927" calcext:value-type="float">
            <text:p>4927</text:p>
          </table:table-cell>
          <table:table-cell office:value-type="float" office:value="5.45540899999992" calcext:value-type="float">
            <text:p>5.45540899999992</text:p>
          </table:table-cell>
          <table:table-cell office:value-type="float" office:value="5061" calcext:value-type="float">
            <text:p>5061</text:p>
          </table:table-cell>
          <table:table-cell table:formula="of:=([.E1196]-[.C1196])/[.E1196]" office:value-type="float" office:value="0.0264769808338273" calcext:value-type="float">
            <text:p>0.026476980833827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76" calcext:value-type="float">
            <text:p>9576</text:p>
          </table:table-cell>
          <table:table-cell office:value-type="float" office:value="4920" calcext:value-type="float">
            <text:p>4920</text:p>
          </table:table-cell>
          <table:table-cell office:value-type="float" office:value="4.1304439999999" calcext:value-type="float">
            <text:p>4.1304439999999</text:p>
          </table:table-cell>
          <table:table-cell office:value-type="float" office:value="5063" calcext:value-type="float">
            <text:p>5063</text:p>
          </table:table-cell>
          <table:table-cell table:formula="of:=([.E1197]-[.C1197])/[.E1197]" office:value-type="float" office:value="0.0282441240371321" calcext:value-type="float">
            <text:p>0.028244124037132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77" calcext:value-type="float">
            <text:p>9577</text:p>
          </table:table-cell>
          <table:table-cell office:value-type="float" office:value="4700" calcext:value-type="float">
            <text:p>4700</text:p>
          </table:table-cell>
          <table:table-cell office:value-type="float" office:value="6.03557400000022" calcext:value-type="float">
            <text:p>6.03557400000022</text:p>
          </table:table-cell>
          <table:table-cell office:value-type="float" office:value="4870" calcext:value-type="float">
            <text:p>4870</text:p>
          </table:table-cell>
          <table:table-cell table:formula="of:=([.E1198]-[.C1198])/[.E1198]" office:value-type="float" office:value="0.0349075975359343" calcext:value-type="float">
            <text:p>0.034907597535934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78" calcext:value-type="float">
            <text:p>9578</text:p>
          </table:table-cell>
          <table:table-cell office:value-type="float" office:value="4440" calcext:value-type="float">
            <text:p>4440</text:p>
          </table:table-cell>
          <table:table-cell office:value-type="float" office:value="2.60407000000009" calcext:value-type="float">
            <text:p>2.60407000000009</text:p>
          </table:table-cell>
          <table:table-cell office:value-type="float" office:value="5232" calcext:value-type="float">
            <text:p>5232</text:p>
          </table:table-cell>
          <table:table-cell table:formula="of:=([.E1199]-[.C1199])/[.E1199]" office:value-type="float" office:value="0.151376146788991" calcext:value-type="float">
            <text:p>0.151376146788991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79" calcext:value-type="float">
            <text:p>9579</text:p>
          </table:table-cell>
          <table:table-cell office:value-type="float" office:value="4175" calcext:value-type="float">
            <text:p>4175</text:p>
          </table:table-cell>
          <table:table-cell office:value-type="float" office:value="4.12859000000003" calcext:value-type="float">
            <text:p>4.12859000000003</text:p>
          </table:table-cell>
          <table:table-cell office:value-type="float" office:value="4567" calcext:value-type="float">
            <text:p>4567</text:p>
          </table:table-cell>
          <table:table-cell table:formula="of:=([.E1200]-[.C1200])/[.E1200]" office:value-type="float" office:value="0.0858331508649004" calcext:value-type="float">
            <text:p>0.0858331508649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80" calcext:value-type="float">
            <text:p>9580</text:p>
          </table:table-cell>
          <table:table-cell office:value-type="float" office:value="4351" calcext:value-type="float">
            <text:p>4351</text:p>
          </table:table-cell>
          <table:table-cell office:value-type="float" office:value="5.25651900000003" calcext:value-type="float">
            <text:p>5.25651900000003</text:p>
          </table:table-cell>
          <table:table-cell office:value-type="float" office:value="4483" calcext:value-type="float">
            <text:p>4483</text:p>
          </table:table-cell>
          <table:table-cell table:formula="of:=([.E1201]-[.C1201])/[.E1201]" office:value-type="float" office:value="0.0294445683693955" calcext:value-type="float">
            <text:p>0.029444568369396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81" calcext:value-type="float">
            <text:p>9581</text:p>
          </table:table-cell>
          <table:table-cell office:value-type="float" office:value="4692" calcext:value-type="float">
            <text:p>4692</text:p>
          </table:table-cell>
          <table:table-cell office:value-type="float" office:value="7.29824400000007" calcext:value-type="float">
            <text:p>7.29824400000007</text:p>
          </table:table-cell>
          <table:table-cell office:value-type="float" office:value="4907" calcext:value-type="float">
            <text:p>4907</text:p>
          </table:table-cell>
          <table:table-cell table:formula="of:=([.E1202]-[.C1202])/[.E1202]" office:value-type="float" office:value="0.0438149582229468" calcext:value-type="float">
            <text:p>0.043814958222947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82" calcext:value-type="float">
            <text:p>9582</text:p>
          </table:table-cell>
          <table:table-cell office:value-type="float" office:value="4934" calcext:value-type="float">
            <text:p>4934</text:p>
          </table:table-cell>
          <table:table-cell office:value-type="float" office:value="11.906234" calcext:value-type="float">
            <text:p>11.906234</text:p>
          </table:table-cell>
          <table:table-cell office:value-type="float" office:value="5088" calcext:value-type="float">
            <text:p>5088</text:p>
          </table:table-cell>
          <table:table-cell table:formula="of:=([.E1203]-[.C1203])/[.E1203]" office:value-type="float" office:value="0.0302672955974843" calcext:value-type="float">
            <text:p>0.030267295597484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83" calcext:value-type="float">
            <text:p>9583</text:p>
          </table:table-cell>
          <table:table-cell office:value-type="float" office:value="4171" calcext:value-type="float">
            <text:p>4171</text:p>
          </table:table-cell>
          <table:table-cell office:value-type="float" office:value="13.8221050000002" calcext:value-type="float">
            <text:p>13.8221050000002</text:p>
          </table:table-cell>
          <table:table-cell office:value-type="float" office:value="4192" calcext:value-type="float">
            <text:p>4192</text:p>
          </table:table-cell>
          <table:table-cell table:formula="of:=([.E1204]-[.C1204])/[.E1204]" office:value-type="float" office:value="0.00500954198473282" calcext:value-type="float">
            <text:p>0.005009541984733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84" calcext:value-type="float">
            <text:p>9584</text:p>
          </table:table-cell>
          <table:table-cell office:value-type="float" office:value="5119" calcext:value-type="float">
            <text:p>5119</text:p>
          </table:table-cell>
          <table:table-cell office:value-type="float" office:value="7.24355799999989" calcext:value-type="float">
            <text:p>7.24355799999989</text:p>
          </table:table-cell>
          <table:table-cell office:value-type="float" office:value="5210" calcext:value-type="float">
            <text:p>5210</text:p>
          </table:table-cell>
          <table:table-cell table:formula="of:=([.E1205]-[.C1205])/[.E1205]" office:value-type="float" office:value="0.0174664107485605" calcext:value-type="float">
            <text:p>0.017466410748561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85" calcext:value-type="float">
            <text:p>9585</text:p>
          </table:table-cell>
          <table:table-cell office:value-type="float" office:value="4546" calcext:value-type="float">
            <text:p>4546</text:p>
          </table:table-cell>
          <table:table-cell office:value-type="float" office:value="10.110829" calcext:value-type="float">
            <text:p>10.110829</text:p>
          </table:table-cell>
          <table:table-cell office:value-type="float" office:value="4667" calcext:value-type="float">
            <text:p>4667</text:p>
          </table:table-cell>
          <table:table-cell table:formula="of:=([.E1206]-[.C1206])/[.E1206]" office:value-type="float" office:value="0.0259267195200343" calcext:value-type="float">
            <text:p>0.025926719520034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86" calcext:value-type="float">
            <text:p>9586</text:p>
          </table:table-cell>
          <table:table-cell office:value-type="float" office:value="4456" calcext:value-type="float">
            <text:p>4456</text:p>
          </table:table-cell>
          <table:table-cell office:value-type="float" office:value="9.13213699999983" calcext:value-type="float">
            <text:p>9.13213699999983</text:p>
          </table:table-cell>
          <table:table-cell office:value-type="float" office:value="4700" calcext:value-type="float">
            <text:p>4700</text:p>
          </table:table-cell>
          <table:table-cell table:formula="of:=([.E1207]-[.C1207])/[.E1207]" office:value-type="float" office:value="0.0519148936170213" calcext:value-type="float">
            <text:p>0.051914893617021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87" calcext:value-type="float">
            <text:p>9587</text:p>
          </table:table-cell>
          <table:table-cell office:value-type="float" office:value="4926" calcext:value-type="float">
            <text:p>4926</text:p>
          </table:table-cell>
          <table:table-cell office:value-type="float" office:value="11.2887250000001" calcext:value-type="float">
            <text:p>11.2887250000001</text:p>
          </table:table-cell>
          <table:table-cell office:value-type="float" office:value="5043" calcext:value-type="float">
            <text:p>5043</text:p>
          </table:table-cell>
          <table:table-cell table:formula="of:=([.E1208]-[.C1208])/[.E1208]" office:value-type="float" office:value="0.0232004759071981" calcext:value-type="float">
            <text:p>0.023200475907198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88" calcext:value-type="float">
            <text:p>9588</text:p>
          </table:table-cell>
          <table:table-cell office:value-type="float" office:value="4563" calcext:value-type="float">
            <text:p>4563</text:p>
          </table:table-cell>
          <table:table-cell office:value-type="float" office:value="7.92280399999981" calcext:value-type="float">
            <text:p>7.92280399999981</text:p>
          </table:table-cell>
          <table:table-cell office:value-type="float" office:value="4805" calcext:value-type="float">
            <text:p>4805</text:p>
          </table:table-cell>
          <table:table-cell table:formula="of:=([.E1209]-[.C1209])/[.E1209]" office:value-type="float" office:value="0.0503642039542144" calcext:value-type="float">
            <text:p>0.050364203954214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89" calcext:value-type="float">
            <text:p>9589</text:p>
          </table:table-cell>
          <table:table-cell office:value-type="float" office:value="4305" calcext:value-type="float">
            <text:p>4305</text:p>
          </table:table-cell>
          <table:table-cell office:value-type="float" office:value="8.6489160000001" calcext:value-type="float">
            <text:p>8.6489160000001</text:p>
          </table:table-cell>
          <table:table-cell office:value-type="float" office:value="4614" calcext:value-type="float">
            <text:p>4614</text:p>
          </table:table-cell>
          <table:table-cell table:formula="of:=([.E1210]-[.C1210])/[.E1210]" office:value-type="float" office:value="0.0669700910273082" calcext:value-type="float">
            <text:p>0.066970091027308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90" calcext:value-type="float">
            <text:p>9590</text:p>
          </table:table-cell>
          <table:table-cell office:value-type="float" office:value="5038" calcext:value-type="float">
            <text:p>5038</text:p>
          </table:table-cell>
          <table:table-cell office:value-type="float" office:value="7.23627499999998" calcext:value-type="float">
            <text:p>7.23627499999998</text:p>
          </table:table-cell>
          <table:table-cell office:value-type="float" office:value="5157" calcext:value-type="float">
            <text:p>5157</text:p>
          </table:table-cell>
          <table:table-cell table:formula="of:=([.E1211]-[.C1211])/[.E1211]" office:value-type="float" office:value="0.0230754314523948" calcext:value-type="float">
            <text:p>0.023075431452395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91" calcext:value-type="float">
            <text:p>9591</text:p>
          </table:table-cell>
          <table:table-cell office:value-type="float" office:value="4480" calcext:value-type="float">
            <text:p>4480</text:p>
          </table:table-cell>
          <table:table-cell office:value-type="float" office:value="10.5242779999999" calcext:value-type="float">
            <text:p>10.5242779999999</text:p>
          </table:table-cell>
          <table:table-cell office:value-type="float" office:value="4522" calcext:value-type="float">
            <text:p>4522</text:p>
          </table:table-cell>
          <table:table-cell table:formula="of:=([.E1212]-[.C1212])/[.E1212]" office:value-type="float" office:value="0.00928792569659443" calcext:value-type="float">
            <text:p>0.009287925696594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92" calcext:value-type="float">
            <text:p>9592</text:p>
          </table:table-cell>
          <table:table-cell office:value-type="float" office:value="4198" calcext:value-type="float">
            <text:p>4198</text:p>
          </table:table-cell>
          <table:table-cell office:value-type="float" office:value="6.18057200000021" calcext:value-type="float">
            <text:p>6.18057200000021</text:p>
          </table:table-cell>
          <table:table-cell office:value-type="float" office:value="4366" calcext:value-type="float">
            <text:p>4366</text:p>
          </table:table-cell>
          <table:table-cell table:formula="of:=([.E1213]-[.C1213])/[.E1213]" office:value-type="float" office:value="0.0384791571232249" calcext:value-type="float">
            <text:p>0.038479157123225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93" calcext:value-type="float">
            <text:p>9593</text:p>
          </table:table-cell>
          <table:table-cell office:value-type="float" office:value="4810" calcext:value-type="float">
            <text:p>4810</text:p>
          </table:table-cell>
          <table:table-cell office:value-type="float" office:value="7.07979800000021" calcext:value-type="float">
            <text:p>7.07979800000021</text:p>
          </table:table-cell>
          <table:table-cell office:value-type="float" office:value="4994" calcext:value-type="float">
            <text:p>4994</text:p>
          </table:table-cell>
          <table:table-cell table:formula="of:=([.E1214]-[.C1214])/[.E1214]" office:value-type="float" office:value="0.0368442130556668" calcext:value-type="float">
            <text:p>0.036844213055667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94" calcext:value-type="float">
            <text:p>9594</text:p>
          </table:table-cell>
          <table:table-cell office:value-type="float" office:value="3506" calcext:value-type="float">
            <text:p>3506</text:p>
          </table:table-cell>
          <table:table-cell office:value-type="float" office:value="2.54142199999978" calcext:value-type="float">
            <text:p>2.54142199999978</text:p>
          </table:table-cell>
          <table:table-cell office:value-type="float" office:value="4215" calcext:value-type="float">
            <text:p>4215</text:p>
          </table:table-cell>
          <table:table-cell table:formula="of:=([.E1215]-[.C1215])/[.E1215]" office:value-type="float" office:value="0.168208778173191" calcext:value-type="float">
            <text:p>0.168208778173191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95" calcext:value-type="float">
            <text:p>9595</text:p>
          </table:table-cell>
          <table:table-cell office:value-type="float" office:value="4347" calcext:value-type="float">
            <text:p>4347</text:p>
          </table:table-cell>
          <table:table-cell office:value-type="float" office:value="6.78682400000002" calcext:value-type="float">
            <text:p>6.78682400000002</text:p>
          </table:table-cell>
          <table:table-cell office:value-type="float" office:value="4373" calcext:value-type="float">
            <text:p>4373</text:p>
          </table:table-cell>
          <table:table-cell table:formula="of:=([.E1216]-[.C1216])/[.E1216]" office:value-type="float" office:value="0.00594557512005488" calcext:value-type="float">
            <text:p>0.005945575120055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96" calcext:value-type="float">
            <text:p>9596</text:p>
          </table:table-cell>
          <table:table-cell office:value-type="float" office:value="3827" calcext:value-type="float">
            <text:p>3827</text:p>
          </table:table-cell>
          <table:table-cell office:value-type="float" office:value="5.23407399999996" calcext:value-type="float">
            <text:p>5.23407399999996</text:p>
          </table:table-cell>
          <table:table-cell office:value-type="float" office:value="4244" calcext:value-type="float">
            <text:p>4244</text:p>
          </table:table-cell>
          <table:table-cell table:formula="of:=([.E1217]-[.C1217])/[.E1217]" office:value-type="float" office:value="0.0982563619227144" calcext:value-type="float">
            <text:p>0.098256361922715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97" calcext:value-type="float">
            <text:p>9597</text:p>
          </table:table-cell>
          <table:table-cell office:value-type="float" office:value="4641" calcext:value-type="float">
            <text:p>4641</text:p>
          </table:table-cell>
          <table:table-cell office:value-type="float" office:value="7.29064399999993" calcext:value-type="float">
            <text:p>7.29064399999993</text:p>
          </table:table-cell>
          <table:table-cell office:value-type="float" office:value="4864" calcext:value-type="float">
            <text:p>4864</text:p>
          </table:table-cell>
          <table:table-cell table:formula="of:=([.E1218]-[.C1218])/[.E1218]" office:value-type="float" office:value="0.0458470394736842" calcext:value-type="float">
            <text:p>0.045847039473684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98" calcext:value-type="float">
            <text:p>9598</text:p>
          </table:table-cell>
          <table:table-cell office:value-type="float" office:value="3973" calcext:value-type="float">
            <text:p>3973</text:p>
          </table:table-cell>
          <table:table-cell office:value-type="float" office:value="2.95882999999981" calcext:value-type="float">
            <text:p>2.95882999999981</text:p>
          </table:table-cell>
          <table:table-cell office:value-type="float" office:value="4814" calcext:value-type="float">
            <text:p>4814</text:p>
          </table:table-cell>
          <table:table-cell table:formula="of:=([.E1219]-[.C1219])/[.E1219]" office:value-type="float" office:value="0.174698795180723" calcext:value-type="float">
            <text:p>0.174698795180723</text:p>
          </table:table-cell>
          <table:table-cell table:number-columns-repeated="1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99" calcext:value-type="float">
            <text:p>9599</text:p>
          </table:table-cell>
          <table:table-cell office:value-type="float" office:value="3615" calcext:value-type="float">
            <text:p>3615</text:p>
          </table:table-cell>
          <table:table-cell office:value-type="float" office:value="4.94125899999995" calcext:value-type="float">
            <text:p>4.94125899999995</text:p>
          </table:table-cell>
          <table:table-cell office:value-type="float" office:value="3884" calcext:value-type="float">
            <text:p>3884</text:p>
          </table:table-cell>
          <table:table-cell table:formula="of:=([.E1220]-[.C1220])/[.E1220]" office:value-type="float" office:value="0.0692584963954686" calcext:value-type="float">
            <text:p>0.069258496395469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50" calcext:value-type="float">
            <text:p>9550</text:p>
          </table:table-cell>
          <table:table-cell office:value-type="float" office:value="3985" calcext:value-type="float">
            <text:p>3985</text:p>
          </table:table-cell>
          <table:table-cell office:value-type="float" office:value="7.23332099999993" calcext:value-type="float">
            <text:p>7.23332099999993</text:p>
          </table:table-cell>
          <table:table-cell office:value-type="float" office:value="4068" calcext:value-type="float">
            <text:p>4068</text:p>
          </table:table-cell>
          <table:table-cell table:formula="of:=([.E1221]-[.C1221])/[.E1221]" office:value-type="float" office:value="0.0204031465093412" calcext:value-type="float">
            <text:p>0.020403146509341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51" calcext:value-type="float">
            <text:p>9551</text:p>
          </table:table-cell>
          <table:table-cell office:value-type="float" office:value="3785" calcext:value-type="float">
            <text:p>3785</text:p>
          </table:table-cell>
          <table:table-cell office:value-type="float" office:value="3.00343799999996" calcext:value-type="float">
            <text:p>3.00343799999996</text:p>
          </table:table-cell>
          <table:table-cell office:value-type="float" office:value="4454" calcext:value-type="float">
            <text:p>4454</text:p>
          </table:table-cell>
          <table:table-cell table:formula="of:=([.E1222]-[.C1222])/[.E1222]" office:value-type="float" office:value="0.150202065559048" calcext:value-type="float">
            <text:p>0.150202065559048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52" calcext:value-type="float">
            <text:p>9552</text:p>
          </table:table-cell>
          <table:table-cell office:value-type="float" office:value="4677" calcext:value-type="float">
            <text:p>4677</text:p>
          </table:table-cell>
          <table:table-cell office:value-type="float" office:value="6.34610000000021" calcext:value-type="float">
            <text:p>6.34610000000021</text:p>
          </table:table-cell>
          <table:table-cell office:value-type="float" office:value="5023" calcext:value-type="float">
            <text:p>5023</text:p>
          </table:table-cell>
          <table:table-cell table:formula="of:=([.E1223]-[.C1223])/[.E1223]" office:value-type="float" office:value="0.0688831375671909" calcext:value-type="float">
            <text:p>0.068883137567191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53" calcext:value-type="float">
            <text:p>9553</text:p>
          </table:table-cell>
          <table:table-cell office:value-type="float" office:value="4472" calcext:value-type="float">
            <text:p>4472</text:p>
          </table:table-cell>
          <table:table-cell office:value-type="float" office:value="2.68736699999999" calcext:value-type="float">
            <text:p>2.68736699999999</text:p>
          </table:table-cell>
          <table:table-cell office:value-type="float" office:value="5386" calcext:value-type="float">
            <text:p>5386</text:p>
          </table:table-cell>
          <table:table-cell table:formula="of:=([.E1224]-[.C1224])/[.E1224]" office:value-type="float" office:value="0.16969922020052" calcext:value-type="float">
            <text:p>0.16969922020052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54" calcext:value-type="float">
            <text:p>9554</text:p>
          </table:table-cell>
          <table:table-cell office:value-type="float" office:value="4694" calcext:value-type="float">
            <text:p>4694</text:p>
          </table:table-cell>
          <table:table-cell office:value-type="float" office:value="6.01316799999995" calcext:value-type="float">
            <text:p>6.01316799999995</text:p>
          </table:table-cell>
          <table:table-cell office:value-type="float" office:value="4995" calcext:value-type="float">
            <text:p>4995</text:p>
          </table:table-cell>
          <table:table-cell table:formula="of:=([.E1225]-[.C1225])/[.E1225]" office:value-type="float" office:value="0.0602602602602603" calcext:value-type="float">
            <text:p>0.06026026026026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55" calcext:value-type="float">
            <text:p>9555</text:p>
          </table:table-cell>
          <table:table-cell office:value-type="float" office:value="3499" calcext:value-type="float">
            <text:p>3499</text:p>
          </table:table-cell>
          <table:table-cell office:value-type="float" office:value="4.84448299999985" calcext:value-type="float">
            <text:p>4.84448299999985</text:p>
          </table:table-cell>
          <table:table-cell office:value-type="float" office:value="3617" calcext:value-type="float">
            <text:p>3617</text:p>
          </table:table-cell>
          <table:table-cell table:formula="of:=([.E1226]-[.C1226])/[.E1226]" office:value-type="float" office:value="0.0326237213160077" calcext:value-type="float">
            <text:p>0.032623721316008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56" calcext:value-type="float">
            <text:p>9556</text:p>
          </table:table-cell>
          <table:table-cell office:value-type="float" office:value="4373" calcext:value-type="float">
            <text:p>4373</text:p>
          </table:table-cell>
          <table:table-cell office:value-type="float" office:value="6.19417200000021" calcext:value-type="float">
            <text:p>6.19417200000021</text:p>
          </table:table-cell>
          <table:table-cell office:value-type="float" office:value="4569" calcext:value-type="float">
            <text:p>4569</text:p>
          </table:table-cell>
          <table:table-cell table:formula="of:=([.E1227]-[.C1227])/[.E1227]" office:value-type="float" office:value="0.0428977894506457" calcext:value-type="float">
            <text:p>0.042897789450646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57" calcext:value-type="float">
            <text:p>9557</text:p>
          </table:table-cell>
          <table:table-cell office:value-type="float" office:value="4373" calcext:value-type="float">
            <text:p>4373</text:p>
          </table:table-cell>
          <table:table-cell office:value-type="float" office:value="4.2997969999999" calcext:value-type="float">
            <text:p>4.2997969999999</text:p>
          </table:table-cell>
          <table:table-cell office:value-type="float" office:value="4660" calcext:value-type="float">
            <text:p>4660</text:p>
          </table:table-cell>
          <table:table-cell table:formula="of:=([.E1228]-[.C1228])/[.E1228]" office:value-type="float" office:value="0.061587982832618" calcext:value-type="float">
            <text:p>0.061587982832618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58" calcext:value-type="float">
            <text:p>9558</text:p>
          </table:table-cell>
          <table:table-cell office:value-type="float" office:value="4396" calcext:value-type="float">
            <text:p>4396</text:p>
          </table:table-cell>
          <table:table-cell office:value-type="float" office:value="4.729693" calcext:value-type="float">
            <text:p>4.729693</text:p>
          </table:table-cell>
          <table:table-cell office:value-type="float" office:value="4449" calcext:value-type="float">
            <text:p>4449</text:p>
          </table:table-cell>
          <table:table-cell table:formula="of:=([.E1229]-[.C1229])/[.E1229]" office:value-type="float" office:value="0.0119127893908744" calcext:value-type="float">
            <text:p>0.011912789390874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59" calcext:value-type="float">
            <text:p>9559</text:p>
          </table:table-cell>
          <table:table-cell office:value-type="float" office:value="4045" calcext:value-type="float">
            <text:p>4045</text:p>
          </table:table-cell>
          <table:table-cell office:value-type="float" office:value="5.00210900000025" calcext:value-type="float">
            <text:p>5.00210900000025</text:p>
          </table:table-cell>
          <table:table-cell office:value-type="float" office:value="4069" calcext:value-type="float">
            <text:p>4069</text:p>
          </table:table-cell>
          <table:table-cell table:formula="of:=([.E1230]-[.C1230])/[.E1230]" office:value-type="float" office:value="0.00589825509953306" calcext:value-type="float">
            <text:p>0.005898255099533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60" calcext:value-type="float">
            <text:p>9560</text:p>
          </table:table-cell>
          <table:table-cell office:value-type="float" office:value="3893" calcext:value-type="float">
            <text:p>3893</text:p>
          </table:table-cell>
          <table:table-cell office:value-type="float" office:value="2.17202699999984" calcext:value-type="float">
            <text:p>2.17202699999984</text:p>
          </table:table-cell>
          <table:table-cell office:value-type="float" office:value="4587" calcext:value-type="float">
            <text:p>4587</text:p>
          </table:table-cell>
          <table:table-cell table:formula="of:=([.E1231]-[.C1231])/[.E1231]" office:value-type="float" office:value="0.151297144102899" calcext:value-type="float">
            <text:p>0.151297144102899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61" calcext:value-type="float">
            <text:p>9561</text:p>
          </table:table-cell>
          <table:table-cell office:value-type="float" office:value="3880" calcext:value-type="float">
            <text:p>3880</text:p>
          </table:table-cell>
          <table:table-cell office:value-type="float" office:value="2.21090000000004" calcext:value-type="float">
            <text:p>2.21090000000004</text:p>
          </table:table-cell>
          <table:table-cell office:value-type="float" office:value="4544" calcext:value-type="float">
            <text:p>4544</text:p>
          </table:table-cell>
          <table:table-cell table:formula="of:=([.E1232]-[.C1232])/[.E1232]" office:value-type="float" office:value="0.14612676056338" calcext:value-type="float">
            <text:p>0.14612676056338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62" calcext:value-type="float">
            <text:p>9562</text:p>
          </table:table-cell>
          <table:table-cell office:value-type="float" office:value="3983" calcext:value-type="float">
            <text:p>3983</text:p>
          </table:table-cell>
          <table:table-cell office:value-type="float" office:value="5.51419400000009" calcext:value-type="float">
            <text:p>5.51419400000009</text:p>
          </table:table-cell>
          <table:table-cell office:value-type="float" office:value="4245" calcext:value-type="float">
            <text:p>4245</text:p>
          </table:table-cell>
          <table:table-cell table:formula="of:=([.E1233]-[.C1233])/[.E1233]" office:value-type="float" office:value="0.0617196702002356" calcext:value-type="float">
            <text:p>0.061719670200236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63" calcext:value-type="float">
            <text:p>9563</text:p>
          </table:table-cell>
          <table:table-cell office:value-type="float" office:value="3591" calcext:value-type="float">
            <text:p>3591</text:p>
          </table:table-cell>
          <table:table-cell office:value-type="float" office:value="3.96725099999981" calcext:value-type="float">
            <text:p>3.96725099999981</text:p>
          </table:table-cell>
          <table:table-cell office:value-type="float" office:value="3761" calcext:value-type="float">
            <text:p>3761</text:p>
          </table:table-cell>
          <table:table-cell table:formula="of:=([.E1234]-[.C1234])/[.E1234]" office:value-type="float" office:value="0.0452007444828503" calcext:value-type="float">
            <text:p>0.04520074448285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64" calcext:value-type="float">
            <text:p>9564</text:p>
          </table:table-cell>
          <table:table-cell office:value-type="float" office:value="3995" calcext:value-type="float">
            <text:p>3995</text:p>
          </table:table-cell>
          <table:table-cell office:value-type="float" office:value="4.43665799999985" calcext:value-type="float">
            <text:p>4.43665799999985</text:p>
          </table:table-cell>
          <table:table-cell office:value-type="float" office:value="4231" calcext:value-type="float">
            <text:p>4231</text:p>
          </table:table-cell>
          <table:table-cell table:formula="of:=([.E1235]-[.C1235])/[.E1235]" office:value-type="float" office:value="0.0557787757031435" calcext:value-type="float">
            <text:p>0.055778775703144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65" calcext:value-type="float">
            <text:p>9565</text:p>
          </table:table-cell>
          <table:table-cell office:value-type="float" office:value="4605" calcext:value-type="float">
            <text:p>4605</text:p>
          </table:table-cell>
          <table:table-cell office:value-type="float" office:value="4.10343000000012" calcext:value-type="float">
            <text:p>4.10343000000012</text:p>
          </table:table-cell>
          <table:table-cell office:value-type="float" office:value="4656" calcext:value-type="float">
            <text:p>4656</text:p>
          </table:table-cell>
          <table:table-cell table:formula="of:=([.E1236]-[.C1236])/[.E1236]" office:value-type="float" office:value="0.0109536082474227" calcext:value-type="float">
            <text:p>0.010953608247423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66" calcext:value-type="float">
            <text:p>9566</text:p>
          </table:table-cell>
          <table:table-cell office:value-type="float" office:value="4242" calcext:value-type="float">
            <text:p>4242</text:p>
          </table:table-cell>
          <table:table-cell office:value-type="float" office:value="2.17266399999994" calcext:value-type="float">
            <text:p>2.17266399999994</text:p>
          </table:table-cell>
          <table:table-cell office:value-type="float" office:value="5039" calcext:value-type="float">
            <text:p>5039</text:p>
          </table:table-cell>
          <table:table-cell table:formula="of:=([.E1237]-[.C1237])/[.E1237]" office:value-type="float" office:value="0.158166302837865" calcext:value-type="float">
            <text:p>0.158166302837865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5.38768200000004" calcext:value-type="float">
            <text:p>5.38768200000004</text:p>
          </table:table-cell>
          <table:table-cell office:value-type="float" office:value="599" calcext:value-type="float">
            <text:p>599</text:p>
          </table:table-cell>
          <table:table-cell table:formula="of:=([.E1238]-[.C1238])/[.E123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68" calcext:value-type="float">
            <text:p>9568</text:p>
          </table:table-cell>
          <table:table-cell office:value-type="float" office:value="4606" calcext:value-type="float">
            <text:p>4606</text:p>
          </table:table-cell>
          <table:table-cell office:value-type="float" office:value="5.21697299999983" calcext:value-type="float">
            <text:p>5.21697299999983</text:p>
          </table:table-cell>
          <table:table-cell office:value-type="float" office:value="4772" calcext:value-type="float">
            <text:p>4772</text:p>
          </table:table-cell>
          <table:table-cell table:formula="of:=([.E1239]-[.C1239])/[.E1239]" office:value-type="float" office:value="0.0347862531433361" calcext:value-type="float">
            <text:p>0.034786253143336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69" calcext:value-type="float">
            <text:p>9569</text:p>
          </table:table-cell>
          <table:table-cell office:value-type="float" office:value="4398" calcext:value-type="float">
            <text:p>4398</text:p>
          </table:table-cell>
          <table:table-cell office:value-type="float" office:value="4.75555999999983" calcext:value-type="float">
            <text:p>4.75555999999983</text:p>
          </table:table-cell>
          <table:table-cell office:value-type="float" office:value="4473" calcext:value-type="float">
            <text:p>4473</text:p>
          </table:table-cell>
          <table:table-cell table:formula="of:=([.E1240]-[.C1240])/[.E1240]" office:value-type="float" office:value="0.016767270288397" calcext:value-type="float">
            <text:p>0.016767270288397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70" calcext:value-type="float">
            <text:p>9570</text:p>
          </table:table-cell>
          <table:table-cell office:value-type="float" office:value="3971" calcext:value-type="float">
            <text:p>3971</text:p>
          </table:table-cell>
          <table:table-cell office:value-type="float" office:value="2.13649100000021" calcext:value-type="float">
            <text:p>2.13649100000021</text:p>
          </table:table-cell>
          <table:table-cell office:value-type="float" office:value="4479" calcext:value-type="float">
            <text:p>4479</text:p>
          </table:table-cell>
          <table:table-cell table:formula="of:=([.E1241]-[.C1241])/[.E1241]" office:value-type="float" office:value="0.113418173699486" calcext:value-type="float">
            <text:p>0.113418173699486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71" calcext:value-type="float">
            <text:p>9571</text:p>
          </table:table-cell>
          <table:table-cell office:value-type="float" office:value="3870" calcext:value-type="float">
            <text:p>3870</text:p>
          </table:table-cell>
          <table:table-cell office:value-type="float" office:value="2.22952299999997" calcext:value-type="float">
            <text:p>2.22952299999997</text:p>
          </table:table-cell>
          <table:table-cell office:value-type="float" office:value="4311" calcext:value-type="float">
            <text:p>4311</text:p>
          </table:table-cell>
          <table:table-cell table:formula="of:=([.E1242]-[.C1242])/[.E1242]" office:value-type="float" office:value="0.102296450939457" calcext:value-type="float">
            <text:p>0.102296450939457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72" calcext:value-type="float">
            <text:p>9572</text:p>
          </table:table-cell>
          <table:table-cell office:value-type="float" office:value="3920" calcext:value-type="float">
            <text:p>3920</text:p>
          </table:table-cell>
          <table:table-cell office:value-type="float" office:value="2.20706400000017" calcext:value-type="float">
            <text:p>2.20706400000017</text:p>
          </table:table-cell>
          <table:table-cell office:value-type="float" office:value="4562" calcext:value-type="float">
            <text:p>4562</text:p>
          </table:table-cell>
          <table:table-cell table:formula="of:=([.E1243]-[.C1243])/[.E1243]" office:value-type="float" office:value="0.140727750986409" calcext:value-type="float">
            <text:p>0.140727750986409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73" calcext:value-type="float">
            <text:p>9573</text:p>
          </table:table-cell>
          <table:table-cell office:value-type="float" office:value="4442" calcext:value-type="float">
            <text:p>4442</text:p>
          </table:table-cell>
          <table:table-cell office:value-type="float" office:value="3.95426299999986" calcext:value-type="float">
            <text:p>3.95426299999986</text:p>
          </table:table-cell>
          <table:table-cell office:value-type="float" office:value="4738" calcext:value-type="float">
            <text:p>4738</text:p>
          </table:table-cell>
          <table:table-cell table:formula="of:=([.E1244]-[.C1244])/[.E1244]" office:value-type="float" office:value="0.062473617560152" calcext:value-type="float">
            <text:p>0.062473617560152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74" calcext:value-type="float">
            <text:p>9574</text:p>
          </table:table-cell>
          <table:table-cell office:value-type="float" office:value="4677" calcext:value-type="float">
            <text:p>4677</text:p>
          </table:table-cell>
          <table:table-cell office:value-type="float" office:value="5.05629699999986" calcext:value-type="float">
            <text:p>5.05629699999986</text:p>
          </table:table-cell>
          <table:table-cell office:value-type="float" office:value="4876" calcext:value-type="float">
            <text:p>4876</text:p>
          </table:table-cell>
          <table:table-cell table:formula="of:=([.E1245]-[.C1245])/[.E1245]" office:value-type="float" office:value="0.0408121410992617" calcext:value-type="float">
            <text:p>0.040812141099262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75" calcext:value-type="float">
            <text:p>9575</text:p>
          </table:table-cell>
          <table:table-cell office:value-type="float" office:value="5014" calcext:value-type="float">
            <text:p>5014</text:p>
          </table:table-cell>
          <table:table-cell office:value-type="float" office:value="7.45792000000006" calcext:value-type="float">
            <text:p>7.45792000000006</text:p>
          </table:table-cell>
          <table:table-cell office:value-type="float" office:value="5061" calcext:value-type="float">
            <text:p>5061</text:p>
          </table:table-cell>
          <table:table-cell table:formula="of:=([.E1246]-[.C1246])/[.E1246]" office:value-type="float" office:value="0.00928670223276032" calcext:value-type="float">
            <text:p>0.00928670223276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76" calcext:value-type="float">
            <text:p>9576</text:p>
          </table:table-cell>
          <table:table-cell office:value-type="float" office:value="4252" calcext:value-type="float">
            <text:p>4252</text:p>
          </table:table-cell>
          <table:table-cell office:value-type="float" office:value="2.22298799999999" calcext:value-type="float">
            <text:p>2.22298799999999</text:p>
          </table:table-cell>
          <table:table-cell office:value-type="float" office:value="5063" calcext:value-type="float">
            <text:p>5063</text:p>
          </table:table-cell>
          <table:table-cell table:formula="of:=([.E1247]-[.C1247])/[.E1247]" office:value-type="float" office:value="0.160181710448351" calcext:value-type="float">
            <text:p>0.160181710448351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77" calcext:value-type="float">
            <text:p>9577</text:p>
          </table:table-cell>
          <table:table-cell office:value-type="float" office:value="4381" calcext:value-type="float">
            <text:p>4381</text:p>
          </table:table-cell>
          <table:table-cell office:value-type="float" office:value="2.2188729999998" calcext:value-type="float">
            <text:p>2.2188729999998</text:p>
          </table:table-cell>
          <table:table-cell office:value-type="float" office:value="4870" calcext:value-type="float">
            <text:p>4870</text:p>
          </table:table-cell>
          <table:table-cell table:formula="of:=([.E1248]-[.C1248])/[.E1248]" office:value-type="float" office:value="0.10041067761807" calcext:value-type="float">
            <text:p>0.10041067761807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78" calcext:value-type="float">
            <text:p>9578</text:p>
          </table:table-cell>
          <table:table-cell office:value-type="float" office:value="4614" calcext:value-type="float">
            <text:p>4614</text:p>
          </table:table-cell>
          <table:table-cell office:value-type="float" office:value="2.20615100000032" calcext:value-type="float">
            <text:p>2.20615100000032</text:p>
          </table:table-cell>
          <table:table-cell office:value-type="float" office:value="5232" calcext:value-type="float">
            <text:p>5232</text:p>
          </table:table-cell>
          <table:table-cell table:formula="of:=([.E1249]-[.C1249])/[.E1249]" office:value-type="float" office:value="0.118119266055046" calcext:value-type="float">
            <text:p>0.118119266055046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79" calcext:value-type="float">
            <text:p>9579</text:p>
          </table:table-cell>
          <table:table-cell office:value-type="float" office:value="4098" calcext:value-type="float">
            <text:p>4098</text:p>
          </table:table-cell>
          <table:table-cell office:value-type="float" office:value="4.84769600000004" calcext:value-type="float">
            <text:p>4.84769600000004</text:p>
          </table:table-cell>
          <table:table-cell office:value-type="float" office:value="4567" calcext:value-type="float">
            <text:p>4567</text:p>
          </table:table-cell>
          <table:table-cell table:formula="of:=([.E1250]-[.C1250])/[.E1250]" office:value-type="float" office:value="0.102693234070506" calcext:value-type="float">
            <text:p>0.102693234070506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80" calcext:value-type="float">
            <text:p>9580</text:p>
          </table:table-cell>
          <table:table-cell office:value-type="float" office:value="4293" calcext:value-type="float">
            <text:p>4293</text:p>
          </table:table-cell>
          <table:table-cell office:value-type="float" office:value="6.10250500000007" calcext:value-type="float">
            <text:p>6.10250500000007</text:p>
          </table:table-cell>
          <table:table-cell office:value-type="float" office:value="4483" calcext:value-type="float">
            <text:p>4483</text:p>
          </table:table-cell>
          <table:table-cell table:formula="of:=([.E1251]-[.C1251])/[.E1251]" office:value-type="float" office:value="0.0423823332589784" calcext:value-type="float">
            <text:p>0.042382333258978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81" calcext:value-type="float">
            <text:p>9581</text:p>
          </table:table-cell>
          <table:table-cell office:value-type="float" office:value="4504" calcext:value-type="float">
            <text:p>4504</text:p>
          </table:table-cell>
          <table:table-cell office:value-type="float" office:value="4.04001599999992" calcext:value-type="float">
            <text:p>4.04001599999992</text:p>
          </table:table-cell>
          <table:table-cell office:value-type="float" office:value="4907" calcext:value-type="float">
            <text:p>4907</text:p>
          </table:table-cell>
          <table:table-cell table:formula="of:=([.E1252]-[.C1252])/[.E1252]" office:value-type="float" office:value="0.082127572855105" calcext:value-type="float">
            <text:p>0.082127572855105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82" calcext:value-type="float">
            <text:p>9582</text:p>
          </table:table-cell>
          <table:table-cell office:value-type="float" office:value="4370" calcext:value-type="float">
            <text:p>4370</text:p>
          </table:table-cell>
          <table:table-cell office:value-type="float" office:value="2.25802199999998" calcext:value-type="float">
            <text:p>2.25802199999998</text:p>
          </table:table-cell>
          <table:table-cell office:value-type="float" office:value="5088" calcext:value-type="float">
            <text:p>5088</text:p>
          </table:table-cell>
          <table:table-cell table:formula="of:=([.E1253]-[.C1253])/[.E1253]" office:value-type="float" office:value="0.141116352201258" calcext:value-type="float">
            <text:p>0.141116352201258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83" calcext:value-type="float">
            <text:p>9583</text:p>
          </table:table-cell>
          <table:table-cell office:value-type="float" office:value="3975" calcext:value-type="float">
            <text:p>3975</text:p>
          </table:table-cell>
          <table:table-cell office:value-type="float" office:value="3.55500200000006" calcext:value-type="float">
            <text:p>3.55500200000006</text:p>
          </table:table-cell>
          <table:table-cell office:value-type="float" office:value="4192" calcext:value-type="float">
            <text:p>4192</text:p>
          </table:table-cell>
          <table:table-cell table:formula="of:=([.E1254]-[.C1254])/[.E1254]" office:value-type="float" office:value="0.0517652671755725" calcext:value-type="float">
            <text:p>0.051765267175573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84" calcext:value-type="float">
            <text:p>9584</text:p>
          </table:table-cell>
          <table:table-cell office:value-type="float" office:value="4869" calcext:value-type="float">
            <text:p>4869</text:p>
          </table:table-cell>
          <table:table-cell office:value-type="float" office:value="3.8400009999998" calcext:value-type="float">
            <text:p>3.8400009999998</text:p>
          </table:table-cell>
          <table:table-cell office:value-type="float" office:value="5210" calcext:value-type="float">
            <text:p>5210</text:p>
          </table:table-cell>
          <table:table-cell table:formula="of:=([.E1255]-[.C1255])/[.E1255]" office:value-type="float" office:value="0.0654510556621881" calcext:value-type="float">
            <text:p>0.065451055662188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85" calcext:value-type="float">
            <text:p>9585</text:p>
          </table:table-cell>
          <table:table-cell office:value-type="float" office:value="4597" calcext:value-type="float">
            <text:p>4597</text:p>
          </table:table-cell>
          <table:table-cell office:value-type="float" office:value="4.54207500000007" calcext:value-type="float">
            <text:p>4.54207500000007</text:p>
          </table:table-cell>
          <table:table-cell office:value-type="float" office:value="4667" calcext:value-type="float">
            <text:p>4667</text:p>
          </table:table-cell>
          <table:table-cell table:formula="of:=([.E1256]-[.C1256])/[.E1256]" office:value-type="float" office:value="0.0149989286479537" calcext:value-type="float">
            <text:p>0.014998928647954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86" calcext:value-type="float">
            <text:p>9586</text:p>
          </table:table-cell>
          <table:table-cell office:value-type="float" office:value="4563" calcext:value-type="float">
            <text:p>4563</text:p>
          </table:table-cell>
          <table:table-cell office:value-type="float" office:value="4.58326300000022" calcext:value-type="float">
            <text:p>4.58326300000022</text:p>
          </table:table-cell>
          <table:table-cell office:value-type="float" office:value="4700" calcext:value-type="float">
            <text:p>4700</text:p>
          </table:table-cell>
          <table:table-cell table:formula="of:=([.E1257]-[.C1257])/[.E1257]" office:value-type="float" office:value="0.0291489361702128" calcext:value-type="float">
            <text:p>0.029148936170213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87" calcext:value-type="float">
            <text:p>9587</text:p>
          </table:table-cell>
          <table:table-cell office:value-type="float" office:value="4777" calcext:value-type="float">
            <text:p>4777</text:p>
          </table:table-cell>
          <table:table-cell office:value-type="float" office:value="4.74152599999979" calcext:value-type="float">
            <text:p>4.74152599999979</text:p>
          </table:table-cell>
          <table:table-cell office:value-type="float" office:value="5043" calcext:value-type="float">
            <text:p>5043</text:p>
          </table:table-cell>
          <table:table-cell table:formula="of:=([.E1258]-[.C1258])/[.E1258]" office:value-type="float" office:value="0.0527463811223478" calcext:value-type="float">
            <text:p>0.052746381122348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88" calcext:value-type="float">
            <text:p>9588</text:p>
          </table:table-cell>
          <table:table-cell office:value-type="float" office:value="4520" calcext:value-type="float">
            <text:p>4520</text:p>
          </table:table-cell>
          <table:table-cell office:value-type="float" office:value="5.03464900000017" calcext:value-type="float">
            <text:p>5.03464900000017</text:p>
          </table:table-cell>
          <table:table-cell office:value-type="float" office:value="4805" calcext:value-type="float">
            <text:p>4805</text:p>
          </table:table-cell>
          <table:table-cell table:formula="of:=([.E1259]-[.C1259])/[.E1259]" office:value-type="float" office:value="0.0593132154006243" calcext:value-type="float">
            <text:p>0.059313215400624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89" calcext:value-type="float">
            <text:p>9589</text:p>
          </table:table-cell>
          <table:table-cell office:value-type="float" office:value="4097" calcext:value-type="float">
            <text:p>4097</text:p>
          </table:table-cell>
          <table:table-cell office:value-type="float" office:value="3.375137" calcext:value-type="float">
            <text:p>3.375137</text:p>
          </table:table-cell>
          <table:table-cell office:value-type="float" office:value="4614" calcext:value-type="float">
            <text:p>4614</text:p>
          </table:table-cell>
          <table:table-cell table:formula="of:=([.E1260]-[.C1260])/[.E1260]" office:value-type="float" office:value="0.112050281751192" calcext:value-type="float">
            <text:p>0.112050281751192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90" calcext:value-type="float">
            <text:p>9590</text:p>
          </table:table-cell>
          <table:table-cell office:value-type="float" office:value="4871" calcext:value-type="float">
            <text:p>4871</text:p>
          </table:table-cell>
          <table:table-cell office:value-type="float" office:value="4.2774800000002" calcext:value-type="float">
            <text:p>4.2774800000002</text:p>
          </table:table-cell>
          <table:table-cell office:value-type="float" office:value="5157" calcext:value-type="float">
            <text:p>5157</text:p>
          </table:table-cell>
          <table:table-cell table:formula="of:=([.E1261]-[.C1261])/[.E1261]" office:value-type="float" office:value="0.0554585999612178" calcext:value-type="float">
            <text:p>0.055458599961218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91" calcext:value-type="float">
            <text:p>9591</text:p>
          </table:table-cell>
          <table:table-cell office:value-type="float" office:value="4071" calcext:value-type="float">
            <text:p>4071</text:p>
          </table:table-cell>
          <table:table-cell office:value-type="float" office:value="5.34360200000015" calcext:value-type="float">
            <text:p>5.34360200000015</text:p>
          </table:table-cell>
          <table:table-cell office:value-type="float" office:value="4522" calcext:value-type="float">
            <text:p>4522</text:p>
          </table:table-cell>
          <table:table-cell table:formula="of:=([.E1262]-[.C1262])/[.E1262]" office:value-type="float" office:value="0.099734630694383" calcext:value-type="float">
            <text:p>0.099734630694383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92" calcext:value-type="float">
            <text:p>9592</text:p>
          </table:table-cell>
          <table:table-cell office:value-type="float" office:value="4102" calcext:value-type="float">
            <text:p>4102</text:p>
          </table:table-cell>
          <table:table-cell office:value-type="float" office:value="4.78471500000001" calcext:value-type="float">
            <text:p>4.78471500000001</text:p>
          </table:table-cell>
          <table:table-cell office:value-type="float" office:value="4366" calcext:value-type="float">
            <text:p>4366</text:p>
          </table:table-cell>
          <table:table-cell table:formula="of:=([.E1263]-[.C1263])/[.E1263]" office:value-type="float" office:value="0.0604672469079249" calcext:value-type="float">
            <text:p>0.060467246907925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93" calcext:value-type="float">
            <text:p>9593</text:p>
          </table:table-cell>
          <table:table-cell office:value-type="float" office:value="4139" calcext:value-type="float">
            <text:p>4139</text:p>
          </table:table-cell>
          <table:table-cell office:value-type="float" office:value="2.13198299999999" calcext:value-type="float">
            <text:p>2.13198299999999</text:p>
          </table:table-cell>
          <table:table-cell office:value-type="float" office:value="4994" calcext:value-type="float">
            <text:p>4994</text:p>
          </table:table-cell>
          <table:table-cell table:formula="of:=([.E1264]-[.C1264])/[.E1264]" office:value-type="float" office:value="0.171205446535843" calcext:value-type="float">
            <text:p>0.171205446535843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94" calcext:value-type="float">
            <text:p>9594</text:p>
          </table:table-cell>
          <table:table-cell office:value-type="float" office:value="3780" calcext:value-type="float">
            <text:p>3780</text:p>
          </table:table-cell>
          <table:table-cell office:value-type="float" office:value="2.15688699999987" calcext:value-type="float">
            <text:p>2.15688699999987</text:p>
          </table:table-cell>
          <table:table-cell office:value-type="float" office:value="4215" calcext:value-type="float">
            <text:p>4215</text:p>
          </table:table-cell>
          <table:table-cell table:formula="of:=([.E1265]-[.C1265])/[.E1265]" office:value-type="float" office:value="0.103202846975089" calcext:value-type="float">
            <text:p>0.103202846975089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95" calcext:value-type="float">
            <text:p>9595</text:p>
          </table:table-cell>
          <table:table-cell office:value-type="float" office:value="4241" calcext:value-type="float">
            <text:p>4241</text:p>
          </table:table-cell>
          <table:table-cell office:value-type="float" office:value="4.6080350000002" calcext:value-type="float">
            <text:p>4.6080350000002</text:p>
          </table:table-cell>
          <table:table-cell office:value-type="float" office:value="4373" calcext:value-type="float">
            <text:p>4373</text:p>
          </table:table-cell>
          <table:table-cell table:formula="of:=([.E1266]-[.C1266])/[.E1266]" office:value-type="float" office:value="0.0301852275325863" calcext:value-type="float">
            <text:p>0.030185227532586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96" calcext:value-type="float">
            <text:p>9596</text:p>
          </table:table-cell>
          <table:table-cell office:value-type="float" office:value="3665" calcext:value-type="float">
            <text:p>3665</text:p>
          </table:table-cell>
          <table:table-cell office:value-type="float" office:value="2.17071799999985" calcext:value-type="float">
            <text:p>2.17071799999985</text:p>
          </table:table-cell>
          <table:table-cell office:value-type="float" office:value="4244" calcext:value-type="float">
            <text:p>4244</text:p>
          </table:table-cell>
          <table:table-cell table:formula="of:=([.E1267]-[.C1267])/[.E1267]" office:value-type="float" office:value="0.136427898209237" calcext:value-type="float">
            <text:p>0.136427898209237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97" calcext:value-type="float">
            <text:p>9597</text:p>
          </table:table-cell>
          <table:table-cell office:value-type="float" office:value="4658" calcext:value-type="float">
            <text:p>4658</text:p>
          </table:table-cell>
          <table:table-cell office:value-type="float" office:value="4.19938700000012" calcext:value-type="float">
            <text:p>4.19938700000012</text:p>
          </table:table-cell>
          <table:table-cell office:value-type="float" office:value="4864" calcext:value-type="float">
            <text:p>4864</text:p>
          </table:table-cell>
          <table:table-cell table:formula="of:=([.E1268]-[.C1268])/[.E1268]" office:value-type="float" office:value="0.0423519736842105" calcext:value-type="float">
            <text:p>0.042351973684211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98" calcext:value-type="float">
            <text:p>9598</text:p>
          </table:table-cell>
          <table:table-cell office:value-type="float" office:value="4335" calcext:value-type="float">
            <text:p>4335</text:p>
          </table:table-cell>
          <table:table-cell office:value-type="float" office:value="5.10157500000014" calcext:value-type="float">
            <text:p>5.10157500000014</text:p>
          </table:table-cell>
          <table:table-cell office:value-type="float" office:value="4814" calcext:value-type="float">
            <text:p>4814</text:p>
          </table:table-cell>
          <table:table-cell table:formula="of:=([.E1269]-[.C1269])/[.E1269]" office:value-type="float" office:value="0.099501454092231" calcext:value-type="float">
            <text:p>0.099501454092231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99" calcext:value-type="float">
            <text:p>9599</text:p>
          </table:table-cell>
          <table:table-cell office:value-type="float" office:value="3344" calcext:value-type="float">
            <text:p>3344</text:p>
          </table:table-cell>
          <table:table-cell office:value-type="float" office:value="2.22003499999983" calcext:value-type="float">
            <text:p>2.22003499999983</text:p>
          </table:table-cell>
          <table:table-cell office:value-type="float" office:value="3884" calcext:value-type="float">
            <text:p>3884</text:p>
          </table:table-cell>
          <table:table-cell table:formula="of:=([.E1270]-[.C1270])/[.E1270]" office:value-type="float" office:value="0.13903192584964" calcext:value-type="float">
            <text:p>0.13903192584964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50" calcext:value-type="float">
            <text:p>9550</text:p>
          </table:table-cell>
          <table:table-cell office:value-type="float" office:value="4059" calcext:value-type="float">
            <text:p>4059</text:p>
          </table:table-cell>
          <table:table-cell office:value-type="float" office:value="7.40883600000007" calcext:value-type="float">
            <text:p>7.40883600000007</text:p>
          </table:table-cell>
          <table:table-cell office:value-type="float" office:value="4068" calcext:value-type="float">
            <text:p>4068</text:p>
          </table:table-cell>
          <table:table-cell table:formula="of:=([.E1271]-[.C1271])/[.E1271]" office:value-type="float" office:value="0.00221238938053097" calcext:value-type="float">
            <text:p>0.002212389380531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51" calcext:value-type="float">
            <text:p>9551</text:p>
          </table:table-cell>
          <table:table-cell office:value-type="float" office:value="4247" calcext:value-type="float">
            <text:p>4247</text:p>
          </table:table-cell>
          <table:table-cell office:value-type="float" office:value="5.63714299999992" calcext:value-type="float">
            <text:p>5.63714299999992</text:p>
          </table:table-cell>
          <table:table-cell office:value-type="float" office:value="4454" calcext:value-type="float">
            <text:p>4454</text:p>
          </table:table-cell>
          <table:table-cell table:formula="of:=([.E1272]-[.C1272])/[.E1272]" office:value-type="float" office:value="0.0464750785810507" calcext:value-type="float">
            <text:p>0.046475078581051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52" calcext:value-type="float">
            <text:p>9552</text:p>
          </table:table-cell>
          <table:table-cell office:value-type="float" office:value="4268" calcext:value-type="float">
            <text:p>4268</text:p>
          </table:table-cell>
          <table:table-cell office:value-type="float" office:value="2.32846199999994" calcext:value-type="float">
            <text:p>2.32846199999994</text:p>
          </table:table-cell>
          <table:table-cell office:value-type="float" office:value="5023" calcext:value-type="float">
            <text:p>5023</text:p>
          </table:table-cell>
          <table:table-cell table:formula="of:=([.E1273]-[.C1273])/[.E1273]" office:value-type="float" office:value="0.150308580529564" calcext:value-type="float">
            <text:p>0.150308580529564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53" calcext:value-type="float">
            <text:p>9553</text:p>
          </table:table-cell>
          <table:table-cell office:value-type="float" office:value="5359" calcext:value-type="float">
            <text:p>5359</text:p>
          </table:table-cell>
          <table:table-cell office:value-type="float" office:value="4.78433199999995" calcext:value-type="float">
            <text:p>4.78433199999995</text:p>
          </table:table-cell>
          <table:table-cell office:value-type="float" office:value="5386" calcext:value-type="float">
            <text:p>5386</text:p>
          </table:table-cell>
          <table:table-cell table:formula="of:=([.E1274]-[.C1274])/[.E1274]" office:value-type="float" office:value="0.00501299665800223" calcext:value-type="float">
            <text:p>0.005012996658002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54" calcext:value-type="float">
            <text:p>9554</text:p>
          </table:table-cell>
          <table:table-cell office:value-type="float" office:value="4728" calcext:value-type="float">
            <text:p>4728</text:p>
          </table:table-cell>
          <table:table-cell office:value-type="float" office:value="6.45598500000006" calcext:value-type="float">
            <text:p>6.45598500000006</text:p>
          </table:table-cell>
          <table:table-cell office:value-type="float" office:value="4995" calcext:value-type="float">
            <text:p>4995</text:p>
          </table:table-cell>
          <table:table-cell table:formula="of:=([.E1275]-[.C1275])/[.E1275]" office:value-type="float" office:value="0.0534534534534535" calcext:value-type="float">
            <text:p>0.053453453453454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55" calcext:value-type="float">
            <text:p>9555</text:p>
          </table:table-cell>
          <table:table-cell office:value-type="float" office:value="3558" calcext:value-type="float">
            <text:p>3558</text:p>
          </table:table-cell>
          <table:table-cell office:value-type="float" office:value="5.8417420000003" calcext:value-type="float">
            <text:p>5.8417420000003</text:p>
          </table:table-cell>
          <table:table-cell office:value-type="float" office:value="3617" calcext:value-type="float">
            <text:p>3617</text:p>
          </table:table-cell>
          <table:table-cell table:formula="of:=([.E1276]-[.C1276])/[.E1276]" office:value-type="float" office:value="0.0163118606580039" calcext:value-type="float">
            <text:p>0.016311860658004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56" calcext:value-type="float">
            <text:p>9556</text:p>
          </table:table-cell>
          <table:table-cell office:value-type="float" office:value="4379" calcext:value-type="float">
            <text:p>4379</text:p>
          </table:table-cell>
          <table:table-cell office:value-type="float" office:value="5.50657000000001" calcext:value-type="float">
            <text:p>5.50657000000001</text:p>
          </table:table-cell>
          <table:table-cell office:value-type="float" office:value="4569" calcext:value-type="float">
            <text:p>4569</text:p>
          </table:table-cell>
          <table:table-cell table:formula="of:=([.E1277]-[.C1277])/[.E1277]" office:value-type="float" office:value="0.0415845918144014" calcext:value-type="float">
            <text:p>0.041584591814401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57" calcext:value-type="float">
            <text:p>9557</text:p>
          </table:table-cell>
          <table:table-cell office:value-type="float" office:value="4576" calcext:value-type="float">
            <text:p>4576</text:p>
          </table:table-cell>
          <table:table-cell office:value-type="float" office:value="5.23612200000002" calcext:value-type="float">
            <text:p>5.23612200000002</text:p>
          </table:table-cell>
          <table:table-cell office:value-type="float" office:value="4660" calcext:value-type="float">
            <text:p>4660</text:p>
          </table:table-cell>
          <table:table-cell table:formula="of:=([.E1278]-[.C1278])/[.E1278]" office:value-type="float" office:value="0.0180257510729614" calcext:value-type="float">
            <text:p>0.018025751072961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58" calcext:value-type="float">
            <text:p>9558</text:p>
          </table:table-cell>
          <table:table-cell office:value-type="float" office:value="4297" calcext:value-type="float">
            <text:p>4297</text:p>
          </table:table-cell>
          <table:table-cell office:value-type="float" office:value="6.15408199999979" calcext:value-type="float">
            <text:p>6.15408199999979</text:p>
          </table:table-cell>
          <table:table-cell office:value-type="float" office:value="4449" calcext:value-type="float">
            <text:p>4449</text:p>
          </table:table-cell>
          <table:table-cell table:formula="of:=([.E1279]-[.C1279])/[.E1279]" office:value-type="float" office:value="0.034164980894583" calcext:value-type="float">
            <text:p>0.034164980894583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59" calcext:value-type="float">
            <text:p>9559</text:p>
          </table:table-cell>
          <table:table-cell office:value-type="float" office:value="3843" calcext:value-type="float">
            <text:p>3843</text:p>
          </table:table-cell>
          <table:table-cell office:value-type="float" office:value="6.15990500000021" calcext:value-type="float">
            <text:p>6.15990500000021</text:p>
          </table:table-cell>
          <table:table-cell office:value-type="float" office:value="4069" calcext:value-type="float">
            <text:p>4069</text:p>
          </table:table-cell>
          <table:table-cell table:formula="of:=([.E1280]-[.C1280])/[.E1280]" office:value-type="float" office:value="0.0555419021872696" calcext:value-type="float">
            <text:p>0.05554190218727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60" calcext:value-type="float">
            <text:p>9560</text:p>
          </table:table-cell>
          <table:table-cell office:value-type="float" office:value="4157" calcext:value-type="float">
            <text:p>4157</text:p>
          </table:table-cell>
          <table:table-cell office:value-type="float" office:value="2.37657899999976" calcext:value-type="float">
            <text:p>2.37657899999976</text:p>
          </table:table-cell>
          <table:table-cell office:value-type="float" office:value="4587" calcext:value-type="float">
            <text:p>4587</text:p>
          </table:table-cell>
          <table:table-cell table:formula="of:=([.E1281]-[.C1281])/[.E1281]" office:value-type="float" office:value="0.0937431872683671" calcext:value-type="float">
            <text:p>0.093743187268367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61" calcext:value-type="float">
            <text:p>9561</text:p>
          </table:table-cell>
          <table:table-cell office:value-type="float" office:value="4531" calcext:value-type="float">
            <text:p>4531</text:p>
          </table:table-cell>
          <table:table-cell office:value-type="float" office:value="5.69847699999991" calcext:value-type="float">
            <text:p>5.69847699999991</text:p>
          </table:table-cell>
          <table:table-cell office:value-type="float" office:value="4544" calcext:value-type="float">
            <text:p>4544</text:p>
          </table:table-cell>
          <table:table-cell table:formula="of:=([.E1282]-[.C1282])/[.E1282]" office:value-type="float" office:value="0.00286091549295775" calcext:value-type="float">
            <text:p>0.002860915492958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62" calcext:value-type="float">
            <text:p>9562</text:p>
          </table:table-cell>
          <table:table-cell office:value-type="float" office:value="3789" calcext:value-type="float">
            <text:p>3789</text:p>
          </table:table-cell>
          <table:table-cell office:value-type="float" office:value="2.38893699999994" calcext:value-type="float">
            <text:p>2.38893699999994</text:p>
          </table:table-cell>
          <table:table-cell office:value-type="float" office:value="4245" calcext:value-type="float">
            <text:p>4245</text:p>
          </table:table-cell>
          <table:table-cell table:formula="of:=([.E1283]-[.C1283])/[.E1283]" office:value-type="float" office:value="0.107420494699647" calcext:value-type="float">
            <text:p>0.107420494699647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63" calcext:value-type="float">
            <text:p>9563</text:p>
          </table:table-cell>
          <table:table-cell office:value-type="float" office:value="3534" calcext:value-type="float">
            <text:p>3534</text:p>
          </table:table-cell>
          <table:table-cell office:value-type="float" office:value="4.77657999999997" calcext:value-type="float">
            <text:p>4.77657999999997</text:p>
          </table:table-cell>
          <table:table-cell office:value-type="float" office:value="3761" calcext:value-type="float">
            <text:p>3761</text:p>
          </table:table-cell>
          <table:table-cell table:formula="of:=([.E1284]-[.C1284])/[.E1284]" office:value-type="float" office:value="0.0603562882212178" calcext:value-type="float">
            <text:p>0.060356288221218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64" calcext:value-type="float">
            <text:p>9564</text:p>
          </table:table-cell>
          <table:table-cell office:value-type="float" office:value="4084" calcext:value-type="float">
            <text:p>4084</text:p>
          </table:table-cell>
          <table:table-cell office:value-type="float" office:value="7.83367799999996" calcext:value-type="float">
            <text:p>7.83367799999996</text:p>
          </table:table-cell>
          <table:table-cell office:value-type="float" office:value="4231" calcext:value-type="float">
            <text:p>4231</text:p>
          </table:table-cell>
          <table:table-cell table:formula="of:=([.E1285]-[.C1285])/[.E1285]" office:value-type="float" office:value="0.0347435594422122" calcext:value-type="float">
            <text:p>0.034743559442212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65" calcext:value-type="float">
            <text:p>9565</text:p>
          </table:table-cell>
          <table:table-cell office:value-type="float" office:value="4327" calcext:value-type="float">
            <text:p>4327</text:p>
          </table:table-cell>
          <table:table-cell office:value-type="float" office:value="5.80468800000017" calcext:value-type="float">
            <text:p>5.80468800000017</text:p>
          </table:table-cell>
          <table:table-cell office:value-type="float" office:value="4656" calcext:value-type="float">
            <text:p>4656</text:p>
          </table:table-cell>
          <table:table-cell table:formula="of:=([.E1286]-[.C1286])/[.E1286]" office:value-type="float" office:value="0.0706615120274914" calcext:value-type="float">
            <text:p>0.070661512027491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66" calcext:value-type="float">
            <text:p>9566</text:p>
          </table:table-cell>
          <table:table-cell office:value-type="float" office:value="4895" calcext:value-type="float">
            <text:p>4895</text:p>
          </table:table-cell>
          <table:table-cell office:value-type="float" office:value="5.51916500000016" calcext:value-type="float">
            <text:p>5.51916500000016</text:p>
          </table:table-cell>
          <table:table-cell office:value-type="float" office:value="5039" calcext:value-type="float">
            <text:p>5039</text:p>
          </table:table-cell>
          <table:table-cell table:formula="of:=([.E1287]-[.C1287])/[.E1287]" office:value-type="float" office:value="0.0285770986306807" calcext:value-type="float">
            <text:p>0.028577098630681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5.0933329999998" calcext:value-type="float">
            <text:p>5.0933329999998</text:p>
          </table:table-cell>
          <table:table-cell office:value-type="float" office:value="599" calcext:value-type="float">
            <text:p>599</text:p>
          </table:table-cell>
          <table:table-cell table:formula="of:=([.E1288]-[.C1288])/[.E128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68" calcext:value-type="float">
            <text:p>9568</text:p>
          </table:table-cell>
          <table:table-cell office:value-type="float" office:value="4492" calcext:value-type="float">
            <text:p>4492</text:p>
          </table:table-cell>
          <table:table-cell office:value-type="float" office:value="3.98334100000011" calcext:value-type="float">
            <text:p>3.98334100000011</text:p>
          </table:table-cell>
          <table:table-cell office:value-type="float" office:value="4772" calcext:value-type="float">
            <text:p>4772</text:p>
          </table:table-cell>
          <table:table-cell table:formula="of:=([.E1289]-[.C1289])/[.E1289]" office:value-type="float" office:value="0.0586756077116513" calcext:value-type="float">
            <text:p>0.058675607711651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69" calcext:value-type="float">
            <text:p>9569</text:p>
          </table:table-cell>
          <table:table-cell office:value-type="float" office:value="3956" calcext:value-type="float">
            <text:p>3956</text:p>
          </table:table-cell>
          <table:table-cell office:value-type="float" office:value="2.3666819999994" calcext:value-type="float">
            <text:p>2.3666819999994</text:p>
          </table:table-cell>
          <table:table-cell office:value-type="float" office:value="4473" calcext:value-type="float">
            <text:p>4473</text:p>
          </table:table-cell>
          <table:table-cell table:formula="of:=([.E1290]-[.C1290])/[.E1290]" office:value-type="float" office:value="0.115582383188017" calcext:value-type="float">
            <text:p>0.115582383188017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70" calcext:value-type="float">
            <text:p>9570</text:p>
          </table:table-cell>
          <table:table-cell office:value-type="float" office:value="4264" calcext:value-type="float">
            <text:p>4264</text:p>
          </table:table-cell>
          <table:table-cell office:value-type="float" office:value="4.8263649999999" calcext:value-type="float">
            <text:p>4.8263649999999</text:p>
          </table:table-cell>
          <table:table-cell office:value-type="float" office:value="4479" calcext:value-type="float">
            <text:p>4479</text:p>
          </table:table-cell>
          <table:table-cell table:formula="of:=([.E1291]-[.C1291])/[.E1291]" office:value-type="float" office:value="0.0480017861129716" calcext:value-type="float">
            <text:p>0.048001786112972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71" calcext:value-type="float">
            <text:p>9571</text:p>
          </table:table-cell>
          <table:table-cell office:value-type="float" office:value="4311" calcext:value-type="float">
            <text:p>4311</text:p>
          </table:table-cell>
          <table:table-cell office:value-type="float" office:value="5.53474199999982" calcext:value-type="float">
            <text:p>5.53474199999982</text:p>
          </table:table-cell>
          <table:table-cell office:value-type="float" office:value="4311" calcext:value-type="float">
            <text:p>4311</text:p>
          </table:table-cell>
          <table:table-cell table:formula="of:=([.E1292]-[.C1292])/[.E1292]" office:value-type="float" office:value="0" calcext:value-type="float">
            <text:p>0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72" calcext:value-type="float">
            <text:p>9572</text:p>
          </table:table-cell>
          <table:table-cell office:value-type="float" office:value="3883" calcext:value-type="float">
            <text:p>3883</text:p>
          </table:table-cell>
          <table:table-cell office:value-type="float" office:value="2.42320900000004" calcext:value-type="float">
            <text:p>2.42320900000004</text:p>
          </table:table-cell>
          <table:table-cell office:value-type="float" office:value="4562" calcext:value-type="float">
            <text:p>4562</text:p>
          </table:table-cell>
          <table:table-cell table:formula="of:=([.E1293]-[.C1293])/[.E1293]" office:value-type="float" office:value="0.148838228846997" calcext:value-type="float">
            <text:p>0.148838228846997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73" calcext:value-type="float">
            <text:p>9573</text:p>
          </table:table-cell>
          <table:table-cell office:value-type="float" office:value="4726" calcext:value-type="float">
            <text:p>4726</text:p>
          </table:table-cell>
          <table:table-cell office:value-type="float" office:value="5.46757900000011" calcext:value-type="float">
            <text:p>5.46757900000011</text:p>
          </table:table-cell>
          <table:table-cell office:value-type="float" office:value="4738" calcext:value-type="float">
            <text:p>4738</text:p>
          </table:table-cell>
          <table:table-cell table:formula="of:=([.E1294]-[.C1294])/[.E1294]" office:value-type="float" office:value="0.00253271422541157" calcext:value-type="float">
            <text:p>0.002532714225412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74" calcext:value-type="float">
            <text:p>9574</text:p>
          </table:table-cell>
          <table:table-cell office:value-type="float" office:value="4523" calcext:value-type="float">
            <text:p>4523</text:p>
          </table:table-cell>
          <table:table-cell office:value-type="float" office:value="5.53827500000034" calcext:value-type="float">
            <text:p>5.53827500000034</text:p>
          </table:table-cell>
          <table:table-cell office:value-type="float" office:value="4876" calcext:value-type="float">
            <text:p>4876</text:p>
          </table:table-cell>
          <table:table-cell table:formula="of:=([.E1295]-[.C1295])/[.E1295]" office:value-type="float" office:value="0.0723954060705496" calcext:value-type="float">
            <text:p>0.07239540607055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75" calcext:value-type="float">
            <text:p>9575</text:p>
          </table:table-cell>
          <table:table-cell office:value-type="float" office:value="5030" calcext:value-type="float">
            <text:p>5030</text:p>
          </table:table-cell>
          <table:table-cell office:value-type="float" office:value="4.56568000000016" calcext:value-type="float">
            <text:p>4.56568000000016</text:p>
          </table:table-cell>
          <table:table-cell office:value-type="float" office:value="5061" calcext:value-type="float">
            <text:p>5061</text:p>
          </table:table-cell>
          <table:table-cell table:formula="of:=([.E1296]-[.C1296])/[.E1296]" office:value-type="float" office:value="0.00612527168543766" calcext:value-type="float">
            <text:p>0.006125271685438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76" calcext:value-type="float">
            <text:p>9576</text:p>
          </table:table-cell>
          <table:table-cell office:value-type="float" office:value="4618" calcext:value-type="float">
            <text:p>4618</text:p>
          </table:table-cell>
          <table:table-cell office:value-type="float" office:value="4.39796299999989" calcext:value-type="float">
            <text:p>4.39796299999989</text:p>
          </table:table-cell>
          <table:table-cell office:value-type="float" office:value="5063" calcext:value-type="float">
            <text:p>5063</text:p>
          </table:table-cell>
          <table:table-cell table:formula="of:=([.E1297]-[.C1297])/[.E1297]" office:value-type="float" office:value="0.0878925538218448" calcext:value-type="float">
            <text:p>0.087892553821845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77" calcext:value-type="float">
            <text:p>9577</text:p>
          </table:table-cell>
          <table:table-cell office:value-type="float" office:value="4632" calcext:value-type="float">
            <text:p>4632</text:p>
          </table:table-cell>
          <table:table-cell office:value-type="float" office:value="5.19505200000049" calcext:value-type="float">
            <text:p>5.19505200000049</text:p>
          </table:table-cell>
          <table:table-cell office:value-type="float" office:value="4870" calcext:value-type="float">
            <text:p>4870</text:p>
          </table:table-cell>
          <table:table-cell table:formula="of:=([.E1298]-[.C1298])/[.E1298]" office:value-type="float" office:value="0.048870636550308" calcext:value-type="float">
            <text:p>0.048870636550308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78" calcext:value-type="float">
            <text:p>9578</text:p>
          </table:table-cell>
          <table:table-cell office:value-type="float" office:value="5040" calcext:value-type="float">
            <text:p>5040</text:p>
          </table:table-cell>
          <table:table-cell office:value-type="float" office:value="6.05234500000051" calcext:value-type="float">
            <text:p>6.05234500000051</text:p>
          </table:table-cell>
          <table:table-cell office:value-type="float" office:value="5232" calcext:value-type="float">
            <text:p>5232</text:p>
          </table:table-cell>
          <table:table-cell table:formula="of:=([.E1299]-[.C1299])/[.E1299]" office:value-type="float" office:value="0.036697247706422" calcext:value-type="float">
            <text:p>0.036697247706422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79" calcext:value-type="float">
            <text:p>9579</text:p>
          </table:table-cell>
          <table:table-cell office:value-type="float" office:value="4528" calcext:value-type="float">
            <text:p>4528</text:p>
          </table:table-cell>
          <table:table-cell office:value-type="float" office:value="7.89505899999949" calcext:value-type="float">
            <text:p>7.89505899999949</text:p>
          </table:table-cell>
          <table:table-cell office:value-type="float" office:value="4567" calcext:value-type="float">
            <text:p>4567</text:p>
          </table:table-cell>
          <table:table-cell table:formula="of:=([.E1300]-[.C1300])/[.E1300]" office:value-type="float" office:value="0.00853952266257937" calcext:value-type="float">
            <text:p>0.008539522662579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80" calcext:value-type="float">
            <text:p>9580</text:p>
          </table:table-cell>
          <table:table-cell office:value-type="float" office:value="4257" calcext:value-type="float">
            <text:p>4257</text:p>
          </table:table-cell>
          <table:table-cell office:value-type="float" office:value="5.46523000000025" calcext:value-type="float">
            <text:p>5.46523000000025</text:p>
          </table:table-cell>
          <table:table-cell office:value-type="float" office:value="4483" calcext:value-type="float">
            <text:p>4483</text:p>
          </table:table-cell>
          <table:table-cell table:formula="of:=([.E1301]-[.C1301])/[.E1301]" office:value-type="float" office:value="0.0504126700869953" calcext:value-type="float">
            <text:p>0.050412670086995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81" calcext:value-type="float">
            <text:p>9581</text:p>
          </table:table-cell>
          <table:table-cell office:value-type="float" office:value="4847" calcext:value-type="float">
            <text:p>4847</text:p>
          </table:table-cell>
          <table:table-cell office:value-type="float" office:value="6.45888100000002" calcext:value-type="float">
            <text:p>6.45888100000002</text:p>
          </table:table-cell>
          <table:table-cell office:value-type="float" office:value="4907" calcext:value-type="float">
            <text:p>4907</text:p>
          </table:table-cell>
          <table:table-cell table:formula="of:=([.E1302]-[.C1302])/[.E1302]" office:value-type="float" office:value="0.0122274302017526" calcext:value-type="float">
            <text:p>0.012227430201753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82" calcext:value-type="float">
            <text:p>9582</text:p>
          </table:table-cell>
          <table:table-cell office:value-type="float" office:value="4973" calcext:value-type="float">
            <text:p>4973</text:p>
          </table:table-cell>
          <table:table-cell office:value-type="float" office:value="6.14281399999982" calcext:value-type="float">
            <text:p>6.14281399999982</text:p>
          </table:table-cell>
          <table:table-cell office:value-type="float" office:value="5088" calcext:value-type="float">
            <text:p>5088</text:p>
          </table:table-cell>
          <table:table-cell table:formula="of:=([.E1303]-[.C1303])/[.E1303]" office:value-type="float" office:value="0.0226022012578616" calcext:value-type="float">
            <text:p>0.022602201257862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83" calcext:value-type="float">
            <text:p>9583</text:p>
          </table:table-cell>
          <table:table-cell office:value-type="float" office:value="4080" calcext:value-type="float">
            <text:p>4080</text:p>
          </table:table-cell>
          <table:table-cell office:value-type="float" office:value="6.04325999999992" calcext:value-type="float">
            <text:p>6.04325999999992</text:p>
          </table:table-cell>
          <table:table-cell office:value-type="float" office:value="4192" calcext:value-type="float">
            <text:p>4192</text:p>
          </table:table-cell>
          <table:table-cell table:formula="of:=([.E1304]-[.C1304])/[.E1304]" office:value-type="float" office:value="0.0267175572519084" calcext:value-type="float">
            <text:p>0.026717557251908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84" calcext:value-type="float">
            <text:p>9584</text:p>
          </table:table-cell>
          <table:table-cell office:value-type="float" office:value="4263" calcext:value-type="float">
            <text:p>4263</text:p>
          </table:table-cell>
          <table:table-cell office:value-type="float" office:value="2.3536710000003" calcext:value-type="float">
            <text:p>2.3536710000003</text:p>
          </table:table-cell>
          <table:table-cell office:value-type="float" office:value="5210" calcext:value-type="float">
            <text:p>5210</text:p>
          </table:table-cell>
          <table:table-cell table:formula="of:=([.E1305]-[.C1305])/[.E1305]" office:value-type="float" office:value="0.181765834932822" calcext:value-type="float">
            <text:p>0.181765834932822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85" calcext:value-type="float">
            <text:p>9585</text:p>
          </table:table-cell>
          <table:table-cell office:value-type="float" office:value="4628" calcext:value-type="float">
            <text:p>4628</text:p>
          </table:table-cell>
          <table:table-cell office:value-type="float" office:value="5.20568899999989" calcext:value-type="float">
            <text:p>5.20568899999989</text:p>
          </table:table-cell>
          <table:table-cell office:value-type="float" office:value="4667" calcext:value-type="float">
            <text:p>4667</text:p>
          </table:table-cell>
          <table:table-cell table:formula="of:=([.E1306]-[.C1306])/[.E1306]" office:value-type="float" office:value="0.00835654596100279" calcext:value-type="float">
            <text:p>0.008356545961003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86" calcext:value-type="float">
            <text:p>9586</text:p>
          </table:table-cell>
          <table:table-cell office:value-type="float" office:value="4472" calcext:value-type="float">
            <text:p>4472</text:p>
          </table:table-cell>
          <table:table-cell office:value-type="float" office:value="6.58785699999999" calcext:value-type="float">
            <text:p>6.58785699999999</text:p>
          </table:table-cell>
          <table:table-cell office:value-type="float" office:value="4700" calcext:value-type="float">
            <text:p>4700</text:p>
          </table:table-cell>
          <table:table-cell table:formula="of:=([.E1307]-[.C1307])/[.E1307]" office:value-type="float" office:value="0.0485106382978723" calcext:value-type="float">
            <text:p>0.048510638297872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87" calcext:value-type="float">
            <text:p>9587</text:p>
          </table:table-cell>
          <table:table-cell office:value-type="float" office:value="4870" calcext:value-type="float">
            <text:p>4870</text:p>
          </table:table-cell>
          <table:table-cell office:value-type="float" office:value="4.28484799999978" calcext:value-type="float">
            <text:p>4.28484799999978</text:p>
          </table:table-cell>
          <table:table-cell office:value-type="float" office:value="5043" calcext:value-type="float">
            <text:p>5043</text:p>
          </table:table-cell>
          <table:table-cell table:formula="of:=([.E1308]-[.C1308])/[.E1308]" office:value-type="float" office:value="0.0343049771961134" calcext:value-type="float">
            <text:p>0.034304977196114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88" calcext:value-type="float">
            <text:p>9588</text:p>
          </table:table-cell>
          <table:table-cell office:value-type="float" office:value="4695" calcext:value-type="float">
            <text:p>4695</text:p>
          </table:table-cell>
          <table:table-cell office:value-type="float" office:value="5.07100599999967" calcext:value-type="float">
            <text:p>5.07100599999967</text:p>
          </table:table-cell>
          <table:table-cell office:value-type="float" office:value="4805" calcext:value-type="float">
            <text:p>4805</text:p>
          </table:table-cell>
          <table:table-cell table:formula="of:=([.E1309]-[.C1309])/[.E1309]" office:value-type="float" office:value="0.0228928199791883" calcext:value-type="float">
            <text:p>0.022892819979188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89" calcext:value-type="float">
            <text:p>9589</text:p>
          </table:table-cell>
          <table:table-cell office:value-type="float" office:value="4238" calcext:value-type="float">
            <text:p>4238</text:p>
          </table:table-cell>
          <table:table-cell office:value-type="float" office:value="6.43552700000009" calcext:value-type="float">
            <text:p>6.43552700000009</text:p>
          </table:table-cell>
          <table:table-cell office:value-type="float" office:value="4614" calcext:value-type="float">
            <text:p>4614</text:p>
          </table:table-cell>
          <table:table-cell table:formula="of:=([.E1310]-[.C1310])/[.E1310]" office:value-type="float" office:value="0.0814911140008669" calcext:value-type="float">
            <text:p>0.081491114000867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90" calcext:value-type="float">
            <text:p>9590</text:p>
          </table:table-cell>
          <table:table-cell office:value-type="float" office:value="4870" calcext:value-type="float">
            <text:p>4870</text:p>
          </table:table-cell>
          <table:table-cell office:value-type="float" office:value="7.57821300000023" calcext:value-type="float">
            <text:p>7.57821300000023</text:p>
          </table:table-cell>
          <table:table-cell office:value-type="float" office:value="5157" calcext:value-type="float">
            <text:p>5157</text:p>
          </table:table-cell>
          <table:table-cell table:formula="of:=([.E1311]-[.C1311])/[.E1311]" office:value-type="float" office:value="0.0556525111498933" calcext:value-type="float">
            <text:p>0.055652511149893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91" calcext:value-type="float">
            <text:p>9591</text:p>
          </table:table-cell>
          <table:table-cell office:value-type="float" office:value="4228" calcext:value-type="float">
            <text:p>4228</text:p>
          </table:table-cell>
          <table:table-cell office:value-type="float" office:value="4.52142000000049" calcext:value-type="float">
            <text:p>4.52142000000049</text:p>
          </table:table-cell>
          <table:table-cell office:value-type="float" office:value="4522" calcext:value-type="float">
            <text:p>4522</text:p>
          </table:table-cell>
          <table:table-cell table:formula="of:=([.E1312]-[.C1312])/[.E1312]" office:value-type="float" office:value="0.065015479876161" calcext:value-type="float">
            <text:p>0.065015479876161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92" calcext:value-type="float">
            <text:p>9592</text:p>
          </table:table-cell>
          <table:table-cell office:value-type="float" office:value="4279" calcext:value-type="float">
            <text:p>4279</text:p>
          </table:table-cell>
          <table:table-cell office:value-type="float" office:value="6.79343299999982" calcext:value-type="float">
            <text:p>6.79343299999982</text:p>
          </table:table-cell>
          <table:table-cell office:value-type="float" office:value="4366" calcext:value-type="float">
            <text:p>4366</text:p>
          </table:table-cell>
          <table:table-cell table:formula="of:=([.E1313]-[.C1313])/[.E1313]" office:value-type="float" office:value="0.0199267063673843" calcext:value-type="float">
            <text:p>0.019926706367384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93" calcext:value-type="float">
            <text:p>9593</text:p>
          </table:table-cell>
          <table:table-cell office:value-type="float" office:value="4631" calcext:value-type="float">
            <text:p>4631</text:p>
          </table:table-cell>
          <table:table-cell office:value-type="float" office:value="4.52926400000024" calcext:value-type="float">
            <text:p>4.52926400000024</text:p>
          </table:table-cell>
          <table:table-cell office:value-type="float" office:value="4994" calcext:value-type="float">
            <text:p>4994</text:p>
          </table:table-cell>
          <table:table-cell table:formula="of:=([.E1314]-[.C1314])/[.E1314]" office:value-type="float" office:value="0.0726872246696035" calcext:value-type="float">
            <text:p>0.072687224669604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94" calcext:value-type="float">
            <text:p>9594</text:p>
          </table:table-cell>
          <table:table-cell office:value-type="float" office:value="4123" calcext:value-type="float">
            <text:p>4123</text:p>
          </table:table-cell>
          <table:table-cell office:value-type="float" office:value="6.66745800000035" calcext:value-type="float">
            <text:p>6.66745800000035</text:p>
          </table:table-cell>
          <table:table-cell office:value-type="float" office:value="4215" calcext:value-type="float">
            <text:p>4215</text:p>
          </table:table-cell>
          <table:table-cell table:formula="of:=([.E1315]-[.C1315])/[.E1315]" office:value-type="float" office:value="0.0218268090154211" calcext:value-type="float">
            <text:p>0.021826809015421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95" calcext:value-type="float">
            <text:p>9595</text:p>
          </table:table-cell>
          <table:table-cell office:value-type="float" office:value="4104" calcext:value-type="float">
            <text:p>4104</text:p>
          </table:table-cell>
          <table:table-cell office:value-type="float" office:value="5.04174699999976" calcext:value-type="float">
            <text:p>5.04174699999976</text:p>
          </table:table-cell>
          <table:table-cell office:value-type="float" office:value="4373" calcext:value-type="float">
            <text:p>4373</text:p>
          </table:table-cell>
          <table:table-cell table:formula="of:=([.E1316]-[.C1316])/[.E1316]" office:value-type="float" office:value="0.0615138348959524" calcext:value-type="float">
            <text:p>0.061513834895953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96" calcext:value-type="float">
            <text:p>9596</text:p>
          </table:table-cell>
          <table:table-cell office:value-type="float" office:value="3867" calcext:value-type="float">
            <text:p>3867</text:p>
          </table:table-cell>
          <table:table-cell office:value-type="float" office:value="2.41881000000012" calcext:value-type="float">
            <text:p>2.41881000000012</text:p>
          </table:table-cell>
          <table:table-cell office:value-type="float" office:value="4244" calcext:value-type="float">
            <text:p>4244</text:p>
          </table:table-cell>
          <table:table-cell table:formula="of:=([.E1317]-[.C1317])/[.E1317]" office:value-type="float" office:value="0.0888312912346843" calcext:value-type="float">
            <text:p>0.088831291234684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97" calcext:value-type="float">
            <text:p>9597</text:p>
          </table:table-cell>
          <table:table-cell office:value-type="float" office:value="4133" calcext:value-type="float">
            <text:p>4133</text:p>
          </table:table-cell>
          <table:table-cell office:value-type="float" office:value="2.32692099999986" calcext:value-type="float">
            <text:p>2.32692099999986</text:p>
          </table:table-cell>
          <table:table-cell office:value-type="float" office:value="4864" calcext:value-type="float">
            <text:p>4864</text:p>
          </table:table-cell>
          <table:table-cell table:formula="of:=([.E1318]-[.C1318])/[.E1318]" office:value-type="float" office:value="0.150287828947368" calcext:value-type="float">
            <text:p>0.150287828947368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98" calcext:value-type="float">
            <text:p>9598</text:p>
          </table:table-cell>
          <table:table-cell office:value-type="float" office:value="4536" calcext:value-type="float">
            <text:p>4536</text:p>
          </table:table-cell>
          <table:table-cell office:value-type="float" office:value="4.86605400000008" calcext:value-type="float">
            <text:p>4.86605400000008</text:p>
          </table:table-cell>
          <table:table-cell office:value-type="float" office:value="4814" calcext:value-type="float">
            <text:p>4814</text:p>
          </table:table-cell>
          <table:table-cell table:formula="of:=([.E1319]-[.C1319])/[.E1319]" office:value-type="float" office:value="0.0577482343165767" calcext:value-type="float">
            <text:p>0.057748234316577</text:p>
          </table:table-cell>
          <table:table-cell table:number-columns-repeated="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99" calcext:value-type="float">
            <text:p>9599</text:p>
          </table:table-cell>
          <table:table-cell office:value-type="float" office:value="3331" calcext:value-type="float">
            <text:p>3331</text:p>
          </table:table-cell>
          <table:table-cell office:value-type="float" office:value="2.37729900000022" calcext:value-type="float">
            <text:p>2.37729900000022</text:p>
          </table:table-cell>
          <table:table-cell office:value-type="float" office:value="3884" calcext:value-type="float">
            <text:p>3884</text:p>
          </table:table-cell>
          <table:table-cell table:formula="of:=([.E1320]-[.C1320])/[.E1320]" office:value-type="float" office:value="0.142378990731205" calcext:value-type="float">
            <text:p>0.142378990731205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50" calcext:value-type="float">
            <text:p>9550</text:p>
          </table:table-cell>
          <table:table-cell office:value-type="float" office:value="4004" calcext:value-type="float">
            <text:p>4004</text:p>
          </table:table-cell>
          <table:table-cell office:value-type="float" office:value="7.40304000000015" calcext:value-type="float">
            <text:p>7.40304000000015</text:p>
          </table:table-cell>
          <table:table-cell office:value-type="float" office:value="4068" calcext:value-type="float">
            <text:p>4068</text:p>
          </table:table-cell>
          <table:table-cell table:formula="of:=([.E1321]-[.C1321])/[.E1321]" office:value-type="float" office:value="0.015732546705998" calcext:value-type="float">
            <text:p>0.015732546705998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51" calcext:value-type="float">
            <text:p>9551</text:p>
          </table:table-cell>
          <table:table-cell office:value-type="float" office:value="3998" calcext:value-type="float">
            <text:p>3998</text:p>
          </table:table-cell>
          <table:table-cell office:value-type="float" office:value="2.41607799999974" calcext:value-type="float">
            <text:p>2.41607799999974</text:p>
          </table:table-cell>
          <table:table-cell office:value-type="float" office:value="4454" calcext:value-type="float">
            <text:p>4454</text:p>
          </table:table-cell>
          <table:table-cell table:formula="of:=([.E1322]-[.C1322])/[.E1322]" office:value-type="float" office:value="0.10237988325101" calcext:value-type="float">
            <text:p>0.10237988325101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52" calcext:value-type="float">
            <text:p>9552</text:p>
          </table:table-cell>
          <table:table-cell office:value-type="float" office:value="4985" calcext:value-type="float">
            <text:p>4985</text:p>
          </table:table-cell>
          <table:table-cell office:value-type="float" office:value="5.01367600000049" calcext:value-type="float">
            <text:p>5.01367600000049</text:p>
          </table:table-cell>
          <table:table-cell office:value-type="float" office:value="5023" calcext:value-type="float">
            <text:p>5023</text:p>
          </table:table-cell>
          <table:table-cell table:formula="of:=([.E1323]-[.C1323])/[.E1323]" office:value-type="float" office:value="0.00756520007963369" calcext:value-type="float">
            <text:p>0.007565200079634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53" calcext:value-type="float">
            <text:p>9553</text:p>
          </table:table-cell>
          <table:table-cell office:value-type="float" office:value="5050" calcext:value-type="float">
            <text:p>5050</text:p>
          </table:table-cell>
          <table:table-cell office:value-type="float" office:value="7.23136000000022" calcext:value-type="float">
            <text:p>7.23136000000022</text:p>
          </table:table-cell>
          <table:table-cell office:value-type="float" office:value="5386" calcext:value-type="float">
            <text:p>5386</text:p>
          </table:table-cell>
          <table:table-cell table:formula="of:=([.E1324]-[.C1324])/[.E1324]" office:value-type="float" office:value="0.0623839584106944" calcext:value-type="float">
            <text:p>0.062383958410694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54" calcext:value-type="float">
            <text:p>9554</text:p>
          </table:table-cell>
          <table:table-cell office:value-type="float" office:value="4974" calcext:value-type="float">
            <text:p>4974</text:p>
          </table:table-cell>
          <table:table-cell office:value-type="float" office:value="6.6537500000004" calcext:value-type="float">
            <text:p>6.6537500000004</text:p>
          </table:table-cell>
          <table:table-cell office:value-type="float" office:value="4995" calcext:value-type="float">
            <text:p>4995</text:p>
          </table:table-cell>
          <table:table-cell table:formula="of:=([.E1325]-[.C1325])/[.E1325]" office:value-type="float" office:value="0.0042042042042042" calcext:value-type="float">
            <text:p>0.004204204204204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55" calcext:value-type="float">
            <text:p>9555</text:p>
          </table:table-cell>
          <table:table-cell office:value-type="float" office:value="3517" calcext:value-type="float">
            <text:p>3517</text:p>
          </table:table-cell>
          <table:table-cell office:value-type="float" office:value="5.16120600000022" calcext:value-type="float">
            <text:p>5.16120600000022</text:p>
          </table:table-cell>
          <table:table-cell office:value-type="float" office:value="3617" calcext:value-type="float">
            <text:p>3617</text:p>
          </table:table-cell>
          <table:table-cell table:formula="of:=([.E1326]-[.C1326])/[.E1326]" office:value-type="float" office:value="0.0276472214542438" calcext:value-type="float">
            <text:p>0.027647221454244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56" calcext:value-type="float">
            <text:p>9556</text:p>
          </table:table-cell>
          <table:table-cell office:value-type="float" office:value="4028" calcext:value-type="float">
            <text:p>4028</text:p>
          </table:table-cell>
          <table:table-cell office:value-type="float" office:value="2.43451400000004" calcext:value-type="float">
            <text:p>2.43451400000004</text:p>
          </table:table-cell>
          <table:table-cell office:value-type="float" office:value="4569" calcext:value-type="float">
            <text:p>4569</text:p>
          </table:table-cell>
          <table:table-cell table:formula="of:=([.E1327]-[.C1327])/[.E1327]" office:value-type="float" office:value="0.11840665353469" calcext:value-type="float">
            <text:p>0.11840665353469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57" calcext:value-type="float">
            <text:p>9557</text:p>
          </table:table-cell>
          <table:table-cell office:value-type="float" office:value="4309" calcext:value-type="float">
            <text:p>4309</text:p>
          </table:table-cell>
          <table:table-cell office:value-type="float" office:value="5.94371000000001" calcext:value-type="float">
            <text:p>5.94371000000001</text:p>
          </table:table-cell>
          <table:table-cell office:value-type="float" office:value="4660" calcext:value-type="float">
            <text:p>4660</text:p>
          </table:table-cell>
          <table:table-cell table:formula="of:=([.E1328]-[.C1328])/[.E1328]" office:value-type="float" office:value="0.0753218884120172" calcext:value-type="float">
            <text:p>0.075321888412017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58" calcext:value-type="float">
            <text:p>9558</text:p>
          </table:table-cell>
          <table:table-cell office:value-type="float" office:value="4310" calcext:value-type="float">
            <text:p>4310</text:p>
          </table:table-cell>
          <table:table-cell office:value-type="float" office:value="5.33549300000004" calcext:value-type="float">
            <text:p>5.33549300000004</text:p>
          </table:table-cell>
          <table:table-cell office:value-type="float" office:value="4449" calcext:value-type="float">
            <text:p>4449</text:p>
          </table:table-cell>
          <table:table-cell table:formula="of:=([.E1329]-[.C1329])/[.E1329]" office:value-type="float" office:value="0.0312429759496516" calcext:value-type="float">
            <text:p>0.031242975949652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59" calcext:value-type="float">
            <text:p>9559</text:p>
          </table:table-cell>
          <table:table-cell office:value-type="float" office:value="3916" calcext:value-type="float">
            <text:p>3916</text:p>
          </table:table-cell>
          <table:table-cell office:value-type="float" office:value="8.36788300000035" calcext:value-type="float">
            <text:p>8.36788300000035</text:p>
          </table:table-cell>
          <table:table-cell office:value-type="float" office:value="4069" calcext:value-type="float">
            <text:p>4069</text:p>
          </table:table-cell>
          <table:table-cell table:formula="of:=([.E1330]-[.C1330])/[.E1330]" office:value-type="float" office:value="0.0376013762595232" calcext:value-type="float">
            <text:p>0.037601376259523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60" calcext:value-type="float">
            <text:p>9560</text:p>
          </table:table-cell>
          <table:table-cell office:value-type="float" office:value="4308" calcext:value-type="float">
            <text:p>4308</text:p>
          </table:table-cell>
          <table:table-cell office:value-type="float" office:value="6.12921799999958" calcext:value-type="float">
            <text:p>6.12921799999958</text:p>
          </table:table-cell>
          <table:table-cell office:value-type="float" office:value="4587" calcext:value-type="float">
            <text:p>4587</text:p>
          </table:table-cell>
          <table:table-cell table:formula="of:=([.E1331]-[.C1331])/[.E1331]" office:value-type="float" office:value="0.0608240680183126" calcext:value-type="float">
            <text:p>0.060824068018313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61" calcext:value-type="float">
            <text:p>9561</text:p>
          </table:table-cell>
          <table:table-cell office:value-type="float" office:value="3863" calcext:value-type="float">
            <text:p>3863</text:p>
          </table:table-cell>
          <table:table-cell office:value-type="float" office:value="2.39593500000046" calcext:value-type="float">
            <text:p>2.39593500000046</text:p>
          </table:table-cell>
          <table:table-cell office:value-type="float" office:value="4544" calcext:value-type="float">
            <text:p>4544</text:p>
          </table:table-cell>
          <table:table-cell table:formula="of:=([.E1332]-[.C1332])/[.E1332]" office:value-type="float" office:value="0.149867957746479" calcext:value-type="float">
            <text:p>0.149867957746479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62" calcext:value-type="float">
            <text:p>9562</text:p>
          </table:table-cell>
          <table:table-cell office:value-type="float" office:value="4055" calcext:value-type="float">
            <text:p>4055</text:p>
          </table:table-cell>
          <table:table-cell office:value-type="float" office:value="6.23439199999984" calcext:value-type="float">
            <text:p>6.23439199999984</text:p>
          </table:table-cell>
          <table:table-cell office:value-type="float" office:value="4245" calcext:value-type="float">
            <text:p>4245</text:p>
          </table:table-cell>
          <table:table-cell table:formula="of:=([.E1333]-[.C1333])/[.E1333]" office:value-type="float" office:value="0.0447585394581861" calcext:value-type="float">
            <text:p>0.044758539458186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63" calcext:value-type="float">
            <text:p>9563</text:p>
          </table:table-cell>
          <table:table-cell office:value-type="float" office:value="3178" calcext:value-type="float">
            <text:p>3178</text:p>
          </table:table-cell>
          <table:table-cell office:value-type="float" office:value="2.39323100000001" calcext:value-type="float">
            <text:p>2.39323100000001</text:p>
          </table:table-cell>
          <table:table-cell office:value-type="float" office:value="3761" calcext:value-type="float">
            <text:p>3761</text:p>
          </table:table-cell>
          <table:table-cell table:formula="of:=([.E1334]-[.C1334])/[.E1334]" office:value-type="float" office:value="0.155011964902951" calcext:value-type="float">
            <text:p>0.155011964902951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64" calcext:value-type="float">
            <text:p>9564</text:p>
          </table:table-cell>
          <table:table-cell office:value-type="float" office:value="4064" calcext:value-type="float">
            <text:p>4064</text:p>
          </table:table-cell>
          <table:table-cell office:value-type="float" office:value="3.58112299999993" calcext:value-type="float">
            <text:p>3.58112299999993</text:p>
          </table:table-cell>
          <table:table-cell office:value-type="float" office:value="4231" calcext:value-type="float">
            <text:p>4231</text:p>
          </table:table-cell>
          <table:table-cell table:formula="of:=([.E1335]-[.C1335])/[.E1335]" office:value-type="float" office:value="0.0394705743323091" calcext:value-type="float">
            <text:p>0.039470574332309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65" calcext:value-type="float">
            <text:p>9565</text:p>
          </table:table-cell>
          <table:table-cell office:value-type="float" office:value="3986" calcext:value-type="float">
            <text:p>3986</text:p>
          </table:table-cell>
          <table:table-cell office:value-type="float" office:value="2.48561199999995" calcext:value-type="float">
            <text:p>2.48561199999995</text:p>
          </table:table-cell>
          <table:table-cell office:value-type="float" office:value="4656" calcext:value-type="float">
            <text:p>4656</text:p>
          </table:table-cell>
          <table:table-cell table:formula="of:=([.E1336]-[.C1336])/[.E1336]" office:value-type="float" office:value="0.143900343642612" calcext:value-type="float">
            <text:p>0.143900343642612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66" calcext:value-type="float">
            <text:p>9566</text:p>
          </table:table-cell>
          <table:table-cell office:value-type="float" office:value="4785" calcext:value-type="float">
            <text:p>4785</text:p>
          </table:table-cell>
          <table:table-cell office:value-type="float" office:value="5.02982100000008" calcext:value-type="float">
            <text:p>5.02982100000008</text:p>
          </table:table-cell>
          <table:table-cell office:value-type="float" office:value="5039" calcext:value-type="float">
            <text:p>5039</text:p>
          </table:table-cell>
          <table:table-cell table:formula="of:=([.E1337]-[.C1337])/[.E1337]" office:value-type="float" office:value="0.0504068267513396" calcext:value-type="float">
            <text:p>0.05040682675134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5.47137800000019" calcext:value-type="float">
            <text:p>5.47137800000019</text:p>
          </table:table-cell>
          <table:table-cell office:value-type="float" office:value="599" calcext:value-type="float">
            <text:p>599</text:p>
          </table:table-cell>
          <table:table-cell table:formula="of:=([.E1338]-[.C1338])/[.E133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68" calcext:value-type="float">
            <text:p>9568</text:p>
          </table:table-cell>
          <table:table-cell office:value-type="float" office:value="4450" calcext:value-type="float">
            <text:p>4450</text:p>
          </table:table-cell>
          <table:table-cell office:value-type="float" office:value="6.02157499999976" calcext:value-type="float">
            <text:p>6.02157499999976</text:p>
          </table:table-cell>
          <table:table-cell office:value-type="float" office:value="4772" calcext:value-type="float">
            <text:p>4772</text:p>
          </table:table-cell>
          <table:table-cell table:formula="of:=([.E1339]-[.C1339])/[.E1339]" office:value-type="float" office:value="0.067476948868399" calcext:value-type="float">
            <text:p>0.067476948868399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69" calcext:value-type="float">
            <text:p>9569</text:p>
          </table:table-cell>
          <table:table-cell office:value-type="float" office:value="3815" calcext:value-type="float">
            <text:p>3815</text:p>
          </table:table-cell>
          <table:table-cell office:value-type="float" office:value="2.44707900000003" calcext:value-type="float">
            <text:p>2.44707900000003</text:p>
          </table:table-cell>
          <table:table-cell office:value-type="float" office:value="4473" calcext:value-type="float">
            <text:p>4473</text:p>
          </table:table-cell>
          <table:table-cell table:formula="of:=([.E1340]-[.C1340])/[.E1340]" office:value-type="float" office:value="0.147104851330203" calcext:value-type="float">
            <text:p>0.147104851330203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70" calcext:value-type="float">
            <text:p>9570</text:p>
          </table:table-cell>
          <table:table-cell office:value-type="float" office:value="3865" calcext:value-type="float">
            <text:p>3865</text:p>
          </table:table-cell>
          <table:table-cell office:value-type="float" office:value="2.43101399999978" calcext:value-type="float">
            <text:p>2.43101399999978</text:p>
          </table:table-cell>
          <table:table-cell office:value-type="float" office:value="4479" calcext:value-type="float">
            <text:p>4479</text:p>
          </table:table-cell>
          <table:table-cell table:formula="of:=([.E1341]-[.C1341])/[.E1341]" office:value-type="float" office:value="0.137084170573789" calcext:value-type="float">
            <text:p>0.137084170573789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71" calcext:value-type="float">
            <text:p>9571</text:p>
          </table:table-cell>
          <table:table-cell office:value-type="float" office:value="4222" calcext:value-type="float">
            <text:p>4222</text:p>
          </table:table-cell>
          <table:table-cell office:value-type="float" office:value="6.87331600000016" calcext:value-type="float">
            <text:p>6.87331600000016</text:p>
          </table:table-cell>
          <table:table-cell office:value-type="float" office:value="4311" calcext:value-type="float">
            <text:p>4311</text:p>
          </table:table-cell>
          <table:table-cell table:formula="of:=([.E1342]-[.C1342])/[.E1342]" office:value-type="float" office:value="0.0206448619809789" calcext:value-type="float">
            <text:p>0.020644861980979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72" calcext:value-type="float">
            <text:p>9572</text:p>
          </table:table-cell>
          <table:table-cell office:value-type="float" office:value="4031" calcext:value-type="float">
            <text:p>4031</text:p>
          </table:table-cell>
          <table:table-cell office:value-type="float" office:value="2.41779100000031" calcext:value-type="float">
            <text:p>2.41779100000031</text:p>
          </table:table-cell>
          <table:table-cell office:value-type="float" office:value="4562" calcext:value-type="float">
            <text:p>4562</text:p>
          </table:table-cell>
          <table:table-cell table:formula="of:=([.E1343]-[.C1343])/[.E1343]" office:value-type="float" office:value="0.116396317404647" calcext:value-type="float">
            <text:p>0.116396317404647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73" calcext:value-type="float">
            <text:p>9573</text:p>
          </table:table-cell>
          <table:table-cell office:value-type="float" office:value="4666" calcext:value-type="float">
            <text:p>4666</text:p>
          </table:table-cell>
          <table:table-cell office:value-type="float" office:value="5.65522299999975" calcext:value-type="float">
            <text:p>5.65522299999975</text:p>
          </table:table-cell>
          <table:table-cell office:value-type="float" office:value="4738" calcext:value-type="float">
            <text:p>4738</text:p>
          </table:table-cell>
          <table:table-cell table:formula="of:=([.E1344]-[.C1344])/[.E1344]" office:value-type="float" office:value="0.0151962853524694" calcext:value-type="float">
            <text:p>0.015196285352469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74" calcext:value-type="float">
            <text:p>9574</text:p>
          </table:table-cell>
          <table:table-cell office:value-type="float" office:value="4772" calcext:value-type="float">
            <text:p>4772</text:p>
          </table:table-cell>
          <table:table-cell office:value-type="float" office:value="6.22221200000013" calcext:value-type="float">
            <text:p>6.22221200000013</text:p>
          </table:table-cell>
          <table:table-cell office:value-type="float" office:value="4876" calcext:value-type="float">
            <text:p>4876</text:p>
          </table:table-cell>
          <table:table-cell table:formula="of:=([.E1345]-[.C1345])/[.E1345]" office:value-type="float" office:value="0.0213289581624282" calcext:value-type="float">
            <text:p>0.021328958162428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75" calcext:value-type="float">
            <text:p>9575</text:p>
          </table:table-cell>
          <table:table-cell office:value-type="float" office:value="4596" calcext:value-type="float">
            <text:p>4596</text:p>
          </table:table-cell>
          <table:table-cell office:value-type="float" office:value="5.32879400000002" calcext:value-type="float">
            <text:p>5.32879400000002</text:p>
          </table:table-cell>
          <table:table-cell office:value-type="float" office:value="5061" calcext:value-type="float">
            <text:p>5061</text:p>
          </table:table-cell>
          <table:table-cell table:formula="of:=([.E1346]-[.C1346])/[.E1346]" office:value-type="float" office:value="0.0918790752815649" calcext:value-type="float">
            <text:p>0.091879075281565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76" calcext:value-type="float">
            <text:p>9576</text:p>
          </table:table-cell>
          <table:table-cell office:value-type="float" office:value="5052" calcext:value-type="float">
            <text:p>5052</text:p>
          </table:table-cell>
          <table:table-cell office:value-type="float" office:value="6.81066599999986" calcext:value-type="float">
            <text:p>6.81066599999986</text:p>
          </table:table-cell>
          <table:table-cell office:value-type="float" office:value="5063" calcext:value-type="float">
            <text:p>5063</text:p>
          </table:table-cell>
          <table:table-cell table:formula="of:=([.E1347]-[.C1347])/[.E1347]" office:value-type="float" office:value="0.00217262492593324" calcext:value-type="float">
            <text:p>0.002172624925933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77" calcext:value-type="float">
            <text:p>9577</text:p>
          </table:table-cell>
          <table:table-cell office:value-type="float" office:value="4610" calcext:value-type="float">
            <text:p>4610</text:p>
          </table:table-cell>
          <table:table-cell office:value-type="float" office:value="5.43624600000021" calcext:value-type="float">
            <text:p>5.43624600000021</text:p>
          </table:table-cell>
          <table:table-cell office:value-type="float" office:value="4870" calcext:value-type="float">
            <text:p>4870</text:p>
          </table:table-cell>
          <table:table-cell table:formula="of:=([.E1348]-[.C1348])/[.E1348]" office:value-type="float" office:value="0.053388090349076" calcext:value-type="float">
            <text:p>0.053388090349076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78" calcext:value-type="float">
            <text:p>9578</text:p>
          </table:table-cell>
          <table:table-cell office:value-type="float" office:value="4997" calcext:value-type="float">
            <text:p>4997</text:p>
          </table:table-cell>
          <table:table-cell office:value-type="float" office:value="6.18520100000023" calcext:value-type="float">
            <text:p>6.18520100000023</text:p>
          </table:table-cell>
          <table:table-cell office:value-type="float" office:value="5232" calcext:value-type="float">
            <text:p>5232</text:p>
          </table:table-cell>
          <table:table-cell table:formula="of:=([.E1349]-[.C1349])/[.E1349]" office:value-type="float" office:value="0.0449159021406728" calcext:value-type="float">
            <text:p>0.044915902140673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79" calcext:value-type="float">
            <text:p>9579</text:p>
          </table:table-cell>
          <table:table-cell office:value-type="float" office:value="3880" calcext:value-type="float">
            <text:p>3880</text:p>
          </table:table-cell>
          <table:table-cell office:value-type="float" office:value="2.55522100000007" calcext:value-type="float">
            <text:p>2.55522100000007</text:p>
          </table:table-cell>
          <table:table-cell office:value-type="float" office:value="4567" calcext:value-type="float">
            <text:p>4567</text:p>
          </table:table-cell>
          <table:table-cell table:formula="of:=([.E1350]-[.C1350])/[.E1350]" office:value-type="float" office:value="0.150426976133129" calcext:value-type="float">
            <text:p>0.150426976133129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80" calcext:value-type="float">
            <text:p>9580</text:p>
          </table:table-cell>
          <table:table-cell office:value-type="float" office:value="4372" calcext:value-type="float">
            <text:p>4372</text:p>
          </table:table-cell>
          <table:table-cell office:value-type="float" office:value="5.62074799999982" calcext:value-type="float">
            <text:p>5.62074799999982</text:p>
          </table:table-cell>
          <table:table-cell office:value-type="float" office:value="4483" calcext:value-type="float">
            <text:p>4483</text:p>
          </table:table-cell>
          <table:table-cell table:formula="of:=([.E1351]-[.C1351])/[.E1351]" office:value-type="float" office:value="0.0247602052197189" calcext:value-type="float">
            <text:p>0.024760205219719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81" calcext:value-type="float">
            <text:p>9581</text:p>
          </table:table-cell>
          <table:table-cell office:value-type="float" office:value="4773" calcext:value-type="float">
            <text:p>4773</text:p>
          </table:table-cell>
          <table:table-cell office:value-type="float" office:value="4.94755199999963" calcext:value-type="float">
            <text:p>4.94755199999963</text:p>
          </table:table-cell>
          <table:table-cell office:value-type="float" office:value="4907" calcext:value-type="float">
            <text:p>4907</text:p>
          </table:table-cell>
          <table:table-cell table:formula="of:=([.E1352]-[.C1352])/[.E1352]" office:value-type="float" office:value="0.0273079274505808" calcext:value-type="float">
            <text:p>0.027307927450581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82" calcext:value-type="float">
            <text:p>9582</text:p>
          </table:table-cell>
          <table:table-cell office:value-type="float" office:value="4902" calcext:value-type="float">
            <text:p>4902</text:p>
          </table:table-cell>
          <table:table-cell office:value-type="float" office:value="5.32657800000015" calcext:value-type="float">
            <text:p>5.32657800000015</text:p>
          </table:table-cell>
          <table:table-cell office:value-type="float" office:value="5088" calcext:value-type="float">
            <text:p>5088</text:p>
          </table:table-cell>
          <table:table-cell table:formula="of:=([.E1353]-[.C1353])/[.E1353]" office:value-type="float" office:value="0.0365566037735849" calcext:value-type="float">
            <text:p>0.036556603773585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83" calcext:value-type="float">
            <text:p>9583</text:p>
          </table:table-cell>
          <table:table-cell office:value-type="float" office:value="4123" calcext:value-type="float">
            <text:p>4123</text:p>
          </table:table-cell>
          <table:table-cell office:value-type="float" office:value="8.03450199999998" calcext:value-type="float">
            <text:p>8.03450199999998</text:p>
          </table:table-cell>
          <table:table-cell office:value-type="float" office:value="4192" calcext:value-type="float">
            <text:p>4192</text:p>
          </table:table-cell>
          <table:table-cell table:formula="of:=([.E1354]-[.C1354])/[.E1354]" office:value-type="float" office:value="0.0164599236641221" calcext:value-type="float">
            <text:p>0.016459923664122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84" calcext:value-type="float">
            <text:p>9584</text:p>
          </table:table-cell>
          <table:table-cell office:value-type="float" office:value="5100" calcext:value-type="float">
            <text:p>5100</text:p>
          </table:table-cell>
          <table:table-cell office:value-type="float" office:value="5.24899800000048" calcext:value-type="float">
            <text:p>5.24899800000048</text:p>
          </table:table-cell>
          <table:table-cell office:value-type="float" office:value="5210" calcext:value-type="float">
            <text:p>5210</text:p>
          </table:table-cell>
          <table:table-cell table:formula="of:=([.E1355]-[.C1355])/[.E1355]" office:value-type="float" office:value="0.0211132437619962" calcext:value-type="float">
            <text:p>0.021113243761996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85" calcext:value-type="float">
            <text:p>9585</text:p>
          </table:table-cell>
          <table:table-cell office:value-type="float" office:value="4614" calcext:value-type="float">
            <text:p>4614</text:p>
          </table:table-cell>
          <table:table-cell office:value-type="float" office:value="5.05941499999972" calcext:value-type="float">
            <text:p>5.05941499999972</text:p>
          </table:table-cell>
          <table:table-cell office:value-type="float" office:value="4667" calcext:value-type="float">
            <text:p>4667</text:p>
          </table:table-cell>
          <table:table-cell table:formula="of:=([.E1356]-[.C1356])/[.E1356]" office:value-type="float" office:value="0.0113563316905935" calcext:value-type="float">
            <text:p>0.011356331690594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86" calcext:value-type="float">
            <text:p>9586</text:p>
          </table:table-cell>
          <table:table-cell office:value-type="float" office:value="4353" calcext:value-type="float">
            <text:p>4353</text:p>
          </table:table-cell>
          <table:table-cell office:value-type="float" office:value="4.33620199999996" calcext:value-type="float">
            <text:p>4.33620199999996</text:p>
          </table:table-cell>
          <table:table-cell office:value-type="float" office:value="4700" calcext:value-type="float">
            <text:p>4700</text:p>
          </table:table-cell>
          <table:table-cell table:formula="of:=([.E1357]-[.C1357])/[.E1357]" office:value-type="float" office:value="0.0738297872340426" calcext:value-type="float">
            <text:p>0.073829787234043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87" calcext:value-type="float">
            <text:p>9587</text:p>
          </table:table-cell>
          <table:table-cell office:value-type="float" office:value="5004" calcext:value-type="float">
            <text:p>5004</text:p>
          </table:table-cell>
          <table:table-cell office:value-type="float" office:value="8.27923299999975" calcext:value-type="float">
            <text:p>8.27923299999975</text:p>
          </table:table-cell>
          <table:table-cell office:value-type="float" office:value="5043" calcext:value-type="float">
            <text:p>5043</text:p>
          </table:table-cell>
          <table:table-cell table:formula="of:=([.E1358]-[.C1358])/[.E1358]" office:value-type="float" office:value="0.00773349196906603" calcext:value-type="float">
            <text:p>0.007733491969066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88" calcext:value-type="float">
            <text:p>9588</text:p>
          </table:table-cell>
          <table:table-cell office:value-type="float" office:value="4774" calcext:value-type="float">
            <text:p>4774</text:p>
          </table:table-cell>
          <table:table-cell office:value-type="float" office:value="5.96069799999987" calcext:value-type="float">
            <text:p>5.96069799999987</text:p>
          </table:table-cell>
          <table:table-cell office:value-type="float" office:value="4805" calcext:value-type="float">
            <text:p>4805</text:p>
          </table:table-cell>
          <table:table-cell table:formula="of:=([.E1359]-[.C1359])/[.E1359]" office:value-type="float" office:value="0.00645161290322581" calcext:value-type="float">
            <text:p>0.006451612903226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89" calcext:value-type="float">
            <text:p>9589</text:p>
          </table:table-cell>
          <table:table-cell office:value-type="float" office:value="4497" calcext:value-type="float">
            <text:p>4497</text:p>
          </table:table-cell>
          <table:table-cell office:value-type="float" office:value="4.38687499999969" calcext:value-type="float">
            <text:p>4.38687499999969</text:p>
          </table:table-cell>
          <table:table-cell office:value-type="float" office:value="4614" calcext:value-type="float">
            <text:p>4614</text:p>
          </table:table-cell>
          <table:table-cell table:formula="of:=([.E1360]-[.C1360])/[.E1360]" office:value-type="float" office:value="0.0253576072821847" calcext:value-type="float">
            <text:p>0.025357607282185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90" calcext:value-type="float">
            <text:p>9590</text:p>
          </table:table-cell>
          <table:table-cell office:value-type="float" office:value="5034" calcext:value-type="float">
            <text:p>5034</text:p>
          </table:table-cell>
          <table:table-cell office:value-type="float" office:value="7.19336999999996" calcext:value-type="float">
            <text:p>7.19336999999996</text:p>
          </table:table-cell>
          <table:table-cell office:value-type="float" office:value="5157" calcext:value-type="float">
            <text:p>5157</text:p>
          </table:table-cell>
          <table:table-cell table:formula="of:=([.E1361]-[.C1361])/[.E1361]" office:value-type="float" office:value="0.0238510762070971" calcext:value-type="float">
            <text:p>0.023851076207097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91" calcext:value-type="float">
            <text:p>9591</text:p>
          </table:table-cell>
          <table:table-cell office:value-type="float" office:value="4368" calcext:value-type="float">
            <text:p>4368</text:p>
          </table:table-cell>
          <table:table-cell office:value-type="float" office:value="3.83871599999975" calcext:value-type="float">
            <text:p>3.83871599999975</text:p>
          </table:table-cell>
          <table:table-cell office:value-type="float" office:value="4522" calcext:value-type="float">
            <text:p>4522</text:p>
          </table:table-cell>
          <table:table-cell table:formula="of:=([.E1362]-[.C1362])/[.E1362]" office:value-type="float" office:value="0.0340557275541796" calcext:value-type="float">
            <text:p>0.03405572755418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92" calcext:value-type="float">
            <text:p>9592</text:p>
          </table:table-cell>
          <table:table-cell office:value-type="float" office:value="4137" calcext:value-type="float">
            <text:p>4137</text:p>
          </table:table-cell>
          <table:table-cell office:value-type="float" office:value="6.71566100000018" calcext:value-type="float">
            <text:p>6.71566100000018</text:p>
          </table:table-cell>
          <table:table-cell office:value-type="float" office:value="4366" calcext:value-type="float">
            <text:p>4366</text:p>
          </table:table-cell>
          <table:table-cell table:formula="of:=([.E1363]-[.C1363])/[.E1363]" office:value-type="float" office:value="0.0524507558405864" calcext:value-type="float">
            <text:p>0.052450755840586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93" calcext:value-type="float">
            <text:p>9593</text:p>
          </table:table-cell>
          <table:table-cell office:value-type="float" office:value="4902" calcext:value-type="float">
            <text:p>4902</text:p>
          </table:table-cell>
          <table:table-cell office:value-type="float" office:value="6.25447300000042" calcext:value-type="float">
            <text:p>6.25447300000042</text:p>
          </table:table-cell>
          <table:table-cell office:value-type="float" office:value="4994" calcext:value-type="float">
            <text:p>4994</text:p>
          </table:table-cell>
          <table:table-cell table:formula="of:=([.E1364]-[.C1364])/[.E1364]" office:value-type="float" office:value="0.0184221065278334" calcext:value-type="float">
            <text:p>0.018422106527833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94" calcext:value-type="float">
            <text:p>9594</text:p>
          </table:table-cell>
          <table:table-cell office:value-type="float" office:value="3905" calcext:value-type="float">
            <text:p>3905</text:p>
          </table:table-cell>
          <table:table-cell office:value-type="float" office:value="2.55566500000032" calcext:value-type="float">
            <text:p>2.55566500000032</text:p>
          </table:table-cell>
          <table:table-cell office:value-type="float" office:value="4215" calcext:value-type="float">
            <text:p>4215</text:p>
          </table:table-cell>
          <table:table-cell table:formula="of:=([.E1365]-[.C1365])/[.E1365]" office:value-type="float" office:value="0.0735468564650059" calcext:value-type="float">
            <text:p>0.073546856465006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95" calcext:value-type="float">
            <text:p>9595</text:p>
          </table:table-cell>
          <table:table-cell office:value-type="float" office:value="4211" calcext:value-type="float">
            <text:p>4211</text:p>
          </table:table-cell>
          <table:table-cell office:value-type="float" office:value="3.68047999999999" calcext:value-type="float">
            <text:p>3.68047999999999</text:p>
          </table:table-cell>
          <table:table-cell office:value-type="float" office:value="4373" calcext:value-type="float">
            <text:p>4373</text:p>
          </table:table-cell>
          <table:table-cell table:formula="of:=([.E1366]-[.C1366])/[.E1366]" office:value-type="float" office:value="0.037045506517265" calcext:value-type="float">
            <text:p>0.037045506517265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96" calcext:value-type="float">
            <text:p>9596</text:p>
          </table:table-cell>
          <table:table-cell office:value-type="float" office:value="4172" calcext:value-type="float">
            <text:p>4172</text:p>
          </table:table-cell>
          <table:table-cell office:value-type="float" office:value="7.67199899999969" calcext:value-type="float">
            <text:p>7.67199899999969</text:p>
          </table:table-cell>
          <table:table-cell office:value-type="float" office:value="4244" calcext:value-type="float">
            <text:p>4244</text:p>
          </table:table-cell>
          <table:table-cell table:formula="of:=([.E1367]-[.C1367])/[.E1367]" office:value-type="float" office:value="0.0169651272384543" calcext:value-type="float">
            <text:p>0.016965127238454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97" calcext:value-type="float">
            <text:p>9597</text:p>
          </table:table-cell>
          <table:table-cell office:value-type="float" office:value="4650" calcext:value-type="float">
            <text:p>4650</text:p>
          </table:table-cell>
          <table:table-cell office:value-type="float" office:value="6.06404900000007" calcext:value-type="float">
            <text:p>6.06404900000007</text:p>
          </table:table-cell>
          <table:table-cell office:value-type="float" office:value="4864" calcext:value-type="float">
            <text:p>4864</text:p>
          </table:table-cell>
          <table:table-cell table:formula="of:=([.E1368]-[.C1368])/[.E1368]" office:value-type="float" office:value="0.0439967105263158" calcext:value-type="float">
            <text:p>0.043996710526316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98" calcext:value-type="float">
            <text:p>9598</text:p>
          </table:table-cell>
          <table:table-cell office:value-type="float" office:value="4449" calcext:value-type="float">
            <text:p>4449</text:p>
          </table:table-cell>
          <table:table-cell office:value-type="float" office:value="6.07252599999993" calcext:value-type="float">
            <text:p>6.07252599999993</text:p>
          </table:table-cell>
          <table:table-cell office:value-type="float" office:value="4814" calcext:value-type="float">
            <text:p>4814</text:p>
          </table:table-cell>
          <table:table-cell table:formula="of:=([.E1369]-[.C1369])/[.E1369]" office:value-type="float" office:value="0.0758205234732032" calcext:value-type="float">
            <text:p>0.075820523473203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99" calcext:value-type="float">
            <text:p>9599</text:p>
          </table:table-cell>
          <table:table-cell office:value-type="float" office:value="3853" calcext:value-type="float">
            <text:p>3853</text:p>
          </table:table-cell>
          <table:table-cell office:value-type="float" office:value="6.29187200000024" calcext:value-type="float">
            <text:p>6.29187200000024</text:p>
          </table:table-cell>
          <table:table-cell office:value-type="float" office:value="3884" calcext:value-type="float">
            <text:p>3884</text:p>
          </table:table-cell>
          <table:table-cell table:formula="of:=([.E1370]-[.C1370])/[.E1370]" office:value-type="float" office:value="0.00798146240988671" calcext:value-type="float">
            <text:p>0.007981462409887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50" calcext:value-type="float">
            <text:p>9550</text:p>
          </table:table-cell>
          <table:table-cell office:value-type="float" office:value="4010" calcext:value-type="float">
            <text:p>4010</text:p>
          </table:table-cell>
          <table:table-cell office:value-type="float" office:value="7.43512099999998" calcext:value-type="float">
            <text:p>7.43512099999998</text:p>
          </table:table-cell>
          <table:table-cell office:value-type="float" office:value="4068" calcext:value-type="float">
            <text:p>4068</text:p>
          </table:table-cell>
          <table:table-cell table:formula="of:=([.E1371]-[.C1371])/[.E1371]" office:value-type="float" office:value="0.0142576204523107" calcext:value-type="float">
            <text:p>0.014257620452311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51" calcext:value-type="float">
            <text:p>9551</text:p>
          </table:table-cell>
          <table:table-cell office:value-type="float" office:value="4437" calcext:value-type="float">
            <text:p>4437</text:p>
          </table:table-cell>
          <table:table-cell office:value-type="float" office:value="7.21950400000014" calcext:value-type="float">
            <text:p>7.21950400000014</text:p>
          </table:table-cell>
          <table:table-cell office:value-type="float" office:value="4454" calcext:value-type="float">
            <text:p>4454</text:p>
          </table:table-cell>
          <table:table-cell table:formula="of:=([.E1372]-[.C1372])/[.E1372]" office:value-type="float" office:value="0.00381679389312977" calcext:value-type="float">
            <text:p>0.00381679389313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52" calcext:value-type="float">
            <text:p>9552</text:p>
          </table:table-cell>
          <table:table-cell office:value-type="float" office:value="4915" calcext:value-type="float">
            <text:p>4915</text:p>
          </table:table-cell>
          <table:table-cell office:value-type="float" office:value="7.01746999999978" calcext:value-type="float">
            <text:p>7.01746999999978</text:p>
          </table:table-cell>
          <table:table-cell office:value-type="float" office:value="5023" calcext:value-type="float">
            <text:p>5023</text:p>
          </table:table-cell>
          <table:table-cell table:formula="of:=([.E1373]-[.C1373])/[.E1373]" office:value-type="float" office:value="0.0215010949631694" calcext:value-type="float">
            <text:p>0.02150109496317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53" calcext:value-type="float">
            <text:p>9553</text:p>
          </table:table-cell>
          <table:table-cell office:value-type="float" office:value="5245" calcext:value-type="float">
            <text:p>5245</text:p>
          </table:table-cell>
          <table:table-cell office:value-type="float" office:value="6.6668380000001" calcext:value-type="float">
            <text:p>6.6668380000001</text:p>
          </table:table-cell>
          <table:table-cell office:value-type="float" office:value="5386" calcext:value-type="float">
            <text:p>5386</text:p>
          </table:table-cell>
          <table:table-cell table:formula="of:=([.E1374]-[.C1374])/[.E1374]" office:value-type="float" office:value="0.026178982547345" calcext:value-type="float">
            <text:p>0.026178982547345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54" calcext:value-type="float">
            <text:p>9554</text:p>
          </table:table-cell>
          <table:table-cell office:value-type="float" office:value="4836" calcext:value-type="float">
            <text:p>4836</text:p>
          </table:table-cell>
          <table:table-cell office:value-type="float" office:value="8.22778199999948" calcext:value-type="float">
            <text:p>8.22778199999948</text:p>
          </table:table-cell>
          <table:table-cell office:value-type="float" office:value="4995" calcext:value-type="float">
            <text:p>4995</text:p>
          </table:table-cell>
          <table:table-cell table:formula="of:=([.E1375]-[.C1375])/[.E1375]" office:value-type="float" office:value="0.0318318318318318" calcext:value-type="float">
            <text:p>0.031831831831832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55" calcext:value-type="float">
            <text:p>9555</text:p>
          </table:table-cell>
          <table:table-cell office:value-type="float" office:value="3326" calcext:value-type="float">
            <text:p>3326</text:p>
          </table:table-cell>
          <table:table-cell office:value-type="float" office:value="2.6269970000003" calcext:value-type="float">
            <text:p>2.6269970000003</text:p>
          </table:table-cell>
          <table:table-cell office:value-type="float" office:value="3617" calcext:value-type="float">
            <text:p>3617</text:p>
          </table:table-cell>
          <table:table-cell table:formula="of:=([.E1376]-[.C1376])/[.E1376]" office:value-type="float" office:value="0.0804534144318496" calcext:value-type="float">
            <text:p>0.08045341443185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56" calcext:value-type="float">
            <text:p>9556</text:p>
          </table:table-cell>
          <table:table-cell office:value-type="float" office:value="4439" calcext:value-type="float">
            <text:p>4439</text:p>
          </table:table-cell>
          <table:table-cell office:value-type="float" office:value="6.49093000000039" calcext:value-type="float">
            <text:p>6.49093000000039</text:p>
          </table:table-cell>
          <table:table-cell office:value-type="float" office:value="4569" calcext:value-type="float">
            <text:p>4569</text:p>
          </table:table-cell>
          <table:table-cell table:formula="of:=([.E1377]-[.C1377])/[.E1377]" office:value-type="float" office:value="0.0284526154519589" calcext:value-type="float">
            <text:p>0.028452615451959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57" calcext:value-type="float">
            <text:p>9557</text:p>
          </table:table-cell>
          <table:table-cell office:value-type="float" office:value="4422" calcext:value-type="float">
            <text:p>4422</text:p>
          </table:table-cell>
          <table:table-cell office:value-type="float" office:value="5.12556699999959" calcext:value-type="float">
            <text:p>5.12556699999959</text:p>
          </table:table-cell>
          <table:table-cell office:value-type="float" office:value="4660" calcext:value-type="float">
            <text:p>4660</text:p>
          </table:table-cell>
          <table:table-cell table:formula="of:=([.E1378]-[.C1378])/[.E1378]" office:value-type="float" office:value="0.0510729613733906" calcext:value-type="float">
            <text:p>0.051072961373391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58" calcext:value-type="float">
            <text:p>9558</text:p>
          </table:table-cell>
          <table:table-cell office:value-type="float" office:value="4358" calcext:value-type="float">
            <text:p>4358</text:p>
          </table:table-cell>
          <table:table-cell office:value-type="float" office:value="6.28943500000014" calcext:value-type="float">
            <text:p>6.28943500000014</text:p>
          </table:table-cell>
          <table:table-cell office:value-type="float" office:value="4449" calcext:value-type="float">
            <text:p>4449</text:p>
          </table:table-cell>
          <table:table-cell table:formula="of:=([.E1379]-[.C1379])/[.E1379]" office:value-type="float" office:value="0.0204540346145201" calcext:value-type="float">
            <text:p>0.02045403461452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59" calcext:value-type="float">
            <text:p>9559</text:p>
          </table:table-cell>
          <table:table-cell office:value-type="float" office:value="3975" calcext:value-type="float">
            <text:p>3975</text:p>
          </table:table-cell>
          <table:table-cell office:value-type="float" office:value="8.00898999999981" calcext:value-type="float">
            <text:p>8.00898999999981</text:p>
          </table:table-cell>
          <table:table-cell office:value-type="float" office:value="4069" calcext:value-type="float">
            <text:p>4069</text:p>
          </table:table-cell>
          <table:table-cell table:formula="of:=([.E1380]-[.C1380])/[.E1380]" office:value-type="float" office:value="0.0231014991398378" calcext:value-type="float">
            <text:p>0.023101499139838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60" calcext:value-type="float">
            <text:p>9560</text:p>
          </table:table-cell>
          <table:table-cell office:value-type="float" office:value="4193" calcext:value-type="float">
            <text:p>4193</text:p>
          </table:table-cell>
          <table:table-cell office:value-type="float" office:value="4.51382000000012" calcext:value-type="float">
            <text:p>4.51382000000012</text:p>
          </table:table-cell>
          <table:table-cell office:value-type="float" office:value="4587" calcext:value-type="float">
            <text:p>4587</text:p>
          </table:table-cell>
          <table:table-cell table:formula="of:=([.E1381]-[.C1381])/[.E1381]" office:value-type="float" office:value="0.0858949204272945" calcext:value-type="float">
            <text:p>0.085894920427295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61" calcext:value-type="float">
            <text:p>9561</text:p>
          </table:table-cell>
          <table:table-cell office:value-type="float" office:value="4488" calcext:value-type="float">
            <text:p>4488</text:p>
          </table:table-cell>
          <table:table-cell office:value-type="float" office:value="7.12102099999993" calcext:value-type="float">
            <text:p>7.12102099999993</text:p>
          </table:table-cell>
          <table:table-cell office:value-type="float" office:value="4544" calcext:value-type="float">
            <text:p>4544</text:p>
          </table:table-cell>
          <table:table-cell table:formula="of:=([.E1382]-[.C1382])/[.E1382]" office:value-type="float" office:value="0.0123239436619718" calcext:value-type="float">
            <text:p>0.012323943661972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62" calcext:value-type="float">
            <text:p>9562</text:p>
          </table:table-cell>
          <table:table-cell office:value-type="float" office:value="3895" calcext:value-type="float">
            <text:p>3895</text:p>
          </table:table-cell>
          <table:table-cell office:value-type="float" office:value="2.57275500000014" calcext:value-type="float">
            <text:p>2.57275500000014</text:p>
          </table:table-cell>
          <table:table-cell office:value-type="float" office:value="4245" calcext:value-type="float">
            <text:p>4245</text:p>
          </table:table-cell>
          <table:table-cell table:formula="of:=([.E1383]-[.C1383])/[.E1383]" office:value-type="float" office:value="0.0824499411071849" calcext:value-type="float">
            <text:p>0.082449941107185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63" calcext:value-type="float">
            <text:p>9563</text:p>
          </table:table-cell>
          <table:table-cell office:value-type="float" office:value="3621" calcext:value-type="float">
            <text:p>3621</text:p>
          </table:table-cell>
          <table:table-cell office:value-type="float" office:value="7.01461299999983" calcext:value-type="float">
            <text:p>7.01461299999983</text:p>
          </table:table-cell>
          <table:table-cell office:value-type="float" office:value="3761" calcext:value-type="float">
            <text:p>3761</text:p>
          </table:table-cell>
          <table:table-cell table:formula="of:=([.E1384]-[.C1384])/[.E1384]" office:value-type="float" office:value="0.0372241425152885" calcext:value-type="float">
            <text:p>0.037224142515289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64" calcext:value-type="float">
            <text:p>9564</text:p>
          </table:table-cell>
          <table:table-cell office:value-type="float" office:value="3931" calcext:value-type="float">
            <text:p>3931</text:p>
          </table:table-cell>
          <table:table-cell office:value-type="float" office:value="7.21592400000009" calcext:value-type="float">
            <text:p>7.21592400000009</text:p>
          </table:table-cell>
          <table:table-cell office:value-type="float" office:value="4231" calcext:value-type="float">
            <text:p>4231</text:p>
          </table:table-cell>
          <table:table-cell table:formula="of:=([.E1385]-[.C1385])/[.E1385]" office:value-type="float" office:value="0.0709052233514536" calcext:value-type="float">
            <text:p>0.070905223351454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65" calcext:value-type="float">
            <text:p>9565</text:p>
          </table:table-cell>
          <table:table-cell office:value-type="float" office:value="4642" calcext:value-type="float">
            <text:p>4642</text:p>
          </table:table-cell>
          <table:table-cell office:value-type="float" office:value="7.38589400000001" calcext:value-type="float">
            <text:p>7.38589400000001</text:p>
          </table:table-cell>
          <table:table-cell office:value-type="float" office:value="4656" calcext:value-type="float">
            <text:p>4656</text:p>
          </table:table-cell>
          <table:table-cell table:formula="of:=([.E1386]-[.C1386])/[.E1386]" office:value-type="float" office:value="0.00300687285223368" calcext:value-type="float">
            <text:p>0.003006872852234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66" calcext:value-type="float">
            <text:p>9566</text:p>
          </table:table-cell>
          <table:table-cell office:value-type="float" office:value="4224" calcext:value-type="float">
            <text:p>4224</text:p>
          </table:table-cell>
          <table:table-cell office:value-type="float" office:value="2.65836399999989" calcext:value-type="float">
            <text:p>2.65836399999989</text:p>
          </table:table-cell>
          <table:table-cell office:value-type="float" office:value="5039" calcext:value-type="float">
            <text:p>5039</text:p>
          </table:table-cell>
          <table:table-cell table:formula="of:=([.E1387]-[.C1387])/[.E1387]" office:value-type="float" office:value="0.1617384401667" calcext:value-type="float">
            <text:p>0.1617384401667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6.33251500000006" calcext:value-type="float">
            <text:p>6.33251500000006</text:p>
          </table:table-cell>
          <table:table-cell office:value-type="float" office:value="599" calcext:value-type="float">
            <text:p>599</text:p>
          </table:table-cell>
          <table:table-cell table:formula="of:=([.E1388]-[.C1388])/[.E138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68" calcext:value-type="float">
            <text:p>9568</text:p>
          </table:table-cell>
          <table:table-cell office:value-type="float" office:value="4447" calcext:value-type="float">
            <text:p>4447</text:p>
          </table:table-cell>
          <table:table-cell office:value-type="float" office:value="7.55508200000031" calcext:value-type="float">
            <text:p>7.55508200000031</text:p>
          </table:table-cell>
          <table:table-cell office:value-type="float" office:value="4772" calcext:value-type="float">
            <text:p>4772</text:p>
          </table:table-cell>
          <table:table-cell table:formula="of:=([.E1389]-[.C1389])/[.E1389]" office:value-type="float" office:value="0.068105616093881" calcext:value-type="float">
            <text:p>0.068105616093881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69" calcext:value-type="float">
            <text:p>9569</text:p>
          </table:table-cell>
          <table:table-cell office:value-type="float" office:value="4443" calcext:value-type="float">
            <text:p>4443</text:p>
          </table:table-cell>
          <table:table-cell office:value-type="float" office:value="5.29336000000012" calcext:value-type="float">
            <text:p>5.29336000000012</text:p>
          </table:table-cell>
          <table:table-cell office:value-type="float" office:value="4473" calcext:value-type="float">
            <text:p>4473</text:p>
          </table:table-cell>
          <table:table-cell table:formula="of:=([.E1390]-[.C1390])/[.E1390]" office:value-type="float" office:value="0.00670690811535882" calcext:value-type="float">
            <text:p>0.006706908115359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70" calcext:value-type="float">
            <text:p>9570</text:p>
          </table:table-cell>
          <table:table-cell office:value-type="float" office:value="3778" calcext:value-type="float">
            <text:p>3778</text:p>
          </table:table-cell>
          <table:table-cell office:value-type="float" office:value="2.62303100000054" calcext:value-type="float">
            <text:p>2.62303100000054</text:p>
          </table:table-cell>
          <table:table-cell office:value-type="float" office:value="4479" calcext:value-type="float">
            <text:p>4479</text:p>
          </table:table-cell>
          <table:table-cell table:formula="of:=([.E1391]-[.C1391])/[.E1391]" office:value-type="float" office:value="0.156508149140433" calcext:value-type="float">
            <text:p>0.156508149140433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71" calcext:value-type="float">
            <text:p>9571</text:p>
          </table:table-cell>
          <table:table-cell office:value-type="float" office:value="3833" calcext:value-type="float">
            <text:p>3833</text:p>
          </table:table-cell>
          <table:table-cell office:value-type="float" office:value="5.89105399999971" calcext:value-type="float">
            <text:p>5.89105399999971</text:p>
          </table:table-cell>
          <table:table-cell office:value-type="float" office:value="4311" calcext:value-type="float">
            <text:p>4311</text:p>
          </table:table-cell>
          <table:table-cell table:formula="of:=([.E1392]-[.C1392])/[.E1392]" office:value-type="float" office:value="0.110879146369752" calcext:value-type="float">
            <text:p>0.110879146369752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72" calcext:value-type="float">
            <text:p>9572</text:p>
          </table:table-cell>
          <table:table-cell office:value-type="float" office:value="4377" calcext:value-type="float">
            <text:p>4377</text:p>
          </table:table-cell>
          <table:table-cell office:value-type="float" office:value="6.09570500000018" calcext:value-type="float">
            <text:p>6.09570500000018</text:p>
          </table:table-cell>
          <table:table-cell office:value-type="float" office:value="4562" calcext:value-type="float">
            <text:p>4562</text:p>
          </table:table-cell>
          <table:table-cell table:formula="of:=([.E1393]-[.C1393])/[.E1393]" office:value-type="float" office:value="0.0405523893029373" calcext:value-type="float">
            <text:p>0.040552389302937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73" calcext:value-type="float">
            <text:p>9573</text:p>
          </table:table-cell>
          <table:table-cell office:value-type="float" office:value="4692" calcext:value-type="float">
            <text:p>4692</text:p>
          </table:table-cell>
          <table:table-cell office:value-type="float" office:value="9.72096499999998" calcext:value-type="float">
            <text:p>9.72096499999998</text:p>
          </table:table-cell>
          <table:table-cell office:value-type="float" office:value="4738" calcext:value-type="float">
            <text:p>4738</text:p>
          </table:table-cell>
          <table:table-cell table:formula="of:=([.E1394]-[.C1394])/[.E1394]" office:value-type="float" office:value="0.00970873786407767" calcext:value-type="float">
            <text:p>0.009708737864078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74" calcext:value-type="float">
            <text:p>9574</text:p>
          </table:table-cell>
          <table:table-cell office:value-type="float" office:value="4531" calcext:value-type="float">
            <text:p>4531</text:p>
          </table:table-cell>
          <table:table-cell office:value-type="float" office:value="5.58728500000007" calcext:value-type="float">
            <text:p>5.58728500000007</text:p>
          </table:table-cell>
          <table:table-cell office:value-type="float" office:value="4876" calcext:value-type="float">
            <text:p>4876</text:p>
          </table:table-cell>
          <table:table-cell table:formula="of:=([.E1395]-[.C1395])/[.E1395]" office:value-type="float" office:value="0.0707547169811321" calcext:value-type="float">
            <text:p>0.070754716981132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75" calcext:value-type="float">
            <text:p>9575</text:p>
          </table:table-cell>
          <table:table-cell office:value-type="float" office:value="4608" calcext:value-type="float">
            <text:p>4608</text:p>
          </table:table-cell>
          <table:table-cell office:value-type="float" office:value="2.58164299999999" calcext:value-type="float">
            <text:p>2.58164299999999</text:p>
          </table:table-cell>
          <table:table-cell office:value-type="float" office:value="5061" calcext:value-type="float">
            <text:p>5061</text:p>
          </table:table-cell>
          <table:table-cell table:formula="of:=([.E1396]-[.C1396])/[.E1396]" office:value-type="float" office:value="0.0895080023710729" calcext:value-type="float">
            <text:p>0.089508002371073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76" calcext:value-type="float">
            <text:p>9576</text:p>
          </table:table-cell>
          <table:table-cell office:value-type="float" office:value="4202" calcext:value-type="float">
            <text:p>4202</text:p>
          </table:table-cell>
          <table:table-cell office:value-type="float" office:value="2.64364999999998" calcext:value-type="float">
            <text:p>2.64364999999998</text:p>
          </table:table-cell>
          <table:table-cell office:value-type="float" office:value="5063" calcext:value-type="float">
            <text:p>5063</text:p>
          </table:table-cell>
          <table:table-cell table:formula="of:=([.E1397]-[.C1397])/[.E1397]" office:value-type="float" office:value="0.170057278293502" calcext:value-type="float">
            <text:p>0.170057278293502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77" calcext:value-type="float">
            <text:p>9577</text:p>
          </table:table-cell>
          <table:table-cell office:value-type="float" office:value="4731" calcext:value-type="float">
            <text:p>4731</text:p>
          </table:table-cell>
          <table:table-cell office:value-type="float" office:value="4.56806800000004" calcext:value-type="float">
            <text:p>4.56806800000004</text:p>
          </table:table-cell>
          <table:table-cell office:value-type="float" office:value="4870" calcext:value-type="float">
            <text:p>4870</text:p>
          </table:table-cell>
          <table:table-cell table:formula="of:=([.E1398]-[.C1398])/[.E1398]" office:value-type="float" office:value="0.0285420944558522" calcext:value-type="float">
            <text:p>0.028542094455852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78" calcext:value-type="float">
            <text:p>9578</text:p>
          </table:table-cell>
          <table:table-cell office:value-type="float" office:value="5068" calcext:value-type="float">
            <text:p>5068</text:p>
          </table:table-cell>
          <table:table-cell office:value-type="float" office:value="7.18911500000013" calcext:value-type="float">
            <text:p>7.18911500000013</text:p>
          </table:table-cell>
          <table:table-cell office:value-type="float" office:value="5232" calcext:value-type="float">
            <text:p>5232</text:p>
          </table:table-cell>
          <table:table-cell table:formula="of:=([.E1399]-[.C1399])/[.E1399]" office:value-type="float" office:value="0.0313455657492355" calcext:value-type="float">
            <text:p>0.031345565749236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79" calcext:value-type="float">
            <text:p>9579</text:p>
          </table:table-cell>
          <table:table-cell office:value-type="float" office:value="4508" calcext:value-type="float">
            <text:p>4508</text:p>
          </table:table-cell>
          <table:table-cell office:value-type="float" office:value="8.08431599999994" calcext:value-type="float">
            <text:p>8.08431599999994</text:p>
          </table:table-cell>
          <table:table-cell office:value-type="float" office:value="4567" calcext:value-type="float">
            <text:p>4567</text:p>
          </table:table-cell>
          <table:table-cell table:formula="of:=([.E1400]-[.C1400])/[.E1400]" office:value-type="float" office:value="0.0129187650536457" calcext:value-type="float">
            <text:p>0.012918765053646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80" calcext:value-type="float">
            <text:p>9580</text:p>
          </table:table-cell>
          <table:table-cell office:value-type="float" office:value="4314" calcext:value-type="float">
            <text:p>4314</text:p>
          </table:table-cell>
          <table:table-cell office:value-type="float" office:value="6.55452700000024" calcext:value-type="float">
            <text:p>6.55452700000024</text:p>
          </table:table-cell>
          <table:table-cell office:value-type="float" office:value="4483" calcext:value-type="float">
            <text:p>4483</text:p>
          </table:table-cell>
          <table:table-cell table:formula="of:=([.E1401]-[.C1401])/[.E1401]" office:value-type="float" office:value="0.0376979701093018" calcext:value-type="float">
            <text:p>0.037697970109302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81" calcext:value-type="float">
            <text:p>9581</text:p>
          </table:table-cell>
          <table:table-cell office:value-type="float" office:value="4113" calcext:value-type="float">
            <text:p>4113</text:p>
          </table:table-cell>
          <table:table-cell office:value-type="float" office:value="2.62762199999997" calcext:value-type="float">
            <text:p>2.62762199999997</text:p>
          </table:table-cell>
          <table:table-cell office:value-type="float" office:value="4907" calcext:value-type="float">
            <text:p>4907</text:p>
          </table:table-cell>
          <table:table-cell table:formula="of:=([.E1402]-[.C1402])/[.E1402]" office:value-type="float" office:value="0.161809659669859" calcext:value-type="float">
            <text:p>0.161809659669859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82" calcext:value-type="float">
            <text:p>9582</text:p>
          </table:table-cell>
          <table:table-cell office:value-type="float" office:value="4724" calcext:value-type="float">
            <text:p>4724</text:p>
          </table:table-cell>
          <table:table-cell office:value-type="float" office:value="5.76005299999997" calcext:value-type="float">
            <text:p>5.76005299999997</text:p>
          </table:table-cell>
          <table:table-cell office:value-type="float" office:value="5088" calcext:value-type="float">
            <text:p>5088</text:p>
          </table:table-cell>
          <table:table-cell table:formula="of:=([.E1403]-[.C1403])/[.E1403]" office:value-type="float" office:value="0.0715408805031447" calcext:value-type="float">
            <text:p>0.071540880503145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83" calcext:value-type="float">
            <text:p>9583</text:p>
          </table:table-cell>
          <table:table-cell office:value-type="float" office:value="4077" calcext:value-type="float">
            <text:p>4077</text:p>
          </table:table-cell>
          <table:table-cell office:value-type="float" office:value="7.89373399999977" calcext:value-type="float">
            <text:p>7.89373399999977</text:p>
          </table:table-cell>
          <table:table-cell office:value-type="float" office:value="4192" calcext:value-type="float">
            <text:p>4192</text:p>
          </table:table-cell>
          <table:table-cell table:formula="of:=([.E1404]-[.C1404])/[.E1404]" office:value-type="float" office:value="0.0274332061068702" calcext:value-type="float">
            <text:p>0.02743320610687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84" calcext:value-type="float">
            <text:p>9584</text:p>
          </table:table-cell>
          <table:table-cell office:value-type="float" office:value="4795" calcext:value-type="float">
            <text:p>4795</text:p>
          </table:table-cell>
          <table:table-cell office:value-type="float" office:value="2.59177600000021" calcext:value-type="float">
            <text:p>2.59177600000021</text:p>
          </table:table-cell>
          <table:table-cell office:value-type="float" office:value="5210" calcext:value-type="float">
            <text:p>5210</text:p>
          </table:table-cell>
          <table:table-cell table:formula="of:=([.E1405]-[.C1405])/[.E1405]" office:value-type="float" office:value="0.0796545105566219" calcext:value-type="float">
            <text:p>0.079654510556622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85" calcext:value-type="float">
            <text:p>9585</text:p>
          </table:table-cell>
          <table:table-cell office:value-type="float" office:value="4361" calcext:value-type="float">
            <text:p>4361</text:p>
          </table:table-cell>
          <table:table-cell office:value-type="float" office:value="5.42602799999986" calcext:value-type="float">
            <text:p>5.42602799999986</text:p>
          </table:table-cell>
          <table:table-cell office:value-type="float" office:value="4667" calcext:value-type="float">
            <text:p>4667</text:p>
          </table:table-cell>
          <table:table-cell table:formula="of:=([.E1406]-[.C1406])/[.E1406]" office:value-type="float" office:value="0.0655667452324834" calcext:value-type="float">
            <text:p>0.065566745232483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86" calcext:value-type="float">
            <text:p>9586</text:p>
          </table:table-cell>
          <table:table-cell office:value-type="float" office:value="4356" calcext:value-type="float">
            <text:p>4356</text:p>
          </table:table-cell>
          <table:table-cell office:value-type="float" office:value="4.98981900000035" calcext:value-type="float">
            <text:p>4.98981900000035</text:p>
          </table:table-cell>
          <table:table-cell office:value-type="float" office:value="4700" calcext:value-type="float">
            <text:p>4700</text:p>
          </table:table-cell>
          <table:table-cell table:formula="of:=([.E1407]-[.C1407])/[.E1407]" office:value-type="float" office:value="0.0731914893617021" calcext:value-type="float">
            <text:p>0.073191489361702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87" calcext:value-type="float">
            <text:p>9587</text:p>
          </table:table-cell>
          <table:table-cell office:value-type="float" office:value="4736" calcext:value-type="float">
            <text:p>4736</text:p>
          </table:table-cell>
          <table:table-cell office:value-type="float" office:value="5.81423800000039" calcext:value-type="float">
            <text:p>5.81423800000039</text:p>
          </table:table-cell>
          <table:table-cell office:value-type="float" office:value="5043" calcext:value-type="float">
            <text:p>5043</text:p>
          </table:table-cell>
          <table:table-cell table:formula="of:=([.E1408]-[.C1408])/[.E1408]" office:value-type="float" office:value="0.0608764624231608" calcext:value-type="float">
            <text:p>0.060876462423161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88" calcext:value-type="float">
            <text:p>9588</text:p>
          </table:table-cell>
          <table:table-cell office:value-type="float" office:value="4335" calcext:value-type="float">
            <text:p>4335</text:p>
          </table:table-cell>
          <table:table-cell office:value-type="float" office:value="2.65947099999994" calcext:value-type="float">
            <text:p>2.65947099999994</text:p>
          </table:table-cell>
          <table:table-cell office:value-type="float" office:value="4805" calcext:value-type="float">
            <text:p>4805</text:p>
          </table:table-cell>
          <table:table-cell table:formula="of:=([.E1409]-[.C1409])/[.E1409]" office:value-type="float" office:value="0.0978147762747138" calcext:value-type="float">
            <text:p>0.097814776274714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89" calcext:value-type="float">
            <text:p>9589</text:p>
          </table:table-cell>
          <table:table-cell office:value-type="float" office:value="4476" calcext:value-type="float">
            <text:p>4476</text:p>
          </table:table-cell>
          <table:table-cell office:value-type="float" office:value="7.80897999999979" calcext:value-type="float">
            <text:p>7.80897999999979</text:p>
          </table:table-cell>
          <table:table-cell office:value-type="float" office:value="4614" calcext:value-type="float">
            <text:p>4614</text:p>
          </table:table-cell>
          <table:table-cell table:formula="of:=([.E1410]-[.C1410])/[.E1410]" office:value-type="float" office:value="0.0299089726918075" calcext:value-type="float">
            <text:p>0.029908972691808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90" calcext:value-type="float">
            <text:p>9590</text:p>
          </table:table-cell>
          <table:table-cell office:value-type="float" office:value="5157" calcext:value-type="float">
            <text:p>5157</text:p>
          </table:table-cell>
          <table:table-cell office:value-type="float" office:value="6.4199749999998" calcext:value-type="float">
            <text:p>6.4199749999998</text:p>
          </table:table-cell>
          <table:table-cell office:value-type="float" office:value="5157" calcext:value-type="float">
            <text:p>5157</text:p>
          </table:table-cell>
          <table:table-cell table:formula="of:=([.E1411]-[.C1411])/[.E1411]" office:value-type="float" office:value="0" calcext:value-type="float">
            <text:p>0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91" calcext:value-type="float">
            <text:p>9591</text:p>
          </table:table-cell>
          <table:table-cell office:value-type="float" office:value="4357" calcext:value-type="float">
            <text:p>4357</text:p>
          </table:table-cell>
          <table:table-cell office:value-type="float" office:value="6.52238399999987" calcext:value-type="float">
            <text:p>6.52238399999987</text:p>
          </table:table-cell>
          <table:table-cell office:value-type="float" office:value="4522" calcext:value-type="float">
            <text:p>4522</text:p>
          </table:table-cell>
          <table:table-cell table:formula="of:=([.E1412]-[.C1412])/[.E1412]" office:value-type="float" office:value="0.0364882795223352" calcext:value-type="float">
            <text:p>0.036488279522335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92" calcext:value-type="float">
            <text:p>9592</text:p>
          </table:table-cell>
          <table:table-cell office:value-type="float" office:value="4227" calcext:value-type="float">
            <text:p>4227</text:p>
          </table:table-cell>
          <table:table-cell office:value-type="float" office:value="6.85221900000033" calcext:value-type="float">
            <text:p>6.85221900000033</text:p>
          </table:table-cell>
          <table:table-cell office:value-type="float" office:value="4366" calcext:value-type="float">
            <text:p>4366</text:p>
          </table:table-cell>
          <table:table-cell table:formula="of:=([.E1413]-[.C1413])/[.E1413]" office:value-type="float" office:value="0.0318369216674301" calcext:value-type="float">
            <text:p>0.03183692166743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93" calcext:value-type="float">
            <text:p>9593</text:p>
          </table:table-cell>
          <table:table-cell office:value-type="float" office:value="4810" calcext:value-type="float">
            <text:p>4810</text:p>
          </table:table-cell>
          <table:table-cell office:value-type="float" office:value="5.72030199999972" calcext:value-type="float">
            <text:p>5.72030199999972</text:p>
          </table:table-cell>
          <table:table-cell office:value-type="float" office:value="4994" calcext:value-type="float">
            <text:p>4994</text:p>
          </table:table-cell>
          <table:table-cell table:formula="of:=([.E1414]-[.C1414])/[.E1414]" office:value-type="float" office:value="0.0368442130556668" calcext:value-type="float">
            <text:p>0.036844213055667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94" calcext:value-type="float">
            <text:p>9594</text:p>
          </table:table-cell>
          <table:table-cell office:value-type="float" office:value="3612" calcext:value-type="float">
            <text:p>3612</text:p>
          </table:table-cell>
          <table:table-cell office:value-type="float" office:value="2.47832999999946" calcext:value-type="float">
            <text:p>2.47832999999946</text:p>
          </table:table-cell>
          <table:table-cell office:value-type="float" office:value="4215" calcext:value-type="float">
            <text:p>4215</text:p>
          </table:table-cell>
          <table:table-cell table:formula="of:=([.E1415]-[.C1415])/[.E1415]" office:value-type="float" office:value="0.143060498220641" calcext:value-type="float">
            <text:p>0.143060498220641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95" calcext:value-type="float">
            <text:p>9595</text:p>
          </table:table-cell>
          <table:table-cell office:value-type="float" office:value="4248" calcext:value-type="float">
            <text:p>4248</text:p>
          </table:table-cell>
          <table:table-cell office:value-type="float" office:value="4.69303200000059" calcext:value-type="float">
            <text:p>4.69303200000059</text:p>
          </table:table-cell>
          <table:table-cell office:value-type="float" office:value="4373" calcext:value-type="float">
            <text:p>4373</text:p>
          </table:table-cell>
          <table:table-cell table:formula="of:=([.E1416]-[.C1416])/[.E1416]" office:value-type="float" office:value="0.0285844957694946" calcext:value-type="float">
            <text:p>0.028584495769495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96" calcext:value-type="float">
            <text:p>9596</text:p>
          </table:table-cell>
          <table:table-cell office:value-type="float" office:value="3759" calcext:value-type="float">
            <text:p>3759</text:p>
          </table:table-cell>
          <table:table-cell office:value-type="float" office:value="2.50067899999976" calcext:value-type="float">
            <text:p>2.50067899999976</text:p>
          </table:table-cell>
          <table:table-cell office:value-type="float" office:value="4244" calcext:value-type="float">
            <text:p>4244</text:p>
          </table:table-cell>
          <table:table-cell table:formula="of:=([.E1417]-[.C1417])/[.E1417]" office:value-type="float" office:value="0.114278982092366" calcext:value-type="float">
            <text:p>0.114278982092366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97" calcext:value-type="float">
            <text:p>9597</text:p>
          </table:table-cell>
          <table:table-cell office:value-type="float" office:value="4715" calcext:value-type="float">
            <text:p>4715</text:p>
          </table:table-cell>
          <table:table-cell office:value-type="float" office:value="7.18366700000024" calcext:value-type="float">
            <text:p>7.18366700000024</text:p>
          </table:table-cell>
          <table:table-cell office:value-type="float" office:value="4864" calcext:value-type="float">
            <text:p>4864</text:p>
          </table:table-cell>
          <table:table-cell table:formula="of:=([.E1418]-[.C1418])/[.E1418]" office:value-type="float" office:value="0.0306332236842105" calcext:value-type="float">
            <text:p>0.030633223684211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98" calcext:value-type="float">
            <text:p>9598</text:p>
          </table:table-cell>
          <table:table-cell office:value-type="float" office:value="4642" calcext:value-type="float">
            <text:p>4642</text:p>
          </table:table-cell>
          <table:table-cell office:value-type="float" office:value="5.91349200000013" calcext:value-type="float">
            <text:p>5.91349200000013</text:p>
          </table:table-cell>
          <table:table-cell office:value-type="float" office:value="4814" calcext:value-type="float">
            <text:p>4814</text:p>
          </table:table-cell>
          <table:table-cell table:formula="of:=([.E1419]-[.C1419])/[.E1419]" office:value-type="float" office:value="0.0357291233901122" calcext:value-type="float">
            <text:p>0.035729123390112</text:p>
          </table:table-cell>
          <table:table-cell table:number-columns-repeated="1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99" calcext:value-type="float">
            <text:p>9599</text:p>
          </table:table-cell>
          <table:table-cell office:value-type="float" office:value="3809" calcext:value-type="float">
            <text:p>3809</text:p>
          </table:table-cell>
          <table:table-cell office:value-type="float" office:value="6.60195500000009" calcext:value-type="float">
            <text:p>6.60195500000009</text:p>
          </table:table-cell>
          <table:table-cell office:value-type="float" office:value="3884" calcext:value-type="float">
            <text:p>3884</text:p>
          </table:table-cell>
          <table:table-cell table:formula="of:=([.E1420]-[.C1420])/[.E1420]" office:value-type="float" office:value="0.0193099897013388" calcext:value-type="float">
            <text:p>0.019309989701339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50" calcext:value-type="float">
            <text:p>9550</text:p>
          </table:table-cell>
          <table:table-cell office:value-type="float" office:value="4018" calcext:value-type="float">
            <text:p>4018</text:p>
          </table:table-cell>
          <table:table-cell office:value-type="float" office:value="5.55954599999996" calcext:value-type="float">
            <text:p>5.55954599999996</text:p>
          </table:table-cell>
          <table:table-cell office:value-type="float" office:value="4068" calcext:value-type="float">
            <text:p>4068</text:p>
          </table:table-cell>
          <table:table-cell table:formula="of:=([.E1421]-[.C1421])/[.E1421]" office:value-type="float" office:value="0.012291052114061" calcext:value-type="float">
            <text:p>0.012291052114061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51" calcext:value-type="float">
            <text:p>9551</text:p>
          </table:table-cell>
          <table:table-cell office:value-type="float" office:value="4384" calcext:value-type="float">
            <text:p>4384</text:p>
          </table:table-cell>
          <table:table-cell office:value-type="float" office:value="7.42958099999942" calcext:value-type="float">
            <text:p>7.42958099999942</text:p>
          </table:table-cell>
          <table:table-cell office:value-type="float" office:value="4454" calcext:value-type="float">
            <text:p>4454</text:p>
          </table:table-cell>
          <table:table-cell table:formula="of:=([.E1422]-[.C1422])/[.E1422]" office:value-type="float" office:value="0.0157162101481814" calcext:value-type="float">
            <text:p>0.015716210148181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52" calcext:value-type="float">
            <text:p>9552</text:p>
          </table:table-cell>
          <table:table-cell office:value-type="float" office:value="4769" calcext:value-type="float">
            <text:p>4769</text:p>
          </table:table-cell>
          <table:table-cell office:value-type="float" office:value="4.72632799999974" calcext:value-type="float">
            <text:p>4.72632799999974</text:p>
          </table:table-cell>
          <table:table-cell office:value-type="float" office:value="5023" calcext:value-type="float">
            <text:p>5023</text:p>
          </table:table-cell>
          <table:table-cell table:formula="of:=([.E1423]-[.C1423])/[.E1423]" office:value-type="float" office:value="0.0505673900059725" calcext:value-type="float">
            <text:p>0.050567390005973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53" calcext:value-type="float">
            <text:p>9553</text:p>
          </table:table-cell>
          <table:table-cell office:value-type="float" office:value="5227" calcext:value-type="float">
            <text:p>5227</text:p>
          </table:table-cell>
          <table:table-cell office:value-type="float" office:value="9.06480800000054" calcext:value-type="float">
            <text:p>9.06480800000054</text:p>
          </table:table-cell>
          <table:table-cell office:value-type="float" office:value="5386" calcext:value-type="float">
            <text:p>5386</text:p>
          </table:table-cell>
          <table:table-cell table:formula="of:=([.E1424]-[.C1424])/[.E1424]" office:value-type="float" office:value="0.0295209803193465" calcext:value-type="float">
            <text:p>0.029520980319347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54" calcext:value-type="float">
            <text:p>9554</text:p>
          </table:table-cell>
          <table:table-cell office:value-type="float" office:value="4894" calcext:value-type="float">
            <text:p>4894</text:p>
          </table:table-cell>
          <table:table-cell office:value-type="float" office:value="6.75010699999984" calcext:value-type="float">
            <text:p>6.75010699999984</text:p>
          </table:table-cell>
          <table:table-cell office:value-type="float" office:value="4995" calcext:value-type="float">
            <text:p>4995</text:p>
          </table:table-cell>
          <table:table-cell table:formula="of:=([.E1425]-[.C1425])/[.E1425]" office:value-type="float" office:value="0.0202202202202202" calcext:value-type="float">
            <text:p>0.02022022022022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55" calcext:value-type="float">
            <text:p>9555</text:p>
          </table:table-cell>
          <table:table-cell office:value-type="float" office:value="3480" calcext:value-type="float">
            <text:p>3480</text:p>
          </table:table-cell>
          <table:table-cell office:value-type="float" office:value="6.092083" calcext:value-type="float">
            <text:p>6.092083</text:p>
          </table:table-cell>
          <table:table-cell office:value-type="float" office:value="3617" calcext:value-type="float">
            <text:p>3617</text:p>
          </table:table-cell>
          <table:table-cell table:formula="of:=([.E1426]-[.C1426])/[.E1426]" office:value-type="float" office:value="0.0378766933923141" calcext:value-type="float">
            <text:p>0.037876693392314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56" calcext:value-type="float">
            <text:p>9556</text:p>
          </table:table-cell>
          <table:table-cell office:value-type="float" office:value="4491" calcext:value-type="float">
            <text:p>4491</text:p>
          </table:table-cell>
          <table:table-cell office:value-type="float" office:value="6.93152999999984" calcext:value-type="float">
            <text:p>6.93152999999984</text:p>
          </table:table-cell>
          <table:table-cell office:value-type="float" office:value="4569" calcext:value-type="float">
            <text:p>4569</text:p>
          </table:table-cell>
          <table:table-cell table:formula="of:=([.E1427]-[.C1427])/[.E1427]" office:value-type="float" office:value="0.0170715692711753" calcext:value-type="float">
            <text:p>0.017071569271175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57" calcext:value-type="float">
            <text:p>9557</text:p>
          </table:table-cell>
          <table:table-cell office:value-type="float" office:value="4480" calcext:value-type="float">
            <text:p>4480</text:p>
          </table:table-cell>
          <table:table-cell office:value-type="float" office:value="5.86249600000019" calcext:value-type="float">
            <text:p>5.86249600000019</text:p>
          </table:table-cell>
          <table:table-cell office:value-type="float" office:value="4660" calcext:value-type="float">
            <text:p>4660</text:p>
          </table:table-cell>
          <table:table-cell table:formula="of:=([.E1428]-[.C1428])/[.E1428]" office:value-type="float" office:value="0.0386266094420601" calcext:value-type="float">
            <text:p>0.03862660944206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58" calcext:value-type="float">
            <text:p>9558</text:p>
          </table:table-cell>
          <table:table-cell office:value-type="float" office:value="4414" calcext:value-type="float">
            <text:p>4414</text:p>
          </table:table-cell>
          <table:table-cell office:value-type="float" office:value="6.69743899999958" calcext:value-type="float">
            <text:p>6.69743899999958</text:p>
          </table:table-cell>
          <table:table-cell office:value-type="float" office:value="4449" calcext:value-type="float">
            <text:p>4449</text:p>
          </table:table-cell>
          <table:table-cell table:formula="of:=([.E1429]-[.C1429])/[.E1429]" office:value-type="float" office:value="0.00786693639020005" calcext:value-type="float">
            <text:p>0.0078669363902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59" calcext:value-type="float">
            <text:p>9559</text:p>
          </table:table-cell>
          <table:table-cell office:value-type="float" office:value="3414" calcext:value-type="float">
            <text:p>3414</text:p>
          </table:table-cell>
          <table:table-cell office:value-type="float" office:value="2.73554300000023" calcext:value-type="float">
            <text:p>2.73554300000023</text:p>
          </table:table-cell>
          <table:table-cell office:value-type="float" office:value="4069" calcext:value-type="float">
            <text:p>4069</text:p>
          </table:table-cell>
          <table:table-cell table:formula="of:=([.E1430]-[.C1430])/[.E1430]" office:value-type="float" office:value="0.160973212091423" calcext:value-type="float">
            <text:p>0.160973212091423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60" calcext:value-type="float">
            <text:p>9560</text:p>
          </table:table-cell>
          <table:table-cell office:value-type="float" office:value="4389" calcext:value-type="float">
            <text:p>4389</text:p>
          </table:table-cell>
          <table:table-cell office:value-type="float" office:value="6.32084199999963" calcext:value-type="float">
            <text:p>6.32084199999963</text:p>
          </table:table-cell>
          <table:table-cell office:value-type="float" office:value="4587" calcext:value-type="float">
            <text:p>4587</text:p>
          </table:table-cell>
          <table:table-cell table:formula="of:=([.E1431]-[.C1431])/[.E1431]" office:value-type="float" office:value="0.0431654676258993" calcext:value-type="float">
            <text:p>0.043165467625899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61" calcext:value-type="float">
            <text:p>9561</text:p>
          </table:table-cell>
          <table:table-cell office:value-type="float" office:value="4506" calcext:value-type="float">
            <text:p>4506</text:p>
          </table:table-cell>
          <table:table-cell office:value-type="float" office:value="7.7781229999996" calcext:value-type="float">
            <text:p>7.7781229999996</text:p>
          </table:table-cell>
          <table:table-cell office:value-type="float" office:value="4544" calcext:value-type="float">
            <text:p>4544</text:p>
          </table:table-cell>
          <table:table-cell table:formula="of:=([.E1432]-[.C1432])/[.E1432]" office:value-type="float" office:value="0.00836267605633803" calcext:value-type="float">
            <text:p>0.008362676056338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62" calcext:value-type="float">
            <text:p>9562</text:p>
          </table:table-cell>
          <table:table-cell office:value-type="float" office:value="4034" calcext:value-type="float">
            <text:p>4034</text:p>
          </table:table-cell>
          <table:table-cell office:value-type="float" office:value="5.11878199999956" calcext:value-type="float">
            <text:p>5.11878199999956</text:p>
          </table:table-cell>
          <table:table-cell office:value-type="float" office:value="4245" calcext:value-type="float">
            <text:p>4245</text:p>
          </table:table-cell>
          <table:table-cell table:formula="of:=([.E1433]-[.C1433])/[.E1433]" office:value-type="float" office:value="0.0497055359246172" calcext:value-type="float">
            <text:p>0.049705535924617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63" calcext:value-type="float">
            <text:p>9563</text:p>
          </table:table-cell>
          <table:table-cell office:value-type="float" office:value="3626" calcext:value-type="float">
            <text:p>3626</text:p>
          </table:table-cell>
          <table:table-cell office:value-type="float" office:value="9.42170400000032" calcext:value-type="float">
            <text:p>9.42170400000032</text:p>
          </table:table-cell>
          <table:table-cell office:value-type="float" office:value="3761" calcext:value-type="float">
            <text:p>3761</text:p>
          </table:table-cell>
          <table:table-cell table:formula="of:=([.E1434]-[.C1434])/[.E1434]" office:value-type="float" office:value="0.0358947088540282" calcext:value-type="float">
            <text:p>0.035894708854028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64" calcext:value-type="float">
            <text:p>9564</text:p>
          </table:table-cell>
          <table:table-cell office:value-type="float" office:value="4017" calcext:value-type="float">
            <text:p>4017</text:p>
          </table:table-cell>
          <table:table-cell office:value-type="float" office:value="6.37592700000005" calcext:value-type="float">
            <text:p>6.37592700000005</text:p>
          </table:table-cell>
          <table:table-cell office:value-type="float" office:value="4231" calcext:value-type="float">
            <text:p>4231</text:p>
          </table:table-cell>
          <table:table-cell table:formula="of:=([.E1435]-[.C1435])/[.E1435]" office:value-type="float" office:value="0.0505790593240369" calcext:value-type="float">
            <text:p>0.050579059324037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65" calcext:value-type="float">
            <text:p>9565</text:p>
          </table:table-cell>
          <table:table-cell office:value-type="float" office:value="4656" calcext:value-type="float">
            <text:p>4656</text:p>
          </table:table-cell>
          <table:table-cell office:value-type="float" office:value="6.95227599999953" calcext:value-type="float">
            <text:p>6.95227599999953</text:p>
          </table:table-cell>
          <table:table-cell office:value-type="float" office:value="4656" calcext:value-type="float">
            <text:p>4656</text:p>
          </table:table-cell>
          <table:table-cell table:formula="of:=([.E1436]-[.C1436])/[.E1436]" office:value-type="float" office:value="0" calcext:value-type="float">
            <text:p>0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66" calcext:value-type="float">
            <text:p>9566</text:p>
          </table:table-cell>
          <table:table-cell office:value-type="float" office:value="4920" calcext:value-type="float">
            <text:p>4920</text:p>
          </table:table-cell>
          <table:table-cell office:value-type="float" office:value="4.85263400000031" calcext:value-type="float">
            <text:p>4.85263400000031</text:p>
          </table:table-cell>
          <table:table-cell office:value-type="float" office:value="5039" calcext:value-type="float">
            <text:p>5039</text:p>
          </table:table-cell>
          <table:table-cell table:formula="of:=([.E1437]-[.C1437])/[.E1437]" office:value-type="float" office:value="0.0236157967850764" calcext:value-type="float">
            <text:p>0.023615796785076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5.76163600000064" calcext:value-type="float">
            <text:p>5.76163600000064</text:p>
          </table:table-cell>
          <table:table-cell office:value-type="float" office:value="599" calcext:value-type="float">
            <text:p>599</text:p>
          </table:table-cell>
          <table:table-cell table:formula="of:=([.E1438]-[.C1438])/[.E143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68" calcext:value-type="float">
            <text:p>9568</text:p>
          </table:table-cell>
          <table:table-cell office:value-type="float" office:value="4692" calcext:value-type="float">
            <text:p>4692</text:p>
          </table:table-cell>
          <table:table-cell office:value-type="float" office:value="8.3443199999997" calcext:value-type="float">
            <text:p>8.3443199999997</text:p>
          </table:table-cell>
          <table:table-cell office:value-type="float" office:value="4772" calcext:value-type="float">
            <text:p>4772</text:p>
          </table:table-cell>
          <table:table-cell table:formula="of:=([.E1439]-[.C1439])/[.E1439]" office:value-type="float" office:value="0.0167644593461861" calcext:value-type="float">
            <text:p>0.016764459346186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69" calcext:value-type="float">
            <text:p>9569</text:p>
          </table:table-cell>
          <table:table-cell office:value-type="float" office:value="4290" calcext:value-type="float">
            <text:p>4290</text:p>
          </table:table-cell>
          <table:table-cell office:value-type="float" office:value="2.71422299999995" calcext:value-type="float">
            <text:p>2.71422299999995</text:p>
          </table:table-cell>
          <table:table-cell office:value-type="float" office:value="4473" calcext:value-type="float">
            <text:p>4473</text:p>
          </table:table-cell>
          <table:table-cell table:formula="of:=([.E1440]-[.C1440])/[.E1440]" office:value-type="float" office:value="0.0409121395036888" calcext:value-type="float">
            <text:p>0.040912139503689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70" calcext:value-type="float">
            <text:p>9570</text:p>
          </table:table-cell>
          <table:table-cell office:value-type="float" office:value="4355" calcext:value-type="float">
            <text:p>4355</text:p>
          </table:table-cell>
          <table:table-cell office:value-type="float" office:value="7.67118500000015" calcext:value-type="float">
            <text:p>7.67118500000015</text:p>
          </table:table-cell>
          <table:table-cell office:value-type="float" office:value="4479" calcext:value-type="float">
            <text:p>4479</text:p>
          </table:table-cell>
          <table:table-cell table:formula="of:=([.E1441]-[.C1441])/[.E1441]" office:value-type="float" office:value="0.0276847510605046" calcext:value-type="float">
            <text:p>0.027684751060505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71" calcext:value-type="float">
            <text:p>9571</text:p>
          </table:table-cell>
          <table:table-cell office:value-type="float" office:value="4263" calcext:value-type="float">
            <text:p>4263</text:p>
          </table:table-cell>
          <table:table-cell office:value-type="float" office:value="5.55148099999997" calcext:value-type="float">
            <text:p>5.55148099999997</text:p>
          </table:table-cell>
          <table:table-cell office:value-type="float" office:value="4311" calcext:value-type="float">
            <text:p>4311</text:p>
          </table:table-cell>
          <table:table-cell table:formula="of:=([.E1442]-[.C1442])/[.E1442]" office:value-type="float" office:value="0.011134307585247" calcext:value-type="float">
            <text:p>0.011134307585247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72" calcext:value-type="float">
            <text:p>9572</text:p>
          </table:table-cell>
          <table:table-cell office:value-type="float" office:value="4345" calcext:value-type="float">
            <text:p>4345</text:p>
          </table:table-cell>
          <table:table-cell office:value-type="float" office:value="6.49978199999987" calcext:value-type="float">
            <text:p>6.49978199999987</text:p>
          </table:table-cell>
          <table:table-cell office:value-type="float" office:value="4562" calcext:value-type="float">
            <text:p>4562</text:p>
          </table:table-cell>
          <table:table-cell table:formula="of:=([.E1443]-[.C1443])/[.E1443]" office:value-type="float" office:value="0.0475668566418238" calcext:value-type="float">
            <text:p>0.047566856641824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73" calcext:value-type="float">
            <text:p>9573</text:p>
          </table:table-cell>
          <table:table-cell office:value-type="float" office:value="4599" calcext:value-type="float">
            <text:p>4599</text:p>
          </table:table-cell>
          <table:table-cell office:value-type="float" office:value="7.36647200000016" calcext:value-type="float">
            <text:p>7.36647200000016</text:p>
          </table:table-cell>
          <table:table-cell office:value-type="float" office:value="4738" calcext:value-type="float">
            <text:p>4738</text:p>
          </table:table-cell>
          <table:table-cell table:formula="of:=([.E1444]-[.C1444])/[.E1444]" office:value-type="float" office:value="0.0293372731110173" calcext:value-type="float">
            <text:p>0.029337273111017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74" calcext:value-type="float">
            <text:p>9574</text:p>
          </table:table-cell>
          <table:table-cell office:value-type="float" office:value="4703" calcext:value-type="float">
            <text:p>4703</text:p>
          </table:table-cell>
          <table:table-cell office:value-type="float" office:value="7.23577400000022" calcext:value-type="float">
            <text:p>7.23577400000022</text:p>
          </table:table-cell>
          <table:table-cell office:value-type="float" office:value="4876" calcext:value-type="float">
            <text:p>4876</text:p>
          </table:table-cell>
          <table:table-cell table:formula="of:=([.E1445]-[.C1445])/[.E1445]" office:value-type="float" office:value="0.0354799015586546" calcext:value-type="float">
            <text:p>0.035479901558655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75" calcext:value-type="float">
            <text:p>9575</text:p>
          </table:table-cell>
          <table:table-cell office:value-type="float" office:value="5004" calcext:value-type="float">
            <text:p>5004</text:p>
          </table:table-cell>
          <table:table-cell office:value-type="float" office:value="5.86825000000044" calcext:value-type="float">
            <text:p>5.86825000000044</text:p>
          </table:table-cell>
          <table:table-cell office:value-type="float" office:value="5061" calcext:value-type="float">
            <text:p>5061</text:p>
          </table:table-cell>
          <table:table-cell table:formula="of:=([.E1446]-[.C1446])/[.E1446]" office:value-type="float" office:value="0.011262596324837" calcext:value-type="float">
            <text:p>0.011262596324837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76" calcext:value-type="float">
            <text:p>9576</text:p>
          </table:table-cell>
          <table:table-cell office:value-type="float" office:value="4680" calcext:value-type="float">
            <text:p>4680</text:p>
          </table:table-cell>
          <table:table-cell office:value-type="float" office:value="7.20622500000036" calcext:value-type="float">
            <text:p>7.20622500000036</text:p>
          </table:table-cell>
          <table:table-cell office:value-type="float" office:value="5063" calcext:value-type="float">
            <text:p>5063</text:p>
          </table:table-cell>
          <table:table-cell table:formula="of:=([.E1447]-[.C1447])/[.E1447]" office:value-type="float" office:value="0.0756468496938574" calcext:value-type="float">
            <text:p>0.075646849693857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77" calcext:value-type="float">
            <text:p>9577</text:p>
          </table:table-cell>
          <table:table-cell office:value-type="float" office:value="4710" calcext:value-type="float">
            <text:p>4710</text:p>
          </table:table-cell>
          <table:table-cell office:value-type="float" office:value="8.10340799999949" calcext:value-type="float">
            <text:p>8.10340799999949</text:p>
          </table:table-cell>
          <table:table-cell office:value-type="float" office:value="4870" calcext:value-type="float">
            <text:p>4870</text:p>
          </table:table-cell>
          <table:table-cell table:formula="of:=([.E1448]-[.C1448])/[.E1448]" office:value-type="float" office:value="0.0328542094455852" calcext:value-type="float">
            <text:p>0.032854209445585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78" calcext:value-type="float">
            <text:p>9578</text:p>
          </table:table-cell>
          <table:table-cell office:value-type="float" office:value="5021" calcext:value-type="float">
            <text:p>5021</text:p>
          </table:table-cell>
          <table:table-cell office:value-type="float" office:value="6.8003660000004" calcext:value-type="float">
            <text:p>6.8003660000004</text:p>
          </table:table-cell>
          <table:table-cell office:value-type="float" office:value="5232" calcext:value-type="float">
            <text:p>5232</text:p>
          </table:table-cell>
          <table:table-cell table:formula="of:=([.E1449]-[.C1449])/[.E1449]" office:value-type="float" office:value="0.04032874617737" calcext:value-type="float">
            <text:p>0.04032874617737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79" calcext:value-type="float">
            <text:p>9579</text:p>
          </table:table-cell>
          <table:table-cell office:value-type="float" office:value="3890" calcext:value-type="float">
            <text:p>3890</text:p>
          </table:table-cell>
          <table:table-cell office:value-type="float" office:value="2.69322700000021" calcext:value-type="float">
            <text:p>2.69322700000021</text:p>
          </table:table-cell>
          <table:table-cell office:value-type="float" office:value="4567" calcext:value-type="float">
            <text:p>4567</text:p>
          </table:table-cell>
          <table:table-cell table:formula="of:=([.E1450]-[.C1450])/[.E1450]" office:value-type="float" office:value="0.148237354937596" calcext:value-type="float">
            <text:p>0.148237354937596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80" calcext:value-type="float">
            <text:p>9580</text:p>
          </table:table-cell>
          <table:table-cell office:value-type="float" office:value="4289" calcext:value-type="float">
            <text:p>4289</text:p>
          </table:table-cell>
          <table:table-cell office:value-type="float" office:value="8.09582299999966" calcext:value-type="float">
            <text:p>8.09582299999966</text:p>
          </table:table-cell>
          <table:table-cell office:value-type="float" office:value="4483" calcext:value-type="float">
            <text:p>4483</text:p>
          </table:table-cell>
          <table:table-cell table:formula="of:=([.E1451]-[.C1451])/[.E1451]" office:value-type="float" office:value="0.0432745929065358" calcext:value-type="float">
            <text:p>0.043274592906536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81" calcext:value-type="float">
            <text:p>9581</text:p>
          </table:table-cell>
          <table:table-cell office:value-type="float" office:value="4257" calcext:value-type="float">
            <text:p>4257</text:p>
          </table:table-cell>
          <table:table-cell office:value-type="float" office:value="4.00821599999972" calcext:value-type="float">
            <text:p>4.00821599999972</text:p>
          </table:table-cell>
          <table:table-cell office:value-type="float" office:value="4907" calcext:value-type="float">
            <text:p>4907</text:p>
          </table:table-cell>
          <table:table-cell table:formula="of:=([.E1452]-[.C1452])/[.E1452]" office:value-type="float" office:value="0.132463827185653" calcext:value-type="float">
            <text:p>0.132463827185653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82" calcext:value-type="float">
            <text:p>9582</text:p>
          </table:table-cell>
          <table:table-cell office:value-type="float" office:value="4325" calcext:value-type="float">
            <text:p>4325</text:p>
          </table:table-cell>
          <table:table-cell office:value-type="float" office:value="2.67232400000057" calcext:value-type="float">
            <text:p>2.67232400000057</text:p>
          </table:table-cell>
          <table:table-cell office:value-type="float" office:value="5088" calcext:value-type="float">
            <text:p>5088</text:p>
          </table:table-cell>
          <table:table-cell table:formula="of:=([.E1453]-[.C1453])/[.E1453]" office:value-type="float" office:value="0.149960691823899" calcext:value-type="float">
            <text:p>0.149960691823899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83" calcext:value-type="float">
            <text:p>9583</text:p>
          </table:table-cell>
          <table:table-cell office:value-type="float" office:value="4050" calcext:value-type="float">
            <text:p>4050</text:p>
          </table:table-cell>
          <table:table-cell office:value-type="float" office:value="5.88319300000012" calcext:value-type="float">
            <text:p>5.88319300000012</text:p>
          </table:table-cell>
          <table:table-cell office:value-type="float" office:value="4192" calcext:value-type="float">
            <text:p>4192</text:p>
          </table:table-cell>
          <table:table-cell table:formula="of:=([.E1454]-[.C1454])/[.E1454]" office:value-type="float" office:value="0.0338740458015267" calcext:value-type="float">
            <text:p>0.033874045801527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84" calcext:value-type="float">
            <text:p>9584</text:p>
          </table:table-cell>
          <table:table-cell office:value-type="float" office:value="4994" calcext:value-type="float">
            <text:p>4994</text:p>
          </table:table-cell>
          <table:table-cell office:value-type="float" office:value="4.67894700000034" calcext:value-type="float">
            <text:p>4.67894700000034</text:p>
          </table:table-cell>
          <table:table-cell office:value-type="float" office:value="5210" calcext:value-type="float">
            <text:p>5210</text:p>
          </table:table-cell>
          <table:table-cell table:formula="of:=([.E1455]-[.C1455])/[.E1455]" office:value-type="float" office:value="0.0414587332053743" calcext:value-type="float">
            <text:p>0.041458733205374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85" calcext:value-type="float">
            <text:p>9585</text:p>
          </table:table-cell>
          <table:table-cell office:value-type="float" office:value="4369" calcext:value-type="float">
            <text:p>4369</text:p>
          </table:table-cell>
          <table:table-cell office:value-type="float" office:value="6.63371899999947" calcext:value-type="float">
            <text:p>6.63371899999947</text:p>
          </table:table-cell>
          <table:table-cell office:value-type="float" office:value="4667" calcext:value-type="float">
            <text:p>4667</text:p>
          </table:table-cell>
          <table:table-cell table:formula="of:=([.E1456]-[.C1456])/[.E1456]" office:value-type="float" office:value="0.0638525819584315" calcext:value-type="float">
            <text:p>0.063852581958432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86" calcext:value-type="float">
            <text:p>9586</text:p>
          </table:table-cell>
          <table:table-cell office:value-type="float" office:value="4614" calcext:value-type="float">
            <text:p>4614</text:p>
          </table:table-cell>
          <table:table-cell office:value-type="float" office:value="5.57896100000016" calcext:value-type="float">
            <text:p>5.57896100000016</text:p>
          </table:table-cell>
          <table:table-cell office:value-type="float" office:value="4700" calcext:value-type="float">
            <text:p>4700</text:p>
          </table:table-cell>
          <table:table-cell table:formula="of:=([.E1457]-[.C1457])/[.E1457]" office:value-type="float" office:value="0.0182978723404255" calcext:value-type="float">
            <text:p>0.018297872340426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87" calcext:value-type="float">
            <text:p>9587</text:p>
          </table:table-cell>
          <table:table-cell office:value-type="float" office:value="4825" calcext:value-type="float">
            <text:p>4825</text:p>
          </table:table-cell>
          <table:table-cell office:value-type="float" office:value="6.76498800000036" calcext:value-type="float">
            <text:p>6.76498800000036</text:p>
          </table:table-cell>
          <table:table-cell office:value-type="float" office:value="5043" calcext:value-type="float">
            <text:p>5043</text:p>
          </table:table-cell>
          <table:table-cell table:formula="of:=([.E1458]-[.C1458])/[.E1458]" office:value-type="float" office:value="0.0432282371604204" calcext:value-type="float">
            <text:p>0.04322823716042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88" calcext:value-type="float">
            <text:p>9588</text:p>
          </table:table-cell>
          <table:table-cell office:value-type="float" office:value="4362" calcext:value-type="float">
            <text:p>4362</text:p>
          </table:table-cell>
          <table:table-cell office:value-type="float" office:value="2.71803900000032" calcext:value-type="float">
            <text:p>2.71803900000032</text:p>
          </table:table-cell>
          <table:table-cell office:value-type="float" office:value="4805" calcext:value-type="float">
            <text:p>4805</text:p>
          </table:table-cell>
          <table:table-cell table:formula="of:=([.E1459]-[.C1459])/[.E1459]" office:value-type="float" office:value="0.0921956295525494" calcext:value-type="float">
            <text:p>0.09219562955255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89" calcext:value-type="float">
            <text:p>9589</text:p>
          </table:table-cell>
          <table:table-cell office:value-type="float" office:value="4355" calcext:value-type="float">
            <text:p>4355</text:p>
          </table:table-cell>
          <table:table-cell office:value-type="float" office:value="5.3056660000002" calcext:value-type="float">
            <text:p>5.3056660000002</text:p>
          </table:table-cell>
          <table:table-cell office:value-type="float" office:value="4614" calcext:value-type="float">
            <text:p>4614</text:p>
          </table:table-cell>
          <table:table-cell table:formula="of:=([.E1460]-[.C1460])/[.E1460]" office:value-type="float" office:value="0.0561335067186823" calcext:value-type="float">
            <text:p>0.056133506718682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90" calcext:value-type="float">
            <text:p>9590</text:p>
          </table:table-cell>
          <table:table-cell office:value-type="float" office:value="5130" calcext:value-type="float">
            <text:p>5130</text:p>
          </table:table-cell>
          <table:table-cell office:value-type="float" office:value="8.55450199999996" calcext:value-type="float">
            <text:p>8.55450199999996</text:p>
          </table:table-cell>
          <table:table-cell office:value-type="float" office:value="5157" calcext:value-type="float">
            <text:p>5157</text:p>
          </table:table-cell>
          <table:table-cell table:formula="of:=([.E1461]-[.C1461])/[.E1461]" office:value-type="float" office:value="0.00523560209424084" calcext:value-type="float">
            <text:p>0.005235602094241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91" calcext:value-type="float">
            <text:p>9591</text:p>
          </table:table-cell>
          <table:table-cell office:value-type="float" office:value="4522" calcext:value-type="float">
            <text:p>4522</text:p>
          </table:table-cell>
          <table:table-cell office:value-type="float" office:value="7.67039599999998" calcext:value-type="float">
            <text:p>7.67039599999998</text:p>
          </table:table-cell>
          <table:table-cell office:value-type="float" office:value="4522" calcext:value-type="float">
            <text:p>4522</text:p>
          </table:table-cell>
          <table:table-cell table:formula="of:=([.E1462]-[.C1462])/[.E1462]" office:value-type="float" office:value="0" calcext:value-type="float">
            <text:p>0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92" calcext:value-type="float">
            <text:p>9592</text:p>
          </table:table-cell>
          <table:table-cell office:value-type="float" office:value="4262" calcext:value-type="float">
            <text:p>4262</text:p>
          </table:table-cell>
          <table:table-cell office:value-type="float" office:value="6.94980199999964" calcext:value-type="float">
            <text:p>6.94980199999964</text:p>
          </table:table-cell>
          <table:table-cell office:value-type="float" office:value="4366" calcext:value-type="float">
            <text:p>4366</text:p>
          </table:table-cell>
          <table:table-cell table:formula="of:=([.E1463]-[.C1463])/[.E1463]" office:value-type="float" office:value="0.0238204306000916" calcext:value-type="float">
            <text:p>0.023820430600092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93" calcext:value-type="float">
            <text:p>9593</text:p>
          </table:table-cell>
          <table:table-cell office:value-type="float" office:value="4249" calcext:value-type="float">
            <text:p>4249</text:p>
          </table:table-cell>
          <table:table-cell office:value-type="float" office:value="2.72159899999997" calcext:value-type="float">
            <text:p>2.72159899999997</text:p>
          </table:table-cell>
          <table:table-cell office:value-type="float" office:value="4994" calcext:value-type="float">
            <text:p>4994</text:p>
          </table:table-cell>
          <table:table-cell table:formula="of:=([.E1464]-[.C1464])/[.E1464]" office:value-type="float" office:value="0.149179014817781" calcext:value-type="float">
            <text:p>0.149179014817781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94" calcext:value-type="float">
            <text:p>9594</text:p>
          </table:table-cell>
          <table:table-cell office:value-type="float" office:value="3629" calcext:value-type="float">
            <text:p>3629</text:p>
          </table:table-cell>
          <table:table-cell office:value-type="float" office:value="2.71988400000009" calcext:value-type="float">
            <text:p>2.71988400000009</text:p>
          </table:table-cell>
          <table:table-cell office:value-type="float" office:value="4215" calcext:value-type="float">
            <text:p>4215</text:p>
          </table:table-cell>
          <table:table-cell table:formula="of:=([.E1465]-[.C1465])/[.E1465]" office:value-type="float" office:value="0.139027283511269" calcext:value-type="float">
            <text:p>0.139027283511269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95" calcext:value-type="float">
            <text:p>9595</text:p>
          </table:table-cell>
          <table:table-cell office:value-type="float" office:value="4063" calcext:value-type="float">
            <text:p>4063</text:p>
          </table:table-cell>
          <table:table-cell office:value-type="float" office:value="4.29117599999972" calcext:value-type="float">
            <text:p>4.29117599999972</text:p>
          </table:table-cell>
          <table:table-cell office:value-type="float" office:value="4373" calcext:value-type="float">
            <text:p>4373</text:p>
          </table:table-cell>
          <table:table-cell table:formula="of:=([.E1466]-[.C1466])/[.E1466]" office:value-type="float" office:value="0.0708895495083467" calcext:value-type="float">
            <text:p>0.070889549508347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96" calcext:value-type="float">
            <text:p>9596</text:p>
          </table:table-cell>
          <table:table-cell office:value-type="float" office:value="3875" calcext:value-type="float">
            <text:p>3875</text:p>
          </table:table-cell>
          <table:table-cell office:value-type="float" office:value="2.68705599999976" calcext:value-type="float">
            <text:p>2.68705599999976</text:p>
          </table:table-cell>
          <table:table-cell office:value-type="float" office:value="4244" calcext:value-type="float">
            <text:p>4244</text:p>
          </table:table-cell>
          <table:table-cell table:formula="of:=([.E1467]-[.C1467])/[.E1467]" office:value-type="float" office:value="0.0869462770970782" calcext:value-type="float">
            <text:p>0.086946277097078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97" calcext:value-type="float">
            <text:p>9597</text:p>
          </table:table-cell>
          <table:table-cell office:value-type="float" office:value="4034" calcext:value-type="float">
            <text:p>4034</text:p>
          </table:table-cell>
          <table:table-cell office:value-type="float" office:value="2.60713600000008" calcext:value-type="float">
            <text:p>2.60713600000008</text:p>
          </table:table-cell>
          <table:table-cell office:value-type="float" office:value="4864" calcext:value-type="float">
            <text:p>4864</text:p>
          </table:table-cell>
          <table:table-cell table:formula="of:=([.E1468]-[.C1468])/[.E1468]" office:value-type="float" office:value="0.170641447368421" calcext:value-type="float">
            <text:p>0.170641447368421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98" calcext:value-type="float">
            <text:p>9598</text:p>
          </table:table-cell>
          <table:table-cell office:value-type="float" office:value="4611" calcext:value-type="float">
            <text:p>4611</text:p>
          </table:table-cell>
          <table:table-cell office:value-type="float" office:value="5.18654199999992" calcext:value-type="float">
            <text:p>5.18654199999992</text:p>
          </table:table-cell>
          <table:table-cell office:value-type="float" office:value="4814" calcext:value-type="float">
            <text:p>4814</text:p>
          </table:table-cell>
          <table:table-cell table:formula="of:=([.E1469]-[.C1469])/[.E1469]" office:value-type="float" office:value="0.0421686746987952" calcext:value-type="float">
            <text:p>0.042168674698795</text:p>
          </table:table-cell>
          <table:table-cell table:number-columns-repeated="1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99" calcext:value-type="float">
            <text:p>9599</text:p>
          </table:table-cell>
          <table:table-cell office:value-type="float" office:value="3884" calcext:value-type="float">
            <text:p>3884</text:p>
          </table:table-cell>
          <table:table-cell office:value-type="float" office:value="6.86803999999984" calcext:value-type="float">
            <text:p>6.86803999999984</text:p>
          </table:table-cell>
          <table:table-cell office:value-type="float" office:value="3884" calcext:value-type="float">
            <text:p>3884</text:p>
          </table:table-cell>
          <table:table-cell table:formula="of:=([.E1470]-[.C1470])/[.E1470]" office:value-type="float" office:value="0" calcext:value-type="float">
            <text:p>0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50" calcext:value-type="float">
            <text:p>9550</text:p>
          </table:table-cell>
          <table:table-cell office:value-type="float" office:value="4054" calcext:value-type="float">
            <text:p>4054</text:p>
          </table:table-cell>
          <table:table-cell office:value-type="float" office:value="8.52232600000025" calcext:value-type="float">
            <text:p>8.52232600000025</text:p>
          </table:table-cell>
          <table:table-cell office:value-type="float" office:value="4068" calcext:value-type="float">
            <text:p>4068</text:p>
          </table:table-cell>
          <table:table-cell table:formula="of:=([.E1471]-[.C1471])/[.E1471]" office:value-type="float" office:value="0.00344149459193707" calcext:value-type="float">
            <text:p>0.003441494591937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51" calcext:value-type="float">
            <text:p>9551</text:p>
          </table:table-cell>
          <table:table-cell office:value-type="float" office:value="4183" calcext:value-type="float">
            <text:p>4183</text:p>
          </table:table-cell>
          <table:table-cell office:value-type="float" office:value="4.52430700000014" calcext:value-type="float">
            <text:p>4.52430700000014</text:p>
          </table:table-cell>
          <table:table-cell office:value-type="float" office:value="4454" calcext:value-type="float">
            <text:p>4454</text:p>
          </table:table-cell>
          <table:table-cell table:formula="of:=([.E1472]-[.C1472])/[.E1472]" office:value-type="float" office:value="0.0608441850022452" calcext:value-type="float">
            <text:p>0.060844185002245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52" calcext:value-type="float">
            <text:p>9552</text:p>
          </table:table-cell>
          <table:table-cell office:value-type="float" office:value="4830" calcext:value-type="float">
            <text:p>4830</text:p>
          </table:table-cell>
          <table:table-cell office:value-type="float" office:value="6.77302899999995" calcext:value-type="float">
            <text:p>6.77302899999995</text:p>
          </table:table-cell>
          <table:table-cell office:value-type="float" office:value="5023" calcext:value-type="float">
            <text:p>5023</text:p>
          </table:table-cell>
          <table:table-cell table:formula="of:=([.E1473]-[.C1473])/[.E1473]" office:value-type="float" office:value="0.0384232530360342" calcext:value-type="float">
            <text:p>0.038423253036034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53" calcext:value-type="float">
            <text:p>9553</text:p>
          </table:table-cell>
          <table:table-cell office:value-type="float" office:value="5374" calcext:value-type="float">
            <text:p>5374</text:p>
          </table:table-cell>
          <table:table-cell office:value-type="float" office:value="7.28295200000002" calcext:value-type="float">
            <text:p>7.28295200000002</text:p>
          </table:table-cell>
          <table:table-cell office:value-type="float" office:value="5386" calcext:value-type="float">
            <text:p>5386</text:p>
          </table:table-cell>
          <table:table-cell table:formula="of:=([.E1474]-[.C1474])/[.E1474]" office:value-type="float" office:value="0.00222799851466766" calcext:value-type="float">
            <text:p>0.002227998514668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54" calcext:value-type="float">
            <text:p>9554</text:p>
          </table:table-cell>
          <table:table-cell office:value-type="float" office:value="4556" calcext:value-type="float">
            <text:p>4556</text:p>
          </table:table-cell>
          <table:table-cell office:value-type="float" office:value="2.89625999999953" calcext:value-type="float">
            <text:p>2.89625999999953</text:p>
          </table:table-cell>
          <table:table-cell office:value-type="float" office:value="4995" calcext:value-type="float">
            <text:p>4995</text:p>
          </table:table-cell>
          <table:table-cell table:formula="of:=([.E1475]-[.C1475])/[.E1475]" office:value-type="float" office:value="0.0878878878878879" calcext:value-type="float">
            <text:p>0.087887887887888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55" calcext:value-type="float">
            <text:p>9555</text:p>
          </table:table-cell>
          <table:table-cell office:value-type="float" office:value="3462" calcext:value-type="float">
            <text:p>3462</text:p>
          </table:table-cell>
          <table:table-cell office:value-type="float" office:value="4.70696600000019" calcext:value-type="float">
            <text:p>4.70696600000019</text:p>
          </table:table-cell>
          <table:table-cell office:value-type="float" office:value="3617" calcext:value-type="float">
            <text:p>3617</text:p>
          </table:table-cell>
          <table:table-cell table:formula="of:=([.E1476]-[.C1476])/[.E1476]" office:value-type="float" office:value="0.042853193254078" calcext:value-type="float">
            <text:p>0.042853193254078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56" calcext:value-type="float">
            <text:p>9556</text:p>
          </table:table-cell>
          <table:table-cell office:value-type="float" office:value="4296" calcext:value-type="float">
            <text:p>4296</text:p>
          </table:table-cell>
          <table:table-cell office:value-type="float" office:value="4.59379200000012" calcext:value-type="float">
            <text:p>4.59379200000012</text:p>
          </table:table-cell>
          <table:table-cell office:value-type="float" office:value="4569" calcext:value-type="float">
            <text:p>4569</text:p>
          </table:table-cell>
          <table:table-cell table:formula="of:=([.E1477]-[.C1477])/[.E1477]" office:value-type="float" office:value="0.0597504924491136" calcext:value-type="float">
            <text:p>0.059750492449114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57" calcext:value-type="float">
            <text:p>9557</text:p>
          </table:table-cell>
          <table:table-cell office:value-type="float" office:value="4304" calcext:value-type="float">
            <text:p>4304</text:p>
          </table:table-cell>
          <table:table-cell office:value-type="float" office:value="5.29568100000006" calcext:value-type="float">
            <text:p>5.29568100000006</text:p>
          </table:table-cell>
          <table:table-cell office:value-type="float" office:value="4660" calcext:value-type="float">
            <text:p>4660</text:p>
          </table:table-cell>
          <table:table-cell table:formula="of:=([.E1478]-[.C1478])/[.E1478]" office:value-type="float" office:value="0.0763948497854077" calcext:value-type="float">
            <text:p>0.076394849785408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58" calcext:value-type="float">
            <text:p>9558</text:p>
          </table:table-cell>
          <table:table-cell office:value-type="float" office:value="3788" calcext:value-type="float">
            <text:p>3788</text:p>
          </table:table-cell>
          <table:table-cell office:value-type="float" office:value="2.87472700000035" calcext:value-type="float">
            <text:p>2.87472700000035</text:p>
          </table:table-cell>
          <table:table-cell office:value-type="float" office:value="4449" calcext:value-type="float">
            <text:p>4449</text:p>
          </table:table-cell>
          <table:table-cell table:formula="of:=([.E1479]-[.C1479])/[.E1479]" office:value-type="float" office:value="0.148572712969207" calcext:value-type="float">
            <text:p>0.148572712969207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59" calcext:value-type="float">
            <text:p>9559</text:p>
          </table:table-cell>
          <table:table-cell office:value-type="float" office:value="3878" calcext:value-type="float">
            <text:p>3878</text:p>
          </table:table-cell>
          <table:table-cell office:value-type="float" office:value="5.92014199999994" calcext:value-type="float">
            <text:p>5.92014199999994</text:p>
          </table:table-cell>
          <table:table-cell office:value-type="float" office:value="4069" calcext:value-type="float">
            <text:p>4069</text:p>
          </table:table-cell>
          <table:table-cell table:formula="of:=([.E1480]-[.C1480])/[.E1480]" office:value-type="float" office:value="0.0469402801671172" calcext:value-type="float">
            <text:p>0.046940280167117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0" calcext:value-type="float">
            <text:p>9560</text:p>
          </table:table-cell>
          <table:table-cell office:value-type="float" office:value="4120" calcext:value-type="float">
            <text:p>4120</text:p>
          </table:table-cell>
          <table:table-cell office:value-type="float" office:value="3.84261399999968" calcext:value-type="float">
            <text:p>3.84261399999968</text:p>
          </table:table-cell>
          <table:table-cell office:value-type="float" office:value="4587" calcext:value-type="float">
            <text:p>4587</text:p>
          </table:table-cell>
          <table:table-cell table:formula="of:=([.E1481]-[.C1481])/[.E1481]" office:value-type="float" office:value="0.101809461521692" calcext:value-type="float">
            <text:p>0.101809461521692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1" calcext:value-type="float">
            <text:p>9561</text:p>
          </table:table-cell>
          <table:table-cell office:value-type="float" office:value="4192" calcext:value-type="float">
            <text:p>4192</text:p>
          </table:table-cell>
          <table:table-cell office:value-type="float" office:value="4.35733299999993" calcext:value-type="float">
            <text:p>4.35733299999993</text:p>
          </table:table-cell>
          <table:table-cell office:value-type="float" office:value="4544" calcext:value-type="float">
            <text:p>4544</text:p>
          </table:table-cell>
          <table:table-cell table:formula="of:=([.E1482]-[.C1482])/[.E1482]" office:value-type="float" office:value="0.0774647887323944" calcext:value-type="float">
            <text:p>0.077464788732394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2" calcext:value-type="float">
            <text:p>9562</text:p>
          </table:table-cell>
          <table:table-cell office:value-type="float" office:value="3617" calcext:value-type="float">
            <text:p>3617</text:p>
          </table:table-cell>
          <table:table-cell office:value-type="float" office:value="2.87804899999992" calcext:value-type="float">
            <text:p>2.87804899999992</text:p>
          </table:table-cell>
          <table:table-cell office:value-type="float" office:value="4245" calcext:value-type="float">
            <text:p>4245</text:p>
          </table:table-cell>
          <table:table-cell table:formula="of:=([.E1483]-[.C1483])/[.E1483]" office:value-type="float" office:value="0.14793875147232" calcext:value-type="float">
            <text:p>0.14793875147232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3" calcext:value-type="float">
            <text:p>9563</text:p>
          </table:table-cell>
          <table:table-cell office:value-type="float" office:value="3593" calcext:value-type="float">
            <text:p>3593</text:p>
          </table:table-cell>
          <table:table-cell office:value-type="float" office:value="6.70911299999943" calcext:value-type="float">
            <text:p>6.70911299999943</text:p>
          </table:table-cell>
          <table:table-cell office:value-type="float" office:value="3761" calcext:value-type="float">
            <text:p>3761</text:p>
          </table:table-cell>
          <table:table-cell table:formula="of:=([.E1484]-[.C1484])/[.E1484]" office:value-type="float" office:value="0.0446689710183462" calcext:value-type="float">
            <text:p>0.044668971018346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4" calcext:value-type="float">
            <text:p>9564</text:p>
          </table:table-cell>
          <table:table-cell office:value-type="float" office:value="3978" calcext:value-type="float">
            <text:p>3978</text:p>
          </table:table-cell>
          <table:table-cell office:value-type="float" office:value="3.62524400000029" calcext:value-type="float">
            <text:p>3.62524400000029</text:p>
          </table:table-cell>
          <table:table-cell office:value-type="float" office:value="4231" calcext:value-type="float">
            <text:p>4231</text:p>
          </table:table-cell>
          <table:table-cell table:formula="of:=([.E1485]-[.C1485])/[.E1485]" office:value-type="float" office:value="0.0597967383597258" calcext:value-type="float">
            <text:p>0.059796738359726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5" calcext:value-type="float">
            <text:p>9565</text:p>
          </table:table-cell>
          <table:table-cell office:value-type="float" office:value="4588" calcext:value-type="float">
            <text:p>4588</text:p>
          </table:table-cell>
          <table:table-cell office:value-type="float" office:value="7.01840900000025" calcext:value-type="float">
            <text:p>7.01840900000025</text:p>
          </table:table-cell>
          <table:table-cell office:value-type="float" office:value="4656" calcext:value-type="float">
            <text:p>4656</text:p>
          </table:table-cell>
          <table:table-cell table:formula="of:=([.E1486]-[.C1486])/[.E1486]" office:value-type="float" office:value="0.0146048109965636" calcext:value-type="float">
            <text:p>0.014604810996564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6" calcext:value-type="float">
            <text:p>9566</text:p>
          </table:table-cell>
          <table:table-cell office:value-type="float" office:value="4990" calcext:value-type="float">
            <text:p>4990</text:p>
          </table:table-cell>
          <table:table-cell office:value-type="float" office:value="6.12785299999996" calcext:value-type="float">
            <text:p>6.12785299999996</text:p>
          </table:table-cell>
          <table:table-cell office:value-type="float" office:value="5039" calcext:value-type="float">
            <text:p>5039</text:p>
          </table:table-cell>
          <table:table-cell table:formula="of:=([.E1487]-[.C1487])/[.E1487]" office:value-type="float" office:value="0.0097241516173844" calcext:value-type="float">
            <text:p>0.009724151617384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6.22470499999963" calcext:value-type="float">
            <text:p>6.22470499999963</text:p>
          </table:table-cell>
          <table:table-cell office:value-type="float" office:value="599" calcext:value-type="float">
            <text:p>599</text:p>
          </table:table-cell>
          <table:table-cell table:formula="of:=([.E1488]-[.C1488])/[.E148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8" calcext:value-type="float">
            <text:p>9568</text:p>
          </table:table-cell>
          <table:table-cell office:value-type="float" office:value="4735" calcext:value-type="float">
            <text:p>4735</text:p>
          </table:table-cell>
          <table:table-cell office:value-type="float" office:value="6.95853100000022" calcext:value-type="float">
            <text:p>6.95853100000022</text:p>
          </table:table-cell>
          <table:table-cell office:value-type="float" office:value="4772" calcext:value-type="float">
            <text:p>4772</text:p>
          </table:table-cell>
          <table:table-cell table:formula="of:=([.E1489]-[.C1489])/[.E1489]" office:value-type="float" office:value="0.00775356244761106" calcext:value-type="float">
            <text:p>0.007753562447611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9" calcext:value-type="float">
            <text:p>9569</text:p>
          </table:table-cell>
          <table:table-cell office:value-type="float" office:value="4395" calcext:value-type="float">
            <text:p>4395</text:p>
          </table:table-cell>
          <table:table-cell office:value-type="float" office:value="8.48605299999963" calcext:value-type="float">
            <text:p>8.48605299999963</text:p>
          </table:table-cell>
          <table:table-cell office:value-type="float" office:value="4473" calcext:value-type="float">
            <text:p>4473</text:p>
          </table:table-cell>
          <table:table-cell table:formula="of:=([.E1490]-[.C1490])/[.E1490]" office:value-type="float" office:value="0.0174379610999329" calcext:value-type="float">
            <text:p>0.017437961099933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70" calcext:value-type="float">
            <text:p>9570</text:p>
          </table:table-cell>
          <table:table-cell office:value-type="float" office:value="4203" calcext:value-type="float">
            <text:p>4203</text:p>
          </table:table-cell>
          <table:table-cell office:value-type="float" office:value="4.57720000000018" calcext:value-type="float">
            <text:p>4.57720000000018</text:p>
          </table:table-cell>
          <table:table-cell office:value-type="float" office:value="4479" calcext:value-type="float">
            <text:p>4479</text:p>
          </table:table-cell>
          <table:table-cell table:formula="of:=([.E1491]-[.C1491])/[.E1491]" office:value-type="float" office:value="0.0616208975217683" calcext:value-type="float">
            <text:p>0.061620897521768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71" calcext:value-type="float">
            <text:p>9571</text:p>
          </table:table-cell>
          <table:table-cell office:value-type="float" office:value="3930" calcext:value-type="float">
            <text:p>3930</text:p>
          </table:table-cell>
          <table:table-cell office:value-type="float" office:value="3.78117999999995" calcext:value-type="float">
            <text:p>3.78117999999995</text:p>
          </table:table-cell>
          <table:table-cell office:value-type="float" office:value="4311" calcext:value-type="float">
            <text:p>4311</text:p>
          </table:table-cell>
          <table:table-cell table:formula="of:=([.E1492]-[.C1492])/[.E1492]" office:value-type="float" office:value="0.0883785664578984" calcext:value-type="float">
            <text:p>0.088378566457898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72" calcext:value-type="float">
            <text:p>9572</text:p>
          </table:table-cell>
          <table:table-cell office:value-type="float" office:value="4206" calcext:value-type="float">
            <text:p>4206</text:p>
          </table:table-cell>
          <table:table-cell office:value-type="float" office:value="7.07987400000002" calcext:value-type="float">
            <text:p>7.07987400000002</text:p>
          </table:table-cell>
          <table:table-cell office:value-type="float" office:value="4562" calcext:value-type="float">
            <text:p>4562</text:p>
          </table:table-cell>
          <table:table-cell table:formula="of:=([.E1493]-[.C1493])/[.E1493]" office:value-type="float" office:value="0.0780359491451118" calcext:value-type="float">
            <text:p>0.078035949145112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73" calcext:value-type="float">
            <text:p>9573</text:p>
          </table:table-cell>
          <table:table-cell office:value-type="float" office:value="4639" calcext:value-type="float">
            <text:p>4639</text:p>
          </table:table-cell>
          <table:table-cell office:value-type="float" office:value="5.89410700000008" calcext:value-type="float">
            <text:p>5.89410700000008</text:p>
          </table:table-cell>
          <table:table-cell office:value-type="float" office:value="4738" calcext:value-type="float">
            <text:p>4738</text:p>
          </table:table-cell>
          <table:table-cell table:formula="of:=([.E1494]-[.C1494])/[.E1494]" office:value-type="float" office:value="0.0208948923596454" calcext:value-type="float">
            <text:p>0.020894892359646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74" calcext:value-type="float">
            <text:p>9574</text:p>
          </table:table-cell>
          <table:table-cell office:value-type="float" office:value="4739" calcext:value-type="float">
            <text:p>4739</text:p>
          </table:table-cell>
          <table:table-cell office:value-type="float" office:value="8.05990199999997" calcext:value-type="float">
            <text:p>8.05990199999997</text:p>
          </table:table-cell>
          <table:table-cell office:value-type="float" office:value="4876" calcext:value-type="float">
            <text:p>4876</text:p>
          </table:table-cell>
          <table:table-cell table:formula="of:=([.E1495]-[.C1495])/[.E1495]" office:value-type="float" office:value="0.0280968006562756" calcext:value-type="float">
            <text:p>0.028096800656276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75" calcext:value-type="float">
            <text:p>9575</text:p>
          </table:table-cell>
          <table:table-cell office:value-type="float" office:value="4740" calcext:value-type="float">
            <text:p>4740</text:p>
          </table:table-cell>
          <table:table-cell office:value-type="float" office:value="6.12799200000018" calcext:value-type="float">
            <text:p>6.12799200000018</text:p>
          </table:table-cell>
          <table:table-cell office:value-type="float" office:value="5061" calcext:value-type="float">
            <text:p>5061</text:p>
          </table:table-cell>
          <table:table-cell table:formula="of:=([.E1496]-[.C1496])/[.E1496]" office:value-type="float" office:value="0.0634262003556609" calcext:value-type="float">
            <text:p>0.063426200355661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76" calcext:value-type="float">
            <text:p>9576</text:p>
          </table:table-cell>
          <table:table-cell office:value-type="float" office:value="4501" calcext:value-type="float">
            <text:p>4501</text:p>
          </table:table-cell>
          <table:table-cell office:value-type="float" office:value="2.70598700000028" calcext:value-type="float">
            <text:p>2.70598700000028</text:p>
          </table:table-cell>
          <table:table-cell office:value-type="float" office:value="5063" calcext:value-type="float">
            <text:p>5063</text:p>
          </table:table-cell>
          <table:table-cell table:formula="of:=([.E1497]-[.C1497])/[.E1497]" office:value-type="float" office:value="0.111001382579498" calcext:value-type="float">
            <text:p>0.111001382579498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77" calcext:value-type="float">
            <text:p>9577</text:p>
          </table:table-cell>
          <table:table-cell office:value-type="float" office:value="4483" calcext:value-type="float">
            <text:p>4483</text:p>
          </table:table-cell>
          <table:table-cell office:value-type="float" office:value="5.21109300000035" calcext:value-type="float">
            <text:p>5.21109300000035</text:p>
          </table:table-cell>
          <table:table-cell office:value-type="float" office:value="4870" calcext:value-type="float">
            <text:p>4870</text:p>
          </table:table-cell>
          <table:table-cell table:formula="of:=([.E1498]-[.C1498])/[.E1498]" office:value-type="float" office:value="0.0794661190965092" calcext:value-type="float">
            <text:p>0.079466119096509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78" calcext:value-type="float">
            <text:p>9578</text:p>
          </table:table-cell>
          <table:table-cell office:value-type="float" office:value="5138" calcext:value-type="float">
            <text:p>5138</text:p>
          </table:table-cell>
          <table:table-cell office:value-type="float" office:value="8.42246999999998" calcext:value-type="float">
            <text:p>8.42246999999998</text:p>
          </table:table-cell>
          <table:table-cell office:value-type="float" office:value="5232" calcext:value-type="float">
            <text:p>5232</text:p>
          </table:table-cell>
          <table:table-cell table:formula="of:=([.E1499]-[.C1499])/[.E1499]" office:value-type="float" office:value="0.0179663608562691" calcext:value-type="float">
            <text:p>0.017966360856269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79" calcext:value-type="float">
            <text:p>9579</text:p>
          </table:table-cell>
          <table:table-cell office:value-type="float" office:value="4418" calcext:value-type="float">
            <text:p>4418</text:p>
          </table:table-cell>
          <table:table-cell office:value-type="float" office:value="6.07799200000045" calcext:value-type="float">
            <text:p>6.07799200000045</text:p>
          </table:table-cell>
          <table:table-cell office:value-type="float" office:value="4567" calcext:value-type="float">
            <text:p>4567</text:p>
          </table:table-cell>
          <table:table-cell table:formula="of:=([.E1500]-[.C1500])/[.E1500]" office:value-type="float" office:value="0.0326253558134443" calcext:value-type="float">
            <text:p>0.032625355813444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0" calcext:value-type="float">
            <text:p>9580</text:p>
          </table:table-cell>
          <table:table-cell office:value-type="float" office:value="4010" calcext:value-type="float">
            <text:p>4010</text:p>
          </table:table-cell>
          <table:table-cell office:value-type="float" office:value="2.93467899999996" calcext:value-type="float">
            <text:p>2.93467899999996</text:p>
          </table:table-cell>
          <table:table-cell office:value-type="float" office:value="4483" calcext:value-type="float">
            <text:p>4483</text:p>
          </table:table-cell>
          <table:table-cell table:formula="of:=([.E1501]-[.C1501])/[.E1501]" office:value-type="float" office:value="0.105509703323667" calcext:value-type="float">
            <text:p>0.105509703323667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1" calcext:value-type="float">
            <text:p>9581</text:p>
          </table:table-cell>
          <table:table-cell office:value-type="float" office:value="4835" calcext:value-type="float">
            <text:p>4835</text:p>
          </table:table-cell>
          <table:table-cell office:value-type="float" office:value="6.31602800000019" calcext:value-type="float">
            <text:p>6.31602800000019</text:p>
          </table:table-cell>
          <table:table-cell office:value-type="float" office:value="4907" calcext:value-type="float">
            <text:p>4907</text:p>
          </table:table-cell>
          <table:table-cell table:formula="of:=([.E1502]-[.C1502])/[.E1502]" office:value-type="float" office:value="0.0146729162421031" calcext:value-type="float">
            <text:p>0.014672916242103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2" calcext:value-type="float">
            <text:p>9582</text:p>
          </table:table-cell>
          <table:table-cell office:value-type="float" office:value="5037" calcext:value-type="float">
            <text:p>5037</text:p>
          </table:table-cell>
          <table:table-cell office:value-type="float" office:value="8.09995200000003" calcext:value-type="float">
            <text:p>8.09995200000003</text:p>
          </table:table-cell>
          <table:table-cell office:value-type="float" office:value="5088" calcext:value-type="float">
            <text:p>5088</text:p>
          </table:table-cell>
          <table:table-cell table:formula="of:=([.E1503]-[.C1503])/[.E1503]" office:value-type="float" office:value="0.0100235849056604" calcext:value-type="float">
            <text:p>0.01002358490566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3" calcext:value-type="float">
            <text:p>9583</text:p>
          </table:table-cell>
          <table:table-cell office:value-type="float" office:value="3751" calcext:value-type="float">
            <text:p>3751</text:p>
          </table:table-cell>
          <table:table-cell office:value-type="float" office:value="3.87425100000019" calcext:value-type="float">
            <text:p>3.87425100000019</text:p>
          </table:table-cell>
          <table:table-cell office:value-type="float" office:value="4192" calcext:value-type="float">
            <text:p>4192</text:p>
          </table:table-cell>
          <table:table-cell table:formula="of:=([.E1504]-[.C1504])/[.E1504]" office:value-type="float" office:value="0.105200381679389" calcext:value-type="float">
            <text:p>0.105200381679389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4" calcext:value-type="float">
            <text:p>9584</text:p>
          </table:table-cell>
          <table:table-cell office:value-type="float" office:value="4987" calcext:value-type="float">
            <text:p>4987</text:p>
          </table:table-cell>
          <table:table-cell office:value-type="float" office:value="6.62703000000056" calcext:value-type="float">
            <text:p>6.62703000000056</text:p>
          </table:table-cell>
          <table:table-cell office:value-type="float" office:value="5210" calcext:value-type="float">
            <text:p>5210</text:p>
          </table:table-cell>
          <table:table-cell table:formula="of:=([.E1505]-[.C1505])/[.E1505]" office:value-type="float" office:value="0.0428023032629559" calcext:value-type="float">
            <text:p>0.042802303262956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5" calcext:value-type="float">
            <text:p>9585</text:p>
          </table:table-cell>
          <table:table-cell office:value-type="float" office:value="4587" calcext:value-type="float">
            <text:p>4587</text:p>
          </table:table-cell>
          <table:table-cell office:value-type="float" office:value="8.46153000000004" calcext:value-type="float">
            <text:p>8.46153000000004</text:p>
          </table:table-cell>
          <table:table-cell office:value-type="float" office:value="4667" calcext:value-type="float">
            <text:p>4667</text:p>
          </table:table-cell>
          <table:table-cell table:formula="of:=([.E1506]-[.C1506])/[.E1506]" office:value-type="float" office:value="0.0171416327405185" calcext:value-type="float">
            <text:p>0.017141632740519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6" calcext:value-type="float">
            <text:p>9586</text:p>
          </table:table-cell>
          <table:table-cell office:value-type="float" office:value="4485" calcext:value-type="float">
            <text:p>4485</text:p>
          </table:table-cell>
          <table:table-cell office:value-type="float" office:value="6.47162799999978" calcext:value-type="float">
            <text:p>6.47162799999978</text:p>
          </table:table-cell>
          <table:table-cell office:value-type="float" office:value="4700" calcext:value-type="float">
            <text:p>4700</text:p>
          </table:table-cell>
          <table:table-cell table:formula="of:=([.E1507]-[.C1507])/[.E1507]" office:value-type="float" office:value="0.0457446808510638" calcext:value-type="float">
            <text:p>0.045744680851064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7" calcext:value-type="float">
            <text:p>9587</text:p>
          </table:table-cell>
          <table:table-cell office:value-type="float" office:value="4964" calcext:value-type="float">
            <text:p>4964</text:p>
          </table:table-cell>
          <table:table-cell office:value-type="float" office:value="8.30573400000003" calcext:value-type="float">
            <text:p>8.30573400000003</text:p>
          </table:table-cell>
          <table:table-cell office:value-type="float" office:value="5043" calcext:value-type="float">
            <text:p>5043</text:p>
          </table:table-cell>
          <table:table-cell table:formula="of:=([.E1508]-[.C1508])/[.E1508]" office:value-type="float" office:value="0.0156652786040056" calcext:value-type="float">
            <text:p>0.015665278604006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8" calcext:value-type="float">
            <text:p>9588</text:p>
          </table:table-cell>
          <table:table-cell office:value-type="float" office:value="4625" calcext:value-type="float">
            <text:p>4625</text:p>
          </table:table-cell>
          <table:table-cell office:value-type="float" office:value="4.69554800000014" calcext:value-type="float">
            <text:p>4.69554800000014</text:p>
          </table:table-cell>
          <table:table-cell office:value-type="float" office:value="4805" calcext:value-type="float">
            <text:p>4805</text:p>
          </table:table-cell>
          <table:table-cell table:formula="of:=([.E1509]-[.C1509])/[.E1509]" office:value-type="float" office:value="0.0374609781477627" calcext:value-type="float">
            <text:p>0.037460978147763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9" calcext:value-type="float">
            <text:p>9589</text:p>
          </table:table-cell>
          <table:table-cell office:value-type="float" office:value="4529" calcext:value-type="float">
            <text:p>4529</text:p>
          </table:table-cell>
          <table:table-cell office:value-type="float" office:value="6.27884799999993" calcext:value-type="float">
            <text:p>6.27884799999993</text:p>
          </table:table-cell>
          <table:table-cell office:value-type="float" office:value="4614" calcext:value-type="float">
            <text:p>4614</text:p>
          </table:table-cell>
          <table:table-cell table:formula="of:=([.E1510]-[.C1510])/[.E1510]" office:value-type="float" office:value="0.0184221933246641" calcext:value-type="float">
            <text:p>0.018422193324664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90" calcext:value-type="float">
            <text:p>9590</text:p>
          </table:table-cell>
          <table:table-cell office:value-type="float" office:value="4630" calcext:value-type="float">
            <text:p>4630</text:p>
          </table:table-cell>
          <table:table-cell office:value-type="float" office:value="5.48902499999986" calcext:value-type="float">
            <text:p>5.48902499999986</text:p>
          </table:table-cell>
          <table:table-cell office:value-type="float" office:value="5157" calcext:value-type="float">
            <text:p>5157</text:p>
          </table:table-cell>
          <table:table-cell table:formula="of:=([.E1511]-[.C1511])/[.E1511]" office:value-type="float" office:value="0.102191196432034" calcext:value-type="float">
            <text:p>0.102191196432034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91" calcext:value-type="float">
            <text:p>9591</text:p>
          </table:table-cell>
          <table:table-cell office:value-type="float" office:value="4362" calcext:value-type="float">
            <text:p>4362</text:p>
          </table:table-cell>
          <table:table-cell office:value-type="float" office:value="7.83763499999986" calcext:value-type="float">
            <text:p>7.83763499999986</text:p>
          </table:table-cell>
          <table:table-cell office:value-type="float" office:value="4522" calcext:value-type="float">
            <text:p>4522</text:p>
          </table:table-cell>
          <table:table-cell table:formula="of:=([.E1512]-[.C1512])/[.E1512]" office:value-type="float" office:value="0.0353825740822645" calcext:value-type="float">
            <text:p>0.035382574082265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92" calcext:value-type="float">
            <text:p>9592</text:p>
          </table:table-cell>
          <table:table-cell office:value-type="float" office:value="4100" calcext:value-type="float">
            <text:p>4100</text:p>
          </table:table-cell>
          <table:table-cell office:value-type="float" office:value="5.03781199999958" calcext:value-type="float">
            <text:p>5.03781199999958</text:p>
          </table:table-cell>
          <table:table-cell office:value-type="float" office:value="4366" calcext:value-type="float">
            <text:p>4366</text:p>
          </table:table-cell>
          <table:table-cell table:formula="of:=([.E1513]-[.C1513])/[.E1513]" office:value-type="float" office:value="0.0609253321117728" calcext:value-type="float">
            <text:p>0.060925332111773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93" calcext:value-type="float">
            <text:p>9593</text:p>
          </table:table-cell>
          <table:table-cell office:value-type="float" office:value="4927" calcext:value-type="float">
            <text:p>4927</text:p>
          </table:table-cell>
          <table:table-cell office:value-type="float" office:value="7.74588200000017" calcext:value-type="float">
            <text:p>7.74588200000017</text:p>
          </table:table-cell>
          <table:table-cell office:value-type="float" office:value="4994" calcext:value-type="float">
            <text:p>4994</text:p>
          </table:table-cell>
          <table:table-cell table:formula="of:=([.E1514]-[.C1514])/[.E1514]" office:value-type="float" office:value="0.013416099319183" calcext:value-type="float">
            <text:p>0.013416099319183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94" calcext:value-type="float">
            <text:p>9594</text:p>
          </table:table-cell>
          <table:table-cell office:value-type="float" office:value="4080" calcext:value-type="float">
            <text:p>4080</text:p>
          </table:table-cell>
          <table:table-cell office:value-type="float" office:value="7.30069599999979" calcext:value-type="float">
            <text:p>7.30069599999979</text:p>
          </table:table-cell>
          <table:table-cell office:value-type="float" office:value="4215" calcext:value-type="float">
            <text:p>4215</text:p>
          </table:table-cell>
          <table:table-cell table:formula="of:=([.E1515]-[.C1515])/[.E1515]" office:value-type="float" office:value="0.0320284697508897" calcext:value-type="float">
            <text:p>0.03202846975089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95" calcext:value-type="float">
            <text:p>9595</text:p>
          </table:table-cell>
          <table:table-cell office:value-type="float" office:value="4248" calcext:value-type="float">
            <text:p>4248</text:p>
          </table:table-cell>
          <table:table-cell office:value-type="float" office:value="6.20077199999969" calcext:value-type="float">
            <text:p>6.20077199999969</text:p>
          </table:table-cell>
          <table:table-cell office:value-type="float" office:value="4373" calcext:value-type="float">
            <text:p>4373</text:p>
          </table:table-cell>
          <table:table-cell table:formula="of:=([.E1516]-[.C1516])/[.E1516]" office:value-type="float" office:value="0.0285844957694946" calcext:value-type="float">
            <text:p>0.028584495769495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96" calcext:value-type="float">
            <text:p>9596</text:p>
          </table:table-cell>
          <table:table-cell office:value-type="float" office:value="4029" calcext:value-type="float">
            <text:p>4029</text:p>
          </table:table-cell>
          <table:table-cell office:value-type="float" office:value="8.60850900000014" calcext:value-type="float">
            <text:p>8.60850900000014</text:p>
          </table:table-cell>
          <table:table-cell office:value-type="float" office:value="4244" calcext:value-type="float">
            <text:p>4244</text:p>
          </table:table-cell>
          <table:table-cell table:formula="of:=([.E1517]-[.C1517])/[.E1517]" office:value-type="float" office:value="0.0506597549481621" calcext:value-type="float">
            <text:p>0.050659754948162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97" calcext:value-type="float">
            <text:p>9597</text:p>
          </table:table-cell>
          <table:table-cell office:value-type="float" office:value="4864" calcext:value-type="float">
            <text:p>4864</text:p>
          </table:table-cell>
          <table:table-cell office:value-type="float" office:value="7.00316999999995" calcext:value-type="float">
            <text:p>7.00316999999995</text:p>
          </table:table-cell>
          <table:table-cell office:value-type="float" office:value="4864" calcext:value-type="float">
            <text:p>4864</text:p>
          </table:table-cell>
          <table:table-cell table:formula="of:=([.E1518]-[.C1518])/[.E1518]" office:value-type="float" office:value="0" calcext:value-type="float">
            <text:p>0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98" calcext:value-type="float">
            <text:p>9598</text:p>
          </table:table-cell>
          <table:table-cell office:value-type="float" office:value="4545" calcext:value-type="float">
            <text:p>4545</text:p>
          </table:table-cell>
          <table:table-cell office:value-type="float" office:value="2.91452500000014" calcext:value-type="float">
            <text:p>2.91452500000014</text:p>
          </table:table-cell>
          <table:table-cell office:value-type="float" office:value="4814" calcext:value-type="float">
            <text:p>4814</text:p>
          </table:table-cell>
          <table:table-cell table:formula="of:=([.E1519]-[.C1519])/[.E1519]" office:value-type="float" office:value="0.0558786871624429" calcext:value-type="float">
            <text:p>0.055878687162443</text:p>
          </table:table-cell>
          <table:table-cell table:number-columns-repeated="1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99" calcext:value-type="float">
            <text:p>9599</text:p>
          </table:table-cell>
          <table:table-cell office:value-type="float" office:value="3808" calcext:value-type="float">
            <text:p>3808</text:p>
          </table:table-cell>
          <table:table-cell office:value-type="float" office:value="8.25816799999984" calcext:value-type="float">
            <text:p>8.25816799999984</text:p>
          </table:table-cell>
          <table:table-cell office:value-type="float" office:value="3884" calcext:value-type="float">
            <text:p>3884</text:p>
          </table:table-cell>
          <table:table-cell table:formula="of:=([.E1520]-[.C1520])/[.E1520]" office:value-type="float" office:value="0.01956745623069" calcext:value-type="float">
            <text:p>0.01956745623069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50" calcext:value-type="float">
            <text:p>9550</text:p>
          </table:table-cell>
          <table:table-cell office:value-type="float" office:value="4015" calcext:value-type="float">
            <text:p>4015</text:p>
          </table:table-cell>
          <table:table-cell office:value-type="float" office:value="9.08583199999976" calcext:value-type="float">
            <text:p>9.08583199999976</text:p>
          </table:table-cell>
          <table:table-cell office:value-type="float" office:value="4068" calcext:value-type="float">
            <text:p>4068</text:p>
          </table:table-cell>
          <table:table-cell table:formula="of:=([.E1521]-[.C1521])/[.E1521]" office:value-type="float" office:value="0.0130285152409046" calcext:value-type="float">
            <text:p>0.013028515240905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51" calcext:value-type="float">
            <text:p>9551</text:p>
          </table:table-cell>
          <table:table-cell office:value-type="float" office:value="4197" calcext:value-type="float">
            <text:p>4197</text:p>
          </table:table-cell>
          <table:table-cell office:value-type="float" office:value="5.97393499999998" calcext:value-type="float">
            <text:p>5.97393499999998</text:p>
          </table:table-cell>
          <table:table-cell office:value-type="float" office:value="4454" calcext:value-type="float">
            <text:p>4454</text:p>
          </table:table-cell>
          <table:table-cell table:formula="of:=([.E1522]-[.C1522])/[.E1522]" office:value-type="float" office:value="0.0577009429726089" calcext:value-type="float">
            <text:p>0.057700942972609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52" calcext:value-type="float">
            <text:p>9552</text:p>
          </table:table-cell>
          <table:table-cell office:value-type="float" office:value="4972" calcext:value-type="float">
            <text:p>4972</text:p>
          </table:table-cell>
          <table:table-cell office:value-type="float" office:value="6.65518199999997" calcext:value-type="float">
            <text:p>6.65518199999997</text:p>
          </table:table-cell>
          <table:table-cell office:value-type="float" office:value="5023" calcext:value-type="float">
            <text:p>5023</text:p>
          </table:table-cell>
          <table:table-cell table:formula="of:=([.E1523]-[.C1523])/[.E1523]" office:value-type="float" office:value="0.0101532948437189" calcext:value-type="float">
            <text:p>0.010153294843719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53" calcext:value-type="float">
            <text:p>9553</text:p>
          </table:table-cell>
          <table:table-cell office:value-type="float" office:value="4790" calcext:value-type="float">
            <text:p>4790</text:p>
          </table:table-cell>
          <table:table-cell office:value-type="float" office:value="2.96102599999995" calcext:value-type="float">
            <text:p>2.96102599999995</text:p>
          </table:table-cell>
          <table:table-cell office:value-type="float" office:value="5386" calcext:value-type="float">
            <text:p>5386</text:p>
          </table:table-cell>
          <table:table-cell table:formula="of:=([.E1524]-[.C1524])/[.E1524]" office:value-type="float" office:value="0.110657259561827" calcext:value-type="float">
            <text:p>0.110657259561827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54" calcext:value-type="float">
            <text:p>9554</text:p>
          </table:table-cell>
          <table:table-cell office:value-type="float" office:value="4286" calcext:value-type="float">
            <text:p>4286</text:p>
          </table:table-cell>
          <table:table-cell office:value-type="float" office:value="2.90851299999986" calcext:value-type="float">
            <text:p>2.90851299999986</text:p>
          </table:table-cell>
          <table:table-cell office:value-type="float" office:value="4995" calcext:value-type="float">
            <text:p>4995</text:p>
          </table:table-cell>
          <table:table-cell table:formula="of:=([.E1525]-[.C1525])/[.E1525]" office:value-type="float" office:value="0.141941941941942" calcext:value-type="float">
            <text:p>0.141941941941942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55" calcext:value-type="float">
            <text:p>9555</text:p>
          </table:table-cell>
          <table:table-cell office:value-type="float" office:value="3555" calcext:value-type="float">
            <text:p>3555</text:p>
          </table:table-cell>
          <table:table-cell office:value-type="float" office:value="5.19709000000012" calcext:value-type="float">
            <text:p>5.19709000000012</text:p>
          </table:table-cell>
          <table:table-cell office:value-type="float" office:value="3617" calcext:value-type="float">
            <text:p>3617</text:p>
          </table:table-cell>
          <table:table-cell table:formula="of:=([.E1526]-[.C1526])/[.E1526]" office:value-type="float" office:value="0.0171412773016312" calcext:value-type="float">
            <text:p>0.017141277301631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56" calcext:value-type="float">
            <text:p>9556</text:p>
          </table:table-cell>
          <table:table-cell office:value-type="float" office:value="4303" calcext:value-type="float">
            <text:p>4303</text:p>
          </table:table-cell>
          <table:table-cell office:value-type="float" office:value="5.82445199999984" calcext:value-type="float">
            <text:p>5.82445199999984</text:p>
          </table:table-cell>
          <table:table-cell office:value-type="float" office:value="4569" calcext:value-type="float">
            <text:p>4569</text:p>
          </table:table-cell>
          <table:table-cell table:formula="of:=([.E1527]-[.C1527])/[.E1527]" office:value-type="float" office:value="0.058218428540162" calcext:value-type="float">
            <text:p>0.058218428540162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57" calcext:value-type="float">
            <text:p>9557</text:p>
          </table:table-cell>
          <table:table-cell office:value-type="float" office:value="4528" calcext:value-type="float">
            <text:p>4528</text:p>
          </table:table-cell>
          <table:table-cell office:value-type="float" office:value="7.69884800000045" calcext:value-type="float">
            <text:p>7.69884800000045</text:p>
          </table:table-cell>
          <table:table-cell office:value-type="float" office:value="4660" calcext:value-type="float">
            <text:p>4660</text:p>
          </table:table-cell>
          <table:table-cell table:formula="of:=([.E1528]-[.C1528])/[.E1528]" office:value-type="float" office:value="0.0283261802575107" calcext:value-type="float">
            <text:p>0.028326180257511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58" calcext:value-type="float">
            <text:p>9558</text:p>
          </table:table-cell>
          <table:table-cell office:value-type="float" office:value="4381" calcext:value-type="float">
            <text:p>4381</text:p>
          </table:table-cell>
          <table:table-cell office:value-type="float" office:value="6.94867299999987" calcext:value-type="float">
            <text:p>6.94867299999987</text:p>
          </table:table-cell>
          <table:table-cell office:value-type="float" office:value="4449" calcext:value-type="float">
            <text:p>4449</text:p>
          </table:table-cell>
          <table:table-cell table:formula="of:=([.E1529]-[.C1529])/[.E1529]" office:value-type="float" office:value="0.0152843335581029" calcext:value-type="float">
            <text:p>0.015284333558103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59" calcext:value-type="float">
            <text:p>9559</text:p>
          </table:table-cell>
          <table:table-cell office:value-type="float" office:value="3724" calcext:value-type="float">
            <text:p>3724</text:p>
          </table:table-cell>
          <table:table-cell office:value-type="float" office:value="2.85215200000039" calcext:value-type="float">
            <text:p>2.85215200000039</text:p>
          </table:table-cell>
          <table:table-cell office:value-type="float" office:value="4069" calcext:value-type="float">
            <text:p>4069</text:p>
          </table:table-cell>
          <table:table-cell table:formula="of:=([.E1530]-[.C1530])/[.E1530]" office:value-type="float" office:value="0.0847874170557876" calcext:value-type="float">
            <text:p>0.084787417055788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60" calcext:value-type="float">
            <text:p>9560</text:p>
          </table:table-cell>
          <table:table-cell office:value-type="float" office:value="4314" calcext:value-type="float">
            <text:p>4314</text:p>
          </table:table-cell>
          <table:table-cell office:value-type="float" office:value="5.21662900000047" calcext:value-type="float">
            <text:p>5.21662900000047</text:p>
          </table:table-cell>
          <table:table-cell office:value-type="float" office:value="4587" calcext:value-type="float">
            <text:p>4587</text:p>
          </table:table-cell>
          <table:table-cell table:formula="of:=([.E1531]-[.C1531])/[.E1531]" office:value-type="float" office:value="0.0595160235448005" calcext:value-type="float">
            <text:p>0.059516023544801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61" calcext:value-type="float">
            <text:p>9561</text:p>
          </table:table-cell>
          <table:table-cell office:value-type="float" office:value="4416" calcext:value-type="float">
            <text:p>4416</text:p>
          </table:table-cell>
          <table:table-cell office:value-type="float" office:value="7.89390100000037" calcext:value-type="float">
            <text:p>7.89390100000037</text:p>
          </table:table-cell>
          <table:table-cell office:value-type="float" office:value="4544" calcext:value-type="float">
            <text:p>4544</text:p>
          </table:table-cell>
          <table:table-cell table:formula="of:=([.E1532]-[.C1532])/[.E1532]" office:value-type="float" office:value="0.028169014084507" calcext:value-type="float">
            <text:p>0.028169014084507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62" calcext:value-type="float">
            <text:p>9562</text:p>
          </table:table-cell>
          <table:table-cell office:value-type="float" office:value="3923" calcext:value-type="float">
            <text:p>3923</text:p>
          </table:table-cell>
          <table:table-cell office:value-type="float" office:value="6.1993779999998" calcext:value-type="float">
            <text:p>6.1993779999998</text:p>
          </table:table-cell>
          <table:table-cell office:value-type="float" office:value="4245" calcext:value-type="float">
            <text:p>4245</text:p>
          </table:table-cell>
          <table:table-cell table:formula="of:=([.E1533]-[.C1533])/[.E1533]" office:value-type="float" office:value="0.0758539458186101" calcext:value-type="float">
            <text:p>0.07585394581861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63" calcext:value-type="float">
            <text:p>9563</text:p>
          </table:table-cell>
          <table:table-cell office:value-type="float" office:value="3605" calcext:value-type="float">
            <text:p>3605</text:p>
          </table:table-cell>
          <table:table-cell office:value-type="float" office:value="7.10169499999984" calcext:value-type="float">
            <text:p>7.10169499999984</text:p>
          </table:table-cell>
          <table:table-cell office:value-type="float" office:value="3761" calcext:value-type="float">
            <text:p>3761</text:p>
          </table:table-cell>
          <table:table-cell table:formula="of:=([.E1534]-[.C1534])/[.E1534]" office:value-type="float" office:value="0.0414783302313215" calcext:value-type="float">
            <text:p>0.041478330231322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64" calcext:value-type="float">
            <text:p>9564</text:p>
          </table:table-cell>
          <table:table-cell office:value-type="float" office:value="4118" calcext:value-type="float">
            <text:p>4118</text:p>
          </table:table-cell>
          <table:table-cell office:value-type="float" office:value="8.47517599999992" calcext:value-type="float">
            <text:p>8.47517599999992</text:p>
          </table:table-cell>
          <table:table-cell office:value-type="float" office:value="4231" calcext:value-type="float">
            <text:p>4231</text:p>
          </table:table-cell>
          <table:table-cell table:formula="of:=([.E1535]-[.C1535])/[.E1535]" office:value-type="float" office:value="0.0267076341290475" calcext:value-type="float">
            <text:p>0.026707634129048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65" calcext:value-type="float">
            <text:p>9565</text:p>
          </table:table-cell>
          <table:table-cell office:value-type="float" office:value="4650" calcext:value-type="float">
            <text:p>4650</text:p>
          </table:table-cell>
          <table:table-cell office:value-type="float" office:value="7.48236399999996" calcext:value-type="float">
            <text:p>7.48236399999996</text:p>
          </table:table-cell>
          <table:table-cell office:value-type="float" office:value="4656" calcext:value-type="float">
            <text:p>4656</text:p>
          </table:table-cell>
          <table:table-cell table:formula="of:=([.E1536]-[.C1536])/[.E1536]" office:value-type="float" office:value="0.00128865979381443" calcext:value-type="float">
            <text:p>0.001288659793814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66" calcext:value-type="float">
            <text:p>9566</text:p>
          </table:table-cell>
          <table:table-cell office:value-type="float" office:value="5039" calcext:value-type="float">
            <text:p>5039</text:p>
          </table:table-cell>
          <table:table-cell office:value-type="float" office:value="8.83160699999962" calcext:value-type="float">
            <text:p>8.83160699999962</text:p>
          </table:table-cell>
          <table:table-cell office:value-type="float" office:value="5039" calcext:value-type="float">
            <text:p>5039</text:p>
          </table:table-cell>
          <table:table-cell table:formula="of:=([.E1537]-[.C1537])/[.E1537]" office:value-type="float" office:value="0" calcext:value-type="float">
            <text:p>0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6.54127100000005" calcext:value-type="float">
            <text:p>6.54127100000005</text:p>
          </table:table-cell>
          <table:table-cell office:value-type="float" office:value="599" calcext:value-type="float">
            <text:p>599</text:p>
          </table:table-cell>
          <table:table-cell table:formula="of:=([.E1538]-[.C1538])/[.E153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68" calcext:value-type="float">
            <text:p>9568</text:p>
          </table:table-cell>
          <table:table-cell office:value-type="float" office:value="4727" calcext:value-type="float">
            <text:p>4727</text:p>
          </table:table-cell>
          <table:table-cell office:value-type="float" office:value="6.71556599999985" calcext:value-type="float">
            <text:p>6.71556599999985</text:p>
          </table:table-cell>
          <table:table-cell office:value-type="float" office:value="4772" calcext:value-type="float">
            <text:p>4772</text:p>
          </table:table-cell>
          <table:table-cell table:formula="of:=([.E1539]-[.C1539])/[.E1539]" office:value-type="float" office:value="0.00943000838222967" calcext:value-type="float">
            <text:p>0.00943000838223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69" calcext:value-type="float">
            <text:p>9569</text:p>
          </table:table-cell>
          <table:table-cell office:value-type="float" office:value="4430" calcext:value-type="float">
            <text:p>4430</text:p>
          </table:table-cell>
          <table:table-cell office:value-type="float" office:value="6.09921300000042" calcext:value-type="float">
            <text:p>6.09921300000042</text:p>
          </table:table-cell>
          <table:table-cell office:value-type="float" office:value="4473" calcext:value-type="float">
            <text:p>4473</text:p>
          </table:table-cell>
          <table:table-cell table:formula="of:=([.E1540]-[.C1540])/[.E1540]" office:value-type="float" office:value="0.00961323496534764" calcext:value-type="float">
            <text:p>0.009613234965348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70" calcext:value-type="float">
            <text:p>9570</text:p>
          </table:table-cell>
          <table:table-cell office:value-type="float" office:value="4377" calcext:value-type="float">
            <text:p>4377</text:p>
          </table:table-cell>
          <table:table-cell office:value-type="float" office:value="6.88528700000006" calcext:value-type="float">
            <text:p>6.88528700000006</text:p>
          </table:table-cell>
          <table:table-cell office:value-type="float" office:value="4479" calcext:value-type="float">
            <text:p>4479</text:p>
          </table:table-cell>
          <table:table-cell table:formula="of:=([.E1541]-[.C1541])/[.E1541]" office:value-type="float" office:value="0.0227729403884796" calcext:value-type="float">
            <text:p>0.02277294038848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71" calcext:value-type="float">
            <text:p>9571</text:p>
          </table:table-cell>
          <table:table-cell office:value-type="float" office:value="4272" calcext:value-type="float">
            <text:p>4272</text:p>
          </table:table-cell>
          <table:table-cell office:value-type="float" office:value="6.22664699999996" calcext:value-type="float">
            <text:p>6.22664699999996</text:p>
          </table:table-cell>
          <table:table-cell office:value-type="float" office:value="4311" calcext:value-type="float">
            <text:p>4311</text:p>
          </table:table-cell>
          <table:table-cell table:formula="of:=([.E1542]-[.C1542])/[.E1542]" office:value-type="float" office:value="0.00904662491301322" calcext:value-type="float">
            <text:p>0.009046624913013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72" calcext:value-type="float">
            <text:p>9572</text:p>
          </table:table-cell>
          <table:table-cell office:value-type="float" office:value="4166" calcext:value-type="float">
            <text:p>4166</text:p>
          </table:table-cell>
          <table:table-cell office:value-type="float" office:value="7.66571700000031" calcext:value-type="float">
            <text:p>7.66571700000031</text:p>
          </table:table-cell>
          <table:table-cell office:value-type="float" office:value="4562" calcext:value-type="float">
            <text:p>4562</text:p>
          </table:table-cell>
          <table:table-cell table:formula="of:=([.E1543]-[.C1543])/[.E1543]" office:value-type="float" office:value="0.0868040333187199" calcext:value-type="float">
            <text:p>0.08680403331872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73" calcext:value-type="float">
            <text:p>9573</text:p>
          </table:table-cell>
          <table:table-cell office:value-type="float" office:value="4146" calcext:value-type="float">
            <text:p>4146</text:p>
          </table:table-cell>
          <table:table-cell office:value-type="float" office:value="2.86495199999945" calcext:value-type="float">
            <text:p>2.86495199999945</text:p>
          </table:table-cell>
          <table:table-cell office:value-type="float" office:value="4738" calcext:value-type="float">
            <text:p>4738</text:p>
          </table:table-cell>
          <table:table-cell table:formula="of:=([.E1544]-[.C1544])/[.E1544]" office:value-type="float" office:value="0.124947235120304" calcext:value-type="float">
            <text:p>0.124947235120304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74" calcext:value-type="float">
            <text:p>9574</text:p>
          </table:table-cell>
          <table:table-cell office:value-type="float" office:value="4718" calcext:value-type="float">
            <text:p>4718</text:p>
          </table:table-cell>
          <table:table-cell office:value-type="float" office:value="8.5862530000004" calcext:value-type="float">
            <text:p>8.5862530000004</text:p>
          </table:table-cell>
          <table:table-cell office:value-type="float" office:value="4876" calcext:value-type="float">
            <text:p>4876</text:p>
          </table:table-cell>
          <table:table-cell table:formula="of:=([.E1545]-[.C1545])/[.E1545]" office:value-type="float" office:value="0.0324036095159967" calcext:value-type="float">
            <text:p>0.032403609515997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75" calcext:value-type="float">
            <text:p>9575</text:p>
          </table:table-cell>
          <table:table-cell office:value-type="float" office:value="4330" calcext:value-type="float">
            <text:p>4330</text:p>
          </table:table-cell>
          <table:table-cell office:value-type="float" office:value="2.85420400000021" calcext:value-type="float">
            <text:p>2.85420400000021</text:p>
          </table:table-cell>
          <table:table-cell office:value-type="float" office:value="5061" calcext:value-type="float">
            <text:p>5061</text:p>
          </table:table-cell>
          <table:table-cell table:formula="of:=([.E1546]-[.C1546])/[.E1546]" office:value-type="float" office:value="0.144437858130804" calcext:value-type="float">
            <text:p>0.144437858130804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76" calcext:value-type="float">
            <text:p>9576</text:p>
          </table:table-cell>
          <table:table-cell office:value-type="float" office:value="4722" calcext:value-type="float">
            <text:p>4722</text:p>
          </table:table-cell>
          <table:table-cell office:value-type="float" office:value="5.69897400000036" calcext:value-type="float">
            <text:p>5.69897400000036</text:p>
          </table:table-cell>
          <table:table-cell office:value-type="float" office:value="5063" calcext:value-type="float">
            <text:p>5063</text:p>
          </table:table-cell>
          <table:table-cell table:formula="of:=([.E1547]-[.C1547])/[.E1547]" office:value-type="float" office:value="0.0673513727039305" calcext:value-type="float">
            <text:p>0.067351372703931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77" calcext:value-type="float">
            <text:p>9577</text:p>
          </table:table-cell>
          <table:table-cell office:value-type="float" office:value="4781" calcext:value-type="float">
            <text:p>4781</text:p>
          </table:table-cell>
          <table:table-cell office:value-type="float" office:value="6.88605800000005" calcext:value-type="float">
            <text:p>6.88605800000005</text:p>
          </table:table-cell>
          <table:table-cell office:value-type="float" office:value="4870" calcext:value-type="float">
            <text:p>4870</text:p>
          </table:table-cell>
          <table:table-cell table:formula="of:=([.E1548]-[.C1548])/[.E1548]" office:value-type="float" office:value="0.0182751540041068" calcext:value-type="float">
            <text:p>0.018275154004107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78" calcext:value-type="float">
            <text:p>9578</text:p>
          </table:table-cell>
          <table:table-cell office:value-type="float" office:value="5061" calcext:value-type="float">
            <text:p>5061</text:p>
          </table:table-cell>
          <table:table-cell office:value-type="float" office:value="7.4439010000001" calcext:value-type="float">
            <text:p>7.4439010000001</text:p>
          </table:table-cell>
          <table:table-cell office:value-type="float" office:value="5232" calcext:value-type="float">
            <text:p>5232</text:p>
          </table:table-cell>
          <table:table-cell table:formula="of:=([.E1549]-[.C1549])/[.E1549]" office:value-type="float" office:value="0.0326834862385321" calcext:value-type="float">
            <text:p>0.032683486238532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79" calcext:value-type="float">
            <text:p>9579</text:p>
          </table:table-cell>
          <table:table-cell office:value-type="float" office:value="3901" calcext:value-type="float">
            <text:p>3901</text:p>
          </table:table-cell>
          <table:table-cell office:value-type="float" office:value="2.76299000000017" calcext:value-type="float">
            <text:p>2.76299000000017</text:p>
          </table:table-cell>
          <table:table-cell office:value-type="float" office:value="4567" calcext:value-type="float">
            <text:p>4567</text:p>
          </table:table-cell>
          <table:table-cell table:formula="of:=([.E1550]-[.C1550])/[.E1550]" office:value-type="float" office:value="0.145828771622509" calcext:value-type="float">
            <text:p>0.145828771622509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80" calcext:value-type="float">
            <text:p>9580</text:p>
          </table:table-cell>
          <table:table-cell office:value-type="float" office:value="4345" calcext:value-type="float">
            <text:p>4345</text:p>
          </table:table-cell>
          <table:table-cell office:value-type="float" office:value="5.47236100000009" calcext:value-type="float">
            <text:p>5.47236100000009</text:p>
          </table:table-cell>
          <table:table-cell office:value-type="float" office:value="4483" calcext:value-type="float">
            <text:p>4483</text:p>
          </table:table-cell>
          <table:table-cell table:formula="of:=([.E1551]-[.C1551])/[.E1551]" office:value-type="float" office:value="0.0307829578407317" calcext:value-type="float">
            <text:p>0.030782957840732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81" calcext:value-type="float">
            <text:p>9581</text:p>
          </table:table-cell>
          <table:table-cell office:value-type="float" office:value="4675" calcext:value-type="float">
            <text:p>4675</text:p>
          </table:table-cell>
          <table:table-cell office:value-type="float" office:value="8.45894300000009" calcext:value-type="float">
            <text:p>8.45894300000009</text:p>
          </table:table-cell>
          <table:table-cell office:value-type="float" office:value="4907" calcext:value-type="float">
            <text:p>4907</text:p>
          </table:table-cell>
          <table:table-cell table:formula="of:=([.E1552]-[.C1552])/[.E1552]" office:value-type="float" office:value="0.0472793967801101" calcext:value-type="float">
            <text:p>0.04727939678011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82" calcext:value-type="float">
            <text:p>9582</text:p>
          </table:table-cell>
          <table:table-cell office:value-type="float" office:value="4951" calcext:value-type="float">
            <text:p>4951</text:p>
          </table:table-cell>
          <table:table-cell office:value-type="float" office:value="6.6077379999997" calcext:value-type="float">
            <text:p>6.6077379999997</text:p>
          </table:table-cell>
          <table:table-cell office:value-type="float" office:value="5088" calcext:value-type="float">
            <text:p>5088</text:p>
          </table:table-cell>
          <table:table-cell table:formula="of:=([.E1553]-[.C1553])/[.E1553]" office:value-type="float" office:value="0.0269261006289308" calcext:value-type="float">
            <text:p>0.026926100628931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83" calcext:value-type="float">
            <text:p>9583</text:p>
          </table:table-cell>
          <table:table-cell office:value-type="float" office:value="3613" calcext:value-type="float">
            <text:p>3613</text:p>
          </table:table-cell>
          <table:table-cell office:value-type="float" office:value="2.91519800000015" calcext:value-type="float">
            <text:p>2.91519800000015</text:p>
          </table:table-cell>
          <table:table-cell office:value-type="float" office:value="4192" calcext:value-type="float">
            <text:p>4192</text:p>
          </table:table-cell>
          <table:table-cell table:formula="of:=([.E1554]-[.C1554])/[.E1554]" office:value-type="float" office:value="0.138120229007634" calcext:value-type="float">
            <text:p>0.138120229007634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84" calcext:value-type="float">
            <text:p>9584</text:p>
          </table:table-cell>
          <table:table-cell office:value-type="float" office:value="4892" calcext:value-type="float">
            <text:p>4892</text:p>
          </table:table-cell>
          <table:table-cell office:value-type="float" office:value="9.19677699999966" calcext:value-type="float">
            <text:p>9.19677699999966</text:p>
          </table:table-cell>
          <table:table-cell office:value-type="float" office:value="5210" calcext:value-type="float">
            <text:p>5210</text:p>
          </table:table-cell>
          <table:table-cell table:formula="of:=([.E1555]-[.C1555])/[.E1555]" office:value-type="float" office:value="0.0610364683301344" calcext:value-type="float">
            <text:p>0.061036468330134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85" calcext:value-type="float">
            <text:p>9585</text:p>
          </table:table-cell>
          <table:table-cell office:value-type="float" office:value="4648" calcext:value-type="float">
            <text:p>4648</text:p>
          </table:table-cell>
          <table:table-cell office:value-type="float" office:value="7.36351799999966" calcext:value-type="float">
            <text:p>7.36351799999966</text:p>
          </table:table-cell>
          <table:table-cell office:value-type="float" office:value="4667" calcext:value-type="float">
            <text:p>4667</text:p>
          </table:table-cell>
          <table:table-cell table:formula="of:=([.E1556]-[.C1556])/[.E1556]" office:value-type="float" office:value="0.00407113777587315" calcext:value-type="float">
            <text:p>0.004071137775873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86" calcext:value-type="float">
            <text:p>9586</text:p>
          </table:table-cell>
          <table:table-cell office:value-type="float" office:value="4128" calcext:value-type="float">
            <text:p>4128</text:p>
          </table:table-cell>
          <table:table-cell office:value-type="float" office:value="2.78863699999965" calcext:value-type="float">
            <text:p>2.78863699999965</text:p>
          </table:table-cell>
          <table:table-cell office:value-type="float" office:value="4700" calcext:value-type="float">
            <text:p>4700</text:p>
          </table:table-cell>
          <table:table-cell table:formula="of:=([.E1557]-[.C1557])/[.E1557]" office:value-type="float" office:value="0.121702127659574" calcext:value-type="float">
            <text:p>0.121702127659574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87" calcext:value-type="float">
            <text:p>9587</text:p>
          </table:table-cell>
          <table:table-cell office:value-type="float" office:value="5006" calcext:value-type="float">
            <text:p>5006</text:p>
          </table:table-cell>
          <table:table-cell office:value-type="float" office:value="7.70544000000018" calcext:value-type="float">
            <text:p>7.70544000000018</text:p>
          </table:table-cell>
          <table:table-cell office:value-type="float" office:value="5043" calcext:value-type="float">
            <text:p>5043</text:p>
          </table:table-cell>
          <table:table-cell table:formula="of:=([.E1558]-[.C1558])/[.E1558]" office:value-type="float" office:value="0.00733690263731906" calcext:value-type="float">
            <text:p>0.007336902637319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88" calcext:value-type="float">
            <text:p>9588</text:p>
          </table:table-cell>
          <table:table-cell office:value-type="float" office:value="4712" calcext:value-type="float">
            <text:p>4712</text:p>
          </table:table-cell>
          <table:table-cell office:value-type="float" office:value="6.40495199999987" calcext:value-type="float">
            <text:p>6.40495199999987</text:p>
          </table:table-cell>
          <table:table-cell office:value-type="float" office:value="4805" calcext:value-type="float">
            <text:p>4805</text:p>
          </table:table-cell>
          <table:table-cell table:formula="of:=([.E1559]-[.C1559])/[.E1559]" office:value-type="float" office:value="0.0193548387096774" calcext:value-type="float">
            <text:p>0.019354838709678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89" calcext:value-type="float">
            <text:p>9589</text:p>
          </table:table-cell>
          <table:table-cell office:value-type="float" office:value="4433" calcext:value-type="float">
            <text:p>4433</text:p>
          </table:table-cell>
          <table:table-cell office:value-type="float" office:value="7.77914599999986" calcext:value-type="float">
            <text:p>7.77914599999986</text:p>
          </table:table-cell>
          <table:table-cell office:value-type="float" office:value="4614" calcext:value-type="float">
            <text:p>4614</text:p>
          </table:table-cell>
          <table:table-cell table:formula="of:=([.E1560]-[.C1560])/[.E1560]" office:value-type="float" office:value="0.0392284351972258" calcext:value-type="float">
            <text:p>0.039228435197226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90" calcext:value-type="float">
            <text:p>9590</text:p>
          </table:table-cell>
          <table:table-cell office:value-type="float" office:value="4244" calcext:value-type="float">
            <text:p>4244</text:p>
          </table:table-cell>
          <table:table-cell office:value-type="float" office:value="2.85539500000004" calcext:value-type="float">
            <text:p>2.85539500000004</text:p>
          </table:table-cell>
          <table:table-cell office:value-type="float" office:value="5157" calcext:value-type="float">
            <text:p>5157</text:p>
          </table:table-cell>
          <table:table-cell table:formula="of:=([.E1561]-[.C1561])/[.E1561]" office:value-type="float" office:value="0.177040915260811" calcext:value-type="float">
            <text:p>0.177040915260811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91" calcext:value-type="float">
            <text:p>9591</text:p>
          </table:table-cell>
          <table:table-cell office:value-type="float" office:value="4483" calcext:value-type="float">
            <text:p>4483</text:p>
          </table:table-cell>
          <table:table-cell office:value-type="float" office:value="4.97854099999995" calcext:value-type="float">
            <text:p>4.97854099999995</text:p>
          </table:table-cell>
          <table:table-cell office:value-type="float" office:value="4522" calcext:value-type="float">
            <text:p>4522</text:p>
          </table:table-cell>
          <table:table-cell table:formula="of:=([.E1562]-[.C1562])/[.E1562]" office:value-type="float" office:value="0.00862450243255197" calcext:value-type="float">
            <text:p>0.008624502432552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92" calcext:value-type="float">
            <text:p>9592</text:p>
          </table:table-cell>
          <table:table-cell office:value-type="float" office:value="4232" calcext:value-type="float">
            <text:p>4232</text:p>
          </table:table-cell>
          <table:table-cell office:value-type="float" office:value="4.5925400000001" calcext:value-type="float">
            <text:p>4.5925400000001</text:p>
          </table:table-cell>
          <table:table-cell office:value-type="float" office:value="4366" calcext:value-type="float">
            <text:p>4366</text:p>
          </table:table-cell>
          <table:table-cell table:formula="of:=([.E1563]-[.C1563])/[.E1563]" office:value-type="float" office:value="0.0306917086578103" calcext:value-type="float">
            <text:p>0.03069170865781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93" calcext:value-type="float">
            <text:p>9593</text:p>
          </table:table-cell>
          <table:table-cell office:value-type="float" office:value="4238" calcext:value-type="float">
            <text:p>4238</text:p>
          </table:table-cell>
          <table:table-cell office:value-type="float" office:value="2.79249000000027" calcext:value-type="float">
            <text:p>2.79249000000027</text:p>
          </table:table-cell>
          <table:table-cell office:value-type="float" office:value="4994" calcext:value-type="float">
            <text:p>4994</text:p>
          </table:table-cell>
          <table:table-cell table:formula="of:=([.E1564]-[.C1564])/[.E1564]" office:value-type="float" office:value="0.151381657989588" calcext:value-type="float">
            <text:p>0.151381657989588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94" calcext:value-type="float">
            <text:p>9594</text:p>
          </table:table-cell>
          <table:table-cell office:value-type="float" office:value="3458" calcext:value-type="float">
            <text:p>3458</text:p>
          </table:table-cell>
          <table:table-cell office:value-type="float" office:value="2.7936050000003" calcext:value-type="float">
            <text:p>2.7936050000003</text:p>
          </table:table-cell>
          <table:table-cell office:value-type="float" office:value="4215" calcext:value-type="float">
            <text:p>4215</text:p>
          </table:table-cell>
          <table:table-cell table:formula="of:=([.E1565]-[.C1565])/[.E1565]" office:value-type="float" office:value="0.179596678529063" calcext:value-type="float">
            <text:p>0.179596678529063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95" calcext:value-type="float">
            <text:p>9595</text:p>
          </table:table-cell>
          <table:table-cell office:value-type="float" office:value="4199" calcext:value-type="float">
            <text:p>4199</text:p>
          </table:table-cell>
          <table:table-cell office:value-type="float" office:value="5.08080399999972" calcext:value-type="float">
            <text:p>5.08080399999972</text:p>
          </table:table-cell>
          <table:table-cell office:value-type="float" office:value="4373" calcext:value-type="float">
            <text:p>4373</text:p>
          </table:table-cell>
          <table:table-cell table:formula="of:=([.E1566]-[.C1566])/[.E1566]" office:value-type="float" office:value="0.0397896181111365" calcext:value-type="float">
            <text:p>0.039789618111137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96" calcext:value-type="float">
            <text:p>9596</text:p>
          </table:table-cell>
          <table:table-cell office:value-type="float" office:value="4212" calcext:value-type="float">
            <text:p>4212</text:p>
          </table:table-cell>
          <table:table-cell office:value-type="float" office:value="7.77914399999963" calcext:value-type="float">
            <text:p>7.77914399999963</text:p>
          </table:table-cell>
          <table:table-cell office:value-type="float" office:value="4244" calcext:value-type="float">
            <text:p>4244</text:p>
          </table:table-cell>
          <table:table-cell table:formula="of:=([.E1567]-[.C1567])/[.E1567]" office:value-type="float" office:value="0.00754005655042413" calcext:value-type="float">
            <text:p>0.007540056550424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97" calcext:value-type="float">
            <text:p>9597</text:p>
          </table:table-cell>
          <table:table-cell office:value-type="float" office:value="4818" calcext:value-type="float">
            <text:p>4818</text:p>
          </table:table-cell>
          <table:table-cell office:value-type="float" office:value="8.21930699999984" calcext:value-type="float">
            <text:p>8.21930699999984</text:p>
          </table:table-cell>
          <table:table-cell office:value-type="float" office:value="4864" calcext:value-type="float">
            <text:p>4864</text:p>
          </table:table-cell>
          <table:table-cell table:formula="of:=([.E1568]-[.C1568])/[.E1568]" office:value-type="float" office:value="0.00945723684210526" calcext:value-type="float">
            <text:p>0.009457236842105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98" calcext:value-type="float">
            <text:p>9598</text:p>
          </table:table-cell>
          <table:table-cell office:value-type="float" office:value="4639" calcext:value-type="float">
            <text:p>4639</text:p>
          </table:table-cell>
          <table:table-cell office:value-type="float" office:value="4.97105599999986" calcext:value-type="float">
            <text:p>4.97105599999986</text:p>
          </table:table-cell>
          <table:table-cell office:value-type="float" office:value="4814" calcext:value-type="float">
            <text:p>4814</text:p>
          </table:table-cell>
          <table:table-cell table:formula="of:=([.E1569]-[.C1569])/[.E1569]" office:value-type="float" office:value="0.0363523057748234" calcext:value-type="float">
            <text:p>0.036352305774824</text:p>
          </table:table-cell>
          <table:table-cell table:number-columns-repeated="1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99" calcext:value-type="float">
            <text:p>9599</text:p>
          </table:table-cell>
          <table:table-cell office:value-type="float" office:value="3763" calcext:value-type="float">
            <text:p>3763</text:p>
          </table:table-cell>
          <table:table-cell office:value-type="float" office:value="5.85902299999998" calcext:value-type="float">
            <text:p>5.85902299999998</text:p>
          </table:table-cell>
          <table:table-cell office:value-type="float" office:value="3884" calcext:value-type="float">
            <text:p>3884</text:p>
          </table:table-cell>
          <table:table-cell table:formula="of:=([.E1570]-[.C1570])/[.E1570]" office:value-type="float" office:value="0.0311534500514933" calcext:value-type="float">
            <text:p>0.031153450051493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50" calcext:value-type="float">
            <text:p>9550</text:p>
          </table:table-cell>
          <table:table-cell office:value-type="float" office:value="4025" calcext:value-type="float">
            <text:p>4025</text:p>
          </table:table-cell>
          <table:table-cell office:value-type="float" office:value="7.01196300000038" calcext:value-type="float">
            <text:p>7.01196300000038</text:p>
          </table:table-cell>
          <table:table-cell office:value-type="float" office:value="4068" calcext:value-type="float">
            <text:p>4068</text:p>
          </table:table-cell>
          <table:table-cell table:formula="of:=([.E1571]-[.C1571])/[.E1571]" office:value-type="float" office:value="0.0105703048180924" calcext:value-type="float">
            <text:p>0.010570304818093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51" calcext:value-type="float">
            <text:p>9551</text:p>
          </table:table-cell>
          <table:table-cell office:value-type="float" office:value="4412" calcext:value-type="float">
            <text:p>4412</text:p>
          </table:table-cell>
          <table:table-cell office:value-type="float" office:value="8.38365999999996" calcext:value-type="float">
            <text:p>8.38365999999996</text:p>
          </table:table-cell>
          <table:table-cell office:value-type="float" office:value="4454" calcext:value-type="float">
            <text:p>4454</text:p>
          </table:table-cell>
          <table:table-cell table:formula="of:=([.E1572]-[.C1572])/[.E1572]" office:value-type="float" office:value="0.00942972608890885" calcext:value-type="float">
            <text:p>0.009429726088909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52" calcext:value-type="float">
            <text:p>9552</text:p>
          </table:table-cell>
          <table:table-cell office:value-type="float" office:value="4311" calcext:value-type="float">
            <text:p>4311</text:p>
          </table:table-cell>
          <table:table-cell office:value-type="float" office:value="2.96783399999958" calcext:value-type="float">
            <text:p>2.96783399999958</text:p>
          </table:table-cell>
          <table:table-cell office:value-type="float" office:value="5023" calcext:value-type="float">
            <text:p>5023</text:p>
          </table:table-cell>
          <table:table-cell table:formula="of:=([.E1573]-[.C1573])/[.E1573]" office:value-type="float" office:value="0.141747959386821" calcext:value-type="float">
            <text:p>0.141747959386821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53" calcext:value-type="float">
            <text:p>9553</text:p>
          </table:table-cell>
          <table:table-cell office:value-type="float" office:value="4674" calcext:value-type="float">
            <text:p>4674</text:p>
          </table:table-cell>
          <table:table-cell office:value-type="float" office:value="2.91549900000018" calcext:value-type="float">
            <text:p>2.91549900000018</text:p>
          </table:table-cell>
          <table:table-cell office:value-type="float" office:value="5386" calcext:value-type="float">
            <text:p>5386</text:p>
          </table:table-cell>
          <table:table-cell table:formula="of:=([.E1574]-[.C1574])/[.E1574]" office:value-type="float" office:value="0.132194578536948" calcext:value-type="float">
            <text:p>0.132194578536948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54" calcext:value-type="float">
            <text:p>9554</text:p>
          </table:table-cell>
          <table:table-cell office:value-type="float" office:value="4995" calcext:value-type="float">
            <text:p>4995</text:p>
          </table:table-cell>
          <table:table-cell office:value-type="float" office:value="6.65956700000015" calcext:value-type="float">
            <text:p>6.65956700000015</text:p>
          </table:table-cell>
          <table:table-cell office:value-type="float" office:value="4995" calcext:value-type="float">
            <text:p>4995</text:p>
          </table:table-cell>
          <table:table-cell table:formula="of:=([.E1575]-[.C1575])/[.E1575]" office:value-type="float" office:value="0" calcext:value-type="float">
            <text:p>0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55" calcext:value-type="float">
            <text:p>9555</text:p>
          </table:table-cell>
          <table:table-cell office:value-type="float" office:value="3483" calcext:value-type="float">
            <text:p>3483</text:p>
          </table:table-cell>
          <table:table-cell office:value-type="float" office:value="8.50077599999986" calcext:value-type="float">
            <text:p>8.50077599999986</text:p>
          </table:table-cell>
          <table:table-cell office:value-type="float" office:value="3617" calcext:value-type="float">
            <text:p>3617</text:p>
          </table:table-cell>
          <table:table-cell table:formula="of:=([.E1576]-[.C1576])/[.E1576]" office:value-type="float" office:value="0.0370472767486868" calcext:value-type="float">
            <text:p>0.037047276748687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56" calcext:value-type="float">
            <text:p>9556</text:p>
          </table:table-cell>
          <table:table-cell office:value-type="float" office:value="4398" calcext:value-type="float">
            <text:p>4398</text:p>
          </table:table-cell>
          <table:table-cell office:value-type="float" office:value="4.9828480000001" calcext:value-type="float">
            <text:p>4.9828480000001</text:p>
          </table:table-cell>
          <table:table-cell office:value-type="float" office:value="4569" calcext:value-type="float">
            <text:p>4569</text:p>
          </table:table-cell>
          <table:table-cell table:formula="of:=([.E1577]-[.C1577])/[.E1577]" office:value-type="float" office:value="0.0374261326329613" calcext:value-type="float">
            <text:p>0.037426132632961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57" calcext:value-type="float">
            <text:p>9557</text:p>
          </table:table-cell>
          <table:table-cell office:value-type="float" office:value="4381" calcext:value-type="float">
            <text:p>4381</text:p>
          </table:table-cell>
          <table:table-cell office:value-type="float" office:value="4.52170299999989" calcext:value-type="float">
            <text:p>4.52170299999989</text:p>
          </table:table-cell>
          <table:table-cell office:value-type="float" office:value="4660" calcext:value-type="float">
            <text:p>4660</text:p>
          </table:table-cell>
          <table:table-cell table:formula="of:=([.E1578]-[.C1578])/[.E1578]" office:value-type="float" office:value="0.0598712446351931" calcext:value-type="float">
            <text:p>0.059871244635193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58" calcext:value-type="float">
            <text:p>9558</text:p>
          </table:table-cell>
          <table:table-cell office:value-type="float" office:value="4398" calcext:value-type="float">
            <text:p>4398</text:p>
          </table:table-cell>
          <table:table-cell office:value-type="float" office:value="8.12509200000022" calcext:value-type="float">
            <text:p>8.12509200000022</text:p>
          </table:table-cell>
          <table:table-cell office:value-type="float" office:value="4449" calcext:value-type="float">
            <text:p>4449</text:p>
          </table:table-cell>
          <table:table-cell table:formula="of:=([.E1579]-[.C1579])/[.E1579]" office:value-type="float" office:value="0.0114632501685772" calcext:value-type="float">
            <text:p>0.011463250168577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59" calcext:value-type="float">
            <text:p>9559</text:p>
          </table:table-cell>
          <table:table-cell office:value-type="float" office:value="3812" calcext:value-type="float">
            <text:p>3812</text:p>
          </table:table-cell>
          <table:table-cell office:value-type="float" office:value="6.70323400000007" calcext:value-type="float">
            <text:p>6.70323400000007</text:p>
          </table:table-cell>
          <table:table-cell office:value-type="float" office:value="4069" calcext:value-type="float">
            <text:p>4069</text:p>
          </table:table-cell>
          <table:table-cell table:formula="of:=([.E1580]-[.C1580])/[.E1580]" office:value-type="float" office:value="0.0631604816908331" calcext:value-type="float">
            <text:p>0.063160481690833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60" calcext:value-type="float">
            <text:p>9560</text:p>
          </table:table-cell>
          <table:table-cell office:value-type="float" office:value="4444" calcext:value-type="float">
            <text:p>4444</text:p>
          </table:table-cell>
          <table:table-cell office:value-type="float" office:value="7.12821500000018" calcext:value-type="float">
            <text:p>7.12821500000018</text:p>
          </table:table-cell>
          <table:table-cell office:value-type="float" office:value="4587" calcext:value-type="float">
            <text:p>4587</text:p>
          </table:table-cell>
          <table:table-cell table:formula="of:=([.E1581]-[.C1581])/[.E1581]" office:value-type="float" office:value="0.0311750599520384" calcext:value-type="float">
            <text:p>0.031175059952038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61" calcext:value-type="float">
            <text:p>9561</text:p>
          </table:table-cell>
          <table:table-cell office:value-type="float" office:value="4420" calcext:value-type="float">
            <text:p>4420</text:p>
          </table:table-cell>
          <table:table-cell office:value-type="float" office:value="8.11108299999978" calcext:value-type="float">
            <text:p>8.11108299999978</text:p>
          </table:table-cell>
          <table:table-cell office:value-type="float" office:value="4544" calcext:value-type="float">
            <text:p>4544</text:p>
          </table:table-cell>
          <table:table-cell table:formula="of:=([.E1582]-[.C1582])/[.E1582]" office:value-type="float" office:value="0.0272887323943662" calcext:value-type="float">
            <text:p>0.027288732394366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62" calcext:value-type="float">
            <text:p>9562</text:p>
          </table:table-cell>
          <table:table-cell office:value-type="float" office:value="4159" calcext:value-type="float">
            <text:p>4159</text:p>
          </table:table-cell>
          <table:table-cell office:value-type="float" office:value="5.92139199999974" calcext:value-type="float">
            <text:p>5.92139199999974</text:p>
          </table:table-cell>
          <table:table-cell office:value-type="float" office:value="4245" calcext:value-type="float">
            <text:p>4245</text:p>
          </table:table-cell>
          <table:table-cell table:formula="of:=([.E1583]-[.C1583])/[.E1583]" office:value-type="float" office:value="0.0202591283863369" calcext:value-type="float">
            <text:p>0.020259128386337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63" calcext:value-type="float">
            <text:p>9563</text:p>
          </table:table-cell>
          <table:table-cell office:value-type="float" office:value="3716" calcext:value-type="float">
            <text:p>3716</text:p>
          </table:table-cell>
          <table:table-cell office:value-type="float" office:value="5.96576800000048" calcext:value-type="float">
            <text:p>5.96576800000048</text:p>
          </table:table-cell>
          <table:table-cell office:value-type="float" office:value="3761" calcext:value-type="float">
            <text:p>3761</text:p>
          </table:table-cell>
          <table:table-cell table:formula="of:=([.E1584]-[.C1584])/[.E1584]" office:value-type="float" office:value="0.0119649029513427" calcext:value-type="float">
            <text:p>0.011964902951343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64" calcext:value-type="float">
            <text:p>9564</text:p>
          </table:table-cell>
          <table:table-cell office:value-type="float" office:value="3734" calcext:value-type="float">
            <text:p>3734</text:p>
          </table:table-cell>
          <table:table-cell office:value-type="float" office:value="2.87149499999941" calcext:value-type="float">
            <text:p>2.87149499999941</text:p>
          </table:table-cell>
          <table:table-cell office:value-type="float" office:value="4231" calcext:value-type="float">
            <text:p>4231</text:p>
          </table:table-cell>
          <table:table-cell table:formula="of:=([.E1585]-[.C1585])/[.E1585]" office:value-type="float" office:value="0.117466320018908" calcext:value-type="float">
            <text:p>0.117466320018908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65" calcext:value-type="float">
            <text:p>9565</text:p>
          </table:table-cell>
          <table:table-cell office:value-type="float" office:value="4642" calcext:value-type="float">
            <text:p>4642</text:p>
          </table:table-cell>
          <table:table-cell office:value-type="float" office:value="8.4624060000001" calcext:value-type="float">
            <text:p>8.4624060000001</text:p>
          </table:table-cell>
          <table:table-cell office:value-type="float" office:value="4656" calcext:value-type="float">
            <text:p>4656</text:p>
          </table:table-cell>
          <table:table-cell table:formula="of:=([.E1586]-[.C1586])/[.E1586]" office:value-type="float" office:value="0.00300687285223368" calcext:value-type="float">
            <text:p>0.003006872852234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66" calcext:value-type="float">
            <text:p>9566</text:p>
          </table:table-cell>
          <table:table-cell office:value-type="float" office:value="5029" calcext:value-type="float">
            <text:p>5029</text:p>
          </table:table-cell>
          <table:table-cell office:value-type="float" office:value="9.15008200000011" calcext:value-type="float">
            <text:p>9.15008200000011</text:p>
          </table:table-cell>
          <table:table-cell office:value-type="float" office:value="5039" calcext:value-type="float">
            <text:p>5039</text:p>
          </table:table-cell>
          <table:table-cell table:formula="of:=([.E1587]-[.C1587])/[.E1587]" office:value-type="float" office:value="0.00198452073824171" calcext:value-type="float">
            <text:p>0.001984520738242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67" calcext:value-type="float">
            <text:p>9567</text:p>
          </table:table-cell>
          <table:table-cell office:value-type="float" office:value="585" calcext:value-type="float">
            <text:p>585</text:p>
          </table:table-cell>
          <table:table-cell office:value-type="float" office:value="7.07449100000031" calcext:value-type="float">
            <text:p>7.07449100000031</text:p>
          </table:table-cell>
          <table:table-cell office:value-type="float" office:value="599" calcext:value-type="float">
            <text:p>599</text:p>
          </table:table-cell>
          <table:table-cell table:formula="of:=([.E1588]-[.C1588])/[.E1588]" office:value-type="float" office:value="0.0233722871452421" calcext:value-type="float">
            <text:p>0.023372287145242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68" calcext:value-type="float">
            <text:p>9568</text:p>
          </table:table-cell>
          <table:table-cell office:value-type="float" office:value="4757" calcext:value-type="float">
            <text:p>4757</text:p>
          </table:table-cell>
          <table:table-cell office:value-type="float" office:value="6.31960500000014" calcext:value-type="float">
            <text:p>6.31960500000014</text:p>
          </table:table-cell>
          <table:table-cell office:value-type="float" office:value="4772" calcext:value-type="float">
            <text:p>4772</text:p>
          </table:table-cell>
          <table:table-cell table:formula="of:=([.E1589]-[.C1589])/[.E1589]" office:value-type="float" office:value="0.00314333612740989" calcext:value-type="float">
            <text:p>0.00314333612741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69" calcext:value-type="float">
            <text:p>9569</text:p>
          </table:table-cell>
          <table:table-cell office:value-type="float" office:value="3937" calcext:value-type="float">
            <text:p>3937</text:p>
          </table:table-cell>
          <table:table-cell office:value-type="float" office:value="2.90370699999994" calcext:value-type="float">
            <text:p>2.90370699999994</text:p>
          </table:table-cell>
          <table:table-cell office:value-type="float" office:value="4473" calcext:value-type="float">
            <text:p>4473</text:p>
          </table:table-cell>
          <table:table-cell table:formula="of:=([.E1590]-[.C1590])/[.E1590]" office:value-type="float" office:value="0.119830091661078" calcext:value-type="float">
            <text:p>0.119830091661078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70" calcext:value-type="float">
            <text:p>9570</text:p>
          </table:table-cell>
          <table:table-cell office:value-type="float" office:value="4221" calcext:value-type="float">
            <text:p>4221</text:p>
          </table:table-cell>
          <table:table-cell office:value-type="float" office:value="6.99672800000008" calcext:value-type="float">
            <text:p>6.99672800000008</text:p>
          </table:table-cell>
          <table:table-cell office:value-type="float" office:value="4479" calcext:value-type="float">
            <text:p>4479</text:p>
          </table:table-cell>
          <table:table-cell table:formula="of:=([.E1591]-[.C1591])/[.E1591]" office:value-type="float" office:value="0.057602143335566" calcext:value-type="float">
            <text:p>0.057602143335566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71" calcext:value-type="float">
            <text:p>9571</text:p>
          </table:table-cell>
          <table:table-cell office:value-type="float" office:value="4245" calcext:value-type="float">
            <text:p>4245</text:p>
          </table:table-cell>
          <table:table-cell office:value-type="float" office:value="6.03659199999993" calcext:value-type="float">
            <text:p>6.03659199999993</text:p>
          </table:table-cell>
          <table:table-cell office:value-type="float" office:value="4311" calcext:value-type="float">
            <text:p>4311</text:p>
          </table:table-cell>
          <table:table-cell table:formula="of:=([.E1592]-[.C1592])/[.E1592]" office:value-type="float" office:value="0.0153096729297147" calcext:value-type="float">
            <text:p>0.015309672929715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72" calcext:value-type="float">
            <text:p>9572</text:p>
          </table:table-cell>
          <table:table-cell office:value-type="float" office:value="4101" calcext:value-type="float">
            <text:p>4101</text:p>
          </table:table-cell>
          <table:table-cell office:value-type="float" office:value="5.89489800000001" calcext:value-type="float">
            <text:p>5.89489800000001</text:p>
          </table:table-cell>
          <table:table-cell office:value-type="float" office:value="4562" calcext:value-type="float">
            <text:p>4562</text:p>
          </table:table-cell>
          <table:table-cell table:formula="of:=([.E1593]-[.C1593])/[.E1593]" office:value-type="float" office:value="0.101052170100833" calcext:value-type="float">
            <text:p>0.101052170100833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73" calcext:value-type="float">
            <text:p>9573</text:p>
          </table:table-cell>
          <table:table-cell office:value-type="float" office:value="4472" calcext:value-type="float">
            <text:p>4472</text:p>
          </table:table-cell>
          <table:table-cell office:value-type="float" office:value="6.57408000000032" calcext:value-type="float">
            <text:p>6.57408000000032</text:p>
          </table:table-cell>
          <table:table-cell office:value-type="float" office:value="4738" calcext:value-type="float">
            <text:p>4738</text:p>
          </table:table-cell>
          <table:table-cell table:formula="of:=([.E1594]-[.C1594])/[.E1594]" office:value-type="float" office:value="0.0561418319966231" calcext:value-type="float">
            <text:p>0.056141831996623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74" calcext:value-type="float">
            <text:p>9574</text:p>
          </table:table-cell>
          <table:table-cell office:value-type="float" office:value="4745" calcext:value-type="float">
            <text:p>4745</text:p>
          </table:table-cell>
          <table:table-cell office:value-type="float" office:value="6.03868499999999" calcext:value-type="float">
            <text:p>6.03868499999999</text:p>
          </table:table-cell>
          <table:table-cell office:value-type="float" office:value="4876" calcext:value-type="float">
            <text:p>4876</text:p>
          </table:table-cell>
          <table:table-cell table:formula="of:=([.E1595]-[.C1595])/[.E1595]" office:value-type="float" office:value="0.0268662838392125" calcext:value-type="float">
            <text:p>0.026866283839213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75" calcext:value-type="float">
            <text:p>9575</text:p>
          </table:table-cell>
          <table:table-cell office:value-type="float" office:value="4925" calcext:value-type="float">
            <text:p>4925</text:p>
          </table:table-cell>
          <table:table-cell office:value-type="float" office:value="6.83497200000011" calcext:value-type="float">
            <text:p>6.83497200000011</text:p>
          </table:table-cell>
          <table:table-cell office:value-type="float" office:value="5061" calcext:value-type="float">
            <text:p>5061</text:p>
          </table:table-cell>
          <table:table-cell table:formula="of:=([.E1596]-[.C1596])/[.E1596]" office:value-type="float" office:value="0.0268721596522426" calcext:value-type="float">
            <text:p>0.026872159652243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76" calcext:value-type="float">
            <text:p>9576</text:p>
          </table:table-cell>
          <table:table-cell office:value-type="float" office:value="4962" calcext:value-type="float">
            <text:p>4962</text:p>
          </table:table-cell>
          <table:table-cell office:value-type="float" office:value="6.29565500000035" calcext:value-type="float">
            <text:p>6.29565500000035</text:p>
          </table:table-cell>
          <table:table-cell office:value-type="float" office:value="5063" calcext:value-type="float">
            <text:p>5063</text:p>
          </table:table-cell>
          <table:table-cell table:formula="of:=([.E1597]-[.C1597])/[.E1597]" office:value-type="float" office:value="0.0199486470472052" calcext:value-type="float">
            <text:p>0.019948647047205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77" calcext:value-type="float">
            <text:p>9577</text:p>
          </table:table-cell>
          <table:table-cell office:value-type="float" office:value="4705" calcext:value-type="float">
            <text:p>4705</text:p>
          </table:table-cell>
          <table:table-cell office:value-type="float" office:value="5.32761699999992" calcext:value-type="float">
            <text:p>5.32761699999992</text:p>
          </table:table-cell>
          <table:table-cell office:value-type="float" office:value="4870" calcext:value-type="float">
            <text:p>4870</text:p>
          </table:table-cell>
          <table:table-cell table:formula="of:=([.E1598]-[.C1598])/[.E1598]" office:value-type="float" office:value="0.0338809034907598" calcext:value-type="float">
            <text:p>0.03388090349076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78" calcext:value-type="float">
            <text:p>9578</text:p>
          </table:table-cell>
          <table:table-cell office:value-type="float" office:value="4614" calcext:value-type="float">
            <text:p>4614</text:p>
          </table:table-cell>
          <table:table-cell office:value-type="float" office:value="2.95597999999973" calcext:value-type="float">
            <text:p>2.95597999999973</text:p>
          </table:table-cell>
          <table:table-cell office:value-type="float" office:value="5232" calcext:value-type="float">
            <text:p>5232</text:p>
          </table:table-cell>
          <table:table-cell table:formula="of:=([.E1599]-[.C1599])/[.E1599]" office:value-type="float" office:value="0.118119266055046" calcext:value-type="float">
            <text:p>0.118119266055046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79" calcext:value-type="float">
            <text:p>9579</text:p>
          </table:table-cell>
          <table:table-cell office:value-type="float" office:value="4153" calcext:value-type="float">
            <text:p>4153</text:p>
          </table:table-cell>
          <table:table-cell office:value-type="float" office:value="5.29816699999992" calcext:value-type="float">
            <text:p>5.29816699999992</text:p>
          </table:table-cell>
          <table:table-cell office:value-type="float" office:value="4567" calcext:value-type="float">
            <text:p>4567</text:p>
          </table:table-cell>
          <table:table-cell table:formula="of:=([.E1600]-[.C1600])/[.E1600]" office:value-type="float" office:value="0.0906503174950734" calcext:value-type="float">
            <text:p>0.090650317495073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80" calcext:value-type="float">
            <text:p>9580</text:p>
          </table:table-cell>
          <table:table-cell office:value-type="float" office:value="4387" calcext:value-type="float">
            <text:p>4387</text:p>
          </table:table-cell>
          <table:table-cell office:value-type="float" office:value="5.924849" calcext:value-type="float">
            <text:p>5.924849</text:p>
          </table:table-cell>
          <table:table-cell office:value-type="float" office:value="4483" calcext:value-type="float">
            <text:p>4483</text:p>
          </table:table-cell>
          <table:table-cell table:formula="of:=([.E1601]-[.C1601])/[.E1601]" office:value-type="float" office:value="0.0214142315413785" calcext:value-type="float">
            <text:p>0.021414231541379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81" calcext:value-type="float">
            <text:p>9581</text:p>
          </table:table-cell>
          <table:table-cell office:value-type="float" office:value="4794" calcext:value-type="float">
            <text:p>4794</text:p>
          </table:table-cell>
          <table:table-cell office:value-type="float" office:value="6.51979299999994" calcext:value-type="float">
            <text:p>6.51979299999994</text:p>
          </table:table-cell>
          <table:table-cell office:value-type="float" office:value="4907" calcext:value-type="float">
            <text:p>4907</text:p>
          </table:table-cell>
          <table:table-cell table:formula="of:=([.E1602]-[.C1602])/[.E1602]" office:value-type="float" office:value="0.0230283268799674" calcext:value-type="float">
            <text:p>0.023028326879967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82" calcext:value-type="float">
            <text:p>9582</text:p>
          </table:table-cell>
          <table:table-cell office:value-type="float" office:value="5088" calcext:value-type="float">
            <text:p>5088</text:p>
          </table:table-cell>
          <table:table-cell office:value-type="float" office:value="8.67312299999958" calcext:value-type="float">
            <text:p>8.67312299999958</text:p>
          </table:table-cell>
          <table:table-cell office:value-type="float" office:value="5088" calcext:value-type="float">
            <text:p>5088</text:p>
          </table:table-cell>
          <table:table-cell table:formula="of:=([.E1603]-[.C1603])/[.E1603]" office:value-type="float" office:value="0" calcext:value-type="float">
            <text:p>0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83" calcext:value-type="float">
            <text:p>9583</text:p>
          </table:table-cell>
          <table:table-cell office:value-type="float" office:value="4098" calcext:value-type="float">
            <text:p>4098</text:p>
          </table:table-cell>
          <table:table-cell office:value-type="float" office:value="6.49837899999966" calcext:value-type="float">
            <text:p>6.49837899999966</text:p>
          </table:table-cell>
          <table:table-cell office:value-type="float" office:value="4192" calcext:value-type="float">
            <text:p>4192</text:p>
          </table:table-cell>
          <table:table-cell table:formula="of:=([.E1604]-[.C1604])/[.E1604]" office:value-type="float" office:value="0.0224236641221374" calcext:value-type="float">
            <text:p>0.022423664122137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84" calcext:value-type="float">
            <text:p>9584</text:p>
          </table:table-cell>
          <table:table-cell office:value-type="float" office:value="4954" calcext:value-type="float">
            <text:p>4954</text:p>
          </table:table-cell>
          <table:table-cell office:value-type="float" office:value="5.99013099999956" calcext:value-type="float">
            <text:p>5.99013099999956</text:p>
          </table:table-cell>
          <table:table-cell office:value-type="float" office:value="5210" calcext:value-type="float">
            <text:p>5210</text:p>
          </table:table-cell>
          <table:table-cell table:formula="of:=([.E1605]-[.C1605])/[.E1605]" office:value-type="float" office:value="0.0491362763915547" calcext:value-type="float">
            <text:p>0.049136276391555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85" calcext:value-type="float">
            <text:p>9585</text:p>
          </table:table-cell>
          <table:table-cell office:value-type="float" office:value="4260" calcext:value-type="float">
            <text:p>4260</text:p>
          </table:table-cell>
          <table:table-cell office:value-type="float" office:value="3.54937300000029" calcext:value-type="float">
            <text:p>3.54937300000029</text:p>
          </table:table-cell>
          <table:table-cell office:value-type="float" office:value="4667" calcext:value-type="float">
            <text:p>4667</text:p>
          </table:table-cell>
          <table:table-cell table:formula="of:=([.E1606]-[.C1606])/[.E1606]" office:value-type="float" office:value="0.087208056567388" calcext:value-type="float">
            <text:p>0.087208056567388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86" calcext:value-type="float">
            <text:p>9586</text:p>
          </table:table-cell>
          <table:table-cell office:value-type="float" office:value="4519" calcext:value-type="float">
            <text:p>4519</text:p>
          </table:table-cell>
          <table:table-cell office:value-type="float" office:value="8.24419099999977" calcext:value-type="float">
            <text:p>8.24419099999977</text:p>
          </table:table-cell>
          <table:table-cell office:value-type="float" office:value="4700" calcext:value-type="float">
            <text:p>4700</text:p>
          </table:table-cell>
          <table:table-cell table:formula="of:=([.E1607]-[.C1607])/[.E1607]" office:value-type="float" office:value="0.0385106382978723" calcext:value-type="float">
            <text:p>0.038510638297872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87" calcext:value-type="float">
            <text:p>9587</text:p>
          </table:table-cell>
          <table:table-cell office:value-type="float" office:value="4876" calcext:value-type="float">
            <text:p>4876</text:p>
          </table:table-cell>
          <table:table-cell office:value-type="float" office:value="6.15328199999976" calcext:value-type="float">
            <text:p>6.15328199999976</text:p>
          </table:table-cell>
          <table:table-cell office:value-type="float" office:value="5043" calcext:value-type="float">
            <text:p>5043</text:p>
          </table:table-cell>
          <table:table-cell table:formula="of:=([.E1608]-[.C1608])/[.E1608]" office:value-type="float" office:value="0.0331152092008725" calcext:value-type="float">
            <text:p>0.033115209200873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88" calcext:value-type="float">
            <text:p>9588</text:p>
          </table:table-cell>
          <table:table-cell office:value-type="float" office:value="4045" calcext:value-type="float">
            <text:p>4045</text:p>
          </table:table-cell>
          <table:table-cell office:value-type="float" office:value="2.97637799999984" calcext:value-type="float">
            <text:p>2.97637799999984</text:p>
          </table:table-cell>
          <table:table-cell office:value-type="float" office:value="4805" calcext:value-type="float">
            <text:p>4805</text:p>
          </table:table-cell>
          <table:table-cell table:formula="of:=([.E1609]-[.C1609])/[.E1609]" office:value-type="float" office:value="0.158168574401665" calcext:value-type="float">
            <text:p>0.158168574401665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89" calcext:value-type="float">
            <text:p>9589</text:p>
          </table:table-cell>
          <table:table-cell office:value-type="float" office:value="4567" calcext:value-type="float">
            <text:p>4567</text:p>
          </table:table-cell>
          <table:table-cell office:value-type="float" office:value="7.06141299999945" calcext:value-type="float">
            <text:p>7.06141299999945</text:p>
          </table:table-cell>
          <table:table-cell office:value-type="float" office:value="4614" calcext:value-type="float">
            <text:p>4614</text:p>
          </table:table-cell>
          <table:table-cell table:formula="of:=([.E1610]-[.C1610])/[.E1610]" office:value-type="float" office:value="0.0101863892501084" calcext:value-type="float">
            <text:p>0.010186389250108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90" calcext:value-type="float">
            <text:p>9590</text:p>
          </table:table-cell>
          <table:table-cell office:value-type="float" office:value="5024" calcext:value-type="float">
            <text:p>5024</text:p>
          </table:table-cell>
          <table:table-cell office:value-type="float" office:value="6.515265" calcext:value-type="float">
            <text:p>6.515265</text:p>
          </table:table-cell>
          <table:table-cell office:value-type="float" office:value="5157" calcext:value-type="float">
            <text:p>5157</text:p>
          </table:table-cell>
          <table:table-cell table:formula="of:=([.E1611]-[.C1611])/[.E1611]" office:value-type="float" office:value="0.025790188093853" calcext:value-type="float">
            <text:p>0.025790188093853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91" calcext:value-type="float">
            <text:p>9591</text:p>
          </table:table-cell>
          <table:table-cell office:value-type="float" office:value="4325" calcext:value-type="float">
            <text:p>4325</text:p>
          </table:table-cell>
          <table:table-cell office:value-type="float" office:value="5.2915680000001" calcext:value-type="float">
            <text:p>5.2915680000001</text:p>
          </table:table-cell>
          <table:table-cell office:value-type="float" office:value="4522" calcext:value-type="float">
            <text:p>4522</text:p>
          </table:table-cell>
          <table:table-cell table:formula="of:=([.E1612]-[.C1612])/[.E1612]" office:value-type="float" office:value="0.0435647943387882" calcext:value-type="float">
            <text:p>0.043564794338788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92" calcext:value-type="float">
            <text:p>9592</text:p>
          </table:table-cell>
          <table:table-cell office:value-type="float" office:value="4346" calcext:value-type="float">
            <text:p>4346</text:p>
          </table:table-cell>
          <table:table-cell office:value-type="float" office:value="8.72333899999967" calcext:value-type="float">
            <text:p>8.72333899999967</text:p>
          </table:table-cell>
          <table:table-cell office:value-type="float" office:value="4366" calcext:value-type="float">
            <text:p>4366</text:p>
          </table:table-cell>
          <table:table-cell table:formula="of:=([.E1613]-[.C1613])/[.E1613]" office:value-type="float" office:value="0.00458085203847916" calcext:value-type="float">
            <text:p>0.004580852038479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93" calcext:value-type="float">
            <text:p>9593</text:p>
          </table:table-cell>
          <table:table-cell office:value-type="float" office:value="4801" calcext:value-type="float">
            <text:p>4801</text:p>
          </table:table-cell>
          <table:table-cell office:value-type="float" office:value="8.03379000000041" calcext:value-type="float">
            <text:p>8.03379000000041</text:p>
          </table:table-cell>
          <table:table-cell office:value-type="float" office:value="4994" calcext:value-type="float">
            <text:p>4994</text:p>
          </table:table-cell>
          <table:table-cell table:formula="of:=([.E1614]-[.C1614])/[.E1614]" office:value-type="float" office:value="0.0386463756507809" calcext:value-type="float">
            <text:p>0.038646375650781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94" calcext:value-type="float">
            <text:p>9594</text:p>
          </table:table-cell>
          <table:table-cell office:value-type="float" office:value="3695" calcext:value-type="float">
            <text:p>3695</text:p>
          </table:table-cell>
          <table:table-cell office:value-type="float" office:value="6.29878499999995" calcext:value-type="float">
            <text:p>6.29878499999995</text:p>
          </table:table-cell>
          <table:table-cell office:value-type="float" office:value="4215" calcext:value-type="float">
            <text:p>4215</text:p>
          </table:table-cell>
          <table:table-cell table:formula="of:=([.E1615]-[.C1615])/[.E1615]" office:value-type="float" office:value="0.123368920521945" calcext:value-type="float">
            <text:p>0.123368920521945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95" calcext:value-type="float">
            <text:p>9595</text:p>
          </table:table-cell>
          <table:table-cell office:value-type="float" office:value="3785" calcext:value-type="float">
            <text:p>3785</text:p>
          </table:table-cell>
          <table:table-cell office:value-type="float" office:value="2.95783399999982" calcext:value-type="float">
            <text:p>2.95783399999982</text:p>
          </table:table-cell>
          <table:table-cell office:value-type="float" office:value="4373" calcext:value-type="float">
            <text:p>4373</text:p>
          </table:table-cell>
          <table:table-cell table:formula="of:=([.E1616]-[.C1616])/[.E1616]" office:value-type="float" office:value="0.134461468099703" calcext:value-type="float">
            <text:p>0.134461468099703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96" calcext:value-type="float">
            <text:p>9596</text:p>
          </table:table-cell>
          <table:table-cell office:value-type="float" office:value="4233" calcext:value-type="float">
            <text:p>4233</text:p>
          </table:table-cell>
          <table:table-cell office:value-type="float" office:value="7.37722100000019" calcext:value-type="float">
            <text:p>7.37722100000019</text:p>
          </table:table-cell>
          <table:table-cell office:value-type="float" office:value="4244" calcext:value-type="float">
            <text:p>4244</text:p>
          </table:table-cell>
          <table:table-cell table:formula="of:=([.E1617]-[.C1617])/[.E1617]" office:value-type="float" office:value="0.00259189443920829" calcext:value-type="float">
            <text:p>0.002591894439208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97" calcext:value-type="float">
            <text:p>9597</text:p>
          </table:table-cell>
          <table:table-cell office:value-type="float" office:value="4773" calcext:value-type="float">
            <text:p>4773</text:p>
          </table:table-cell>
          <table:table-cell office:value-type="float" office:value="7.38504099999955" calcext:value-type="float">
            <text:p>7.38504099999955</text:p>
          </table:table-cell>
          <table:table-cell office:value-type="float" office:value="4864" calcext:value-type="float">
            <text:p>4864</text:p>
          </table:table-cell>
          <table:table-cell table:formula="of:=([.E1618]-[.C1618])/[.E1618]" office:value-type="float" office:value="0.0187088815789474" calcext:value-type="float">
            <text:p>0.018708881578947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98" calcext:value-type="float">
            <text:p>9598</text:p>
          </table:table-cell>
          <table:table-cell office:value-type="float" office:value="4749" calcext:value-type="float">
            <text:p>4749</text:p>
          </table:table-cell>
          <table:table-cell office:value-type="float" office:value="8.56310400000029" calcext:value-type="float">
            <text:p>8.56310400000029</text:p>
          </table:table-cell>
          <table:table-cell office:value-type="float" office:value="4814" calcext:value-type="float">
            <text:p>4814</text:p>
          </table:table-cell>
          <table:table-cell table:formula="of:=([.E1619]-[.C1619])/[.E1619]" office:value-type="float" office:value="0.0135022850020773" calcext:value-type="float">
            <text:p>0.013502285002077</text:p>
          </table:table-cell>
          <table:table-cell table:number-columns-repeated="1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99" calcext:value-type="float">
            <text:p>9599</text:p>
          </table:table-cell>
          <table:table-cell office:value-type="float" office:value="3603" calcext:value-type="float">
            <text:p>3603</text:p>
          </table:table-cell>
          <table:table-cell office:value-type="float" office:value="5.51517599999988" calcext:value-type="float">
            <text:p>5.51517599999988</text:p>
          </table:table-cell>
          <table:table-cell office:value-type="float" office:value="3884" calcext:value-type="float">
            <text:p>3884</text:p>
          </table:table-cell>
          <table:table-cell table:formula="of:=([.E1620]-[.C1620])/[.E1620]" office:value-type="float" office:value="0.0723480947476828" calcext:value-type="float">
            <text:p>0.072348094747683</text:p>
          </table:table-cell>
          <table:table-cell table:number-columns-repeated="1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2:19:54.95978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16:27:29.033936000</dc:date>
    <meta:editing-duration>PT2H25M7S</meta:editing-duration>
    <meta:editing-cycles>3</meta:editing-cycles>
    <meta:generator>LibreOffice/6.1.3.2$MacOSX_X86_64 LibreOffice_project/86daf60bf00efa86ad547e59e09d6bb77c699acb</meta:generator>
    <meta:document-statistic meta:table-count="1" meta:cell-count="1727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82cm" svg:height="9cm" xlink:href=".." xlink:type="simple" chart:class="chart:bar" chart:style-name="ch1">
        <chart:title svg:x="7.036cm" svg:y="0.315cm" chart:style-name="ch2">
          <text:p>Relativní chyba pro jednotlivé instance</text:p>
        </chart:title>
        <chart:plot-area chart:style-name="ch3" table:cell-range-address="'output-gene'.A2:'output-gene'.A51 'output-gene'.E2:'output-gene'.E51" chart:data-source-has-labels="column" svg:x="1.447cm" svg:y="1.284cm" svg:width="20.586cm" svg:height="6.568cm">
          <chartooo:coordinate-region svg:x="2.389cm" svg:y="1.284cm" svg:width="19.644cm" svg:height="5.292cm"/>
          <chart:axis chart:dimension="x" chart:name="primary-x" chart:style-name="ch4" chartooo:axis-type="auto">
            <chartooo:date-scale/>
            <chart:title svg:x="10.814cm" svg:y="8.033cm" chart:style-name="ch5">
              <text:p>ID problému</text:p>
            </chart:title>
            <chart:categories table:cell-range-address="'output-gene'.A2:'output-gene'.A51"/>
          </chart:axis>
          <chart:axis chart:dimension="y" chart:name="primary-y" chart:style-name="ch6">
            <chart:title svg:x="0.451cm" svg:y="5.372cm" chart:style-name="ch7">
              <text:p>Rel. chyba</text:p>
            </chart:title>
            <chart:grid chart:style-name="ch8" chart:class="major"/>
          </chart:axis>
          <chart:series chart:style-name="ch9" chart:values-cell-range-address="'output-gene'.E2:'output-gene'.E5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9550">
                <text:p>9550</text:p>
                <draw:g>
                  <svg:desc>'output-gene'.A2:'output-gene'.A51</svg:desc>
                </draw:g>
              </table:table-cell>
              <table:table-cell office:value-type="float" office:value="0.0312192723697148">
                <text:p>0.0312192723697148</text:p>
                <draw:g>
                  <svg:desc>'output-gene'.E2:'output-gene'.E51</svg:desc>
                </draw:g>
              </table:table-cell>
            </table:table-row>
            <table:table-row>
              <table:table-cell office:value-type="float" office:value="9551">
                <text:p>9551</text:p>
              </table:table-cell>
              <table:table-cell office:value-type="float" office:value="0.116524472384374">
                <text:p>0.116524472384374</text:p>
              </table:table-cell>
            </table:table-row>
            <table:table-row>
              <table:table-cell office:value-type="float" office:value="9552">
                <text:p>9552</text:p>
              </table:table-cell>
              <table:table-cell office:value-type="float" office:value="0.166633485964563">
                <text:p>0.166633485964563</text:p>
              </table:table-cell>
            </table:table-row>
            <table:table-row>
              <table:table-cell office:value-type="float" office:value="9553">
                <text:p>9553</text:p>
              </table:table-cell>
              <table:table-cell office:value-type="float" office:value="0.0761232825844783">
                <text:p>0.0761232825844783</text:p>
              </table:table-cell>
            </table:table-row>
            <table:table-row>
              <table:table-cell office:value-type="float" office:value="9554">
                <text:p>9554</text:p>
              </table:table-cell>
              <table:table-cell office:value-type="float" office:value="0.135935935935936">
                <text:p>0.135935935935936</text:p>
              </table:table-cell>
            </table:table-row>
            <table:table-row>
              <table:table-cell office:value-type="float" office:value="9555">
                <text:p>9555</text:p>
              </table:table-cell>
              <table:table-cell office:value-type="float" office:value="0.0652474426320155">
                <text:p>0.0652474426320155</text:p>
              </table:table-cell>
            </table:table-row>
            <table:table-row>
              <table:table-cell office:value-type="float" office:value="9556">
                <text:p>9556</text:p>
              </table:table-cell>
              <table:table-cell office:value-type="float" office:value="0.0847012475377544">
                <text:p>0.0847012475377544</text:p>
              </table:table-cell>
            </table:table-row>
            <table:table-row>
              <table:table-cell office:value-type="float" office:value="9557">
                <text:p>9557</text:p>
              </table:table-cell>
              <table:table-cell office:value-type="float" office:value="0.0834763948497854">
                <text:p>0.0834763948497854</text:p>
              </table:table-cell>
            </table:table-row>
            <table:table-row>
              <table:table-cell office:value-type="float" office:value="9558">
                <text:p>9558</text:p>
              </table:table-cell>
              <table:table-cell office:value-type="float" office:value="0.0280962013935716">
                <text:p>0.0280962013935716</text:p>
              </table:table-cell>
            </table:table-row>
            <table:table-row>
              <table:table-cell office:value-type="float" office:value="9559">
                <text:p>9559</text:p>
              </table:table-cell>
              <table:table-cell office:value-type="float" office:value="0.0304743180142541">
                <text:p>0.0304743180142541</text:p>
              </table:table-cell>
            </table:table-row>
            <table:table-row>
              <table:table-cell office:value-type="float" office:value="9560">
                <text:p>9560</text:p>
              </table:table-cell>
              <table:table-cell office:value-type="float" office:value="0.15892740353172">
                <text:p>0.15892740353172</text:p>
              </table:table-cell>
            </table:table-row>
            <table:table-row>
              <table:table-cell office:value-type="float" office:value="9561">
                <text:p>9561</text:p>
              </table:table-cell>
              <table:table-cell office:value-type="float" office:value="0.0264084507042253">
                <text:p>0.0264084507042253</text:p>
              </table:table-cell>
            </table:table-row>
            <table:table-row>
              <table:table-cell office:value-type="float" office:value="9562">
                <text:p>9562</text:p>
              </table:table-cell>
              <table:table-cell office:value-type="float" office:value="0.0113074204946996">
                <text:p>0.0113074204946996</text:p>
              </table:table-cell>
            </table:table-row>
            <table:table-row>
              <table:table-cell office:value-type="float" office:value="9563">
                <text:p>9563</text:p>
              </table:table-cell>
              <table:table-cell office:value-type="float" office:value="0.0752459452273332">
                <text:p>0.0752459452273332</text:p>
              </table:table-cell>
            </table:table-row>
            <table:table-row>
              <table:table-cell office:value-type="float" office:value="9564">
                <text:p>9564</text:p>
              </table:table-cell>
              <table:table-cell office:value-type="float" office:value="0.0491609548570078">
                <text:p>0.0491609548570078</text:p>
              </table:table-cell>
            </table:table-row>
            <table:table-row>
              <table:table-cell office:value-type="float" office:value="9565">
                <text:p>9565</text:p>
              </table:table-cell>
              <table:table-cell office:value-type="float" office:value="0.0300687285223368">
                <text:p>0.0300687285223368</text:p>
              </table:table-cell>
            </table:table-row>
            <table:table-row>
              <table:table-cell office:value-type="float" office:value="9566">
                <text:p>9566</text:p>
              </table:table-cell>
              <table:table-cell office:value-type="float" office:value="0.195078388569161">
                <text:p>0.195078388569161</text:p>
              </table:table-cell>
            </table:table-row>
            <table:table-row>
              <table:table-cell office:value-type="float" office:value="9567">
                <text:p>9567</text:p>
              </table:table-cell>
              <table:table-cell office:value-type="float" office:value="0.0233722871452421">
                <text:p>0.0233722871452421</text:p>
              </table:table-cell>
            </table:table-row>
            <table:table-row>
              <table:table-cell office:value-type="float" office:value="9568">
                <text:p>9568</text:p>
              </table:table-cell>
              <table:table-cell office:value-type="float" office:value="0.103730092204526">
                <text:p>0.103730092204526</text:p>
              </table:table-cell>
            </table:table-row>
            <table:table-row>
              <table:table-cell office:value-type="float" office:value="9569">
                <text:p>9569</text:p>
              </table:table-cell>
              <table:table-cell office:value-type="float" office:value="0.161860049183993">
                <text:p>0.161860049183993</text:p>
              </table:table-cell>
            </table:table-row>
            <table:table-row>
              <table:table-cell office:value-type="float" office:value="9570">
                <text:p>9570</text:p>
              </table:table-cell>
              <table:table-cell office:value-type="float" office:value="0.0611743692788569">
                <text:p>0.0611743692788569</text:p>
              </table:table-cell>
            </table:table-row>
            <table:table-row>
              <table:table-cell office:value-type="float" office:value="9571">
                <text:p>9571</text:p>
              </table:table-cell>
              <table:table-cell office:value-type="float" office:value="0.050336348874971">
                <text:p>0.050336348874971</text:p>
              </table:table-cell>
            </table:table-row>
            <table:table-row>
              <table:table-cell office:value-type="float" office:value="9572">
                <text:p>9572</text:p>
              </table:table-cell>
              <table:table-cell office:value-type="float" office:value="0.134809294169224">
                <text:p>0.134809294169224</text:p>
              </table:table-cell>
            </table:table-row>
            <table:table-row>
              <table:table-cell office:value-type="float" office:value="9573">
                <text:p>9573</text:p>
              </table:table-cell>
              <table:table-cell office:value-type="float" office:value="0.0753482482059941">
                <text:p>0.0753482482059941</text:p>
              </table:table-cell>
            </table:table-row>
            <table:table-row>
              <table:table-cell office:value-type="float" office:value="9574">
                <text:p>9574</text:p>
              </table:table-cell>
              <table:table-cell office:value-type="float" office:value="0.117309269893355">
                <text:p>0.117309269893355</text:p>
              </table:table-cell>
            </table:table-row>
            <table:table-row>
              <table:table-cell office:value-type="float" office:value="9575">
                <text:p>9575</text:p>
              </table:table-cell>
              <table:table-cell office:value-type="float" office:value="0.0551274451689389">
                <text:p>0.0551274451689389</text:p>
              </table:table-cell>
            </table:table-row>
            <table:table-row>
              <table:table-cell office:value-type="float" office:value="9576">
                <text:p>9576</text:p>
              </table:table-cell>
              <table:table-cell office:value-type="float" office:value="0.132332609125025">
                <text:p>0.132332609125025</text:p>
              </table:table-cell>
            </table:table-row>
            <table:table-row>
              <table:table-cell office:value-type="float" office:value="9577">
                <text:p>9577</text:p>
              </table:table-cell>
              <table:table-cell office:value-type="float" office:value="0.103080082135524">
                <text:p>0.103080082135524</text:p>
              </table:table-cell>
            </table:table-row>
            <table:table-row>
              <table:table-cell office:value-type="float" office:value="9578">
                <text:p>9578</text:p>
              </table:table-cell>
              <table:table-cell office:value-type="float" office:value="0.135512232415902">
                <text:p>0.135512232415902</text:p>
              </table:table-cell>
            </table:table-row>
            <table:table-row>
              <table:table-cell office:value-type="float" office:value="9579">
                <text:p>9579</text:p>
              </table:table-cell>
              <table:table-cell office:value-type="float" office:value="0.0462010072257499">
                <text:p>0.0462010072257499</text:p>
              </table:table-cell>
            </table:table-row>
            <table:table-row>
              <table:table-cell office:value-type="float" office:value="9580">
                <text:p>9580</text:p>
              </table:table-cell>
              <table:table-cell office:value-type="float" office:value="0.0492973455275485">
                <text:p>0.0492973455275485</text:p>
              </table:table-cell>
            </table:table-row>
            <table:table-row>
              <table:table-cell office:value-type="float" office:value="9581">
                <text:p>9581</text:p>
              </table:table-cell>
              <table:table-cell office:value-type="float" office:value="0.0242510699001427">
                <text:p>0.0242510699001427</text:p>
              </table:table-cell>
            </table:table-row>
            <table:table-row>
              <table:table-cell office:value-type="float" office:value="9582">
                <text:p>9582</text:p>
              </table:table-cell>
              <table:table-cell office:value-type="float" office:value="0.0222091194968553">
                <text:p>0.0222091194968553</text:p>
              </table:table-cell>
            </table:table-row>
            <table:table-row>
              <table:table-cell office:value-type="float" office:value="9583">
                <text:p>9583</text:p>
              </table:table-cell>
              <table:table-cell office:value-type="float" office:value="0.0873091603053435">
                <text:p>0.0873091603053435</text:p>
              </table:table-cell>
            </table:table-row>
            <table:table-row>
              <table:table-cell office:value-type="float" office:value="9584">
                <text:p>9584</text:p>
              </table:table-cell>
              <table:table-cell office:value-type="float" office:value="0.161036468330134">
                <text:p>0.161036468330134</text:p>
              </table:table-cell>
            </table:table-row>
            <table:table-row>
              <table:table-cell office:value-type="float" office:value="9585">
                <text:p>9585</text:p>
              </table:table-cell>
              <table:table-cell office:value-type="float" office:value="0.0336404542532676">
                <text:p>0.0336404542532676</text:p>
              </table:table-cell>
            </table:table-row>
            <table:table-row>
              <table:table-cell office:value-type="float" office:value="9586">
                <text:p>9586</text:p>
              </table:table-cell>
              <table:table-cell office:value-type="float" office:value="0.14531914893617">
                <text:p>0.14531914893617</text:p>
              </table:table-cell>
            </table:table-row>
            <table:table-row>
              <table:table-cell office:value-type="float" office:value="9587">
                <text:p>9587</text:p>
              </table:table-cell>
              <table:table-cell office:value-type="float" office:value="0.0372793971842157">
                <text:p>0.0372793971842157</text:p>
              </table:table-cell>
            </table:table-row>
            <table:table-row>
              <table:table-cell office:value-type="float" office:value="9588">
                <text:p>9588</text:p>
              </table:table-cell>
              <table:table-cell office:value-type="float" office:value="0.0609781477627471">
                <text:p>0.0609781477627471</text:p>
              </table:table-cell>
            </table:table-row>
            <table:table-row>
              <table:table-cell office:value-type="float" office:value="9589">
                <text:p>9589</text:p>
              </table:table-cell>
              <table:table-cell office:value-type="float" office:value="0.135240572171651">
                <text:p>0.135240572171651</text:p>
              </table:table-cell>
            </table:table-row>
            <table:table-row>
              <table:table-cell office:value-type="float" office:value="9590">
                <text:p>9590</text:p>
              </table:table-cell>
              <table:table-cell office:value-type="float" office:value="0.071747139809967">
                <text:p>0.071747139809967</text:p>
              </table:table-cell>
            </table:table-row>
            <table:table-row>
              <table:table-cell office:value-type="float" office:value="9591">
                <text:p>9591</text:p>
              </table:table-cell>
              <table:table-cell office:value-type="float" office:value="0.153914197257851">
                <text:p>0.153914197257851</text:p>
              </table:table-cell>
            </table:table-row>
            <table:table-row>
              <table:table-cell office:value-type="float" office:value="9592">
                <text:p>9592</text:p>
              </table:table-cell>
              <table:table-cell office:value-type="float" office:value="0.146129180027485">
                <text:p>0.146129180027485</text:p>
              </table:table-cell>
            </table:table-row>
            <table:table-row>
              <table:table-cell office:value-type="float" office:value="9593">
                <text:p>9593</text:p>
              </table:table-cell>
              <table:table-cell office:value-type="float" office:value="0.05226271525831">
                <text:p>0.05226271525831</text:p>
              </table:table-cell>
            </table:table-row>
            <table:table-row>
              <table:table-cell office:value-type="float" office:value="9594">
                <text:p>9594</text:p>
              </table:table-cell>
              <table:table-cell office:value-type="float" office:value="0.10344009489917">
                <text:p>0.10344009489917</text:p>
              </table:table-cell>
            </table:table-row>
            <table:table-row>
              <table:table-cell office:value-type="float" office:value="9595">
                <text:p>9595</text:p>
              </table:table-cell>
              <table:table-cell office:value-type="float" office:value="0.133089412302767">
                <text:p>0.133089412302767</text:p>
              </table:table-cell>
            </table:table-row>
            <table:table-row>
              <table:table-cell office:value-type="float" office:value="9596">
                <text:p>9596</text:p>
              </table:table-cell>
              <table:table-cell office:value-type="float" office:value="0.114750235626767">
                <text:p>0.114750235626767</text:p>
              </table:table-cell>
            </table:table-row>
            <table:table-row>
              <table:table-cell office:value-type="float" office:value="9597">
                <text:p>9597</text:p>
              </table:table-cell>
              <table:table-cell office:value-type="float" office:value="0.0604440789473684">
                <text:p>0.0604440789473684</text:p>
              </table:table-cell>
            </table:table-row>
            <table:table-row>
              <table:table-cell office:value-type="float" office:value="9598">
                <text:p>9598</text:p>
              </table:table-cell>
              <table:table-cell office:value-type="float" office:value="0.0475695886996261">
                <text:p>0.0475695886996261</text:p>
              </table:table-cell>
            </table:table-row>
            <table:table-row>
              <table:table-cell office:value-type="float" office:value="9599">
                <text:p>9599</text:p>
              </table:table-cell>
              <table:table-cell office:value-type="float" office:value="0.0355303810504634">
                <text:p>0.0355303810504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16cm" svg:height="9.004cm" xlink:href=".." xlink:type="simple" chart:class="chart:line" chart:style-name="ch1">
        <chart:title svg:x="5.761cm" svg:y="0.315cm" chart:style-name="ch2">
          <text:p>Průměrná relativní zdatnost generací vůči optimu</text:p>
        </chart:title>
        <chart:plot-area chart:style-name="ch3" table:cell-range-address="'output-gene'.B56:'output-gene'.EU56 'output-gene'.B110:'output-gene'.EU110" chart:data-source-has-labels="row" svg:x="1.44cm" svg:y="1.284cm" svg:width="20.234cm" svg:height="6.572cm">
          <chartooo:coordinate-region svg:x="2.382cm" svg:y="1.409cm" svg:width="19.292cm" svg:height="5.438cm"/>
          <chart:axis chart:dimension="x" chart:name="primary-x" chart:style-name="ch4" chartooo:axis-type="auto">
            <chartooo:date-scale/>
            <chart:title svg:x="10.798cm" svg:y="8.037cm" chart:style-name="ch5">
              <text:p>Generace</text:p>
            </chart:title>
            <chart:categories table:cell-range-address="'output-gene'.B56:'output-gene'.EU56"/>
          </chart:axis>
          <chart:axis chart:dimension="y" chart:name="primary-y" chart:style-name="ch4">
            <chart:title svg:x="0.451cm" svg:y="5.886cm" chart:style-name="ch6">
              <text:p>Relativní zdatnost</text:p>
            </chart:title>
            <chart:grid chart:style-name="ch7" chart:class="major"/>
          </chart:axis>
          <chart:series chart:style-name="ch8" chart:values-cell-range-address="'output-gene'.B110:'output-gene'.EU110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output-gene'.B56:'output-gene'.EU5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Row 110</text:p>
                <draw:g>
                  <svg:desc/>
                </draw:g>
              </table:table-cell>
              <table:table-cell office:value-type="float" office:value="0.853229811663372">
                <text:p>0.853229811663372</text:p>
                <draw:g>
                  <svg:desc>'output-gene'.B110:'output-gene'.EU110</svg:desc>
                </draw:g>
              </table:table-cell>
              <table:table-cell office:value-type="float" office:value="0.853229811663372">
                <text:p>0.853229811663372</text:p>
              </table:table-cell>
              <table:table-cell office:value-type="float" office:value="0.853229811663372">
                <text:p>0.853229811663372</text:p>
              </table:table-cell>
              <table:table-cell office:value-type="float" office:value="0.853720992730575">
                <text:p>0.853720992730575</text:p>
              </table:table-cell>
              <table:table-cell office:value-type="float" office:value="0.853975347167954">
                <text:p>0.853975347167954</text:p>
              </table:table-cell>
              <table:table-cell office:value-type="float" office:value="0.854368292021716">
                <text:p>0.854368292021716</text:p>
              </table:table-cell>
              <table:table-cell office:value-type="float" office:value="0.854971105149646">
                <text:p>0.854971105149646</text:p>
              </table:table-cell>
              <table:table-cell office:value-type="float" office:value="0.855427045526674">
                <text:p>0.855427045526674</text:p>
              </table:table-cell>
              <table:table-cell office:value-type="float" office:value="0.856310067359809">
                <text:p>0.856310067359809</text:p>
              </table:table-cell>
              <table:table-cell office:value-type="float" office:value="0.858073930490548">
                <text:p>0.858073930490548</text:p>
              </table:table-cell>
              <table:table-cell office:value-type="float" office:value="0.85854200628347">
                <text:p>0.85854200628347</text:p>
              </table:table-cell>
              <table:table-cell office:value-type="float" office:value="0.859833598842689">
                <text:p>0.859833598842689</text:p>
              </table:table-cell>
              <table:table-cell office:value-type="float" office:value="0.861678058358721">
                <text:p>0.861678058358721</text:p>
              </table:table-cell>
              <table:table-cell office:value-type="float" office:value="0.864445833736183">
                <text:p>0.864445833736183</text:p>
              </table:table-cell>
              <table:table-cell office:value-type="float" office:value="0.867158923108878">
                <text:p>0.867158923108878</text:p>
              </table:table-cell>
              <table:table-cell office:value-type="float" office:value="0.870120403957359">
                <text:p>0.870120403957359</text:p>
              </table:table-cell>
              <table:table-cell office:value-type="float" office:value="0.87336782353271">
                <text:p>0.87336782353271</text:p>
              </table:table-cell>
              <table:table-cell office:value-type="float" office:value="0.876180116246987">
                <text:p>0.876180116246987</text:p>
              </table:table-cell>
              <table:table-cell office:value-type="float" office:value="0.877934969544794">
                <text:p>0.877934969544794</text:p>
              </table:table-cell>
              <table:table-cell office:value-type="float" office:value="0.880170150344727">
                <text:p>0.880170150344727</text:p>
              </table:table-cell>
              <table:table-cell office:value-type="float" office:value="0.882890198182965">
                <text:p>0.882890198182965</text:p>
              </table:table-cell>
              <table:table-cell office:value-type="float" office:value="0.885980142208069">
                <text:p>0.885980142208069</text:p>
              </table:table-cell>
              <table:table-cell office:value-type="float" office:value="0.887665885123235">
                <text:p>0.887665885123235</text:p>
              </table:table-cell>
              <table:table-cell office:value-type="float" office:value="0.890003359783565">
                <text:p>0.890003359783565</text:p>
              </table:table-cell>
              <table:table-cell office:value-type="float" office:value="0.892317359469589">
                <text:p>0.892317359469589</text:p>
              </table:table-cell>
              <table:table-cell office:value-type="float" office:value="0.894281297987319">
                <text:p>0.894281297987319</text:p>
              </table:table-cell>
              <table:table-cell office:value-type="float" office:value="0.896169221211118">
                <text:p>0.896169221211118</text:p>
              </table:table-cell>
              <table:table-cell office:value-type="float" office:value="0.898223956668228">
                <text:p>0.898223956668228</text:p>
              </table:table-cell>
              <table:table-cell office:value-type="float" office:value="0.900310961689885">
                <text:p>0.900310961689885</text:p>
              </table:table-cell>
              <table:table-cell office:value-type="float" office:value="0.902409689417174">
                <text:p>0.902409689417174</text:p>
              </table:table-cell>
              <table:table-cell office:value-type="float" office:value="0.903440887198768">
                <text:p>0.903440887198768</text:p>
              </table:table-cell>
              <table:table-cell office:value-type="float" office:value="0.905953000769965">
                <text:p>0.905953000769965</text:p>
              </table:table-cell>
              <table:table-cell office:value-type="float" office:value="0.908718446715539">
                <text:p>0.908718446715539</text:p>
              </table:table-cell>
              <table:table-cell office:value-type="float" office:value="0.908869940419023">
                <text:p>0.908869940419023</text:p>
              </table:table-cell>
              <table:table-cell office:value-type="float" office:value="0.91059147387776">
                <text:p>0.91059147387776</text:p>
              </table:table-cell>
              <table:table-cell office:value-type="float" office:value="0.911585941644841">
                <text:p>0.911585941644841</text:p>
              </table:table-cell>
              <table:table-cell office:value-type="float" office:value="0.912665663577148">
                <text:p>0.912665663577148</text:p>
              </table:table-cell>
              <table:table-cell office:value-type="float" office:value="0.915417408138188">
                <text:p>0.915417408138188</text:p>
              </table:table-cell>
              <table:table-cell office:value-type="float" office:value="0.916299915104969">
                <text:p>0.916299915104969</text:p>
              </table:table-cell>
              <table:table-cell office:value-type="float" office:value="0.917803812081776">
                <text:p>0.917803812081776</text:p>
              </table:table-cell>
              <table:table-cell office:value-type="float" office:value="0.91904420086306">
                <text:p>0.91904420086306</text:p>
              </table:table-cell>
              <table:table-cell office:value-type="float" office:value="0.91904420086306">
                <text:p>0.91904420086306</text:p>
              </table:table-cell>
              <table:table-cell office:value-type="float" office:value="0.919706981596589">
                <text:p>0.919706981596589</text:p>
              </table:table-cell>
              <table:table-cell office:value-type="float" office:value="0.920146368795632">
                <text:p>0.920146368795632</text:p>
              </table:table-cell>
              <table:table-cell office:value-type="float" office:value="0.920317601437576">
                <text:p>0.920317601437576</text:p>
              </table:table-cell>
              <table:table-cell office:value-type="float" office:value="0.920434591599766">
                <text:p>0.920434591599766</text:p>
              </table:table-cell>
              <table:table-cell office:value-type="float" office:value="0.920501447095264">
                <text:p>0.920501447095264</text:p>
              </table:table-cell>
              <table:table-cell office:value-type="float" office:value="0.920732518875008">
                <text:p>0.920732518875008</text:p>
              </table:table-cell>
              <table:table-cell office:value-type="float" office:value="0.920732518875008">
                <text:p>0.920732518875008</text:p>
              </table:table-cell>
              <table:table-cell office:value-type="float" office:value="0.921014114095701">
                <text:p>0.921014114095701</text:p>
              </table:table-cell>
              <table:table-cell office:value-type="float" office:value="0.921035385034281">
                <text:p>0.921035385034281</text:p>
              </table:table-cell>
              <table:table-cell office:value-type="float" office:value="0.921035385034281">
                <text:p>0.921035385034281</text:p>
              </table:table-cell>
              <table:table-cell office:value-type="float" office:value="0.921035385034281">
                <text:p>0.921035385034281</text:p>
              </table:table-cell>
              <table:table-cell office:value-type="float" office:value="0.921246819512117">
                <text:p>0.921246819512117</text:p>
              </table:table-cell>
              <table:table-cell office:value-type="float" office:value="0.921299996858567">
                <text:p>0.921299996858567</text:p>
              </table:table-cell>
              <table:table-cell office:value-type="float" office:value="0.921299996858567">
                <text:p>0.921299996858567</text:p>
              </table:table-cell>
              <table:table-cell office:value-type="float" office:value="0.921299996858567">
                <text:p>0.921299996858567</text:p>
              </table:table-cell>
              <table:table-cell office:value-type="float" office:value="0.921299996858567">
                <text:p>0.921299996858567</text:p>
              </table:table-cell>
              <table:table-cell office:value-type="float" office:value="0.921299996858567">
                <text:p>0.921299996858567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  <table:table-cell office:value-type="float" office:value="0.921414990224334">
                <text:p>0.921414990224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15cm" svg:height="9cm" xlink:href=".." xlink:type="simple" chart:class="chart:bar" chart:style-name="ch1">
        <chart:title svg:x="5.643cm" svg:y="0.315cm" chart:style-name="ch2">
          <text:p>Doba výpočtu v s pro jednotlivé instance problému</text:p>
        </chart:title>
        <chart:plot-area chart:style-name="ch3" table:cell-range-address="'output-gene'.A2:'output-gene'.A51 'output-gene'.C2:'output-gene'.C51" chart:data-source-has-labels="column" svg:x="1.442cm" svg:y="1.284cm" svg:width="20.329cm" svg:height="6.568cm">
          <chartooo:coordinate-region svg:x="1.947cm" svg:y="1.284cm" svg:width="19.824cm" svg:height="5.292cm"/>
          <chart:axis chart:dimension="x" chart:name="primary-x" chart:style-name="ch4" chartooo:axis-type="auto">
            <chartooo:date-scale/>
            <chart:title svg:x="10.68cm" svg:y="8.033cm" chart:style-name="ch5">
              <text:p>ID problému</text:p>
            </chart:title>
            <chart:categories table:cell-range-address="'output-gene'.A2:'output-gene'.A51"/>
          </chart:axis>
          <chart:axis chart:dimension="y" chart:name="primary-y" chart:style-name="ch6">
            <chart:title svg:x="0.451cm" svg:y="5.138cm" chart:style-name="ch7">
              <text:p>Čas (s)</text:p>
            </chart:title>
            <chart:grid chart:style-name="ch8" chart:class="major"/>
          </chart:axis>
          <chart:series chart:style-name="ch9" chart:values-cell-range-address="'output-gene'.C2:'output-gene'.C5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9550">
                <text:p>9550</text:p>
                <draw:g>
                  <svg:desc>'output-gene'.A2:'output-gene'.A51</svg:desc>
                </draw:g>
              </table:table-cell>
              <table:table-cell office:value-type="float" office:value="4.760751">
                <text:p>4.760751</text:p>
                <draw:g>
                  <svg:desc>'output-gene'.C2:'output-gene'.C51</svg:desc>
                </draw:g>
              </table:table-cell>
            </table:table-row>
            <table:table-row>
              <table:table-cell office:value-type="float" office:value="9551">
                <text:p>9551</text:p>
              </table:table-cell>
              <table:table-cell office:value-type="float" office:value="1.873607">
                <text:p>1.873607</text:p>
              </table:table-cell>
            </table:table-row>
            <table:table-row>
              <table:table-cell office:value-type="float" office:value="9552">
                <text:p>9552</text:p>
              </table:table-cell>
              <table:table-cell office:value-type="float" office:value="1.768894">
                <text:p>1.768894</text:p>
              </table:table-cell>
            </table:table-row>
            <table:table-row>
              <table:table-cell office:value-type="float" office:value="9553">
                <text:p>9553</text:p>
              </table:table-cell>
              <table:table-cell office:value-type="float" office:value="2.958198">
                <text:p>2.958198</text:p>
              </table:table-cell>
            </table:table-row>
            <table:table-row>
              <table:table-cell office:value-type="float" office:value="9554">
                <text:p>9554</text:p>
              </table:table-cell>
              <table:table-cell office:value-type="float" office:value="1.862701">
                <text:p>1.862701</text:p>
              </table:table-cell>
            </table:table-row>
            <table:table-row>
              <table:table-cell office:value-type="float" office:value="9555">
                <text:p>9555</text:p>
              </table:table-cell>
              <table:table-cell office:value-type="float" office:value="3.823959">
                <text:p>3.823959</text:p>
              </table:table-cell>
            </table:table-row>
            <table:table-row>
              <table:table-cell office:value-type="float" office:value="9556">
                <text:p>9556</text:p>
              </table:table-cell>
              <table:table-cell office:value-type="float" office:value="3.939416">
                <text:p>3.939416</text:p>
              </table:table-cell>
            </table:table-row>
            <table:table-row>
              <table:table-cell office:value-type="float" office:value="9557">
                <text:p>9557</text:p>
              </table:table-cell>
              <table:table-cell office:value-type="float" office:value="2.698779">
                <text:p>2.698779</text:p>
              </table:table-cell>
            </table:table-row>
            <table:table-row>
              <table:table-cell office:value-type="float" office:value="9558">
                <text:p>9558</text:p>
              </table:table-cell>
              <table:table-cell office:value-type="float" office:value="3.781726">
                <text:p>3.781726</text:p>
              </table:table-cell>
            </table:table-row>
            <table:table-row>
              <table:table-cell office:value-type="float" office:value="9559">
                <text:p>9559</text:p>
              </table:table-cell>
              <table:table-cell office:value-type="float" office:value="3.749653">
                <text:p>3.749653</text:p>
              </table:table-cell>
            </table:table-row>
            <table:table-row>
              <table:table-cell office:value-type="float" office:value="9560">
                <text:p>9560</text:p>
              </table:table-cell>
              <table:table-cell office:value-type="float" office:value="1.943349">
                <text:p>1.943349</text:p>
              </table:table-cell>
            </table:table-row>
            <table:table-row>
              <table:table-cell office:value-type="float" office:value="9561">
                <text:p>9561</text:p>
              </table:table-cell>
              <table:table-cell office:value-type="float" office:value="5.586754">
                <text:p>5.586754</text:p>
              </table:table-cell>
            </table:table-row>
            <table:table-row>
              <table:table-cell office:value-type="float" office:value="9562">
                <text:p>9562</text:p>
              </table:table-cell>
              <table:table-cell office:value-type="float" office:value="5.364725">
                <text:p>5.364725</text:p>
              </table:table-cell>
            </table:table-row>
            <table:table-row>
              <table:table-cell office:value-type="float" office:value="9563">
                <text:p>9563</text:p>
              </table:table-cell>
              <table:table-cell office:value-type="float" office:value="1.860672">
                <text:p>1.860672</text:p>
              </table:table-cell>
            </table:table-row>
            <table:table-row>
              <table:table-cell office:value-type="float" office:value="9564">
                <text:p>9564</text:p>
              </table:table-cell>
              <table:table-cell office:value-type="float" office:value="4.416153">
                <text:p>4.416153</text:p>
              </table:table-cell>
            </table:table-row>
            <table:table-row>
              <table:table-cell office:value-type="float" office:value="9565">
                <text:p>9565</text:p>
              </table:table-cell>
              <table:table-cell office:value-type="float" office:value="3.676163">
                <text:p>3.676163</text:p>
              </table:table-cell>
            </table:table-row>
            <table:table-row>
              <table:table-cell office:value-type="float" office:value="9566">
                <text:p>9566</text:p>
              </table:table-cell>
              <table:table-cell office:value-type="float" office:value="1.76023900000001">
                <text:p>1.76023900000001</text:p>
              </table:table-cell>
            </table:table-row>
            <table:table-row>
              <table:table-cell office:value-type="float" office:value="9567">
                <text:p>9567</text:p>
              </table:table-cell>
              <table:table-cell office:value-type="float" office:value="4.00250999999999">
                <text:p>4.00250999999999</text:p>
              </table:table-cell>
            </table:table-row>
            <table:table-row>
              <table:table-cell office:value-type="float" office:value="9568">
                <text:p>9568</text:p>
              </table:table-cell>
              <table:table-cell office:value-type="float" office:value="1.69085399999999">
                <text:p>1.69085399999999</text:p>
              </table:table-cell>
            </table:table-row>
            <table:table-row>
              <table:table-cell office:value-type="float" office:value="9569">
                <text:p>9569</text:p>
              </table:table-cell>
              <table:table-cell office:value-type="float" office:value="1.686915">
                <text:p>1.686915</text:p>
              </table:table-cell>
            </table:table-row>
            <table:table-row>
              <table:table-cell office:value-type="float" office:value="9570">
                <text:p>9570</text:p>
              </table:table-cell>
              <table:table-cell office:value-type="float" office:value="5.87373300000001">
                <text:p>5.87373300000001</text:p>
              </table:table-cell>
            </table:table-row>
            <table:table-row>
              <table:table-cell office:value-type="float" office:value="9571">
                <text:p>9571</text:p>
              </table:table-cell>
              <table:table-cell office:value-type="float" office:value="4.46355299999999">
                <text:p>4.46355299999999</text:p>
              </table:table-cell>
            </table:table-row>
            <table:table-row>
              <table:table-cell office:value-type="float" office:value="9572">
                <text:p>9572</text:p>
              </table:table-cell>
              <table:table-cell office:value-type="float" office:value="1.71438599999999">
                <text:p>1.71438599999999</text:p>
              </table:table-cell>
            </table:table-row>
            <table:table-row>
              <table:table-cell office:value-type="float" office:value="9573">
                <text:p>9573</text:p>
              </table:table-cell>
              <table:table-cell office:value-type="float" office:value="3.66981299999999">
                <text:p>3.66981299999999</text:p>
              </table:table-cell>
            </table:table-row>
            <table:table-row>
              <table:table-cell office:value-type="float" office:value="9574">
                <text:p>9574</text:p>
              </table:table-cell>
              <table:table-cell office:value-type="float" office:value="1.758681">
                <text:p>1.758681</text:p>
              </table:table-cell>
            </table:table-row>
            <table:table-row>
              <table:table-cell office:value-type="float" office:value="9575">
                <text:p>9575</text:p>
              </table:table-cell>
              <table:table-cell office:value-type="float" office:value="3.918272">
                <text:p>3.918272</text:p>
              </table:table-cell>
            </table:table-row>
            <table:table-row>
              <table:table-cell office:value-type="float" office:value="9576">
                <text:p>9576</text:p>
              </table:table-cell>
              <table:table-cell office:value-type="float" office:value="1.73597999999998">
                <text:p>1.73597999999998</text:p>
              </table:table-cell>
            </table:table-row>
            <table:table-row>
              <table:table-cell office:value-type="float" office:value="9577">
                <text:p>9577</text:p>
              </table:table-cell>
              <table:table-cell office:value-type="float" office:value="1.695677">
                <text:p>1.695677</text:p>
              </table:table-cell>
            </table:table-row>
            <table:table-row>
              <table:table-cell office:value-type="float" office:value="9578">
                <text:p>9578</text:p>
              </table:table-cell>
              <table:table-cell office:value-type="float" office:value="1.71697">
                <text:p>1.71697</text:p>
              </table:table-cell>
            </table:table-row>
            <table:table-row>
              <table:table-cell office:value-type="float" office:value="9579">
                <text:p>9579</text:p>
              </table:table-cell>
              <table:table-cell office:value-type="float" office:value="5.13964000000001">
                <text:p>5.13964000000001</text:p>
              </table:table-cell>
            </table:table-row>
            <table:table-row>
              <table:table-cell office:value-type="float" office:value="9580">
                <text:p>9580</text:p>
              </table:table-cell>
              <table:table-cell office:value-type="float" office:value="4.21107300000001">
                <text:p>4.21107300000001</text:p>
              </table:table-cell>
            </table:table-row>
            <table:table-row>
              <table:table-cell office:value-type="float" office:value="9581">
                <text:p>9581</text:p>
              </table:table-cell>
              <table:table-cell office:value-type="float" office:value="5.17261499999999">
                <text:p>5.17261499999999</text:p>
              </table:table-cell>
            </table:table-row>
            <table:table-row>
              <table:table-cell office:value-type="float" office:value="9582">
                <text:p>9582</text:p>
              </table:table-cell>
              <table:table-cell office:value-type="float" office:value="2.75509299999999">
                <text:p>2.75509299999999</text:p>
              </table:table-cell>
            </table:table-row>
            <table:table-row>
              <table:table-cell office:value-type="float" office:value="9583">
                <text:p>9583</text:p>
              </table:table-cell>
              <table:table-cell office:value-type="float" office:value="4.29447700000002">
                <text:p>4.29447700000002</text:p>
              </table:table-cell>
            </table:table-row>
            <table:table-row>
              <table:table-cell office:value-type="float" office:value="9584">
                <text:p>9584</text:p>
              </table:table-cell>
              <table:table-cell office:value-type="float" office:value="1.711974">
                <text:p>1.711974</text:p>
              </table:table-cell>
            </table:table-row>
            <table:table-row>
              <table:table-cell office:value-type="float" office:value="9585">
                <text:p>9585</text:p>
              </table:table-cell>
              <table:table-cell office:value-type="float" office:value="3.465834">
                <text:p>3.465834</text:p>
              </table:table-cell>
            </table:table-row>
            <table:table-row>
              <table:table-cell office:value-type="float" office:value="9586">
                <text:p>9586</text:p>
              </table:table-cell>
              <table:table-cell office:value-type="float" office:value="1.77644599999999">
                <text:p>1.77644599999999</text:p>
              </table:table-cell>
            </table:table-row>
            <table:table-row>
              <table:table-cell office:value-type="float" office:value="9587">
                <text:p>9587</text:p>
              </table:table-cell>
              <table:table-cell office:value-type="float" office:value="3.287986">
                <text:p>3.287986</text:p>
              </table:table-cell>
            </table:table-row>
            <table:table-row>
              <table:table-cell office:value-type="float" office:value="9588">
                <text:p>9588</text:p>
              </table:table-cell>
              <table:table-cell office:value-type="float" office:value="3.507546">
                <text:p>3.507546</text:p>
              </table:table-cell>
            </table:table-row>
            <table:table-row>
              <table:table-cell office:value-type="float" office:value="9589">
                <text:p>9589</text:p>
              </table:table-cell>
              <table:table-cell office:value-type="float" office:value="2.82248300000001">
                <text:p>2.82248300000001</text:p>
              </table:table-cell>
            </table:table-row>
            <table:table-row>
              <table:table-cell office:value-type="float" office:value="9590">
                <text:p>9590</text:p>
              </table:table-cell>
              <table:table-cell office:value-type="float" office:value="3.655619">
                <text:p>3.655619</text:p>
              </table:table-cell>
            </table:table-row>
            <table:table-row>
              <table:table-cell office:value-type="float" office:value="9591">
                <text:p>9591</text:p>
              </table:table-cell>
              <table:table-cell office:value-type="float" office:value="1.745217">
                <text:p>1.745217</text:p>
              </table:table-cell>
            </table:table-row>
            <table:table-row>
              <table:table-cell office:value-type="float" office:value="9592">
                <text:p>9592</text:p>
              </table:table-cell>
              <table:table-cell office:value-type="float" office:value="1.717176">
                <text:p>1.717176</text:p>
              </table:table-cell>
            </table:table-row>
            <table:table-row>
              <table:table-cell office:value-type="float" office:value="9593">
                <text:p>9593</text:p>
              </table:table-cell>
              <table:table-cell office:value-type="float" office:value="4.51859900000002">
                <text:p>4.51859900000002</text:p>
              </table:table-cell>
            </table:table-row>
            <table:table-row>
              <table:table-cell office:value-type="float" office:value="9594">
                <text:p>9594</text:p>
              </table:table-cell>
              <table:table-cell office:value-type="float" office:value="3.30833300000003">
                <text:p>3.30833300000003</text:p>
              </table:table-cell>
            </table:table-row>
            <table:table-row>
              <table:table-cell office:value-type="float" office:value="9595">
                <text:p>9595</text:p>
              </table:table-cell>
              <table:table-cell office:value-type="float" office:value="1.80097199999997">
                <text:p>1.80097199999997</text:p>
              </table:table-cell>
            </table:table-row>
            <table:table-row>
              <table:table-cell office:value-type="float" office:value="9596">
                <text:p>9596</text:p>
              </table:table-cell>
              <table:table-cell office:value-type="float" office:value="1.76872599999999">
                <text:p>1.76872599999999</text:p>
              </table:table-cell>
            </table:table-row>
            <table:table-row>
              <table:table-cell office:value-type="float" office:value="9597">
                <text:p>9597</text:p>
              </table:table-cell>
              <table:table-cell office:value-type="float" office:value="5.003716">
                <text:p>5.003716</text:p>
              </table:table-cell>
            </table:table-row>
            <table:table-row>
              <table:table-cell office:value-type="float" office:value="9598">
                <text:p>9598</text:p>
              </table:table-cell>
              <table:table-cell office:value-type="float" office:value="4.30827300000001">
                <text:p>4.30827300000001</text:p>
              </table:table-cell>
            </table:table-row>
            <table:table-row>
              <table:table-cell office:value-type="float" office:value="9599">
                <text:p>9599</text:p>
              </table:table-cell>
              <table:table-cell office:value-type="float" office:value="4.27658600000001">
                <text:p>4.276586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51cm" svg:height="12.094cm" xlink:href=".." xlink:type="simple" chart:class="chart:bar" chart:style-name="ch1">
        <chart:title svg:x="7.129cm" svg:y="0.376cm" chart:style-name="ch2">
          <text:p>Průmerná relativní chyba</text:p>
        </chart:title>
        <chart:subtitle svg:x="6.44cm" svg:y="1.407cm" chart:style-name="ch3">
          <text:p>v závislosti na pravděpodobnosti křízení</text:p>
        </chart:subtitle>
        <chart:plot-area chart:style-name="ch4" table:cell-range-address="'output-gene'.H114:'output-gene'.I124" chart:data-source-has-labels="both" svg:x="1.393cm" svg:y="2.303cm" svg:width="17.963cm" svg:height="8.582cm">
          <chartooo:coordinate-region svg:x="2.335cm" svg:y="2.494cm" svg:width="17.021cm" svg:height="7.762cm"/>
          <chart:axis chart:dimension="x" chart:name="primary-x" chart:style-name="ch5" chartooo:axis-type="auto">
            <chartooo:date-scale/>
            <chart:title svg:x="9.448cm" svg:y="11.127cm" chart:style-name="ch6">
              <text:p>P(křížení) %</text:p>
            </chart:title>
            <chart:categories table:cell-range-address="'output-gene'.H115:'output-gene'.H124"/>
          </chart:axis>
          <chart:axis chart:dimension="y" chart:name="primary-y" chart:style-name="ch7">
            <chart:title svg:x="0.451cm" svg:y="8.088cm" chart:style-name="ch8">
              <text:p>Průměrná rel. chyba</text:p>
            </chart:title>
            <chart:grid chart:style-name="ch9" chart:class="major"/>
          </chart:axis>
          <chart:series chart:style-name="ch10" chart:values-cell-range-address="'output-gene'.I115:'output-gene'.I124" chart:label-cell-address="'output-gene'.I114:'output-gene'.I11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. chyba</text:p>
                <draw:g>
                  <svg:desc>'output-gene'.I114:'output-gene'.I11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output-gene'.H115:'output-gene'.H124</svg:desc>
                </draw:g>
              </table:table-cell>
              <table:table-cell office:value-type="float" office:value="0.13736771314692">
                <text:p>0.13736771314692</text:p>
                <draw:g>
                  <svg:desc>'output-gene'.I115:'output-gene'.I12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23841501090908">
                <text:p>0.09238415010909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07730296168829">
                <text:p>0.1077302961688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878522599127195">
                <text:p>0.08785225991271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920962400923771">
                <text:p>0.09209624009237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97796380082163">
                <text:p>0.0977963800821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770911083110362">
                <text:p>0.07709110831103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941148558884454">
                <text:p>0.094114855888445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850231584015923">
                <text:p>0.08502315840159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811109397841082">
                <text:p>0.08111093978410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93cm" svg:height="11.977cm" xlink:href=".." xlink:type="simple" chart:class="chart:bar" chart:style-name="ch1">
        <chart:title svg:x="9.237cm" svg:y="0.374cm" chart:style-name="ch2">
          <text:p>Čas výpočtu</text:p>
        </chart:title>
        <chart:subtitle svg:x="7.267cm" svg:y="1.403cm" chart:style-name="ch3">
          <text:p>v závislosti na pravědpodobnisti křížení</text:p>
        </chart:subtitle>
        <chart:legend chart:legend-position="end" svg:x="18.577cm" svg:y="5.698cm" style:legend-expansion="high" chart:style-name="ch4"/>
        <chart:plot-area chart:style-name="ch5" table:cell-range-address="'output-gene'.H114:'output-gene'.H124 'output-gene'.J114:'output-gene'.J124" chart:data-source-has-labels="both" svg:x="1.423cm" svg:y="2.297cm" svg:width="16.729cm" svg:height="8.473cm">
          <chartooo:coordinate-region svg:x="2.164cm" svg:y="2.487cm" svg:width="15.988cm" svg:height="7.654cm"/>
          <chart:axis chart:dimension="x" chart:name="primary-x" chart:style-name="ch6" chartooo:axis-type="auto">
            <chartooo:date-scale/>
            <chart:title svg:x="8.861cm" svg:y="11.01cm" chart:style-name="ch7">
              <text:p>P(křížení) %</text:p>
            </chart:title>
            <chart:categories table:cell-range-address="'output-gene'.H115:'output-gene'.H124"/>
          </chart:axis>
          <chart:axis chart:dimension="y" chart:name="primary-y" chart:style-name="ch8">
            <chart:title svg:x="0.451cm" svg:y="7.459cm" chart:style-name="ch9">
              <text:p>Čas výpočtu</text:p>
            </chart:title>
            <chart:grid chart:style-name="ch10" chart:class="major"/>
          </chart:axis>
          <chart:series chart:style-name="ch11" chart:values-cell-range-address="'output-gene'.J115:'output-gene'.J124" chart:label-cell-address="'output-gene'.J114:'output-gene'.J11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Čas výpočtu</text:p>
                <draw:g>
                  <svg:desc>'output-gene'.J114:'output-gene'.J11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output-gene'.H115:'output-gene'.H124</svg:desc>
                </draw:g>
              </table:table-cell>
              <table:table-cell office:value-type="float" office:value="1.3807984">
                <text:p>1.3807984</text:p>
                <draw:g>
                  <svg:desc>'output-gene'.J115:'output-gene'.J12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92313721111111">
                <text:p>2.923137211111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16324734">
                <text:p>2.163247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5759968">
                <text:p>2.57599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22829014">
                <text:p>3.228290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68729166">
                <text:p>2.6872916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30417239999999">
                <text:p>3.304172399999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22405213999999">
                <text:p>3.22405213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3110062">
                <text:p>3.31100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71092630000001">
                <text:p>3.71092630000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19cm" svg:height="10.923cm" xlink:href=".." xlink:type="simple" chart:class="chart:bar" chart:style-name="ch1">
        <chart:title svg:x="7.977cm" svg:y="0.353cm" chart:style-name="ch2">
          <text:p>Relativní chyba</text:p>
        </chart:title>
        <chart:subtitle svg:x="6.241cm" svg:y="1.361cm" chart:style-name="ch3">
          <text:p>v závislosti na pravděpodobnosti mutace</text:p>
        </chart:subtitle>
        <chart:plot-area chart:style-name="ch4" table:cell-range-address="'output-gene'.H128:'output-gene'.I147 'output-gene'.I127:'output-gene'.I127" chart:data-source-has-labels="both" svg:x="1.386cm" svg:y="2.234cm" svg:width="17.645cm" svg:height="7.503cm">
          <chartooo:coordinate-region svg:x="2.328cm" svg:y="2.424cm" svg:width="16.703cm" svg:height="6.684cm"/>
          <chart:axis chart:dimension="x" chart:name="primary-x" chart:style-name="ch5" chartooo:axis-type="auto">
            <chartooo:date-scale/>
            <chart:title svg:x="9.237cm" svg:y="9.956cm" chart:style-name="ch6">
              <text:p>P(mutace) %</text:p>
            </chart:title>
            <chart:categories table:cell-range-address="'output-gene'.H128:'output-gene'.H147"/>
          </chart:axis>
          <chart:axis chart:dimension="y" chart:name="primary-y" chart:style-name="ch7">
            <chart:title svg:x="0.451cm" svg:y="6.789cm" chart:style-name="ch8">
              <text:p>Rel. chyba</text:p>
            </chart:title>
            <chart:grid chart:style-name="ch9" chart:class="major"/>
          </chart:axis>
          <chart:series chart:style-name="ch10" chart:values-cell-range-address="'output-gene'.I128:'output-gene'.I147" chart:label-cell-address="'output-gene'.I127:'output-gene'.I127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. chyba</text:p>
                <draw:g>
                  <svg:desc>'output-gene'.I127:'output-gene'.I12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output-gene'.H128:'output-gene'.H147</svg:desc>
                </draw:g>
              </table:table-cell>
              <table:table-cell office:value-type="float" office:value="0.147378795344921">
                <text:p>0.147378795344921</text:p>
                <draw:g>
                  <svg:desc>'output-gene'.I128:'output-gene'.I14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739947929735025">
                <text:p>0.07399479297350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06010652476726">
                <text:p>0.106010652476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2466555352923">
                <text:p>0.1024665553529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84151143096393">
                <text:p>0.09841511430963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927551694692619">
                <text:p>0.09275516946926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05286527271299">
                <text:p>0.08052865272712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869720433129543">
                <text:p>0.08697204331295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81645340296518">
                <text:p>0.07816453402965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708388654623338">
                <text:p>0.07083886546233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60499911630857">
                <text:p>0.06604999116308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5335383357401">
                <text:p>0.0553353833574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73524896859621">
                <text:p>0.07735248968596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40825797422092">
                <text:p>0.05408257974220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530635224094267">
                <text:p>0.05306352240942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51176877950171">
                <text:p>0.05511768779501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01056769769217">
                <text:p>0.05010567697692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92939615159943">
                <text:p>0.04929396151599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532937308018506">
                <text:p>0.05329373080185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465920144808181">
                <text:p>0.04659201448081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7cm" svg:height="11.417cm" xlink:href=".." xlink:type="simple" chart:class="chart:bar" chart:style-name="ch1">
        <chart:title svg:x="8.739cm" svg:y="0.363cm" chart:style-name="ch2">
          <text:p>Čas výpočtu</text:p>
        </chart:title>
        <chart:subtitle svg:x="6.736cm" svg:y="1.381cm" chart:style-name="ch3">
          <text:p>v závislosti na pravděpodobnisti mutace</text:p>
        </chart:subtitle>
        <chart:legend chart:legend-position="end" svg:x="17.581cm" svg:y="5.418cm" style:legend-expansion="high" chart:style-name="ch4"/>
        <chart:plot-area chart:style-name="ch5" table:cell-range-address="'output-gene'.H127:'output-gene'.H147 'output-gene'.J127:'output-gene'.J147" chart:data-source-has-labels="both" svg:x="1.403cm" svg:y="2.264cm" svg:width="15.773cm" svg:height="7.957cm">
          <chartooo:coordinate-region svg:x="1.855cm" svg:y="2.454cm" svg:width="15.321cm" svg:height="7.138cm"/>
          <chart:axis chart:dimension="x" chart:name="primary-x" chart:style-name="ch6" chartooo:axis-type="auto">
            <chartooo:date-scale/>
            <chart:title svg:x="8.318cm" svg:y="10.45cm" chart:style-name="ch7">
              <text:p>P(mutace) %</text:p>
            </chart:title>
            <chart:categories table:cell-range-address="'output-gene'.H128:'output-gene'.H147"/>
          </chart:axis>
          <chart:axis chart:dimension="y" chart:name="primary-y" chart:style-name="ch8">
            <chart:title svg:x="0.451cm" svg:y="7.168cm" chart:style-name="ch9">
              <text:p>Čas výpočtu</text:p>
            </chart:title>
            <chart:grid chart:style-name="ch10" chart:class="major"/>
          </chart:axis>
          <chart:series chart:style-name="ch11" chart:values-cell-range-address="'output-gene'.J128:'output-gene'.J147" chart:label-cell-address="'output-gene'.J127:'output-gene'.J127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Čas výpočtu</text:p>
                <draw:g>
                  <svg:desc>'output-gene'.J127:'output-gene'.J12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output-gene'.H128:'output-gene'.H147</svg:desc>
                </draw:g>
              </table:table-cell>
              <table:table-cell office:value-type="float" office:value="0.95736592">
                <text:p>0.95736592</text:p>
                <draw:g>
                  <svg:desc>'output-gene'.J128:'output-gene'.J14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13863805052632">
                <text:p>4.138638050526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872321">
                <text:p>2.08723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59329">
                <text:p>2.0593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47431286">
                <text:p>2.474312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64168524">
                <text:p>2.641685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1631128">
                <text:p>3.116311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2935256">
                <text:p>3.29352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37848003999999">
                <text:p>3.378480039999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92254293999997">
                <text:p>3.922542939999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9840716000002">
                <text:p>4.298407160000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54683942444445">
                <text:p>5.546839424444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07789732000001">
                <text:p>4.077897320000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08840620000002">
                <text:p>5.088406200000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23210740000003">
                <text:p>5.232107400000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69538194000003">
                <text:p>5.695381940000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86164213999999">
                <text:p>5.861642139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.92034610000002">
                <text:p>5.920346100000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98304202">
                <text:p>5.983042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.22371657999997">
                <text:p>6.223716579999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